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.84pt"/>
    </style:style>
    <style:style style:name="co2" style:family="table-column">
      <style:table-column-properties fo:break-before="auto" style:column-width="314.31pt"/>
    </style:style>
    <style:style style:name="co3" style:family="table-column">
      <style:table-column-properties fo:break-before="auto" style:column-width="182.61pt"/>
    </style:style>
    <style:style style:name="co4" style:family="table-column">
      <style:table-column-properties fo:break-before="auto" style:column-width="104.8pt"/>
    </style:style>
    <style:style style:name="co5" style:family="table-column">
      <style:table-column-properties fo:break-before="auto" style:column-width="24.6pt"/>
    </style:style>
    <style:style style:name="co6" style:family="table-column">
      <style:table-column-properties fo:break-before="auto" style:column-width="451.64pt"/>
    </style:style>
    <style:style style:name="co7" style:family="table-column">
      <style:table-column-properties fo:break-before="auto" style:column-width="249.99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opic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pic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float" office:value="20661" calcext:value-type="float">
            <text:p>20661</text:p>
          </table:table-cell>
          <table:table-cell table:style-name="ce1" office:value-type="float" office:value="1272" calcext:value-type="float">
            <text:p>1272</text:p>
          </table:table-cell>
          <table:table-cell table:style-name="ce2" office:value-type="date" office:date-value="2013-11-19T00:32:59" calcext:value-type="date">
            <text:p>11/19/2013 0:32:59</text:p>
          </table:table-cell>
          <table:table-cell table:style-name="ce1" office:value-type="string" calcext:value-type="string">
            <text:p>AonymousGuy</text:p>
          </table:table-cell>
          <table:table-cell table:style-name="ce1" office:value-type="string" calcext:value-type="string">
            <text:p>Better Custom Blocks</text:p>
          </table:table-cell>
          <table:table-cell table:style-name="ce3" table:formula="of:=join(&quot;&quot;;&quot;https://scratch.mit.edu/discuss/topic/&quot;;[.A1];&quot;/&quot;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]; &quot;]&quot;; [.E1]; &quot;[/url][/b] [i]by &quot;; [.D1]; &quot; (&quot;; INDIRECT(join(&quot;&quot;;&quot;H&quot;;(MONTH([.C1])))); &quot; '&quot;; RIGHT(YEAR([.C1]);2);&quot;)&quot;; CHAR(10);&quot;[b]Description: [/b]&quot;; [.I1]; CHAR(10); &quot;[small][b]Keywords: [/b]&quot;;[.J1];CHAR(10);&quot;[color=transparent]Tags: &quot;;[.K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Allowing the creation of custom reporters and boolean blocks, as well as local variables and lists that can only be used in custom blocks.</text:p>
          </table:table-cell>
          <table:table-cell table:style-name="ce5"/>
          <table:table-cell table:style-name="ce5" table:formula="of:=CHAR(32)" office:value-type="string" office:string-value=" " calcext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1" office:value-type="float" office:value="10153" calcext:value-type="float">
            <text:p>10153</text:p>
          </table:table-cell>
          <table:table-cell table:style-name="ce1" office:value-type="float" office:value="923" calcext:value-type="float">
            <text:p>923</text:p>
          </table:table-cell>
          <table:table-cell table:style-name="ce2" office:value-type="date" office:date-value="2013-07-06T18:52:18" calcext:value-type="date">
            <text:p>7/6/2013 18:52:18</text:p>
          </table:table-cell>
          <table:table-cell table:style-name="ce1" office:value-type="string" calcext:value-type="string">
            <text:p>zorket</text:p>
          </table:table-cell>
          <table:table-cell table:style-name="ce1" office:value-type="string" calcext:value-type="string">
            <text:p>Bridge Variables (5 Year Anniversary)</text:p>
          </table:table-cell>
          <table:table-cell table:style-name="ce3" table:formula="of:=join(&quot;&quot;;&quot;https://scratch.mit.edu/discuss/topic/&quot;;[.A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]; &quot;]&quot;; [.E2]; &quot;[/url][/b] [i]by &quot;; [.D2]; &quot; (&quot;; INDIRECT(join(&quot;&quot;;&quot;H&quot;;(MONTH([.C2])))); &quot; '&quot;; RIGHT(YEAR([.C2]);2);&quot;)&quot;; CHAR(10);&quot;[b]Description: [/b]&quot;; [.I2]; CHAR(10); &quot;[small][b]Keywords: [/b]&quot;;[.J2];CHAR(10);&quot;[color=transparent]Tags: &quot;;[.K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Allowing the creation and importing of variables that can transfer data between the user's projects.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float" office:value="217797" calcext:value-type="float">
            <text:p>217797</text:p>
          </table:table-cell>
          <table:table-cell table:style-name="ce1" office:value-type="float" office:value="920" calcext:value-type="float">
            <text:p>920</text:p>
          </table:table-cell>
          <table:table-cell table:style-name="ce2" office:value-type="date" office:date-value="2016-09-14T08:53:14" calcext:value-type="date">
            <text:p>9/14/2016 8:53:14</text:p>
          </table:table-cell>
          <table:table-cell table:style-name="ce1" office:value-type="string" calcext:value-type="string">
            <text:p>Techno-CAT</text:p>
          </table:table-cell>
          <table:table-cell table:style-name="ce1" office:value-type="string" calcext:value-type="string">
            <text:p>make a scratch editor dark theme</text:p>
          </table:table-cell>
          <table:table-cell table:style-name="ce3" table:formula="of:=join(&quot;&quot;;&quot;https://scratch.mit.edu/discuss/topic/&quot;;[.A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]; &quot;]&quot;; [.E3]; &quot;[/url][/b] [i]by &quot;; [.D3]; &quot; (&quot;; INDIRECT(join(&quot;&quot;;&quot;H&quot;;(MONTH([.C3])))); &quot; '&quot;; RIGHT(YEAR([.C3]);2);&quot;)&quot;; CHAR(10);&quot;[b]Description: [/b]&quot;; [.I3]; CHAR(10); &quot;[small][b]Keywords: [/b]&quot;;[.J3];CHAR(10);&quot;[color=transparent]Tags: &quot;;[.K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n option to have a dark theme on the Scratch site and editor.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float" office:value="56422" calcext:value-type="float">
            <text:p>56422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date" office:date-value="2014-10-08T21:48:22" calcext:value-type="date">
            <text:p>10/8/2014 21:48:22</text:p>
          </table:table-cell>
          <table:table-cell table:style-name="ce1" office:value-type="string" calcext:value-type="string">
            <text:p>Yllie</text:p>
          </table:table-cell>
          <table:table-cell table:style-name="ce1" office:value-type="string" calcext:value-type="string">
            <text:p>A way to filter messages! (300+ supporters)</text:p>
          </table:table-cell>
          <table:table-cell table:style-name="ce3" table:formula="of:=join(&quot;&quot;;&quot;https://scratch.mit.edu/discuss/topic/&quot;;[.A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]; &quot;]&quot;; [.E4]; &quot;[/url][/b] [i]by &quot;; [.D4]; &quot; (&quot;; INDIRECT(join(&quot;&quot;;&quot;H&quot;;(MONTH([.C4])))); &quot; '&quot;; RIGHT(YEAR([.C4]);2);&quot;)&quot;; CHAR(10);&quot;[b]Description: [/b]&quot;; [.I4]; CHAR(10); &quot;[small][b]Keywords: [/b]&quot;;[.J4];CHAR(10);&quot;[color=transparent]Tags: &quot;;[.K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An option to choose which types of messages the user gets notified about, and the ability to search through messages.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float" office:value="112052" calcext:value-type="float">
            <text:p>112052</text:p>
          </table:table-cell>
          <table:table-cell table:style-name="ce1" office:value-type="float" office:value="569" calcext:value-type="float">
            <text:p>569</text:p>
          </table:table-cell>
          <table:table-cell table:style-name="ce2" office:value-type="date" office:date-value="2015-05-02T03:55:30" calcext:value-type="date">
            <text:p>5/2/2015 3:55:30</text:p>
          </table:table-cell>
          <table:table-cell table:style-name="ce1" office:value-type="string" calcext:value-type="string">
            <text:p>zlivvy</text:p>
          </table:table-cell>
          <table:table-cell table:style-name="ce1" office:value-type="string" calcext:value-type="string">
            <text:p>Customizable Profile Wallpaper!</text:p>
          </table:table-cell>
          <table:table-cell table:style-name="ce3" table:formula="of:=join(&quot;&quot;;&quot;https://scratch.mit.edu/discuss/topic/&quot;;[.A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]; &quot;]&quot;; [.E5]; &quot;[/url][/b] [i]by &quot;; [.D5]; &quot; (&quot;; INDIRECT(join(&quot;&quot;;&quot;H&quot;;(MONTH([.C5])))); &quot; '&quot;; RIGHT(YEAR([.C5]);2);&quot;)&quot;; CHAR(10);&quot;[b]Description: [/b]&quot;; [.I5]; CHAR(10); &quot;[small][b]Keywords: [/b]&quot;;[.J5];CHAR(10);&quot;[color=transparent]Tags: &quot;;[.K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An option to set a wallpaper on the user's profile by having an image tile over it, and a report option for wallpaper.</text:p>
          </table:table-cell>
          <table:table-cell table:number-columns-repeated="1015"/>
        </table:table-row>
        <table:table-row table:style-name="ro1">
          <table:table-cell table:style-name="ce1" office:value-type="float" office:value="195758" calcext:value-type="float">
            <text:p>195758</text:p>
          </table:table-cell>
          <table:table-cell table:style-name="ce1" office:value-type="float" office:value="556" calcext:value-type="float">
            <text:p>556</text:p>
          </table:table-cell>
          <table:table-cell table:style-name="ce2" office:value-type="date" office:date-value="2016-04-25T00:16:24" calcext:value-type="date">
            <text:p>4/25/2016 0:16:24</text:p>
          </table:table-cell>
          <table:table-cell table:style-name="ce1" office:value-type="string" calcext:value-type="string">
            <text:p>Bright-Idea</text:p>
          </table:table-cell>
          <table:table-cell table:style-name="ce1" office:value-type="string" calcext:value-type="string">
            <text:p>RGB or Hex input for colors in Bitmap and Vector</text:p>
          </table:table-cell>
          <table:table-cell table:style-name="ce3" table:formula="of:=join(&quot;&quot;;&quot;https://scratch.mit.edu/discuss/topic/&quot;;[.A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]; &quot;]&quot;; [.E6]; &quot;[/url][/b] [i]by &quot;; [.D6]; &quot; (&quot;; INDIRECT(join(&quot;&quot;;&quot;H&quot;;(MONTH([.C6])))); &quot; '&quot;; RIGHT(YEAR([.C6]);2);&quot;)&quot;; CHAR(10);&quot;[b]Description: [/b]&quot;; [.I6]; CHAR(10); &quot;[small][b]Keywords: [/b]&quot;;[.J6];CHAR(10);&quot;[color=transparent]Tags: &quot;;[.K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The ability to set a color in the paint editor with an RGB hex code.</text:p>
          </table:table-cell>
          <table:table-cell table:number-columns-repeated="1015"/>
        </table:table-row>
        <table:table-row table:style-name="ro1">
          <table:table-cell table:style-name="ce1" office:value-type="float" office:value="20110" calcext:value-type="float">
            <text:p>20110</text:p>
          </table:table-cell>
          <table:table-cell table:style-name="ce1" office:value-type="float" office:value="542" calcext:value-type="float">
            <text:p>542</text:p>
          </table:table-cell>
          <table:table-cell table:style-name="ce2" office:value-type="date" office:date-value="2013-11-12T03:34:36" calcext:value-type="date">
            <text:p>11/12/2013 3:34:36</text:p>
          </table:table-cell>
          <table:table-cell table:style-name="ce1" office:value-type="string" calcext:value-type="string">
            <text:p>darkness3560</text:p>
          </table:table-cell>
          <table:table-cell table:style-name="ce1" office:value-type="string" calcext:value-type="string">
            <text:p>New default avatar</text:p>
          </table:table-cell>
          <table:table-cell table:style-name="ce3" table:formula="of:=join(&quot;&quot;;&quot;https://scratch.mit.edu/discuss/topic/&quot;;[.A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]; &quot;]&quot;; [.E7]; &quot;[/url][/b] [i]by &quot;; [.D7]; &quot; (&quot;; INDIRECT(join(&quot;&quot;;&quot;H&quot;;(MONTH([.C7])))); &quot; '&quot;; RIGHT(YEAR([.C7]);2);&quot;)&quot;; CHAR(10);&quot;[b]Description: [/b]&quot;; [.I7]; CHAR(10); &quot;[small][b]Keywords: [/b]&quot;;[.J7];CHAR(10);&quot;[color=transparent]Tags: &quot;;[.K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Change the default icon for new accounts to a more modern design.</text:p>
          </table:table-cell>
          <table:table-cell table:number-columns-repeated="1015"/>
        </table:table-row>
        <table:table-row table:style-name="ro1">
          <table:table-cell table:style-name="ce1" office:value-type="float" office:value="118780" calcext:value-type="float">
            <text:p>118780</text:p>
          </table:table-cell>
          <table:table-cell table:style-name="ce1" office:value-type="float" office:value="462" calcext:value-type="float">
            <text:p>462</text:p>
          </table:table-cell>
          <table:table-cell table:style-name="ce2" office:value-type="date" office:date-value="2015-05-24T21:25:21" calcext:value-type="date">
            <text:p>5/24/2015 21:25:21</text:p>
          </table:table-cell>
          <table:table-cell table:style-name="ce1" office:value-type="string" calcext:value-type="string">
            <text:p>thelucariokid</text:p>
          </table:table-cell>
          <table:table-cell table:style-name="ce1" office:value-type="string" calcext:value-type="string">
            <text:p>Bring back User ID block!</text:p>
          </table:table-cell>
          <table:table-cell table:style-name="ce3" table:formula="of:=join(&quot;&quot;;&quot;https://scratch.mit.edu/discuss/topic/&quot;;[.A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8]; &quot;]&quot;; [.E8]; &quot;[/url][/b] [i]by &quot;; [.D8]; &quot; (&quot;; INDIRECT(join(&quot;&quot;;&quot;H&quot;;(MONTH([.C8])))); &quot; '&quot;; RIGHT(YEAR([.C8]);2);&quot;)&quot;; CHAR(10);&quot;[b]Description: [/b]&quot;; [.I8]; CHAR(10); &quot;[small][b]Keywords: [/b]&quot;;[.J8];CHAR(10);&quot;[color=transparent]Tags: &quot;;[.K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4" office:value-type="string" calcext:value-type="string">
            <text:p>Add a block that assigns each user a unique ID when they start the project, and stays with that user forever.</text:p>
          </table:table-cell>
          <table:table-cell table:number-columns-repeated="1015"/>
        </table:table-row>
        <table:table-row table:style-name="ro1">
          <table:table-cell table:style-name="ce1" office:value-type="float" office:value="4109" calcext:value-type="float">
            <text:p>4109</text:p>
          </table:table-cell>
          <table:table-cell table:style-name="ce1" office:value-type="float" office:value="445" calcext:value-type="float">
            <text:p>445</text:p>
          </table:table-cell>
          <table:table-cell table:style-name="ce2" office:value-type="date" office:date-value="2013-04-23T17:02:09" calcext:value-type="date">
            <text:p>4/23/2013 17:02:09</text:p>
          </table:table-cell>
          <table:table-cell table:style-name="ce1" office:value-type="string" calcext:value-type="string">
            <text:p>iTweak0r</text:p>
          </table:table-cell>
          <table:table-cell table:style-name="ce1" office:value-type="string" calcext:value-type="string">
            <text:p>suggestion to help with GO TO URL block problem</text:p>
          </table:table-cell>
          <table:table-cell table:style-name="ce3" table:formula="of:=join(&quot;&quot;;&quot;https://scratch.mit.edu/discuss/topic/&quot;;[.A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9]; &quot;]&quot;; [.E9]; &quot;[/url][/b] [i]by &quot;; [.D9]; &quot; (&quot;; INDIRECT(join(&quot;&quot;;&quot;H&quot;;(MONTH([.C9])))); &quot; '&quot;; RIGHT(YEAR([.C9]);2);&quot;)&quot;; CHAR(10);&quot;[b]Description: [/b]&quot;; [.I9]; CHAR(10); &quot;[small][b]Keywords: [/b]&quot;;[.J9];CHAR(10);&quot;[color=transparent]Tags: &quot;;[.K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4" office:value-type="string" calcext:value-type="string">
            <text:p>Add a block that redirects the user to a page on the Scratch site with their consent.</text:p>
          </table:table-cell>
          <table:table-cell table:number-columns-repeated="1015"/>
        </table:table-row>
        <table:table-row table:style-name="ro1">
          <table:table-cell table:style-name="ce1" office:value-type="float" office:value="38198" calcext:value-type="float">
            <text:p>38198</text:p>
          </table:table-cell>
          <table:table-cell table:style-name="ce1" office:value-type="float" office:value="444" calcext:value-type="float">
            <text:p>444</text:p>
          </table:table-cell>
          <table:table-cell table:style-name="ce2" office:value-type="date" office:date-value="2014-05-08T13:24:05" calcext:value-type="date">
            <text:p>5/8/2014 13:24:05</text:p>
          </table:table-cell>
          <table:table-cell table:style-name="ce1" office:value-type="string" calcext:value-type="string">
            <text:p>NolanAwesome</text:p>
          </table:table-cell>
          <table:table-cell table:style-name="ce1" office:value-type="string" calcext:value-type="string">
            <text:p>Featured users</text:p>
          </table:table-cell>
          <table:table-cell table:style-name="ce3" table:formula="of:=join(&quot;&quot;;&quot;https://scratch.mit.edu/discuss/topic/&quot;;[.A1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0]; &quot;]&quot;; [.E10]; &quot;[/url][/b] [i]by &quot;; [.D10]; &quot; (&quot;; INDIRECT(join(&quot;&quot;;&quot;H&quot;;(MONTH([.C10])))); &quot; '&quot;; RIGHT(YEAR([.C10]);2);&quot;)&quot;; CHAR(10);&quot;[b]Description: [/b]&quot;; [.I10]; CHAR(10); &quot;[small][b]Keywords: [/b]&quot;;[.J10];CHAR(10);&quot;[color=transparent]Tags: &quot;;[.K1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A section on the front page dedicated to featuring one or more users.</text:p>
          </table:table-cell>
          <table:table-cell table:number-columns-repeated="1015"/>
        </table:table-row>
        <table:table-row table:style-name="ro1">
          <table:table-cell table:style-name="ce1" office:value-type="float" office:value="41402" calcext:value-type="float">
            <text:p>41402</text:p>
          </table:table-cell>
          <table:table-cell table:style-name="ce1" office:value-type="float" office:value="432" calcext:value-type="float">
            <text:p>432</text:p>
          </table:table-cell>
          <table:table-cell table:style-name="ce2" office:value-type="date" office:date-value="2014-06-06T03:50:32" calcext:value-type="date">
            <text:p>6/6/2014 3:50:32</text:p>
          </table:table-cell>
          <table:table-cell table:style-name="ce1" office:value-type="string" calcext:value-type="string">
            <text:p>ThePancakeMan</text:p>
          </table:table-cell>
          <table:table-cell table:style-name="ce1" office:value-type="string" calcext:value-type="string">
            <text:p>Sticky Comments</text:p>
          </table:table-cell>
          <table:table-cell table:style-name="ce3" table:formula="of:=join(&quot;&quot;;&quot;https://scratch.mit.edu/discuss/topic/&quot;;[.A1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1]; &quot;]&quot;; [.E11]; &quot;[/url][/b] [i]by &quot;; [.D11]; &quot; (&quot;; INDIRECT(join(&quot;&quot;;&quot;H&quot;;(MONTH([.C11])))); &quot; '&quot;; RIGHT(YEAR([.C11]);2);&quot;)&quot;; CHAR(10);&quot;[b]Description: [/b]&quot;; [.I11]; CHAR(10); &quot;[small][b]Keywords: [/b]&quot;;[.J11];CHAR(10);&quot;[color=transparent]Tags: &quot;;[.K1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The ability to "pin" comments in comment sections so they stay on the top of the comment section.</text:p>
          </table:table-cell>
          <table:table-cell table:number-columns-repeated="1015"/>
        </table:table-row>
        <table:table-row table:style-name="ro1">
          <table:table-cell table:style-name="ce1" office:value-type="float" office:value="211250" calcext:value-type="float">
            <text:p>211250</text:p>
          </table:table-cell>
          <table:table-cell table:style-name="ce1" office:value-type="float" office:value="412" calcext:value-type="float">
            <text:p>412</text:p>
          </table:table-cell>
          <table:table-cell table:style-name="ce2" office:value-type="date" office:date-value="2016-07-30T16:40:45" calcext:value-type="date">
            <text:p>7/30/2016 16:40:45</text:p>
          </table:table-cell>
          <table:table-cell table:style-name="ce1" office:value-type="string" calcext:value-type="string">
            <text:p>LP_Play</text:p>
          </table:table-cell>
          <table:table-cell table:style-name="ce1" office:value-type="string" calcext:value-type="string">
            <text:p>CloneAlert idea</text:p>
          </table:table-cell>
          <table:table-cell table:style-name="ce3" table:formula="of:=join(&quot;&quot;;&quot;https://scratch.mit.edu/discuss/topic/&quot;;[.A1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2]; &quot;]&quot;; [.E12]; &quot;[/url][/b] [i]by &quot;; [.D12]; &quot; (&quot;; INDIRECT(join(&quot;&quot;;&quot;H&quot;;(MONTH([.C12])))); &quot; '&quot;; RIGHT(YEAR([.C12]);2);&quot;)&quot;; CHAR(10);&quot;[b]Description: [/b]&quot;; [.I12]; CHAR(10); &quot;[small][b]Keywords: [/b]&quot;;[.J12];CHAR(10);&quot;[color=transparent]Tags: &quot;;[.K1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A system to automatically stop remixes with little to no changes.</text:p>
          </table:table-cell>
          <table:table-cell table:number-columns-repeated="1015"/>
        </table:table-row>
        <table:table-row table:style-name="ro1">
          <table:table-cell table:style-name="ce1" office:value-type="float" office:value="47360" calcext:value-type="float">
            <text:p>47360</text:p>
          </table:table-cell>
          <table:table-cell table:style-name="ce1" office:value-type="float" office:value="391" calcext:value-type="float">
            <text:p>391</text:p>
          </table:table-cell>
          <table:table-cell table:style-name="ce2" office:value-type="date" office:date-value="2014-07-29T17:12:31" calcext:value-type="date">
            <text:p>7/29/2014 17:12:31</text:p>
          </table:table-cell>
          <table:table-cell table:style-name="ce1" office:value-type="string" calcext:value-type="string">
            <text:p>theonlygusti</text:p>
          </table:table-cell>
          <table:table-cell table:style-name="ce1" office:value-type="string" calcext:value-type="string">
            <text:p>Best block idea! Organise code [CODE SECTIONS]</text:p>
          </table:table-cell>
          <table:table-cell table:style-name="ce3" table:formula="of:=join(&quot;&quot;;&quot;https://scratch.mit.edu/discuss/topic/&quot;;[.A1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3]; &quot;]&quot;; [.E13]; &quot;[/url][/b] [i]by &quot;; [.D13]; &quot; (&quot;; INDIRECT(join(&quot;&quot;;&quot;H&quot;;(MONTH([.C13])))); &quot; '&quot;; RIGHT(YEAR([.C13]);2);&quot;)&quot;; CHAR(10);&quot;[b]Description: [/b]&quot;; [.I13]; CHAR(10); &quot;[small][b]Keywords: [/b]&quot;;[.J13];CHAR(10);&quot;[color=transparent]Tags: &quot;;[.K1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4" office:value-type="string" calcext:value-type="string">
            <text:p>Add a block that can be used to label, condense, and organize code.</text:p>
          </table:table-cell>
          <table:table-cell table:number-columns-repeated="1015"/>
        </table:table-row>
        <table:table-row table:style-name="ro1">
          <table:table-cell table:style-name="ce1" office:value-type="float" office:value="368914" calcext:value-type="float">
            <text:p>368914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date" office:date-value="2019-09-05T05:58:06" calcext:value-type="date">
            <text:p>9/5/2019 5:58:06</text:p>
          </table:table-cell>
          <table:table-cell table:style-name="ce1" office:value-type="string" calcext:value-type="string">
            <text:p>MClovers</text:p>
          </table:table-cell>
          <table:table-cell table:style-name="ce1" office:value-type="string" calcext:value-type="string">
            <text:p>Allowing other image hosting sites incase CubeUpload shuts down</text:p>
          </table:table-cell>
          <table:table-cell table:style-name="ce3" table:formula="of:=join(&quot;&quot;;&quot;https://scratch.mit.edu/discuss/topic/&quot;;[.A1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4]; &quot;]&quot;; [.E14]; &quot;[/url][/b] [i]by &quot;; [.D14]; &quot; (&quot;; INDIRECT(join(&quot;&quot;;&quot;H&quot;;(MONTH([.C14])))); &quot; '&quot;; RIGHT(YEAR([.C14]);2);&quot;)&quot;; CHAR(10);&quot;[b]Description: [/b]&quot;; [.I14]; CHAR(10); &quot;[small][b]Keywords: [/b]&quot;;[.J14];CHAR(10);&quot;[color=transparent]Tags: &quot;;[.K1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Whitelisting other external image hosting sites on the forums other than Cubeupload.</text:p>
          </table:table-cell>
          <table:table-cell table:number-columns-repeated="1015"/>
        </table:table-row>
        <table:table-row table:style-name="ro1">
          <table:table-cell table:style-name="ce1" office:value-type="float" office:value="195889" calcext:value-type="float">
            <text:p>195889</text:p>
          </table:table-cell>
          <table:table-cell table:style-name="ce1" office:value-type="float" office:value="337" calcext:value-type="float">
            <text:p>337</text:p>
          </table:table-cell>
          <table:table-cell table:style-name="ce2" office:value-type="date" office:date-value="2016-04-25T23:38:06" calcext:value-type="date">
            <text:p>4/25/2016 23:38:06</text:p>
          </table:table-cell>
          <table:table-cell table:style-name="ce1" office:value-type="string" calcext:value-type="string">
            <text:p>Jonathan50</text:p>
          </table:table-cell>
          <table:table-cell table:style-name="ce1" office:value-type="string" calcext:value-type="string">
            <text:p>First-class procedures and custom reporters</text:p>
          </table:table-cell>
          <table:table-cell table:style-name="ce3" table:formula="of:=join(&quot;&quot;;&quot;https://scratch.mit.edu/discuss/topic/&quot;;[.A1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5]; &quot;]&quot;; [.E15]; &quot;[/url][/b] [i]by &quot;; [.D15]; &quot; (&quot;; INDIRECT(join(&quot;&quot;;&quot;H&quot;;(MONTH([.C15])))); &quot; '&quot;; RIGHT(YEAR([.C15]);2);&quot;)&quot;; CHAR(10);&quot;[b]Description: [/b]&quot;; [.I15]; CHAR(10); &quot;[small][b]Keywords: [/b]&quot;;[.J15];CHAR(10);&quot;[color=transparent]Tags: &quot;;[.K1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280433" calcext:value-type="float">
            <text:p>280433</text:p>
          </table:table-cell>
          <table:table-cell table:style-name="ce1" office:value-type="float" office:value="334" calcext:value-type="float">
            <text:p>334</text:p>
          </table:table-cell>
          <table:table-cell table:style-name="ce2" office:value-type="date" office:date-value="2017-10-23T15:16:17" calcext:value-type="date">
            <text:p>10/23/2017 15:16:17</text:p>
          </table:table-cell>
          <table:table-cell table:style-name="ce1" office:value-type="string" calcext:value-type="string">
            <text:p>UncommonOyster</text:p>
          </table:table-cell>
          <table:table-cell table:style-name="ce1" office:value-type="string" calcext:value-type="string">
            <text:p>Have The Ability To 'Change' Your Gender In Settings</text:p>
          </table:table-cell>
          <table:table-cell table:style-name="ce3" table:formula="of:=join(&quot;&quot;;&quot;https://scratch.mit.edu/discuss/topic/&quot;;[.A1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6]; &quot;]&quot;; [.E16]; &quot;[/url][/b] [i]by &quot;; [.D16]; &quot; (&quot;; INDIRECT(join(&quot;&quot;;&quot;H&quot;;(MONTH([.C16])))); &quot; '&quot;; RIGHT(YEAR([.C16]);2);&quot;)&quot;; CHAR(10);&quot;[b]Description: [/b]&quot;; [.I16]; CHAR(10); &quot;[small][b]Keywords: [/b]&quot;;[.J16];CHAR(10);&quot;[color=transparent]Tags: &quot;;[.K1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closed</text:p>
          </table:table-cell>
          <table:table-cell table:number-columns-repeated="1015"/>
        </table:table-row>
        <table:table-row table:style-name="ro1">
          <table:table-cell table:style-name="ce1" office:value-type="float" office:value="22060" calcext:value-type="float">
            <text:p>22060</text:p>
          </table:table-cell>
          <table:table-cell table:style-name="ce1" office:value-type="float" office:value="322" calcext:value-type="float">
            <text:p>322</text:p>
          </table:table-cell>
          <table:table-cell table:style-name="ce2" office:value-type="date" office:date-value="2013-12-04T21:50:14" calcext:value-type="date">
            <text:p>12/4/2013 21:50:14</text:p>
          </table:table-cell>
          <table:table-cell table:style-name="ce1" office:value-type="string" calcext:value-type="string">
            <text:p>mathfreak231</text:p>
          </table:table-cell>
          <table:table-cell table:style-name="ce1" office:value-type="string" calcext:value-type="string">
            <text:p>Add button to demote managers</text:p>
          </table:table-cell>
          <table:table-cell table:style-name="ce3" table:formula="of:=join(&quot;&quot;;&quot;https://scratch.mit.edu/discuss/topic/&quot;;[.A1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7]; &quot;]&quot;; [.E17]; &quot;[/url][/b] [i]by &quot;; [.D17]; &quot; (&quot;; INDIRECT(join(&quot;&quot;;&quot;H&quot;;(MONTH([.C17])))); &quot; '&quot;; RIGHT(YEAR([.C17]);2);&quot;)&quot;; CHAR(10);&quot;[b]Description: [/b]&quot;; [.I17]; CHAR(10); &quot;[small][b]Keywords: [/b]&quot;;[.J17];CHAR(10);&quot;[color=transparent]Tags: &quot;;[.K1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The ability to demote someone from manager to curator in a studio with a button.</text:p>
          </table:table-cell>
          <table:table-cell table:number-columns-repeated="1015"/>
        </table:table-row>
        <table:table-row table:style-name="ro1">
          <table:table-cell table:style-name="ce1" office:value-type="float" office:value="349715" calcext:value-type="float">
            <text:p>349715</text:p>
          </table:table-cell>
          <table:table-cell table:style-name="ce1" office:value-type="float" office:value="313" calcext:value-type="float">
            <text:p>313</text:p>
          </table:table-cell>
          <table:table-cell table:style-name="ce2" office:value-type="date" office:date-value="2019-05-02T21:20:48" calcext:value-type="date">
            <text:p>5/2/2019 21:20:48</text:p>
          </table:table-cell>
          <table:table-cell table:style-name="ce1" office:value-type="string" calcext:value-type="string">
            <text:p>StevenTheSquare</text:p>
          </table:table-cell>
          <table:table-cell table:style-name="ce1" office:value-type="string" calcext:value-type="string">
            <text:p>Customizable permission settings for studio curators and managers</text:p>
          </table:table-cell>
          <table:table-cell table:style-name="ce3" table:formula="of:=join(&quot;&quot;;&quot;https://scratch.mit.edu/discuss/topic/&quot;;[.A1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8]; &quot;]&quot;; [.E18]; &quot;[/url][/b] [i]by &quot;; [.D18]; &quot; (&quot;; INDIRECT(join(&quot;&quot;;&quot;H&quot;;(MONTH([.C18])))); &quot; '&quot;; RIGHT(YEAR([.C18]);2);&quot;)&quot;; CHAR(10);&quot;[b]Description: [/b]&quot;; [.I18]; CHAR(10); &quot;[small][b]Keywords: [/b]&quot;;[.J18];CHAR(10);&quot;[color=transparent]Tags: &quot;;[.K1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The ability to set customize studio ranks by granting them various perks and abilities.</text:p>
          </table:table-cell>
          <table:table-cell table:number-columns-repeated="1015"/>
        </table:table-row>
        <table:table-row table:style-name="ro1">
          <table:table-cell table:style-name="ce1" office:value-type="float" office:value="87548" calcext:value-type="float">
            <text:p>87548</text:p>
          </table:table-cell>
          <table:table-cell table:style-name="ce1" office:value-type="float" office:value="306" calcext:value-type="float">
            <text:p>306</text:p>
          </table:table-cell>
          <table:table-cell table:style-name="ce2" office:value-type="date" office:date-value="2015-02-06T20:11:48" calcext:value-type="date">
            <text:p>2/6/2015 20:11:48</text:p>
          </table:table-cell>
          <table:table-cell table:style-name="ce1" office:value-type="string" calcext:value-type="string">
            <text:p>epninja</text:p>
          </table:table-cell>
          <table:table-cell table:style-name="ce1" office:value-type="string" calcext:value-type="string">
            <text:p>Cached Variables!! [Saved Games!] / Locally Saved Variables</text:p>
          </table:table-cell>
          <table:table-cell table:style-name="ce3" table:formula="of:=join(&quot;&quot;;&quot;https://scratch.mit.edu/discuss/topic/&quot;;[.A1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9]; &quot;]&quot;; [.E19]; &quot;[/url][/b] [i]by &quot;; [.D19]; &quot; (&quot;; INDIRECT(join(&quot;&quot;;&quot;H&quot;;(MONTH([.C19])))); &quot; '&quot;; RIGHT(YEAR([.C19]);2);&quot;)&quot;; CHAR(10);&quot;[b]Description: [/b]&quot;; [.I19]; CHAR(10); &quot;[small][b]Keywords: [/b]&quot;;[.J19];CHAR(10);&quot;[color=transparent]Tags: &quot;;[.K1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llowing the creation of variables that save locally to the user's browser.</text:p>
          </table:table-cell>
          <table:table-cell table:number-columns-repeated="1015"/>
        </table:table-row>
        <table:table-row table:style-name="ro1">
          <table:table-cell table:style-name="ce1" office:value-type="float" office:value="349380" calcext:value-type="float">
            <text:p>349380</text:p>
          </table:table-cell>
          <table:table-cell table:style-name="ce1" office:value-type="float" office:value="304" calcext:value-type="float">
            <text:p>304</text:p>
          </table:table-cell>
          <table:table-cell table:style-name="ce2" office:value-type="date" office:date-value="2019-04-30T00:41:22" calcext:value-type="date">
            <text:p>4/30/2019 0:41:22</text:p>
          </table:table-cell>
          <table:table-cell table:style-name="ce1" office:value-type="string" calcext:value-type="string">
            <text:p>VFDan</text:p>
          </table:table-cell>
          <table:table-cell table:style-name="ce1" office:value-type="string" calcext:value-type="string">
            <text:p>Make the forum blocks 3.0</text:p>
          </table:table-cell>
          <table:table-cell table:style-name="ce3" table:formula="of:=join(&quot;&quot;;&quot;https://scratch.mit.edu/discuss/topic/&quot;;[.A2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0]; &quot;]&quot;; [.E20]; &quot;[/url][/b] [i]by &quot;; [.D20]; &quot; (&quot;; INDIRECT(join(&quot;&quot;;&quot;H&quot;;(MONTH([.C20])))); &quot; '&quot;; RIGHT(YEAR([.C20]);2);&quot;)&quot;; CHAR(10);&quot;[b]Description: [/b]&quot;; [.I20]; CHAR(10); &quot;[small][b]Keywords: [/b]&quot;;[.J20];CHAR(10);&quot;[color=transparent]Tags: &quot;;[.K2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Update the scratchblocks plug-in used in the forums to the 3.0 styling and supporting the new blocks.</text:p>
          </table:table-cell>
          <table:table-cell table:number-columns-repeated="1015"/>
        </table:table-row>
        <table:table-row table:style-name="ro1">
          <table:table-cell table:style-name="ce1" office:value-type="float" office:value="4762" calcext:value-type="float">
            <text:p>4762</text:p>
          </table:table-cell>
          <table:table-cell table:style-name="ce1" office:value-type="float" office:value="303" calcext:value-type="float">
            <text:p>303</text:p>
          </table:table-cell>
          <table:table-cell table:style-name="ce2" office:value-type="date" office:date-value="2013-05-10T09:06:29" calcext:value-type="date">
            <text:p>5/10/2013 9:06:29</text:p>
          </table:table-cell>
          <table:table-cell table:style-name="ce1" office:value-type="string" calcext:value-type="string">
            <text:p>griffpatch</text:p>
          </table:table-cell>
          <table:table-cell table:style-name="ce1" office:value-type="string" calcext:value-type="string">
            <text:p>Option to allow sprites to move off the screen</text:p>
          </table:table-cell>
          <table:table-cell table:style-name="ce3" table:formula="of:=join(&quot;&quot;;&quot;https://scratch.mit.edu/discuss/topic/&quot;;[.A2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1]; &quot;]&quot;; [.E21]; &quot;[/url][/b] [i]by &quot;; [.D21]; &quot; (&quot;; INDIRECT(join(&quot;&quot;;&quot;H&quot;;(MONTH([.C21])))); &quot; '&quot;; RIGHT(YEAR([.C21]);2);&quot;)&quot;; CHAR(10);&quot;[b]Description: [/b]&quot;; [.I21]; CHAR(10); &quot;[small][b]Keywords: [/b]&quot;;[.J21];CHAR(10);&quot;[color=transparent]Tags: &quot;;[.K2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The ability to allow sprites to go fully off the stage, without stopping mid-way.</text:p>
          </table:table-cell>
          <table:table-cell table:number-columns-repeated="1015"/>
        </table:table-row>
        <table:table-row table:style-name="ro1">
          <table:table-cell table:style-name="ce1" office:value-type="float" office:value="30208" calcext:value-type="float">
            <text:p>30208</text:p>
          </table:table-cell>
          <table:table-cell table:style-name="ce1" office:value-type="float" office:value="295" calcext:value-type="float">
            <text:p>295</text:p>
          </table:table-cell>
          <table:table-cell table:style-name="ce2" office:value-type="date" office:date-value="2014-02-20T00:49:45" calcext:value-type="date">
            <text:p>2/20/2014 0:49:45</text:p>
          </table:table-cell>
          <table:table-cell table:style-name="ce1" office:value-type="string" calcext:value-type="string">
            <text:p>Blaze349</text:p>
          </table:table-cell>
          <table:table-cell table:style-name="ce1" office:value-type="string" calcext:value-type="string">
            <text:p>Collaborations(*Too many to count* Supporters)</text:p>
          </table:table-cell>
          <table:table-cell table:style-name="ce3" table:formula="of:=join(&quot;&quot;;&quot;https://scratch.mit.edu/discuss/topic/&quot;;[.A2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2]; &quot;]&quot;; [.E22]; &quot;[/url][/b] [i]by &quot;; [.D22]; &quot; (&quot;; INDIRECT(join(&quot;&quot;;&quot;H&quot;;(MONTH([.C22])))); &quot; '&quot;; RIGHT(YEAR([.C22]);2);&quot;)&quot;; CHAR(10);&quot;[b]Description: [/b]&quot;; [.I22]; CHAR(10); &quot;[small][b]Keywords: [/b]&quot;;[.J22];CHAR(10);&quot;[color=transparent]Tags: &quot;;[.K2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43677" calcext:value-type="float">
            <text:p>43677</text:p>
          </table:table-cell>
          <table:table-cell table:style-name="ce1" office:value-type="float" office:value="289" calcext:value-type="float">
            <text:p>289</text:p>
          </table:table-cell>
          <table:table-cell table:style-name="ce2" office:value-type="date" office:date-value="2014-06-26T18:07:49" calcext:value-type="date">
            <text:p>6/26/2014 18:07:49</text:p>
          </table:table-cell>
          <table:table-cell table:style-name="ce1" office:value-type="string" calcext:value-type="string">
            <text:p>Z-zap</text:p>
          </table:table-cell>
          <table:table-cell table:style-name="ce1" office:value-type="string" calcext:value-type="string">
            <text:p>Liking/upvoting comments</text:p>
          </table:table-cell>
          <table:table-cell table:style-name="ce3" table:formula="of:=join(&quot;&quot;;&quot;https://scratch.mit.edu/discuss/topic/&quot;;[.A2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3]; &quot;]&quot;; [.E23]; &quot;[/url][/b] [i]by &quot;; [.D23]; &quot; (&quot;; INDIRECT(join(&quot;&quot;;&quot;H&quot;;(MONTH([.C23])))); &quot; '&quot;; RIGHT(YEAR([.C23]);2);&quot;)&quot;; CHAR(10);&quot;[b]Description: [/b]&quot;; [.I23]; CHAR(10); &quot;[small][b]Keywords: [/b]&quot;;[.J23];CHAR(10);&quot;[color=transparent]Tags: &quot;;[.K2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The ability for the user to give comments a like and to sort comments by most likes.</text:p>
          </table:table-cell>
          <table:table-cell table:number-columns-repeated="1015"/>
        </table:table-row>
        <table:table-row table:style-name="ro1">
          <table:table-cell table:style-name="ce1" office:value-type="float" office:value="415802" calcext:value-type="float">
            <text:p>415802</text:p>
          </table:table-cell>
          <table:table-cell table:style-name="ce1" office:value-type="float" office:value="288" calcext:value-type="float">
            <text:p>288</text:p>
          </table:table-cell>
          <table:table-cell table:style-name="ce2" office:value-type="date" office:date-value="2020-06-20T06:34:43" calcext:value-type="date">
            <text:p>6/20/2020 6:34:43</text:p>
          </table:table-cell>
          <table:table-cell table:style-name="ce1" office:value-type="string" calcext:value-type="string">
            <text:p>ampara</text:p>
          </table:table-cell>
          <table:table-cell table:style-name="ce1" office:value-type="string" calcext:value-type="string">
            <text:p>Transformations Extension Suggestion</text:p>
          </table:table-cell>
          <table:table-cell table:style-name="ce3" table:formula="of:=join(&quot;&quot;;&quot;https://scratch.mit.edu/discuss/topic/&quot;;[.A2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4]; &quot;]&quot;; [.E24]; &quot;[/url][/b] [i]by &quot;; [.D24]; &quot; (&quot;; INDIRECT(join(&quot;&quot;;&quot;H&quot;;(MONTH([.C24])))); &quot; '&quot;; RIGHT(YEAR([.C24]);2);&quot;)&quot;; CHAR(10);&quot;[b]Description: [/b]&quot;; [.I24]; CHAR(10); &quot;[small][b]Keywords: [/b]&quot;;[.J24];CHAR(10);&quot;[color=transparent]Tags: &quot;;[.K2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An extension that allows for more fine control of the sprite, including translating and stretching.</text:p>
          </table:table-cell>
          <table:table-cell table:number-columns-repeated="1015"/>
        </table:table-row>
        <table:table-row table:style-name="ro1">
          <table:table-cell table:style-name="ce1" office:value-type="float" office:value="416793" calcext:value-type="float">
            <text:p>416793</text:p>
          </table:table-cell>
          <table:table-cell table:style-name="ce1" office:value-type="float" office:value="283" calcext:value-type="float">
            <text:p>283</text:p>
          </table:table-cell>
          <table:table-cell table:style-name="ce2" office:value-type="date" office:date-value="2020-06-23T21:28:20" calcext:value-type="date">
            <text:p>6/23/2020 21:28:20</text:p>
          </table:table-cell>
          <table:table-cell table:style-name="ce1" office:value-type="string" calcext:value-type="string">
            <text:p>xXRedTheCoderXx</text:p>
          </table:table-cell>
          <table:table-cell table:style-name="ce1" office:value-type="string" calcext:value-type="string">
            <text:p>Do, while doing E block</text:p>
          </table:table-cell>
          <table:table-cell table:style-name="ce3" table:formula="of:=join(&quot;&quot;;&quot;https://scratch.mit.edu/discuss/topic/&quot;;[.A2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5]; &quot;]&quot;; [.E25]; &quot;[/url][/b] [i]by &quot;; [.D25]; &quot; (&quot;; INDIRECT(join(&quot;&quot;;&quot;H&quot;;(MONTH([.C25])))); &quot; '&quot;; RIGHT(YEAR([.C25]);2);&quot;)&quot;; CHAR(10);&quot;[b]Description: [/b]&quot;; [.I25]; CHAR(10); &quot;[small][b]Keywords: [/b]&quot;;[.J25];CHAR(10);&quot;[color=transparent]Tags: &quot;;[.K2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closed</text:p>
          </table:table-cell>
          <table:table-cell table:number-columns-repeated="1015"/>
        </table:table-row>
        <table:table-row table:style-name="ro1">
          <table:table-cell table:style-name="ce1" office:value-type="float" office:value="65930" calcext:value-type="float">
            <text:p>65930</text:p>
          </table:table-cell>
          <table:table-cell table:style-name="ce1" office:value-type="float" office:value="266" calcext:value-type="float">
            <text:p>266</text:p>
          </table:table-cell>
          <table:table-cell table:style-name="ce2" office:value-type="date" office:date-value="2014-11-17T13:46:53" calcext:value-type="date">
            <text:p>11/17/2014 13:46:53</text:p>
          </table:table-cell>
          <table:table-cell table:style-name="ce1" office:value-type="string" calcext:value-type="string">
            <text:p>epicanna27</text:p>
          </table:table-cell>
          <table:table-cell table:style-name="ce1" office:value-type="string" calcext:value-type="string">
            <text:p>Changing Width and Height Separately</text:p>
          </table:table-cell>
          <table:table-cell table:style-name="ce3" table:formula="of:=join(&quot;&quot;;&quot;https://scratch.mit.edu/discuss/topic/&quot;;[.A2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6]; &quot;]&quot;; [.E26]; &quot;[/url][/b] [i]by &quot;; [.D26]; &quot; (&quot;; INDIRECT(join(&quot;&quot;;&quot;H&quot;;(MONTH([.C26])))); &quot; '&quot;; RIGHT(YEAR([.C26]);2);&quot;)&quot;; CHAR(10);&quot;[b]Description: [/b]&quot;; [.I26]; CHAR(10); &quot;[small][b]Keywords: [/b]&quot;;[.J26];CHAR(10);&quot;[color=transparent]Tags: &quot;;[.K2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A change to the size blocks that allow the sprite to be stretched either horizontally.</text:p>
          </table:table-cell>
          <table:table-cell table:number-columns-repeated="1015"/>
        </table:table-row>
        <table:table-row table:style-name="ro1">
          <table:table-cell table:style-name="ce1" office:value-type="float" office:value="40290" calcext:value-type="float">
            <text:p>40290</text:p>
          </table:table-cell>
          <table:table-cell table:style-name="ce1" office:value-type="float" office:value="258" calcext:value-type="float">
            <text:p>258</text:p>
          </table:table-cell>
          <table:table-cell table:style-name="ce2" office:value-type="date" office:date-value="2014-05-27T03:26:46" calcext:value-type="date">
            <text:p>5/27/2014 3:26:46</text:p>
          </table:table-cell>
          <table:table-cell table:style-name="ce1" office:value-type="string" calcext:value-type="string">
            <text:p>AonymousGuy</text:p>
          </table:table-cell>
          <table:table-cell table:style-name="ce1" office:value-type="string" calcext:value-type="string">
            <text:p>We need better spam stopping!</text:p>
          </table:table-cell>
          <table:table-cell table:style-name="ce3" table:formula="of:=join(&quot;&quot;;&quot;https://scratch.mit.edu/discuss/topic/&quot;;[.A2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7]; &quot;]&quot;; [.E27]; &quot;[/url][/b] [i]by &quot;; [.D27]; &quot; (&quot;; INDIRECT(join(&quot;&quot;;&quot;H&quot;;(MONTH([.C27])))); &quot; '&quot;; RIGHT(YEAR([.C27]);2);&quot;)&quot;; CHAR(10);&quot;[b]Description: [/b]&quot;; [.I27]; CHAR(10); &quot;[small][b]Keywords: [/b]&quot;;[.J27];CHAR(10);&quot;[color=transparent]Tags: &quot;;[.K2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5199" calcext:value-type="float">
            <text:p>5199</text:p>
          </table:table-cell>
          <table:table-cell table:style-name="ce1" office:value-type="float" office:value="257" calcext:value-type="float">
            <text:p>257</text:p>
          </table:table-cell>
          <table:table-cell table:style-name="ce2" office:value-type="date" office:date-value="2013-05-12T17:25:50" calcext:value-type="date">
            <text:p>5/12/2013 17:25:50</text:p>
          </table:table-cell>
          <table:table-cell table:style-name="ce1" office:value-type="string" calcext:value-type="string">
            <text:p>NoxSpooth</text:p>
          </table:table-cell>
          <table:table-cell table:style-name="ce1" office:value-type="string" calcext:value-type="string">
            <text:p>Tell the user when their project is marked as NFE.</text:p>
          </table:table-cell>
          <table:table-cell table:style-name="ce3" table:formula="of:=join(&quot;&quot;;&quot;https://scratch.mit.edu/discuss/topic/&quot;;[.A2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8]; &quot;]&quot;; [.E28]; &quot;[/url][/b] [i]by &quot;; [.D28]; &quot; (&quot;; INDIRECT(join(&quot;&quot;;&quot;H&quot;;(MONTH([.C28])))); &quot; '&quot;; RIGHT(YEAR([.C28]);2);&quot;)&quot;; CHAR(10);&quot;[b]Description: [/b]&quot;; [.I28]; CHAR(10); &quot;[small][b]Keywords: [/b]&quot;;[.J28];CHAR(10);&quot;[color=transparent]Tags: &quot;;[.K2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A message that is sent to the user whenever one of their projects has been marked "Not For Everyone".</text:p>
          </table:table-cell>
          <table:table-cell table:number-columns-repeated="1015"/>
        </table:table-row>
        <table:table-row table:style-name="ro1">
          <table:table-cell table:style-name="ce1" office:value-type="float" office:value="16406" calcext:value-type="float">
            <text:p>16406</text:p>
          </table:table-cell>
          <table:table-cell table:style-name="ce1" office:value-type="float" office:value="252" calcext:value-type="float">
            <text:p>252</text:p>
          </table:table-cell>
          <table:table-cell table:style-name="ce2" office:value-type="date" office:date-value="2013-09-22T00:49:52" calcext:value-type="date">
            <text:p>9/22/2013 0:49:52</text:p>
          </table:table-cell>
          <table:table-cell table:style-name="ce1" office:value-type="string" calcext:value-type="string">
            <text:p>mathfreak231</text:p>
          </table:table-cell>
          <table:table-cell table:style-name="ce1" office:value-type="string" calcext:value-type="string">
            <text:p>About Me and What I'm Working On need more characters.</text:p>
          </table:table-cell>
          <table:table-cell table:style-name="ce3" table:formula="of:=join(&quot;&quot;;&quot;https://scratch.mit.edu/discuss/topic/&quot;;[.A2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9]; &quot;]&quot;; [.E29]; &quot;[/url][/b] [i]by &quot;; [.D29]; &quot; (&quot;; INDIRECT(join(&quot;&quot;;&quot;H&quot;;(MONTH([.C29])))); &quot; '&quot;; RIGHT(YEAR([.C29]);2);&quot;)&quot;; CHAR(10);&quot;[b]Description: [/b]&quot;; [.I29]; CHAR(10); &quot;[small][b]Keywords: [/b]&quot;;[.J29];CHAR(10);&quot;[color=transparent]Tags: &quot;;[.K2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Increase the character limit for the description boxes on the profile from 200 characters.</text:p>
          </table:table-cell>
          <table:table-cell table:number-columns-repeated="1015"/>
        </table:table-row>
        <table:table-row table:style-name="ro1">
          <table:table-cell table:style-name="ce1" office:value-type="float" office:value="76278" calcext:value-type="float">
            <text:p>76278</text:p>
          </table:table-cell>
          <table:table-cell table:style-name="ce1" office:value-type="float" office:value="252" calcext:value-type="float">
            <text:p>252</text:p>
          </table:table-cell>
          <table:table-cell table:style-name="ce2" office:value-type="date" office:date-value="2014-12-26T06:50:53" calcext:value-type="date">
            <text:p>12/26/2014 6:50:53</text:p>
          </table:table-cell>
          <table:table-cell table:style-name="ce1" office:value-type="string" calcext:value-type="string">
            <text:p>Chibi-Matoran</text:p>
          </table:table-cell>
          <table:table-cell table:style-name="ce1" office:value-type="string" calcext:value-type="string">
            <text:p>Block Front-Paged Scratchers From Getting Front-Paged Again Soon</text:p>
          </table:table-cell>
          <table:table-cell table:style-name="ce3" table:formula="of:=join(&quot;&quot;;&quot;https://scratch.mit.edu/discuss/topic/&quot;;[.A3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0]; &quot;]&quot;; [.E30]; &quot;[/url][/b] [i]by &quot;; [.D30]; &quot; (&quot;; INDIRECT(join(&quot;&quot;;&quot;H&quot;;(MONTH([.C30])))); &quot; '&quot;; RIGHT(YEAR([.C30]);2);&quot;)&quot;; CHAR(10);&quot;[b]Description: [/b]&quot;; [.I30]; CHAR(10); &quot;[small][b]Keywords: [/b]&quot;;[.J30];CHAR(10);&quot;[color=transparent]Tags: &quot;;[.K3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19403" calcext:value-type="float">
            <text:p>19403</text:p>
          </table:table-cell>
          <table:table-cell table:style-name="ce1" office:value-type="float" office:value="247" calcext:value-type="float">
            <text:p>247</text:p>
          </table:table-cell>
          <table:table-cell table:style-name="ce2" office:value-type="date" office:date-value="2013-11-02T22:49:19" calcext:value-type="date">
            <text:p>11/2/2013 22:49:19</text:p>
          </table:table-cell>
          <table:table-cell table:style-name="ce1" office:value-type="string" calcext:value-type="string">
            <text:p>JamesOuO</text:p>
          </table:table-cell>
          <table:table-cell table:style-name="ce1" office:value-type="string" calcext:value-type="string">
            <text:p>TURBO MODE BLOCK</text:p>
          </table:table-cell>
          <table:table-cell table:style-name="ce3" table:formula="of:=join(&quot;&quot;;&quot;https://scratch.mit.edu/discuss/topic/&quot;;[.A3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1]; &quot;]&quot;; [.E31]; &quot;[/url][/b] [i]by &quot;; [.D31]; &quot; (&quot;; INDIRECT(join(&quot;&quot;;&quot;H&quot;;(MONTH([.C31])))); &quot; '&quot;; RIGHT(YEAR([.C31]);2);&quot;)&quot;; CHAR(10);&quot;[b]Description: [/b]&quot;; [.I31]; CHAR(10); &quot;[small][b]Keywords: [/b]&quot;;[.J31];CHAR(10);&quot;[color=transparent]Tags: &quot;;[.K3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Blocks that can turn on/off turbo mode, and detect whether turbo mode is enabled or not.</text:p>
          </table:table-cell>
          <table:table-cell table:number-columns-repeated="1015"/>
        </table:table-row>
        <table:table-row table:style-name="ro1">
          <table:table-cell table:style-name="ce1" office:value-type="float" office:value="11521" calcext:value-type="float">
            <text:p>11521</text:p>
          </table:table-cell>
          <table:table-cell table:style-name="ce1" office:value-type="float" office:value="245" calcext:value-type="float">
            <text:p>245</text:p>
          </table:table-cell>
          <table:table-cell table:style-name="ce2" office:value-type="date" office:date-value="2013-07-22T12:49:18" calcext:value-type="date">
            <text:p>7/22/2013 12:49:18</text:p>
          </table:table-cell>
          <table:table-cell table:style-name="ce1" office:value-type="string" calcext:value-type="string">
            <text:p>PERCE-NEIGE</text:p>
          </table:table-cell>
          <table:table-cell table:style-name="ce1" office:value-type="string" calcext:value-type="string">
            <text:p>Transparency: add alpha channel to the drawing editor</text:p>
          </table:table-cell>
          <table:table-cell table:style-name="ce3" table:formula="of:=join(&quot;&quot;;&quot;https://scratch.mit.edu/discuss/topic/&quot;;[.A3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2]; &quot;]&quot;; [.E32]; &quot;[/url][/b] [i]by &quot;; [.D32]; &quot; (&quot;; INDIRECT(join(&quot;&quot;;&quot;H&quot;;(MONTH([.C32])))); &quot; '&quot;; RIGHT(YEAR([.C32]);2);&quot;)&quot;; CHAR(10);&quot;[b]Description: [/b]&quot;; [.I32]; CHAR(10); &quot;[small][b]Keywords: [/b]&quot;;[.J32];CHAR(10);&quot;[color=transparent]Tags: &quot;;[.K3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Adding the ability to use transparency in the Scratch paint editor.</text:p>
          </table:table-cell>
          <table:table-cell table:number-columns-repeated="1015"/>
        </table:table-row>
        <table:table-row table:style-name="ro1">
          <table:table-cell table:style-name="ce1" office:value-type="float" office:value="339198" calcext:value-type="float">
            <text:p>339198</text:p>
          </table:table-cell>
          <table:table-cell table:style-name="ce1" office:value-type="float" office:value="241" calcext:value-type="float">
            <text:p>241</text:p>
          </table:table-cell>
          <table:table-cell table:style-name="ce2" office:value-type="date" office:date-value="2019-02-05T16:06:32" calcext:value-type="date">
            <text:p>2/5/2019 16:06:32</text:p>
          </table:table-cell>
          <table:table-cell table:style-name="ce1" office:value-type="string" calcext:value-type="string">
            <text:p>M1mikyu</text:p>
          </table:table-cell>
          <table:table-cell table:style-name="ce1" office:value-type="string" calcext:value-type="string">
            <text:p>Ability To Change Username Capitalization</text:p>
          </table:table-cell>
          <table:table-cell table:style-name="ce3" table:formula="of:=join(&quot;&quot;;&quot;https://scratch.mit.edu/discuss/topic/&quot;;[.A3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3]; &quot;]&quot;; [.E33]; &quot;[/url][/b] [i]by &quot;; [.D33]; &quot; (&quot;; INDIRECT(join(&quot;&quot;;&quot;H&quot;;(MONTH([.C33])))); &quot; '&quot;; RIGHT(YEAR([.C33]);2);&quot;)&quot;; CHAR(10);&quot;[b]Description: [/b]&quot;; [.I33]; CHAR(10); &quot;[small][b]Keywords: [/b]&quot;;[.J33];CHAR(10);&quot;[color=transparent]Tags: &quot;;[.K3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The ability for the user to change the capitalization of their username.</text:p>
          </table:table-cell>
          <table:table-cell table:number-columns-repeated="1015"/>
        </table:table-row>
        <table:table-row table:style-name="ro1">
          <table:table-cell table:style-name="ce1" office:value-type="float" office:value="287079" calcext:value-type="float">
            <text:p>287079</text:p>
          </table:table-cell>
          <table:table-cell table:style-name="ce1" office:value-type="float" office:value="236" calcext:value-type="float">
            <text:p>236</text:p>
          </table:table-cell>
          <table:table-cell table:style-name="ce2" office:value-type="date" office:date-value="2017-12-26T23:05:51" calcext:value-type="date">
            <text:p>12/26/2017 23:05:51</text:p>
          </table:table-cell>
          <table:table-cell table:style-name="ce1" office:value-type="string" calcext:value-type="string">
            <text:p>myeducate</text:p>
          </table:table-cell>
          <table:table-cell table:style-name="ce1" office:value-type="string" calcext:value-type="string">
            <text:p>Rethink account blocks/bans/suspensions.</text:p>
          </table:table-cell>
          <table:table-cell table:style-name="ce3" table:formula="of:=join(&quot;&quot;;&quot;https://scratch.mit.edu/discuss/topic/&quot;;[.A3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4]; &quot;]&quot;; [.E34]; &quot;[/url][/b] [i]by &quot;; [.D34]; &quot; (&quot;; INDIRECT(join(&quot;&quot;;&quot;H&quot;;(MONTH([.C34])))); &quot; '&quot;; RIGHT(YEAR([.C34]);2);&quot;)&quot;; CHAR(10);&quot;[b]Description: [/b]&quot;; [.I34]; CHAR(10); &quot;[small][b]Keywords: [/b]&quot;;[.J34];CHAR(10);&quot;[color=transparent]Tags: &quot;;[.K3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[i]Editor's note: possibly rejected?[/i]</text:p>
          </table:table-cell>
          <table:table-cell table:number-columns-repeated="1015"/>
        </table:table-row>
        <table:table-row table:style-name="ro1">
          <table:table-cell table:style-name="ce1" office:value-type="float" office:value="280263" calcext:value-type="float">
            <text:p>280263</text:p>
          </table:table-cell>
          <table:table-cell table:style-name="ce1" office:value-type="float" office:value="234" calcext:value-type="float">
            <text:p>234</text:p>
          </table:table-cell>
          <table:table-cell table:style-name="ce2" office:value-type="date" office:date-value="2017-10-21T23:03:06" calcext:value-type="date">
            <text:p>10/21/2017 23:03:06</text:p>
          </table:table-cell>
          <table:table-cell table:style-name="ce1" office:value-type="string" calcext:value-type="string">
            <text:p>SArpnt</text:p>
          </table:table-cell>
          <table:table-cell table:style-name="ce1" office:value-type="string" calcext:value-type="string">
            <text:p>Have USB controllers added to extentions</text:p>
          </table:table-cell>
          <table:table-cell table:style-name="ce3" table:formula="of:=join(&quot;&quot;;&quot;https://scratch.mit.edu/discuss/topic/&quot;;[.A3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5]; &quot;]&quot;; [.E35]; &quot;[/url][/b] [i]by &quot;; [.D35]; &quot; (&quot;; INDIRECT(join(&quot;&quot;;&quot;H&quot;;(MONTH([.C35])))); &quot; '&quot;; RIGHT(YEAR([.C35]);2);&quot;)&quot;; CHAR(10);&quot;[b]Description: [/b]&quot;; [.I35]; CHAR(10); &quot;[small][b]Keywords: [/b]&quot;;[.J35];CHAR(10);&quot;[color=transparent]Tags: &quot;;[.K3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Allow USB and other types of controllers to be connected to and used by Scratch</text:p>
          </table:table-cell>
          <table:table-cell table:number-columns-repeated="1015"/>
        </table:table-row>
        <table:table-row table:style-name="ro1">
          <table:table-cell table:style-name="ce1" office:value-type="float" office:value="3669" calcext:value-type="float">
            <text:p>3669</text:p>
          </table:table-cell>
          <table:table-cell table:style-name="ce1" office:value-type="float" office:value="232" calcext:value-type="float">
            <text:p>232</text:p>
          </table:table-cell>
          <table:table-cell table:style-name="ce2" office:value-type="date" office:date-value="2013-04-03T01:11:06" calcext:value-type="date">
            <text:p>4/3/2013 1:11:06</text:p>
          </table:table-cell>
          <table:table-cell table:style-name="ce1" office:value-type="string" calcext:value-type="string">
            <text:p>Lukia26</text:p>
          </table:table-cell>
          <table:table-cell table:style-name="ce1" office:value-type="string" calcext:value-type="string">
            <text:p>Onion Skins and Scratch</text:p>
          </table:table-cell>
          <table:table-cell table:style-name="ce3" table:formula="of:=join(&quot;&quot;;&quot;https://scratch.mit.edu/discuss/topic/&quot;;[.A3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6]; &quot;]&quot;; [.E36]; &quot;[/url][/b] [i]by &quot;; [.D36]; &quot; (&quot;; INDIRECT(join(&quot;&quot;;&quot;H&quot;;(MONTH([.C36])))); &quot; '&quot;; RIGHT(YEAR([.C36]);2);&quot;)&quot;; CHAR(10);&quot;[b]Description: [/b]&quot;; [.I36]; CHAR(10); &quot;[small][b]Keywords: [/b]&quot;;[.J36];CHAR(10);&quot;[color=transparent]Tags: &quot;;[.K3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The ability to create transparent overlays or onion skins in the paint editor.</text:p>
          </table:table-cell>
          <table:table-cell table:number-columns-repeated="1015"/>
        </table:table-row>
        <table:table-row table:style-name="ro1">
          <table:table-cell table:style-name="ce1" office:value-type="float" office:value="296027" calcext:value-type="float">
            <text:p>296027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date" office:date-value="2018-03-24T21:11:46" calcext:value-type="date">
            <text:p>3/24/2018 21:11:46</text:p>
          </table:table-cell>
          <table:table-cell table:style-name="ce1" office:value-type="string" calcext:value-type="string">
            <text:p>banana439monkey</text:p>
          </table:table-cell>
          <table:table-cell table:style-name="ce1" office:value-type="string" calcext:value-type="string">
            <text:p>An option in account settings to change the site's theme and navigation bar colour.</text:p>
          </table:table-cell>
          <table:table-cell table:style-name="ce3" table:formula="of:=join(&quot;&quot;;&quot;https://scratch.mit.edu/discuss/topic/&quot;;[.A3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7]; &quot;]&quot;; [.E37]; &quot;[/url][/b] [i]by &quot;; [.D37]; &quot; (&quot;; INDIRECT(join(&quot;&quot;;&quot;H&quot;;(MONTH([.C37])))); &quot; '&quot;; RIGHT(YEAR([.C37]);2);&quot;)&quot;; CHAR(10);&quot;[b]Description: [/b]&quot;; [.I37]; CHAR(10); &quot;[small][b]Keywords: [/b]&quot;;[.J37];CHAR(10);&quot;[color=transparent]Tags: &quot;;[.K3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The ability to change the color of the top navigation bar, among other custimization features.</text:p>
          </table:table-cell>
          <table:table-cell table:number-columns-repeated="1015"/>
        </table:table-row>
        <table:table-row table:style-name="ro1">
          <table:table-cell table:style-name="ce1" office:value-type="float" office:value="324844" calcext:value-type="float">
            <text:p>324844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date" office:date-value="2018-12-16T20:56:41" calcext:value-type="date">
            <text:p>12/16/2018 20:56:41</text:p>
          </table:table-cell>
          <table:table-cell table:style-name="ce1" office:value-type="string" calcext:value-type="string">
            <text:p>gamebeater187</text:p>
          </table:table-cell>
          <table:table-cell table:style-name="ce1" office:value-type="string" calcext:value-type="string">
            <text:p>2 New blocks: "Repeat until [message]" and "Wait until [message]" [UPDATED]</text:p>
          </table:table-cell>
          <table:table-cell table:style-name="ce3" table:formula="of:=join(&quot;&quot;;&quot;https://scratch.mit.edu/discuss/topic/&quot;;[.A3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8]; &quot;]&quot;; [.E38]; &quot;[/url][/b] [i]by &quot;; [.D38]; &quot; (&quot;; INDIRECT(join(&quot;&quot;;&quot;H&quot;;(MONTH([.C38])))); &quot; '&quot;; RIGHT(YEAR([.C38]);2);&quot;)&quot;; CHAR(10);&quot;[b]Description: [/b]&quot;; [.I38]; CHAR(10); &quot;[small][b]Keywords: [/b]&quot;;[.J38];CHAR(10);&quot;[color=transparent]Tags: &quot;;[.K3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Two new blocks that wait until or repeat code until a broadcast is sent.</text:p>
          </table:table-cell>
          <table:table-cell table:number-columns-repeated="1015"/>
        </table:table-row>
        <table:table-row table:style-name="ro1">
          <table:table-cell table:style-name="ce1" office:value-type="float" office:value="76356" calcext:value-type="float">
            <text:p>76356</text:p>
          </table:table-cell>
          <table:table-cell table:style-name="ce1" office:value-type="float" office:value="228" calcext:value-type="float">
            <text:p>228</text:p>
          </table:table-cell>
          <table:table-cell table:style-name="ce2" office:value-type="date" office:date-value="2014-12-26T16:33:57" calcext:value-type="date">
            <text:p>12/26/2014 16:33:57</text:p>
          </table:table-cell>
          <table:table-cell table:style-name="ce1" office:value-type="string" calcext:value-type="string">
            <text:p>BombTv</text:p>
          </table:table-cell>
          <table:table-cell table:style-name="ce1" office:value-type="string" calcext:value-type="string">
            <text:p>Turn Off Studio Messages</text:p>
          </table:table-cell>
          <table:table-cell table:style-name="ce3" table:formula="of:=join(&quot;&quot;;&quot;https://scratch.mit.edu/discuss/topic/&quot;;[.A3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9]; &quot;]&quot;; [.E39]; &quot;[/url][/b] [i]by &quot;; [.D39]; &quot; (&quot;; INDIRECT(join(&quot;&quot;;&quot;H&quot;;(MONTH([.C39])))); &quot; '&quot;; RIGHT(YEAR([.C39]);2);&quot;)&quot;; CHAR(10);&quot;[b]Description: [/b]&quot;; [.I39]; CHAR(10); &quot;[small][b]Keywords: [/b]&quot;;[.J39];CHAR(10);&quot;[color=transparent]Tags: &quot;;[.K3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The ability to toggle studio activity messages for individual studios.</text:p>
          </table:table-cell>
          <table:table-cell table:number-columns-repeated="1015"/>
        </table:table-row>
        <table:table-row table:style-name="ro1">
          <table:table-cell table:style-name="ce1" office:value-type="float" office:value="54696" calcext:value-type="float">
            <text:p>54696</text:p>
          </table:table-cell>
          <table:table-cell table:style-name="ce1" office:value-type="float" office:value="225" calcext:value-type="float">
            <text:p>225</text:p>
          </table:table-cell>
          <table:table-cell table:style-name="ce2" office:value-type="date" office:date-value="2014-10-01T20:32:59" calcext:value-type="date">
            <text:p>10/1/2014 20:32:59</text:p>
          </table:table-cell>
          <table:table-cell table:style-name="ce1" office:value-type="string" calcext:value-type="string">
            <text:p>Scratchifier</text:p>
          </table:table-cell>
          <table:table-cell table:style-name="ce1" office:value-type="string" calcext:value-type="string">
            <text:p>¶ Commenting addition! ¶</text:p>
          </table:table-cell>
          <table:table-cell table:style-name="ce3" table:formula="of:=join(&quot;&quot;;&quot;https://scratch.mit.edu/discuss/topic/&quot;;[.A4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0]; &quot;]&quot;; [.E40]; &quot;[/url][/b] [i]by &quot;; [.D40]; &quot; (&quot;; INDIRECT(join(&quot;&quot;;&quot;H&quot;;(MONTH([.C40])))); &quot; '&quot;; RIGHT(YEAR([.C40]);2);&quot;)&quot;; CHAR(10);&quot;[b]Description: [/b]&quot;; [.I40]; CHAR(10); &quot;[small][b]Keywords: [/b]&quot;;[.J40];CHAR(10);&quot;[color=transparent]Tags: &quot;;[.K4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A feature to create a custom pop-up when a user tries to comment on a profile, project, or a studio.</text:p>
          </table:table-cell>
          <table:table-cell table:number-columns-repeated="1015"/>
        </table:table-row>
        <table:table-row table:style-name="ro1">
          <table:table-cell table:style-name="ce1" office:value-type="float" office:value="337121" calcext:value-type="float">
            <text:p>337121</text:p>
          </table:table-cell>
          <table:table-cell table:style-name="ce1" office:value-type="float" office:value="225" calcext:value-type="float">
            <text:p>225</text:p>
          </table:table-cell>
          <table:table-cell table:style-name="ce2" office:value-type="date" office:date-value="2019-01-21T18:00:49" calcext:value-type="date">
            <text:p>1/21/2019 18:00:49</text:p>
          </table:table-cell>
          <table:table-cell table:style-name="ce1" office:value-type="string" calcext:value-type="string">
            <text:p>Kokasgui</text:p>
          </table:table-cell>
          <table:table-cell table:style-name="ce1" office:value-type="string" calcext:value-type="string">
            <text:p>✏️ A new design for Scratch ✏️</text:p>
          </table:table-cell>
          <table:table-cell table:style-name="ce3" table:formula="of:=join(&quot;&quot;;&quot;https://scratch.mit.edu/discuss/topic/&quot;;[.A4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1]; &quot;]&quot;; [.E41]; &quot;[/url][/b] [i]by &quot;; [.D41]; &quot; (&quot;; INDIRECT(join(&quot;&quot;;&quot;H&quot;;(MONTH([.C41])))); &quot; '&quot;; RIGHT(YEAR([.C41]);2);&quot;)&quot;; CHAR(10);&quot;[b]Description: [/b]&quot;; [.I41]; CHAR(10); &quot;[small][b]Keywords: [/b]&quot;;[.J41];CHAR(10);&quot;[color=transparent]Tags: &quot;;[.K4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Changing the look of various pages to more modern designs and to fit in with the other pages.</text:p>
          </table:table-cell>
          <table:table-cell table:number-columns-repeated="1015"/>
        </table:table-row>
        <table:table-row table:style-name="ro1">
          <table:table-cell table:style-name="ce1" office:value-type="float" office:value="21165" calcext:value-type="float">
            <text:p>21165</text:p>
          </table:table-cell>
          <table:table-cell table:style-name="ce1" office:value-type="float" office:value="222" calcext:value-type="float">
            <text:p>222</text:p>
          </table:table-cell>
          <table:table-cell table:style-name="ce2" office:value-type="date" office:date-value="2013-11-24T16:22:42" calcext:value-type="date">
            <text:p>11/24/2013 16:22:42</text:p>
          </table:table-cell>
          <table:table-cell table:style-name="ce1" office:value-type="string" calcext:value-type="string">
            <text:p>Photoguy77</text:p>
          </table:table-cell>
          <table:table-cell table:style-name="ce1" office:value-type="string" calcext:value-type="string">
            <text:p>≥ and ≤ in operators</text:p>
          </table:table-cell>
          <table:table-cell table:style-name="ce3" table:formula="of:=join(&quot;&quot;;&quot;https://scratch.mit.edu/discuss/topic/&quot;;[.A4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2]; &quot;]&quot;; [.E42]; &quot;[/url][/b] [i]by &quot;; [.D42]; &quot; (&quot;; INDIRECT(join(&quot;&quot;;&quot;H&quot;;(MONTH([.C42])))); &quot; '&quot;; RIGHT(YEAR([.C42]);2);&quot;)&quot;; CHAR(10);&quot;[b]Description: [/b]&quot;; [.I42]; CHAR(10); &quot;[small][b]Keywords: [/b]&quot;;[.J42];CHAR(10);&quot;[color=transparent]Tags: &quot;;[.K4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Two new blocks for the "less than or equal to" and "greater than or equal to" functions.</text:p>
          </table:table-cell>
          <table:table-cell table:number-columns-repeated="1015"/>
        </table:table-row>
        <table:table-row table:style-name="ro1">
          <table:table-cell table:style-name="ce1" office:value-type="float" office:value="223414" calcext:value-type="float">
            <text:p>223414</text:p>
          </table:table-cell>
          <table:table-cell table:style-name="ce1" office:value-type="float" office:value="220" calcext:value-type="float">
            <text:p>220</text:p>
          </table:table-cell>
          <table:table-cell table:style-name="ce2" office:value-type="date" office:date-value="2016-10-26T17:00:28" calcext:value-type="date">
            <text:p>10/26/2016 17:00:28</text:p>
          </table:table-cell>
          <table:table-cell table:style-name="ce1" office:value-type="string" calcext:value-type="string">
            <text:p>ZZ9PluralZAlpha</text:p>
          </table:table-cell>
          <table:table-cell table:style-name="ce1" office:value-type="string" calcext:value-type="string">
            <text:p>Studio invite message (Full Support so far!)</text:p>
          </table:table-cell>
          <table:table-cell table:style-name="ce3" table:formula="of:=join(&quot;&quot;;&quot;https://scratch.mit.edu/discuss/topic/&quot;;[.A4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3]; &quot;]&quot;; [.E43]; &quot;[/url][/b] [i]by &quot;; [.D43]; &quot; (&quot;; INDIRECT(join(&quot;&quot;;&quot;H&quot;;(MONTH([.C43])))); &quot; '&quot;; RIGHT(YEAR([.C43]);2);&quot;)&quot;; CHAR(10);&quot;[b]Description: [/b]&quot;; [.I43]; CHAR(10); &quot;[small][b]Keywords: [/b]&quot;;[.J43];CHAR(10);&quot;[color=transparent]Tags: &quot;;[.K4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Change the message when inviting a user who has already been invited to a more accurate message.</text:p>
          </table:table-cell>
          <table:table-cell table:number-columns-repeated="1015"/>
        </table:table-row>
        <table:table-row table:style-name="ro1">
          <table:table-cell table:style-name="ce1" office:value-type="float" office:value="193220" calcext:value-type="float">
            <text:p>193220</text:p>
          </table:table-cell>
          <table:table-cell table:style-name="ce1" office:value-type="float" office:value="214" calcext:value-type="float">
            <text:p>214</text:p>
          </table:table-cell>
          <table:table-cell table:style-name="ce2" office:value-type="date" office:date-value="2016-04-10T12:10:42" calcext:value-type="date">
            <text:p>4/10/2016 12:10:42</text:p>
          </table:table-cell>
          <table:table-cell table:style-name="ce1" office:value-type="string" calcext:value-type="string">
            <text:p>theory_</text:p>
          </table:table-cell>
          <table:table-cell table:style-name="ce1" office:value-type="string" calcext:value-type="string">
            <text:p>I Don't Favorite Projects ( Should this be allowed? )</text:p>
          </table:table-cell>
          <table:table-cell table:style-name="ce3" table:formula="of:=join(&quot;&quot;;&quot;https://scratch.mit.edu/discuss/topic/&quot;;[.A4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4]; &quot;]&quot;; [.E44]; &quot;[/url][/b] [i]by &quot;; [.D44]; &quot; (&quot;; INDIRECT(join(&quot;&quot;;&quot;H&quot;;(MONTH([.C44])))); &quot; '&quot;; RIGHT(YEAR([.C44]);2);&quot;)&quot;; CHAR(10);&quot;[b]Description: [/b]&quot;; [.I44]; CHAR(10); &quot;[small][b]Keywords: [/b]&quot;;[.J44];CHAR(10);&quot;[color=transparent]Tags: &quot;;[.K4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355737" calcext:value-type="float">
            <text:p>355737</text:p>
          </table:table-cell>
          <table:table-cell table:style-name="ce1" office:value-type="float" office:value="204" calcext:value-type="float">
            <text:p>204</text:p>
          </table:table-cell>
          <table:table-cell table:style-name="ce2" office:value-type="date" office:date-value="2019-06-22T20:01:46" calcext:value-type="date">
            <text:p>6/22/2019 20:01:46</text:p>
          </table:table-cell>
          <table:table-cell table:style-name="ce1" office:value-type="string" calcext:value-type="string">
            <text:p>xXRedTheCoderXx</text:p>
          </table:table-cell>
          <table:table-cell table:style-name="ce1" office:value-type="string" calcext:value-type="string">
            <text:p>The Opposite of the Join Block</text:p>
          </table:table-cell>
          <table:table-cell table:style-name="ce3" table:formula="of:=join(&quot;&quot;;&quot;https://scratch.mit.edu/discuss/topic/&quot;;[.A4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5]; &quot;]&quot;; [.E45]; &quot;[/url][/b] [i]by &quot;; [.D45]; &quot; (&quot;; INDIRECT(join(&quot;&quot;;&quot;H&quot;;(MONTH([.C45])))); &quot; '&quot;; RIGHT(YEAR([.C45]);2);&quot;)&quot;; CHAR(10);&quot;[b]Description: [/b]&quot;; [.I45]; CHAR(10); &quot;[small][b]Keywords: [/b]&quot;;[.J45];CHAR(10);&quot;[color=transparent]Tags: &quot;;[.K4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4" office:value-type="string" calcext:value-type="string">
            <text:p>Add a block that deletes one or all instances of a string from a larger string.</text:p>
          </table:table-cell>
          <table:table-cell table:number-columns-repeated="1015"/>
        </table:table-row>
        <table:table-row table:style-name="ro1">
          <table:table-cell table:style-name="ce1" office:value-type="float" office:value="104400" calcext:value-type="float">
            <text:p>104400</text:p>
          </table:table-cell>
          <table:table-cell table:style-name="ce1" office:value-type="float" office:value="197" calcext:value-type="float">
            <text:p>197</text:p>
          </table:table-cell>
          <table:table-cell table:style-name="ce2" office:value-type="date" office:date-value="2015-04-04T18:37:48" calcext:value-type="date">
            <text:p>4/4/2015 18:37:48</text:p>
          </table:table-cell>
          <table:table-cell table:style-name="ce1" office:value-type="string" calcext:value-type="string">
            <text:p>Austinato</text:p>
          </table:table-cell>
          <table:table-cell table:style-name="ce1" office:value-type="string" calcext:value-type="string">
            <text:p>Leave Studio' button</text:p>
          </table:table-cell>
          <table:table-cell table:style-name="ce3" table:formula="of:=join(&quot;&quot;;&quot;https://scratch.mit.edu/discuss/topic/&quot;;[.A4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6]; &quot;]&quot;; [.E46]; &quot;[/url][/b] [i]by &quot;; [.D46]; &quot; (&quot;; INDIRECT(join(&quot;&quot;;&quot;H&quot;;(MONTH([.C46])))); &quot; '&quot;; RIGHT(YEAR([.C46]);2);&quot;)&quot;; CHAR(10);&quot;[b]Description: [/b]&quot;; [.I46]; CHAR(10); &quot;[small][b]Keywords: [/b]&quot;;[.J46];CHAR(10);&quot;[color=transparent]Tags: &quot;;[.K4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A button at the top of the curators tab in a studio to leave a studio.</text:p>
          </table:table-cell>
          <table:table-cell table:number-columns-repeated="1015"/>
        </table:table-row>
        <table:table-row table:style-name="ro1">
          <table:table-cell table:style-name="ce1" office:value-type="float" office:value="394817" calcext:value-type="float">
            <text:p>394817</text:p>
          </table:table-cell>
          <table:table-cell table:style-name="ce1" office:value-type="float" office:value="197" calcext:value-type="float">
            <text:p>197</text:p>
          </table:table-cell>
          <table:table-cell table:style-name="ce2" office:value-type="date" office:date-value="2020-04-08T01:25:36" calcext:value-type="date">
            <text:p>4/8/2020 1:25:36</text:p>
          </table:table-cell>
          <table:table-cell table:style-name="ce1" office:value-type="string" calcext:value-type="string">
            <text:p>xXRedTheCoderXx</text:p>
          </table:table-cell>
          <table:table-cell table:style-name="ce1" office:value-type="string" calcext:value-type="string">
            <text:p>Underrated projects drop down on search feature and explore page + renames of dropdowns</text:p>
          </table:table-cell>
          <table:table-cell table:style-name="ce3" table:formula="of:=join(&quot;&quot;;&quot;https://scratch.mit.edu/discuss/topic/&quot;;[.A4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7]; &quot;]&quot;; [.E47]; &quot;[/url][/b] [i]by &quot;; [.D47]; &quot; (&quot;; INDIRECT(join(&quot;&quot;;&quot;H&quot;;(MONTH([.C47])))); &quot; '&quot;; RIGHT(YEAR([.C47]);2);&quot;)&quot;; CHAR(10);&quot;[b]Description: [/b]&quot;; [.I47]; CHAR(10); &quot;[small][b]Keywords: [/b]&quot;;[.J47];CHAR(10);&quot;[color=transparent]Tags: &quot;;[.K4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A search method that prefers "underrated" and unpopular projects.</text:p>
          </table:table-cell>
          <table:table-cell table:number-columns-repeated="1015"/>
        </table:table-row>
        <table:table-row table:style-name="ro1">
          <table:table-cell table:style-name="ce1" office:value-type="float" office:value="68790" calcext:value-type="float">
            <text:p>68790</text:p>
          </table:table-cell>
          <table:table-cell table:style-name="ce1" office:value-type="float" office:value="195" calcext:value-type="float">
            <text:p>195</text:p>
          </table:table-cell>
          <table:table-cell table:style-name="ce2" office:value-type="date" office:date-value="2014-11-28T19:18:42" calcext:value-type="date">
            <text:p>11/28/2014 19:18:42</text:p>
          </table:table-cell>
          <table:table-cell table:style-name="ce1" office:value-type="string" calcext:value-type="string">
            <text:p>OmnipotentPotato</text:p>
          </table:table-cell>
          <table:table-cell table:style-name="ce1" office:value-type="string" calcext:value-type="string">
            <text:p>Similar Projects (Multiple suggestions, click to see support ratios)</text:p>
          </table:table-cell>
          <table:table-cell table:style-name="ce3" table:formula="of:=join(&quot;&quot;;&quot;https://scratch.mit.edu/discuss/topic/&quot;;[.A4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8]; &quot;]&quot;; [.E48]; &quot;[/url][/b] [i]by &quot;; [.D48]; &quot; (&quot;; INDIRECT(join(&quot;&quot;;&quot;H&quot;;(MONTH([.C48])))); &quot; '&quot;; RIGHT(YEAR([.C48]);2);&quot;)&quot;; CHAR(10);&quot;[b]Description: [/b]&quot;; [.I48]; CHAR(10); &quot;[small][b]Keywords: [/b]&quot;;[.J48];CHAR(10);&quot;[color=transparent]Tags: &quot;;[.K4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A feature that shows a random selection of projects with similar tags to the project the user is viewing.</text:p>
          </table:table-cell>
          <table:table-cell table:number-columns-repeated="1015"/>
        </table:table-row>
        <table:table-row table:style-name="ro1">
          <table:table-cell table:style-name="ce1" office:value-type="float" office:value="13663" calcext:value-type="float">
            <text:p>13663</text:p>
          </table:table-cell>
          <table:table-cell table:style-name="ce1" office:value-type="float" office:value="194" calcext:value-type="float">
            <text:p>194</text:p>
          </table:table-cell>
          <table:table-cell table:style-name="ce2" office:value-type="date" office:date-value="2013-08-16T17:44:38" calcext:value-type="date">
            <text:p>8/16/2013 17:44:38</text:p>
          </table:table-cell>
          <table:table-cell table:style-name="ce1" office:value-type="string" calcext:value-type="string">
            <text:p>jh1234l</text:p>
          </table:table-cell>
          <table:table-cell table:style-name="ce1" office:value-type="string" calcext:value-type="string">
            <text:p>Move variables and lists</text:p>
          </table:table-cell>
          <table:table-cell table:style-name="ce3" table:formula="of:=join(&quot;&quot;;&quot;https://scratch.mit.edu/discuss/topic/&quot;;[.A4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9]; &quot;]&quot;; [.E49]; &quot;[/url][/b] [i]by &quot;; [.D49]; &quot; (&quot;; INDIRECT(join(&quot;&quot;;&quot;H&quot;;(MONTH([.C49])))); &quot; '&quot;; RIGHT(YEAR([.C49]);2);&quot;)&quot;; CHAR(10);&quot;[b]Description: [/b]&quot;; [.I49]; CHAR(10); &quot;[small][b]Keywords: [/b]&quot;;[.J49];CHAR(10);&quot;[color=transparent]Tags: &quot;;[.K4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4" office:value-type="string" calcext:value-type="string">
            <text:p>Add a block that moves a variable or list to a specific corner.</text:p>
          </table:table-cell>
          <table:table-cell table:number-columns-repeated="1015"/>
        </table:table-row>
        <table:table-row table:style-name="ro1">
          <table:table-cell table:style-name="ce1" office:value-type="float" office:value="33069" calcext:value-type="float">
            <text:p>33069</text:p>
          </table:table-cell>
          <table:table-cell table:style-name="ce1" office:value-type="float" office:value="194" calcext:value-type="float">
            <text:p>194</text:p>
          </table:table-cell>
          <table:table-cell table:style-name="ce2" office:value-type="date" office:date-value="2014-03-21T12:22:24" calcext:value-type="date">
            <text:p>3/21/2014 12:22:24</text:p>
          </table:table-cell>
          <table:table-cell table:style-name="ce1" office:value-type="string" calcext:value-type="string">
            <text:p>savaka</text:p>
          </table:table-cell>
          <table:table-cell table:style-name="ce1" office:value-type="string" calcext:value-type="string">
            <text:p>All keys on keyboard</text:p>
          </table:table-cell>
          <table:table-cell table:style-name="ce3" table:formula="of:=join(&quot;&quot;;&quot;https://scratch.mit.edu/discuss/topic/&quot;;[.A5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0]; &quot;]&quot;; [.E50]; &quot;[/url][/b] [i]by &quot;; [.D50]; &quot; (&quot;; INDIRECT(join(&quot;&quot;;&quot;H&quot;;(MONTH([.C50])))); &quot; '&quot;; RIGHT(YEAR([.C50]);2);&quot;)&quot;; CHAR(10);&quot;[b]Description: [/b]&quot;; [.I50]; CHAR(10); &quot;[small][b]Keywords: [/b]&quot;;[.J50];CHAR(10);&quot;[color=transparent]Tags: &quot;;[.K5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[i]Merged with https://scratch.mit.edu/discuss/topic/25174[/i]</text:p>
          </table:table-cell>
          <table:table-cell table:number-columns-repeated="1015"/>
        </table:table-row>
        <table:table-row table:style-name="ro1">
          <table:table-cell table:style-name="ce1" office:value-type="float" office:value="144724" calcext:value-type="float">
            <text:p>144724</text:p>
          </table:table-cell>
          <table:table-cell table:style-name="ce1" office:value-type="float" office:value="194" calcext:value-type="float">
            <text:p>194</text:p>
          </table:table-cell>
          <table:table-cell table:style-name="ce2" office:value-type="date" office:date-value="2015-08-21T16:25:18" calcext:value-type="date">
            <text:p>8/21/2015 16:25:18</text:p>
          </table:table-cell>
          <table:table-cell table:style-name="ce1" office:value-type="string" calcext:value-type="string">
            <text:p>Zekrom01</text:p>
          </table:table-cell>
          <table:table-cell table:style-name="ce1" office:value-type="string" calcext:value-type="string">
            <text:p>Prevent your project from being added to a studio (45 supporters!!)</text:p>
          </table:table-cell>
          <table:table-cell table:style-name="ce3" table:formula="of:=join(&quot;&quot;;&quot;https://scratch.mit.edu/discuss/topic/&quot;;[.A5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1]; &quot;]&quot;; [.E51]; &quot;[/url][/b] [i]by &quot;; [.D51]; &quot; (&quot;; INDIRECT(join(&quot;&quot;;&quot;H&quot;;(MONTH([.C51])))); &quot; '&quot;; RIGHT(YEAR([.C51]);2);&quot;)&quot;; CHAR(10);&quot;[b]Description: [/b]&quot;; [.I51]; CHAR(10); &quot;[small][b]Keywords: [/b]&quot;;[.J51];CHAR(10);&quot;[color=transparent]Tags: &quot;;[.K5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A feature allowing the user to disallow their projects from being added to studios.</text:p>
          </table:table-cell>
          <table:table-cell table:number-columns-repeated="1015"/>
        </table:table-row>
        <table:table-row table:style-name="ro1">
          <table:table-cell table:style-name="ce1" office:value-type="float" office:value="129636" calcext:value-type="float">
            <text:p>129636</text:p>
          </table:table-cell>
          <table:table-cell table:style-name="ce1" office:value-type="float" office:value="193" calcext:value-type="float">
            <text:p>193</text:p>
          </table:table-cell>
          <table:table-cell table:style-name="ce2" office:value-type="date" office:date-value="2015-06-30T19:47:21" calcext:value-type="date">
            <text:p>6/30/2015 19:47:21</text:p>
          </table:table-cell>
          <table:table-cell table:style-name="ce1" office:value-type="string" calcext:value-type="string">
            <text:p>IronBit_Studios</text:p>
          </table:table-cell>
          <table:table-cell table:style-name="ce1" office:value-type="string" calcext:value-type="string">
            <text:p>Print ___ Block (30+ Supporters)</text:p>
          </table:table-cell>
          <table:table-cell table:style-name="ce3" table:formula="of:=join(&quot;&quot;;&quot;https://scratch.mit.edu/discuss/topic/&quot;;[.A5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2]; &quot;]&quot;; [.E52]; &quot;[/url][/b] [i]by &quot;; [.D52]; &quot; (&quot;; INDIRECT(join(&quot;&quot;;&quot;H&quot;;(MONTH([.C52])))); &quot; '&quot;; RIGHT(YEAR([.C52]);2);&quot;)&quot;; CHAR(10);&quot;[b]Description: [/b]&quot;; [.I52]; CHAR(10); &quot;[small][b]Keywords: [/b]&quot;;[.J52];CHAR(10);&quot;[color=transparent]Tags: &quot;;[.K5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4" office:value-type="string" calcext:value-type="string">
            <text:p>Add a block that prints text directly onto the stage with some parameters.</text:p>
          </table:table-cell>
          <table:table-cell table:number-columns-repeated="1015"/>
        </table:table-row>
        <table:table-row table:style-name="ro1">
          <table:table-cell table:style-name="ce1" office:value-type="float" office:value="18010" calcext:value-type="float">
            <text:p>18010</text:p>
          </table:table-cell>
          <table:table-cell table:style-name="ce1" office:value-type="float" office:value="192" calcext:value-type="float">
            <text:p>192</text:p>
          </table:table-cell>
          <table:table-cell table:style-name="ce2" office:value-type="date" office:date-value="2013-10-13T12:47:25" calcext:value-type="date">
            <text:p>10/13/2013 12:47:25</text:p>
          </table:table-cell>
          <table:table-cell table:style-name="ce1" office:value-type="string" calcext:value-type="string">
            <text:p>Eqqy</text:p>
          </table:table-cell>
          <table:table-cell table:style-name="ce1" office:value-type="string" calcext:value-type="string">
            <text:p>Custom fonts</text:p>
          </table:table-cell>
          <table:table-cell table:style-name="ce3" table:formula="of:=join(&quot;&quot;;&quot;https://scratch.mit.edu/discuss/topic/&quot;;[.A5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3]; &quot;]&quot;; [.E53]; &quot;[/url][/b] [i]by &quot;; [.D53]; &quot; (&quot;; INDIRECT(join(&quot;&quot;;&quot;H&quot;;(MONTH([.C53])))); &quot; '&quot;; RIGHT(YEAR([.C53]);2);&quot;)&quot;; CHAR(10);&quot;[b]Description: [/b]&quot;; [.I53]; CHAR(10); &quot;[small][b]Keywords: [/b]&quot;;[.J53];CHAR(10);&quot;[color=transparent]Tags: &quot;;[.K5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The ability to use custom fonts on the user's device in the Scratch paint editor.</text:p>
          </table:table-cell>
          <table:table-cell table:number-columns-repeated="1015"/>
        </table:table-row>
        <table:table-row table:style-name="ro1">
          <table:table-cell table:style-name="ce1" office:value-type="float" office:value="80776" calcext:value-type="float">
            <text:p>80776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date" office:date-value="2015-01-12T23:26:28" calcext:value-type="date">
            <text:p>1/12/2015 23:26:28</text:p>
          </table:table-cell>
          <table:table-cell table:style-name="ce1" office:value-type="string" calcext:value-type="string">
            <text:p>Scratchified_Extras</text:p>
          </table:table-cell>
          <table:table-cell table:style-name="ce1" office:value-type="string" calcext:value-type="string">
            <text:p>Forum Security Change!!</text:p>
          </table:table-cell>
          <table:table-cell table:style-name="ce3" table:formula="of:=join(&quot;&quot;;&quot;https://scratch.mit.edu/discuss/topic/&quot;;[.A5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4]; &quot;]&quot;; [.E54]; &quot;[/url][/b] [i]by &quot;; [.D54]; &quot; (&quot;; INDIRECT(join(&quot;&quot;;&quot;H&quot;;(MONTH([.C54])))); &quot; '&quot;; RIGHT(YEAR([.C54]);2);&quot;)&quot;; CHAR(10);&quot;[b]Description: [/b]&quot;; [.I54]; CHAR(10); &quot;[small][b]Keywords: [/b]&quot;;[.J54];CHAR(10);&quot;[color=transparent]Tags: &quot;;[.K5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 page that warns the users that they are going to an external site when clicking on a link.</text:p>
          </table:table-cell>
          <table:table-cell table:number-columns-repeated="1015"/>
        </table:table-row>
        <table:table-row table:style-name="ro1">
          <table:table-cell table:style-name="ce1" office:value-type="float" office:value="143914" calcext:value-type="float">
            <text:p>143914</text:p>
          </table:table-cell>
          <table:table-cell table:style-name="ce1" office:value-type="float" office:value="187" calcext:value-type="float">
            <text:p>187</text:p>
          </table:table-cell>
          <table:table-cell table:style-name="ce2" office:value-type="date" office:date-value="2015-08-19T00:41:53" calcext:value-type="date">
            <text:p>8/19/2015 0:41:53</text:p>
          </table:table-cell>
          <table:table-cell table:style-name="ce1" office:value-type="string" calcext:value-type="string">
            <text:p>Cream_E_Cookie</text:p>
          </table:table-cell>
          <table:table-cell table:style-name="ce1" office:value-type="string" calcext:value-type="string">
            <text:p>Unshared Studios</text:p>
          </table:table-cell>
          <table:table-cell table:style-name="ce3" table:formula="of:=join(&quot;&quot;;&quot;https://scratch.mit.edu/discuss/topic/&quot;;[.A5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5]; &quot;]&quot;; [.E55]; &quot;[/url][/b] [i]by &quot;; [.D55]; &quot; (&quot;; INDIRECT(join(&quot;&quot;;&quot;H&quot;;(MONTH([.C55])))); &quot; '&quot;; RIGHT(YEAR([.C55]);2);&quot;)&quot;; CHAR(10);&quot;[b]Description: [/b]&quot;; [.I55]; CHAR(10); &quot;[small][b]Keywords: [/b]&quot;;[.J55];CHAR(10);&quot;[color=transparent]Tags: &quot;;[.K5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Change studios so that they are first unshared, and then have the ability to share them later.</text:p>
          </table:table-cell>
          <table:table-cell table:number-columns-repeated="1015"/>
        </table:table-row>
        <table:table-row table:style-name="ro1">
          <table:table-cell table:style-name="ce1" office:value-type="float" office:value="195714" calcext:value-type="float">
            <text:p>195714</text:p>
          </table:table-cell>
          <table:table-cell table:style-name="ce1" office:value-type="float" office:value="186" calcext:value-type="float">
            <text:p>186</text:p>
          </table:table-cell>
          <table:table-cell table:style-name="ce2" office:value-type="date" office:date-value="2016-04-24T19:04:35" calcext:value-type="date">
            <text:p>4/24/2016 19:04:35</text:p>
          </table:table-cell>
          <table:table-cell table:style-name="ce1" office:value-type="string" calcext:value-type="string">
            <text:p>Chibi-Matoran</text:p>
          </table:table-cell>
          <table:table-cell table:style-name="ce1" office:value-type="string" calcext:value-type="string">
            <text:p>An Argument for Better Programming Facilities</text:p>
          </table:table-cell>
          <table:table-cell table:style-name="ce3" table:formula="of:=join(&quot;&quot;;&quot;https://scratch.mit.edu/discuss/topic/&quot;;[.A5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6]; &quot;]&quot;; [.E56]; &quot;[/url][/b] [i]by &quot;; [.D56]; &quot; (&quot;; INDIRECT(join(&quot;&quot;;&quot;H&quot;;(MONTH([.C56])))); &quot; '&quot;; RIGHT(YEAR([.C56]);2);&quot;)&quot;; CHAR(10);&quot;[b]Description: [/b]&quot;; [.I56]; CHAR(10); &quot;[small][b]Keywords: [/b]&quot;;[.J56];CHAR(10);&quot;[color=transparent]Tags: &quot;;[.K5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7073" calcext:value-type="float">
            <text:p>7073</text:p>
          </table:table-cell>
          <table:table-cell table:style-name="ce1" office:value-type="float" office:value="183" calcext:value-type="float">
            <text:p>183</text:p>
          </table:table-cell>
          <table:table-cell table:style-name="ce2" office:value-type="date" office:date-value="2013-06-01T22:03:45" calcext:value-type="date">
            <text:p>6/1/2013 22:03:45</text:p>
          </table:table-cell>
          <table:table-cell table:style-name="ce1" office:value-type="string" calcext:value-type="string">
            <text:p>EdgeGamer</text:p>
          </table:table-cell>
          <table:table-cell table:style-name="ce1" office:value-type="string" calcext:value-type="string">
            <text:p>Sprite Folders!</text:p>
          </table:table-cell>
          <table:table-cell table:style-name="ce3" table:formula="of:=join(&quot;&quot;;&quot;https://scratch.mit.edu/discuss/topic/&quot;;[.A5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7]; &quot;]&quot;; [.E57]; &quot;[/url][/b] [i]by &quot;; [.D57]; &quot; (&quot;; INDIRECT(join(&quot;&quot;;&quot;H&quot;;(MONTH([.C57])))); &quot; '&quot;; RIGHT(YEAR([.C57]);2);&quot;)&quot;; CHAR(10);&quot;[b]Description: [/b]&quot;; [.I57]; CHAR(10); &quot;[small][b]Keywords: [/b]&quot;;[.J57];CHAR(10);&quot;[color=transparent]Tags: &quot;;[.K5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The abiltiy to create folders in the sprite menu to organize and categorize sprites.</text:p>
          </table:table-cell>
          <table:table-cell table:number-columns-repeated="1015"/>
        </table:table-row>
        <table:table-row table:style-name="ro1">
          <table:table-cell table:style-name="ce1" office:value-type="float" office:value="18403" calcext:value-type="float">
            <text:p>18403</text:p>
          </table:table-cell>
          <table:table-cell table:style-name="ce1" office:value-type="float" office:value="182" calcext:value-type="float">
            <text:p>182</text:p>
          </table:table-cell>
          <table:table-cell table:style-name="ce2" office:value-type="date" office:date-value="2013-10-19T19:19:20" calcext:value-type="date">
            <text:p>10/19/2013 19:19:20</text:p>
          </table:table-cell>
          <table:table-cell table:style-name="ce1" office:value-type="string" calcext:value-type="string">
            <text:p>fyromaniac1</text:p>
          </table:table-cell>
          <table:table-cell table:style-name="ce1" office:value-type="string" calcext:value-type="string">
            <text:p>Message Icon in Editor</text:p>
          </table:table-cell>
          <table:table-cell table:style-name="ce3" table:formula="of:=join(&quot;&quot;;&quot;https://scratch.mit.edu/discuss/topic/&quot;;[.A5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8]; &quot;]&quot;; [.E58]; &quot;[/url][/b] [i]by &quot;; [.D58]; &quot; (&quot;; INDIRECT(join(&quot;&quot;;&quot;H&quot;;(MONTH([.C58])))); &quot; '&quot;; RIGHT(YEAR([.C58]);2);&quot;)&quot;; CHAR(10);&quot;[b]Description: [/b]&quot;; [.I58]; CHAR(10); &quot;[small][b]Keywords: [/b]&quot;;[.J58];CHAR(10);&quot;[color=transparent]Tags: &quot;;[.K5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Add the messages button into the editor, as well as how many messages you have.</text:p>
          </table:table-cell>
          <table:table-cell table:number-columns-repeated="1015"/>
        </table:table-row>
        <table:table-row table:style-name="ro1">
          <table:table-cell table:style-name="ce1" office:value-type="float" office:value="216087" calcext:value-type="float">
            <text:p>216087</text:p>
          </table:table-cell>
          <table:table-cell table:style-name="ce1" office:value-type="float" office:value="181" calcext:value-type="float">
            <text:p>181</text:p>
          </table:table-cell>
          <table:table-cell table:style-name="ce2" office:value-type="date" office:date-value="2016-09-01T13:10:37" calcext:value-type="date">
            <text:p>9/1/2016 13:10:37</text:p>
          </table:table-cell>
          <table:table-cell table:style-name="ce1" office:value-type="string" calcext:value-type="string">
            <text:p>Cub56</text:p>
          </table:table-cell>
          <table:table-cell table:style-name="ce1" office:value-type="string" calcext:value-type="string">
            <text:p>A Change To "Not For Everyone" Projects (About 20+ supporters)</text:p>
          </table:table-cell>
          <table:table-cell table:style-name="ce3" table:formula="of:=join(&quot;&quot;;&quot;https://scratch.mit.edu/discuss/topic/&quot;;[.A5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9]; &quot;]&quot;; [.E59]; &quot;[/url][/b] [i]by &quot;; [.D59]; &quot; (&quot;; INDIRECT(join(&quot;&quot;;&quot;H&quot;;(MONTH([.C59])))); &quot; '&quot;; RIGHT(YEAR([.C59]);2);&quot;)&quot;; CHAR(10);&quot;[b]Description: [/b]&quot;; [.I59]; CHAR(10); &quot;[small][b]Keywords: [/b]&quot;;[.J59];CHAR(10);&quot;[color=transparent]Tags: &quot;;[.K5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366979" calcext:value-type="float">
            <text:p>366979</text:p>
          </table:table-cell>
          <table:table-cell table:style-name="ce1" office:value-type="float" office:value="181" calcext:value-type="float">
            <text:p>181</text:p>
          </table:table-cell>
          <table:table-cell table:style-name="ce2" office:value-type="date" office:date-value="2019-08-14T17:36:52" calcext:value-type="date">
            <text:p>8/14/2019 17:36:52</text:p>
          </table:table-cell>
          <table:table-cell table:style-name="ce1" office:value-type="string" calcext:value-type="string">
            <text:p>Morimop</text:p>
          </table:table-cell>
          <table:table-cell table:style-name="ce1" office:value-type="string" calcext:value-type="string">
            <text:p>Visitor View</text:p>
          </table:table-cell>
          <table:table-cell table:style-name="ce3" table:formula="of:=join(&quot;&quot;;&quot;https://scratch.mit.edu/discuss/topic/&quot;;[.A6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0]; &quot;]&quot;; [.E60]; &quot;[/url][/b] [i]by &quot;; [.D60]; &quot; (&quot;; INDIRECT(join(&quot;&quot;;&quot;H&quot;;(MONTH([.C60])))); &quot; '&quot;; RIGHT(YEAR([.C60]);2);&quot;)&quot;; CHAR(10);&quot;[b]Description: [/b]&quot;; [.I60]; CHAR(10); &quot;[small][b]Keywords: [/b]&quot;;[.J60];CHAR(10);&quot;[color=transparent]Tags: &quot;;[.K6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A feature to show a project in the way a visitor would see it to the creator.</text:p>
          </table:table-cell>
          <table:table-cell table:number-columns-repeated="1015"/>
        </table:table-row>
        <table:table-row table:style-name="ro1">
          <table:table-cell table:style-name="ce1" office:value-type="float" office:value="151480" calcext:value-type="float">
            <text:p>151480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date" office:date-value="2015-09-16T21:04:28" calcext:value-type="date">
            <text:p>9/16/2015 21:04:28</text:p>
          </table:table-cell>
          <table:table-cell table:style-name="ce1" office:value-type="string" calcext:value-type="string">
            <text:p>Fuzzbutt</text:p>
          </table:table-cell>
          <table:table-cell table:style-name="ce1" office:value-type="string" calcext:value-type="string">
            <text:p>New Front Page Bar—What the Community is Discussing</text:p>
          </table:table-cell>
          <table:table-cell table:style-name="ce3" table:formula="of:=join(&quot;&quot;;&quot;https://scratch.mit.edu/discuss/topic/&quot;;[.A6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1]; &quot;]&quot;; [.E61]; &quot;[/url][/b] [i]by &quot;; [.D61]; &quot; (&quot;; INDIRECT(join(&quot;&quot;;&quot;H&quot;;(MONTH([.C61])))); &quot; '&quot;; RIGHT(YEAR([.C61]);2);&quot;)&quot;; CHAR(10);&quot;[b]Description: [/b]&quot;; [.I61]; CHAR(10); &quot;[small][b]Keywords: [/b]&quot;;[.J61];CHAR(10);&quot;[color=transparent]Tags: &quot;;[.K6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105108" calcext:value-type="float">
            <text:p>105108</text:p>
          </table:table-cell>
          <table:table-cell table:style-name="ce1" office:value-type="float" office:value="177" calcext:value-type="float">
            <text:p>177</text:p>
          </table:table-cell>
          <table:table-cell table:style-name="ce2" office:value-type="date" office:date-value="2015-04-06T21:38:32" calcext:value-type="date">
            <text:p>4/6/2015 21:38:32</text:p>
          </table:table-cell>
          <table:table-cell table:style-name="ce1" office:value-type="string" calcext:value-type="string">
            <text:p>ArrstalKOP</text:p>
          </table:table-cell>
          <table:table-cell table:style-name="ce1" office:value-type="string" calcext:value-type="string">
            <text:p>Fonts! Fonts! We want Fonts!</text:p>
          </table:table-cell>
          <table:table-cell table:style-name="ce3" table:formula="of:=join(&quot;&quot;;&quot;https://scratch.mit.edu/discuss/topic/&quot;;[.A6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2]; &quot;]&quot;; [.E62]; &quot;[/url][/b] [i]by &quot;; [.D62]; &quot; (&quot;; INDIRECT(join(&quot;&quot;;&quot;H&quot;;(MONTH([.C62])))); &quot; '&quot;; RIGHT(YEAR([.C62]);2);&quot;)&quot;; CHAR(10);&quot;[b]Description: [/b]&quot;; [.I62]; CHAR(10); &quot;[small][b]Keywords: [/b]&quot;;[.J62];CHAR(10);&quot;[color=transparent]Tags: &quot;;[.K6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dd additional fonts in the paint editor, or allow importing from the user's device.</text:p>
          </table:table-cell>
          <table:table-cell table:number-columns-repeated="1015"/>
        </table:table-row>
        <table:table-row table:style-name="ro1">
          <table:table-cell table:style-name="ce1" office:value-type="float" office:value="33340" calcext:value-type="float">
            <text:p>33340</text:p>
          </table:table-cell>
          <table:table-cell table:style-name="ce1" office:value-type="float" office:value="176" calcext:value-type="float">
            <text:p>176</text:p>
          </table:table-cell>
          <table:table-cell table:style-name="ce2" office:value-type="date" office:date-value="2014-03-23T20:15:33" calcext:value-type="date">
            <text:p>3/23/2014 20:15:33</text:p>
          </table:table-cell>
          <table:table-cell table:style-name="ce1" office:value-type="string" calcext:value-type="string">
            <text:p>davidkt</text:p>
          </table:table-cell>
          <table:table-cell table:style-name="ce1" office:value-type="string" calcext:value-type="string">
            <text:p>Find and Replace System</text:p>
          </table:table-cell>
          <table:table-cell table:style-name="ce3" table:formula="of:=join(&quot;&quot;;&quot;https://scratch.mit.edu/discuss/topic/&quot;;[.A6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3]; &quot;]&quot;; [.E63]; &quot;[/url][/b] [i]by &quot;; [.D63]; &quot; (&quot;; INDIRECT(join(&quot;&quot;;&quot;H&quot;;(MONTH([.C63])))); &quot; '&quot;; RIGHT(YEAR([.C63]);2);&quot;)&quot;; CHAR(10);&quot;[b]Description: [/b]&quot;; [.I63]; CHAR(10); &quot;[small][b]Keywords: [/b]&quot;;[.J63];CHAR(10);&quot;[color=transparent]Tags: &quot;;[.K6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A feature to replace all instances of a block in the editor with a different block.</text:p>
          </table:table-cell>
          <table:table-cell table:number-columns-repeated="1015"/>
        </table:table-row>
        <table:table-row table:style-name="ro1">
          <table:table-cell table:style-name="ce1" office:value-type="float" office:value="47421" calcext:value-type="float">
            <text:p>47421</text:p>
          </table:table-cell>
          <table:table-cell table:style-name="ce1" office:value-type="float" office:value="174" calcext:value-type="float">
            <text:p>174</text:p>
          </table:table-cell>
          <table:table-cell table:style-name="ce2" office:value-type="date" office:date-value="2014-07-30T03:39:00" calcext:value-type="date">
            <text:p>7/30/2014 3:39:00</text:p>
          </table:table-cell>
          <table:table-cell table:style-name="ce1" office:value-type="string" calcext:value-type="string">
            <text:p>Dreamo</text:p>
          </table:table-cell>
          <table:table-cell table:style-name="ce1" office:value-type="string" calcext:value-type="string">
            <text:p>What's Happening and Messages</text:p>
          </table:table-cell>
          <table:table-cell table:style-name="ce3" table:formula="of:=join(&quot;&quot;;&quot;https://scratch.mit.edu/discuss/topic/&quot;;[.A6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4]; &quot;]&quot;; [.E64]; &quot;[/url][/b] [i]by &quot;; [.D64]; &quot; (&quot;; INDIRECT(join(&quot;&quot;;&quot;H&quot;;(MONTH([.C64])))); &quot; '&quot;; RIGHT(YEAR([.C64]);2);&quot;)&quot;; CHAR(10);&quot;[b]Description: [/b]&quot;; [.I64]; CHAR(10); &quot;[small][b]Keywords: [/b]&quot;;[.J64];CHAR(10);&quot;[color=transparent]Tags: &quot;;[.K6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18928" calcext:value-type="float">
            <text:p>18928</text:p>
          </table:table-cell>
          <table:table-cell table:style-name="ce1" office:value-type="float" office:value="173" calcext:value-type="float">
            <text:p>173</text:p>
          </table:table-cell>
          <table:table-cell table:style-name="ce2" office:value-type="date" office:date-value="2013-10-26T18:02:55" calcext:value-type="date">
            <text:p>10/26/2013 18:02:55</text:p>
          </table:table-cell>
          <table:table-cell table:style-name="ce1" office:value-type="string" calcext:value-type="string">
            <text:p>Me_Tis</text:p>
          </table:table-cell>
          <table:table-cell table:style-name="ce1" office:value-type="string" calcext:value-type="string">
            <text:p>Create own block dropdown list</text:p>
          </table:table-cell>
          <table:table-cell table:style-name="ce3" table:formula="of:=join(&quot;&quot;;&quot;https://scratch.mit.edu/discuss/topic/&quot;;[.A6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5]; &quot;]&quot;; [.E65]; &quot;[/url][/b] [i]by &quot;; [.D65]; &quot; (&quot;; INDIRECT(join(&quot;&quot;;&quot;H&quot;;(MONTH([.C65])))); &quot; '&quot;; RIGHT(YEAR([.C65]);2);&quot;)&quot;; CHAR(10);&quot;[b]Description: [/b]&quot;; [.I65]; CHAR(10); &quot;[small][b]Keywords: [/b]&quot;;[.J65];CHAR(10);&quot;[color=transparent]Tags: &quot;;[.K6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Allow the user to create dropdown inputs for their custom block, which can change the block's function.</text:p>
          </table:table-cell>
          <table:table-cell table:number-columns-repeated="1015"/>
        </table:table-row>
        <table:table-row table:style-name="ro1">
          <table:table-cell table:style-name="ce1" office:value-type="float" office:value="19340" calcext:value-type="float">
            <text:p>19340</text:p>
          </table:table-cell>
          <table:table-cell table:style-name="ce1" office:value-type="float" office:value="172" calcext:value-type="float">
            <text:p>172</text:p>
          </table:table-cell>
          <table:table-cell table:style-name="ce2" office:value-type="date" office:date-value="2013-11-01T23:47:37" calcext:value-type="date">
            <text:p>11/1/2013 23:47:37</text:p>
          </table:table-cell>
          <table:table-cell table:style-name="ce1" office:value-type="string" calcext:value-type="string">
            <text:p>PhirripSyrrip</text:p>
          </table:table-cell>
          <table:table-cell table:style-name="ce1" office:value-type="string" calcext:value-type="string">
            <text:p>Easier way of combining "Join", "And" and "Or" blocks.</text:p>
          </table:table-cell>
          <table:table-cell table:style-name="ce3" table:formula="of:=join(&quot;&quot;;&quot;https://scratch.mit.edu/discuss/topic/&quot;;[.A6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6]; &quot;]&quot;; [.E66]; &quot;[/url][/b] [i]by &quot;; [.D66]; &quot; (&quot;; INDIRECT(join(&quot;&quot;;&quot;H&quot;;(MONTH([.C66])))); &quot; '&quot;; RIGHT(YEAR([.C66]);2);&quot;)&quot;; CHAR(10);&quot;[b]Description: [/b]&quot;; [.I66]; CHAR(10); &quot;[small][b]Keywords: [/b]&quot;;[.J66];CHAR(10);&quot;[color=transparent]Tags: &quot;;[.K6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merge</text:p>
          </table:table-cell>
          <table:table-cell table:number-columns-repeated="1015"/>
        </table:table-row>
        <table:table-row table:style-name="ro1">
          <table:table-cell table:style-name="ce1" office:value-type="float" office:value="107760" calcext:value-type="float">
            <text:p>107760</text:p>
          </table:table-cell>
          <table:table-cell table:style-name="ce1" office:value-type="float" office:value="172" calcext:value-type="float">
            <text:p>172</text:p>
          </table:table-cell>
          <table:table-cell table:style-name="ce2" office:value-type="date" office:date-value="2015-04-16T02:38:06" calcext:value-type="date">
            <text:p>4/16/2015 2:38:06</text:p>
          </table:table-cell>
          <table:table-cell table:style-name="ce1" office:value-type="string" calcext:value-type="string">
            <text:p>cwkethan1508</text:p>
          </table:table-cell>
          <table:table-cell table:style-name="ce1" office:value-type="string" calcext:value-type="string">
            <text:p>Changing your featured project title (37-2.5 people support!)</text:p>
          </table:table-cell>
          <table:table-cell table:style-name="ce3" table:formula="of:=join(&quot;&quot;;&quot;https://scratch.mit.edu/discuss/topic/&quot;;[.A6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7]; &quot;]&quot;; [.E67]; &quot;[/url][/b] [i]by &quot;; [.D67]; &quot; (&quot;; INDIRECT(join(&quot;&quot;;&quot;H&quot;;(MONTH([.C67])))); &quot; '&quot;; RIGHT(YEAR([.C67]);2);&quot;)&quot;; CHAR(10);&quot;[b]Description: [/b]&quot;; [.I67]; CHAR(10); &quot;[small][b]Keywords: [/b]&quot;;[.J67];CHAR(10);&quot;[color=transparent]Tags: &quot;;[.K6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A feature that allows the user to create a custom label for their featured project.</text:p>
          </table:table-cell>
          <table:table-cell table:number-columns-repeated="1015"/>
        </table:table-row>
        <table:table-row table:style-name="ro1">
          <table:table-cell table:style-name="ce1" office:value-type="float" office:value="395542" calcext:value-type="float">
            <text:p>395542</text:p>
          </table:table-cell>
          <table:table-cell table:style-name="ce1" office:value-type="float" office:value="171" calcext:value-type="float">
            <text:p>171</text:p>
          </table:table-cell>
          <table:table-cell table:style-name="ce2" office:value-type="date" office:date-value="2020-04-11T21:47:55" calcext:value-type="date">
            <text:p>4/11/2020 21:47:55</text:p>
          </table:table-cell>
          <table:table-cell table:style-name="ce1" office:value-type="string" calcext:value-type="string">
            <text:p>Super_Scratch_Bros20</text:p>
          </table:table-cell>
          <table:table-cell table:style-name="ce1" office:value-type="string" calcext:value-type="string">
            <text:p>Waiting Between Remixing and Sharing</text:p>
          </table:table-cell>
          <table:table-cell table:style-name="ce3" table:formula="of:=join(&quot;&quot;;&quot;https://scratch.mit.edu/discuss/topic/&quot;;[.A6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8]; &quot;]&quot;; [.E68]; &quot;[/url][/b] [i]by &quot;; [.D68]; &quot; (&quot;; INDIRECT(join(&quot;&quot;;&quot;H&quot;;(MONTH([.C68])))); &quot; '&quot;; RIGHT(YEAR([.C68]);2);&quot;)&quot;; CHAR(10);&quot;[b]Description: [/b]&quot;; [.I68]; CHAR(10); &quot;[small][b]Keywords: [/b]&quot;;[.J68];CHAR(10);&quot;[color=transparent]Tags: &quot;;[.K6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Prevent users from remixing a project until an amount of time has elasped.</text:p>
          </table:table-cell>
          <table:table-cell table:number-columns-repeated="1015"/>
        </table:table-row>
        <table:table-row table:style-name="ro1">
          <table:table-cell table:style-name="ce1" office:value-type="float" office:value="86884" calcext:value-type="float">
            <text:p>86884</text:p>
          </table:table-cell>
          <table:table-cell table:style-name="ce1" office:value-type="float" office:value="170" calcext:value-type="float">
            <text:p>170</text:p>
          </table:table-cell>
          <table:table-cell table:style-name="ce2" office:value-type="date" office:date-value="2015-02-04T02:20:47" calcext:value-type="date">
            <text:p>2/4/2015 2:20:47</text:p>
          </table:table-cell>
          <table:table-cell table:style-name="ce1" office:value-type="string" calcext:value-type="string">
            <text:p>IronBit_Studios</text:p>
          </table:table-cell>
          <table:table-cell table:style-name="ce1" office:value-type="string" calcext:value-type="string">
            <text:p>Touching Any Sprite Boolean</text:p>
          </table:table-cell>
          <table:table-cell table:style-name="ce3" table:formula="of:=join(&quot;&quot;;&quot;https://scratch.mit.edu/discuss/topic/&quot;;[.A6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9]; &quot;]&quot;; [.E69]; &quot;[/url][/b] [i]by &quot;; [.D69]; &quot; (&quot;; INDIRECT(join(&quot;&quot;;&quot;H&quot;;(MONTH([.C69])))); &quot; '&quot;; RIGHT(YEAR([.C69]);2);&quot;)&quot;; CHAR(10);&quot;[b]Description: [/b]&quot;; [.I69]; CHAR(10); &quot;[small][b]Keywords: [/b]&quot;;[.J69];CHAR(10);&quot;[color=transparent]Tags: &quot;;[.K6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Add "any sprite" to the touching sprite block to detect if a sprite is touching any other sprite.</text:p>
          </table:table-cell>
          <table:table-cell table:number-columns-repeated="1015"/>
        </table:table-row>
        <table:table-row table:style-name="ro1">
          <table:table-cell table:style-name="ce1" office:value-type="float" office:value="141100" calcext:value-type="float">
            <text:p>141100</text:p>
          </table:table-cell>
          <table:table-cell table:style-name="ce1" office:value-type="float" office:value="170" calcext:value-type="float">
            <text:p>170</text:p>
          </table:table-cell>
          <table:table-cell table:style-name="ce2" office:value-type="date" office:date-value="2015-08-09T19:14:12" calcext:value-type="date">
            <text:p>8/9/2015 19:14:12</text:p>
          </table:table-cell>
          <table:table-cell table:style-name="ce1" office:value-type="string" calcext:value-type="string">
            <text:p>system64</text:p>
          </table:table-cell>
          <table:table-cell table:style-name="ce1" office:value-type="string" calcext:value-type="string">
            <text:p>Stop the automatic banner from banning people from mass-reporting alerts</text:p>
          </table:table-cell>
          <table:table-cell table:style-name="ce3" table:formula="of:=join(&quot;&quot;;&quot;https://scratch.mit.edu/discuss/topic/&quot;;[.A7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0]; &quot;]&quot;; [.E70]; &quot;[/url][/b] [i]by &quot;; [.D70]; &quot; (&quot;; INDIRECT(join(&quot;&quot;;&quot;H&quot;;(MONTH([.C70])))); &quot; '&quot;; RIGHT(YEAR([.C70]);2);&quot;)&quot;; CHAR(10);&quot;[b]Description: [/b]&quot;; [.I70]; CHAR(10); &quot;[small][b]Keywords: [/b]&quot;;[.J70];CHAR(10);&quot;[color=transparent]Tags: &quot;;[.K7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closed</text:p>
          </table:table-cell>
          <table:table-cell table:number-columns-repeated="1015"/>
        </table:table-row>
        <table:table-row table:style-name="ro1">
          <table:table-cell table:style-name="ce1" office:value-type="float" office:value="185332" calcext:value-type="float">
            <text:p>185332</text:p>
          </table:table-cell>
          <table:table-cell table:style-name="ce1" office:value-type="float" office:value="169" calcext:value-type="float">
            <text:p>169</text:p>
          </table:table-cell>
          <table:table-cell table:style-name="ce2" office:value-type="date" office:date-value="2016-02-26T06:08:22" calcext:value-type="date">
            <text:p>2/26/2016 6:08:22</text:p>
          </table:table-cell>
          <table:table-cell table:style-name="ce1" office:value-type="string" calcext:value-type="string">
            <text:p>DrKat123</text:p>
          </table:table-cell>
          <table:table-cell table:style-name="ce1" office:value-type="string" calcext:value-type="string">
            <text:p>Hash Map</text:p>
          </table:table-cell>
          <table:table-cell table:style-name="ce3" table:formula="of:=join(&quot;&quot;;&quot;https://scratch.mit.edu/discuss/topic/&quot;;[.A7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1]; &quot;]&quot;; [.E71]; &quot;[/url][/b] [i]by &quot;; [.D71]; &quot; (&quot;; INDIRECT(join(&quot;&quot;;&quot;H&quot;;(MONTH([.C71])))); &quot; '&quot;; RIGHT(YEAR([.C71]);2);&quot;)&quot;; CHAR(10);&quot;[b]Description: [/b]&quot;; [.I71]; CHAR(10); &quot;[small][b]Keywords: [/b]&quot;;[.J71];CHAR(10);&quot;[color=transparent]Tags: &quot;;[.K7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merge</text:p>
          </table:table-cell>
          <table:table-cell table:number-columns-repeated="1015"/>
        </table:table-row>
        <table:table-row table:style-name="ro1">
          <table:table-cell table:style-name="ce1" office:value-type="float" office:value="43316" calcext:value-type="float">
            <text:p>43316</text:p>
          </table:table-cell>
          <table:table-cell table:style-name="ce1" office:value-type="float" office:value="165" calcext:value-type="float">
            <text:p>165</text:p>
          </table:table-cell>
          <table:table-cell table:style-name="ce2" office:value-type="date" office:date-value="2014-06-23T11:13:32" calcext:value-type="date">
            <text:p>6/23/2014 11:13:32</text:p>
          </table:table-cell>
          <table:table-cell table:style-name="ce1" office:value-type="string" calcext:value-type="string">
            <text:p>PullJosh</text:p>
          </table:table-cell>
          <table:table-cell table:style-name="ce1" office:value-type="string" calcext:value-type="string">
            <text:p>Easier Custom Thumbnails</text:p>
          </table:table-cell>
          <table:table-cell table:style-name="ce3" table:formula="of:=join(&quot;&quot;;&quot;https://scratch.mit.edu/discuss/topic/&quot;;[.A7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2]; &quot;]&quot;; [.E72]; &quot;[/url][/b] [i]by &quot;; [.D72]; &quot; (&quot;; INDIRECT(join(&quot;&quot;;&quot;H&quot;;(MONTH([.C72])))); &quot; '&quot;; RIGHT(YEAR([.C72]);2);&quot;)&quot;; CHAR(10);&quot;[b]Description: [/b]&quot;; [.I72]; CHAR(10); &quot;[small][b]Keywords: [/b]&quot;;[.J72];CHAR(10);&quot;[color=transparent]Tags: &quot;;[.K7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merge</text:p>
          </table:table-cell>
          <table:table-cell table:number-columns-repeated="1015"/>
        </table:table-row>
        <table:table-row table:style-name="ro1">
          <table:table-cell table:style-name="ce1" office:value-type="float" office:value="74670" calcext:value-type="float">
            <text:p>74670</text:p>
          </table:table-cell>
          <table:table-cell table:style-name="ce1" office:value-type="float" office:value="165" calcext:value-type="float">
            <text:p>165</text:p>
          </table:table-cell>
          <table:table-cell table:style-name="ce2" office:value-type="date" office:date-value="2014-12-20T11:35:42" calcext:value-type="date">
            <text:p>12/20/2014 11:35:42</text:p>
          </table:table-cell>
          <table:table-cell table:style-name="ce1" office:value-type="string" calcext:value-type="string">
            <text:p>TheJellyConference</text:p>
          </table:table-cell>
          <table:table-cell table:style-name="ce1" office:value-type="string" calcext:value-type="string">
            <text:p>Pause Sounds and "Resume Sounds" blocks? (23 supporters)</text:p>
          </table:table-cell>
          <table:table-cell table:style-name="ce3" table:formula="of:=join(&quot;&quot;;&quot;https://scratch.mit.edu/discuss/topic/&quot;;[.A7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3]; &quot;]&quot;; [.E73]; &quot;[/url][/b] [i]by &quot;; [.D73]; &quot; (&quot;; INDIRECT(join(&quot;&quot;;&quot;H&quot;;(MONTH([.C73])))); &quot; '&quot;; RIGHT(YEAR([.C73]);2);&quot;)&quot;; CHAR(10);&quot;[b]Description: [/b]&quot;; [.I73]; CHAR(10); &quot;[small][b]Keywords: [/b]&quot;;[.J73];CHAR(10);&quot;[color=transparent]Tags: &quot;;[.K7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Add blocks that pause a sound while it's playing and resume the sound at a later point.</text:p>
          </table:table-cell>
          <table:table-cell table:number-columns-repeated="1015"/>
        </table:table-row>
        <table:table-row table:style-name="ro1">
          <table:table-cell table:style-name="ce1" office:value-type="float" office:value="387084" calcext:value-type="float">
            <text:p>387084</text:p>
          </table:table-cell>
          <table:table-cell table:style-name="ce1" office:value-type="float" office:value="164" calcext:value-type="float">
            <text:p>164</text:p>
          </table:table-cell>
          <table:table-cell table:style-name="ce2" office:value-type="date" office:date-value="2020-02-21T15:22:51" calcext:value-type="date">
            <text:p>2/21/2020 15:22:51</text:p>
          </table:table-cell>
          <table:table-cell table:style-name="ce1" office:value-type="string" calcext:value-type="string">
            <text:p>StevenTheSquare</text:p>
          </table:table-cell>
          <table:table-cell table:style-name="ce1" office:value-type="string" calcext:value-type="string">
            <text:p>new layer sensing blocks, &lt;behind [sprite]?&gt; and (layer)</text:p>
          </table:table-cell>
          <table:table-cell table:style-name="ce3" table:formula="of:=join(&quot;&quot;;&quot;https://scratch.mit.edu/discuss/topic/&quot;;[.A7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4]; &quot;]&quot;; [.E74]; &quot;[/url][/b] [i]by &quot;; [.D74]; &quot; (&quot;; INDIRECT(join(&quot;&quot;;&quot;H&quot;;(MONTH([.C74])))); &quot; '&quot;; RIGHT(YEAR([.C74]);2);&quot;)&quot;; CHAR(10);&quot;[b]Description: [/b]&quot;; [.I74]; CHAR(10); &quot;[small][b]Keywords: [/b]&quot;;[.J74];CHAR(10);&quot;[color=transparent]Tags: &quot;;[.K7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dd blocks related to layering of sprites, specifically a layer reporter.</text:p>
          </table:table-cell>
          <table:table-cell table:number-columns-repeated="1015"/>
        </table:table-row>
        <table:table-row table:style-name="ro1">
          <table:table-cell table:style-name="ce1" office:value-type="float" office:value="46150" calcext:value-type="float">
            <text:p>46150</text:p>
          </table:table-cell>
          <table:table-cell table:style-name="ce1" office:value-type="float" office:value="163" calcext:value-type="float">
            <text:p>163</text:p>
          </table:table-cell>
          <table:table-cell table:style-name="ce2" office:value-type="date" office:date-value="2014-07-17T19:10:53" calcext:value-type="date">
            <text:p>7/17/2014 19:10:53</text:p>
          </table:table-cell>
          <table:table-cell table:style-name="ce1" office:value-type="string" calcext:value-type="string">
            <text:p>Mr_sprite</text:p>
          </table:table-cell>
          <table:table-cell table:style-name="ce1" office:value-type="string" calcext:value-type="string">
            <text:p>Sound Loudness Block - Test it now!</text:p>
          </table:table-cell>
          <table:table-cell table:style-name="ce3" table:formula="of:=join(&quot;&quot;;&quot;https://scratch.mit.edu/discuss/topic/&quot;;[.A7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5]; &quot;]&quot;; [.E75]; &quot;[/url][/b] [i]by &quot;; [.D75]; &quot; (&quot;; INDIRECT(join(&quot;&quot;;&quot;H&quot;;(MONTH([.C75])))); &quot; '&quot;; RIGHT(YEAR([.C75]);2);&quot;)&quot;; CHAR(10);&quot;[b]Description: [/b]&quot;; [.I75]; CHAR(10); &quot;[small][b]Keywords: [/b]&quot;;[.J75];CHAR(10);&quot;[color=transparent]Tags: &quot;;[.K7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??</text:p>
          </table:table-cell>
          <table:table-cell table:number-columns-repeated="1015"/>
        </table:table-row>
        <table:table-row table:style-name="ro1">
          <table:table-cell table:style-name="ce1" office:value-type="float" office:value="8101" calcext:value-type="float">
            <text:p>8101</text:p>
          </table:table-cell>
          <table:table-cell table:style-name="ce1" office:value-type="float" office:value="160" calcext:value-type="float">
            <text:p>160</text:p>
          </table:table-cell>
          <table:table-cell table:style-name="ce2" office:value-type="date" office:date-value="2013-06-14T20:33:07" calcext:value-type="date">
            <text:p>6/14/2013 20:33:07</text:p>
          </table:table-cell>
          <table:table-cell table:style-name="ce1" office:value-type="string" calcext:value-type="string">
            <text:p>willehren</text:p>
          </table:table-cell>
          <table:table-cell table:style-name="ce1" office:value-type="string" calcext:value-type="string">
            <text:p>a [point towards x( <text:s text:c="4"/>) y( <text:s text:c="4"/>) block</text:p>
          </table:table-cell>
          <table:table-cell table:style-name="ce3" table:formula="of:=join(&quot;&quot;;&quot;https://scratch.mit.edu/discuss/topic/&quot;;[.A7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6]; &quot;]&quot;; [.E76]; &quot;[/url][/b] [i]by &quot;; [.D76]; &quot; (&quot;; INDIRECT(join(&quot;&quot;;&quot;H&quot;;(MONTH([.C76])))); &quot; '&quot;; RIGHT(YEAR([.C76]);2);&quot;)&quot;; CHAR(10);&quot;[b]Description: [/b]&quot;; [.I76]; CHAR(10); &quot;[small][b]Keywords: [/b]&quot;;[.J76];CHAR(10);&quot;[color=transparent]Tags: &quot;;[.K7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4" office:value-type="string" calcext:value-type="string">
            <text:p>Add a block that points the sprite into the direction of a specific coordinate.</text:p>
          </table:table-cell>
          <table:table-cell table:number-columns-repeated="1015"/>
        </table:table-row>
        <table:table-row table:style-name="ro1">
          <table:table-cell table:style-name="ce1" office:value-type="float" office:value="8618" calcext:value-type="float">
            <text:p>8618</text:p>
          </table:table-cell>
          <table:table-cell table:style-name="ce1" office:value-type="float" office:value="157" calcext:value-type="float">
            <text:p>157</text:p>
          </table:table-cell>
          <table:table-cell table:style-name="ce2" office:value-type="date" office:date-value="2013-06-19T21:04:36" calcext:value-type="date">
            <text:p>6/19/2013 21:04:36</text:p>
          </table:table-cell>
          <table:table-cell table:style-name="ce1" office:value-type="string" calcext:value-type="string">
            <text:p>kNoobLauch</text:p>
          </table:table-cell>
          <table:table-cell table:style-name="ce1" office:value-type="string" calcext:value-type="string">
            <text:p>Boolean variables :D</text:p>
          </table:table-cell>
          <table:table-cell table:style-name="ce3" table:formula="of:=join(&quot;&quot;;&quot;https://scratch.mit.edu/discuss/topic/&quot;;[.A7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7]; &quot;]&quot;; [.E77]; &quot;[/url][/b] [i]by &quot;; [.D77]; &quot; (&quot;; INDIRECT(join(&quot;&quot;;&quot;H&quot;;(MONTH([.C77])))); &quot; '&quot;; RIGHT(YEAR([.C77]);2);&quot;)&quot;; CHAR(10);&quot;[b]Description: [/b]&quot;; [.I77]; CHAR(10); &quot;[small][b]Keywords: [/b]&quot;;[.J77];CHAR(10);&quot;[color=transparent]Tags: &quot;;[.K7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A new type of variable that can only return true or false like a boolean block.</text:p>
          </table:table-cell>
          <table:table-cell table:number-columns-repeated="1015"/>
        </table:table-row>
        <table:table-row table:style-name="ro1">
          <table:table-cell table:style-name="ce1" office:value-type="float" office:value="222916" calcext:value-type="float">
            <text:p>222916</text:p>
          </table:table-cell>
          <table:table-cell table:style-name="ce1" office:value-type="float" office:value="157" calcext:value-type="float">
            <text:p>157</text:p>
          </table:table-cell>
          <table:table-cell table:style-name="ce2" office:value-type="date" office:date-value="2016-10-22T23:59:25" calcext:value-type="date">
            <text:p>10/22/2016 23:59:25</text:p>
          </table:table-cell>
          <table:table-cell table:style-name="ce1" office:value-type="string" calcext:value-type="string">
            <text:p>ZLGames</text:p>
          </table:table-cell>
          <table:table-cell table:style-name="ce1" office:value-type="string" calcext:value-type="string">
            <text:p>More Post Counts</text:p>
          </table:table-cell>
          <table:table-cell table:style-name="ce3" table:formula="of:=join(&quot;&quot;;&quot;https://scratch.mit.edu/discuss/topic/&quot;;[.A7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8]; &quot;]&quot;; [.E78]; &quot;[/url][/b] [i]by &quot;; [.D78]; &quot; (&quot;; INDIRECT(join(&quot;&quot;;&quot;H&quot;;(MONTH([.C78])))); &quot; '&quot;; RIGHT(YEAR([.C78]);2);&quot;)&quot;; CHAR(10);&quot;[b]Description: [/b]&quot;; [.I78]; CHAR(10); &quot;[small][b]Keywords: [/b]&quot;;[.J78];CHAR(10);&quot;[color=transparent]Tags: &quot;;[.K7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rejected</text:p>
          </table:table-cell>
          <table:table-cell table:number-columns-repeated="1015"/>
        </table:table-row>
        <table:table-row table:style-name="ro1">
          <table:table-cell table:style-name="ce1" office:value-type="float" office:value="232531" calcext:value-type="float">
            <text:p>232531</text:p>
          </table:table-cell>
          <table:table-cell table:style-name="ce1" office:value-type="float" office:value="157" calcext:value-type="float">
            <text:p>157</text:p>
          </table:table-cell>
          <table:table-cell table:style-name="ce2" office:value-type="date" office:date-value="2016-12-27T17:33:20" calcext:value-type="date">
            <text:p>12/27/2016 17:33:20</text:p>
          </table:table-cell>
          <table:table-cell table:style-name="ce1" office:value-type="string" calcext:value-type="string">
            <text:p>Cub56</text:p>
          </table:table-cell>
          <table:table-cell table:style-name="ce1" office:value-type="string" calcext:value-type="string">
            <text:p>Getting More Views!</text:p>
          </table:table-cell>
          <table:table-cell table:style-name="ce3" table:formula="of:=join(&quot;&quot;;&quot;https://scratch.mit.edu/discuss/topic/&quot;;[.A7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9]; &quot;]&quot;; [.E79]; &quot;[/url][/b] [i]by &quot;; [.D79]; &quot; (&quot;; INDIRECT(join(&quot;&quot;;&quot;H&quot;;(MONTH([.C79])))); &quot; '&quot;; RIGHT(YEAR([.C79]);2);&quot;)&quot;; CHAR(10);&quot;[b]Description: [/b]&quot;; [.I79]; CHAR(10); &quot;[small][b]Keywords: [/b]&quot;;[.J79];CHAR(10);&quot;[color=transparent]Tags: &quot;;[.K7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133224" calcext:value-type="float">
            <text:p>133224</text:p>
          </table:table-cell>
          <table:table-cell table:style-name="ce1" office:value-type="float" office:value="153" calcext:value-type="float">
            <text:p>153</text:p>
          </table:table-cell>
          <table:table-cell table:style-name="ce2" office:value-type="date" office:date-value="2015-07-12T21:32:04" calcext:value-type="date">
            <text:p>7/12/2015 21:32:04</text:p>
          </table:table-cell>
          <table:table-cell table:style-name="ce1" office:value-type="string" calcext:value-type="string">
            <text:p>rollercoasterfan</text:p>
          </table:table-cell>
          <table:table-cell table:style-name="ce1" office:value-type="string" calcext:value-type="string">
            <text:p>12 vs. 24 Hours</text:p>
          </table:table-cell>
          <table:table-cell table:style-name="ce3" table:formula="of:=join(&quot;&quot;;&quot;https://scratch.mit.edu/discuss/topic/&quot;;[.A8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80]; &quot;]&quot;; [.E80]; &quot;[/url][/b] [i]by &quot;; [.D80]; &quot; (&quot;; INDIRECT(join(&quot;&quot;;&quot;H&quot;;(MONTH([.C80])))); &quot; '&quot;; RIGHT(YEAR([.C80]);2);&quot;)&quot;; CHAR(10);&quot;[b]Description: [/b]&quot;; [.I80]; CHAR(10); &quot;[small][b]Keywords: [/b]&quot;;[.J80];CHAR(10);&quot;[color=transparent]Tags: &quot;;[.K8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An option to switch from 24-hour to 12-hour time format.</text:p>
          </table:table-cell>
          <table:table-cell table:number-columns-repeated="1015"/>
        </table:table-row>
        <table:table-row table:style-name="ro1">
          <table:table-cell table:style-name="ce1" office:value-type="float" office:value="12488" calcext:value-type="float">
            <text:p>12488</text:p>
          </table:table-cell>
          <table:table-cell table:style-name="ce1" office:value-type="float" office:value="151" calcext:value-type="float">
            <text:p>151</text:p>
          </table:table-cell>
          <table:table-cell table:style-name="ce2" office:value-type="date" office:date-value="2013-08-03T14:45:47" calcext:value-type="date">
            <text:p>8/3/2013 14:45:47</text:p>
          </table:table-cell>
          <table:table-cell table:style-name="ce1" office:value-type="string" calcext:value-type="string">
            <text:p>LeDerpy123</text:p>
          </table:table-cell>
          <table:table-cell table:style-name="ce1" office:value-type="string" calcext:value-type="string">
            <text:p>Effect Reporter</text:p>
          </table:table-cell>
          <table:table-cell table:style-name="ce3" table:formula="of:=join(&quot;&quot;;&quot;https://scratch.mit.edu/discuss/topic/&quot;;[.A8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81]; &quot;]&quot;; [.E81]; &quot;[/url][/b] [i]by &quot;; [.D81]; &quot; (&quot;; INDIRECT(join(&quot;&quot;;&quot;H&quot;;(MONTH([.C81])))); &quot; '&quot;; RIGHT(YEAR([.C81]);2);&quot;)&quot;; CHAR(10);&quot;[b]Description: [/b]&quot;; [.I81]; CHAR(10); &quot;[small][b]Keywords: [/b]&quot;;[.J81];CHAR(10);&quot;[color=transparent]Tags: &quot;;[.K8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4" office:value-type="string" calcext:value-type="string">
            <text:p>Add a block that reports the value of a certain effect for a sprite.</text:p>
          </table:table-cell>
          <table:table-cell table:number-columns-repeated="1015"/>
        </table:table-row>
        <table:table-row table:style-name="ro1">
          <table:table-cell table:style-name="ce1" office:value-type="float" office:value="140496" calcext:value-type="float">
            <text:p>140496</text:p>
          </table:table-cell>
          <table:table-cell table:style-name="ce1" office:value-type="float" office:value="148" calcext:value-type="float">
            <text:p>148</text:p>
          </table:table-cell>
          <table:table-cell table:style-name="ce2" office:value-type="date" office:date-value="2015-08-07T18:21:13" calcext:value-type="date">
            <text:p>8/7/2015 18:21:13</text:p>
          </table:table-cell>
          <table:table-cell table:style-name="ce1" office:value-type="string" calcext:value-type="string">
            <text:p>Zarlog</text:p>
          </table:table-cell>
          <table:table-cell table:style-name="ce1" office:value-type="string" calcext:value-type="string">
            <text:p>Remove the "Featured Projects" Section</text:p>
          </table:table-cell>
          <table:table-cell table:style-name="ce3" table:formula="of:=join(&quot;&quot;;&quot;https://scratch.mit.edu/discuss/topic/&quot;;[.A8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82]; &quot;]&quot;; [.E82]; &quot;[/url][/b] [i]by &quot;; [.D82]; &quot; (&quot;; INDIRECT(join(&quot;&quot;;&quot;H&quot;;(MONTH([.C82])))); &quot; '&quot;; RIGHT(YEAR([.C82]);2);&quot;)&quot;; CHAR(10);&quot;[b]Description: [/b]&quot;; [.I82]; CHAR(10); &quot;[small][b]Keywords: [/b]&quot;;[.J82];CHAR(10);&quot;[color=transparent]Tags: &quot;;[.K8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11307" calcext:value-type="float">
            <text:p>11307</text:p>
          </table:table-cell>
          <table:table-cell table:style-name="ce1" office:value-type="float" office:value="146" calcext:value-type="float">
            <text:p>146</text:p>
          </table:table-cell>
          <table:table-cell table:style-name="ce2" office:value-type="date" office:date-value="2013-07-20T09:40:13" calcext:value-type="date">
            <text:p>7/20/2013 9:40:13</text:p>
          </table:table-cell>
          <table:table-cell table:style-name="ce1" office:value-type="string" calcext:value-type="string">
            <text:p>db56558</text:p>
          </table:table-cell>
          <table:table-cell table:style-name="ce1" office:value-type="string" calcext:value-type="string">
            <text:p>Stop all sounds in this sprite block or stop a certain sound</text:p>
          </table:table-cell>
          <table:table-cell table:style-name="ce3" table:formula="of:=join(&quot;&quot;;&quot;https://scratch.mit.edu/discuss/topic/&quot;;[.A8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83]; &quot;]&quot;; [.E83]; &quot;[/url][/b] [i]by &quot;; [.D83]; &quot; (&quot;; INDIRECT(join(&quot;&quot;;&quot;H&quot;;(MONTH([.C83])))); &quot; '&quot;; RIGHT(YEAR([.C83]);2);&quot;)&quot;; CHAR(10);&quot;[b]Description: [/b]&quot;; [.I83]; CHAR(10); &quot;[small][b]Keywords: [/b]&quot;;[.J83];CHAR(10);&quot;[color=transparent]Tags: &quot;;[.K8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Blocks to stop all sounds only playing in that sprite and to stop a specific sound.</text:p>
          </table:table-cell>
          <table:table-cell table:number-columns-repeated="1015"/>
        </table:table-row>
        <table:table-row table:style-name="ro1">
          <table:table-cell table:style-name="ce1" office:value-type="float" office:value="24430" calcext:value-type="float">
            <text:p>24430</text:p>
          </table:table-cell>
          <table:table-cell table:style-name="ce1" office:value-type="float" office:value="146" calcext:value-type="float">
            <text:p>146</text:p>
          </table:table-cell>
          <table:table-cell table:style-name="ce2" office:value-type="date" office:date-value="2013-12-29T04:28:56" calcext:value-type="date">
            <text:p>12/29/2013 4:28:56</text:p>
          </table:table-cell>
          <table:table-cell table:style-name="ce1" office:value-type="string" calcext:value-type="string">
            <text:p>Zambonifofex</text:p>
          </table:table-cell>
          <table:table-cell table:style-name="ce1" office:value-type="string" calcext:value-type="string">
            <text:p>change * to ×</text:p>
          </table:table-cell>
          <table:table-cell table:style-name="ce3" table:formula="of:=join(&quot;&quot;;&quot;https://scratch.mit.edu/discuss/topic/&quot;;[.A8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84]; &quot;]&quot;; [.E84]; &quot;[/url][/b] [i]by &quot;; [.D84]; &quot; (&quot;; INDIRECT(join(&quot;&quot;;&quot;H&quot;;(MONTH([.C84])))); &quot; '&quot;; RIGHT(YEAR([.C84]);2);&quot;)&quot;; CHAR(10);&quot;[b]Description: [/b]&quot;; [.I84]; CHAR(10); &quot;[small][b]Keywords: [/b]&quot;;[.J84];CHAR(10);&quot;[color=transparent]Tags: &quot;;[.K8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169447" calcext:value-type="float">
            <text:p>169447</text:p>
          </table:table-cell>
          <table:table-cell table:style-name="ce1" office:value-type="float" office:value="145" calcext:value-type="float">
            <text:p>145</text:p>
          </table:table-cell>
          <table:table-cell table:style-name="ce2" office:value-type="date" office:date-value="2015-11-22T18:23:02" calcext:value-type="date">
            <text:p>11/22/2015 18:23:02</text:p>
          </table:table-cell>
          <table:table-cell table:style-name="ce1" office:value-type="string" calcext:value-type="string">
            <text:p>rocco32</text:p>
          </table:table-cell>
          <table:table-cell table:style-name="ce1" office:value-type="string" calcext:value-type="string">
            <text:p>Unnoticed Scratchers Box On The Front Page - Random Project Button</text:p>
          </table:table-cell>
          <table:table-cell table:style-name="ce3" table:formula="of:=join(&quot;&quot;;&quot;https://scratch.mit.edu/discuss/topic/&quot;;[.A8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85]; &quot;]&quot;; [.E85]; &quot;[/url][/b] [i]by &quot;; [.D85]; &quot; (&quot;; INDIRECT(join(&quot;&quot;;&quot;H&quot;;(MONTH([.C85])))); &quot; '&quot;; RIGHT(YEAR([.C85]);2);&quot;)&quot;; CHAR(10);&quot;[b]Description: [/b]&quot;; [.I85]; CHAR(10); &quot;[small][b]Keywords: [/b]&quot;;[.J85];CHAR(10);&quot;[color=transparent]Tags: &quot;;[.K8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175760" calcext:value-type="float">
            <text:p>175760</text:p>
          </table:table-cell>
          <table:table-cell table:style-name="ce1" office:value-type="float" office:value="145" calcext:value-type="float">
            <text:p>145</text:p>
          </table:table-cell>
          <table:table-cell table:style-name="ce2" office:value-type="date" office:date-value="2015-12-29T19:11:07" calcext:value-type="date">
            <text:p>12/29/2015 19:11:07</text:p>
          </table:table-cell>
          <table:table-cell table:style-name="ce1" office:value-type="string" calcext:value-type="string">
            <text:p>BookOwl</text:p>
          </table:table-cell>
          <table:table-cell table:style-name="ce1" office:value-type="string" calcext:value-type="string">
            <text:p>A simple way to add First Class Lists</text:p>
          </table:table-cell>
          <table:table-cell table:style-name="ce3" table:formula="of:=join(&quot;&quot;;&quot;https://scratch.mit.edu/discuss/topic/&quot;;[.A8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86]; &quot;]&quot;; [.E86]; &quot;[/url][/b] [i]by &quot;; [.D86]; &quot; (&quot;; INDIRECT(join(&quot;&quot;;&quot;H&quot;;(MONTH([.C86])))); &quot; '&quot;; RIGHT(YEAR([.C86]);2);&quot;)&quot;; CHAR(10);&quot;[b]Description: [/b]&quot;; [.I86]; CHAR(10); &quot;[small][b]Keywords: [/b]&quot;;[.J86];CHAR(10);&quot;[color=transparent]Tags: &quot;;[.K8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432989" calcext:value-type="float">
            <text:p>432989</text:p>
          </table:table-cell>
          <table:table-cell table:style-name="ce1" office:value-type="float" office:value="145" calcext:value-type="float">
            <text:p>145</text:p>
          </table:table-cell>
          <table:table-cell table:style-name="ce2" office:value-type="date" office:date-value="2020-08-20T18:46:28" calcext:value-type="date">
            <text:p>8/20/2020 18:46:28</text:p>
          </table:table-cell>
          <table:table-cell table:style-name="ce1" office:value-type="string" calcext:value-type="string">
            <text:p>willowmint-</text:p>
          </table:table-cell>
          <table:table-cell table:style-name="ce1" office:value-type="string" calcext:value-type="string">
            <text:p>Revised Community Guidelines</text:p>
          </table:table-cell>
          <table:table-cell table:style-name="ce3" table:formula="of:=join(&quot;&quot;;&quot;https://scratch.mit.edu/discuss/topic/&quot;;[.A8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87]; &quot;]&quot;; [.E87]; &quot;[/url][/b] [i]by &quot;; [.D87]; &quot; (&quot;; INDIRECT(join(&quot;&quot;;&quot;H&quot;;(MONTH([.C87])))); &quot; '&quot;; RIGHT(YEAR([.C87]);2);&quot;)&quot;; CHAR(10);&quot;[b]Description: [/b]&quot;; [.I87]; CHAR(10); &quot;[small][b]Keywords: [/b]&quot;;[.J87];CHAR(10);&quot;[color=transparent]Tags: &quot;;[.K8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Change the Community Guidelines to explain more rules.</text:p>
          </table:table-cell>
          <table:table-cell table:number-columns-repeated="1015"/>
        </table:table-row>
        <table:table-row table:style-name="ro1">
          <table:table-cell table:style-name="ce1" office:value-type="float" office:value="15646" calcext:value-type="float">
            <text:p>15646</text:p>
          </table:table-cell>
          <table:table-cell table:style-name="ce1" office:value-type="float" office:value="143" calcext:value-type="float">
            <text:p>143</text:p>
          </table:table-cell>
          <table:table-cell table:style-name="ce2" office:value-type="date" office:date-value="2013-09-11T11:31:30" calcext:value-type="date">
            <text:p>9/11/2013 11:31:30</text:p>
          </table:table-cell>
          <table:table-cell table:style-name="ce1" office:value-type="string" calcext:value-type="string">
            <text:p>savaka</text:p>
          </table:table-cell>
          <table:table-cell table:style-name="ce1" office:value-type="string" calcext:value-type="string">
            <text:p>Power block</text:p>
          </table:table-cell>
          <table:table-cell table:style-name="ce3" table:formula="of:=join(&quot;&quot;;&quot;https://scratch.mit.edu/discuss/topic/&quot;;[.A8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88]; &quot;]&quot;; [.E88]; &quot;[/url][/b] [i]by &quot;; [.D88]; &quot; (&quot;; INDIRECT(join(&quot;&quot;;&quot;H&quot;;(MONTH([.C88])))); &quot; '&quot;; RIGHT(YEAR([.C88]);2);&quot;)&quot;; CHAR(10);&quot;[b]Description: [/b]&quot;; [.I88]; CHAR(10); &quot;[small][b]Keywords: [/b]&quot;;[.J88];CHAR(10);&quot;[color=transparent]Tags: &quot;;[.K8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An operator block that performs an exponent operation.</text:p>
          </table:table-cell>
          <table:table-cell table:number-columns-repeated="1015"/>
        </table:table-row>
        <table:table-row table:style-name="ro1">
          <table:table-cell table:style-name="ce1" office:value-type="float" office:value="81036" calcext:value-type="float">
            <text:p>81036</text:p>
          </table:table-cell>
          <table:table-cell table:style-name="ce1" office:value-type="float" office:value="142" calcext:value-type="float">
            <text:p>142</text:p>
          </table:table-cell>
          <table:table-cell table:style-name="ce2" office:value-type="date" office:date-value="2015-01-14T01:07:31" calcext:value-type="date">
            <text:p>1/14/2015 1:07:31</text:p>
          </table:table-cell>
          <table:table-cell table:style-name="ce1" office:value-type="string" calcext:value-type="string">
            <text:p>_Hope</text:p>
          </table:table-cell>
          <table:table-cell table:style-name="ce1" office:value-type="string" calcext:value-type="string">
            <text:p>Recommended Projects</text:p>
          </table:table-cell>
          <table:table-cell table:style-name="ce3" table:formula="of:=join(&quot;&quot;;&quot;https://scratch.mit.edu/discuss/topic/&quot;;[.A8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89]; &quot;]&quot;; [.E89]; &quot;[/url][/b] [i]by &quot;; [.D89]; &quot; (&quot;; INDIRECT(join(&quot;&quot;;&quot;H&quot;;(MONTH([.C89])))); &quot; '&quot;; RIGHT(YEAR([.C89]);2);&quot;)&quot;; CHAR(10);&quot;[b]Description: [/b]&quot;; [.I89]; CHAR(10); &quot;[small][b]Keywords: [/b]&quot;;[.J89];CHAR(10);&quot;[color=transparent]Tags: &quot;;[.K8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218756" calcext:value-type="float">
            <text:p>218756</text:p>
          </table:table-cell>
          <table:table-cell table:style-name="ce1" office:value-type="float" office:value="141" calcext:value-type="float">
            <text:p>141</text:p>
          </table:table-cell>
          <table:table-cell table:style-name="ce2" office:value-type="date" office:date-value="2016-09-21T22:05:32" calcext:value-type="date">
            <text:p>9/21/2016 22:05:32</text:p>
          </table:table-cell>
          <table:table-cell table:style-name="ce1" office:value-type="string" calcext:value-type="string">
            <text:p>KawaiiCatGirl-</text:p>
          </table:table-cell>
          <table:table-cell table:style-name="ce1" office:value-type="string" calcext:value-type="string">
            <text:p>Remove the Days Since 2000 Block</text:p>
          </table:table-cell>
          <table:table-cell table:style-name="ce3" table:formula="of:=join(&quot;&quot;;&quot;https://scratch.mit.edu/discuss/topic/&quot;;[.A9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90]; &quot;]&quot;; [.E90]; &quot;[/url][/b] [i]by &quot;; [.D90]; &quot; (&quot;; INDIRECT(join(&quot;&quot;;&quot;H&quot;;(MONTH([.C90])))); &quot; '&quot;; RIGHT(YEAR([.C90]);2);&quot;)&quot;; CHAR(10);&quot;[b]Description: [/b]&quot;; [.I90]; CHAR(10); &quot;[small][b]Keywords: [/b]&quot;;[.J90];CHAR(10);&quot;[color=transparent]Tags: &quot;;[.K9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merged</text:p>
          </table:table-cell>
          <table:table-cell table:number-columns-repeated="1015"/>
        </table:table-row>
        <table:table-row table:style-name="ro1">
          <table:table-cell table:style-name="ce1" office:value-type="float" office:value="322107" calcext:value-type="float">
            <text:p>322107</text:p>
          </table:table-cell>
          <table:table-cell table:style-name="ce1" office:value-type="float" office:value="137" calcext:value-type="float">
            <text:p>137</text:p>
          </table:table-cell>
          <table:table-cell table:style-name="ce2" office:value-type="date" office:date-value="2018-11-23T19:14:52" calcext:value-type="date">
            <text:p>11/23/2018 19:14:52</text:p>
          </table:table-cell>
          <table:table-cell table:style-name="ce1" office:value-type="string" calcext:value-type="string">
            <text:p>LuckyLucky7</text:p>
          </table:table-cell>
          <table:table-cell table:style-name="ce1" office:value-type="string" calcext:value-type="string">
            <text:p>[SOLUTION] Collaborations</text:p>
          </table:table-cell>
          <table:table-cell table:style-name="ce3" table:formula="of:=join(&quot;&quot;;&quot;https://scratch.mit.edu/discuss/topic/&quot;;[.A9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91]; &quot;]&quot;; [.E91]; &quot;[/url][/b] [i]by &quot;; [.D91]; &quot; (&quot;; INDIRECT(join(&quot;&quot;;&quot;H&quot;;(MONTH([.C91])))); &quot; '&quot;; RIGHT(YEAR([.C91]);2);&quot;)&quot;; CHAR(10);&quot;[b]Description: [/b]&quot;; [.I91]; CHAR(10); &quot;[small][b]Keywords: [/b]&quot;;[.J91];CHAR(10);&quot;[color=transparent]Tags: &quot;;[.K9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Add a collaboration system that lets users take turns contributing to the project.</text:p>
          </table:table-cell>
          <table:table-cell table:number-columns-repeated="1015"/>
        </table:table-row>
        <table:table-row table:style-name="ro1">
          <table:table-cell table:style-name="ce1" office:value-type="float" office:value="134834" calcext:value-type="float">
            <text:p>134834</text:p>
          </table:table-cell>
          <table:table-cell table:style-name="ce1" office:value-type="float" office:value="136" calcext:value-type="float">
            <text:p>136</text:p>
          </table:table-cell>
          <table:table-cell table:style-name="ce2" office:value-type="date" office:date-value="2015-07-18T13:32:12" calcext:value-type="date">
            <text:p>7/18/2015 13:32:12</text:p>
          </table:table-cell>
          <table:table-cell table:style-name="ce1" office:value-type="string" calcext:value-type="string">
            <text:p>Letsgopitt</text:p>
          </table:table-cell>
          <table:table-cell table:style-name="ce1" office:value-type="string" calcext:value-type="string">
            <text:p>Stop Saying "x can be confusing to New Scratchers" to warrant a "No Support"</text:p>
          </table:table-cell>
          <table:table-cell table:style-name="ce3" table:formula="of:=join(&quot;&quot;;&quot;https://scratch.mit.edu/discuss/topic/&quot;;[.A9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92]; &quot;]&quot;; [.E92]; &quot;[/url][/b] [i]by &quot;; [.D92]; &quot; (&quot;; INDIRECT(join(&quot;&quot;;&quot;H&quot;;(MONTH([.C92])))); &quot; '&quot;; RIGHT(YEAR([.C92]);2);&quot;)&quot;; CHAR(10);&quot;[b]Description: [/b]&quot;; [.I92]; CHAR(10); &quot;[small][b]Keywords: [/b]&quot;;[.J92];CHAR(10);&quot;[color=transparent]Tags: &quot;;[.K9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Not a suggestion</text:p>
          </table:table-cell>
          <table:table-cell table:number-columns-repeated="1015"/>
        </table:table-row>
        <table:table-row table:style-name="ro1">
          <table:table-cell table:style-name="ce1" office:value-type="float" office:value="210650" calcext:value-type="float">
            <text:p>210650</text:p>
          </table:table-cell>
          <table:table-cell table:style-name="ce1" office:value-type="float" office:value="136" calcext:value-type="float">
            <text:p>136</text:p>
          </table:table-cell>
          <table:table-cell table:style-name="ce2" office:value-type="date" office:date-value="2016-07-26T23:01:55" calcext:value-type="date">
            <text:p>7/26/2016 23:01:55</text:p>
          </table:table-cell>
          <table:table-cell table:style-name="ce1" office:value-type="string" calcext:value-type="string">
            <text:p>alexphan</text:p>
          </table:table-cell>
          <table:table-cell table:style-name="ce1" office:value-type="string" calcext:value-type="string">
            <text:p>Add "Color" To Formatting Bar</text:p>
          </table:table-cell>
          <table:table-cell table:style-name="ce3" table:formula="of:=join(&quot;&quot;;&quot;https://scratch.mit.edu/discuss/topic/&quot;;[.A9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93]; &quot;]&quot;; [.E93]; &quot;[/url][/b] [i]by &quot;; [.D93]; &quot; (&quot;; INDIRECT(join(&quot;&quot;;&quot;H&quot;;(MONTH([.C93])))); &quot; '&quot;; RIGHT(YEAR([.C93]);2);&quot;)&quot;; CHAR(10);&quot;[b]Description: [/b]&quot;; [.I93]; CHAR(10); &quot;[small][b]Keywords: [/b]&quot;;[.J93];CHAR(10);&quot;[color=transparent]Tags: &quot;;[.K9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Add a button on the forum post creator to quickly add in color tags.</text:p>
          </table:table-cell>
          <table:table-cell table:number-columns-repeated="1015"/>
        </table:table-row>
        <table:table-row table:style-name="ro1">
          <table:table-cell table:style-name="ce1" office:value-type="float" office:value="285904" calcext:value-type="float">
            <text:p>285904</text:p>
          </table:table-cell>
          <table:table-cell table:style-name="ce1" office:value-type="float" office:value="135" calcext:value-type="float">
            <text:p>135</text:p>
          </table:table-cell>
          <table:table-cell table:style-name="ce2" office:value-type="date" office:date-value="2017-12-15T06:05:49" calcext:value-type="date">
            <text:p>12/15/2017 6:05:49</text:p>
          </table:table-cell>
          <table:table-cell table:style-name="ce1" office:value-type="string" calcext:value-type="string">
            <text:p>Wahsp</text:p>
          </table:table-cell>
          <table:table-cell table:style-name="ce1" office:value-type="string" calcext:value-type="string">
            <text:p>Guide to Finding Duplicates</text:p>
          </table:table-cell>
          <table:table-cell table:style-name="ce3" table:formula="of:=join(&quot;&quot;;&quot;https://scratch.mit.edu/discuss/topic/&quot;;[.A9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94]; &quot;]&quot;; [.E94]; &quot;[/url][/b] [i]by &quot;; [.D94]; &quot; (&quot;; INDIRECT(join(&quot;&quot;;&quot;H&quot;;(MONTH([.C94])))); &quot; '&quot;; RIGHT(YEAR([.C94]);2);&quot;)&quot;; CHAR(10);&quot;[b]Description: [/b]&quot;; [.I94]; CHAR(10); &quot;[small][b]Keywords: [/b]&quot;;[.J94];CHAR(10);&quot;[color=transparent]Tags: &quot;;[.K9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This one's next.</text:p>
          </table:table-cell>
          <table:table-cell table:number-columns-repeated="1015"/>
        </table:table-row>
        <table:table-row table:style-name="ro1">
          <table:table-cell table:style-name="ce1" office:value-type="float" office:value="69132" calcext:value-type="float">
            <text:p>69132</text:p>
          </table:table-cell>
          <table:table-cell table:style-name="ce1" office:value-type="float" office:value="134" calcext:value-type="float">
            <text:p>134</text:p>
          </table:table-cell>
          <table:table-cell table:style-name="ce2" office:value-type="date" office:date-value="2014-11-29T20:45:23" calcext:value-type="date">
            <text:p>11/29/2014 20:45:23</text:p>
          </table:table-cell>
          <table:table-cell table:style-name="ce1" office:value-type="string" calcext:value-type="string">
            <text:p>dhdguysg</text:p>
          </table:table-cell>
          <table:table-cell table:style-name="ce1" office:value-type="string" calcext:value-type="string">
            <text:p>Custom c blocks and hat blocks</text:p>
          </table:table-cell>
          <table:table-cell table:style-name="ce3" table:formula="of:=join(&quot;&quot;;&quot;https://scratch.mit.edu/discuss/topic/&quot;;[.A9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95]; &quot;]&quot;; [.E95]; &quot;[/url][/b] [i]by &quot;; [.D95]; &quot; (&quot;; INDIRECT(join(&quot;&quot;;&quot;H&quot;;(MONTH([.C95])))); &quot; '&quot;; RIGHT(YEAR([.C95]);2);&quot;)&quot;; CHAR(10);&quot;[b]Description: [/b]&quot;; [.I95]; CHAR(10); &quot;[small][b]Keywords: [/b]&quot;;[.J95];CHAR(10);&quot;[color=transparent]Tags: &quot;;[.K9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Allow users to create custom loops and hat blocks.</text:p>
          </table:table-cell>
          <table:table-cell table:number-columns-repeated="1015"/>
        </table:table-row>
        <table:table-row table:style-name="ro1">
          <table:table-cell table:style-name="ce1" office:value-type="float" office:value="107668" calcext:value-type="float">
            <text:p>107668</text:p>
          </table:table-cell>
          <table:table-cell table:style-name="ce1" office:value-type="float" office:value="134" calcext:value-type="float">
            <text:p>134</text:p>
          </table:table-cell>
          <table:table-cell table:style-name="ce2" office:value-type="date" office:date-value="2015-04-15T19:31:38" calcext:value-type="date">
            <text:p>4/15/2015 19:31:38</text:p>
          </table:table-cell>
          <table:table-cell table:style-name="ce1" office:value-type="string" calcext:value-type="string">
            <text:p>TheHockeyist</text:p>
          </table:table-cell>
          <table:table-cell table:style-name="ce1" office:value-type="string" calcext:value-type="string">
            <text:p>Remove Meow and Edible Scratch.</text:p>
          </table:table-cell>
          <table:table-cell table:style-name="ce3" table:formula="of:=join(&quot;&quot;;&quot;https://scratch.mit.edu/discuss/topic/&quot;;[.A9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96]; &quot;]&quot;; [.E96]; &quot;[/url][/b] [i]by &quot;; [.D96]; &quot; (&quot;; INDIRECT(join(&quot;&quot;;&quot;H&quot;;(MONTH([.C96])))); &quot; '&quot;; RIGHT(YEAR([.C96]);2);&quot;)&quot;; CHAR(10);&quot;[b]Description: [/b]&quot;; [.I96]; CHAR(10); &quot;[small][b]Keywords: [/b]&quot;;[.J96];CHAR(10);&quot;[color=transparent]Tags: &quot;;[.K9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implemented</text:p>
          </table:table-cell>
          <table:table-cell table:number-columns-repeated="1015"/>
        </table:table-row>
        <table:table-row table:style-name="ro1">
          <table:table-cell table:style-name="ce1" office:value-type="float" office:value="39984" calcext:value-type="float">
            <text:p>39984</text:p>
          </table:table-cell>
          <table:table-cell table:style-name="ce1" office:value-type="float" office:value="133" calcext:value-type="float">
            <text:p>133</text:p>
          </table:table-cell>
          <table:table-cell table:style-name="ce2" office:value-type="date" office:date-value="2014-05-24T20:33:55" calcext:value-type="date">
            <text:p>5/24/2014 20:33:55</text:p>
          </table:table-cell>
          <table:table-cell table:style-name="ce1" office:value-type="string" calcext:value-type="string">
            <text:p>szogun</text:p>
          </table:table-cell>
          <table:table-cell table:style-name="ce1" office:value-type="string" calcext:value-type="string">
            <text:p>Spoiler Tags.</text:p>
          </table:table-cell>
          <table:table-cell table:style-name="ce3" table:formula="of:=join(&quot;&quot;;&quot;https://scratch.mit.edu/discuss/topic/&quot;;[.A9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97]; &quot;]&quot;; [.E97]; &quot;[/url][/b] [i]by &quot;; [.D97]; &quot; (&quot;; INDIRECT(join(&quot;&quot;;&quot;H&quot;;(MONTH([.C97])))); &quot; '&quot;; RIGHT(YEAR([.C97]);2);&quot;)&quot;; CHAR(10);&quot;[b]Description: [/b]&quot;; [.I97]; CHAR(10); &quot;[small][b]Keywords: [/b]&quot;;[.J97];CHAR(10);&quot;[color=transparent]Tags: &quot;;[.K9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A new BBCode tag that hides text and only reveals it when clicked.</text:p>
          </table:table-cell>
          <table:table-cell table:number-columns-repeated="1015"/>
        </table:table-row>
        <table:table-row table:style-name="ro1">
          <table:table-cell table:style-name="ce1" office:value-type="float" office:value="75872" calcext:value-type="float">
            <text:p>75872</text:p>
          </table:table-cell>
          <table:table-cell table:style-name="ce1" office:value-type="float" office:value="133" calcext:value-type="float">
            <text:p>133</text:p>
          </table:table-cell>
          <table:table-cell table:style-name="ce2" office:value-type="date" office:date-value="2014-12-24T06:10:11" calcext:value-type="date">
            <text:p>12/24/2014 6:10:11</text:p>
          </table:table-cell>
          <table:table-cell table:style-name="ce1" office:value-type="string" calcext:value-type="string">
            <text:p>Prinseskat</text:p>
          </table:table-cell>
          <table:table-cell table:style-name="ce1" office:value-type="string" calcext:value-type="string">
            <text:p>Offline Scratch editor on Chrome Web Store?</text:p>
          </table:table-cell>
          <table:table-cell table:style-name="ce3" table:formula="of:=join(&quot;&quot;;&quot;https://scratch.mit.edu/discuss/topic/&quot;;[.A9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98]; &quot;]&quot;; [.E98]; &quot;[/url][/b] [i]by &quot;; [.D98]; &quot; (&quot;; INDIRECT(join(&quot;&quot;;&quot;H&quot;;(MONTH([.C98])))); &quot; '&quot;; RIGHT(YEAR([.C98]);2);&quot;)&quot;; CHAR(10);&quot;[b]Description: [/b]&quot;; [.I98]; CHAR(10); &quot;[small][b]Keywords: [/b]&quot;;[.J98];CHAR(10);&quot;[color=transparent]Tags: &quot;;[.K9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implemented</text:p>
          </table:table-cell>
          <table:table-cell table:number-columns-repeated="1015"/>
        </table:table-row>
        <table:table-row table:style-name="ro1">
          <table:table-cell table:style-name="ce1" office:value-type="float" office:value="5516" calcext:value-type="float">
            <text:p>5516</text:p>
          </table:table-cell>
          <table:table-cell table:style-name="ce1" office:value-type="float" office:value="132" calcext:value-type="float">
            <text:p>132</text:p>
          </table:table-cell>
          <table:table-cell table:style-name="ce2" office:value-type="date" office:date-value="2013-05-15T21:10:52" calcext:value-type="date">
            <text:p>5/15/2013 21:10:52</text:p>
          </table:table-cell>
          <table:table-cell table:style-name="ce1" office:value-type="string" calcext:value-type="string">
            <text:p>ImagineIt</text:p>
          </table:table-cell>
          <table:table-cell table:style-name="ce1" office:value-type="string" calcext:value-type="string">
            <text:p>Ability to Unfollow Multiple Scratchers/Unfavorite Multiple Projects at Once.</text:p>
          </table:table-cell>
          <table:table-cell table:style-name="ce3" table:formula="of:=join(&quot;&quot;;&quot;https://scratch.mit.edu/discuss/topic/&quot;;[.A9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99]; &quot;]&quot;; [.E99]; &quot;[/url][/b] [i]by &quot;; [.D99]; &quot; (&quot;; INDIRECT(join(&quot;&quot;;&quot;H&quot;;(MONTH([.C99])))); &quot; '&quot;; RIGHT(YEAR([.C99]);2);&quot;)&quot;; CHAR(10);&quot;[b]Description: [/b]&quot;; [.I99]; CHAR(10); &quot;[small][b]Keywords: [/b]&quot;;[.J99];CHAR(10);&quot;[color=transparent]Tags: &quot;;[.K9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Allow users to select multiple projects to unfavorite and multiple users to unfollow in mass.</text:p>
          </table:table-cell>
          <table:table-cell table:number-columns-repeated="1015"/>
        </table:table-row>
        <table:table-row table:style-name="ro1">
          <table:table-cell table:style-name="ce1" office:value-type="float" office:value="15299" calcext:value-type="float">
            <text:p>15299</text:p>
          </table:table-cell>
          <table:table-cell table:style-name="ce1" office:value-type="float" office:value="131" calcext:value-type="float">
            <text:p>131</text:p>
          </table:table-cell>
          <table:table-cell table:style-name="ce2" office:value-type="date" office:date-value="2013-09-06T16:31:59" calcext:value-type="date">
            <text:p>9/6/2013 16:31:59</text:p>
          </table:table-cell>
          <table:table-cell table:style-name="ce1" office:value-type="string" calcext:value-type="string">
            <text:p>DadOfMrLog</text:p>
          </table:table-cell>
          <table:table-cell table:style-name="ce1" office:value-type="string" calcext:value-type="string">
            <text:p>User Variables &amp; User Lists (rather than Cloud variables/lists)</text:p>
          </table:table-cell>
          <table:table-cell table:style-name="ce3" table:formula="of:=join(&quot;&quot;;&quot;https://scratch.mit.edu/discuss/topic/&quot;;[.A10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00]; &quot;]&quot;; [.E100]; &quot;[/url][/b] [i]by &quot;; [.D100]; &quot; (&quot;; INDIRECT(join(&quot;&quot;;&quot;H&quot;;(MONTH([.C100])))); &quot; '&quot;; RIGHT(YEAR([.C100]);2);&quot;)&quot;; CHAR(10);&quot;[b]Description: [/b]&quot;; [.I100]; CHAR(10); &quot;[small][b]Keywords: [/b]&quot;;[.J100];CHAR(10);&quot;[color=transparent]Tags: &quot;;[.K10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A new type of variable that saves data locally in the user's browser.</text:p>
          </table:table-cell>
          <table:table-cell table:number-columns-repeated="1015"/>
        </table:table-row>
        <table:table-row table:style-name="ro1">
          <table:table-cell table:style-name="ce1" office:value-type="float" office:value="201939" calcext:value-type="float">
            <text:p>201939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date" office:date-value="2016-05-31T21:39:22" calcext:value-type="date">
            <text:p>5/31/2016 21:39:22</text:p>
          </table:table-cell>
          <table:table-cell table:style-name="ce1" office:value-type="string" calcext:value-type="string">
            <text:p>Macie1234</text:p>
          </table:table-cell>
          <table:table-cell table:style-name="ce1" office:value-type="string" calcext:value-type="string">
            <text:p>Current millisecond</text:p>
          </table:table-cell>
          <table:table-cell table:style-name="ce3" table:formula="of:=join(&quot;&quot;;&quot;https://scratch.mit.edu/discuss/topic/&quot;;[.A10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01]; &quot;]&quot;; [.E101]; &quot;[/url][/b] [i]by &quot;; [.D101]; &quot; (&quot;; INDIRECT(join(&quot;&quot;;&quot;H&quot;;(MONTH([.C101])))); &quot; '&quot;; RIGHT(YEAR([.C101]);2);&quot;)&quot;; CHAR(10);&quot;[b]Description: [/b]&quot;; [.I101]; CHAR(10); &quot;[small][b]Keywords: [/b]&quot;;[.J101];CHAR(10);&quot;[color=transparent]Tags: &quot;;[.K10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Add an option in the current block to report the current millisecond.</text:p>
          </table:table-cell>
          <table:table-cell table:number-columns-repeated="1015"/>
        </table:table-row>
        <table:table-row table:style-name="ro1">
          <table:table-cell table:style-name="ce1" office:value-type="float" office:value="250529" calcext:value-type="float">
            <text:p>250529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date" office:date-value="2017-04-19T04:16:20" calcext:value-type="date">
            <text:p>4/19/2017 4:16:20</text:p>
          </table:table-cell>
          <table:table-cell table:style-name="ce1" office:value-type="string" calcext:value-type="string">
            <text:p>Wheatly_Scratcher</text:p>
          </table:table-cell>
          <table:table-cell table:style-name="ce1" office:value-type="string" calcext:value-type="string">
            <text:p>Color at x: () y: () block.</text:p>
          </table:table-cell>
          <table:table-cell table:style-name="ce3" table:formula="of:=join(&quot;&quot;;&quot;https://scratch.mit.edu/discuss/topic/&quot;;[.A10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02]; &quot;]&quot;; [.E102]; &quot;[/url][/b] [i]by &quot;; [.D102]; &quot; (&quot;; INDIRECT(join(&quot;&quot;;&quot;H&quot;;(MONTH([.C102])))); &quot; '&quot;; RIGHT(YEAR([.C102]);2);&quot;)&quot;; CHAR(10);&quot;[b]Description: [/b]&quot;; [.I102]; CHAR(10); &quot;[small][b]Keywords: [/b]&quot;;[.J102];CHAR(10);&quot;[color=transparent]Tags: &quot;;[.K10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4" office:value-type="string" calcext:value-type="string">
            <text:p>Add a block that reports the hexadecimal color of a pixel at a specific coordinate.</text:p>
          </table:table-cell>
          <table:table-cell table:number-columns-repeated="1015"/>
        </table:table-row>
        <table:table-row table:style-name="ro1">
          <table:table-cell table:style-name="ce1" office:value-type="float" office:value="9750" calcext:value-type="float">
            <text:p>9750</text:p>
          </table:table-cell>
          <table:table-cell table:style-name="ce1" office:value-type="float" office:value="129" calcext:value-type="float">
            <text:p>129</text:p>
          </table:table-cell>
          <table:table-cell table:style-name="ce2" office:value-type="date" office:date-value="2013-07-02T15:16:03" calcext:value-type="date">
            <text:p>7/2/2013 15:16:03</text:p>
          </table:table-cell>
          <table:table-cell table:style-name="ce1" office:value-type="string" calcext:value-type="string">
            <text:p>ProdigyZeta7</text:p>
          </table:table-cell>
          <table:table-cell table:style-name="ce1" office:value-type="string" calcext:value-type="string">
            <text:p>More _things_</text:p>
          </table:table-cell>
          <table:table-cell table:style-name="ce3" table:formula="of:=join(&quot;&quot;;&quot;https://scratch.mit.edu/discuss/topic/&quot;;[.A10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03]; &quot;]&quot;; [.E103]; &quot;[/url][/b] [i]by &quot;; [.D103]; &quot; (&quot;; INDIRECT(join(&quot;&quot;;&quot;H&quot;;(MONTH([.C103])))); &quot; '&quot;; RIGHT(YEAR([.C103]);2);&quot;)&quot;; CHAR(10);&quot;[b]Description: [/b]&quot;; [.I103]; CHAR(10); &quot;[small][b]Keywords: [/b]&quot;;[.J103];CHAR(10);&quot;[color=transparent]Tags: &quot;;[.K10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336019" calcext:value-type="float">
            <text:p>336019</text:p>
          </table:table-cell>
          <table:table-cell table:style-name="ce1" office:value-type="float" office:value="129" calcext:value-type="float">
            <text:p>129</text:p>
          </table:table-cell>
          <table:table-cell table:style-name="ce2" office:value-type="date" office:date-value="2019-01-14T23:17:52" calcext:value-type="date">
            <text:p>1/14/2019 23:17:52</text:p>
          </table:table-cell>
          <table:table-cell table:style-name="ce1" office:value-type="string" calcext:value-type="string">
            <text:p>novice27b</text:p>
          </table:table-cell>
          <table:table-cell table:style-name="ce1" office:value-type="string" calcext:value-type="string">
            <text:p>Bring back the Remix Tree Button! [READ BEFORE REPLYING!!!]</text:p>
          </table:table-cell>
          <table:table-cell table:style-name="ce3" table:formula="of:=join(&quot;&quot;;&quot;https://scratch.mit.edu/discuss/topic/&quot;;[.A10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04]; &quot;]&quot;; [.E104]; &quot;[/url][/b] [i]by &quot;; [.D104]; &quot; (&quot;; INDIRECT(join(&quot;&quot;;&quot;H&quot;;(MONTH([.C104])))); &quot; '&quot;; RIGHT(YEAR([.C104]);2);&quot;)&quot;; CHAR(10);&quot;[b]Description: [/b]&quot;; [.I104]; CHAR(10); &quot;[small][b]Keywords: [/b]&quot;;[.J104];CHAR(10);&quot;[color=transparent]Tags: &quot;;[.K10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Re-add the button to show the remix tree of a project on the project page.</text:p>
          </table:table-cell>
          <table:table-cell table:number-columns-repeated="1015"/>
        </table:table-row>
        <table:table-row table:style-name="ro1">
          <table:table-cell table:style-name="ce1" office:value-type="float" office:value="51455" calcext:value-type="float">
            <text:p>51455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date" office:date-value="2014-09-06T22:29:11" calcext:value-type="date">
            <text:p>9/6/2014 22:29:11</text:p>
          </table:table-cell>
          <table:table-cell table:style-name="ce1" office:value-type="string" calcext:value-type="string">
            <text:p>Music-Maker</text:p>
          </table:table-cell>
          <table:table-cell table:style-name="ce1" office:value-type="string" calcext:value-type="string">
            <text:p>Confirming "Share"</text:p>
          </table:table-cell>
          <table:table-cell table:style-name="ce3" table:formula="of:=join(&quot;&quot;;&quot;https://scratch.mit.edu/discuss/topic/&quot;;[.A10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05]; &quot;]&quot;; [.E105]; &quot;[/url][/b] [i]by &quot;; [.D105]; &quot; (&quot;; INDIRECT(join(&quot;&quot;;&quot;H&quot;;(MONTH([.C105])))); &quot; '&quot;; RIGHT(YEAR([.C105]);2);&quot;)&quot;; CHAR(10);&quot;[b]Description: [/b]&quot;; [.I105]; CHAR(10); &quot;[small][b]Keywords: [/b]&quot;;[.J105];CHAR(10);&quot;[color=transparent]Tags: &quot;;[.K10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Have users confirm whether they would like to share a project.</text:p>
          </table:table-cell>
          <table:table-cell table:number-columns-repeated="1015"/>
        </table:table-row>
        <table:table-row table:style-name="ro1">
          <table:table-cell table:style-name="ce1" office:value-type="float" office:value="70614" calcext:value-type="float">
            <text:p>70614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date" office:date-value="2014-12-05T23:55:28" calcext:value-type="date">
            <text:p>12/5/2014 23:55:28</text:p>
          </table:table-cell>
          <table:table-cell table:style-name="ce1" office:value-type="string" calcext:value-type="string">
            <text:p>epic271</text:p>
          </table:table-cell>
          <table:table-cell table:style-name="ce1" office:value-type="string" calcext:value-type="string">
            <text:p>Xbox 360 Controller Extension</text:p>
          </table:table-cell>
          <table:table-cell table:style-name="ce3" table:formula="of:=join(&quot;&quot;;&quot;https://scratch.mit.edu/discuss/topic/&quot;;[.A10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06]; &quot;]&quot;; [.E106]; &quot;[/url][/b] [i]by &quot;; [.D106]; &quot; (&quot;; INDIRECT(join(&quot;&quot;;&quot;H&quot;;(MONTH([.C106])))); &quot; '&quot;; RIGHT(YEAR([.C106]);2);&quot;)&quot;; CHAR(10);&quot;[b]Description: [/b]&quot;; [.I106]; CHAR(10); &quot;[small][b]Keywords: [/b]&quot;;[.J106];CHAR(10);&quot;[color=transparent]Tags: &quot;;[.K10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uplicate</text:p>
          </table:table-cell>
          <table:table-cell table:number-columns-repeated="1015"/>
        </table:table-row>
        <table:table-row table:style-name="ro1">
          <table:table-cell table:style-name="ce1" office:value-type="float" office:value="300943" calcext:value-type="float">
            <text:p>300943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date" office:date-value="2018-05-10T23:23:35" calcext:value-type="date">
            <text:p>5/10/2018 23:23:35</text:p>
          </table:table-cell>
          <table:table-cell table:style-name="ce1" office:value-type="string" calcext:value-type="string">
            <text:p>GamesGuyTV</text:p>
          </table:table-cell>
          <table:table-cell table:style-name="ce1" office:value-type="string" calcext:value-type="string">
            <text:p>410 Errors</text:p>
          </table:table-cell>
          <table:table-cell table:style-name="ce3" table:formula="of:=join(&quot;&quot;;&quot;https://scratch.mit.edu/discuss/topic/&quot;;[.A10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07]; &quot;]&quot;; [.E107]; &quot;[/url][/b] [i]by &quot;; [.D107]; &quot; (&quot;; INDIRECT(join(&quot;&quot;;&quot;H&quot;;(MONTH([.C107])))); &quot; '&quot;; RIGHT(YEAR([.C107]);2);&quot;)&quot;; CHAR(10);&quot;[b]Description: [/b]&quot;; [.I107]; CHAR(10); &quot;[small][b]Keywords: [/b]&quot;;[.J107];CHAR(10);&quot;[color=transparent]Tags: &quot;;[.K10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Show a 410 error for deleted pages and content instead of a 404 error.</text:p>
          </table:table-cell>
          <table:table-cell table:number-columns-repeated="1015"/>
        </table:table-row>
        <table:table-row table:style-name="ro1">
          <table:table-cell table:style-name="ce1" office:value-type="float" office:value="9907" calcext:value-type="float">
            <text:p>9907</text:p>
          </table:table-cell>
          <table:table-cell table:style-name="ce1" office:value-type="float" office:value="125" calcext:value-type="float">
            <text:p>125</text:p>
          </table:table-cell>
          <table:table-cell table:style-name="ce2" office:value-type="date" office:date-value="2013-07-04T02:52:59" calcext:value-type="date">
            <text:p>7/4/2013 2:52:59</text:p>
          </table:table-cell>
          <table:table-cell table:style-name="ce1" office:value-type="string" calcext:value-type="string">
            <text:p>8solarplanets</text:p>
          </table:table-cell>
          <table:table-cell table:style-name="ce1" office:value-type="string" calcext:value-type="string">
            <text:p>Exponent block</text:p>
          </table:table-cell>
          <table:table-cell table:style-name="ce3" table:formula="of:=join(&quot;&quot;;&quot;https://scratch.mit.edu/discuss/topic/&quot;;[.A10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08]; &quot;]&quot;; [.E108]; &quot;[/url][/b] [i]by &quot;; [.D108]; &quot; (&quot;; INDIRECT(join(&quot;&quot;;&quot;H&quot;;(MONTH([.C108])))); &quot; '&quot;; RIGHT(YEAR([.C108]);2);&quot;)&quot;; CHAR(10);&quot;[b]Description: [/b]&quot;; [.I108]; CHAR(10); &quot;[small][b]Keywords: [/b]&quot;;[.J108];CHAR(10);&quot;[color=transparent]Tags: &quot;;[.K10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merged</text:p>
          </table:table-cell>
          <table:table-cell table:number-columns-repeated="1015"/>
        </table:table-row>
        <table:table-row table:style-name="ro1">
          <table:table-cell table:style-name="ce1" office:value-type="float" office:value="366047" calcext:value-type="float">
            <text:p>366047</text:p>
          </table:table-cell>
          <table:table-cell table:style-name="ce1" office:value-type="float" office:value="125" calcext:value-type="float">
            <text:p>125</text:p>
          </table:table-cell>
          <table:table-cell table:style-name="ce2" office:value-type="date" office:date-value="2019-08-04T14:30:01" calcext:value-type="date">
            <text:p>8/4/2019 14:30:01</text:p>
          </table:table-cell>
          <table:table-cell table:style-name="ce1" office:value-type="string" calcext:value-type="string">
            <text:p>Flowermanvista</text:p>
          </table:table-cell>
          <table:table-cell table:style-name="ce1" office:value-type="string" calcext:value-type="string">
            <text:p>Warn users when they've exceeded an asset size/JSON file size limit</text:p>
          </table:table-cell>
          <table:table-cell table:style-name="ce3" table:formula="of:=join(&quot;&quot;;&quot;https://scratch.mit.edu/discuss/topic/&quot;;[.A10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09]; &quot;]&quot;; [.E109]; &quot;[/url][/b] [i]by &quot;; [.D109]; &quot; (&quot;; INDIRECT(join(&quot;&quot;;&quot;H&quot;;(MONTH([.C109])))); &quot; '&quot;; RIGHT(YEAR([.C109]);2);&quot;)&quot;; CHAR(10);&quot;[b]Description: [/b]&quot;; [.I109]; CHAR(10); &quot;[small][b]Keywords: [/b]&quot;;[.J109];CHAR(10);&quot;[color=transparent]Tags: &quot;;[.K10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Alert or inform the user whenever an asset or the project.json file is larger than what Scratch allows.</text:p>
          </table:table-cell>
          <table:table-cell table:number-columns-repeated="1015"/>
        </table:table-row>
        <table:table-row table:style-name="ro1">
          <table:table-cell table:style-name="ce1" office:value-type="float" office:value="401709" calcext:value-type="float">
            <text:p>401709</text:p>
          </table:table-cell>
          <table:table-cell table:style-name="ce1" office:value-type="float" office:value="125" calcext:value-type="float">
            <text:p>125</text:p>
          </table:table-cell>
          <table:table-cell table:style-name="ce2" office:value-type="date" office:date-value="2020-05-07T11:09:28" calcext:value-type="date">
            <text:p>5/7/2020 11:09:28</text:p>
          </table:table-cell>
          <table:table-cell table:style-name="ce1" office:value-type="string" calcext:value-type="string">
            <text:p>Maximouse</text:p>
          </table:table-cell>
          <table:table-cell table:style-name="ce1" office:value-type="string" calcext:value-type="string">
            <text:p>A new Support / No support system</text:p>
          </table:table-cell>
          <table:table-cell table:style-name="ce3" table:formula="of:=join(&quot;&quot;;&quot;https://scratch.mit.edu/discuss/topic/&quot;;[.A11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10]; &quot;]&quot;; [.E110]; &quot;[/url][/b] [i]by &quot;; [.D110]; &quot; (&quot;; INDIRECT(join(&quot;&quot;;&quot;H&quot;;(MONTH([.C110])))); &quot; '&quot;; RIGHT(YEAR([.C110]);2);&quot;)&quot;; CHAR(10);&quot;[b]Description: [/b]&quot;; [.I110]; CHAR(10); &quot;[small][b]Keywords: [/b]&quot;;[.J110];CHAR(10);&quot;[color=transparent]Tags: &quot;;[.K11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dd placebo "Support" and "No support" buttons in the Suggestions forum.</text:p>
          </table:table-cell>
          <table:table-cell table:number-columns-repeated="1015"/>
        </table:table-row>
        <table:table-row table:style-name="ro1">
          <table:table-cell table:style-name="ce1" office:value-type="float" office:value="402305" calcext:value-type="float">
            <text:p>402305</text:p>
          </table:table-cell>
          <table:table-cell table:style-name="ce1" office:value-type="float" office:value="125" calcext:value-type="float">
            <text:p>125</text:p>
          </table:table-cell>
          <table:table-cell table:style-name="ce2" office:value-type="date" office:date-value="2020-05-09T01:33:31" calcext:value-type="date">
            <text:p>5/9/2020 1:33:31</text:p>
          </table:table-cell>
          <table:table-cell table:style-name="ce1" office:value-type="string" calcext:value-type="string">
            <text:p>Dragonlord767</text:p>
          </table:table-cell>
          <table:table-cell table:style-name="ce1" office:value-type="string" calcext:value-type="string">
            <text:p>Remove public follower count.</text:p>
          </table:table-cell>
          <table:table-cell table:style-name="ce3" table:formula="of:=join(&quot;&quot;;&quot;https://scratch.mit.edu/discuss/topic/&quot;;[.A11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11]; &quot;]&quot;; [.E111]; &quot;[/url][/b] [i]by &quot;; [.D111]; &quot; (&quot;; INDIRECT(join(&quot;&quot;;&quot;H&quot;;(MONTH([.C111])))); &quot; '&quot;; RIGHT(YEAR([.C111]);2);&quot;)&quot;; CHAR(10);&quot;[b]Description: [/b]&quot;; [.I111]; CHAR(10); &quot;[small][b]Keywords: [/b]&quot;;[.J111];CHAR(10);&quot;[color=transparent]Tags: &quot;;[.K11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24" calcext:value-type="float">
            <text:p>124</text:p>
          </table:table-cell>
          <table:table-cell table:style-name="ce2" office:value-type="date" office:date-value="2012-11-07T07:42:33" calcext:value-type="date">
            <text:p>11/7/2012 7:42:33</text:p>
          </table:table-cell>
          <table:table-cell table:style-name="ce1" office:value-type="string" calcext:value-type="string">
            <text:p>scimonster</text:p>
          </table:table-cell>
          <table:table-cell table:style-name="ce1" office:value-type="string" calcext:value-type="string">
            <text:p>Pause/Resume</text:p>
          </table:table-cell>
          <table:table-cell table:style-name="ce3" table:formula="of:=join(&quot;&quot;;&quot;https://scratch.mit.edu/discuss/topic/&quot;;[.A11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12]; &quot;]&quot;; [.E112]; &quot;[/url][/b] [i]by &quot;; [.D112]; &quot; (&quot;; INDIRECT(join(&quot;&quot;;&quot;H&quot;;(MONTH([.C112])))); &quot; '&quot;; RIGHT(YEAR([.C112]);2);&quot;)&quot;; CHAR(10);&quot;[b]Description: [/b]&quot;; [.I112]; CHAR(10); &quot;[small][b]Keywords: [/b]&quot;;[.J112];CHAR(10);&quot;[color=transparent]Tags: &quot;;[.K11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Add a pause button on projects to let the user pause all scripts and resume them later.</text:p>
          </table:table-cell>
          <table:table-cell table:number-columns-repeated="1015"/>
        </table:table-row>
        <table:table-row table:style-name="ro1">
          <table:table-cell table:style-name="ce1" office:value-type="float" office:value="438002" calcext:value-type="float">
            <text:p>438002</text:p>
          </table:table-cell>
          <table:table-cell table:style-name="ce1" office:value-type="float" office:value="122" calcext:value-type="float">
            <text:p>122</text:p>
          </table:table-cell>
          <table:table-cell table:style-name="ce2" office:value-type="date" office:date-value="2020-09-08T21:59:08" calcext:value-type="date">
            <text:p>9/8/2020 21:59:08</text:p>
          </table:table-cell>
          <table:table-cell table:style-name="ce1" office:value-type="string" calcext:value-type="string">
            <text:p>pavcato</text:p>
          </table:table-cell>
          <table:table-cell table:style-name="ce1" office:value-type="string" calcext:value-type="string">
            <text:p>Illegal' bump warning</text:p>
          </table:table-cell>
          <table:table-cell table:style-name="ce3" table:formula="of:=join(&quot;&quot;;&quot;https://scratch.mit.edu/discuss/topic/&quot;;[.A11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13]; &quot;]&quot;; [.E113]; &quot;[/url][/b] [i]by &quot;; [.D113]; &quot; (&quot;; INDIRECT(join(&quot;&quot;;&quot;H&quot;;(MONTH([.C113])))); &quot; '&quot;; RIGHT(YEAR([.C113]);2);&quot;)&quot;; CHAR(10);&quot;[b]Description: [/b]&quot;; [.I113]; CHAR(10); &quot;[small][b]Keywords: [/b]&quot;;[.J113];CHAR(10);&quot;[color=transparent]Tags: &quot;;[.K11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Warn users for posting on a topic that has not had discussion in a long period of time.</text:p>
          </table:table-cell>
          <table:table-cell table:number-columns-repeated="1015"/>
        </table:table-row>
        <table:table-row table:style-name="ro1">
          <table:table-cell table:style-name="ce1" office:value-type="float" office:value="3359" calcext:value-type="float">
            <text:p>3359</text:p>
          </table:table-cell>
          <table:table-cell table:style-name="ce1" office:value-type="float" office:value="120" calcext:value-type="float">
            <text:p>120</text:p>
          </table:table-cell>
          <table:table-cell table:style-name="ce2" office:value-type="date" office:date-value="2013-03-22T21:25:31" calcext:value-type="date">
            <text:p>3/22/2013 21:25:31</text:p>
          </table:table-cell>
          <table:table-cell table:style-name="ce1" office:value-type="string" calcext:value-type="string">
            <text:p>Zparx</text:p>
          </table:table-cell>
          <table:table-cell table:style-name="ce1" office:value-type="string" calcext:value-type="string">
            <text:p>A Local Clear Block for pen intensive projects!</text:p>
          </table:table-cell>
          <table:table-cell table:style-name="ce3" table:formula="of:=join(&quot;&quot;;&quot;https://scratch.mit.edu/discuss/topic/&quot;;[.A11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14]; &quot;]&quot;; [.E114]; &quot;[/url][/b] [i]by &quot;; [.D114]; &quot; (&quot;; INDIRECT(join(&quot;&quot;;&quot;H&quot;;(MONTH([.C114])))); &quot; '&quot;; RIGHT(YEAR([.C114]);2);&quot;)&quot;; CHAR(10);&quot;[b]Description: [/b]&quot;; [.I114]; CHAR(10); &quot;[small][b]Keywords: [/b]&quot;;[.J114];CHAR(10);&quot;[color=transparent]Tags: &quot;;[.K11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4" office:value-type="string" calcext:value-type="string">
            <text:p>Add a block that only clears pen marks and stamps made by the sprite that executes it.</text:p>
          </table:table-cell>
          <table:table-cell table:number-columns-repeated="1015"/>
        </table:table-row>
        <table:table-row table:style-name="ro1">
          <table:table-cell table:style-name="ce1" office:value-type="float" office:value="21733" calcext:value-type="float">
            <text:p>21733</text:p>
          </table:table-cell>
          <table:table-cell table:style-name="ce1" office:value-type="float" office:value="120" calcext:value-type="float">
            <text:p>120</text:p>
          </table:table-cell>
          <table:table-cell table:style-name="ce2" office:value-type="date" office:date-value="2013-11-30T16:04:18" calcext:value-type="date">
            <text:p>11/30/2013 16:04:18</text:p>
          </table:table-cell>
          <table:table-cell table:style-name="ce1" office:value-type="string" calcext:value-type="string">
            <text:p>frdsaw</text:p>
          </table:table-cell>
          <table:table-cell table:style-name="ce1" office:value-type="string" calcext:value-type="string">
            <text:p>Elif (else-if) block</text:p>
          </table:table-cell>
          <table:table-cell table:style-name="ce3" table:formula="of:=join(&quot;&quot;;&quot;https://scratch.mit.edu/discuss/topic/&quot;;[.A11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15]; &quot;]&quot;; [.E115]; &quot;[/url][/b] [i]by &quot;; [.D115]; &quot; (&quot;; INDIRECT(join(&quot;&quot;;&quot;H&quot;;(MONTH([.C115])))); &quot; '&quot;; RIGHT(YEAR([.C115]);2);&quot;)&quot;; CHAR(10);&quot;[b]Description: [/b]&quot;; [.I115]; CHAR(10); &quot;[small][b]Keywords: [/b]&quot;;[.J115];CHAR(10);&quot;[color=transparent]Tags: &quot;;[.K11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Change the if block to add else if statements instead of using multiple if else blocks.</text:p>
          </table:table-cell>
          <table:table-cell table:number-columns-repeated="1015"/>
        </table:table-row>
        <table:table-row table:style-name="ro1">
          <table:table-cell table:style-name="ce1" office:value-type="float" office:value="58420" calcext:value-type="float">
            <text:p>58420</text:p>
          </table:table-cell>
          <table:table-cell table:style-name="ce1" office:value-type="float" office:value="120" calcext:value-type="float">
            <text:p>120</text:p>
          </table:table-cell>
          <table:table-cell table:style-name="ce2" office:value-type="date" office:date-value="2014-10-17T10:01:14" calcext:value-type="date">
            <text:p>10/17/2014 10:01:14</text:p>
          </table:table-cell>
          <table:table-cell table:style-name="ce1" office:value-type="string" calcext:value-type="string">
            <text:p>super_crazy</text:p>
          </table:table-cell>
          <table:table-cell table:style-name="ce1" office:value-type="string" calcext:value-type="string">
            <text:p>Dictionaries AND Lists [A lot of supporters]</text:p>
          </table:table-cell>
          <table:table-cell table:style-name="ce3" table:formula="of:=join(&quot;&quot;;&quot;https://scratch.mit.edu/discuss/topic/&quot;;[.A11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16]; &quot;]&quot;; [.E116]; &quot;[/url][/b] [i]by &quot;; [.D116]; &quot; (&quot;; INDIRECT(join(&quot;&quot;;&quot;H&quot;;(MONTH([.C116])))); &quot; '&quot;; RIGHT(YEAR([.C116]);2);&quot;)&quot;; CHAR(10);&quot;[b]Description: [/b]&quot;; [.I116]; CHAR(10); &quot;[small][b]Keywords: [/b]&quot;;[.J116];CHAR(10);&quot;[color=transparent]Tags: &quot;;[.K11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Allow lists to contain additional information in a second entry for each item.</text:p>
          </table:table-cell>
          <table:table-cell table:number-columns-repeated="1015"/>
        </table:table-row>
        <table:table-row table:style-name="ro1">
          <table:table-cell table:style-name="ce1" office:value-type="float" office:value="107098" calcext:value-type="float">
            <text:p>107098</text:p>
          </table:table-cell>
          <table:table-cell table:style-name="ce1" office:value-type="float" office:value="120" calcext:value-type="float">
            <text:p>120</text:p>
          </table:table-cell>
          <table:table-cell table:style-name="ce2" office:value-type="date" office:date-value="2015-04-13T15:02:15" calcext:value-type="date">
            <text:p>4/13/2015 15:02:15</text:p>
          </table:table-cell>
          <table:table-cell table:style-name="ce1" office:value-type="string" calcext:value-type="string">
            <text:p>eat-sleep-softball</text:p>
          </table:table-cell>
          <table:table-cell table:style-name="ce1" office:value-type="string" calcext:value-type="string">
            <text:p>Default Icon Ideas!</text:p>
          </table:table-cell>
          <table:table-cell table:style-name="ce3" table:formula="of:=join(&quot;&quot;;&quot;https://scratch.mit.edu/discuss/topic/&quot;;[.A11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17]; &quot;]&quot;; [.E117]; &quot;[/url][/b] [i]by &quot;; [.D117]; &quot; (&quot;; INDIRECT(join(&quot;&quot;;&quot;H&quot;;(MONTH([.C117])))); &quot; '&quot;; RIGHT(YEAR([.C117]);2);&quot;)&quot;; CHAR(10);&quot;[b]Description: [/b]&quot;; [.I117]; CHAR(10); &quot;[small][b]Keywords: [/b]&quot;;[.J117];CHAR(10);&quot;[color=transparent]Tags: &quot;;[.K11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Add additional default logos for new accounts to choose from when they create their account.</text:p>
          </table:table-cell>
          <table:table-cell table:number-columns-repeated="1015"/>
        </table:table-row>
        <table:table-row table:style-name="ro1">
          <table:table-cell table:style-name="ce1" office:value-type="float" office:value="177470" calcext:value-type="float">
            <text:p>177470</text:p>
          </table:table-cell>
          <table:table-cell table:style-name="ce1" office:value-type="float" office:value="120" calcext:value-type="float">
            <text:p>120</text:p>
          </table:table-cell>
          <table:table-cell table:style-name="ce2" office:value-type="date" office:date-value="2016-01-09T13:32:10" calcext:value-type="date">
            <text:p>1/9/2016 13:32:10</text:p>
          </table:table-cell>
          <table:table-cell table:style-name="ce1" office:value-type="string" calcext:value-type="string">
            <text:p>rocco32</text:p>
          </table:table-cell>
          <table:table-cell table:style-name="ce1" office:value-type="string" calcext:value-type="string">
            <text:p>In The "For Parents" Section - Only Allow Your Child To Speak To Selected People, And Only They Can Speak To Your Child</text:p>
          </table:table-cell>
          <table:table-cell table:style-name="ce3" table:formula="of:=join(&quot;&quot;;&quot;https://scratch.mit.edu/discuss/topic/&quot;;[.A11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18]; &quot;]&quot;; [.E118]; &quot;[/url][/b] [i]by &quot;; [.D118]; &quot; (&quot;; INDIRECT(join(&quot;&quot;;&quot;H&quot;;(MONTH([.C118])))); &quot; '&quot;; RIGHT(YEAR([.C118]);2);&quot;)&quot;; CHAR(10);&quot;[b]Description: [/b]&quot;; [.I118]; CHAR(10); &quot;[small][b]Keywords: [/b]&quot;;[.J118];CHAR(10);&quot;[color=transparent]Tags: &quot;;[.K11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329739" calcext:value-type="float">
            <text:p>329739</text:p>
          </table:table-cell>
          <table:table-cell table:style-name="ce1" office:value-type="float" office:value="119" calcext:value-type="float">
            <text:p>119</text:p>
          </table:table-cell>
          <table:table-cell table:style-name="ce2" office:value-type="date" office:date-value="2019-01-04T06:43:44" calcext:value-type="date">
            <text:p>1/4/2019 6:43:44</text:p>
          </table:table-cell>
          <table:table-cell table:style-name="ce1" office:value-type="string" calcext:value-type="string">
            <text:p>Scratch---Cat</text:p>
          </table:table-cell>
          <table:table-cell table:style-name="ce1" office:value-type="string" calcext:value-type="string">
            <text:p>❗️ <text:s/>Missing "Go to Definition" Option <text:s/>❕</text:p>
          </table:table-cell>
          <table:table-cell table:style-name="ce3" table:formula="of:=join(&quot;&quot;;&quot;https://scratch.mit.edu/discuss/topic/&quot;;[.A11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19]; &quot;]&quot;; [.E119]; &quot;[/url][/b] [i]by &quot;; [.D119]; &quot; (&quot;; INDIRECT(join(&quot;&quot;;&quot;H&quot;;(MONTH([.C119])))); &quot; '&quot;; RIGHT(YEAR([.C119]);2);&quot;)&quot;; CHAR(10);&quot;[b]Description: [/b]&quot;; [.I119]; CHAR(10); &quot;[small][b]Keywords: [/b]&quot;;[.J119];CHAR(10);&quot;[color=transparent]Tags: &quot;;[.K11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Re-add the option to go to a custom block's definition by right-clicking in the palette.</text:p>
          </table:table-cell>
          <table:table-cell table:number-columns-repeated="1015"/>
        </table:table-row>
        <table:table-row table:style-name="ro1">
          <table:table-cell table:style-name="ce1" office:value-type="float" office:value="376396" calcext:value-type="float">
            <text:p>376396</text:p>
          </table:table-cell>
          <table:table-cell table:style-name="ce1" office:value-type="float" office:value="119" calcext:value-type="float">
            <text:p>119</text:p>
          </table:table-cell>
          <table:table-cell table:style-name="ce2" office:value-type="date" office:date-value="2019-11-17T09:16:09" calcext:value-type="date">
            <text:p>11/17/2019 9:16:09</text:p>
          </table:table-cell>
          <table:table-cell table:style-name="ce1" office:value-type="string" calcext:value-type="string">
            <text:p>WindOctahedron</text:p>
          </table:table-cell>
          <table:table-cell table:style-name="ce1" office:value-type="string" calcext:value-type="string">
            <text:p>Don't allow users with less than 100 posts to post in Announcements</text:p>
          </table:table-cell>
          <table:table-cell table:style-name="ce3" table:formula="of:=join(&quot;&quot;;&quot;https://scratch.mit.edu/discuss/topic/&quot;;[.A12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20]; &quot;]&quot;; [.E120]; &quot;[/url][/b] [i]by &quot;; [.D120]; &quot; (&quot;; INDIRECT(join(&quot;&quot;;&quot;H&quot;;(MONTH([.C120])))); &quot; '&quot;; RIGHT(YEAR([.C120]);2);&quot;)&quot;; CHAR(10);&quot;[b]Description: [/b]&quot;; [.I120]; CHAR(10); &quot;[small][b]Keywords: [/b]&quot;;[.J120];CHAR(10);&quot;[color=transparent]Tags: &quot;;[.K12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Ad pedem litterae.</text:p>
          </table:table-cell>
          <table:table-cell table:number-columns-repeated="1015"/>
        </table:table-row>
        <table:table-row table:style-name="ro1">
          <table:table-cell table:style-name="ce1" office:value-type="float" office:value="436603" calcext:value-type="float">
            <text:p>436603</text:p>
          </table:table-cell>
          <table:table-cell table:style-name="ce1" office:value-type="float" office:value="119" calcext:value-type="float">
            <text:p>119</text:p>
          </table:table-cell>
          <table:table-cell table:style-name="ce2" office:value-type="date" office:date-value="2020-09-03T16:05:00" calcext:value-type="date">
            <text:p>9/3/2020 16:05:00</text:p>
          </table:table-cell>
          <table:table-cell table:style-name="ce1" office:value-type="string" calcext:value-type="string">
            <text:p>Mr_PenguinAlex</text:p>
          </table:table-cell>
          <table:table-cell table:style-name="ce1" office:value-type="string" calcext:value-type="string">
            <text:p>Change the events blocks back to brown</text:p>
          </table:table-cell>
          <table:table-cell table:style-name="ce3" table:formula="of:=join(&quot;&quot;;&quot;https://scratch.mit.edu/discuss/topic/&quot;;[.A12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21]; &quot;]&quot;; [.E121]; &quot;[/url][/b] [i]by &quot;; [.D121]; &quot; (&quot;; INDIRECT(join(&quot;&quot;;&quot;H&quot;;(MONTH([.C121])))); &quot; '&quot;; RIGHT(YEAR([.C121]);2);&quot;)&quot;; CHAR(10);&quot;[b]Description: [/b]&quot;; [.I121]; CHAR(10); &quot;[small][b]Keywords: [/b]&quot;;[.J121];CHAR(10);&quot;[color=transparent]Tags: &quot;;[.K12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Ad pedem litterae.</text:p>
          </table:table-cell>
          <table:table-cell table:number-columns-repeated="1015"/>
        </table:table-row>
        <table:table-row table:style-name="ro1">
          <table:table-cell table:style-name="ce1" office:value-type="float" office:value="7913" calcext:value-type="float">
            <text:p>7913</text:p>
          </table:table-cell>
          <table:table-cell table:style-name="ce1" office:value-type="float" office:value="118" calcext:value-type="float">
            <text:p>118</text:p>
          </table:table-cell>
          <table:table-cell table:style-name="ce2" office:value-type="date" office:date-value="2013-06-12T17:51:04" calcext:value-type="date">
            <text:p>6/12/2013 17:51:04</text:p>
          </table:table-cell>
          <table:table-cell table:style-name="ce1" office:value-type="string" calcext:value-type="string">
            <text:p>iTweak0r</text:p>
          </table:table-cell>
          <table:table-cell table:style-name="ce1" office:value-type="string" calcext:value-type="string">
            <text:p>Fonts</text:p>
          </table:table-cell>
          <table:table-cell table:style-name="ce3" table:formula="of:=join(&quot;&quot;;&quot;https://scratch.mit.edu/discuss/topic/&quot;;[.A12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22]; &quot;]&quot;; [.E122]; &quot;[/url][/b] [i]by &quot;; [.D122]; &quot; (&quot;; INDIRECT(join(&quot;&quot;;&quot;H&quot;;(MONTH([.C122])))); &quot; '&quot;; RIGHT(YEAR([.C122]);2);&quot;)&quot;; CHAR(10);&quot;[b]Description: [/b]&quot;; [.I122]; CHAR(10); &quot;[small][b]Keywords: [/b]&quot;;[.J122];CHAR(10);&quot;[color=transparent]Tags: &quot;;[.K12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llow fonts to be imported into the editor from the user's device.</text:p>
          </table:table-cell>
          <table:table-cell table:number-columns-repeated="1015"/>
        </table:table-row>
        <table:table-row table:style-name="ro1">
          <table:table-cell table:style-name="ce1" office:value-type="float" office:value="52218" calcext:value-type="float">
            <text:p>52218</text:p>
          </table:table-cell>
          <table:table-cell table:style-name="ce1" office:value-type="float" office:value="118" calcext:value-type="float">
            <text:p>118</text:p>
          </table:table-cell>
          <table:table-cell table:style-name="ce2" office:value-type="date" office:date-value="2014-09-15T02:53:50" calcext:value-type="date">
            <text:p>9/15/2014 2:53:50</text:p>
          </table:table-cell>
          <table:table-cell table:style-name="ce1" office:value-type="string" calcext:value-type="string">
            <text:p>abh206</text:p>
          </table:table-cell>
          <table:table-cell table:style-name="ce1" office:value-type="string" calcext:value-type="string">
            <text:p>Let users disable turbo mode!</text:p>
          </table:table-cell>
          <table:table-cell table:style-name="ce3" table:formula="of:=join(&quot;&quot;;&quot;https://scratch.mit.edu/discuss/topic/&quot;;[.A12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23]; &quot;]&quot;; [.E123]; &quot;[/url][/b] [i]by &quot;; [.D123]; &quot; (&quot;; INDIRECT(join(&quot;&quot;;&quot;H&quot;;(MONTH([.C123])))); &quot; '&quot;; RIGHT(YEAR([.C123]);2);&quot;)&quot;; CHAR(10);&quot;[b]Description: [/b]&quot;; [.I123]; CHAR(10); &quot;[small][b]Keywords: [/b]&quot;;[.J123];CHAR(10);&quot;[color=transparent]Tags: &quot;;[.K12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Allow project creators to prevent users from enabling turbo mode on their project.</text:p>
          </table:table-cell>
          <table:table-cell table:number-columns-repeated="1015"/>
        </table:table-row>
        <table:table-row table:style-name="ro1">
          <table:table-cell table:style-name="ce1" office:value-type="float" office:value="56046" calcext:value-type="float">
            <text:p>56046</text:p>
          </table:table-cell>
          <table:table-cell table:style-name="ce1" office:value-type="float" office:value="118" calcext:value-type="float">
            <text:p>118</text:p>
          </table:table-cell>
          <table:table-cell table:style-name="ce2" office:value-type="date" office:date-value="2014-10-07T08:02:26" calcext:value-type="date">
            <text:p>10/7/2014 8:02:26</text:p>
          </table:table-cell>
          <table:table-cell table:style-name="ce1" office:value-type="string" calcext:value-type="string">
            <text:p>Techno-CAT</text:p>
          </table:table-cell>
          <table:table-cell table:style-name="ce1" office:value-type="string" calcext:value-type="string">
            <text:p>[40+ supporters] Link to wiki on top bar (With Screenshots)</text:p>
          </table:table-cell>
          <table:table-cell table:style-name="ce3" table:formula="of:=join(&quot;&quot;;&quot;https://scratch.mit.edu/discuss/topic/&quot;;[.A12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24]; &quot;]&quot;; [.E124]; &quot;[/url][/b] [i]by &quot;; [.D124]; &quot; (&quot;; INDIRECT(join(&quot;&quot;;&quot;H&quot;;(MONTH([.C124])))); &quot; '&quot;; RIGHT(YEAR([.C124]);2);&quot;)&quot;; CHAR(10);&quot;[b]Description: [/b]&quot;; [.I124]; CHAR(10); &quot;[small][b]Keywords: [/b]&quot;;[.J124];CHAR(10);&quot;[color=transparent]Tags: &quot;;[.K12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Add a button to go to the Scratch Wiki on the top navigation bar.</text:p>
          </table:table-cell>
          <table:table-cell table:number-columns-repeated="1015"/>
        </table:table-row>
        <table:table-row table:style-name="ro1">
          <table:table-cell table:style-name="ce1" office:value-type="float" office:value="78370" calcext:value-type="float">
            <text:p>78370</text:p>
          </table:table-cell>
          <table:table-cell table:style-name="ce1" office:value-type="float" office:value="118" calcext:value-type="float">
            <text:p>118</text:p>
          </table:table-cell>
          <table:table-cell table:style-name="ce2" office:value-type="date" office:date-value="2015-01-03T13:45:40" calcext:value-type="date">
            <text:p>1/3/2015 13:45:40</text:p>
          </table:table-cell>
          <table:table-cell table:style-name="ce1" office:value-type="string" calcext:value-type="string">
            <text:p>MrSherlockHolmes</text:p>
          </table:table-cell>
          <table:table-cell table:style-name="ce1" office:value-type="string" calcext:value-type="string">
            <text:p>(keys pressed?) block</text:p>
          </table:table-cell>
          <table:table-cell table:style-name="ce3" table:formula="of:=join(&quot;&quot;;&quot;https://scratch.mit.edu/discuss/topic/&quot;;[.A12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25]; &quot;]&quot;; [.E125]; &quot;[/url][/b] [i]by &quot;; [.D125]; &quot; (&quot;; INDIRECT(join(&quot;&quot;;&quot;H&quot;;(MONTH([.C125])))); &quot; '&quot;; RIGHT(YEAR([.C125]);2);&quot;)&quot;; CHAR(10);&quot;[b]Description: [/b]&quot;; [.I125]; CHAR(10); &quot;[small][b]Keywords: [/b]&quot;;[.J125];CHAR(10);&quot;[color=transparent]Tags: &quot;;[.K12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4" office:value-type="string" calcext:value-type="string">
            <text:p>Add a block that returns the key(s) being pressed down currently.</text:p>
          </table:table-cell>
          <table:table-cell table:number-columns-repeated="1015"/>
        </table:table-row>
        <table:table-row table:style-name="ro1">
          <table:table-cell table:style-name="ce1" office:value-type="float" office:value="128834" calcext:value-type="float">
            <text:p>128834</text:p>
          </table:table-cell>
          <table:table-cell table:style-name="ce1" office:value-type="float" office:value="118" calcext:value-type="float">
            <text:p>118</text:p>
          </table:table-cell>
          <table:table-cell table:style-name="ce2" office:value-type="date" office:date-value="2015-06-28T02:52:18" calcext:value-type="date">
            <text:p>6/28/2015 2:52:18</text:p>
          </table:table-cell>
          <table:table-cell table:style-name="ce1" office:value-type="string" calcext:value-type="string">
            <text:p>Hamish752</text:p>
          </table:table-cell>
          <table:table-cell table:style-name="ce1" office:value-type="string" calcext:value-type="string">
            <text:p>Community guidelines at account creation (45+ SUPPORTERS)</text:p>
          </table:table-cell>
          <table:table-cell table:style-name="ce3" table:formula="of:=join(&quot;&quot;;&quot;https://scratch.mit.edu/discuss/topic/&quot;;[.A12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26]; &quot;]&quot;; [.E126]; &quot;[/url][/b] [i]by &quot;; [.D126]; &quot; (&quot;; INDIRECT(join(&quot;&quot;;&quot;H&quot;;(MONTH([.C126])))); &quot; '&quot;; RIGHT(YEAR([.C126]);2);&quot;)&quot;; CHAR(10);&quot;[b]Description: [/b]&quot;; [.I126]; CHAR(10); &quot;[small][b]Keywords: [/b]&quot;;[.J126];CHAR(10);&quot;[color=transparent]Tags: &quot;;[.K12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Show the Community Guidelines page during the account creation process.</text:p>
          </table:table-cell>
          <table:table-cell table:number-columns-repeated="1015"/>
        </table:table-row>
        <table:table-row table:style-name="ro1">
          <table:table-cell table:style-name="ce1" office:value-type="float" office:value="139748" calcext:value-type="float">
            <text:p>139748</text:p>
          </table:table-cell>
          <table:table-cell table:style-name="ce1" office:value-type="float" office:value="118" calcext:value-type="float">
            <text:p>118</text:p>
          </table:table-cell>
          <table:table-cell table:style-name="ce2" office:value-type="date" office:date-value="2015-08-05T01:27:23" calcext:value-type="date">
            <text:p>8/5/2015 1:27:23</text:p>
          </table:table-cell>
          <table:table-cell table:style-name="ce1" office:value-type="string" calcext:value-type="string">
            <text:p>Cream_E_Cookie</text:p>
          </table:table-cell>
          <table:table-cell table:style-name="ce1" office:value-type="string" calcext:value-type="string">
            <text:p>Do as variable [ v] block</text:p>
          </table:table-cell>
          <table:table-cell table:style-name="ce3" table:formula="of:=join(&quot;&quot;;&quot;https://scratch.mit.edu/discuss/topic/&quot;;[.A12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27]; &quot;]&quot;; [.E127]; &quot;[/url][/b] [i]by &quot;; [.D127]; &quot; (&quot;; INDIRECT(join(&quot;&quot;;&quot;H&quot;;(MONTH([.C127])))); &quot; '&quot;; RIGHT(YEAR([.C127]);2);&quot;)&quot;; CHAR(10);&quot;[b]Description: [/b]&quot;; [.I127]; CHAR(10); &quot;[small][b]Keywords: [/b]&quot;;[.J127];CHAR(10);&quot;[color=transparent]Tags: &quot;;[.K12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154422" calcext:value-type="float">
            <text:p>154422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date" office:date-value="2015-09-28T08:35:05" calcext:value-type="date">
            <text:p>9/28/2015 8:35:05</text:p>
          </table:table-cell>
          <table:table-cell table:style-name="ce1" office:value-type="string" calcext:value-type="string">
            <text:p>FireyDeath4</text:p>
          </table:table-cell>
          <table:table-cell table:style-name="ce1" office:value-type="string" calcext:value-type="string">
            <text:p>Blur Blocks</text:p>
          </table:table-cell>
          <table:table-cell table:style-name="ce3" table:formula="of:=join(&quot;&quot;;&quot;https://scratch.mit.edu/discuss/topic/&quot;;[.A12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28]; &quot;]&quot;; [.E128]; &quot;[/url][/b] [i]by &quot;; [.D128]; &quot; (&quot;; INDIRECT(join(&quot;&quot;;&quot;H&quot;;(MONTH([.C128])))); &quot; '&quot;; RIGHT(YEAR([.C128]);2);&quot;)&quot;; CHAR(10);&quot;[b]Description: [/b]&quot;; [.I128]; CHAR(10); &quot;[small][b]Keywords: [/b]&quot;;[.J128];CHAR(10);&quot;[color=transparent]Tags: &quot;;[.K12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Merged</text:p>
          </table:table-cell>
          <table:table-cell table:number-columns-repeated="1015"/>
        </table:table-row>
        <table:table-row table:style-name="ro1">
          <table:table-cell table:style-name="ce1" office:value-type="float" office:value="355616" calcext:value-type="float">
            <text:p>355616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date" office:date-value="2019-06-21T15:40:36" calcext:value-type="date">
            <text:p>6/21/2019 15:40:36</text:p>
          </table:table-cell>
          <table:table-cell table:style-name="ce1" office:value-type="string" calcext:value-type="string">
            <text:p>coder2045</text:p>
          </table:table-cell>
          <table:table-cell table:style-name="ce1" office:value-type="string" calcext:value-type="string">
            <text:p>Let the user that closed a forum topic re-open it</text:p>
          </table:table-cell>
          <table:table-cell table:style-name="ce3" table:formula="of:=join(&quot;&quot;;&quot;https://scratch.mit.edu/discuss/topic/&quot;;[.A12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29]; &quot;]&quot;; [.E129]; &quot;[/url][/b] [i]by &quot;; [.D129]; &quot; (&quot;; INDIRECT(join(&quot;&quot;;&quot;H&quot;;(MONTH([.C129])))); &quot; '&quot;; RIGHT(YEAR([.C129]);2);&quot;)&quot;; CHAR(10);&quot;[b]Description: [/b]&quot;; [.I129]; CHAR(10); &quot;[small][b]Keywords: [/b]&quot;;[.J129];CHAR(10);&quot;[color=transparent]Tags: &quot;;[.K12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Allow users who have closed their forum topics to re-open them at a later date.</text:p>
          </table:table-cell>
          <table:table-cell table:number-columns-repeated="1015"/>
        </table:table-row>
        <table:table-row table:style-name="ro1">
          <table:table-cell table:style-name="ce1" office:value-type="float" office:value="284391" calcext:value-type="float">
            <text:p>284391</text:p>
          </table:table-cell>
          <table:table-cell table:style-name="ce1" office:value-type="float" office:value="116" calcext:value-type="float">
            <text:p>116</text:p>
          </table:table-cell>
          <table:table-cell table:style-name="ce2" office:value-type="date" office:date-value="2017-12-01T15:59:45" calcext:value-type="date">
            <text:p>12/1/2017 15:59:45</text:p>
          </table:table-cell>
          <table:table-cell table:style-name="ce1" office:value-type="string" calcext:value-type="string">
            <text:p>NitroCipher</text:p>
          </table:table-cell>
          <table:table-cell table:style-name="ce1" office:value-type="string" calcext:value-type="string">
            <text:p>Acceptable Extension Program</text:p>
          </table:table-cell>
          <table:table-cell table:style-name="ce3" table:formula="of:=join(&quot;&quot;;&quot;https://scratch.mit.edu/discuss/topic/&quot;;[.A13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30]; &quot;]&quot;; [.E130]; &quot;[/url][/b] [i]by &quot;; [.D130]; &quot; (&quot;; INDIRECT(join(&quot;&quot;;&quot;H&quot;;(MONTH([.C130])))); &quot; '&quot;; RIGHT(YEAR([.C130]);2);&quot;)&quot;; CHAR(10);&quot;[b]Description: [/b]&quot;; [.I130]; CHAR(10); &quot;[small][b]Keywords: [/b]&quot;;[.J130];CHAR(10);&quot;[color=transparent]Tags: &quot;;[.K13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Manually review extensions submitted by users to see if they're acceptable for Scratch.</text:p>
          </table:table-cell>
          <table:table-cell table:number-columns-repeated="1015"/>
        </table:table-row>
        <table:table-row table:style-name="ro1">
          <table:table-cell table:style-name="ce1" office:value-type="float" office:value="298584" calcext:value-type="float">
            <text:p>298584</text:p>
          </table:table-cell>
          <table:table-cell table:style-name="ce1" office:value-type="float" office:value="115" calcext:value-type="float">
            <text:p>115</text:p>
          </table:table-cell>
          <table:table-cell table:style-name="ce2" office:value-type="date" office:date-value="2018-04-17T22:44:32" calcext:value-type="date">
            <text:p>4/17/2018 22:44:32</text:p>
          </table:table-cell>
          <table:table-cell table:style-name="ce1" office:value-type="string" calcext:value-type="string">
            <text:p>calulord</text:p>
          </table:table-cell>
          <table:table-cell table:style-name="ce1" office:value-type="string" calcext:value-type="string">
            <text:p>Change the way the "What the community is loving/remixing" section works.</text:p>
          </table:table-cell>
          <table:table-cell table:style-name="ce3" table:formula="of:=join(&quot;&quot;;&quot;https://scratch.mit.edu/discuss/topic/&quot;;[.A13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31]; &quot;]&quot;; [.E131]; &quot;[/url][/b] [i]by &quot;; [.D131]; &quot; (&quot;; INDIRECT(join(&quot;&quot;;&quot;H&quot;;(MONTH([.C131])))); &quot; '&quot;; RIGHT(YEAR([.C131]);2);&quot;)&quot;; CHAR(10);&quot;[b]Description: [/b]&quot;; [.I131]; CHAR(10); &quot;[small][b]Keywords: [/b]&quot;;[.J131];CHAR(10);&quot;[color=transparent]Tags: &quot;;[.K13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Change the algorithms the front page users to use a ratio of followers to loves instead of just loves.</text:p>
          </table:table-cell>
          <table:table-cell table:number-columns-repeated="1015"/>
        </table:table-row>
        <table:table-row table:style-name="ro1">
          <table:table-cell table:style-name="ce1" office:value-type="float" office:value="33496" calcext:value-type="float">
            <text:p>33496</text:p>
          </table:table-cell>
          <table:table-cell table:style-name="ce1" office:value-type="float" office:value="114" calcext:value-type="float">
            <text:p>114</text:p>
          </table:table-cell>
          <table:table-cell table:style-name="ce2" office:value-type="date" office:date-value="2014-03-25T17:30:35" calcext:value-type="date">
            <text:p>3/25/2014 17:30:35</text:p>
          </table:table-cell>
          <table:table-cell table:style-name="ce1" office:value-type="string" calcext:value-type="string">
            <text:p>Greatguy123</text:p>
          </table:table-cell>
          <table:table-cell table:style-name="ce1" office:value-type="string" calcext:value-type="string">
            <text:p>Minor share button wording tweak!</text:p>
          </table:table-cell>
          <table:table-cell table:style-name="ce3" table:formula="of:=join(&quot;&quot;;&quot;https://scratch.mit.edu/discuss/topic/&quot;;[.A13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32]; &quot;]&quot;; [.E132]; &quot;[/url][/b] [i]by &quot;; [.D132]; &quot; (&quot;; INDIRECT(join(&quot;&quot;;&quot;H&quot;;(MONTH([.C132])))); &quot; '&quot;; RIGHT(YEAR([.C132]);2);&quot;)&quot;; CHAR(10);&quot;[b]Description: [/b]&quot;; [.I132]; CHAR(10); &quot;[small][b]Keywords: [/b]&quot;;[.J132];CHAR(10);&quot;[color=transparent]Tags: &quot;;[.K13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Change the message that displays when a project is currently unshared.</text:p>
          </table:table-cell>
          <table:table-cell table:number-columns-repeated="1015"/>
        </table:table-row>
        <table:table-row table:style-name="ro1">
          <table:table-cell table:style-name="ce1" office:value-type="float" office:value="47675" calcext:value-type="float">
            <text:p>47675</text:p>
          </table:table-cell>
          <table:table-cell table:style-name="ce1" office:value-type="float" office:value="114" calcext:value-type="float">
            <text:p>114</text:p>
          </table:table-cell>
          <table:table-cell table:style-name="ce2" office:value-type="date" office:date-value="2014-08-01T16:16:43" calcext:value-type="date">
            <text:p>8/1/2014 16:16:43</text:p>
          </table:table-cell>
          <table:table-cell table:style-name="ce1" office:value-type="string" calcext:value-type="string">
            <text:p>theonlygusti</text:p>
          </table:table-cell>
          <table:table-cell table:style-name="ce1" office:value-type="string" calcext:value-type="string">
            <text:p>New Block - run without screen refresh</text:p>
          </table:table-cell>
          <table:table-cell table:style-name="ce3" table:formula="of:=join(&quot;&quot;;&quot;https://scratch.mit.edu/discuss/topic/&quot;;[.A13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33]; &quot;]&quot;; [.E133]; &quot;[/url][/b] [i]by &quot;; [.D133]; &quot; (&quot;; INDIRECT(join(&quot;&quot;;&quot;H&quot;;(MONTH([.C133])))); &quot; '&quot;; RIGHT(YEAR([.C133]);2);&quot;)&quot;; CHAR(10);&quot;[b]Description: [/b]&quot;; [.I133]; CHAR(10); &quot;[small][b]Keywords: [/b]&quot;;[.J133];CHAR(10);&quot;[color=transparent]Tags: &quot;;[.K13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Add a block that runs the script in it without screen refresh, like the custom block setting.</text:p>
          </table:table-cell>
          <table:table-cell table:number-columns-repeated="1015"/>
        </table:table-row>
        <table:table-row table:style-name="ro1">
          <table:table-cell table:style-name="ce1" office:value-type="float" office:value="433152" calcext:value-type="float">
            <text:p>433152</text:p>
          </table:table-cell>
          <table:table-cell table:style-name="ce1" office:value-type="float" office:value="114" calcext:value-type="float">
            <text:p>114</text:p>
          </table:table-cell>
          <table:table-cell table:style-name="ce2" office:value-type="date" office:date-value="2020-08-21T10:48:48" calcext:value-type="date">
            <text:p>8/21/2020 10:48:48</text:p>
          </table:table-cell>
          <table:table-cell table:style-name="ce1" office:value-type="string" calcext:value-type="string">
            <text:p>CoverMusic</text:p>
          </table:table-cell>
          <table:table-cell table:style-name="ce1" office:value-type="string" calcext:value-type="string">
            <text:p>STEM Competition (Hosted by Scratch)</text:p>
          </table:table-cell>
          <table:table-cell table:style-name="ce3" table:formula="of:=join(&quot;&quot;;&quot;https://scratch.mit.edu/discuss/topic/&quot;;[.A13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34]; &quot;]&quot;; [.E134]; &quot;[/url][/b] [i]by &quot;; [.D134]; &quot; (&quot;; INDIRECT(join(&quot;&quot;;&quot;H&quot;;(MONTH([.C134])))); &quot; '&quot;; RIGHT(YEAR([.C134]);2);&quot;)&quot;; CHAR(10);&quot;[b]Description: [/b]&quot;; [.I134]; CHAR(10); &quot;[small][b]Keywords: [/b]&quot;;[.J134];CHAR(10);&quot;[color=transparent]Tags: &quot;;[.K13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94382" calcext:value-type="float">
            <text:p>94382</text:p>
          </table:table-cell>
          <table:table-cell table:style-name="ce1" office:value-type="float" office:value="113" calcext:value-type="float">
            <text:p>113</text:p>
          </table:table-cell>
          <table:table-cell table:style-name="ce2" office:value-type="date" office:date-value="2015-02-28T21:01:29" calcext:value-type="date">
            <text:p>2/28/2015 21:01:29</text:p>
          </table:table-cell>
          <table:table-cell table:style-name="ce1" office:value-type="string" calcext:value-type="string">
            <text:p>CosmicHamster</text:p>
          </table:table-cell>
          <table:table-cell table:style-name="ce1" office:value-type="string" calcext:value-type="string">
            <text:p>Curator Requests For Studios -- 19 Supporters</text:p>
          </table:table-cell>
          <table:table-cell table:style-name="ce3" table:formula="of:=join(&quot;&quot;;&quot;https://scratch.mit.edu/discuss/topic/&quot;;[.A13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35]; &quot;]&quot;; [.E135]; &quot;[/url][/b] [i]by &quot;; [.D135]; &quot; (&quot;; INDIRECT(join(&quot;&quot;;&quot;H&quot;;(MONTH([.C135])))); &quot; '&quot;; RIGHT(YEAR([.C135]);2);&quot;)&quot;; CHAR(10);&quot;[b]Description: [/b]&quot;; [.I135]; CHAR(10); &quot;[small][b]Keywords: [/b]&quot;;[.J135];CHAR(10);&quot;[color=transparent]Tags: &quot;;[.K13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A feature to let users request to be added into a studio as a curator instead of having to be invited.</text:p>
          </table:table-cell>
          <table:table-cell table:number-columns-repeated="1015"/>
        </table:table-row>
        <table:table-row table:style-name="ro1">
          <table:table-cell table:style-name="ce1" office:value-type="float" office:value="107388" calcext:value-type="float">
            <text:p>107388</text:p>
          </table:table-cell>
          <table:table-cell table:style-name="ce1" office:value-type="float" office:value="113" calcext:value-type="float">
            <text:p>113</text:p>
          </table:table-cell>
          <table:table-cell table:style-name="ce2" office:value-type="date" office:date-value="2015-04-14T17:04:37" calcext:value-type="date">
            <text:p>4/14/2015 17:04:37</text:p>
          </table:table-cell>
          <table:table-cell table:style-name="ce1" office:value-type="string" calcext:value-type="string">
            <text:p>Zro716</text:p>
          </table:table-cell>
          <table:table-cell table:style-name="ce1" office:value-type="string" calcext:value-type="string">
            <text:p>These community games just won't stop</text:p>
          </table:table-cell>
          <table:table-cell table:style-name="ce3" table:formula="of:=join(&quot;&quot;;&quot;https://scratch.mit.edu/discuss/topic/&quot;;[.A13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36]; &quot;]&quot;; [.E136]; &quot;[/url][/b] [i]by &quot;; [.D136]; &quot; (&quot;; INDIRECT(join(&quot;&quot;;&quot;H&quot;;(MONTH([.C136])))); &quot; '&quot;; RIGHT(YEAR([.C136]);2);&quot;)&quot;; CHAR(10);&quot;[b]Description: [/b]&quot;; [.I136]; CHAR(10); &quot;[small][b]Keywords: [/b]&quot;;[.J136];CHAR(10);&quot;[color=transparent]Tags: &quot;;[.K13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204226" calcext:value-type="float">
            <text:p>204226</text:p>
          </table:table-cell>
          <table:table-cell table:style-name="ce1" office:value-type="float" office:value="113" calcext:value-type="float">
            <text:p>113</text:p>
          </table:table-cell>
          <table:table-cell table:style-name="ce2" office:value-type="date" office:date-value="2016-06-15T14:32:15" calcext:value-type="date">
            <text:p>6/15/2016 14:32:15</text:p>
          </table:table-cell>
          <table:table-cell table:style-name="ce1" office:value-type="string" calcext:value-type="string">
            <text:p>bigpuppy</text:p>
          </table:table-cell>
          <table:table-cell table:style-name="ce1" office:value-type="string" calcext:value-type="string">
            <text:p>Close Topic</text:p>
          </table:table-cell>
          <table:table-cell table:style-name="ce3" table:formula="of:=join(&quot;&quot;;&quot;https://scratch.mit.edu/discuss/topic/&quot;;[.A13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37]; &quot;]&quot;; [.E137]; &quot;[/url][/b] [i]by &quot;; [.D137]; &quot; (&quot;; INDIRECT(join(&quot;&quot;;&quot;H&quot;;(MONTH([.C137])))); &quot; '&quot;; RIGHT(YEAR([.C137]);2);&quot;)&quot;; CHAR(10);&quot;[b]Description: [/b]&quot;; [.I137]; CHAR(10); &quot;[small][b]Keywords: [/b]&quot;;[.J137];CHAR(10);&quot;[color=transparent]Tags: &quot;;[.K13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Add a confirmation dialogue when closing a topic.</text:p>
          </table:table-cell>
          <table:table-cell table:number-columns-repeated="1015"/>
        </table:table-row>
        <table:table-row table:style-name="ro1">
          <table:table-cell table:style-name="ce1" office:value-type="float" office:value="89612" calcext:value-type="float">
            <text:p>89612</text:p>
          </table:table-cell>
          <table:table-cell table:style-name="ce1" office:value-type="float" office:value="112" calcext:value-type="float">
            <text:p>112</text:p>
          </table:table-cell>
          <table:table-cell table:style-name="ce2" office:value-type="date" office:date-value="2015-02-13T02:51:59" calcext:value-type="date">
            <text:p>2/13/2015 2:51:59</text:p>
          </table:table-cell>
          <table:table-cell table:style-name="ce1" office:value-type="string" calcext:value-type="string">
            <text:p>powercon5</text:p>
          </table:table-cell>
          <table:table-cell table:style-name="ce1" office:value-type="string" calcext:value-type="string">
            <text:p>edit to 60 second rule</text:p>
          </table:table-cell>
          <table:table-cell table:style-name="ce3" table:formula="of:=join(&quot;&quot;;&quot;https://scratch.mit.edu/discuss/topic/&quot;;[.A13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38]; &quot;]&quot;; [.E138]; &quot;[/url][/b] [i]by &quot;; [.D138]; &quot; (&quot;; INDIRECT(join(&quot;&quot;;&quot;H&quot;;(MONTH([.C138])))); &quot; '&quot;; RIGHT(YEAR([.C138]);2);&quot;)&quot;; CHAR(10);&quot;[b]Description: [/b]&quot;; [.I138]; CHAR(10); &quot;[small][b]Keywords: [/b]&quot;;[.J138];CHAR(10);&quot;[color=transparent]Tags: &quot;;[.K13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Show how long you need to wait to post again once the 60-second rule message shows up.</text:p>
          </table:table-cell>
          <table:table-cell table:number-columns-repeated="1015"/>
        </table:table-row>
        <table:table-row table:style-name="ro1">
          <table:table-cell table:style-name="ce1" office:value-type="float" office:value="143426" calcext:value-type="float">
            <text:p>143426</text:p>
          </table:table-cell>
          <table:table-cell table:style-name="ce1" office:value-type="float" office:value="112" calcext:value-type="float">
            <text:p>112</text:p>
          </table:table-cell>
          <table:table-cell table:style-name="ce2" office:value-type="date" office:date-value="2015-08-17T11:44:16" calcext:value-type="date">
            <text:p>8/17/2015 11:44:16</text:p>
          </table:table-cell>
          <table:table-cell table:style-name="ce1" office:value-type="string" calcext:value-type="string">
            <text:p>Hamish752</text:p>
          </table:table-cell>
          <table:table-cell table:style-name="ce1" office:value-type="string" calcext:value-type="string">
            <text:p>Better educate Scratchers about remixes and recolors (full support so far!)</text:p>
          </table:table-cell>
          <table:table-cell table:style-name="ce3" table:formula="of:=join(&quot;&quot;;&quot;https://scratch.mit.edu/discuss/topic/&quot;;[.A13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39]; &quot;]&quot;; [.E139]; &quot;[/url][/b] [i]by &quot;; [.D139]; &quot; (&quot;; INDIRECT(join(&quot;&quot;;&quot;H&quot;;(MONTH([.C139])))); &quot; '&quot;; RIGHT(YEAR([.C139]);2);&quot;)&quot;; CHAR(10);&quot;[b]Description: [/b]&quot;; [.I139]; CHAR(10); &quot;[small][b]Keywords: [/b]&quot;;[.J139];CHAR(10);&quot;[color=transparent]Tags: &quot;;[.K13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implemented</text:p>
          </table:table-cell>
          <table:table-cell table:number-columns-repeated="1015"/>
        </table:table-row>
        <table:table-row table:style-name="ro1">
          <table:table-cell table:style-name="ce1" office:value-type="float" office:value="283932" calcext:value-type="float">
            <text:p>283932</text:p>
          </table:table-cell>
          <table:table-cell table:style-name="ce1" office:value-type="float" office:value="112" calcext:value-type="float">
            <text:p>112</text:p>
          </table:table-cell>
          <table:table-cell table:style-name="ce2" office:value-type="date" office:date-value="2017-11-27T03:12:21" calcext:value-type="date">
            <text:p>11/27/2017 3:12:21</text:p>
          </table:table-cell>
          <table:table-cell table:style-name="ce1" office:value-type="string" calcext:value-type="string">
            <text:p>girlsruless</text:p>
          </table:table-cell>
          <table:table-cell table:style-name="ce1" office:value-type="string" calcext:value-type="string">
            <text:p>Add a "curators only" option for studio comments</text:p>
          </table:table-cell>
          <table:table-cell table:style-name="ce3" table:formula="of:=join(&quot;&quot;;&quot;https://scratch.mit.edu/discuss/topic/&quot;;[.A14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40]; &quot;]&quot;; [.E140]; &quot;[/url][/b] [i]by &quot;; [.D140]; &quot; (&quot;; INDIRECT(join(&quot;&quot;;&quot;H&quot;;(MONTH([.C140])))); &quot; '&quot;; RIGHT(YEAR([.C140]);2);&quot;)&quot;; CHAR(10);&quot;[b]Description: [/b]&quot;; [.I140]; CHAR(10); &quot;[small][b]Keywords: [/b]&quot;;[.J140];CHAR(10);&quot;[color=transparent]Tags: &quot;;[.K14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An option in studios to only allow curators and managers of that studio to comment in it.</text:p>
          </table:table-cell>
          <table:table-cell table:number-columns-repeated="1015"/>
        </table:table-row>
        <table:table-row table:style-name="ro1">
          <table:table-cell table:style-name="ce1" office:value-type="float" office:value="191791" calcext:value-type="float">
            <text:p>191791</text:p>
          </table:table-cell>
          <table:table-cell table:style-name="ce1" office:value-type="float" office:value="111" calcext:value-type="float">
            <text:p>111</text:p>
          </table:table-cell>
          <table:table-cell table:style-name="ce2" office:value-type="date" office:date-value="2016-04-02T21:28:24" calcext:value-type="date">
            <text:p>4/2/2016 21:28:24</text:p>
          </table:table-cell>
          <table:table-cell table:style-name="ce1" office:value-type="string" calcext:value-type="string">
            <text:p>TechEpic</text:p>
          </table:table-cell>
          <table:table-cell table:style-name="ce1" office:value-type="string" calcext:value-type="string">
            <text:p>Prevent Advertising In Projects</text:p>
          </table:table-cell>
          <table:table-cell table:style-name="ce3" table:formula="of:=join(&quot;&quot;;&quot;https://scratch.mit.edu/discuss/topic/&quot;;[.A14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41]; &quot;]&quot;; [.E141]; &quot;[/url][/b] [i]by &quot;; [.D141]; &quot; (&quot;; INDIRECT(join(&quot;&quot;;&quot;H&quot;;(MONTH([.C141])))); &quot; '&quot;; RIGHT(YEAR([.C141]);2);&quot;)&quot;; CHAR(10);&quot;[b]Description: [/b]&quot;; [.I141]; CHAR(10); &quot;[small][b]Keywords: [/b]&quot;;[.J141];CHAR(10);&quot;[color=transparent]Tags: &quot;;[.K14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425062" calcext:value-type="float">
            <text:p>425062</text:p>
          </table:table-cell>
          <table:table-cell table:style-name="ce1" office:value-type="float" office:value="111" calcext:value-type="float">
            <text:p>111</text:p>
          </table:table-cell>
          <table:table-cell table:style-name="ce2" office:value-type="date" office:date-value="2020-07-22T17:50:49" calcext:value-type="date">
            <text:p>7/22/2020 17:50:49</text:p>
          </table:table-cell>
          <table:table-cell table:style-name="ce1" office:value-type="string" calcext:value-type="string">
            <text:p>ninjaMAR</text:p>
          </table:table-cell>
          <table:table-cell table:style-name="ce1" office:value-type="string" calcext:value-type="string">
            <text:p>Make :cool :moist:</text:p>
          </table:table-cell>
          <table:table-cell table:style-name="ce3" table:formula="of:=join(&quot;&quot;;&quot;https://scratch.mit.edu/discuss/topic/&quot;;[.A14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42]; &quot;]&quot;; [.E142]; &quot;[/url][/b] [i]by &quot;; [.D142]; &quot; (&quot;; INDIRECT(join(&quot;&quot;;&quot;H&quot;;(MONTH([.C142])))); &quot; '&quot;; RIGHT(YEAR([.C142]);2);&quot;)&quot;; CHAR(10);&quot;[b]Description: [/b]&quot;; [.I142]; CHAR(10); &quot;[small][b]Keywords: [/b]&quot;;[.J142];CHAR(10);&quot;[color=transparent]Tags: &quot;;[.K14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444061" calcext:value-type="float">
            <text:p>444061</text:p>
          </table:table-cell>
          <table:table-cell table:style-name="ce1" office:value-type="float" office:value="110" calcext:value-type="float">
            <text:p>110</text:p>
          </table:table-cell>
          <table:table-cell table:style-name="ce2" office:value-type="date" office:date-value="2020-10-02T15:42:23" calcext:value-type="date">
            <text:p>10/2/2020 15:42:23</text:p>
          </table:table-cell>
          <table:table-cell table:style-name="ce1" office:value-type="string" calcext:value-type="string">
            <text:p>shradibop</text:p>
          </table:table-cell>
          <table:table-cell table:style-name="ce1" office:value-type="string" calcext:value-type="string">
            <text:p>Helpful Workarounds for Frequently Suggested Blocks!</text:p>
          </table:table-cell>
          <table:table-cell table:style-name="ce3" table:formula="of:=join(&quot;&quot;;&quot;https://scratch.mit.edu/discuss/topic/&quot;;[.A14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43]; &quot;]&quot;; [.E143]; &quot;[/url][/b] [i]by &quot;; [.D143]; &quot; (&quot;; INDIRECT(join(&quot;&quot;;&quot;H&quot;;(MONTH([.C143])))); &quot; '&quot;; RIGHT(YEAR([.C143]);2);&quot;)&quot;; CHAR(10);&quot;[b]Description: [/b]&quot;; [.I143]; CHAR(10); &quot;[small][b]Keywords: [/b]&quot;;[.J143];CHAR(10);&quot;[color=transparent]Tags: &quot;;[.K14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This one's also next.</text:p>
          </table:table-cell>
          <table:table-cell table:number-columns-repeated="1015"/>
        </table:table-row>
        <table:table-row table:style-name="ro1">
          <table:table-cell table:style-name="ce1" office:value-type="float" office:value="5536" calcext:value-type="float">
            <text:p>5536</text:p>
          </table:table-cell>
          <table:table-cell table:style-name="ce1" office:value-type="float" office:value="109" calcext:value-type="float">
            <text:p>109</text:p>
          </table:table-cell>
          <table:table-cell table:style-name="ce2" office:value-type="date" office:date-value="2013-05-15T23:35:21" calcext:value-type="date">
            <text:p>5/15/2013 23:35:21</text:p>
          </table:table-cell>
          <table:table-cell table:style-name="ce1" office:value-type="string" calcext:value-type="string">
            <text:p>ThePancakeMan</text:p>
          </table:table-cell>
          <table:table-cell table:style-name="ce1" office:value-type="string" calcext:value-type="string">
            <text:p>Opacity?</text:p>
          </table:table-cell>
          <table:table-cell table:style-name="ce3" table:formula="of:=join(&quot;&quot;;&quot;https://scratch.mit.edu/discuss/topic/&quot;;[.A14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44]; &quot;]&quot;; [.E144]; &quot;[/url][/b] [i]by &quot;; [.D144]; &quot; (&quot;; INDIRECT(join(&quot;&quot;;&quot;H&quot;;(MONTH([.C144])))); &quot; '&quot;; RIGHT(YEAR([.C144]);2);&quot;)&quot;; CHAR(10);&quot;[b]Description: [/b]&quot;; [.I144]; CHAR(10); &quot;[small][b]Keywords: [/b]&quot;;[.J144];CHAR(10);&quot;[color=transparent]Tags: &quot;;[.K14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merged</text:p>
          </table:table-cell>
          <table:table-cell table:number-columns-repeated="1015"/>
        </table:table-row>
        <table:table-row table:style-name="ro1">
          <table:table-cell table:style-name="ce1" office:value-type="float" office:value="44059" calcext:value-type="float">
            <text:p>44059</text:p>
          </table:table-cell>
          <table:table-cell table:style-name="ce1" office:value-type="float" office:value="109" calcext:value-type="float">
            <text:p>109</text:p>
          </table:table-cell>
          <table:table-cell table:style-name="ce2" office:value-type="date" office:date-value="2014-06-29T19:45:43" calcext:value-type="date">
            <text:p>6/29/2014 19:45:43</text:p>
          </table:table-cell>
          <table:table-cell table:style-name="ce1" office:value-type="string" calcext:value-type="string">
            <text:p>DevanWolf</text:p>
          </table:table-cell>
          <table:table-cell table:style-name="ce1" office:value-type="string" calcext:value-type="string">
            <text:p>sprite clicked? boolean block</text:p>
          </table:table-cell>
          <table:table-cell table:style-name="ce3" table:formula="of:=join(&quot;&quot;;&quot;https://scratch.mit.edu/discuss/topic/&quot;;[.A14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45]; &quot;]&quot;; [.E145]; &quot;[/url][/b] [i]by &quot;; [.D145]; &quot; (&quot;; INDIRECT(join(&quot;&quot;;&quot;H&quot;;(MONTH([.C145])))); &quot; '&quot;; RIGHT(YEAR([.C145]);2);&quot;)&quot;; CHAR(10);&quot;[b]Description: [/b]&quot;; [.I145]; CHAR(10); &quot;[small][b]Keywords: [/b]&quot;;[.J145];CHAR(10);&quot;[color=transparent]Tags: &quot;;[.K14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Add a block that detects if a sprite is clicked.</text:p>
          </table:table-cell>
          <table:table-cell table:number-columns-repeated="1015"/>
        </table:table-row>
        <table:table-row table:style-name="ro1">
          <table:table-cell table:style-name="ce1" office:value-type="float" office:value="65452" calcext:value-type="float">
            <text:p>65452</text:p>
          </table:table-cell>
          <table:table-cell table:style-name="ce1" office:value-type="float" office:value="109" calcext:value-type="float">
            <text:p>109</text:p>
          </table:table-cell>
          <table:table-cell table:style-name="ce2" office:value-type="date" office:date-value="2014-11-15T18:55:24" calcext:value-type="date">
            <text:p>11/15/2014 18:55:24</text:p>
          </table:table-cell>
          <table:table-cell table:style-name="ce1" office:value-type="string" calcext:value-type="string">
            <text:p>helloyowuzzup</text:p>
          </table:table-cell>
          <table:table-cell table:style-name="ce1" office:value-type="string" calcext:value-type="string">
            <text:p>April Fools Idea</text:p>
          </table:table-cell>
          <table:table-cell table:style-name="ce3" table:formula="of:=join(&quot;&quot;;&quot;https://scratch.mit.edu/discuss/topic/&quot;;[.A14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46]; &quot;]&quot;; [.E146]; &quot;[/url][/b] [i]by &quot;; [.D146]; &quot; (&quot;; INDIRECT(join(&quot;&quot;;&quot;H&quot;;(MONTH([.C146])))); &quot; '&quot;; RIGHT(YEAR([.C146]);2);&quot;)&quot;; CHAR(10);&quot;[b]Description: [/b]&quot;; [.I146]; CHAR(10); &quot;[small][b]Keywords: [/b]&quot;;[.J146];CHAR(10);&quot;[color=transparent]Tags: &quot;;[.K14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180668" calcext:value-type="float">
            <text:p>180668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date" office:date-value="2016-01-29T05:41:13" calcext:value-type="date">
            <text:p>1/29/2016 5:41:13</text:p>
          </table:table-cell>
          <table:table-cell table:style-name="ce1" office:value-type="string" calcext:value-type="string">
            <text:p>NoMod-Test</text:p>
          </table:table-cell>
          <table:table-cell table:style-name="ce1" office:value-type="string" calcext:value-type="string">
            <text:p>Punishment for not reading the stickies</text:p>
          </table:table-cell>
          <table:table-cell table:style-name="ce3" table:formula="of:=join(&quot;&quot;;&quot;https://scratch.mit.edu/discuss/topic/&quot;;[.A14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47]; &quot;]&quot;; [.E147]; &quot;[/url][/b] [i]by &quot;; [.D147]; &quot; (&quot;; INDIRECT(join(&quot;&quot;;&quot;H&quot;;(MONTH([.C147])))); &quot; '&quot;; RIGHT(YEAR([.C147]);2);&quot;)&quot;; CHAR(10);&quot;[b]Description: [/b]&quot;; [.I147]; CHAR(10); &quot;[small][b]Keywords: [/b]&quot;;[.J147];CHAR(10);&quot;[color=transparent]Tags: &quot;;[.K14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Punish users who fail to abide by the stickies in some way.</text:p>
          </table:table-cell>
          <table:table-cell table:number-columns-repeated="1015"/>
        </table:table-row>
        <table:table-row table:style-name="ro1">
          <table:table-cell table:style-name="ce1" office:value-type="float" office:value="402809" calcext:value-type="float">
            <text:p>402809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date" office:date-value="2020-05-11T01:24:24" calcext:value-type="date">
            <text:p>5/11/2020 1:24:24</text:p>
          </table:table-cell>
          <table:table-cell table:style-name="ce1" office:value-type="string" calcext:value-type="string">
            <text:p>pavcato</text:p>
          </table:table-cell>
          <table:table-cell table:style-name="ce1" office:value-type="string" calcext:value-type="string">
            <text:p>Project Speed Slider Setting</text:p>
          </table:table-cell>
          <table:table-cell table:style-name="ce3" table:formula="of:=join(&quot;&quot;;&quot;https://scratch.mit.edu/discuss/topic/&quot;;[.A14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48]; &quot;]&quot;; [.E148]; &quot;[/url][/b] [i]by &quot;; [.D148]; &quot; (&quot;; INDIRECT(join(&quot;&quot;;&quot;H&quot;;(MONTH([.C148])))); &quot; '&quot;; RIGHT(YEAR([.C148]);2);&quot;)&quot;; CHAR(10);&quot;[b]Description: [/b]&quot;; [.I148]; CHAR(10); &quot;[small][b]Keywords: [/b]&quot;;[.J148];CHAR(10);&quot;[color=transparent]Tags: &quot;;[.K14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A feature that lets users change the speed of a project.</text:p>
          </table:table-cell>
          <table:table-cell table:number-columns-repeated="1015"/>
        </table:table-row>
        <table:table-row table:style-name="ro1">
          <table:table-cell table:style-name="ce1" office:value-type="float" office:value="422954" calcext:value-type="float">
            <text:p>422954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date" office:date-value="2020-07-15T09:57:19" calcext:value-type="date">
            <text:p>7/15/2020 9:57:19</text:p>
          </table:table-cell>
          <table:table-cell table:style-name="ce1" office:value-type="string" calcext:value-type="string">
            <text:p>-InsanityPlays-</text:p>
          </table:table-cell>
          <table:table-cell table:style-name="ce1" office:value-type="string" calcext:value-type="string">
            <text:p>Show alternate accounts in profile (READ FIRST)</text:p>
          </table:table-cell>
          <table:table-cell table:style-name="ce3" table:formula="of:=join(&quot;&quot;;&quot;https://scratch.mit.edu/discuss/topic/&quot;;[.A14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49]; &quot;]&quot;; [.E149]; &quot;[/url][/b] [i]by &quot;; [.D149]; &quot; (&quot;; INDIRECT(join(&quot;&quot;;&quot;H&quot;;(MONTH([.C149])))); &quot; '&quot;; RIGHT(YEAR([.C149]);2);&quot;)&quot;; CHAR(10);&quot;[b]Description: [/b]&quot;; [.I149]; CHAR(10); &quot;[small][b]Keywords: [/b]&quot;;[.J149];CHAR(10);&quot;[color=transparent]Tags: &quot;;[.K14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Allow users to link and show their alt accounts onto their main account.</text:p>
          </table:table-cell>
          <table:table-cell table:number-columns-repeated="1015"/>
        </table:table-row>
        <table:table-row table:style-name="ro1">
          <table:table-cell table:style-name="ce1" office:value-type="float" office:value="425817" calcext:value-type="float">
            <text:p>425817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date" office:date-value="2020-07-25T04:31:07" calcext:value-type="date">
            <text:p>7/25/2020 4:31:07</text:p>
          </table:table-cell>
          <table:table-cell table:style-name="ce1" office:value-type="string" calcext:value-type="string">
            <text:p>VFDan</text:p>
          </table:table-cell>
          <table:table-cell table:style-name="ce1" office:value-type="string" calcext:value-type="string">
            <text:p>New Forumer and "Forumer" roles</text:p>
          </table:table-cell>
          <table:table-cell table:style-name="ce3" table:formula="of:=join(&quot;&quot;;&quot;https://scratch.mit.edu/discuss/topic/&quot;;[.A15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50]; &quot;]&quot;; [.E150]; &quot;[/url][/b] [i]by &quot;; [.D150]; &quot; (&quot;; INDIRECT(join(&quot;&quot;;&quot;H&quot;;(MONTH([.C150])))); &quot; '&quot;; RIGHT(YEAR([.C150]);2);&quot;)&quot;; CHAR(10);&quot;[b]Description: [/b]&quot;; [.I150]; CHAR(10); &quot;[small][b]Keywords: [/b]&quot;;[.J150];CHAR(10);&quot;[color=transparent]Tags: &quot;;[.K15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Create a new forumer rank that has the same limitations as the New Scratcher rank.</text:p>
          </table:table-cell>
          <table:table-cell table:number-columns-repeated="1015"/>
        </table:table-row>
        <table:table-row table:style-name="ro1">
          <table:table-cell table:style-name="ce1" office:value-type="float" office:value="17298" calcext:value-type="float">
            <text:p>17298</text:p>
          </table:table-cell>
          <table:table-cell table:style-name="ce1" office:value-type="float" office:value="106" calcext:value-type="float">
            <text:p>106</text:p>
          </table:table-cell>
          <table:table-cell table:style-name="ce2" office:value-type="date" office:date-value="2013-10-03T23:54:27" calcext:value-type="date">
            <text:p>10/3/2013 23:54:27</text:p>
          </table:table-cell>
          <table:table-cell table:style-name="ce1" office:value-type="string" calcext:value-type="string">
            <text:p>FalconGunner99</text:p>
          </table:table-cell>
          <table:table-cell table:style-name="ce1" office:value-type="string" calcext:value-type="string">
            <text:p>Taking pictures with the webcam</text:p>
          </table:table-cell>
          <table:table-cell table:style-name="ce3" table:formula="of:=join(&quot;&quot;;&quot;https://scratch.mit.edu/discuss/topic/&quot;;[.A15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51]; &quot;]&quot;; [.E151]; &quot;[/url][/b] [i]by &quot;; [.D151]; &quot; (&quot;; INDIRECT(join(&quot;&quot;;&quot;H&quot;;(MONTH([.C151])))); &quot; '&quot;; RIGHT(YEAR([.C151]);2);&quot;)&quot;; CHAR(10);&quot;[b]Description: [/b]&quot;; [.I151]; CHAR(10); &quot;[small][b]Keywords: [/b]&quot;;[.J151];CHAR(10);&quot;[color=transparent]Tags: &quot;;[.K15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Allow still pictures to be taken by the webcam with a block.</text:p>
          </table:table-cell>
          <table:table-cell table:number-columns-repeated="1015"/>
        </table:table-row>
        <table:table-row table:style-name="ro1">
          <table:table-cell table:style-name="ce1" office:value-type="float" office:value="241961" calcext:value-type="float">
            <text:p>241961</text:p>
          </table:table-cell>
          <table:table-cell table:style-name="ce1" office:value-type="float" office:value="106" calcext:value-type="float">
            <text:p>106</text:p>
          </table:table-cell>
          <table:table-cell table:style-name="ce2" office:value-type="date" office:date-value="2017-02-28T02:46:52" calcext:value-type="date">
            <text:p>2/28/2017 2:46:52</text:p>
          </table:table-cell>
          <table:table-cell table:style-name="ce1" office:value-type="string" calcext:value-type="string">
            <text:p>awesome5185</text:p>
          </table:table-cell>
          <table:table-cell table:style-name="ce1" office:value-type="string" calcext:value-type="string">
            <text:p>Script Editor Layers | A Must Have | Near 100% Support!</text:p>
          </table:table-cell>
          <table:table-cell table:style-name="ce3" table:formula="of:=join(&quot;&quot;;&quot;https://scratch.mit.edu/discuss/topic/&quot;;[.A15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52]; &quot;]&quot;; [.E152]; &quot;[/url][/b] [i]by &quot;; [.D152]; &quot; (&quot;; INDIRECT(join(&quot;&quot;;&quot;H&quot;;(MONTH([.C152])))); &quot; '&quot;; RIGHT(YEAR([.C152]);2);&quot;)&quot;; CHAR(10);&quot;[b]Description: [/b]&quot;; [.I152]; CHAR(10); &quot;[small][b]Keywords: [/b]&quot;;[.J152];CHAR(10);&quot;[color=transparent]Tags: &quot;;[.K15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6436" calcext:value-type="float">
            <text:p>6436</text:p>
          </table:table-cell>
          <table:table-cell table:style-name="ce1" office:value-type="float" office:value="105" calcext:value-type="float">
            <text:p>105</text:p>
          </table:table-cell>
          <table:table-cell table:style-name="ce2" office:value-type="date" office:date-value="2013-05-25T21:29:09" calcext:value-type="date">
            <text:p>5/25/2013 21:29:09</text:p>
          </table:table-cell>
          <table:table-cell table:style-name="ce1" office:value-type="string" calcext:value-type="string">
            <text:p>mitchboy</text:p>
          </table:table-cell>
          <table:table-cell table:style-name="ce1" office:value-type="string" calcext:value-type="string">
            <text:p>Link to wiki on front page</text:p>
          </table:table-cell>
          <table:table-cell table:style-name="ce3" table:formula="of:=join(&quot;&quot;;&quot;https://scratch.mit.edu/discuss/topic/&quot;;[.A15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53]; &quot;]&quot;; [.E153]; &quot;[/url][/b] [i]by &quot;; [.D153]; &quot; (&quot;; INDIRECT(join(&quot;&quot;;&quot;H&quot;;(MONTH([.C153])))); &quot; '&quot;; RIGHT(YEAR([.C153]);2);&quot;)&quot;; CHAR(10);&quot;[b]Description: [/b]&quot;; [.I153]; CHAR(10); &quot;[small][b]Keywords: [/b]&quot;;[.J153];CHAR(10);&quot;[color=transparent]Tags: &quot;;[.K15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merge</text:p>
          </table:table-cell>
          <table:table-cell table:number-columns-repeated="1015"/>
        </table:table-row>
        <table:table-row table:style-name="ro1">
          <table:table-cell table:style-name="ce1" office:value-type="float" office:value="22559" calcext:value-type="float">
            <text:p>22559</text:p>
          </table:table-cell>
          <table:table-cell table:style-name="ce1" office:value-type="float" office:value="105" calcext:value-type="float">
            <text:p>105</text:p>
          </table:table-cell>
          <table:table-cell table:style-name="ce2" office:value-type="date" office:date-value="2013-12-09T23:54:29" calcext:value-type="date">
            <text:p>12/9/2013 23:54:29</text:p>
          </table:table-cell>
          <table:table-cell table:style-name="ce1" office:value-type="string" calcext:value-type="string">
            <text:p>dl2016stm</text:p>
          </table:table-cell>
          <table:table-cell table:style-name="ce1" office:value-type="string" calcext:value-type="string">
            <text:p>Folders in "My Stuff"</text:p>
          </table:table-cell>
          <table:table-cell table:style-name="ce3" table:formula="of:=join(&quot;&quot;;&quot;https://scratch.mit.edu/discuss/topic/&quot;;[.A15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54]; &quot;]&quot;; [.E154]; &quot;[/url][/b] [i]by &quot;; [.D154]; &quot; (&quot;; INDIRECT(join(&quot;&quot;;&quot;H&quot;;(MONTH([.C154])))); &quot; '&quot;; RIGHT(YEAR([.C154]);2);&quot;)&quot;; CHAR(10);&quot;[b]Description: [/b]&quot;; [.I154]; CHAR(10); &quot;[small][b]Keywords: [/b]&quot;;[.J154];CHAR(10);&quot;[color=transparent]Tags: &quot;;[.K15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The ability to create folders in the My Stuff page to organize projects.</text:p>
          </table:table-cell>
          <table:table-cell table:number-columns-repeated="1015"/>
        </table:table-row>
        <table:table-row table:style-name="ro1">
          <table:table-cell table:style-name="ce1" office:value-type="float" office:value="197702" calcext:value-type="float">
            <text:p>197702</text:p>
          </table:table-cell>
          <table:table-cell table:style-name="ce1" office:value-type="float" office:value="105" calcext:value-type="float">
            <text:p>105</text:p>
          </table:table-cell>
          <table:table-cell table:style-name="ce2" office:value-type="date" office:date-value="2016-05-06T02:54:02" calcext:value-type="date">
            <text:p>5/6/2016 2:54:02</text:p>
          </table:table-cell>
          <table:table-cell table:style-name="ce1" office:value-type="string" calcext:value-type="string">
            <text:p>mario91100_TEST</text:p>
          </table:table-cell>
          <table:table-cell table:style-name="ce1" office:value-type="string" calcext:value-type="string">
            <text:p>Require e-mail confirmation before terminating an account</text:p>
          </table:table-cell>
          <table:table-cell table:style-name="ce3" table:formula="of:=join(&quot;&quot;;&quot;https://scratch.mit.edu/discuss/topic/&quot;;[.A15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55]; &quot;]&quot;; [.E155]; &quot;[/url][/b] [i]by &quot;; [.D155]; &quot; (&quot;; INDIRECT(join(&quot;&quot;;&quot;H&quot;;(MONTH([.C155])))); &quot; '&quot;; RIGHT(YEAR([.C155]);2);&quot;)&quot;; CHAR(10);&quot;[b]Description: [/b]&quot;; [.I155]; CHAR(10); &quot;[small][b]Keywords: [/b]&quot;;[.J155];CHAR(10);&quot;[color=transparent]Tags: &quot;;[.K15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297005" calcext:value-type="float">
            <text:p>297005</text:p>
          </table:table-cell>
          <table:table-cell table:style-name="ce1" office:value-type="float" office:value="105" calcext:value-type="float">
            <text:p>105</text:p>
          </table:table-cell>
          <table:table-cell table:style-name="ce2" office:value-type="date" office:date-value="2018-04-03T01:00:33" calcext:value-type="date">
            <text:p>4/3/2018 1:00:33</text:p>
          </table:table-cell>
          <table:table-cell table:style-name="ce1" office:value-type="string" calcext:value-type="string">
            <text:p>LuckyLucky7</text:p>
          </table:table-cell>
          <table:table-cell table:style-name="ce1" office:value-type="string" calcext:value-type="string">
            <text:p>Scratch Block Libraries</text:p>
          </table:table-cell>
          <table:table-cell table:style-name="ce3" table:formula="of:=join(&quot;&quot;;&quot;https://scratch.mit.edu/discuss/topic/&quot;;[.A15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56]; &quot;]&quot;; [.E156]; &quot;[/url][/b] [i]by &quot;; [.D156]; &quot; (&quot;; INDIRECT(join(&quot;&quot;;&quot;H&quot;;(MONTH([.C156])))); &quot; '&quot;; RIGHT(YEAR([.C156]);2);&quot;)&quot;; CHAR(10);&quot;[b]Description: [/b]&quot;; [.I156]; CHAR(10); &quot;[small][b]Keywords: [/b]&quot;;[.J156];CHAR(10);&quot;[color=transparent]Tags: &quot;;[.K15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The ability to save custom blocks in libraries to use in other projects.</text:p>
          </table:table-cell>
          <table:table-cell table:number-columns-repeated="1015"/>
        </table:table-row>
        <table:table-row table:style-name="ro1">
          <table:table-cell table:style-name="ce1" office:value-type="float" office:value="365776" calcext:value-type="float">
            <text:p>365776</text:p>
          </table:table-cell>
          <table:table-cell table:style-name="ce1" office:value-type="float" office:value="104" calcext:value-type="float">
            <text:p>104</text:p>
          </table:table-cell>
          <table:table-cell table:style-name="ce2" office:value-type="date" office:date-value="2019-08-01T21:45:30" calcext:value-type="date">
            <text:p>8/1/2019 21:45:30</text:p>
          </table:table-cell>
          <table:table-cell table:style-name="ce1" office:value-type="string" calcext:value-type="string">
            <text:p>LegoManiac04</text:p>
          </table:table-cell>
          <table:table-cell table:style-name="ce1" office:value-type="string" calcext:value-type="string">
            <text:p>Re-add "Echo" Sound Effect</text:p>
          </table:table-cell>
          <table:table-cell table:style-name="ce3" table:formula="of:=join(&quot;&quot;;&quot;https://scratch.mit.edu/discuss/topic/&quot;;[.A15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57]; &quot;]&quot;; [.E157]; &quot;[/url][/b] [i]by &quot;; [.D157]; &quot; (&quot;; INDIRECT(join(&quot;&quot;;&quot;H&quot;;(MONTH([.C157])))); &quot; '&quot;; RIGHT(YEAR([.C157]);2);&quot;)&quot;; CHAR(10);&quot;[b]Description: [/b]&quot;; [.I157]; CHAR(10); &quot;[small][b]Keywords: [/b]&quot;;[.J157];CHAR(10);&quot;[color=transparent]Tags: &quot;;[.K15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Reimplement the echo effect in the audio editor.</text:p>
          </table:table-cell>
          <table:table-cell table:number-columns-repeated="1015"/>
        </table:table-row>
        <table:table-row table:style-name="ro1">
          <table:table-cell table:style-name="ce1" office:value-type="float" office:value="432774" calcext:value-type="float">
            <text:p>432774</text:p>
          </table:table-cell>
          <table:table-cell table:style-name="ce1" office:value-type="float" office:value="104" calcext:value-type="float">
            <text:p>104</text:p>
          </table:table-cell>
          <table:table-cell table:style-name="ce2" office:value-type="date" office:date-value="2020-08-19T22:29:59" calcext:value-type="date">
            <text:p>8/19/2020 22:29:59</text:p>
          </table:table-cell>
          <table:table-cell table:style-name="ce1" office:value-type="string" calcext:value-type="string">
            <text:p>Agent_Eagle</text:p>
          </table:table-cell>
          <table:table-cell table:style-name="ce1" office:value-type="string" calcext:value-type="string">
            <text:p>The Solution to Spam, Advertising, and F4f</text:p>
          </table:table-cell>
          <table:table-cell table:style-name="ce3" table:formula="of:=join(&quot;&quot;;&quot;https://scratch.mit.edu/discuss/topic/&quot;;[.A15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58]; &quot;]&quot;; [.E158]; &quot;[/url][/b] [i]by &quot;; [.D158]; &quot; (&quot;; INDIRECT(join(&quot;&quot;;&quot;H&quot;;(MONTH([.C158])))); &quot; '&quot;; RIGHT(YEAR([.C158]);2);&quot;)&quot;; CHAR(10);&quot;[b]Description: [/b]&quot;; [.I158]; CHAR(10); &quot;[small][b]Keywords: [/b]&quot;;[.J158];CHAR(10);&quot;[color=transparent]Tags: &quot;;[.K15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441846" calcext:value-type="float">
            <text:p>441846</text:p>
          </table:table-cell>
          <table:table-cell table:style-name="ce1" office:value-type="float" office:value="104" calcext:value-type="float">
            <text:p>104</text:p>
          </table:table-cell>
          <table:table-cell table:style-name="ce2" office:value-type="date" office:date-value="2020-09-24T17:20:03" calcext:value-type="date">
            <text:p>9/24/2020 17:20:03</text:p>
          </table:table-cell>
          <table:table-cell table:style-name="ce1" office:value-type="string" calcext:value-type="string">
            <text:p>JPOWERPUFFGIRLS</text:p>
          </table:table-cell>
          <table:table-cell table:style-name="ce1" office:value-type="string" calcext:value-type="string">
            <text:p>A Function to make sure users read the Stickies</text:p>
          </table:table-cell>
          <table:table-cell table:style-name="ce3" table:formula="of:=join(&quot;&quot;;&quot;https://scratch.mit.edu/discuss/topic/&quot;;[.A15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59]; &quot;]&quot;; [.E159]; &quot;[/url][/b] [i]by &quot;; [.D159]; &quot; (&quot;; INDIRECT(join(&quot;&quot;;&quot;H&quot;;(MONTH([.C159])))); &quot; '&quot;; RIGHT(YEAR([.C159]);2);&quot;)&quot;; CHAR(10);&quot;[b]Description: [/b]&quot;; [.I159]; CHAR(10); &quot;[small][b]Keywords: [/b]&quot;;[.J159];CHAR(10);&quot;[color=transparent]Tags: &quot;;[.K15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Require new forumers to read the stickies and take a quiz on them in order to post there.</text:p>
          </table:table-cell>
          <table:table-cell table:number-columns-repeated="1015"/>
        </table:table-row>
        <table:table-row table:style-name="ro1">
          <table:table-cell table:style-name="ce1" office:value-type="float" office:value="23901" calcext:value-type="float">
            <text:p>23901</text:p>
          </table:table-cell>
          <table:table-cell table:style-name="ce1" office:value-type="float" office:value="103" calcext:value-type="float">
            <text:p>103</text:p>
          </table:table-cell>
          <table:table-cell table:style-name="ce2" office:value-type="date" office:date-value="2013-12-23T14:10:26" calcext:value-type="date">
            <text:p>12/23/2013 14:10:26</text:p>
          </table:table-cell>
          <table:table-cell table:style-name="ce1" office:value-type="string" calcext:value-type="string">
            <text:p>Skizzors</text:p>
          </table:table-cell>
          <table:table-cell table:style-name="ce1" office:value-type="string" calcext:value-type="string">
            <text:p>bbCode in Comments?</text:p>
          </table:table-cell>
          <table:table-cell table:style-name="ce3" table:formula="of:=join(&quot;&quot;;&quot;https://scratch.mit.edu/discuss/topic/&quot;;[.A16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60]; &quot;]&quot;; [.E160]; &quot;[/url][/b] [i]by &quot;; [.D160]; &quot; (&quot;; INDIRECT(join(&quot;&quot;;&quot;H&quot;;(MONTH([.C160])))); &quot; '&quot;; RIGHT(YEAR([.C160]);2);&quot;)&quot;; CHAR(10);&quot;[b]Description: [/b]&quot;; [.I160]; CHAR(10); &quot;[small][b]Keywords: [/b]&quot;;[.J160];CHAR(10);&quot;[color=transparent]Tags: &quot;;[.K16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Add some BBCode functionality into comments like bold and italics.</text:p>
          </table:table-cell>
          <table:table-cell table:number-columns-repeated="1015"/>
        </table:table-row>
        <table:table-row table:style-name="ro1">
          <table:table-cell table:style-name="ce1" office:value-type="float" office:value="101414" calcext:value-type="float">
            <text:p>101414</text:p>
          </table:table-cell>
          <table:table-cell table:style-name="ce1" office:value-type="float" office:value="103" calcext:value-type="float">
            <text:p>103</text:p>
          </table:table-cell>
          <table:table-cell table:style-name="ce2" office:value-type="date" office:date-value="2015-03-26T00:42:59" calcext:value-type="date">
            <text:p>3/26/2015 0:42:59</text:p>
          </table:table-cell>
          <table:table-cell table:style-name="ce1" office:value-type="string" calcext:value-type="string">
            <text:p>eat-sleep-softball</text:p>
          </table:table-cell>
          <table:table-cell table:style-name="ce1" office:value-type="string" calcext:value-type="string">
            <text:p>A "Hide All Variables" Block</text:p>
          </table:table-cell>
          <table:table-cell table:style-name="ce3" table:formula="of:=join(&quot;&quot;;&quot;https://scratch.mit.edu/discuss/topic/&quot;;[.A16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61]; &quot;]&quot;; [.E161]; &quot;[/url][/b] [i]by &quot;; [.D161]; &quot; (&quot;; INDIRECT(join(&quot;&quot;;&quot;H&quot;;(MONTH([.C161])))); &quot; '&quot;; RIGHT(YEAR([.C161]);2);&quot;)&quot;; CHAR(10);&quot;[b]Description: [/b]&quot;; [.I161]; CHAR(10); &quot;[small][b]Keywords: [/b]&quot;;[.J161];CHAR(10);&quot;[color=transparent]Tags: &quot;;[.K16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Ad pedem litterae.</text:p>
          </table:table-cell>
          <table:table-cell table:number-columns-repeated="1015"/>
        </table:table-row>
        <table:table-row table:style-name="ro1">
          <table:table-cell table:style-name="ce1" office:value-type="float" office:value="111110" calcext:value-type="float">
            <text:p>111110</text:p>
          </table:table-cell>
          <table:table-cell table:style-name="ce1" office:value-type="float" office:value="103" calcext:value-type="float">
            <text:p>103</text:p>
          </table:table-cell>
          <table:table-cell table:style-name="ce2" office:value-type="date" office:date-value="2015-04-28T10:37:38" calcext:value-type="date">
            <text:p>4/28/2015 10:37:38</text:p>
          </table:table-cell>
          <table:table-cell table:style-name="ce1" office:value-type="string" calcext:value-type="string">
            <text:p>dhrloo</text:p>
          </table:table-cell>
          <table:table-cell table:style-name="ce1" office:value-type="string" calcext:value-type="string">
            <text:p>right mouse click</text:p>
          </table:table-cell>
          <table:table-cell table:style-name="ce3" table:formula="of:=join(&quot;&quot;;&quot;https://scratch.mit.edu/discuss/topic/&quot;;[.A16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62]; &quot;]&quot;; [.E162]; &quot;[/url][/b] [i]by &quot;; [.D162]; &quot; (&quot;; INDIRECT(join(&quot;&quot;;&quot;H&quot;;(MONTH([.C162])))); &quot; '&quot;; RIGHT(YEAR([.C162]);2);&quot;)&quot;; CHAR(10);&quot;[b]Description: [/b]&quot;; [.I162]; CHAR(10); &quot;[small][b]Keywords: [/b]&quot;;[.J162];CHAR(10);&quot;[color=transparent]Tags: &quot;;[.K16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dd some way to detect right-clicks on the mouse.</text:p>
          </table:table-cell>
          <table:table-cell table:number-columns-repeated="1015"/>
        </table:table-row>
        <table:table-row table:style-name="ro1">
          <table:table-cell table:style-name="ce1" office:value-type="float" office:value="301359" calcext:value-type="float">
            <text:p>301359</text:p>
          </table:table-cell>
          <table:table-cell table:style-name="ce1" office:value-type="float" office:value="103" calcext:value-type="float">
            <text:p>103</text:p>
          </table:table-cell>
          <table:table-cell table:style-name="ce2" office:value-type="date" office:date-value="2018-05-15T10:08:44" calcext:value-type="date">
            <text:p>5/15/2018 10:08:44</text:p>
          </table:table-cell>
          <table:table-cell table:style-name="ce1" office:value-type="string" calcext:value-type="string">
            <text:p>Seam49</text:p>
          </table:table-cell>
          <table:table-cell table:style-name="ce1" office:value-type="string" calcext:value-type="string">
            <text:p>Scratch needs a built in dictionary</text:p>
          </table:table-cell>
          <table:table-cell table:style-name="ce3" table:formula="of:=join(&quot;&quot;;&quot;https://scratch.mit.edu/discuss/topic/&quot;;[.A16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63]; &quot;]&quot;; [.E163]; &quot;[/url][/b] [i]by &quot;; [.D163]; &quot; (&quot;; INDIRECT(join(&quot;&quot;;&quot;H&quot;;(MONTH([.C163])))); &quot; '&quot;; RIGHT(YEAR([.C163]);2);&quot;)&quot;; CHAR(10);&quot;[b]Description: [/b]&quot;; [.I163]; CHAR(10); &quot;[small][b]Keywords: [/b]&quot;;[.J163];CHAR(10);&quot;[color=transparent]Tags: &quot;;[.K16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329386" calcext:value-type="float">
            <text:p>329386</text:p>
          </table:table-cell>
          <table:table-cell table:style-name="ce1" office:value-type="float" office:value="103" calcext:value-type="float">
            <text:p>103</text:p>
          </table:table-cell>
          <table:table-cell table:style-name="ce2" office:value-type="date" office:date-value="2019-01-03T14:41:00" calcext:value-type="date">
            <text:p>1/3/2019 14:41:00</text:p>
          </table:table-cell>
          <table:table-cell table:style-name="ce1" office:value-type="string" calcext:value-type="string">
            <text:p>LovelyOtter</text:p>
          </table:table-cell>
          <table:table-cell table:style-name="ce1" office:value-type="string" calcext:value-type="string">
            <text:p>Backpack Folders + Pockets</text:p>
          </table:table-cell>
          <table:table-cell table:style-name="ce3" table:formula="of:=join(&quot;&quot;;&quot;https://scratch.mit.edu/discuss/topic/&quot;;[.A16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64]; &quot;]&quot;; [.E164]; &quot;[/url][/b] [i]by &quot;; [.D164]; &quot; (&quot;; INDIRECT(join(&quot;&quot;;&quot;H&quot;;(MONTH([.C164])))); &quot; '&quot;; RIGHT(YEAR([.C164]);2);&quot;)&quot;; CHAR(10);&quot;[b]Description: [/b]&quot;; [.I164]; CHAR(10); &quot;[small][b]Keywords: [/b]&quot;;[.J164];CHAR(10);&quot;[color=transparent]Tags: &quot;;[.K16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The abiltiy to create folders in the backpack to organize assets in it.</text:p>
          </table:table-cell>
          <table:table-cell table:number-columns-repeated="1015"/>
        </table:table-row>
        <table:table-row table:style-name="ro1">
          <table:table-cell table:style-name="ce1" office:value-type="float" office:value="2793" calcext:value-type="float">
            <text:p>2793</text:p>
          </table:table-cell>
          <table:table-cell table:style-name="ce1" office:value-type="float" office:value="102" calcext:value-type="float">
            <text:p>102</text:p>
          </table:table-cell>
          <table:table-cell table:style-name="ce2" office:value-type="date" office:date-value="2013-03-03T06:40:18" calcext:value-type="date">
            <text:p>3/3/2013 6:40:18</text:p>
          </table:table-cell>
          <table:table-cell table:style-name="ce1" office:value-type="string" calcext:value-type="string">
            <text:p>Malthetalthee</text:p>
          </table:table-cell>
          <table:table-cell table:style-name="ce1" office:value-type="string" calcext:value-type="string">
            <text:p>Previous costume</text:p>
          </table:table-cell>
          <table:table-cell table:style-name="ce3" table:formula="of:=join(&quot;&quot;;&quot;https://scratch.mit.edu/discuss/topic/&quot;;[.A16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65]; &quot;]&quot;; [.E165]; &quot;[/url][/b] [i]by &quot;; [.D165]; &quot; (&quot;; INDIRECT(join(&quot;&quot;;&quot;H&quot;;(MONTH([.C165])))); &quot; '&quot;; RIGHT(YEAR([.C165]);2);&quot;)&quot;; CHAR(10);&quot;[b]Description: [/b]&quot;; [.I165]; CHAR(10); &quot;[small][b]Keywords: [/b]&quot;;[.J165];CHAR(10);&quot;[color=transparent]Tags: &quot;;[.K16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4" office:value-type="string" calcext:value-type="string">
            <text:p>Add a block that changes the costume to the previous one, like the next costume block.</text:p>
          </table:table-cell>
          <table:table-cell table:number-columns-repeated="1015"/>
        </table:table-row>
        <table:table-row table:style-name="ro1">
          <table:table-cell table:style-name="ce1" office:value-type="float" office:value="49402" calcext:value-type="float">
            <text:p>49402</text:p>
          </table:table-cell>
          <table:table-cell table:style-name="ce1" office:value-type="float" office:value="102" calcext:value-type="float">
            <text:p>102</text:p>
          </table:table-cell>
          <table:table-cell table:style-name="ce2" office:value-type="date" office:date-value="2014-08-18T00:48:02" calcext:value-type="date">
            <text:p>8/18/2014 0:48:02</text:p>
          </table:table-cell>
          <table:table-cell table:style-name="ce1" office:value-type="string" calcext:value-type="string">
            <text:p>Haiming</text:p>
          </table:table-cell>
          <table:table-cell table:style-name="ce1" office:value-type="string" calcext:value-type="string">
            <text:p>Connecting Accounts</text:p>
          </table:table-cell>
          <table:table-cell table:style-name="ce3" table:formula="of:=join(&quot;&quot;;&quot;https://scratch.mit.edu/discuss/topic/&quot;;[.A16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66]; &quot;]&quot;; [.E166]; &quot;[/url][/b] [i]by &quot;; [.D166]; &quot; (&quot;; INDIRECT(join(&quot;&quot;;&quot;H&quot;;(MONTH([.C166])))); &quot; '&quot;; RIGHT(YEAR([.C166]);2);&quot;)&quot;; CHAR(10);&quot;[b]Description: [/b]&quot;; [.I166]; CHAR(10); &quot;[small][b]Keywords: [/b]&quot;;[.J166];CHAR(10);&quot;[color=transparent]Tags: &quot;;[.K16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merge</text:p>
          </table:table-cell>
          <table:table-cell table:number-columns-repeated="1015"/>
        </table:table-row>
        <table:table-row table:style-name="ro1">
          <table:table-cell table:style-name="ce1" office:value-type="float" office:value="210563" calcext:value-type="float">
            <text:p>210563</text:p>
          </table:table-cell>
          <table:table-cell table:style-name="ce1" office:value-type="float" office:value="102" calcext:value-type="float">
            <text:p>102</text:p>
          </table:table-cell>
          <table:table-cell table:style-name="ce2" office:value-type="date" office:date-value="2016-07-26T12:54:14" calcext:value-type="date">
            <text:p>7/26/2016 12:54:14</text:p>
          </table:table-cell>
          <table:table-cell table:style-name="ce1" office:value-type="string" calcext:value-type="string">
            <text:p>Icey29</text:p>
          </table:table-cell>
          <table:table-cell table:style-name="ce1" office:value-type="string" calcext:value-type="string">
            <text:p>Add _shareit_ as an emote</text:p>
          </table:table-cell>
          <table:table-cell table:style-name="ce3" table:formula="of:=join(&quot;&quot;;&quot;https://scratch.mit.edu/discuss/topic/&quot;;[.A16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67]; &quot;]&quot;; [.E167]; &quot;[/url][/b] [i]by &quot;; [.D167]; &quot; (&quot;; INDIRECT(join(&quot;&quot;;&quot;H&quot;;(MONTH([.C167])))); &quot; '&quot;; RIGHT(YEAR([.C167]);2);&quot;)&quot;; CHAR(10);&quot;[b]Description: [/b]&quot;; [.I167]; CHAR(10); &quot;[small][b]Keywords: [/b]&quot;;[.J167];CHAR(10);&quot;[color=transparent]Tags: &quot;;[.K16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413887" calcext:value-type="float">
            <text:p>413887</text:p>
          </table:table-cell>
          <table:table-cell table:style-name="ce1" office:value-type="float" office:value="102" calcext:value-type="float">
            <text:p>102</text:p>
          </table:table-cell>
          <table:table-cell table:style-name="ce2" office:value-type="date" office:date-value="2020-06-14T00:30:57" calcext:value-type="date">
            <text:p>6/14/2020 0:30:57</text:p>
          </table:table-cell>
          <table:table-cell table:style-name="ce1" office:value-type="string" calcext:value-type="string">
            <text:p>Mr_PenguinAlex</text:p>
          </table:table-cell>
          <table:table-cell table:style-name="ce1" office:value-type="string" calcext:value-type="string">
            <text:p>the option to change stage shape</text:p>
          </table:table-cell>
          <table:table-cell table:style-name="ce3" table:formula="of:=join(&quot;&quot;;&quot;https://scratch.mit.edu/discuss/topic/&quot;;[.A16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68]; &quot;]&quot;; [.E168]; &quot;[/url][/b] [i]by &quot;; [.D168]; &quot; (&quot;; INDIRECT(join(&quot;&quot;;&quot;H&quot;;(MONTH([.C168])))); &quot; '&quot;; RIGHT(YEAR([.C168]);2);&quot;)&quot;; CHAR(10);&quot;[b]Description: [/b]&quot;; [.I168]; CHAR(10); &quot;[small][b]Keywords: [/b]&quot;;[.J168];CHAR(10);&quot;[color=transparent]Tags: &quot;;[.K16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Have the option to change the stage's sie and aspect ratio from a few defaults.</text:p>
          </table:table-cell>
          <table:table-cell table:number-columns-repeated="1015"/>
        </table:table-row>
        <table:table-row table:style-name="ro1">
          <table:table-cell table:style-name="ce1" office:value-type="float" office:value="40335" calcext:value-type="float">
            <text:p>40335</text:p>
          </table:table-cell>
          <table:table-cell table:style-name="ce1" office:value-type="float" office:value="101" calcext:value-type="float">
            <text:p>101</text:p>
          </table:table-cell>
          <table:table-cell table:style-name="ce2" office:value-type="date" office:date-value="2014-05-27T14:11:03" calcext:value-type="date">
            <text:p>5/27/2014 14:11:03</text:p>
          </table:table-cell>
          <table:table-cell table:style-name="ce1" office:value-type="string" calcext:value-type="string">
            <text:p>hjklr54679</text:p>
          </table:table-cell>
          <table:table-cell table:style-name="ce1" office:value-type="string" calcext:value-type="string">
            <text:p>A way to prevent remixes with no change</text:p>
          </table:table-cell>
          <table:table-cell table:style-name="ce3" table:formula="of:=join(&quot;&quot;;&quot;https://scratch.mit.edu/discuss/topic/&quot;;[.A16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69]; &quot;]&quot;; [.E169]; &quot;[/url][/b] [i]by &quot;; [.D169]; &quot; (&quot;; INDIRECT(join(&quot;&quot;;&quot;H&quot;;(MONTH([.C169])))); &quot; '&quot;; RIGHT(YEAR([.C169]);2);&quot;)&quot;; CHAR(10);&quot;[b]Description: [/b]&quot;; [.I169]; CHAR(10); &quot;[small][b]Keywords: [/b]&quot;;[.J169];CHAR(10);&quot;[color=transparent]Tags: &quot;;[.K16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erge</text:p>
          </table:table-cell>
          <table:table-cell table:number-columns-repeated="1015"/>
        </table:table-row>
        <table:table-row table:style-name="ro1">
          <table:table-cell table:style-name="ce1" office:value-type="float" office:value="273479" calcext:value-type="float">
            <text:p>273479</text:p>
          </table:table-cell>
          <table:table-cell table:style-name="ce1" office:value-type="float" office:value="101" calcext:value-type="float">
            <text:p>101</text:p>
          </table:table-cell>
          <table:table-cell table:style-name="ce2" office:value-type="date" office:date-value="2017-08-13T23:38:00" calcext:value-type="date">
            <text:p>8/13/2017 23:38:00</text:p>
          </table:table-cell>
          <table:table-cell table:style-name="ce1" office:value-type="string" calcext:value-type="string">
            <text:p>Ed8</text:p>
          </table:table-cell>
          <table:table-cell table:style-name="ce1" office:value-type="string" calcext:value-type="string">
            <text:p>Parental controls</text:p>
          </table:table-cell>
          <table:table-cell table:style-name="ce3" table:formula="of:=join(&quot;&quot;;&quot;https://scratch.mit.edu/discuss/topic/&quot;;[.A17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70]; &quot;]&quot;; [.E170]; &quot;[/url][/b] [i]by &quot;; [.D170]; &quot; (&quot;; INDIRECT(join(&quot;&quot;;&quot;H&quot;;(MONTH([.C170])))); &quot; '&quot;; RIGHT(YEAR([.C170]);2);&quot;)&quot;; CHAR(10);&quot;[b]Description: [/b]&quot;; [.I170]; CHAR(10); &quot;[small][b]Keywords: [/b]&quot;;[.J170];CHAR(10);&quot;[color=transparent]Tags: &quot;;[.K17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llow the user to set parental controls to block the acount from doing certain social actions.</text:p>
          </table:table-cell>
          <table:table-cell table:number-columns-repeated="1015"/>
        </table:table-row>
        <table:table-row table:style-name="ro1">
          <table:table-cell table:style-name="ce1" office:value-type="float" office:value="51659" calcext:value-type="float">
            <text:p>51659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date" office:date-value="2014-09-09T02:56:02" calcext:value-type="date">
            <text:p>9/9/2014 2:56:02</text:p>
          </table:table-cell>
          <table:table-cell table:style-name="ce1" office:value-type="string" calcext:value-type="string">
            <text:p>DevanWolf</text:p>
          </table:table-cell>
          <table:table-cell table:style-name="ce1" office:value-type="string" calcext:value-type="string">
            <text:p>New block "if &lt;&gt; then [] else []"</text:p>
          </table:table-cell>
          <table:table-cell table:style-name="ce3" table:formula="of:=join(&quot;&quot;;&quot;https://scratch.mit.edu/discuss/topic/&quot;;[.A17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71]; &quot;]&quot;; [.E171]; &quot;[/url][/b] [i]by &quot;; [.D171]; &quot; (&quot;; INDIRECT(join(&quot;&quot;;&quot;H&quot;;(MONTH([.C171])))); &quot; '&quot;; RIGHT(YEAR([.C171]);2);&quot;)&quot;; CHAR(10);&quot;[b]Description: [/b]&quot;; [.I171]; CHAR(10); &quot;[small][b]Keywords: [/b]&quot;;[.J171];CHAR(10);&quot;[color=transparent]Tags: &quot;;[.K17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A ternary reporter that returns one output if the boolean is true and the other if it is false.</text:p>
          </table:table-cell>
          <table:table-cell table:number-columns-repeated="1015"/>
        </table:table-row>
        <table:table-row table:style-name="ro1">
          <table:table-cell table:style-name="ce1" office:value-type="float" office:value="69344" calcext:value-type="float">
            <text:p>69344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date" office:date-value="2014-11-30T16:03:55" calcext:value-type="date">
            <text:p>11/30/2014 16:03:55</text:p>
          </table:table-cell>
          <table:table-cell table:style-name="ce1" office:value-type="string" calcext:value-type="string">
            <text:p>mathman314</text:p>
          </table:table-cell>
          <table:table-cell table:style-name="ce1" office:value-type="string" calcext:value-type="string">
            <text:p>Bad Word Detector (is INCORRECT)</text:p>
          </table:table-cell>
          <table:table-cell table:style-name="ce3" table:formula="of:=join(&quot;&quot;;&quot;https://scratch.mit.edu/discuss/topic/&quot;;[.A17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72]; &quot;]&quot;; [.E172]; &quot;[/url][/b] [i]by &quot;; [.D172]; &quot; (&quot;; INDIRECT(join(&quot;&quot;;&quot;H&quot;;(MONTH([.C172])))); &quot; '&quot;; RIGHT(YEAR([.C172]);2);&quot;)&quot;; CHAR(10);&quot;[b]Description: [/b]&quot;; [.I172]; CHAR(10); &quot;[small][b]Keywords: [/b]&quot;;[.J172];CHAR(10);&quot;[color=transparent]Tags: &quot;;[.K17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implemented</text:p>
          </table:table-cell>
          <table:table-cell table:number-columns-repeated="1015"/>
        </table:table-row>
        <table:table-row table:style-name="ro1">
          <table:table-cell table:style-name="ce1" office:value-type="float" office:value="147856" calcext:value-type="float">
            <text:p>147856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date" office:date-value="2015-09-02T22:16:10" calcext:value-type="date">
            <text:p>9/2/2015 22:16:10</text:p>
          </table:table-cell>
          <table:table-cell table:style-name="ce1" office:value-type="string" calcext:value-type="string">
            <text:p>-Cherri-</text:p>
          </table:table-cell>
          <table:table-cell table:style-name="ce1" office:value-type="string" calcext:value-type="string">
            <text:p>Making Variables Look Better!</text:p>
          </table:table-cell>
          <table:table-cell table:style-name="ce3" table:formula="of:=join(&quot;&quot;;&quot;https://scratch.mit.edu/discuss/topic/&quot;;[.A17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73]; &quot;]&quot;; [.E173]; &quot;[/url][/b] [i]by &quot;; [.D173]; &quot; (&quot;; INDIRECT(join(&quot;&quot;;&quot;H&quot;;(MONTH([.C173])))); &quot; '&quot;; RIGHT(YEAR([.C173]);2);&quot;)&quot;; CHAR(10);&quot;[b]Description: [/b]&quot;; [.I173]; CHAR(10); &quot;[small][b]Keywords: [/b]&quot;;[.J173];CHAR(10);&quot;[color=transparent]Tags: &quot;;[.K17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The ability to change how variables look, their color, font, etc.</text:p>
          </table:table-cell>
          <table:table-cell table:number-columns-repeated="1015"/>
        </table:table-row>
        <table:table-row table:style-name="ro1">
          <table:table-cell table:style-name="ce1" office:value-type="float" office:value="269304" calcext:value-type="float">
            <text:p>269304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date" office:date-value="2017-07-05T16:34:53" calcext:value-type="date">
            <text:p>7/5/2017 16:34:53</text:p>
          </table:table-cell>
          <table:table-cell table:style-name="ce1" office:value-type="string" calcext:value-type="string">
            <text:p>makethebrainhappy</text:p>
          </table:table-cell>
          <table:table-cell table:style-name="ce1" office:value-type="string" calcext:value-type="string">
            <text:p>Alternative to the "Discuss" Tab on the Site Navigation Bar</text:p>
          </table:table-cell>
          <table:table-cell table:style-name="ce3" table:formula="of:=join(&quot;&quot;;&quot;https://scratch.mit.edu/discuss/topic/&quot;;[.A17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74]; &quot;]&quot;; [.E174]; &quot;[/url][/b] [i]by &quot;; [.D174]; &quot; (&quot;; INDIRECT(join(&quot;&quot;;&quot;H&quot;;(MONTH([.C174])))); &quot; '&quot;; RIGHT(YEAR([.C174]);2);&quot;)&quot;; CHAR(10);&quot;[b]Description: [/b]&quot;; [.I174]; CHAR(10); &quot;[small][b]Keywords: [/b]&quot;;[.J174];CHAR(10);&quot;[color=transparent]Tags: &quot;;[.K17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406613" calcext:value-type="float">
            <text:p>406613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date" office:date-value="2020-05-22T00:34:29" calcext:value-type="date">
            <text:p>5/22/2020 0:34:29</text:p>
          </table:table-cell>
          <table:table-cell table:style-name="ce1" office:value-type="string" calcext:value-type="string">
            <text:p>Za-Chary</text:p>
          </table:table-cell>
          <table:table-cell table:style-name="ce1" office:value-type="string" calcext:value-type="string">
            <text:p>Don't bump a forum topic until after 24 hours AND it is not on the first page</text:p>
          </table:table-cell>
          <table:table-cell table:style-name="ce3" table:formula="of:=join(&quot;&quot;;&quot;https://scratch.mit.edu/discuss/topic/&quot;;[.A17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75]; &quot;]&quot;; [.E175]; &quot;[/url][/b] [i]by &quot;; [.D175]; &quot; (&quot;; INDIRECT(join(&quot;&quot;;&quot;H&quot;;(MONTH([.C175])))); &quot; '&quot;; RIGHT(YEAR([.C175]);2);&quot;)&quot;; CHAR(10);&quot;[b]Description: [/b]&quot;; [.I175]; CHAR(10); &quot;[small][b]Keywords: [/b]&quot;;[.J175];CHAR(10);&quot;[color=transparent]Tags: &quot;;[.K17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Ad pedem litterae.</text:p>
          </table:table-cell>
          <table:table-cell table:number-columns-repeated="1015"/>
        </table:table-row>
        <table:table-row table:style-name="ro1">
          <table:table-cell table:style-name="ce1" office:value-type="float" office:value="83640" calcext:value-type="float">
            <text:p>83640</text:p>
          </table:table-cell>
          <table:table-cell table:style-name="ce1" office:value-type="float" office:value="99" calcext:value-type="float">
            <text:p>99</text:p>
          </table:table-cell>
          <table:table-cell table:style-name="ce2" office:value-type="date" office:date-value="2015-01-23T15:53:00" calcext:value-type="date">
            <text:p>1/23/2015 15:53:00</text:p>
          </table:table-cell>
          <table:table-cell table:style-name="ce1" office:value-type="string" calcext:value-type="string">
            <text:p>ChocolatePi</text:p>
          </table:table-cell>
          <table:table-cell table:style-name="ce1" office:value-type="string" calcext:value-type="string">
            <text:p>Auto-close topics over 120 days old with no posts</text:p>
          </table:table-cell>
          <table:table-cell table:style-name="ce3" table:formula="of:=join(&quot;&quot;;&quot;https://scratch.mit.edu/discuss/topic/&quot;;[.A17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76]; &quot;]&quot;; [.E176]; &quot;[/url][/b] [i]by &quot;; [.D176]; &quot; (&quot;; INDIRECT(join(&quot;&quot;;&quot;H&quot;;(MONTH([.C176])))); &quot; '&quot;; RIGHT(YEAR([.C176]);2);&quot;)&quot;; CHAR(10);&quot;[b]Description: [/b]&quot;; [.I176]; CHAR(10); &quot;[small][b]Keywords: [/b]&quot;;[.J176];CHAR(10);&quot;[color=transparent]Tags: &quot;;[.K17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Ad pedem litterae.</text:p>
          </table:table-cell>
          <table:table-cell table:number-columns-repeated="1015"/>
        </table:table-row>
        <table:table-row table:style-name="ro1">
          <table:table-cell table:style-name="ce1" office:value-type="float" office:value="85176" calcext:value-type="float">
            <text:p>85176</text:p>
          </table:table-cell>
          <table:table-cell table:style-name="ce1" office:value-type="float" office:value="99" calcext:value-type="float">
            <text:p>99</text:p>
          </table:table-cell>
          <table:table-cell table:style-name="ce2" office:value-type="date" office:date-value="2015-01-28T23:18:55" calcext:value-type="date">
            <text:p>1/28/2015 23:18:55</text:p>
          </table:table-cell>
          <table:table-cell table:style-name="ce1" office:value-type="string" calcext:value-type="string">
            <text:p>PhysicsLover999</text:p>
          </table:table-cell>
          <table:table-cell table:style-name="ce1" office:value-type="string" calcext:value-type="string">
            <text:p>Search for block _________ (54-0, all support!)</text:p>
          </table:table-cell>
          <table:table-cell table:style-name="ce3" table:formula="of:=join(&quot;&quot;;&quot;https://scratch.mit.edu/discuss/topic/&quot;;[.A17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77]; &quot;]&quot;; [.E177]; &quot;[/url][/b] [i]by &quot;; [.D177]; &quot; (&quot;; INDIRECT(join(&quot;&quot;;&quot;H&quot;;(MONTH([.C177])))); &quot; '&quot;; RIGHT(YEAR([.C177]);2);&quot;)&quot;; CHAR(10);&quot;[b]Description: [/b]&quot;; [.I177]; CHAR(10); &quot;[small][b]Keywords: [/b]&quot;;[.J177];CHAR(10);&quot;[color=transparent]Tags: &quot;;[.K17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The ability to search for specific blocks and find their uses in a project.</text:p>
          </table:table-cell>
          <table:table-cell table:number-columns-repeated="1015"/>
        </table:table-row>
        <table:table-row table:style-name="ro1">
          <table:table-cell table:style-name="ce1" office:value-type="float" office:value="114664" calcext:value-type="float">
            <text:p>114664</text:p>
          </table:table-cell>
          <table:table-cell table:style-name="ce1" office:value-type="float" office:value="99" calcext:value-type="float">
            <text:p>99</text:p>
          </table:table-cell>
          <table:table-cell table:style-name="ce2" office:value-type="date" office:date-value="2015-05-11T01:33:29" calcext:value-type="date">
            <text:p>5/11/2015 1:33:29</text:p>
          </table:table-cell>
          <table:table-cell table:style-name="ce1" office:value-type="string" calcext:value-type="string">
            <text:p>cwkethan1508</text:p>
          </table:table-cell>
          <table:table-cell table:style-name="ce1" office:value-type="string" calcext:value-type="string">
            <text:p>Days until ____ block</text:p>
          </table:table-cell>
          <table:table-cell table:style-name="ce3" table:formula="of:=join(&quot;&quot;;&quot;https://scratch.mit.edu/discuss/topic/&quot;;[.A17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78]; &quot;]&quot;; [.E178]; &quot;[/url][/b] [i]by &quot;; [.D178]; &quot; (&quot;; INDIRECT(join(&quot;&quot;;&quot;H&quot;;(MONTH([.C178])))); &quot; '&quot;; RIGHT(YEAR([.C178]);2);&quot;)&quot;; CHAR(10);&quot;[b]Description: [/b]&quot;; [.I178]; CHAR(10); &quot;[small][b]Keywords: [/b]&quot;;[.J178];CHAR(10);&quot;[color=transparent]Tags: &quot;;[.K17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merge</text:p>
          </table:table-cell>
          <table:table-cell table:number-columns-repeated="1015"/>
        </table:table-row>
        <table:table-row table:style-name="ro1">
          <table:table-cell table:style-name="ce1" office:value-type="float" office:value="413168" calcext:value-type="float">
            <text:p>413168</text:p>
          </table:table-cell>
          <table:table-cell table:style-name="ce1" office:value-type="float" office:value="99" calcext:value-type="float">
            <text:p>99</text:p>
          </table:table-cell>
          <table:table-cell table:style-name="ce2" office:value-type="date" office:date-value="2020-06-11T20:05:50" calcext:value-type="date">
            <text:p>6/11/2020 20:05:50</text:p>
          </table:table-cell>
          <table:table-cell table:style-name="ce1" office:value-type="string" calcext:value-type="string">
            <text:p>Giga404</text:p>
          </table:table-cell>
          <table:table-cell table:style-name="ce1" office:value-type="string" calcext:value-type="string">
            <text:p>Your Own Sprite / Costume / Sound / Backdrop Library (PLEASE READ BEFORE POSTING)</text:p>
          </table:table-cell>
          <table:table-cell table:style-name="ce3" table:formula="of:=join(&quot;&quot;;&quot;https://scratch.mit.edu/discuss/topic/&quot;;[.A17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79]; &quot;]&quot;; [.E179]; &quot;[/url][/b] [i]by &quot;; [.D179]; &quot; (&quot;; INDIRECT(join(&quot;&quot;;&quot;H&quot;;(MONTH([.C179])))); &quot; '&quot;; RIGHT(YEAR([.C179]);2);&quot;)&quot;; CHAR(10);&quot;[b]Description: [/b]&quot;; [.I179]; CHAR(10); &quot;[small][b]Keywords: [/b]&quot;;[.J179];CHAR(10);&quot;[color=transparent]Tags: &quot;;[.K17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The ability to add assets like costumes and sounds into a custom, personal library for later use.</text:p>
          </table:table-cell>
          <table:table-cell table:number-columns-repeated="1015"/>
        </table:table-row>
        <table:table-row table:style-name="ro1">
          <table:table-cell table:style-name="ce1" office:value-type="float" office:value="37967" calcext:value-type="float">
            <text:p>37967</text:p>
          </table:table-cell>
          <table:table-cell table:style-name="ce1" office:value-type="float" office:value="98" calcext:value-type="float">
            <text:p>98</text:p>
          </table:table-cell>
          <table:table-cell table:style-name="ce2" office:value-type="date" office:date-value="2014-05-06T00:45:18" calcext:value-type="date">
            <text:p>5/6/2014 0:45:18</text:p>
          </table:table-cell>
          <table:table-cell table:style-name="ce1" office:value-type="string" calcext:value-type="string">
            <text:p>octo-crab</text:p>
          </table:table-cell>
          <table:table-cell table:style-name="ce1" office:value-type="string" calcext:value-type="string">
            <text:p>CUUUUUSTOMISAAAABLE PRROOOOOOOOOOOOOOOOOOOOFILES!!!!!!!!!!!!!!</text:p>
          </table:table-cell>
          <table:table-cell table:style-name="ce3" table:formula="of:=join(&quot;&quot;;&quot;https://scratch.mit.edu/discuss/topic/&quot;;[.A18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80]; &quot;]&quot;; [.E180]; &quot;[/url][/b] [i]by &quot;; [.D180]; &quot; (&quot;; INDIRECT(join(&quot;&quot;;&quot;H&quot;;(MONTH([.C180])))); &quot; '&quot;; RIGHT(YEAR([.C180]);2);&quot;)&quot;; CHAR(10);&quot;[b]Description: [/b]&quot;; [.I180]; CHAR(10); &quot;[small][b]Keywords: [/b]&quot;;[.J180];CHAR(10);&quot;[color=transparent]Tags: &quot;;[.K18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189951" calcext:value-type="float">
            <text:p>189951</text:p>
          </table:table-cell>
          <table:table-cell table:style-name="ce1" office:value-type="float" office:value="98" calcext:value-type="float">
            <text:p>98</text:p>
          </table:table-cell>
          <table:table-cell table:style-name="ce2" office:value-type="date" office:date-value="2016-03-24T15:01:58" calcext:value-type="date">
            <text:p>3/24/2016 15:01:58</text:p>
          </table:table-cell>
          <table:table-cell table:style-name="ce1" office:value-type="string" calcext:value-type="string">
            <text:p>FancyFoxy</text:p>
          </table:table-cell>
          <table:table-cell table:style-name="ce1" office:value-type="string" calcext:value-type="string">
            <text:p>Detecting Right Click</text:p>
          </table:table-cell>
          <table:table-cell table:style-name="ce3" table:formula="of:=join(&quot;&quot;;&quot;https://scratch.mit.edu/discuss/topic/&quot;;[.A18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81]; &quot;]&quot;; [.E181]; &quot;[/url][/b] [i]by &quot;; [.D181]; &quot; (&quot;; INDIRECT(join(&quot;&quot;;&quot;H&quot;;(MONTH([.C181])))); &quot; '&quot;; RIGHT(YEAR([.C181]);2);&quot;)&quot;; CHAR(10);&quot;[b]Description: [/b]&quot;; [.I181]; CHAR(10); &quot;[small][b]Keywords: [/b]&quot;;[.J181];CHAR(10);&quot;[color=transparent]Tags: &quot;;[.K18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erge</text:p>
          </table:table-cell>
          <table:table-cell table:number-columns-repeated="1015"/>
        </table:table-row>
        <table:table-row table:style-name="ro1">
          <table:table-cell table:style-name="ce1" office:value-type="float" office:value="52201" calcext:value-type="float">
            <text:p>52201</text:p>
          </table:table-cell>
          <table:table-cell table:style-name="ce1" office:value-type="float" office:value="97" calcext:value-type="float">
            <text:p>97</text:p>
          </table:table-cell>
          <table:table-cell table:style-name="ce2" office:value-type="date" office:date-value="2014-09-15T00:06:27" calcext:value-type="date">
            <text:p>9/15/2014 0:06:27</text:p>
          </table:table-cell>
          <table:table-cell table:style-name="ce1" office:value-type="string" calcext:value-type="string">
            <text:p>TheHockeyist</text:p>
          </table:table-cell>
          <table:table-cell table:style-name="ce1" office:value-type="string" calcext:value-type="string">
            <text:p>A way to help discourage Scratchblock spam.</text:p>
          </table:table-cell>
          <table:table-cell table:style-name="ce3" table:formula="of:=join(&quot;&quot;;&quot;https://scratch.mit.edu/discuss/topic/&quot;;[.A18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82]; &quot;]&quot;; [.E182]; &quot;[/url][/b] [i]by &quot;; [.D182]; &quot; (&quot;; INDIRECT(join(&quot;&quot;;&quot;H&quot;;(MONTH([.C182])))); &quot; '&quot;; RIGHT(YEAR([.C182]);2);&quot;)&quot;; CHAR(10);&quot;[b]Description: [/b]&quot;; [.I182]; CHAR(10); &quot;[small][b]Keywords: [/b]&quot;;[.J182];CHAR(10);&quot;[color=transparent]Tags: &quot;;[.K18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53810" calcext:value-type="float">
            <text:p>53810</text:p>
          </table:table-cell>
          <table:table-cell table:style-name="ce1" office:value-type="float" office:value="97" calcext:value-type="float">
            <text:p>97</text:p>
          </table:table-cell>
          <table:table-cell table:style-name="ce2" office:value-type="date" office:date-value="2014-09-28T13:28:20" calcext:value-type="date">
            <text:p>9/28/2014 13:28:20</text:p>
          </table:table-cell>
          <table:table-cell table:style-name="ce1" office:value-type="string" calcext:value-type="string">
            <text:p>theonlygusti</text:p>
          </table:table-cell>
          <table:table-cell table:style-name="ce1" office:value-type="string" calcext:value-type="string">
            <text:p>New Block to act like a break statement</text:p>
          </table:table-cell>
          <table:table-cell table:style-name="ce3" table:formula="of:=join(&quot;&quot;;&quot;https://scratch.mit.edu/discuss/topic/&quot;;[.A18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83]; &quot;]&quot;; [.E183]; &quot;[/url][/b] [i]by &quot;; [.D183]; &quot; (&quot;; INDIRECT(join(&quot;&quot;;&quot;H&quot;;(MONTH([.C183])))); &quot; '&quot;; RIGHT(YEAR([.C183]);2);&quot;)&quot;; CHAR(10);&quot;[b]Description: [/b]&quot;; [.I183]; CHAR(10); &quot;[small][b]Keywords: [/b]&quot;;[.J183];CHAR(10);&quot;[color=transparent]Tags: &quot;;[.K18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4" office:value-type="string" calcext:value-type="string">
            <text:p>Add a block to exit out of a loop and continue with the script.</text:p>
          </table:table-cell>
          <table:table-cell table:number-columns-repeated="1015"/>
        </table:table-row>
        <table:table-row table:style-name="ro1">
          <table:table-cell table:style-name="ce1" office:value-type="float" office:value="220908" calcext:value-type="float">
            <text:p>220908</text:p>
          </table:table-cell>
          <table:table-cell table:style-name="ce1" office:value-type="float" office:value="97" calcext:value-type="float">
            <text:p>97</text:p>
          </table:table-cell>
          <table:table-cell table:style-name="ce2" office:value-type="date" office:date-value="2016-10-08T22:56:33" calcext:value-type="date">
            <text:p>10/8/2016 22:56:33</text:p>
          </table:table-cell>
          <table:table-cell table:style-name="ce1" office:value-type="string" calcext:value-type="string">
            <text:p>Bright-Idea</text:p>
          </table:table-cell>
          <table:table-cell table:style-name="ce1" office:value-type="string" calcext:value-type="string">
            <text:p>Edit comment before 30 seconds</text:p>
          </table:table-cell>
          <table:table-cell table:style-name="ce3" table:formula="of:=join(&quot;&quot;;&quot;https://scratch.mit.edu/discuss/topic/&quot;;[.A18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84]; &quot;]&quot;; [.E184]; &quot;[/url][/b] [i]by &quot;; [.D184]; &quot; (&quot;; INDIRECT(join(&quot;&quot;;&quot;H&quot;;(MONTH([.C184])))); &quot; '&quot;; RIGHT(YEAR([.C184]);2);&quot;)&quot;; CHAR(10);&quot;[b]Description: [/b]&quot;; [.I184]; CHAR(10); &quot;[small][b]Keywords: [/b]&quot;;[.J184];CHAR(10);&quot;[color=transparent]Tags: &quot;;[.K18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rejected</text:p>
          </table:table-cell>
          <table:table-cell table:number-columns-repeated="1015"/>
        </table:table-row>
        <table:table-row table:style-name="ro1">
          <table:table-cell table:style-name="ce1" office:value-type="float" office:value="235162" calcext:value-type="float">
            <text:p>235162</text:p>
          </table:table-cell>
          <table:table-cell table:style-name="ce1" office:value-type="float" office:value="97" calcext:value-type="float">
            <text:p>97</text:p>
          </table:table-cell>
          <table:table-cell table:style-name="ce2" office:value-type="date" office:date-value="2017-01-14T22:22:27" calcext:value-type="date">
            <text:p>1/14/2017 22:22:27</text:p>
          </table:table-cell>
          <table:table-cell table:style-name="ce1" office:value-type="string" calcext:value-type="string">
            <text:p>Carpit999</text:p>
          </table:table-cell>
          <table:table-cell table:style-name="ce1" office:value-type="string" calcext:value-type="string">
            <text:p>Voice Recognition</text:p>
          </table:table-cell>
          <table:table-cell table:style-name="ce3" table:formula="of:=join(&quot;&quot;;&quot;https://scratch.mit.edu/discuss/topic/&quot;;[.A18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85]; &quot;]&quot;; [.E185]; &quot;[/url][/b] [i]by &quot;; [.D185]; &quot; (&quot;; INDIRECT(join(&quot;&quot;;&quot;H&quot;;(MONTH([.C185])))); &quot; '&quot;; RIGHT(YEAR([.C185]);2);&quot;)&quot;; CHAR(10);&quot;[b]Description: [/b]&quot;; [.I185]; CHAR(10); &quot;[small][b]Keywords: [/b]&quot;;[.J185];CHAR(10);&quot;[color=transparent]Tags: &quot;;[.K18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An extension that can recognize speech and use it in code.</text:p>
          </table:table-cell>
          <table:table-cell table:number-columns-repeated="1015"/>
        </table:table-row>
        <table:table-row table:style-name="ro1">
          <table:table-cell table:style-name="ce1" office:value-type="float" office:value="3930" calcext:value-type="float">
            <text:p>3930</text:p>
          </table:table-cell>
          <table:table-cell table:style-name="ce1" office:value-type="float" office:value="96" calcext:value-type="float">
            <text:p>96</text:p>
          </table:table-cell>
          <table:table-cell table:style-name="ce2" office:value-type="date" office:date-value="2013-04-14T00:46:04" calcext:value-type="date">
            <text:p>4/14/2013 0:46:04</text:p>
          </table:table-cell>
          <table:table-cell table:style-name="ce1" office:value-type="string" calcext:value-type="string">
            <text:p>BoltBait</text:p>
          </table:table-cell>
          <table:table-cell table:style-name="ce1" office:value-type="string" calcext:value-type="string">
            <text:p>Changing Variable Colors</text:p>
          </table:table-cell>
          <table:table-cell table:style-name="ce3" table:formula="of:=join(&quot;&quot;;&quot;https://scratch.mit.edu/discuss/topic/&quot;;[.A18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86]; &quot;]&quot;; [.E186]; &quot;[/url][/b] [i]by &quot;; [.D186]; &quot; (&quot;; INDIRECT(join(&quot;&quot;;&quot;H&quot;;(MONTH([.C186])))); &quot; '&quot;; RIGHT(YEAR([.C186]);2);&quot;)&quot;; CHAR(10);&quot;[b]Description: [/b]&quot;; [.I186]; CHAR(10); &quot;[small][b]Keywords: [/b]&quot;;[.J186];CHAR(10);&quot;[color=transparent]Tags: &quot;;[.K18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merge</text:p>
          </table:table-cell>
          <table:table-cell table:number-columns-repeated="1015"/>
        </table:table-row>
        <table:table-row table:style-name="ro1">
          <table:table-cell table:style-name="ce1" office:value-type="float" office:value="23939" calcext:value-type="float">
            <text:p>23939</text:p>
          </table:table-cell>
          <table:table-cell table:style-name="ce1" office:value-type="float" office:value="96" calcext:value-type="float">
            <text:p>96</text:p>
          </table:table-cell>
          <table:table-cell table:style-name="ce2" office:value-type="date" office:date-value="2013-12-23T18:51:36" calcext:value-type="date">
            <text:p>12/23/2013 18:51:36</text:p>
          </table:table-cell>
          <table:table-cell table:style-name="ce1" office:value-type="string" calcext:value-type="string">
            <text:p>turkey3_test</text:p>
          </table:table-cell>
          <table:table-cell table:style-name="ce1" office:value-type="string" calcext:value-type="string">
            <text:p>Scratch 3.0— Online games— But Wait— I Have a Way it Can Be Done</text:p>
          </table:table-cell>
          <table:table-cell table:style-name="ce3" table:formula="of:=join(&quot;&quot;;&quot;https://scratch.mit.edu/discuss/topic/&quot;;[.A18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87]; &quot;]&quot;; [.E187]; &quot;[/url][/b] [i]by &quot;; [.D187]; &quot; (&quot;; INDIRECT(join(&quot;&quot;;&quot;H&quot;;(MONTH([.C187])))); &quot; '&quot;; RIGHT(YEAR([.C187]);2);&quot;)&quot;; CHAR(10);&quot;[b]Description: [/b]&quot;; [.I187]; CHAR(10); &quot;[small][b]Keywords: [/b]&quot;;[.J187];CHAR(10);&quot;[color=transparent]Tags: &quot;;[.K18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102212" calcext:value-type="float">
            <text:p>102212</text:p>
          </table:table-cell>
          <table:table-cell table:style-name="ce1" office:value-type="float" office:value="96" calcext:value-type="float">
            <text:p>96</text:p>
          </table:table-cell>
          <table:table-cell table:style-name="ce2" office:value-type="date" office:date-value="2015-03-28T21:15:07" calcext:value-type="date">
            <text:p>3/28/2015 21:15:07</text:p>
          </table:table-cell>
          <table:table-cell table:style-name="ce1" office:value-type="string" calcext:value-type="string">
            <text:p>rollercoasterfan</text:p>
          </table:table-cell>
          <table:table-cell table:style-name="ce1" office:value-type="string" calcext:value-type="string">
            <text:p>Following a Project</text:p>
          </table:table-cell>
          <table:table-cell table:style-name="ce3" table:formula="of:=join(&quot;&quot;;&quot;https://scratch.mit.edu/discuss/topic/&quot;;[.A18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88]; &quot;]&quot;; [.E188]; &quot;[/url][/b] [i]by &quot;; [.D188]; &quot; (&quot;; INDIRECT(join(&quot;&quot;;&quot;H&quot;;(MONTH([.C188])))); &quot; '&quot;; RIGHT(YEAR([.C188]);2);&quot;)&quot;; CHAR(10);&quot;[b]Description: [/b]&quot;; [.I188]; CHAR(10); &quot;[small][b]Keywords: [/b]&quot;;[.J188];CHAR(10);&quot;[color=transparent]Tags: &quot;;[.K18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173435" calcext:value-type="float">
            <text:p>173435</text:p>
          </table:table-cell>
          <table:table-cell table:style-name="ce1" office:value-type="float" office:value="96" calcext:value-type="float">
            <text:p>96</text:p>
          </table:table-cell>
          <table:table-cell table:style-name="ce2" office:value-type="date" office:date-value="2015-12-15T04:21:14" calcext:value-type="date">
            <text:p>12/15/2015 4:21:14</text:p>
          </table:table-cell>
          <table:table-cell table:style-name="ce1" office:value-type="string" calcext:value-type="string">
            <text:p>tiger75</text:p>
          </table:table-cell>
          <table:table-cell table:style-name="ce1" office:value-type="string" calcext:value-type="string">
            <text:p>No Support and "Support" Buttons</text:p>
          </table:table-cell>
          <table:table-cell table:style-name="ce3" table:formula="of:=join(&quot;&quot;;&quot;https://scratch.mit.edu/discuss/topic/&quot;;[.A18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89]; &quot;]&quot;; [.E189]; &quot;[/url][/b] [i]by &quot;; [.D189]; &quot; (&quot;; INDIRECT(join(&quot;&quot;;&quot;H&quot;;(MONTH([.C189])))); &quot; '&quot;; RIGHT(YEAR([.C189]);2);&quot;)&quot;; CHAR(10);&quot;[b]Description: [/b]&quot;; [.I189]; CHAR(10); &quot;[small][b]Keywords: [/b]&quot;;[.J189];CHAR(10);&quot;[color=transparent]Tags: &quot;;[.K18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rejected</text:p>
          </table:table-cell>
          <table:table-cell table:number-columns-repeated="1015"/>
        </table:table-row>
        <table:table-row table:style-name="ro1">
          <table:table-cell table:style-name="ce1" office:value-type="float" office:value="377183" calcext:value-type="float">
            <text:p>377183</text:p>
          </table:table-cell>
          <table:table-cell table:style-name="ce1" office:value-type="float" office:value="96" calcext:value-type="float">
            <text:p>96</text:p>
          </table:table-cell>
          <table:table-cell table:style-name="ce2" office:value-type="date" office:date-value="2019-11-24T17:36:20" calcext:value-type="date">
            <text:p>11/24/2019 17:36:20</text:p>
          </table:table-cell>
          <table:table-cell table:style-name="ce1" office:value-type="string" calcext:value-type="string">
            <text:p>Morimop</text:p>
          </table:table-cell>
          <table:table-cell table:style-name="ce1" office:value-type="string" calcext:value-type="string">
            <text:p>Read More on Posts</text:p>
          </table:table-cell>
          <table:table-cell table:style-name="ce3" table:formula="of:=join(&quot;&quot;;&quot;https://scratch.mit.edu/discuss/topic/&quot;;[.A19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90]; &quot;]&quot;; [.E190]; &quot;[/url][/b] [i]by &quot;; [.D190]; &quot; (&quot;; INDIRECT(join(&quot;&quot;;&quot;H&quot;;(MONTH([.C190])))); &quot; '&quot;; RIGHT(YEAR([.C190]);2);&quot;)&quot;; CHAR(10);&quot;[b]Description: [/b]&quot;; [.I190]; CHAR(10); &quot;[small][b]Keywords: [/b]&quot;;[.J190];CHAR(10);&quot;[color=transparent]Tags: &quot;;[.K19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Add a "Read More" button on long forum posts.</text:p>
          </table:table-cell>
          <table:table-cell table:number-columns-repeated="1015"/>
        </table:table-row>
        <table:table-row table:style-name="ro1">
          <table:table-cell table:style-name="ce1" office:value-type="float" office:value="142252" calcext:value-type="float">
            <text:p>142252</text:p>
          </table:table-cell>
          <table:table-cell table:style-name="ce1" office:value-type="float" office:value="95" calcext:value-type="float">
            <text:p>95</text:p>
          </table:table-cell>
          <table:table-cell table:style-name="ce2" office:value-type="date" office:date-value="2015-08-13T12:43:11" calcext:value-type="date">
            <text:p>8/13/2015 12:43:11</text:p>
          </table:table-cell>
          <table:table-cell table:style-name="ce1" office:value-type="string" calcext:value-type="string">
            <text:p>iamunknown2</text:p>
          </table:table-cell>
          <table:table-cell table:style-name="ce1" office:value-type="string" calcext:value-type="string">
            <text:p>Remove the ability of loving/favoriting your own projects</text:p>
          </table:table-cell>
          <table:table-cell table:style-name="ce3" table:formula="of:=join(&quot;&quot;;&quot;https://scratch.mit.edu/discuss/topic/&quot;;[.A19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91]; &quot;]&quot;; [.E191]; &quot;[/url][/b] [i]by &quot;; [.D191]; &quot; (&quot;; INDIRECT(join(&quot;&quot;;&quot;H&quot;;(MONTH([.C191])))); &quot; '&quot;; RIGHT(YEAR([.C191]);2);&quot;)&quot;; CHAR(10);&quot;[b]Description: [/b]&quot;; [.I191]; CHAR(10); &quot;[small][b]Keywords: [/b]&quot;;[.J191];CHAR(10);&quot;[color=transparent]Tags: &quot;;[.K19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Ad pedem litterae.</text:p>
          </table:table-cell>
          <table:table-cell table:number-columns-repeated="1015"/>
        </table:table-row>
        <table:table-row table:style-name="ro1">
          <table:table-cell table:style-name="ce1" office:value-type="float" office:value="208508" calcext:value-type="float">
            <text:p>208508</text:p>
          </table:table-cell>
          <table:table-cell table:style-name="ce1" office:value-type="float" office:value="95" calcext:value-type="float">
            <text:p>95</text:p>
          </table:table-cell>
          <table:table-cell table:style-name="ce2" office:value-type="date" office:date-value="2016-07-12T16:04:13" calcext:value-type="date">
            <text:p>7/12/2016 16:04:13</text:p>
          </table:table-cell>
          <table:table-cell table:style-name="ce1" office:value-type="string" calcext:value-type="string">
            <text:p>-stache-</text:p>
          </table:table-cell>
          <table:table-cell table:style-name="ce1" office:value-type="string" calcext:value-type="string">
            <text:p>Use .tar.xz instead of .zip internally in the file format to allow larger projects</text:p>
          </table:table-cell>
          <table:table-cell table:style-name="ce3" table:formula="of:=join(&quot;&quot;;&quot;https://scratch.mit.edu/discuss/topic/&quot;;[.A19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92]; &quot;]&quot;; [.E192]; &quot;[/url][/b] [i]by &quot;; [.D192]; &quot; (&quot;; INDIRECT(join(&quot;&quot;;&quot;H&quot;;(MONTH([.C192])))); &quot; '&quot;; RIGHT(YEAR([.C192]);2);&quot;)&quot;; CHAR(10);&quot;[b]Description: [/b]&quot;; [.I192]; CHAR(10); &quot;[small][b]Keywords: [/b]&quot;;[.J192];CHAR(10);&quot;[color=transparent]Tags: &quot;;[.K19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Change the way Scratch stores its projects from .zip files to .tar.xz files.</text:p>
          </table:table-cell>
          <table:table-cell table:number-columns-repeated="1015"/>
        </table:table-row>
        <table:table-row table:style-name="ro1">
          <table:table-cell table:style-name="ce1" office:value-type="float" office:value="270380" calcext:value-type="float">
            <text:p>270380</text:p>
          </table:table-cell>
          <table:table-cell table:style-name="ce1" office:value-type="float" office:value="95" calcext:value-type="float">
            <text:p>95</text:p>
          </table:table-cell>
          <table:table-cell table:style-name="ce2" office:value-type="date" office:date-value="2017-07-14T16:21:35" calcext:value-type="date">
            <text:p>7/14/2017 16:21:35</text:p>
          </table:table-cell>
          <table:table-cell table:style-name="ce1" office:value-type="string" calcext:value-type="string">
            <text:p>VideoGamerCanInvent</text:p>
          </table:table-cell>
          <table:table-cell table:style-name="ce1" office:value-type="string" calcext:value-type="string">
            <text:p>Customize the Scratch Bar (Solution for Bringing Back the Discuss Button!!) 20+ SUPPORTERS!</text:p>
          </table:table-cell>
          <table:table-cell table:style-name="ce3" table:formula="of:=join(&quot;&quot;;&quot;https://scratch.mit.edu/discuss/topic/&quot;;[.A19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93]; &quot;]&quot;; [.E193]; &quot;[/url][/b] [i]by &quot;; [.D193]; &quot; (&quot;; INDIRECT(join(&quot;&quot;;&quot;H&quot;;(MONTH([.C193])))); &quot; '&quot;; RIGHT(YEAR([.C193]);2);&quot;)&quot;; CHAR(10);&quot;[b]Description: [/b]&quot;; [.I193]; CHAR(10); &quot;[small][b]Keywords: [/b]&quot;;[.J193];CHAR(10);&quot;[color=transparent]Tags: &quot;;[.K19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The ability to customize the top navigation bar to add various other buttons.</text:p>
          </table:table-cell>
          <table:table-cell table:number-columns-repeated="1015"/>
        </table:table-row>
        <table:table-row table:style-name="ro1">
          <table:table-cell table:style-name="ce1" office:value-type="float" office:value="12031" calcext:value-type="float">
            <text:p>12031</text:p>
          </table:table-cell>
          <table:table-cell table:style-name="ce1" office:value-type="float" office:value="94" calcext:value-type="float">
            <text:p>94</text:p>
          </table:table-cell>
          <table:table-cell table:style-name="ce2" office:value-type="date" office:date-value="2013-07-28T04:19:18" calcext:value-type="date">
            <text:p>7/28/2013 4:19:18</text:p>
          </table:table-cell>
          <table:table-cell table:style-name="ce1" office:value-type="string" calcext:value-type="string">
            <text:p>OverPowered</text:p>
          </table:table-cell>
          <table:table-cell table:style-name="ce1" office:value-type="string" calcext:value-type="string">
            <text:p>Option to Remove Beginner Restraints</text:p>
          </table:table-cell>
          <table:table-cell table:style-name="ce3" table:formula="of:=join(&quot;&quot;;&quot;https://scratch.mit.edu/discuss/topic/&quot;;[.A19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94]; &quot;]&quot;; [.E194]; &quot;[/url][/b] [i]by &quot;; [.D194]; &quot; (&quot;; INDIRECT(join(&quot;&quot;;&quot;H&quot;;(MONTH([.C194])))); &quot; '&quot;; RIGHT(YEAR([.C194]);2);&quot;)&quot;; CHAR(10);&quot;[b]Description: [/b]&quot;; [.I194]; CHAR(10); &quot;[small][b]Keywords: [/b]&quot;;[.J194];CHAR(10);&quot;[color=transparent]Tags: &quot;;[.K19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merge</text:p>
          </table:table-cell>
          <table:table-cell table:number-columns-repeated="1015"/>
        </table:table-row>
        <table:table-row table:style-name="ro1">
          <table:table-cell table:style-name="ce1" office:value-type="float" office:value="84084" calcext:value-type="float">
            <text:p>84084</text:p>
          </table:table-cell>
          <table:table-cell table:style-name="ce1" office:value-type="float" office:value="94" calcext:value-type="float">
            <text:p>94</text:p>
          </table:table-cell>
          <table:table-cell table:style-name="ce2" office:value-type="date" office:date-value="2015-01-25T01:48:58" calcext:value-type="date">
            <text:p>1/25/2015 1:48:58</text:p>
          </table:table-cell>
          <table:table-cell table:style-name="ce1" office:value-type="string" calcext:value-type="string">
            <text:p>Starman99</text:p>
          </table:table-cell>
          <table:table-cell table:style-name="ce1" office:value-type="string" calcext:value-type="string">
            <text:p>If touching [ <text:s/>], bounce. (NOT just "If touching EDGE bounce".)</text:p>
          </table:table-cell>
          <table:table-cell table:style-name="ce3" table:formula="of:=join(&quot;&quot;;&quot;https://scratch.mit.edu/discuss/topic/&quot;;[.A19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95]; &quot;]&quot;; [.E195]; &quot;[/url][/b] [i]by &quot;; [.D195]; &quot; (&quot;; INDIRECT(join(&quot;&quot;;&quot;H&quot;;(MONTH([.C195])))); &quot; '&quot;; RIGHT(YEAR([.C195]);2);&quot;)&quot;; CHAR(10);&quot;[b]Description: [/b]&quot;; [.I195]; CHAR(10); &quot;[small][b]Keywords: [/b]&quot;;[.J195];CHAR(10);&quot;[color=transparent]Tags: &quot;;[.K19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Add a block to let a sprite bounce off of another, similar to the if on edge, bounce block.</text:p>
          </table:table-cell>
          <table:table-cell table:number-columns-repeated="1015"/>
        </table:table-row>
        <table:table-row table:style-name="ro1">
          <table:table-cell table:style-name="ce1" office:value-type="float" office:value="92348" calcext:value-type="float">
            <text:p>92348</text:p>
          </table:table-cell>
          <table:table-cell table:style-name="ce1" office:value-type="float" office:value="94" calcext:value-type="float">
            <text:p>94</text:p>
          </table:table-cell>
          <table:table-cell table:style-name="ce2" office:value-type="date" office:date-value="2015-02-21T18:54:58" calcext:value-type="date">
            <text:p>2/21/2015 18:54:58</text:p>
          </table:table-cell>
          <table:table-cell table:style-name="ce1" office:value-type="string" calcext:value-type="string">
            <text:p>nightweaver</text:p>
          </table:table-cell>
          <table:table-cell table:style-name="ce1" office:value-type="string" calcext:value-type="string">
            <text:p>Bump Option instead of writing 'bump'</text:p>
          </table:table-cell>
          <table:table-cell table:style-name="ce3" table:formula="of:=join(&quot;&quot;;&quot;https://scratch.mit.edu/discuss/topic/&quot;;[.A19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96]; &quot;]&quot;; [.E196]; &quot;[/url][/b] [i]by &quot;; [.D196]; &quot; (&quot;; INDIRECT(join(&quot;&quot;;&quot;H&quot;;(MONTH([.C196])))); &quot; '&quot;; RIGHT(YEAR([.C196]);2);&quot;)&quot;; CHAR(10);&quot;[b]Description: [/b]&quot;; [.I196]; CHAR(10); &quot;[small][b]Keywords: [/b]&quot;;[.J196];CHAR(10);&quot;[color=transparent]Tags: &quot;;[.K19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Add a button that would bump a topic without needing to post anything.</text:p>
          </table:table-cell>
          <table:table-cell table:number-columns-repeated="1015"/>
        </table:table-row>
        <table:table-row table:style-name="ro1">
          <table:table-cell table:style-name="ce1" office:value-type="float" office:value="108508" calcext:value-type="float">
            <text:p>108508</text:p>
          </table:table-cell>
          <table:table-cell table:style-name="ce1" office:value-type="float" office:value="94" calcext:value-type="float">
            <text:p>94</text:p>
          </table:table-cell>
          <table:table-cell table:style-name="ce2" office:value-type="date" office:date-value="2015-04-18T17:49:21" calcext:value-type="date">
            <text:p>4/18/2015 17:49:21</text:p>
          </table:table-cell>
          <table:table-cell table:style-name="ce1" office:value-type="string" calcext:value-type="string">
            <text:p>Tommy100</text:p>
          </table:table-cell>
          <table:table-cell table:style-name="ce1" office:value-type="string" calcext:value-type="string">
            <text:p>Stop a Certain Script Block</text:p>
          </table:table-cell>
          <table:table-cell table:style-name="ce3" table:formula="of:=join(&quot;&quot;;&quot;https://scratch.mit.edu/discuss/topic/&quot;;[.A19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97]; &quot;]&quot;; [.E197]; &quot;[/url][/b] [i]by &quot;; [.D197]; &quot; (&quot;; INDIRECT(join(&quot;&quot;;&quot;H&quot;;(MONTH([.C197])))); &quot; '&quot;; RIGHT(YEAR([.C197]);2);&quot;)&quot;; CHAR(10);&quot;[b]Description: [/b]&quot;; [.I197]; CHAR(10); &quot;[small][b]Keywords: [/b]&quot;;[.J197];CHAR(10);&quot;[color=transparent]Tags: &quot;;[.K19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Add a new option in the stop block to let it stop a certain script.</text:p>
          </table:table-cell>
          <table:table-cell table:number-columns-repeated="1015"/>
        </table:table-row>
        <table:table-row table:style-name="ro1">
          <table:table-cell table:style-name="ce1" office:value-type="float" office:value="147066" calcext:value-type="float">
            <text:p>147066</text:p>
          </table:table-cell>
          <table:table-cell table:style-name="ce1" office:value-type="float" office:value="94" calcext:value-type="float">
            <text:p>94</text:p>
          </table:table-cell>
          <table:table-cell table:style-name="ce2" office:value-type="date" office:date-value="2015-08-30T16:22:14" calcext:value-type="date">
            <text:p>8/30/2015 16:22:14</text:p>
          </table:table-cell>
          <table:table-cell table:style-name="ce1" office:value-type="string" calcext:value-type="string">
            <text:p>Cream_E_Cookie</text:p>
          </table:table-cell>
          <table:table-cell table:style-name="ce1" office:value-type="string" calcext:value-type="string">
            <text:p>Rename the mod block.</text:p>
          </table:table-cell>
          <table:table-cell table:style-name="ce3" table:formula="of:=join(&quot;&quot;;&quot;https://scratch.mit.edu/discuss/topic/&quot;;[.A19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98]; &quot;]&quot;; [.E198]; &quot;[/url][/b] [i]by &quot;; [.D198]; &quot; (&quot;; INDIRECT(join(&quot;&quot;;&quot;H&quot;;(MONTH([.C198])))); &quot; '&quot;; RIGHT(YEAR([.C198]);2);&quot;)&quot;; CHAR(10);&quot;[b]Description: [/b]&quot;; [.I198]; CHAR(10); &quot;[small][b]Keywords: [/b]&quot;;[.J198];CHAR(10);&quot;[color=transparent]Tags: &quot;;[.K19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153566" calcext:value-type="float">
            <text:p>153566</text:p>
          </table:table-cell>
          <table:table-cell table:style-name="ce1" office:value-type="float" office:value="94" calcext:value-type="float">
            <text:p>94</text:p>
          </table:table-cell>
          <table:table-cell table:style-name="ce2" office:value-type="date" office:date-value="2015-09-25T09:14:21" calcext:value-type="date">
            <text:p>9/25/2015 9:14:21</text:p>
          </table:table-cell>
          <table:table-cell table:style-name="ce1" office:value-type="string" calcext:value-type="string">
            <text:p>DrKat123</text:p>
          </table:table-cell>
          <table:table-cell table:style-name="ce1" office:value-type="string" calcext:value-type="string">
            <text:p>Bring Back old Backdrops and sprites ! {18.5 Supporters !}</text:p>
          </table:table-cell>
          <table:table-cell table:style-name="ce3" table:formula="of:=join(&quot;&quot;;&quot;https://scratch.mit.edu/discuss/topic/&quot;;[.A19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199]; &quot;]&quot;; [.E199]; &quot;[/url][/b] [i]by &quot;; [.D199]; &quot; (&quot;; INDIRECT(join(&quot;&quot;;&quot;H&quot;;(MONTH([.C199])))); &quot; '&quot;; RIGHT(YEAR([.C199]);2);&quot;)&quot;; CHAR(10);&quot;[b]Description: [/b]&quot;; [.I199]; CHAR(10); &quot;[small][b]Keywords: [/b]&quot;;[.J199];CHAR(10);&quot;[color=transparent]Tags: &quot;;[.K19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242189" calcext:value-type="float">
            <text:p>242189</text:p>
          </table:table-cell>
          <table:table-cell table:style-name="ce1" office:value-type="float" office:value="94" calcext:value-type="float">
            <text:p>94</text:p>
          </table:table-cell>
          <table:table-cell table:style-name="ce2" office:value-type="date" office:date-value="2017-03-01T16:08:56" calcext:value-type="date">
            <text:p>3/1/2017 16:08:56</text:p>
          </table:table-cell>
          <table:table-cell table:style-name="ce1" office:value-type="string" calcext:value-type="string">
            <text:p>scrooge100</text:p>
          </table:table-cell>
          <table:table-cell table:style-name="ce1" office:value-type="string" calcext:value-type="string">
            <text:p>Add crying laughing and ok hand sign emoji support (94.261% support)</text:p>
          </table:table-cell>
          <table:table-cell table:style-name="ce3" table:formula="of:=join(&quot;&quot;;&quot;https://scratch.mit.edu/discuss/topic/&quot;;[.A20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00]; &quot;]&quot;; [.E200]; &quot;[/url][/b] [i]by &quot;; [.D200]; &quot; (&quot;; INDIRECT(join(&quot;&quot;;&quot;H&quot;;(MONTH([.C200])))); &quot; '&quot;; RIGHT(YEAR([.C200]);2);&quot;)&quot;; CHAR(10);&quot;[b]Description: [/b]&quot;; [.I200]; CHAR(10); &quot;[small][b]Keywords: [/b]&quot;;[.J200];CHAR(10);&quot;[color=transparent]Tags: &quot;;[.K20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314093" calcext:value-type="float">
            <text:p>314093</text:p>
          </table:table-cell>
          <table:table-cell table:style-name="ce1" office:value-type="float" office:value="94" calcext:value-type="float">
            <text:p>94</text:p>
          </table:table-cell>
          <table:table-cell table:style-name="ce2" office:value-type="date" office:date-value="2018-09-01T16:16:11" calcext:value-type="date">
            <text:p>9/1/2018 16:16:11</text:p>
          </table:table-cell>
          <table:table-cell table:style-name="ce1" office:value-type="string" calcext:value-type="string">
            <text:p>ScratchDiogoh</text:p>
          </table:table-cell>
          <table:table-cell table:style-name="ce1" office:value-type="string" calcext:value-type="string">
            <text:p>removing the automatic credit</text:p>
          </table:table-cell>
          <table:table-cell table:style-name="ce3" table:formula="of:=join(&quot;&quot;;&quot;https://scratch.mit.edu/discuss/topic/&quot;;[.A20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01]; &quot;]&quot;; [.E201]; &quot;[/url][/b] [i]by &quot;; [.D201]; &quot; (&quot;; INDIRECT(join(&quot;&quot;;&quot;H&quot;;(MONTH([.C201])))); &quot; '&quot;; RIGHT(YEAR([.C201]);2);&quot;)&quot;; CHAR(10);&quot;[b]Description: [/b]&quot;; [.I201]; CHAR(10); &quot;[small][b]Keywords: [/b]&quot;;[.J201];CHAR(10);&quot;[color=transparent]Tags: &quot;;[.K20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4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36079" calcext:value-type="float">
            <text:p>36079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date" office:date-value="2014-04-18T16:43:17" calcext:value-type="date">
            <text:p>4/18/2014 16:43:17</text:p>
          </table:table-cell>
          <table:table-cell table:style-name="ce1" office:value-type="string" calcext:value-type="string">
            <text:p>Deerleg</text:p>
          </table:table-cell>
          <table:table-cell table:style-name="ce1" office:value-type="string" calcext:value-type="string">
            <text:p>Search in My Stuff</text:p>
          </table:table-cell>
          <table:table-cell table:style-name="ce3" table:formula="of:=join(&quot;&quot;;&quot;https://scratch.mit.edu/discuss/topic/&quot;;[.A20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02]; &quot;]&quot;; [.E202]; &quot;[/url][/b] [i]by &quot;; [.D202]; &quot; (&quot;; INDIRECT(join(&quot;&quot;;&quot;H&quot;;(MONTH([.C202])))); &quot; '&quot;; RIGHT(YEAR([.C202]);2);&quot;)&quot;; CHAR(10);&quot;[b]Description: [/b]&quot;; [.I202]; CHAR(10); &quot;[small][b]Keywords: [/b]&quot;;[.J202];CHAR(10);&quot;[color=transparent]Tags: &quot;;[.K20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4" office:value-type="string" calcext:value-type="string">
            <text:p>The ability to search for projects on the My Stuff page.</text:p>
          </table:table-cell>
          <table:table-cell table:number-columns-repeated="1015"/>
        </table:table-row>
        <table:table-row table:style-name="ro1">
          <table:table-cell table:style-name="ce1" office:value-type="float" office:value="88154" calcext:value-type="float">
            <text:p>88154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date" office:date-value="2015-02-08T15:03:00" calcext:value-type="date">
            <text:p>2/8/2015 15:03:00</text:p>
          </table:table-cell>
          <table:table-cell table:style-name="ce1" office:value-type="string" calcext:value-type="string">
            <text:p>Doodle-cats</text:p>
          </table:table-cell>
          <table:table-cell table:style-name="ce1" office:value-type="string" calcext:value-type="string">
            <text:p>Newest Scratchers section</text:p>
          </table:table-cell>
          <table:table-cell table:style-name="ce3" table:formula="of:=join(&quot;&quot;;&quot;https://scratch.mit.edu/discuss/topic/&quot;;[.A20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03]; &quot;]&quot;; [.E203]; &quot;[/url][/b] [i]by &quot;; [.D203]; &quot; (&quot;; INDIRECT(join(&quot;&quot;;&quot;H&quot;;(MONTH([.C203])))); &quot; '&quot;; RIGHT(YEAR([.C203]);2);&quot;)&quot;; CHAR(10);&quot;[b]Description: [/b]&quot;; [.I203]; CHAR(10); &quot;[small][b]Keywords: [/b]&quot;;[.J203];CHAR(10);&quot;[color=transparent]Tags: &quot;;[.K20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4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223436" calcext:value-type="float">
            <text:p>223436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date" office:date-value="2016-10-26T21:16:54" calcext:value-type="date">
            <text:p>10/26/2016 21:16:54</text:p>
          </table:table-cell>
          <table:table-cell table:style-name="ce1" office:value-type="string" calcext:value-type="string">
            <text:p>LemonComputer</text:p>
          </table:table-cell>
          <table:table-cell table:style-name="ce1" office:value-type="string" calcext:value-type="string">
            <text:p>Country detectors</text:p>
          </table:table-cell>
          <table:table-cell table:style-name="ce3" table:formula="of:=join(&quot;&quot;;&quot;https://scratch.mit.edu/discuss/topic/&quot;;[.A20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04]; &quot;]&quot;; [.E204]; &quot;[/url][/b] [i]by &quot;; [.D204]; &quot; (&quot;; INDIRECT(join(&quot;&quot;;&quot;H&quot;;(MONTH([.C204])))); &quot; '&quot;; RIGHT(YEAR([.C204]);2);&quot;)&quot;; CHAR(10);&quot;[b]Description: [/b]&quot;; [.I204]; CHAR(10); &quot;[small][b]Keywords: [/b]&quot;;[.J204];CHAR(10);&quot;[color=transparent]Tags: &quot;;[.K20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4" office:value-type="string" calcext:value-type="string">
            <text:p>Add a block that get detect the user's country as stated on their profile.</text:p>
          </table:table-cell>
          <table:table-cell table:number-columns-repeated="1015"/>
        </table:table-row>
        <table:table-row table:style-name="ro1">
          <table:table-cell table:style-name="ce1" office:value-type="float" office:value="60160" calcext:value-type="float">
            <text:p>60160</text:p>
          </table:table-cell>
          <table:table-cell table:style-name="ce1" office:value-type="float" office:value="92" calcext:value-type="float">
            <text:p>92</text:p>
          </table:table-cell>
          <table:table-cell table:style-name="ce2" office:value-type="date" office:date-value="2014-10-24T22:14:54" calcext:value-type="date">
            <text:p>10/24/2014 22:14:54</text:p>
          </table:table-cell>
          <table:table-cell table:style-name="ce1" office:value-type="string" calcext:value-type="string">
            <text:p>Darrman</text:p>
          </table:table-cell>
          <table:table-cell table:style-name="ce1" office:value-type="string" calcext:value-type="string">
            <text:p>When Enter/Return Pressed</text:p>
          </table:table-cell>
          <table:table-cell table:style-name="ce3" table:formula="of:=join(&quot;&quot;;&quot;https://scratch.mit.edu/discuss/topic/&quot;;[.A20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05]; &quot;]&quot;; [.E205]; &quot;[/url][/b] [i]by &quot;; [.D205]; &quot; (&quot;; INDIRECT(join(&quot;&quot;;&quot;H&quot;;(MONTH([.C205])))); &quot; '&quot;; RIGHT(YEAR([.C205]);2);&quot;)&quot;; CHAR(10);&quot;[b]Description: [/b]&quot;; [.I205]; CHAR(10); &quot;[small][b]Keywords: [/b]&quot;;[.J205];CHAR(10);&quot;[color=transparent]Tags: &quot;;[.K20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4" office:value-type="string" calcext:value-type="string">
            <text:p>merge</text:p>
          </table:table-cell>
          <table:table-cell table:number-columns-repeated="1015"/>
        </table:table-row>
        <table:table-row table:style-name="ro1">
          <table:table-cell table:style-name="ce1" office:value-type="float" office:value="103334" calcext:value-type="float">
            <text:p>103334</text:p>
          </table:table-cell>
          <table:table-cell table:style-name="ce1" office:value-type="float" office:value="92" calcext:value-type="float">
            <text:p>92</text:p>
          </table:table-cell>
          <table:table-cell table:style-name="ce2" office:value-type="date" office:date-value="2015-04-01T13:34:24" calcext:value-type="date">
            <text:p>4/1/2015 13:34:24</text:p>
          </table:table-cell>
          <table:table-cell table:style-name="ce1" office:value-type="string" calcext:value-type="string">
            <text:p>Fuzzbutt</text:p>
          </table:table-cell>
          <table:table-cell table:style-name="ce1" office:value-type="string" calcext:value-type="string">
            <text:p>Kumquat Emoji!</text:p>
          </table:table-cell>
          <table:table-cell table:style-name="ce3" table:formula="of:=join(&quot;&quot;;&quot;https://scratch.mit.edu/discuss/topic/&quot;;[.A20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06]; &quot;]&quot;; [.E206]; &quot;[/url][/b] [i]by &quot;; [.D206]; &quot; (&quot;; INDIRECT(join(&quot;&quot;;&quot;H&quot;;(MONTH([.C206])))); &quot; '&quot;; RIGHT(YEAR([.C206]);2);&quot;)&quot;; CHAR(10);&quot;[b]Description: [/b]&quot;; [.I206]; CHAR(10); &quot;[small][b]Keywords: [/b]&quot;;[.J206];CHAR(10);&quot;[color=transparent]Tags: &quot;;[.K20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4" office:value-type="string" calcext:value-type="string">
            <text:p>too little discussion</text:p>
          </table:table-cell>
          <table:table-cell table:number-columns-repeated="1015"/>
        </table:table-row>
        <table:table-row table:style-name="ro1">
          <table:table-cell table:style-name="ce1" office:value-type="float" office:value="127378" calcext:value-type="float">
            <text:p>127378</text:p>
          </table:table-cell>
          <table:table-cell table:style-name="ce1" office:value-type="float" office:value="92" calcext:value-type="float">
            <text:p>92</text:p>
          </table:table-cell>
          <table:table-cell table:style-name="ce2" office:value-type="date" office:date-value="2015-06-23T10:16:00" calcext:value-type="date">
            <text:p>6/23/2015 10:16:00</text:p>
          </table:table-cell>
          <table:table-cell table:style-name="ce1" office:value-type="string" calcext:value-type="string">
            <text:p>BlueBearMan</text:p>
          </table:table-cell>
          <table:table-cell table:style-name="ce1" office:value-type="string" calcext:value-type="string">
            <text:p>Easier and Better Collaborations (Multiple Editors [At The Same Time])</text:p>
          </table:table-cell>
          <table:table-cell table:style-name="ce3" table:formula="of:=join(&quot;&quot;;&quot;https://scratch.mit.edu/discuss/topic/&quot;;[.A20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07]; &quot;]&quot;; [.E207]; &quot;[/url][/b] [i]by &quot;; [.D207]; &quot; (&quot;; INDIRECT(join(&quot;&quot;;&quot;H&quot;;(MONTH([.C207])))); &quot; '&quot;; RIGHT(YEAR([.C207]);2);&quot;)&quot;; CHAR(10);&quot;[b]Description: [/b]&quot;; [.I207]; CHAR(10); &quot;[small][b]Keywords: [/b]&quot;;[.J207];CHAR(10);&quot;[color=transparent]Tags: &quot;;[.K20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2009" calcext:value-type="float">
            <text:p>182009</text:p>
          </table:table-cell>
          <table:table-cell table:style-name="ce1" office:value-type="float" office:value="92" calcext:value-type="float">
            <text:p>92</text:p>
          </table:table-cell>
          <table:table-cell table:style-name="ce2" office:value-type="date" office:date-value="2016-02-05T22:28:46" calcext:value-type="date">
            <text:p>2/5/2016 22:28:46</text:p>
          </table:table-cell>
          <table:table-cell table:style-name="ce1" office:value-type="string" calcext:value-type="string">
            <text:p>hahasamian</text:p>
          </table:table-cell>
          <table:table-cell table:style-name="ce1" office:value-type="string" calcext:value-type="string">
            <text:p>PLEASE ADD THIS BLOCK! It's MUCH better than my last one!</text:p>
          </table:table-cell>
          <table:table-cell table:style-name="ce3" table:formula="of:=join(&quot;&quot;;&quot;https://scratch.mit.edu/discuss/topic/&quot;;[.A20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08]; &quot;]&quot;; [.E208]; &quot;[/url][/b] [i]by &quot;; [.D208]; &quot; (&quot;; INDIRECT(join(&quot;&quot;;&quot;H&quot;;(MONTH([.C208])))); &quot; '&quot;; RIGHT(YEAR([.C208]);2);&quot;)&quot;; CHAR(10);&quot;[b]Description: [/b]&quot;; [.I208]; CHAR(10); &quot;[small][b]Keywords: [/b]&quot;;[.J208];CHAR(10);&quot;[color=transparent]Tags: &quot;;[.K20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6600" calcext:value-type="float">
            <text:p>216600</text:p>
          </table:table-cell>
          <table:table-cell table:style-name="ce1" office:value-type="float" office:value="92" calcext:value-type="float">
            <text:p>92</text:p>
          </table:table-cell>
          <table:table-cell table:style-name="ce2" office:value-type="date" office:date-value="2016-09-04T22:44:08" calcext:value-type="date">
            <text:p>9/4/2016 22:44:08</text:p>
          </table:table-cell>
          <table:table-cell table:style-name="ce1" office:value-type="string" calcext:value-type="string">
            <text:p>Plastic_Echo</text:p>
          </table:table-cell>
          <table:table-cell table:style-name="ce1" office:value-type="string" calcext:value-type="string">
            <text:p>Adding a "Shops" section in the forums.</text:p>
          </table:table-cell>
          <table:table-cell table:style-name="ce3" table:formula="of:=join(&quot;&quot;;&quot;https://scratch.mit.edu/discuss/topic/&quot;;[.A20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09]; &quot;]&quot;; [.E209]; &quot;[/url][/b] [i]by &quot;; [.D209]; &quot; (&quot;; INDIRECT(join(&quot;&quot;;&quot;H&quot;;(MONTH([.C209])))); &quot; '&quot;; RIGHT(YEAR([.C209]);2);&quot;)&quot;; CHAR(10);&quot;[b]Description: [/b]&quot;; [.I209]; CHAR(10); &quot;[small][b]Keywords: [/b]&quot;;[.J209];CHAR(10);&quot;[color=transparent]Tags: &quot;;[.K20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02392" calcext:value-type="float">
            <text:p>302392</text:p>
          </table:table-cell>
          <table:table-cell table:style-name="ce1" office:value-type="float" office:value="92" calcext:value-type="float">
            <text:p>92</text:p>
          </table:table-cell>
          <table:table-cell table:style-name="ce2" office:value-type="date" office:date-value="2018-05-26T16:06:26" calcext:value-type="date">
            <text:p>5/26/2018 16:06:26</text:p>
          </table:table-cell>
          <table:table-cell table:style-name="ce1" office:value-type="string" calcext:value-type="string">
            <text:p>TheAdriCoolManDude</text:p>
          </table:table-cell>
          <table:table-cell table:style-name="ce1" office:value-type="string" calcext:value-type="string">
            <text:p>Allowing Scratchers to Make their Own Categories on Profile (With a Q&amp;A) (93.1% Support!)</text:p>
          </table:table-cell>
          <table:table-cell table:style-name="ce3" table:formula="of:=join(&quot;&quot;;&quot;https://scratch.mit.edu/discuss/topic/&quot;;[.A21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10]; &quot;]&quot;; [.E210]; &quot;[/url][/b] [i]by &quot;; [.D210]; &quot; (&quot;; INDIRECT(join(&quot;&quot;;&quot;H&quot;;(MONTH([.C210])))); &quot; '&quot;; RIGHT(YEAR([.C210]);2);&quot;)&quot;; CHAR(10);&quot;[b]Description: [/b]&quot;; [.I210]; CHAR(10); &quot;[small][b]Keywords: [/b]&quot;;[.J210];CHAR(10);&quot;[color=transparent]Tags: &quot;;[.K21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4662" calcext:value-type="float">
            <text:p>194662</text:p>
          </table:table-cell>
          <table:table-cell table:style-name="ce1" office:value-type="float" office:value="91" calcext:value-type="float">
            <text:p>91</text:p>
          </table:table-cell>
          <table:table-cell table:style-name="ce2" office:value-type="date" office:date-value="2016-04-19T00:17:33" calcext:value-type="date">
            <text:p>4/19/2016 0:17:33</text:p>
          </table:table-cell>
          <table:table-cell table:style-name="ce1" office:value-type="string" calcext:value-type="string">
            <text:p>BookOwl</text:p>
          </table:table-cell>
          <table:table-cell table:style-name="ce1" office:value-type="string" calcext:value-type="string">
            <text:p>Add a :ninja: emoticon.</text:p>
          </table:table-cell>
          <table:table-cell table:style-name="ce3" table:formula="of:=join(&quot;&quot;;&quot;https://scratch.mit.edu/discuss/topic/&quot;;[.A21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11]; &quot;]&quot;; [.E211]; &quot;[/url][/b] [i]by &quot;; [.D211]; &quot; (&quot;; INDIRECT(join(&quot;&quot;;&quot;H&quot;;(MONTH([.C211])))); &quot; '&quot;; RIGHT(YEAR([.C211]);2);&quot;)&quot;; CHAR(10);&quot;[b]Description: [/b]&quot;; [.I211]; CHAR(10); &quot;[small][b]Keywords: [/b]&quot;;[.J211];CHAR(10);&quot;[color=transparent]Tags: &quot;;[.K21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6957" calcext:value-type="float">
            <text:p>196957</text:p>
          </table:table-cell>
          <table:table-cell table:style-name="ce1" office:value-type="float" office:value="91" calcext:value-type="float">
            <text:p>91</text:p>
          </table:table-cell>
          <table:table-cell table:style-name="ce2" office:value-type="date" office:date-value="2016-05-02T11:00:52" calcext:value-type="date">
            <text:p>5/2/2016 11:00:52</text:p>
          </table:table-cell>
          <table:table-cell table:style-name="ce1" office:value-type="string" calcext:value-type="string">
            <text:p>TealWashableMarker</text:p>
          </table:table-cell>
          <table:table-cell table:style-name="ce1" office:value-type="string" calcext:value-type="string">
            <text:p>[incoming message alert sound] Sorry if this has been suggested/rejected before, but I have an idea.</text:p>
          </table:table-cell>
          <table:table-cell table:style-name="ce3" table:formula="of:=join(&quot;&quot;;&quot;https://scratch.mit.edu/discuss/topic/&quot;;[.A21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12]; &quot;]&quot;; [.E212]; &quot;[/url][/b] [i]by &quot;; [.D212]; &quot; (&quot;; INDIRECT(join(&quot;&quot;;&quot;H&quot;;(MONTH([.C212])))); &quot; '&quot;; RIGHT(YEAR([.C212]);2);&quot;)&quot;; CHAR(10);&quot;[b]Description: [/b]&quot;; [.I212]; CHAR(10); &quot;[small][b]Keywords: [/b]&quot;;[.J212];CHAR(10);&quot;[color=transparent]Tags: &quot;;[.K21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97651" calcext:value-type="float">
            <text:p>297651</text:p>
          </table:table-cell>
          <table:table-cell table:style-name="ce1" office:value-type="float" office:value="91" calcext:value-type="float">
            <text:p>91</text:p>
          </table:table-cell>
          <table:table-cell table:style-name="ce2" office:value-type="date" office:date-value="2018-04-08T19:02:14" calcext:value-type="date">
            <text:p>4/8/2018 19:02:14</text:p>
          </table:table-cell>
          <table:table-cell table:style-name="ce1" office:value-type="string" calcext:value-type="string">
            <text:p>GamesGuyTV</text:p>
          </table:table-cell>
          <table:table-cell table:style-name="ce1" office:value-type="string" calcext:value-type="string">
            <text:p>Update the bad word detector</text:p>
          </table:table-cell>
          <table:table-cell table:style-name="ce3" table:formula="of:=join(&quot;&quot;;&quot;https://scratch.mit.edu/discuss/topic/&quot;;[.A21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13]; &quot;]&quot;; [.E213]; &quot;[/url][/b] [i]by &quot;; [.D213]; &quot; (&quot;; INDIRECT(join(&quot;&quot;;&quot;H&quot;;(MONTH([.C213])))); &quot; '&quot;; RIGHT(YEAR([.C213]);2);&quot;)&quot;; CHAR(10);&quot;[b]Description: [/b]&quot;; [.I213]; CHAR(10); &quot;[small][b]Keywords: [/b]&quot;;[.J213];CHAR(10);&quot;[color=transparent]Tags: &quot;;[.K21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5738" calcext:value-type="float">
            <text:p>45738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date" office:date-value="2014-07-14T11:30:09" calcext:value-type="date">
            <text:p>7/14/2014 11:30:09</text:p>
          </table:table-cell>
          <table:table-cell table:style-name="ce1" office:value-type="string" calcext:value-type="string">
            <text:p>awesomegames123</text:p>
          </table:table-cell>
          <table:table-cell table:style-name="ce1" office:value-type="string" calcext:value-type="string">
            <text:p>sensing blocks!h</text:p>
          </table:table-cell>
          <table:table-cell table:style-name="ce3" table:formula="of:=join(&quot;&quot;;&quot;https://scratch.mit.edu/discuss/topic/&quot;;[.A21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14]; &quot;]&quot;; [.E214]; &quot;[/url][/b] [i]by &quot;; [.D214]; &quot; (&quot;; INDIRECT(join(&quot;&quot;;&quot;H&quot;;(MONTH([.C214])))); &quot; '&quot;; RIGHT(YEAR([.C214]);2);&quot;)&quot;; CHAR(10);&quot;[b]Description: [/b]&quot;; [.I214]; CHAR(10); &quot;[small][b]Keywords: [/b]&quot;;[.J214];CHAR(10);&quot;[color=transparent]Tags: &quot;;[.K21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6816" calcext:value-type="float">
            <text:p>176816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date" office:date-value="2016-01-05T01:15:20" calcext:value-type="date">
            <text:p>1/5/2016 1:15:20</text:p>
          </table:table-cell>
          <table:table-cell table:style-name="ce1" office:value-type="string" calcext:value-type="string">
            <text:p>clucklesman</text:p>
          </table:table-cell>
          <table:table-cell table:style-name="ce1" office:value-type="string" calcext:value-type="string">
            <text:p>There should be a section on a scratcher's profile that shows their statistics</text:p>
          </table:table-cell>
          <table:table-cell table:style-name="ce3" table:formula="of:=join(&quot;&quot;;&quot;https://scratch.mit.edu/discuss/topic/&quot;;[.A21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15]; &quot;]&quot;; [.E215]; &quot;[/url][/b] [i]by &quot;; [.D215]; &quot; (&quot;; INDIRECT(join(&quot;&quot;;&quot;H&quot;;(MONTH([.C215])))); &quot; '&quot;; RIGHT(YEAR([.C215]);2);&quot;)&quot;; CHAR(10);&quot;[b]Description: [/b]&quot;; [.I215]; CHAR(10); &quot;[small][b]Keywords: [/b]&quot;;[.J215];CHAR(10);&quot;[color=transparent]Tags: &quot;;[.K21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6866" calcext:value-type="float">
            <text:p>206866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date" office:date-value="2016-07-02T20:16:27" calcext:value-type="date">
            <text:p>7/2/2016 20:16:27</text:p>
          </table:table-cell>
          <table:table-cell table:style-name="ce1" office:value-type="string" calcext:value-type="string">
            <text:p>ZZ9PluralZAlpha</text:p>
          </table:table-cell>
          <table:table-cell table:style-name="ce1" office:value-type="string" calcext:value-type="string">
            <text:p>New sound block maybe?</text:p>
          </table:table-cell>
          <table:table-cell table:style-name="ce3" table:formula="of:=join(&quot;&quot;;&quot;https://scratch.mit.edu/discuss/topic/&quot;;[.A21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16]; &quot;]&quot;; [.E216]; &quot;[/url][/b] [i]by &quot;; [.D216]; &quot; (&quot;; INDIRECT(join(&quot;&quot;;&quot;H&quot;;(MONTH([.C216])))); &quot; '&quot;; RIGHT(YEAR([.C216]);2);&quot;)&quot;; CHAR(10);&quot;[b]Description: [/b]&quot;; [.I216]; CHAR(10); &quot;[small][b]Keywords: [/b]&quot;;[.J216];CHAR(10);&quot;[color=transparent]Tags: &quot;;[.K21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1363" calcext:value-type="float">
            <text:p>271363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date" office:date-value="2017-07-25T03:50:40" calcext:value-type="date">
            <text:p>7/25/2017 3:50:40</text:p>
          </table:table-cell>
          <table:table-cell table:style-name="ce1" office:value-type="string" calcext:value-type="string">
            <text:p>cul8er</text:p>
          </table:table-cell>
          <table:table-cell table:style-name="ce1" office:value-type="string" calcext:value-type="string">
            <text:p>Remove 'Mad' emoji</text:p>
          </table:table-cell>
          <table:table-cell table:style-name="ce3" table:formula="of:=join(&quot;&quot;;&quot;https://scratch.mit.edu/discuss/topic/&quot;;[.A21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17]; &quot;]&quot;; [.E217]; &quot;[/url][/b] [i]by &quot;; [.D217]; &quot; (&quot;; INDIRECT(join(&quot;&quot;;&quot;H&quot;;(MONTH([.C217])))); &quot; '&quot;; RIGHT(YEAR([.C217]);2);&quot;)&quot;; CHAR(10);&quot;[b]Description: [/b]&quot;; [.I217]; CHAR(10); &quot;[small][b]Keywords: [/b]&quot;;[.J217];CHAR(10);&quot;[color=transparent]Tags: &quot;;[.K21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2197" calcext:value-type="float">
            <text:p>272197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date" office:date-value="2017-08-01T22:10:19" calcext:value-type="date">
            <text:p>8/1/2017 22:10:19</text:p>
          </table:table-cell>
          <table:table-cell table:style-name="ce1" office:value-type="string" calcext:value-type="string">
            <text:p>VideoGamerCanInvent</text:p>
          </table:table-cell>
          <table:table-cell table:style-name="ce1" office:value-type="string" calcext:value-type="string">
            <text:p>(READ BEFORE SAYING IT'S REJECTED!!) Remove 60 Second Rule</text:p>
          </table:table-cell>
          <table:table-cell table:style-name="ce3" table:formula="of:=join(&quot;&quot;;&quot;https://scratch.mit.edu/discuss/topic/&quot;;[.A21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18]; &quot;]&quot;; [.E218]; &quot;[/url][/b] [i]by &quot;; [.D218]; &quot; (&quot;; INDIRECT(join(&quot;&quot;;&quot;H&quot;;(MONTH([.C218])))); &quot; '&quot;; RIGHT(YEAR([.C218]);2);&quot;)&quot;; CHAR(10);&quot;[b]Description: [/b]&quot;; [.I218]; CHAR(10); &quot;[small][b]Keywords: [/b]&quot;;[.J218];CHAR(10);&quot;[color=transparent]Tags: &quot;;[.K21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6019" calcext:value-type="float">
            <text:p>426019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date" office:date-value="2020-07-25T22:49:57" calcext:value-type="date">
            <text:p>7/25/2020 22:49:57</text:p>
          </table:table-cell>
          <table:table-cell table:style-name="ce1" office:value-type="string" calcext:value-type="string">
            <text:p>lovecodeabc</text:p>
          </table:table-cell>
          <table:table-cell table:style-name="ce1" office:value-type="string" calcext:value-type="string">
            <text:p>Add a new "How long did a user press a key" block</text:p>
          </table:table-cell>
          <table:table-cell table:style-name="ce3" table:formula="of:=join(&quot;&quot;;&quot;https://scratch.mit.edu/discuss/topic/&quot;;[.A21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19]; &quot;]&quot;; [.E219]; &quot;[/url][/b] [i]by &quot;; [.D219]; &quot; (&quot;; INDIRECT(join(&quot;&quot;;&quot;H&quot;;(MONTH([.C219])))); &quot; '&quot;; RIGHT(YEAR([.C219]);2);&quot;)&quot;; CHAR(10);&quot;[b]Description: [/b]&quot;; [.I219]; CHAR(10); &quot;[small][b]Keywords: [/b]&quot;;[.J219];CHAR(10);&quot;[color=transparent]Tags: &quot;;[.K21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903" calcext:value-type="float">
            <text:p>16903</text:p>
          </table:table-cell>
          <table:table-cell table:style-name="ce1" office:value-type="float" office:value="89" calcext:value-type="float">
            <text:p>89</text:p>
          </table:table-cell>
          <table:table-cell table:style-name="ce2" office:value-type="date" office:date-value="2013-09-28T18:46:27" calcext:value-type="date">
            <text:p>9/28/2013 18:46:27</text:p>
          </table:table-cell>
          <table:table-cell table:style-name="ce1" office:value-type="string" calcext:value-type="string">
            <text:p>carlsoc2ckkc</text:p>
          </table:table-cell>
          <table:table-cell table:style-name="ce1" office:value-type="string" calcext:value-type="string">
            <text:p>What happened to Single Stepping Mode?</text:p>
          </table:table-cell>
          <table:table-cell table:style-name="ce3" table:formula="of:=join(&quot;&quot;;&quot;https://scratch.mit.edu/discuss/topic/&quot;;[.A22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20]; &quot;]&quot;; [.E220]; &quot;[/url][/b] [i]by &quot;; [.D220]; &quot; (&quot;; INDIRECT(join(&quot;&quot;;&quot;H&quot;;(MONTH([.C220])))); &quot; '&quot;; RIGHT(YEAR([.C220]);2);&quot;)&quot;; CHAR(10);&quot;[b]Description: [/b]&quot;; [.I220]; CHAR(10); &quot;[small][b]Keywords: [/b]&quot;;[.J220];CHAR(10);&quot;[color=transparent]Tags: &quot;;[.K22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43732" calcext:value-type="float">
            <text:p>143732</text:p>
          </table:table-cell>
          <table:table-cell table:style-name="ce1" office:value-type="float" office:value="89" calcext:value-type="float">
            <text:p>89</text:p>
          </table:table-cell>
          <table:table-cell table:style-name="ce2" office:value-type="date" office:date-value="2015-08-18T13:21:02" calcext:value-type="date">
            <text:p>8/18/2015 13:21:02</text:p>
          </table:table-cell>
          <table:table-cell table:style-name="ce1" office:value-type="string" calcext:value-type="string">
            <text:p>Zekrom01</text:p>
          </table:table-cell>
          <table:table-cell table:style-name="ce1" office:value-type="string" calcext:value-type="string">
            <text:p>Pitch shifter (20 supporters)</text:p>
          </table:table-cell>
          <table:table-cell table:style-name="ce3" table:formula="of:=join(&quot;&quot;;&quot;https://scratch.mit.edu/discuss/topic/&quot;;[.A22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21]; &quot;]&quot;; [.E221]; &quot;[/url][/b] [i]by &quot;; [.D221]; &quot; (&quot;; INDIRECT(join(&quot;&quot;;&quot;H&quot;;(MONTH([.C221])))); &quot; '&quot;; RIGHT(YEAR([.C221]);2);&quot;)&quot;; CHAR(10);&quot;[b]Description: [/b]&quot;; [.I221]; CHAR(10); &quot;[small][b]Keywords: [/b]&quot;;[.J221];CHAR(10);&quot;[color=transparent]Tags: &quot;;[.K22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1938" calcext:value-type="float">
            <text:p>171938</text:p>
          </table:table-cell>
          <table:table-cell table:style-name="ce1" office:value-type="float" office:value="89" calcext:value-type="float">
            <text:p>89</text:p>
          </table:table-cell>
          <table:table-cell table:style-name="ce2" office:value-type="date" office:date-value="2015-12-07T23:24:19" calcext:value-type="date">
            <text:p>12/7/2015 23:24:19</text:p>
          </table:table-cell>
          <table:table-cell table:style-name="ce1" office:value-type="string" calcext:value-type="string">
            <text:p>Meep5010</text:p>
          </table:table-cell>
          <table:table-cell table:style-name="ce1" office:value-type="string" calcext:value-type="string">
            <text:p>scratch: x-box 360 / x-box one edition</text:p>
          </table:table-cell>
          <table:table-cell table:style-name="ce3" table:formula="of:=join(&quot;&quot;;&quot;https://scratch.mit.edu/discuss/topic/&quot;;[.A22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22]; &quot;]&quot;; [.E222]; &quot;[/url][/b] [i]by &quot;; [.D222]; &quot; (&quot;; INDIRECT(join(&quot;&quot;;&quot;H&quot;;(MONTH([.C222])))); &quot; '&quot;; RIGHT(YEAR([.C222]);2);&quot;)&quot;; CHAR(10);&quot;[b]Description: [/b]&quot;; [.I222]; CHAR(10); &quot;[small][b]Keywords: [/b]&quot;;[.J222];CHAR(10);&quot;[color=transparent]Tags: &quot;;[.K22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9786" calcext:value-type="float">
            <text:p>209786</text:p>
          </table:table-cell>
          <table:table-cell table:style-name="ce1" office:value-type="float" office:value="89" calcext:value-type="float">
            <text:p>89</text:p>
          </table:table-cell>
          <table:table-cell table:style-name="ce2" office:value-type="date" office:date-value="2016-07-21T01:40:39" calcext:value-type="date">
            <text:p>7/21/2016 1:40:39</text:p>
          </table:table-cell>
          <table:table-cell table:style-name="ce1" office:value-type="string" calcext:value-type="string">
            <text:p>VoltageGames</text:p>
          </table:table-cell>
          <table:table-cell table:style-name="ce1" office:value-type="string" calcext:value-type="string">
            <text:p>Discourage the support conventions of this forum.</text:p>
          </table:table-cell>
          <table:table-cell table:style-name="ce3" table:formula="of:=join(&quot;&quot;;&quot;https://scratch.mit.edu/discuss/topic/&quot;;[.A22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23]; &quot;]&quot;; [.E223]; &quot;[/url][/b] [i]by &quot;; [.D223]; &quot; (&quot;; INDIRECT(join(&quot;&quot;;&quot;H&quot;;(MONTH([.C223])))); &quot; '&quot;; RIGHT(YEAR([.C223]);2);&quot;)&quot;; CHAR(10);&quot;[b]Description: [/b]&quot;; [.I223]; CHAR(10); &quot;[small][b]Keywords: [/b]&quot;;[.J223];CHAR(10);&quot;[color=transparent]Tags: &quot;;[.K22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12797" calcext:value-type="float">
            <text:p>412797</text:p>
          </table:table-cell>
          <table:table-cell table:style-name="ce1" office:value-type="float" office:value="89" calcext:value-type="float">
            <text:p>89</text:p>
          </table:table-cell>
          <table:table-cell table:style-name="ce2" office:value-type="date" office:date-value="2020-06-10T20:02:44" calcext:value-type="date">
            <text:p>6/10/2020 20:02:44</text:p>
          </table:table-cell>
          <table:table-cell table:style-name="ce1" office:value-type="string" calcext:value-type="string">
            <text:p>robloxdude10</text:p>
          </table:table-cell>
          <table:table-cell table:style-name="ce1" office:value-type="string" calcext:value-type="string">
            <text:p>@ in forums links to someone's profile</text:p>
          </table:table-cell>
          <table:table-cell table:style-name="ce3" table:formula="of:=join(&quot;&quot;;&quot;https://scratch.mit.edu/discuss/topic/&quot;;[.A22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24]; &quot;]&quot;; [.E224]; &quot;[/url][/b] [i]by &quot;; [.D224]; &quot; (&quot;; INDIRECT(join(&quot;&quot;;&quot;H&quot;;(MONTH([.C224])))); &quot; '&quot;; RIGHT(YEAR([.C224]);2);&quot;)&quot;; CHAR(10);&quot;[b]Description: [/b]&quot;; [.I224]; CHAR(10); &quot;[small][b]Keywords: [/b]&quot;;[.J224];CHAR(10);&quot;[color=transparent]Tags: &quot;;[.K22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2312" calcext:value-type="float">
            <text:p>422312</text:p>
          </table:table-cell>
          <table:table-cell table:style-name="ce1" office:value-type="float" office:value="89" calcext:value-type="float">
            <text:p>89</text:p>
          </table:table-cell>
          <table:table-cell table:style-name="ce2" office:value-type="date" office:date-value="2020-07-13T03:45:56" calcext:value-type="date">
            <text:p>7/13/2020 3:45:56</text:p>
          </table:table-cell>
          <table:table-cell table:style-name="ce1" office:value-type="string" calcext:value-type="string">
            <text:p>mightybrayan</text:p>
          </table:table-cell>
          <table:table-cell table:style-name="ce1" office:value-type="string" calcext:value-type="string">
            <text:p>Don't activate forum emojis unless there are spaces next to them.</text:p>
          </table:table-cell>
          <table:table-cell table:style-name="ce3" table:formula="of:=join(&quot;&quot;;&quot;https://scratch.mit.edu/discuss/topic/&quot;;[.A22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25]; &quot;]&quot;; [.E225]; &quot;[/url][/b] [i]by &quot;; [.D225]; &quot; (&quot;; INDIRECT(join(&quot;&quot;;&quot;H&quot;;(MONTH([.C225])))); &quot; '&quot;; RIGHT(YEAR([.C225]);2);&quot;)&quot;; CHAR(10);&quot;[b]Description: [/b]&quot;; [.I225]; CHAR(10); &quot;[small][b]Keywords: [/b]&quot;;[.J225];CHAR(10);&quot;[color=transparent]Tags: &quot;;[.K22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426" calcext:value-type="float">
            <text:p>26426</text:p>
          </table:table-cell>
          <table:table-cell table:style-name="ce1" office:value-type="float" office:value="88" calcext:value-type="float">
            <text:p>88</text:p>
          </table:table-cell>
          <table:table-cell table:style-name="ce2" office:value-type="date" office:date-value="2014-01-18T17:53:48" calcext:value-type="date">
            <text:p>1/18/2014 17:53:48</text:p>
          </table:table-cell>
          <table:table-cell table:style-name="ce1" office:value-type="string" calcext:value-type="string">
            <text:p>Becka72</text:p>
          </table:table-cell>
          <table:table-cell table:style-name="ce1" office:value-type="string" calcext:value-type="string">
            <text:p>Users not using scratch</text:p>
          </table:table-cell>
          <table:table-cell table:style-name="ce3" table:formula="of:=join(&quot;&quot;;&quot;https://scratch.mit.edu/discuss/topic/&quot;;[.A22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26]; &quot;]&quot;; [.E226]; &quot;[/url][/b] [i]by &quot;; [.D226]; &quot; (&quot;; INDIRECT(join(&quot;&quot;;&quot;H&quot;;(MONTH([.C226])))); &quot; '&quot;; RIGHT(YEAR([.C226]);2);&quot;)&quot;; CHAR(10);&quot;[b]Description: [/b]&quot;; [.I226]; CHAR(10); &quot;[small][b]Keywords: [/b]&quot;;[.J226];CHAR(10);&quot;[color=transparent]Tags: &quot;;[.K22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53868" calcext:value-type="float">
            <text:p>153868</text:p>
          </table:table-cell>
          <table:table-cell table:style-name="ce1" office:value-type="float" office:value="88" calcext:value-type="float">
            <text:p>88</text:p>
          </table:table-cell>
          <table:table-cell table:style-name="ce2" office:value-type="date" office:date-value="2015-09-26T12:59:52" calcext:value-type="date">
            <text:p>9/26/2015 12:59:52</text:p>
          </table:table-cell>
          <table:table-cell table:style-name="ce1" office:value-type="string" calcext:value-type="string">
            <text:p>aaroncavanagh</text:p>
          </table:table-cell>
          <table:table-cell table:style-name="ce3" office:value-type="string" calcext:value-type="string">
            <text:p><text:a xlink:href="http://scratch.mit.edu/random" xlink:type="simple">Scratch.mit.edu/random</text:a></text:p>
          </table:table-cell>
          <table:table-cell table:style-name="ce3" table:formula="of:=join(&quot;&quot;;&quot;https://scratch.mit.edu/discuss/topic/&quot;;[.A22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27]; &quot;]&quot;; [.E227]; &quot;[/url][/b] [i]by &quot;; [.D227]; &quot; (&quot;; INDIRECT(join(&quot;&quot;;&quot;H&quot;;(MONTH([.C227])))); &quot; '&quot;; RIGHT(YEAR([.C227]);2);&quot;)&quot;; CHAR(10);&quot;[b]Description: [/b]&quot;; [.I227]; CHAR(10); &quot;[small][b]Keywords: [/b]&quot;;[.J227];CHAR(10);&quot;[color=transparent]Tags: &quot;;[.K22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29177" calcext:value-type="float">
            <text:p>229177</text:p>
          </table:table-cell>
          <table:table-cell table:style-name="ce1" office:value-type="float" office:value="88" calcext:value-type="float">
            <text:p>88</text:p>
          </table:table-cell>
          <table:table-cell table:style-name="ce2" office:value-type="date" office:date-value="2016-12-06T02:37:56" calcext:value-type="date">
            <text:p>12/6/2016 2:37:56</text:p>
          </table:table-cell>
          <table:table-cell table:style-name="ce1" office:value-type="string" calcext:value-type="string">
            <text:p>julianandwill</text:p>
          </table:table-cell>
          <table:table-cell table:style-name="ce1" office:value-type="string" calcext:value-type="string">
            <text:p>ScratchCast (Scratch for ChromeCast)</text:p>
          </table:table-cell>
          <table:table-cell table:style-name="ce3" table:formula="of:=join(&quot;&quot;;&quot;https://scratch.mit.edu/discuss/topic/&quot;;[.A22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28]; &quot;]&quot;; [.E228]; &quot;[/url][/b] [i]by &quot;; [.D228]; &quot; (&quot;; INDIRECT(join(&quot;&quot;;&quot;H&quot;;(MONTH([.C228])))); &quot; '&quot;; RIGHT(YEAR([.C228]);2);&quot;)&quot;; CHAR(10);&quot;[b]Description: [/b]&quot;; [.I228]; CHAR(10); &quot;[small][b]Keywords: [/b]&quot;;[.J228];CHAR(10);&quot;[color=transparent]Tags: &quot;;[.K22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82706" calcext:value-type="float">
            <text:p>382706</text:p>
          </table:table-cell>
          <table:table-cell table:style-name="ce1" office:value-type="float" office:value="88" calcext:value-type="float">
            <text:p>88</text:p>
          </table:table-cell>
          <table:table-cell table:style-name="ce2" office:value-type="date" office:date-value="2020-01-17T03:35:46" calcext:value-type="date">
            <text:p>1/17/2020 3:35:46</text:p>
          </table:table-cell>
          <table:table-cell table:style-name="ce1" office:value-type="string" calcext:value-type="string">
            <text:p>LegoManiac04</text:p>
          </table:table-cell>
          <table:table-cell table:style-name="ce1" office:value-type="string" calcext:value-type="string">
            <text:p>[WIP] + The Suggestions Directory 4.0 | The List of Suggestions +</text:p>
          </table:table-cell>
          <table:table-cell table:style-name="ce3" table:formula="of:=join(&quot;&quot;;&quot;https://scratch.mit.edu/discuss/topic/&quot;;[.A22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29]; &quot;]&quot;; [.E229]; &quot;[/url][/b] [i]by &quot;; [.D229]; &quot; (&quot;; INDIRECT(join(&quot;&quot;;&quot;H&quot;;(MONTH([.C229])))); &quot; '&quot;; RIGHT(YEAR([.C229]);2);&quot;)&quot;; CHAR(10);&quot;[b]Description: [/b]&quot;; [.I229]; CHAR(10); &quot;[small][b]Keywords: [/b]&quot;;[.J229];CHAR(10);&quot;[color=transparent]Tags: &quot;;[.K22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11670" calcext:value-type="float">
            <text:p>411670</text:p>
          </table:table-cell>
          <table:table-cell table:style-name="ce1" office:value-type="float" office:value="88" calcext:value-type="float">
            <text:p>88</text:p>
          </table:table-cell>
          <table:table-cell table:style-name="ce2" office:value-type="date" office:date-value="2020-06-06T23:11:09" calcext:value-type="date">
            <text:p>6/6/2020 23:11:09</text:p>
          </table:table-cell>
          <table:table-cell table:style-name="ce1" office:value-type="string" calcext:value-type="string">
            <text:p>SelixScratch</text:p>
          </table:table-cell>
          <table:table-cell table:style-name="ce1" office:value-type="string" calcext:value-type="string">
            <text:p>Let’s refocus Scratch away from fame and popularity.</text:p>
          </table:table-cell>
          <table:table-cell table:style-name="ce3" table:formula="of:=join(&quot;&quot;;&quot;https://scratch.mit.edu/discuss/topic/&quot;;[.A23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30]; &quot;]&quot;; [.E230]; &quot;[/url][/b] [i]by &quot;; [.D230]; &quot; (&quot;; INDIRECT(join(&quot;&quot;;&quot;H&quot;;(MONTH([.C230])))); &quot; '&quot;; RIGHT(YEAR([.C230]);2);&quot;)&quot;; CHAR(10);&quot;[b]Description: [/b]&quot;; [.I230]; CHAR(10); &quot;[small][b]Keywords: [/b]&quot;;[.J230];CHAR(10);&quot;[color=transparent]Tags: &quot;;[.K23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592" calcext:value-type="float">
            <text:p>21592</text:p>
          </table:table-cell>
          <table:table-cell table:style-name="ce1" office:value-type="float" office:value="87" calcext:value-type="float">
            <text:p>87</text:p>
          </table:table-cell>
          <table:table-cell table:style-name="ce2" office:value-type="date" office:date-value="2013-11-29T02:17:56" calcext:value-type="date">
            <text:p>11/29/2013 2:17:56</text:p>
          </table:table-cell>
          <table:table-cell table:style-name="ce1" office:value-type="string" calcext:value-type="string">
            <text:p>stampcollector</text:p>
          </table:table-cell>
          <table:table-cell table:style-name="ce1" office:value-type="string" calcext:value-type="string">
            <text:p>Add the Backpack to the Offline Editor</text:p>
          </table:table-cell>
          <table:table-cell table:style-name="ce3" table:formula="of:=join(&quot;&quot;;&quot;https://scratch.mit.edu/discuss/topic/&quot;;[.A23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31]; &quot;]&quot;; [.E231]; &quot;[/url][/b] [i]by &quot;; [.D231]; &quot; (&quot;; INDIRECT(join(&quot;&quot;;&quot;H&quot;;(MONTH([.C231])))); &quot; '&quot;; RIGHT(YEAR([.C231]);2);&quot;)&quot;; CHAR(10);&quot;[b]Description: [/b]&quot;; [.I231]; CHAR(10); &quot;[small][b]Keywords: [/b]&quot;;[.J231];CHAR(10);&quot;[color=transparent]Tags: &quot;;[.K23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2396" calcext:value-type="float">
            <text:p>422396</text:p>
          </table:table-cell>
          <table:table-cell table:style-name="ce1" office:value-type="float" office:value="87" calcext:value-type="float">
            <text:p>87</text:p>
          </table:table-cell>
          <table:table-cell table:style-name="ce2" office:value-type="date" office:date-value="2020-07-13T12:52:09" calcext:value-type="date">
            <text:p>7/13/2020 12:52:09</text:p>
          </table:table-cell>
          <table:table-cell table:style-name="ce1" office:value-type="string" calcext:value-type="string">
            <text:p>LankyBox01</text:p>
          </table:table-cell>
          <table:table-cell table:style-name="ce1" office:value-type="string" calcext:value-type="string">
            <text:p>New font! [READ BEFORE POSTING]</text:p>
          </table:table-cell>
          <table:table-cell table:style-name="ce3" table:formula="of:=join(&quot;&quot;;&quot;https://scratch.mit.edu/discuss/topic/&quot;;[.A23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32]; &quot;]&quot;; [.E232]; &quot;[/url][/b] [i]by &quot;; [.D232]; &quot; (&quot;; INDIRECT(join(&quot;&quot;;&quot;H&quot;;(MONTH([.C232])))); &quot; '&quot;; RIGHT(YEAR([.C232]);2);&quot;)&quot;; CHAR(10);&quot;[b]Description: [/b]&quot;; [.I232]; CHAR(10); &quot;[small][b]Keywords: [/b]&quot;;[.J232];CHAR(10);&quot;[color=transparent]Tags: &quot;;[.K23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1921" calcext:value-type="float">
            <text:p>271921</text:p>
          </table:table-cell>
          <table:table-cell table:style-name="ce1" office:value-type="float" office:value="86" calcext:value-type="float">
            <text:p>86</text:p>
          </table:table-cell>
          <table:table-cell table:style-name="ce2" office:value-type="date" office:date-value="2017-07-29T23:02:53" calcext:value-type="date">
            <text:p>7/29/2017 23:02:53</text:p>
          </table:table-cell>
          <table:table-cell table:style-name="ce1" office:value-type="string" calcext:value-type="string">
            <text:p>KawaiiCatGirl-</text:p>
          </table:table-cell>
          <table:table-cell table:style-name="ce1" office:value-type="string" calcext:value-type="string">
            <text:p>Make Student Accounts Not be Deleted Once the Class is Over</text:p>
          </table:table-cell>
          <table:table-cell table:style-name="ce3" table:formula="of:=join(&quot;&quot;;&quot;https://scratch.mit.edu/discuss/topic/&quot;;[.A23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33]; &quot;]&quot;; [.E233]; &quot;[/url][/b] [i]by &quot;; [.D233]; &quot; (&quot;; INDIRECT(join(&quot;&quot;;&quot;H&quot;;(MONTH([.C233])))); &quot; '&quot;; RIGHT(YEAR([.C233]);2);&quot;)&quot;; CHAR(10);&quot;[b]Description: [/b]&quot;; [.I233]; CHAR(10); &quot;[small][b]Keywords: [/b]&quot;;[.J233];CHAR(10);&quot;[color=transparent]Tags: &quot;;[.K23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10946" calcext:value-type="float">
            <text:p>410946</text:p>
          </table:table-cell>
          <table:table-cell table:style-name="ce1" office:value-type="float" office:value="86" calcext:value-type="float">
            <text:p>86</text:p>
          </table:table-cell>
          <table:table-cell table:style-name="ce2" office:value-type="date" office:date-value="2020-06-04T19:45:21" calcext:value-type="date">
            <text:p>6/4/2020 19:45:21</text:p>
          </table:table-cell>
          <table:table-cell table:style-name="ce1" office:value-type="string" calcext:value-type="string">
            <text:p>-GentooPenguin-</text:p>
          </table:table-cell>
          <table:table-cell table:style-name="ce1" office:value-type="string" calcext:value-type="string">
            <text:p>Add Some More Mature Looking Sprites, Backdrops And Sounds To The Scratch Library</text:p>
          </table:table-cell>
          <table:table-cell table:style-name="ce3" table:formula="of:=join(&quot;&quot;;&quot;https://scratch.mit.edu/discuss/topic/&quot;;[.A23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34]; &quot;]&quot;; [.E234]; &quot;[/url][/b] [i]by &quot;; [.D234]; &quot; (&quot;; INDIRECT(join(&quot;&quot;;&quot;H&quot;;(MONTH([.C234])))); &quot; '&quot;; RIGHT(YEAR([.C234]);2);&quot;)&quot;; CHAR(10);&quot;[b]Description: [/b]&quot;; [.I234]; CHAR(10); &quot;[small][b]Keywords: [/b]&quot;;[.J234];CHAR(10);&quot;[color=transparent]Tags: &quot;;[.K23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12106" calcext:value-type="float">
            <text:p>112106</text:p>
          </table:table-cell>
          <table:table-cell table:style-name="ce1" office:value-type="float" office:value="85" calcext:value-type="float">
            <text:p>85</text:p>
          </table:table-cell>
          <table:table-cell table:style-name="ce2" office:value-type="date" office:date-value="2015-05-02T11:57:09" calcext:value-type="date">
            <text:p>5/2/2015 11:57:09</text:p>
          </table:table-cell>
          <table:table-cell table:style-name="ce1" office:value-type="string" calcext:value-type="string">
            <text:p>Evil_Kumquat</text:p>
          </table:table-cell>
          <table:table-cell table:style-name="ce1" office:value-type="string" calcext:value-type="string">
            <text:p>Scroll Bar For Signatures</text:p>
          </table:table-cell>
          <table:table-cell table:style-name="ce3" table:formula="of:=join(&quot;&quot;;&quot;https://scratch.mit.edu/discuss/topic/&quot;;[.A23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35]; &quot;]&quot;; [.E235]; &quot;[/url][/b] [i]by &quot;; [.D235]; &quot; (&quot;; INDIRECT(join(&quot;&quot;;&quot;H&quot;;(MONTH([.C235])))); &quot; '&quot;; RIGHT(YEAR([.C235]);2);&quot;)&quot;; CHAR(10);&quot;[b]Description: [/b]&quot;; [.I235]; CHAR(10); &quot;[small][b]Keywords: [/b]&quot;;[.J235];CHAR(10);&quot;[color=transparent]Tags: &quot;;[.K23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43243" calcext:value-type="float">
            <text:p>443243</text:p>
          </table:table-cell>
          <table:table-cell table:style-name="ce1" office:value-type="float" office:value="85" calcext:value-type="float">
            <text:p>85</text:p>
          </table:table-cell>
          <table:table-cell table:style-name="ce2" office:value-type="date" office:date-value="2020-09-30T04:12:41" calcext:value-type="date">
            <text:p>9/30/2020 4:12:41</text:p>
          </table:table-cell>
          <table:table-cell table:style-name="ce1" office:value-type="string" calcext:value-type="string">
            <text:p>BobzGames</text:p>
          </table:table-cell>
          <table:table-cell table:style-name="ce1" office:value-type="string" calcext:value-type="string">
            <text:p>Whitelist the suicide prevention hotline's phone number and url</text:p>
          </table:table-cell>
          <table:table-cell table:style-name="ce3" table:formula="of:=join(&quot;&quot;;&quot;https://scratch.mit.edu/discuss/topic/&quot;;[.A23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36]; &quot;]&quot;; [.E236]; &quot;[/url][/b] [i]by &quot;; [.D236]; &quot; (&quot;; INDIRECT(join(&quot;&quot;;&quot;H&quot;;(MONTH([.C236])))); &quot; '&quot;; RIGHT(YEAR([.C236]);2);&quot;)&quot;; CHAR(10);&quot;[b]Description: [/b]&quot;; [.I236]; CHAR(10); &quot;[small][b]Keywords: [/b]&quot;;[.J236];CHAR(10);&quot;[color=transparent]Tags: &quot;;[.K23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6248" calcext:value-type="float">
            <text:p>96248</text:p>
          </table:table-cell>
          <table:table-cell table:style-name="ce1" office:value-type="float" office:value="84" calcext:value-type="float">
            <text:p>84</text:p>
          </table:table-cell>
          <table:table-cell table:style-name="ce2" office:value-type="date" office:date-value="2015-03-07T17:18:18" calcext:value-type="date">
            <text:p>3/7/2015 17:18:18</text:p>
          </table:table-cell>
          <table:table-cell table:style-name="ce1" office:value-type="string" calcext:value-type="string">
            <text:p>theonlygusti</text:p>
          </table:table-cell>
          <table:table-cell table:style-name="ce1" office:value-type="string" calcext:value-type="string">
            <text:p>Pen should be vector, or something less pixelated.</text:p>
          </table:table-cell>
          <table:table-cell table:style-name="ce3" table:formula="of:=join(&quot;&quot;;&quot;https://scratch.mit.edu/discuss/topic/&quot;;[.A23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37]; &quot;]&quot;; [.E237]; &quot;[/url][/b] [i]by &quot;; [.D237]; &quot; (&quot;; INDIRECT(join(&quot;&quot;;&quot;H&quot;;(MONTH([.C237])))); &quot; '&quot;; RIGHT(YEAR([.C237]);2);&quot;)&quot;; CHAR(10);&quot;[b]Description: [/b]&quot;; [.I237]; CHAR(10); &quot;[small][b]Keywords: [/b]&quot;;[.J237];CHAR(10);&quot;[color=transparent]Tags: &quot;;[.K23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4679" calcext:value-type="float">
            <text:p>214679</text:p>
          </table:table-cell>
          <table:table-cell table:style-name="ce1" office:value-type="float" office:value="84" calcext:value-type="float">
            <text:p>84</text:p>
          </table:table-cell>
          <table:table-cell table:style-name="ce2" office:value-type="date" office:date-value="2016-08-22T21:48:30" calcext:value-type="date">
            <text:p>8/22/2016 21:48:30</text:p>
          </table:table-cell>
          <table:table-cell table:style-name="ce1" office:value-type="string" calcext:value-type="string">
            <text:p>tiger75</text:p>
          </table:table-cell>
          <table:table-cell table:style-name="ce1" office:value-type="string" calcext:value-type="string">
            <text:p>Rename the "Follow" Button</text:p>
          </table:table-cell>
          <table:table-cell table:style-name="ce3" table:formula="of:=join(&quot;&quot;;&quot;https://scratch.mit.edu/discuss/topic/&quot;;[.A23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38]; &quot;]&quot;; [.E238]; &quot;[/url][/b] [i]by &quot;; [.D238]; &quot; (&quot;; INDIRECT(join(&quot;&quot;;&quot;H&quot;;(MONTH([.C238])))); &quot; '&quot;; RIGHT(YEAR([.C238]);2);&quot;)&quot;; CHAR(10);&quot;[b]Description: [/b]&quot;; [.I238]; CHAR(10); &quot;[small][b]Keywords: [/b]&quot;;[.J238];CHAR(10);&quot;[color=transparent]Tags: &quot;;[.K23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22855" calcext:value-type="float">
            <text:p>222855</text:p>
          </table:table-cell>
          <table:table-cell table:style-name="ce1" office:value-type="float" office:value="84" calcext:value-type="float">
            <text:p>84</text:p>
          </table:table-cell>
          <table:table-cell table:style-name="ce2" office:value-type="date" office:date-value="2016-10-22T18:50:26" calcext:value-type="date">
            <text:p>10/22/2016 18:50:26</text:p>
          </table:table-cell>
          <table:table-cell table:style-name="ce1" office:value-type="string" calcext:value-type="string">
            <text:p>Austinato</text:p>
          </table:table-cell>
          <table:table-cell table:style-name="ce1" office:value-type="string" calcext:value-type="string">
            <text:p>Scratch 3.0 Forum Suggestions</text:p>
          </table:table-cell>
          <table:table-cell table:style-name="ce3" table:formula="of:=join(&quot;&quot;;&quot;https://scratch.mit.edu/discuss/topic/&quot;;[.A23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39]; &quot;]&quot;; [.E239]; &quot;[/url][/b] [i]by &quot;; [.D239]; &quot; (&quot;; INDIRECT(join(&quot;&quot;;&quot;H&quot;;(MONTH([.C239])))); &quot; '&quot;; RIGHT(YEAR([.C239]);2);&quot;)&quot;; CHAR(10);&quot;[b]Description: [/b]&quot;; [.I239]; CHAR(10); &quot;[small][b]Keywords: [/b]&quot;;[.J239];CHAR(10);&quot;[color=transparent]Tags: &quot;;[.K23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0467" calcext:value-type="float">
            <text:p>420467</text:p>
          </table:table-cell>
          <table:table-cell table:style-name="ce1" office:value-type="float" office:value="84" calcext:value-type="float">
            <text:p>84</text:p>
          </table:table-cell>
          <table:table-cell table:style-name="ce2" office:value-type="date" office:date-value="2020-07-06T21:39:48" calcext:value-type="date">
            <text:p>7/6/2020 21:39:48</text:p>
          </table:table-cell>
          <table:table-cell table:style-name="ce1" office:value-type="string" calcext:value-type="string">
            <text:p>TheColaber</text:p>
          </table:table-cell>
          <table:table-cell table:style-name="ce1" office:value-type="string" calcext:value-type="string">
            <text:p>Cancel Out a Profile Feature/Total Character limit/More Name Variety</text:p>
          </table:table-cell>
          <table:table-cell table:style-name="ce3" table:formula="of:=join(&quot;&quot;;&quot;https://scratch.mit.edu/discuss/topic/&quot;;[.A24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40]; &quot;]&quot;; [.E240]; &quot;[/url][/b] [i]by &quot;; [.D240]; &quot; (&quot;; INDIRECT(join(&quot;&quot;;&quot;H&quot;;(MONTH([.C240])))); &quot; '&quot;; RIGHT(YEAR([.C240]);2);&quot;)&quot;; CHAR(10);&quot;[b]Description: [/b]&quot;; [.I240]; CHAR(10); &quot;[small][b]Keywords: [/b]&quot;;[.J240];CHAR(10);&quot;[color=transparent]Tags: &quot;;[.K24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5764" calcext:value-type="float">
            <text:p>45764</text:p>
          </table:table-cell>
          <table:table-cell table:style-name="ce1" office:value-type="float" office:value="83" calcext:value-type="float">
            <text:p>83</text:p>
          </table:table-cell>
          <table:table-cell table:style-name="ce2" office:value-type="date" office:date-value="2014-07-14T15:11:46" calcext:value-type="date">
            <text:p>7/14/2014 15:11:46</text:p>
          </table:table-cell>
          <table:table-cell table:style-name="ce1" office:value-type="string" calcext:value-type="string">
            <text:p>DIY</text:p>
          </table:table-cell>
          <table:table-cell table:style-name="ce1" office:value-type="string" calcext:value-type="string">
            <text:p>Size Limitations for Projects</text:p>
          </table:table-cell>
          <table:table-cell table:style-name="ce3" table:formula="of:=join(&quot;&quot;;&quot;https://scratch.mit.edu/discuss/topic/&quot;;[.A24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41]; &quot;]&quot;; [.E241]; &quot;[/url][/b] [i]by &quot;; [.D241]; &quot; (&quot;; INDIRECT(join(&quot;&quot;;&quot;H&quot;;(MONTH([.C241])))); &quot; '&quot;; RIGHT(YEAR([.C241]);2);&quot;)&quot;; CHAR(10);&quot;[b]Description: [/b]&quot;; [.I241]; CHAR(10); &quot;[small][b]Keywords: [/b]&quot;;[.J241];CHAR(10);&quot;[color=transparent]Tags: &quot;;[.K24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81026" calcext:value-type="float">
            <text:p>81026</text:p>
          </table:table-cell>
          <table:table-cell table:style-name="ce1" office:value-type="float" office:value="83" calcext:value-type="float">
            <text:p>83</text:p>
          </table:table-cell>
          <table:table-cell table:style-name="ce2" office:value-type="date" office:date-value="2015-01-14T00:25:37" calcext:value-type="date">
            <text:p>1/14/2015 0:25:37</text:p>
          </table:table-cell>
          <table:table-cell table:style-name="ce1" office:value-type="string" calcext:value-type="string">
            <text:p>mundofinkyenglish</text:p>
          </table:table-cell>
          <table:table-cell table:style-name="ce1" office:value-type="string" calcext:value-type="string">
            <text:p>Feature a studio in a profile! (15 supporters)</text:p>
          </table:table-cell>
          <table:table-cell table:style-name="ce3" table:formula="of:=join(&quot;&quot;;&quot;https://scratch.mit.edu/discuss/topic/&quot;;[.A24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42]; &quot;]&quot;; [.E242]; &quot;[/url][/b] [i]by &quot;; [.D242]; &quot; (&quot;; INDIRECT(join(&quot;&quot;;&quot;H&quot;;(MONTH([.C242])))); &quot; '&quot;; RIGHT(YEAR([.C242]);2);&quot;)&quot;; CHAR(10);&quot;[b]Description: [/b]&quot;; [.I242]; CHAR(10); &quot;[small][b]Keywords: [/b]&quot;;[.J242];CHAR(10);&quot;[color=transparent]Tags: &quot;;[.K24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47708" calcext:value-type="float">
            <text:p>147708</text:p>
          </table:table-cell>
          <table:table-cell table:style-name="ce1" office:value-type="float" office:value="83" calcext:value-type="float">
            <text:p>83</text:p>
          </table:table-cell>
          <table:table-cell table:style-name="ce2" office:value-type="date" office:date-value="2015-09-02T08:57:33" calcext:value-type="date">
            <text:p>9/2/2015 8:57:33</text:p>
          </table:table-cell>
          <table:table-cell table:style-name="ce1" office:value-type="string" calcext:value-type="string">
            <text:p>An_Oreo_4_you</text:p>
          </table:table-cell>
          <table:table-cell table:style-name="ce1" office:value-type="string" calcext:value-type="string">
            <text:p>New Sound Detection Block Sugestion</text:p>
          </table:table-cell>
          <table:table-cell table:style-name="ce3" table:formula="of:=join(&quot;&quot;;&quot;https://scratch.mit.edu/discuss/topic/&quot;;[.A24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43]; &quot;]&quot;; [.E243]; &quot;[/url][/b] [i]by &quot;; [.D243]; &quot; (&quot;; INDIRECT(join(&quot;&quot;;&quot;H&quot;;(MONTH([.C243])))); &quot; '&quot;; RIGHT(YEAR([.C243]);2);&quot;)&quot;; CHAR(10);&quot;[b]Description: [/b]&quot;; [.I243]; CHAR(10); &quot;[small][b]Keywords: [/b]&quot;;[.J243];CHAR(10);&quot;[color=transparent]Tags: &quot;;[.K24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8919" calcext:value-type="float">
            <text:p>278919</text:p>
          </table:table-cell>
          <table:table-cell table:style-name="ce1" office:value-type="float" office:value="83" calcext:value-type="float">
            <text:p>83</text:p>
          </table:table-cell>
          <table:table-cell table:style-name="ce2" office:value-type="date" office:date-value="2017-10-08T14:39:53" calcext:value-type="date">
            <text:p>10/8/2017 14:39:53</text:p>
          </table:table-cell>
          <table:table-cell table:style-name="ce1" office:value-type="string" calcext:value-type="string">
            <text:p>Cub56</text:p>
          </table:table-cell>
          <table:table-cell table:style-name="ce1" office:value-type="string" calcext:value-type="string">
            <text:p>Get rid of blocking "First Person" in the search results</text:p>
          </table:table-cell>
          <table:table-cell table:style-name="ce3" table:formula="of:=join(&quot;&quot;;&quot;https://scratch.mit.edu/discuss/topic/&quot;;[.A24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44]; &quot;]&quot;; [.E244]; &quot;[/url][/b] [i]by &quot;; [.D244]; &quot; (&quot;; INDIRECT(join(&quot;&quot;;&quot;H&quot;;(MONTH([.C244])))); &quot; '&quot;; RIGHT(YEAR([.C244]);2);&quot;)&quot;; CHAR(10);&quot;[b]Description: [/b]&quot;; [.I244]; CHAR(10); &quot;[small][b]Keywords: [/b]&quot;;[.J244];CHAR(10);&quot;[color=transparent]Tags: &quot;;[.K24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9716" calcext:value-type="float">
            <text:p>39716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date" office:date-value="2014-05-22T16:45:26" calcext:value-type="date">
            <text:p>5/22/2014 16:45:26</text:p>
          </table:table-cell>
          <table:table-cell table:style-name="ce1" office:value-type="string" calcext:value-type="string">
            <text:p>Fiat500Abarth</text:p>
          </table:table-cell>
          <table:table-cell table:style-name="ce1" office:value-type="string" calcext:value-type="string">
            <text:p>Remixing</text:p>
          </table:table-cell>
          <table:table-cell table:style-name="ce3" table:formula="of:=join(&quot;&quot;;&quot;https://scratch.mit.edu/discuss/topic/&quot;;[.A24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45]; &quot;]&quot;; [.E245]; &quot;[/url][/b] [i]by &quot;; [.D245]; &quot; (&quot;; INDIRECT(join(&quot;&quot;;&quot;H&quot;;(MONTH([.C245])))); &quot; '&quot;; RIGHT(YEAR([.C245]);2);&quot;)&quot;; CHAR(10);&quot;[b]Description: [/b]&quot;; [.I245]; CHAR(10); &quot;[small][b]Keywords: [/b]&quot;;[.J245];CHAR(10);&quot;[color=transparent]Tags: &quot;;[.K24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6604" calcext:value-type="float">
            <text:p>76604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date" office:date-value="2014-12-27T18:15:29" calcext:value-type="date">
            <text:p>12/27/2014 18:15:29</text:p>
          </table:table-cell>
          <table:table-cell table:style-name="ce1" office:value-type="string" calcext:value-type="string">
            <text:p>Superdoggy</text:p>
          </table:table-cell>
          <table:table-cell table:style-name="ce1" office:value-type="string" calcext:value-type="string">
            <text:p>CLICKY THAT STICKY!!! :P</text:p>
          </table:table-cell>
          <table:table-cell table:style-name="ce3" table:formula="of:=join(&quot;&quot;;&quot;https://scratch.mit.edu/discuss/topic/&quot;;[.A24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46]; &quot;]&quot;; [.E246]; &quot;[/url][/b] [i]by &quot;; [.D246]; &quot; (&quot;; INDIRECT(join(&quot;&quot;;&quot;H&quot;;(MONTH([.C246])))); &quot; '&quot;; RIGHT(YEAR([.C246]);2);&quot;)&quot;; CHAR(10);&quot;[b]Description: [/b]&quot;; [.I246]; CHAR(10); &quot;[small][b]Keywords: [/b]&quot;;[.J246];CHAR(10);&quot;[color=transparent]Tags: &quot;;[.K24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8902" calcext:value-type="float">
            <text:p>78902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date" office:date-value="2015-01-05T13:33:35" calcext:value-type="date">
            <text:p>1/5/2015 13:33:35</text:p>
          </table:table-cell>
          <table:table-cell table:style-name="ce1" office:value-type="string" calcext:value-type="string">
            <text:p>ChocolatePi</text:p>
          </table:table-cell>
          <table:table-cell table:style-name="ce1" office:value-type="string" calcext:value-type="string">
            <text:p>Spiffing up the Explore page (formerly "a better explore page")</text:p>
          </table:table-cell>
          <table:table-cell table:style-name="ce3" table:formula="of:=join(&quot;&quot;;&quot;https://scratch.mit.edu/discuss/topic/&quot;;[.A24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47]; &quot;]&quot;; [.E247]; &quot;[/url][/b] [i]by &quot;; [.D247]; &quot; (&quot;; INDIRECT(join(&quot;&quot;;&quot;H&quot;;(MONTH([.C247])))); &quot; '&quot;; RIGHT(YEAR([.C247]);2);&quot;)&quot;; CHAR(10);&quot;[b]Description: [/b]&quot;; [.I247]; CHAR(10); &quot;[small][b]Keywords: [/b]&quot;;[.J247];CHAR(10);&quot;[color=transparent]Tags: &quot;;[.K24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1564" calcext:value-type="float">
            <text:p>161564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date" office:date-value="2015-10-19T22:25:16" calcext:value-type="date">
            <text:p>10/19/2015 22:25:16</text:p>
          </table:table-cell>
          <table:table-cell table:style-name="ce1" office:value-type="string" calcext:value-type="string">
            <text:p>tiger75</text:p>
          </table:table-cell>
          <table:table-cell table:style-name="ce1" office:value-type="string" calcext:value-type="string">
            <text:p>No More Than 3 Scratch accounts on one email.</text:p>
          </table:table-cell>
          <table:table-cell table:style-name="ce3" table:formula="of:=join(&quot;&quot;;&quot;https://scratch.mit.edu/discuss/topic/&quot;;[.A24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48]; &quot;]&quot;; [.E248]; &quot;[/url][/b] [i]by &quot;; [.D248]; &quot; (&quot;; INDIRECT(join(&quot;&quot;;&quot;H&quot;;(MONTH([.C248])))); &quot; '&quot;; RIGHT(YEAR([.C248]);2);&quot;)&quot;; CHAR(10);&quot;[b]Description: [/b]&quot;; [.I248]; CHAR(10); &quot;[small][b]Keywords: [/b]&quot;;[.J248];CHAR(10);&quot;[color=transparent]Tags: &quot;;[.K24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22284" calcext:value-type="float">
            <text:p>222284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date" office:date-value="2016-10-18T22:05:34" calcext:value-type="date">
            <text:p>10/18/2016 22:05:34</text:p>
          </table:table-cell>
          <table:table-cell table:style-name="ce1" office:value-type="string" calcext:value-type="string">
            <text:p>braxbroscratcher</text:p>
          </table:table-cell>
          <table:table-cell table:style-name="ce1" office:value-type="string" calcext:value-type="string">
            <text:p>Cloud Ping block</text:p>
          </table:table-cell>
          <table:table-cell table:style-name="ce3" table:formula="of:=join(&quot;&quot;;&quot;https://scratch.mit.edu/discuss/topic/&quot;;[.A24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49]; &quot;]&quot;; [.E249]; &quot;[/url][/b] [i]by &quot;; [.D249]; &quot; (&quot;; INDIRECT(join(&quot;&quot;;&quot;H&quot;;(MONTH([.C249])))); &quot; '&quot;; RIGHT(YEAR([.C249]);2);&quot;)&quot;; CHAR(10);&quot;[b]Description: [/b]&quot;; [.I249]; CHAR(10); &quot;[small][b]Keywords: [/b]&quot;;[.J249];CHAR(10);&quot;[color=transparent]Tags: &quot;;[.K24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313" calcext:value-type="float">
            <text:p>7313</text:p>
          </table:table-cell>
          <table:table-cell table:style-name="ce1" office:value-type="float" office:value="81" calcext:value-type="float">
            <text:p>81</text:p>
          </table:table-cell>
          <table:table-cell table:style-name="ce2" office:value-type="date" office:date-value="2013-06-05T01:07:07" calcext:value-type="date">
            <text:p>6/5/2013 1:07:07</text:p>
          </table:table-cell>
          <table:table-cell table:style-name="ce1" office:value-type="string" calcext:value-type="string">
            <text:p>iTweak0r</text:p>
          </table:table-cell>
          <table:table-cell table:style-name="ce1" office:value-type="string" calcext:value-type="string">
            <text:p>Save Data in Scratch</text:p>
          </table:table-cell>
          <table:table-cell table:style-name="ce3" table:formula="of:=join(&quot;&quot;;&quot;https://scratch.mit.edu/discuss/topic/&quot;;[.A25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50]; &quot;]&quot;; [.E250]; &quot;[/url][/b] [i]by &quot;; [.D250]; &quot; (&quot;; INDIRECT(join(&quot;&quot;;&quot;H&quot;;(MONTH([.C250])))); &quot; '&quot;; RIGHT(YEAR([.C250]);2);&quot;)&quot;; CHAR(10);&quot;[b]Description: [/b]&quot;; [.I250]; CHAR(10); &quot;[small][b]Keywords: [/b]&quot;;[.J250];CHAR(10);&quot;[color=transparent]Tags: &quot;;[.K25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1981" calcext:value-type="float">
            <text:p>51981</text:p>
          </table:table-cell>
          <table:table-cell table:style-name="ce1" office:value-type="float" office:value="81" calcext:value-type="float">
            <text:p>81</text:p>
          </table:table-cell>
          <table:table-cell table:style-name="ce2" office:value-type="date" office:date-value="2014-09-13T02:46:45" calcext:value-type="date">
            <text:p>9/13/2014 2:46:45</text:p>
          </table:table-cell>
          <table:table-cell table:style-name="ce1" office:value-type="string" calcext:value-type="string">
            <text:p>Deerleg</text:p>
          </table:table-cell>
          <table:table-cell table:style-name="ce1" office:value-type="string" calcext:value-type="string">
            <text:p>The Sticky Color</text:p>
          </table:table-cell>
          <table:table-cell table:style-name="ce3" table:formula="of:=join(&quot;&quot;;&quot;https://scratch.mit.edu/discuss/topic/&quot;;[.A25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51]; &quot;]&quot;; [.E251]; &quot;[/url][/b] [i]by &quot;; [.D251]; &quot; (&quot;; INDIRECT(join(&quot;&quot;;&quot;H&quot;;(MONTH([.C251])))); &quot; '&quot;; RIGHT(YEAR([.C251]);2);&quot;)&quot;; CHAR(10);&quot;[b]Description: [/b]&quot;; [.I251]; CHAR(10); &quot;[small][b]Keywords: [/b]&quot;;[.J251];CHAR(10);&quot;[color=transparent]Tags: &quot;;[.K25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46382" calcext:value-type="float">
            <text:p>146382</text:p>
          </table:table-cell>
          <table:table-cell table:style-name="ce1" office:value-type="float" office:value="81" calcext:value-type="float">
            <text:p>81</text:p>
          </table:table-cell>
          <table:table-cell table:style-name="ce2" office:value-type="date" office:date-value="2015-08-27T23:44:56" calcext:value-type="date">
            <text:p>8/27/2015 23:44:56</text:p>
          </table:table-cell>
          <table:table-cell table:style-name="ce1" office:value-type="string" calcext:value-type="string">
            <text:p>monstermash3</text:p>
          </table:table-cell>
          <table:table-cell table:style-name="ce1" office:value-type="string" calcext:value-type="string">
            <text:p>Suggestions about the forums</text:p>
          </table:table-cell>
          <table:table-cell table:style-name="ce3" table:formula="of:=join(&quot;&quot;;&quot;https://scratch.mit.edu/discuss/topic/&quot;;[.A25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52]; &quot;]&quot;; [.E252]; &quot;[/url][/b] [i]by &quot;; [.D252]; &quot; (&quot;; INDIRECT(join(&quot;&quot;;&quot;H&quot;;(MONTH([.C252])))); &quot; '&quot;; RIGHT(YEAR([.C252]);2);&quot;)&quot;; CHAR(10);&quot;[b]Description: [/b]&quot;; [.I252]; CHAR(10); &quot;[small][b]Keywords: [/b]&quot;;[.J252];CHAR(10);&quot;[color=transparent]Tags: &quot;;[.K25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1712" calcext:value-type="float">
            <text:p>211712</text:p>
          </table:table-cell>
          <table:table-cell table:style-name="ce1" office:value-type="float" office:value="81" calcext:value-type="float">
            <text:p>81</text:p>
          </table:table-cell>
          <table:table-cell table:style-name="ce2" office:value-type="date" office:date-value="2016-08-03T01:59:25" calcext:value-type="date">
            <text:p>8/3/2016 1:59:25</text:p>
          </table:table-cell>
          <table:table-cell table:style-name="ce1" office:value-type="string" calcext:value-type="string">
            <text:p>Unblurryy</text:p>
          </table:table-cell>
          <table:table-cell table:style-name="ce1" office:value-type="string" calcext:value-type="string">
            <text:p>|| Scratch Guard ||</text:p>
          </table:table-cell>
          <table:table-cell table:style-name="ce3" table:formula="of:=join(&quot;&quot;;&quot;https://scratch.mit.edu/discuss/topic/&quot;;[.A25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53]; &quot;]&quot;; [.E253]; &quot;[/url][/b] [i]by &quot;; [.D253]; &quot; (&quot;; INDIRECT(join(&quot;&quot;;&quot;H&quot;;(MONTH([.C253])))); &quot; '&quot;; RIGHT(YEAR([.C253]);2);&quot;)&quot;; CHAR(10);&quot;[b]Description: [/b]&quot;; [.I253]; CHAR(10); &quot;[small][b]Keywords: [/b]&quot;;[.J253];CHAR(10);&quot;[color=transparent]Tags: &quot;;[.K25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89868" calcext:value-type="float">
            <text:p>289868</text:p>
          </table:table-cell>
          <table:table-cell table:style-name="ce1" office:value-type="float" office:value="81" calcext:value-type="float">
            <text:p>81</text:p>
          </table:table-cell>
          <table:table-cell table:style-name="ce2" office:value-type="date" office:date-value="2018-01-24T23:26:04" calcext:value-type="date">
            <text:p>1/24/2018 23:26:04</text:p>
          </table:table-cell>
          <table:table-cell table:style-name="ce1" office:value-type="string" calcext:value-type="string">
            <text:p>GamesGuyTV</text:p>
          </table:table-cell>
          <table:table-cell table:style-name="ce1" office:value-type="string" calcext:value-type="string">
            <text:p>Export projects</text:p>
          </table:table-cell>
          <table:table-cell table:style-name="ce3" table:formula="of:=join(&quot;&quot;;&quot;https://scratch.mit.edu/discuss/topic/&quot;;[.A25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54]; &quot;]&quot;; [.E254]; &quot;[/url][/b] [i]by &quot;; [.D254]; &quot; (&quot;; INDIRECT(join(&quot;&quot;;&quot;H&quot;;(MONTH([.C254])))); &quot; '&quot;; RIGHT(YEAR([.C254]);2);&quot;)&quot;; CHAR(10);&quot;[b]Description: [/b]&quot;; [.I254]; CHAR(10); &quot;[small][b]Keywords: [/b]&quot;;[.J254];CHAR(10);&quot;[color=transparent]Tags: &quot;;[.K25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0490" calcext:value-type="float">
            <text:p>10490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date" office:date-value="2013-07-10T21:45:28" calcext:value-type="date">
            <text:p>7/10/2013 21:45:28</text:p>
          </table:table-cell>
          <table:table-cell table:style-name="ce1" office:value-type="string" calcext:value-type="string">
            <text:p>jh1234l</text:p>
          </table:table-cell>
          <table:table-cell table:style-name="ce1" office:value-type="string" calcext:value-type="string">
            <text:p>A better way to prevent project copying, without preventing remixes</text:p>
          </table:table-cell>
          <table:table-cell table:style-name="ce3" table:formula="of:=join(&quot;&quot;;&quot;https://scratch.mit.edu/discuss/topic/&quot;;[.A25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55]; &quot;]&quot;; [.E255]; &quot;[/url][/b] [i]by &quot;; [.D255]; &quot; (&quot;; INDIRECT(join(&quot;&quot;;&quot;H&quot;;(MONTH([.C255])))); &quot; '&quot;; RIGHT(YEAR([.C255]);2);&quot;)&quot;; CHAR(10);&quot;[b]Description: [/b]&quot;; [.I255]; CHAR(10); &quot;[small][b]Keywords: [/b]&quot;;[.J255];CHAR(10);&quot;[color=transparent]Tags: &quot;;[.K25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5877" calcext:value-type="float">
            <text:p>15877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date" office:date-value="2013-09-14T20:59:26" calcext:value-type="date">
            <text:p>9/14/2013 20:59:26</text:p>
          </table:table-cell>
          <table:table-cell table:style-name="ce1" office:value-type="string" calcext:value-type="string">
            <text:p>BlueDogXL</text:p>
          </table:table-cell>
          <table:table-cell table:style-name="ce1" office:value-type="string" calcext:value-type="string">
            <text:p>Let's Bring Back clutter.scratch.mit.edu</text:p>
          </table:table-cell>
          <table:table-cell table:style-name="ce3" table:formula="of:=join(&quot;&quot;;&quot;https://scratch.mit.edu/discuss/topic/&quot;;[.A25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56]; &quot;]&quot;; [.E256]; &quot;[/url][/b] [i]by &quot;; [.D256]; &quot; (&quot;; INDIRECT(join(&quot;&quot;;&quot;H&quot;;(MONTH([.C256])))); &quot; '&quot;; RIGHT(YEAR([.C256]);2);&quot;)&quot;; CHAR(10);&quot;[b]Description: [/b]&quot;; [.I256]; CHAR(10); &quot;[small][b]Keywords: [/b]&quot;;[.J256];CHAR(10);&quot;[color=transparent]Tags: &quot;;[.K25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2301" calcext:value-type="float">
            <text:p>52301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date" office:date-value="2014-09-16T03:04:34" calcext:value-type="date">
            <text:p>9/16/2014 3:04:34</text:p>
          </table:table-cell>
          <table:table-cell table:style-name="ce1" office:value-type="string" calcext:value-type="string">
            <text:p>Failord</text:p>
          </table:table-cell>
          <table:table-cell table:style-name="ce1" office:value-type="string" calcext:value-type="string">
            <text:p>Option to remove screen borders- IMPORTANT</text:p>
          </table:table-cell>
          <table:table-cell table:style-name="ce3" table:formula="of:=join(&quot;&quot;;&quot;https://scratch.mit.edu/discuss/topic/&quot;;[.A25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57]; &quot;]&quot;; [.E257]; &quot;[/url][/b] [i]by &quot;; [.D257]; &quot; (&quot;; INDIRECT(join(&quot;&quot;;&quot;H&quot;;(MONTH([.C257])))); &quot; '&quot;; RIGHT(YEAR([.C257]);2);&quot;)&quot;; CHAR(10);&quot;[b]Description: [/b]&quot;; [.I257]; CHAR(10); &quot;[small][b]Keywords: [/b]&quot;;[.J257];CHAR(10);&quot;[color=transparent]Tags: &quot;;[.K25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9728" calcext:value-type="float">
            <text:p>69728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date" office:date-value="2014-12-02T08:02:20" calcext:value-type="date">
            <text:p>12/2/2014 8:02:20</text:p>
          </table:table-cell>
          <table:table-cell table:style-name="ce1" office:value-type="string" calcext:value-type="string">
            <text:p>Prinseskat</text:p>
          </table:table-cell>
          <table:table-cell table:style-name="ce1" office:value-type="string" calcext:value-type="string">
            <text:p>If (sprite name) showing? block</text:p>
          </table:table-cell>
          <table:table-cell table:style-name="ce3" table:formula="of:=join(&quot;&quot;;&quot;https://scratch.mit.edu/discuss/topic/&quot;;[.A25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58]; &quot;]&quot;; [.E258]; &quot;[/url][/b] [i]by &quot;; [.D258]; &quot; (&quot;; INDIRECT(join(&quot;&quot;;&quot;H&quot;;(MONTH([.C258])))); &quot; '&quot;; RIGHT(YEAR([.C258]);2);&quot;)&quot;; CHAR(10);&quot;[b]Description: [/b]&quot;; [.I258]; CHAR(10); &quot;[small][b]Keywords: [/b]&quot;;[.J258];CHAR(10);&quot;[color=transparent]Tags: &quot;;[.K25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54050" calcext:value-type="float">
            <text:p>154050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date" office:date-value="2015-09-27T01:39:44" calcext:value-type="date">
            <text:p>9/27/2015 1:39:44</text:p>
          </table:table-cell>
          <table:table-cell table:style-name="ce1" office:value-type="string" calcext:value-type="string">
            <text:p>Scratcher1002</text:p>
          </table:table-cell>
          <table:table-cell table:style-name="ce1" office:value-type="string" calcext:value-type="string">
            <text:p>Custom everything (Supporters 14:15:8:15:10.5)</text:p>
          </table:table-cell>
          <table:table-cell table:style-name="ce3" table:formula="of:=join(&quot;&quot;;&quot;https://scratch.mit.edu/discuss/topic/&quot;;[.A25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59]; &quot;]&quot;; [.E259]; &quot;[/url][/b] [i]by &quot;; [.D259]; &quot; (&quot;; INDIRECT(join(&quot;&quot;;&quot;H&quot;;(MONTH([.C259])))); &quot; '&quot;; RIGHT(YEAR([.C259]);2);&quot;)&quot;; CHAR(10);&quot;[b]Description: [/b]&quot;; [.I259]; CHAR(10); &quot;[small][b]Keywords: [/b]&quot;;[.J259];CHAR(10);&quot;[color=transparent]Tags: &quot;;[.K25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6489" calcext:value-type="float">
            <text:p>216489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date" office:date-value="2016-09-04T08:42:51" calcext:value-type="date">
            <text:p>9/4/2016 8:42:51</text:p>
          </table:table-cell>
          <table:table-cell table:style-name="ce1" office:value-type="string" calcext:value-type="string">
            <text:p>D_i_a_v_l_o</text:p>
          </table:table-cell>
          <table:table-cell table:style-name="ce1" office:value-type="string" calcext:value-type="string">
            <text:p>Limit to how many times people can be featured.</text:p>
          </table:table-cell>
          <table:table-cell table:style-name="ce3" table:formula="of:=join(&quot;&quot;;&quot;https://scratch.mit.edu/discuss/topic/&quot;;[.A26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60]; &quot;]&quot;; [.E260]; &quot;[/url][/b] [i]by &quot;; [.D260]; &quot; (&quot;; INDIRECT(join(&quot;&quot;;&quot;H&quot;;(MONTH([.C260])))); &quot; '&quot;; RIGHT(YEAR([.C260]);2);&quot;)&quot;; CHAR(10);&quot;[b]Description: [/b]&quot;; [.I260]; CHAR(10); &quot;[small][b]Keywords: [/b]&quot;;[.J260];CHAR(10);&quot;[color=transparent]Tags: &quot;;[.K26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03839" calcext:value-type="float">
            <text:p>403839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date" office:date-value="2020-05-14T05:35:24" calcext:value-type="date">
            <text:p>5/14/2020 5:35:24</text:p>
          </table:table-cell>
          <table:table-cell table:style-name="ce1" office:value-type="string" calcext:value-type="string">
            <text:p>CrytogramUser101</text:p>
          </table:table-cell>
          <table:table-cell table:style-name="ce1" office:value-type="string" calcext:value-type="string">
            <text:p>Make Projects Removed by the Scratch Team Unable to Be Downloaded by 3rd Party Websites</text:p>
          </table:table-cell>
          <table:table-cell table:style-name="ce3" table:formula="of:=join(&quot;&quot;;&quot;https://scratch.mit.edu/discuss/topic/&quot;;[.A26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61]; &quot;]&quot;; [.E261]; &quot;[/url][/b] [i]by &quot;; [.D261]; &quot; (&quot;; INDIRECT(join(&quot;&quot;;&quot;H&quot;;(MONTH([.C261])))); &quot; '&quot;; RIGHT(YEAR([.C261]);2);&quot;)&quot;; CHAR(10);&quot;[b]Description: [/b]&quot;; [.I261]; CHAR(10); &quot;[small][b]Keywords: [/b]&quot;;[.J261];CHAR(10);&quot;[color=transparent]Tags: &quot;;[.K26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40846" calcext:value-type="float">
            <text:p>440846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date" office:date-value="2020-09-20T17:46:35" calcext:value-type="date">
            <text:p>9/20/2020 17:46:35</text:p>
          </table:table-cell>
          <table:table-cell table:style-name="ce1" office:value-type="string" calcext:value-type="string">
            <text:p>Steve0Greatness</text:p>
          </table:table-cell>
          <table:table-cell table:style-name="ce1" office:value-type="string" calcext:value-type="string">
            <text:p>Place in the forums to share too big projects! PLEASE GIVE YOUR OPINIONS!</text:p>
          </table:table-cell>
          <table:table-cell table:style-name="ce3" table:formula="of:=join(&quot;&quot;;&quot;https://scratch.mit.edu/discuss/topic/&quot;;[.A26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62]; &quot;]&quot;; [.E262]; &quot;[/url][/b] [i]by &quot;; [.D262]; &quot; (&quot;; INDIRECT(join(&quot;&quot;;&quot;H&quot;;(MONTH([.C262])))); &quot; '&quot;; RIGHT(YEAR([.C262]);2);&quot;)&quot;; CHAR(10);&quot;[b]Description: [/b]&quot;; [.I262]; CHAR(10); &quot;[small][b]Keywords: [/b]&quot;;[.J262];CHAR(10);&quot;[color=transparent]Tags: &quot;;[.K26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4886" calcext:value-type="float">
            <text:p>24886</text:p>
          </table:table-cell>
          <table:table-cell table:style-name="ce1" office:value-type="float" office:value="79" calcext:value-type="float">
            <text:p>79</text:p>
          </table:table-cell>
          <table:table-cell table:style-name="ce2" office:value-type="date" office:date-value="2014-01-03T02:42:03" calcext:value-type="date">
            <text:p>1/3/2014 2:42:03</text:p>
          </table:table-cell>
          <table:table-cell table:style-name="ce1" office:value-type="string" calcext:value-type="string">
            <text:p>Zparx</text:p>
          </table:table-cell>
          <table:table-cell table:style-name="ce1" office:value-type="string" calcext:value-type="string">
            <text:p>Credit to scratchers who find and report major bugs/glitches</text:p>
          </table:table-cell>
          <table:table-cell table:style-name="ce3" table:formula="of:=join(&quot;&quot;;&quot;https://scratch.mit.edu/discuss/topic/&quot;;[.A26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63]; &quot;]&quot;; [.E263]; &quot;[/url][/b] [i]by &quot;; [.D263]; &quot; (&quot;; INDIRECT(join(&quot;&quot;;&quot;H&quot;;(MONTH([.C263])))); &quot; '&quot;; RIGHT(YEAR([.C263]);2);&quot;)&quot;; CHAR(10);&quot;[b]Description: [/b]&quot;; [.I263]; CHAR(10); &quot;[small][b]Keywords: [/b]&quot;;[.J263];CHAR(10);&quot;[color=transparent]Tags: &quot;;[.K26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6867" calcext:value-type="float">
            <text:p>236867</text:p>
          </table:table-cell>
          <table:table-cell table:style-name="ce1" office:value-type="float" office:value="79" calcext:value-type="float">
            <text:p>79</text:p>
          </table:table-cell>
          <table:table-cell table:style-name="ce2" office:value-type="date" office:date-value="2017-01-26T21:19:09" calcext:value-type="date">
            <text:p>1/26/2017 21:19:09</text:p>
          </table:table-cell>
          <table:table-cell table:style-name="ce1" office:value-type="string" calcext:value-type="string">
            <text:p>miniepicness</text:p>
          </table:table-cell>
          <table:table-cell table:style-name="ce1" office:value-type="string" calcext:value-type="string">
            <text:p>Put the while block in the block palette</text:p>
          </table:table-cell>
          <table:table-cell table:style-name="ce3" table:formula="of:=join(&quot;&quot;;&quot;https://scratch.mit.edu/discuss/topic/&quot;;[.A26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64]; &quot;]&quot;; [.E264]; &quot;[/url][/b] [i]by &quot;; [.D264]; &quot; (&quot;; INDIRECT(join(&quot;&quot;;&quot;H&quot;;(MONTH([.C264])))); &quot; '&quot;; RIGHT(YEAR([.C264]);2);&quot;)&quot;; CHAR(10);&quot;[b]Description: [/b]&quot;; [.I264]; CHAR(10); &quot;[small][b]Keywords: [/b]&quot;;[.J264];CHAR(10);&quot;[color=transparent]Tags: &quot;;[.K26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90857" calcext:value-type="float">
            <text:p>290857</text:p>
          </table:table-cell>
          <table:table-cell table:style-name="ce1" office:value-type="float" office:value="79" calcext:value-type="float">
            <text:p>79</text:p>
          </table:table-cell>
          <table:table-cell table:style-name="ce2" office:value-type="date" office:date-value="2018-02-03T20:14:57" calcext:value-type="date">
            <text:p>2/3/2018 20:14:57</text:p>
          </table:table-cell>
          <table:table-cell table:style-name="ce1" office:value-type="string" calcext:value-type="string">
            <text:p>dude341</text:p>
          </table:table-cell>
          <table:table-cell table:style-name="ce1" office:value-type="string" calcext:value-type="string">
            <text:p>***** - Idea for a new 403 page design - *****</text:p>
          </table:table-cell>
          <table:table-cell table:style-name="ce3" table:formula="of:=join(&quot;&quot;;&quot;https://scratch.mit.edu/discuss/topic/&quot;;[.A26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65]; &quot;]&quot;; [.E265]; &quot;[/url][/b] [i]by &quot;; [.D265]; &quot; (&quot;; INDIRECT(join(&quot;&quot;;&quot;H&quot;;(MONTH([.C265])))); &quot; '&quot;; RIGHT(YEAR([.C265]);2);&quot;)&quot;; CHAR(10);&quot;[b]Description: [/b]&quot;; [.I265]; CHAR(10); &quot;[small][b]Keywords: [/b]&quot;;[.J265];CHAR(10);&quot;[color=transparent]Tags: &quot;;[.K26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48762" calcext:value-type="float">
            <text:p>348762</text:p>
          </table:table-cell>
          <table:table-cell table:style-name="ce1" office:value-type="float" office:value="79" calcext:value-type="float">
            <text:p>79</text:p>
          </table:table-cell>
          <table:table-cell table:style-name="ce2" office:value-type="date" office:date-value="2019-04-24T17:27:44" calcext:value-type="date">
            <text:p>4/24/2019 17:27:44</text:p>
          </table:table-cell>
          <table:table-cell table:style-name="ce1" office:value-type="string" calcext:value-type="string">
            <text:p>StrangeMagic32</text:p>
          </table:table-cell>
          <table:table-cell table:style-name="ce1" office:value-type="string" calcext:value-type="string">
            <text:p>Collaborate on LAN</text:p>
          </table:table-cell>
          <table:table-cell table:style-name="ce3" table:formula="of:=join(&quot;&quot;;&quot;https://scratch.mit.edu/discuss/topic/&quot;;[.A26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66]; &quot;]&quot;; [.E266]; &quot;[/url][/b] [i]by &quot;; [.D266]; &quot; (&quot;; INDIRECT(join(&quot;&quot;;&quot;H&quot;;(MONTH([.C266])))); &quot; '&quot;; RIGHT(YEAR([.C266]);2);&quot;)&quot;; CHAR(10);&quot;[b]Description: [/b]&quot;; [.I266]; CHAR(10); &quot;[small][b]Keywords: [/b]&quot;;[.J266];CHAR(10);&quot;[color=transparent]Tags: &quot;;[.K26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8319" calcext:value-type="float">
            <text:p>428319</text:p>
          </table:table-cell>
          <table:table-cell table:style-name="ce1" office:value-type="float" office:value="79" calcext:value-type="float">
            <text:p>79</text:p>
          </table:table-cell>
          <table:table-cell table:style-name="ce2" office:value-type="date" office:date-value="2020-08-03T14:32:10" calcext:value-type="date">
            <text:p>8/3/2020 14:32:10</text:p>
          </table:table-cell>
          <table:table-cell table:style-name="ce1" office:value-type="string" calcext:value-type="string">
            <text:p>geometric_ghast</text:p>
          </table:table-cell>
          <table:table-cell table:style-name="ce1" office:value-type="string" calcext:value-type="string">
            <text:p>Changing the forum software from DjangoBB to Discourse</text:p>
          </table:table-cell>
          <table:table-cell table:style-name="ce3" table:formula="of:=join(&quot;&quot;;&quot;https://scratch.mit.edu/discuss/topic/&quot;;[.A26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67]; &quot;]&quot;; [.E267]; &quot;[/url][/b] [i]by &quot;; [.D267]; &quot; (&quot;; INDIRECT(join(&quot;&quot;;&quot;H&quot;;(MONTH([.C267])))); &quot; '&quot;; RIGHT(YEAR([.C267]);2);&quot;)&quot;; CHAR(10);&quot;[b]Description: [/b]&quot;; [.I267]; CHAR(10); &quot;[small][b]Keywords: [/b]&quot;;[.J267];CHAR(10);&quot;[color=transparent]Tags: &quot;;[.K26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518" calcext:value-type="float">
            <text:p>3518</text:p>
          </table:table-cell>
          <table:table-cell table:style-name="ce1" office:value-type="float" office:value="78" calcext:value-type="float">
            <text:p>78</text:p>
          </table:table-cell>
          <table:table-cell table:style-name="ce2" office:value-type="date" office:date-value="2013-03-29T05:16:38" calcext:value-type="date">
            <text:p>3/29/2013 5:16:38</text:p>
          </table:table-cell>
          <table:table-cell table:style-name="ce1" office:value-type="string" calcext:value-type="string">
            <text:p>bullelk12</text:p>
          </table:table-cell>
          <table:table-cell table:style-name="ce1" office:value-type="string" calcext:value-type="string">
            <text:p>Scratch... For Teens?</text:p>
          </table:table-cell>
          <table:table-cell table:style-name="ce3" table:formula="of:=join(&quot;&quot;;&quot;https://scratch.mit.edu/discuss/topic/&quot;;[.A26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68]; &quot;]&quot;; [.E268]; &quot;[/url][/b] [i]by &quot;; [.D268]; &quot; (&quot;; INDIRECT(join(&quot;&quot;;&quot;H&quot;;(MONTH([.C268])))); &quot; '&quot;; RIGHT(YEAR([.C268]);2);&quot;)&quot;; CHAR(10);&quot;[b]Description: [/b]&quot;; [.I268]; CHAR(10); &quot;[small][b]Keywords: [/b]&quot;;[.J268];CHAR(10);&quot;[color=transparent]Tags: &quot;;[.K26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8916" calcext:value-type="float">
            <text:p>58916</text:p>
          </table:table-cell>
          <table:table-cell table:style-name="ce1" office:value-type="float" office:value="78" calcext:value-type="float">
            <text:p>78</text:p>
          </table:table-cell>
          <table:table-cell table:style-name="ce2" office:value-type="date" office:date-value="2014-10-18T23:12:44" calcext:value-type="date">
            <text:p>10/18/2014 23:12:44</text:p>
          </table:table-cell>
          <table:table-cell table:style-name="ce1" office:value-type="string" calcext:value-type="string">
            <text:p>IAP-Reloaded</text:p>
          </table:table-cell>
          <table:table-cell table:style-name="ce1" office:value-type="string" calcext:value-type="string">
            <text:p>In-Editor Live Chat</text:p>
          </table:table-cell>
          <table:table-cell table:style-name="ce3" table:formula="of:=join(&quot;&quot;;&quot;https://scratch.mit.edu/discuss/topic/&quot;;[.A26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69]; &quot;]&quot;; [.E269]; &quot;[/url][/b] [i]by &quot;; [.D269]; &quot; (&quot;; INDIRECT(join(&quot;&quot;;&quot;H&quot;;(MONTH([.C269])))); &quot; '&quot;; RIGHT(YEAR([.C269]);2);&quot;)&quot;; CHAR(10);&quot;[b]Description: [/b]&quot;; [.I269]; CHAR(10); &quot;[small][b]Keywords: [/b]&quot;;[.J269];CHAR(10);&quot;[color=transparent]Tags: &quot;;[.K26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2882" calcext:value-type="float">
            <text:p>162882</text:p>
          </table:table-cell>
          <table:table-cell table:style-name="ce1" office:value-type="float" office:value="78" calcext:value-type="float">
            <text:p>78</text:p>
          </table:table-cell>
          <table:table-cell table:style-name="ce2" office:value-type="date" office:date-value="2015-10-23T23:30:45" calcext:value-type="date">
            <text:p>10/23/2015 23:30:45</text:p>
          </table:table-cell>
          <table:table-cell table:style-name="ce1" office:value-type="string" calcext:value-type="string">
            <text:p>sparkflyer</text:p>
          </table:table-cell>
          <table:table-cell table:style-name="ce1" office:value-type="string" calcext:value-type="string">
            <text:p>REMOVE RISING ACCOUNTS!</text:p>
          </table:table-cell>
          <table:table-cell table:style-name="ce3" table:formula="of:=join(&quot;&quot;;&quot;https://scratch.mit.edu/discuss/topic/&quot;;[.A27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70]; &quot;]&quot;; [.E270]; &quot;[/url][/b] [i]by &quot;; [.D270]; &quot; (&quot;; INDIRECT(join(&quot;&quot;;&quot;H&quot;;(MONTH([.C270])))); &quot; '&quot;; RIGHT(YEAR([.C270]);2);&quot;)&quot;; CHAR(10);&quot;[b]Description: [/b]&quot;; [.I270]; CHAR(10); &quot;[small][b]Keywords: [/b]&quot;;[.J270];CHAR(10);&quot;[color=transparent]Tags: &quot;;[.K27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18127" calcext:value-type="float">
            <text:p>418127</text:p>
          </table:table-cell>
          <table:table-cell table:style-name="ce1" office:value-type="float" office:value="78" calcext:value-type="float">
            <text:p>78</text:p>
          </table:table-cell>
          <table:table-cell table:style-name="ce2" office:value-type="date" office:date-value="2020-06-28T08:36:12" calcext:value-type="date">
            <text:p>6/28/2020 8:36:12</text:p>
          </table:table-cell>
          <table:table-cell table:style-name="ce1" office:value-type="string" calcext:value-type="string">
            <text:p>HTML-Fan</text:p>
          </table:table-cell>
          <table:table-cell table:style-name="ce1" office:value-type="string" calcext:value-type="string">
            <text:p>Variable to boolean block</text:p>
          </table:table-cell>
          <table:table-cell table:style-name="ce3" table:formula="of:=join(&quot;&quot;;&quot;https://scratch.mit.edu/discuss/topic/&quot;;[.A27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71]; &quot;]&quot;; [.E271]; &quot;[/url][/b] [i]by &quot;; [.D271]; &quot; (&quot;; INDIRECT(join(&quot;&quot;;&quot;H&quot;;(MONTH([.C271])))); &quot; '&quot;; RIGHT(YEAR([.C271]);2);&quot;)&quot;; CHAR(10);&quot;[b]Description: [/b]&quot;; [.I271]; CHAR(10); &quot;[small][b]Keywords: [/b]&quot;;[.J271];CHAR(10);&quot;[color=transparent]Tags: &quot;;[.K27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0328" calcext:value-type="float">
            <text:p>50328</text:p>
          </table:table-cell>
          <table:table-cell table:style-name="ce1" office:value-type="float" office:value="77" calcext:value-type="float">
            <text:p>77</text:p>
          </table:table-cell>
          <table:table-cell table:style-name="ce2" office:value-type="date" office:date-value="2014-08-26T20:17:46" calcext:value-type="date">
            <text:p>8/26/2014 20:17:46</text:p>
          </table:table-cell>
          <table:table-cell table:style-name="ce1" office:value-type="string" calcext:value-type="string">
            <text:p>stickfiregames</text:p>
          </table:table-cell>
          <table:table-cell table:style-name="ce1" office:value-type="string" calcext:value-type="string">
            <text:p>Automatically add closing tags on the forums</text:p>
          </table:table-cell>
          <table:table-cell table:style-name="ce3" table:formula="of:=join(&quot;&quot;;&quot;https://scratch.mit.edu/discuss/topic/&quot;;[.A27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72]; &quot;]&quot;; [.E272]; &quot;[/url][/b] [i]by &quot;; [.D272]; &quot; (&quot;; INDIRECT(join(&quot;&quot;;&quot;H&quot;;(MONTH([.C272])))); &quot; '&quot;; RIGHT(YEAR([.C272]);2);&quot;)&quot;; CHAR(10);&quot;[b]Description: [/b]&quot;; [.I272]; CHAR(10); &quot;[small][b]Keywords: [/b]&quot;;[.J272];CHAR(10);&quot;[color=transparent]Tags: &quot;;[.K27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56668" calcext:value-type="float">
            <text:p>156668</text:p>
          </table:table-cell>
          <table:table-cell table:style-name="ce1" office:value-type="float" office:value="77" calcext:value-type="float">
            <text:p>77</text:p>
          </table:table-cell>
          <table:table-cell table:style-name="ce2" office:value-type="date" office:date-value="2015-10-06T15:44:43" calcext:value-type="date">
            <text:p>10/6/2015 15:44:43</text:p>
          </table:table-cell>
          <table:table-cell table:style-name="ce1" office:value-type="string" calcext:value-type="string">
            <text:p>ZozaTech</text:p>
          </table:table-cell>
          <table:table-cell table:style-name="ce1" office:value-type="string" calcext:value-type="string">
            <text:p>Studio packs [24 1/2 SUPPORTERS]</text:p>
          </table:table-cell>
          <table:table-cell table:style-name="ce3" table:formula="of:=join(&quot;&quot;;&quot;https://scratch.mit.edu/discuss/topic/&quot;;[.A27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73]; &quot;]&quot;; [.E273]; &quot;[/url][/b] [i]by &quot;; [.D273]; &quot; (&quot;; INDIRECT(join(&quot;&quot;;&quot;H&quot;;(MONTH([.C273])))); &quot; '&quot;; RIGHT(YEAR([.C273]);2);&quot;)&quot;; CHAR(10);&quot;[b]Description: [/b]&quot;; [.I273]; CHAR(10); &quot;[small][b]Keywords: [/b]&quot;;[.J273];CHAR(10);&quot;[color=transparent]Tags: &quot;;[.K27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1293" calcext:value-type="float">
            <text:p>231293</text:p>
          </table:table-cell>
          <table:table-cell table:style-name="ce1" office:value-type="float" office:value="77" calcext:value-type="float">
            <text:p>77</text:p>
          </table:table-cell>
          <table:table-cell table:style-name="ce2" office:value-type="date" office:date-value="2016-12-19T02:45:30" calcext:value-type="date">
            <text:p>12/19/2016 2:45:30</text:p>
          </table:table-cell>
          <table:table-cell table:style-name="ce1" office:value-type="string" calcext:value-type="string">
            <text:p>JonathanSchaffer</text:p>
          </table:table-cell>
          <table:table-cell table:style-name="ce1" office:value-type="string" calcext:value-type="string">
            <text:p>2nd timer</text:p>
          </table:table-cell>
          <table:table-cell table:style-name="ce3" table:formula="of:=join(&quot;&quot;;&quot;https://scratch.mit.edu/discuss/topic/&quot;;[.A27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74]; &quot;]&quot;; [.E274]; &quot;[/url][/b] [i]by &quot;; [.D274]; &quot; (&quot;; INDIRECT(join(&quot;&quot;;&quot;H&quot;;(MONTH([.C274])))); &quot; '&quot;; RIGHT(YEAR([.C274]);2);&quot;)&quot;; CHAR(10);&quot;[b]Description: [/b]&quot;; [.I274]; CHAR(10); &quot;[small][b]Keywords: [/b]&quot;;[.J274];CHAR(10);&quot;[color=transparent]Tags: &quot;;[.K27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84102" calcext:value-type="float">
            <text:p>384102</text:p>
          </table:table-cell>
          <table:table-cell table:style-name="ce1" office:value-type="float" office:value="77" calcext:value-type="float">
            <text:p>77</text:p>
          </table:table-cell>
          <table:table-cell table:style-name="ce2" office:value-type="date" office:date-value="2020-01-28T16:46:51" calcext:value-type="date">
            <text:p>1/28/2020 16:46:51</text:p>
          </table:table-cell>
          <table:table-cell table:style-name="ce1" office:value-type="string" calcext:value-type="string">
            <text:p>R4356th</text:p>
          </table:table-cell>
          <table:table-cell table:style-name="ce1" office:value-type="string" calcext:value-type="string">
            <text:p>Q/A Regarding the Suggestions Category &amp; Reasons Why Some Suggestions Got Rejected</text:p>
          </table:table-cell>
          <table:table-cell table:style-name="ce3" table:formula="of:=join(&quot;&quot;;&quot;https://scratch.mit.edu/discuss/topic/&quot;;[.A27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75]; &quot;]&quot;; [.E275]; &quot;[/url][/b] [i]by &quot;; [.D275]; &quot; (&quot;; INDIRECT(join(&quot;&quot;;&quot;H&quot;;(MONTH([.C275])))); &quot; '&quot;; RIGHT(YEAR([.C275]);2);&quot;)&quot;; CHAR(10);&quot;[b]Description: [/b]&quot;; [.I275]; CHAR(10); &quot;[small][b]Keywords: [/b]&quot;;[.J275];CHAR(10);&quot;[color=transparent]Tags: &quot;;[.K27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6807" calcext:value-type="float">
            <text:p>426807</text:p>
          </table:table-cell>
          <table:table-cell table:style-name="ce1" office:value-type="float" office:value="77" calcext:value-type="float">
            <text:p>77</text:p>
          </table:table-cell>
          <table:table-cell table:style-name="ce2" office:value-type="date" office:date-value="2020-07-28T18:21:16" calcext:value-type="date">
            <text:p>7/28/2020 18:21:16</text:p>
          </table:table-cell>
          <table:table-cell table:style-name="ce1" office:value-type="string" calcext:value-type="string">
            <text:p>Basic88</text:p>
          </table:table-cell>
          <table:table-cell table:style-name="ce1" office:value-type="string" calcext:value-type="string">
            <text:p>have authorized access from the Scratch Team for embedding (leagal issue in a way)</text:p>
          </table:table-cell>
          <table:table-cell table:style-name="ce3" table:formula="of:=join(&quot;&quot;;&quot;https://scratch.mit.edu/discuss/topic/&quot;;[.A27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76]; &quot;]&quot;; [.E276]; &quot;[/url][/b] [i]by &quot;; [.D276]; &quot; (&quot;; INDIRECT(join(&quot;&quot;;&quot;H&quot;;(MONTH([.C276])))); &quot; '&quot;; RIGHT(YEAR([.C276]);2);&quot;)&quot;; CHAR(10);&quot;[b]Description: [/b]&quot;; [.I276]; CHAR(10); &quot;[small][b]Keywords: [/b]&quot;;[.J276];CHAR(10);&quot;[color=transparent]Tags: &quot;;[.K27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2927" calcext:value-type="float">
            <text:p>432927</text:p>
          </table:table-cell>
          <table:table-cell table:style-name="ce1" office:value-type="float" office:value="77" calcext:value-type="float">
            <text:p>77</text:p>
          </table:table-cell>
          <table:table-cell table:style-name="ce2" office:value-type="date" office:date-value="2020-08-20T14:46:23" calcext:value-type="date">
            <text:p>8/20/2020 14:46:23</text:p>
          </table:table-cell>
          <table:table-cell table:style-name="ce1" office:value-type="string" calcext:value-type="string">
            <text:p>bananaandchoc1</text:p>
          </table:table-cell>
          <table:table-cell table:style-name="ce1" office:value-type="string" calcext:value-type="string">
            <text:p>Translate the 60-second message when language is not set to English</text:p>
          </table:table-cell>
          <table:table-cell table:style-name="ce3" table:formula="of:=join(&quot;&quot;;&quot;https://scratch.mit.edu/discuss/topic/&quot;;[.A27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77]; &quot;]&quot;; [.E277]; &quot;[/url][/b] [i]by &quot;; [.D277]; &quot; (&quot;; INDIRECT(join(&quot;&quot;;&quot;H&quot;;(MONTH([.C277])))); &quot; '&quot;; RIGHT(YEAR([.C277]);2);&quot;)&quot;; CHAR(10);&quot;[b]Description: [/b]&quot;; [.I277]; CHAR(10); &quot;[small][b]Keywords: [/b]&quot;;[.J277];CHAR(10);&quot;[color=transparent]Tags: &quot;;[.K27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7774" calcext:value-type="float">
            <text:p>77774</text:p>
          </table:table-cell>
          <table:table-cell table:style-name="ce1" office:value-type="float" office:value="76" calcext:value-type="float">
            <text:p>76</text:p>
          </table:table-cell>
          <table:table-cell table:style-name="ce2" office:value-type="date" office:date-value="2015-01-01T17:03:30" calcext:value-type="date">
            <text:p>1/1/2015 17:03:30</text:p>
          </table:table-cell>
          <table:table-cell table:style-name="ce1" office:value-type="string" calcext:value-type="string">
            <text:p>Penguin9090_new</text:p>
          </table:table-cell>
          <table:table-cell table:style-name="ce1" office:value-type="string" calcext:value-type="string">
            <text:p>Re-order projects on profile (29 supporters!)</text:p>
          </table:table-cell>
          <table:table-cell table:style-name="ce3" table:formula="of:=join(&quot;&quot;;&quot;https://scratch.mit.edu/discuss/topic/&quot;;[.A27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78]; &quot;]&quot;; [.E278]; &quot;[/url][/b] [i]by &quot;; [.D278]; &quot; (&quot;; INDIRECT(join(&quot;&quot;;&quot;H&quot;;(MONTH([.C278])))); &quot; '&quot;; RIGHT(YEAR([.C278]);2);&quot;)&quot;; CHAR(10);&quot;[b]Description: [/b]&quot;; [.I278]; CHAR(10); &quot;[small][b]Keywords: [/b]&quot;;[.J278];CHAR(10);&quot;[color=transparent]Tags: &quot;;[.K27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1864" calcext:value-type="float">
            <text:p>91864</text:p>
          </table:table-cell>
          <table:table-cell table:style-name="ce1" office:value-type="float" office:value="76" calcext:value-type="float">
            <text:p>76</text:p>
          </table:table-cell>
          <table:table-cell table:style-name="ce2" office:value-type="date" office:date-value="2015-02-20T00:23:56" calcext:value-type="date">
            <text:p>2/20/2015 0:23:56</text:p>
          </table:table-cell>
          <table:table-cell table:style-name="ce1" office:value-type="string" calcext:value-type="string">
            <text:p>_Hope</text:p>
          </table:table-cell>
          <table:table-cell table:style-name="ce1" office:value-type="string" calcext:value-type="string">
            <text:p>Sharing+</text:p>
          </table:table-cell>
          <table:table-cell table:style-name="ce3" table:formula="of:=join(&quot;&quot;;&quot;https://scratch.mit.edu/discuss/topic/&quot;;[.A27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79]; &quot;]&quot;; [.E279]; &quot;[/url][/b] [i]by &quot;; [.D279]; &quot; (&quot;; INDIRECT(join(&quot;&quot;;&quot;H&quot;;(MONTH([.C279])))); &quot; '&quot;; RIGHT(YEAR([.C279]);2);&quot;)&quot;; CHAR(10);&quot;[b]Description: [/b]&quot;; [.I279]; CHAR(10); &quot;[small][b]Keywords: [/b]&quot;;[.J279];CHAR(10);&quot;[color=transparent]Tags: &quot;;[.K27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39610" calcext:value-type="float">
            <text:p>139610</text:p>
          </table:table-cell>
          <table:table-cell table:style-name="ce1" office:value-type="float" office:value="76" calcext:value-type="float">
            <text:p>76</text:p>
          </table:table-cell>
          <table:table-cell table:style-name="ce2" office:value-type="date" office:date-value="2015-08-04T15:56:42" calcext:value-type="date">
            <text:p>8/4/2015 15:56:42</text:p>
          </table:table-cell>
          <table:table-cell table:style-name="ce1" office:value-type="string" calcext:value-type="string">
            <text:p>rollercoasterfan</text:p>
          </table:table-cell>
          <table:table-cell table:style-name="ce1" office:value-type="string" calcext:value-type="string">
            <text:p>Another Idea for the 60 Second Rule</text:p>
          </table:table-cell>
          <table:table-cell table:style-name="ce3" table:formula="of:=join(&quot;&quot;;&quot;https://scratch.mit.edu/discuss/topic/&quot;;[.A28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80]; &quot;]&quot;; [.E280]; &quot;[/url][/b] [i]by &quot;; [.D280]; &quot; (&quot;; INDIRECT(join(&quot;&quot;;&quot;H&quot;;(MONTH([.C280])))); &quot; '&quot;; RIGHT(YEAR([.C280]);2);&quot;)&quot;; CHAR(10);&quot;[b]Description: [/b]&quot;; [.I280]; CHAR(10); &quot;[small][b]Keywords: [/b]&quot;;[.J280];CHAR(10);&quot;[color=transparent]Tags: &quot;;[.K28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6751" calcext:value-type="float">
            <text:p>186751</text:p>
          </table:table-cell>
          <table:table-cell table:style-name="ce1" office:value-type="float" office:value="76" calcext:value-type="float">
            <text:p>76</text:p>
          </table:table-cell>
          <table:table-cell table:style-name="ce2" office:value-type="date" office:date-value="2016-03-05T18:18:54" calcext:value-type="date">
            <text:p>3/5/2016 18:18:54</text:p>
          </table:table-cell>
          <table:table-cell table:style-name="ce1" office:value-type="string" calcext:value-type="string">
            <text:p>-Cherri-</text:p>
          </table:table-cell>
          <table:table-cell table:style-name="ce1" office:value-type="string" calcext:value-type="string">
            <text:p>No 'Untitled' Projects</text:p>
          </table:table-cell>
          <table:table-cell table:style-name="ce3" table:formula="of:=join(&quot;&quot;;&quot;https://scratch.mit.edu/discuss/topic/&quot;;[.A28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81]; &quot;]&quot;; [.E281]; &quot;[/url][/b] [i]by &quot;; [.D281]; &quot; (&quot;; INDIRECT(join(&quot;&quot;;&quot;H&quot;;(MONTH([.C281])))); &quot; '&quot;; RIGHT(YEAR([.C281]);2);&quot;)&quot;; CHAR(10);&quot;[b]Description: [/b]&quot;; [.I281]; CHAR(10); &quot;[small][b]Keywords: [/b]&quot;;[.J281];CHAR(10);&quot;[color=transparent]Tags: &quot;;[.K28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1537" calcext:value-type="float">
            <text:p>201537</text:p>
          </table:table-cell>
          <table:table-cell table:style-name="ce1" office:value-type="float" office:value="76" calcext:value-type="float">
            <text:p>76</text:p>
          </table:table-cell>
          <table:table-cell table:style-name="ce2" office:value-type="date" office:date-value="2016-05-29T14:30:04" calcext:value-type="date">
            <text:p>5/29/2016 14:30:04</text:p>
          </table:table-cell>
          <table:table-cell table:style-name="ce1" office:value-type="string" calcext:value-type="string">
            <text:p>Natho11</text:p>
          </table:table-cell>
          <table:table-cell table:style-name="ce1" office:value-type="string" calcext:value-type="string">
            <text:p>Drawing profile pictures</text:p>
          </table:table-cell>
          <table:table-cell table:style-name="ce3" table:formula="of:=join(&quot;&quot;;&quot;https://scratch.mit.edu/discuss/topic/&quot;;[.A28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82]; &quot;]&quot;; [.E282]; &quot;[/url][/b] [i]by &quot;; [.D282]; &quot; (&quot;; INDIRECT(join(&quot;&quot;;&quot;H&quot;;(MONTH([.C282])))); &quot; '&quot;; RIGHT(YEAR([.C282]);2);&quot;)&quot;; CHAR(10);&quot;[b]Description: [/b]&quot;; [.I282]; CHAR(10); &quot;[small][b]Keywords: [/b]&quot;;[.J282];CHAR(10);&quot;[color=transparent]Tags: &quot;;[.K28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4935" calcext:value-type="float">
            <text:p>234935</text:p>
          </table:table-cell>
          <table:table-cell table:style-name="ce1" office:value-type="float" office:value="76" calcext:value-type="float">
            <text:p>76</text:p>
          </table:table-cell>
          <table:table-cell table:style-name="ce2" office:value-type="date" office:date-value="2017-01-13T17:03:49" calcext:value-type="date">
            <text:p>1/13/2017 17:03:49</text:p>
          </table:table-cell>
          <table:table-cell table:style-name="ce1" office:value-type="string" calcext:value-type="string">
            <text:p>NitroCipher</text:p>
          </table:table-cell>
          <table:table-cell table:style-name="ce1" office:value-type="string" calcext:value-type="string">
            <text:p>Independent Pen Canvases (updated 1st September, 2019)</text:p>
          </table:table-cell>
          <table:table-cell table:style-name="ce3" table:formula="of:=join(&quot;&quot;;&quot;https://scratch.mit.edu/discuss/topic/&quot;;[.A28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83]; &quot;]&quot;; [.E283]; &quot;[/url][/b] [i]by &quot;; [.D283]; &quot; (&quot;; INDIRECT(join(&quot;&quot;;&quot;H&quot;;(MONTH([.C283])))); &quot; '&quot;; RIGHT(YEAR([.C283]);2);&quot;)&quot;; CHAR(10);&quot;[b]Description: [/b]&quot;; [.I283]; CHAR(10); &quot;[small][b]Keywords: [/b]&quot;;[.J283];CHAR(10);&quot;[color=transparent]Tags: &quot;;[.K28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9314" calcext:value-type="float">
            <text:p>269314</text:p>
          </table:table-cell>
          <table:table-cell table:style-name="ce1" office:value-type="float" office:value="76" calcext:value-type="float">
            <text:p>76</text:p>
          </table:table-cell>
          <table:table-cell table:style-name="ce2" office:value-type="date" office:date-value="2017-07-05T17:21:24" calcext:value-type="date">
            <text:p>7/5/2017 17:21:24</text:p>
          </table:table-cell>
          <table:table-cell table:style-name="ce1" office:value-type="string" calcext:value-type="string">
            <text:p>1a3c5e7g9i</text:p>
          </table:table-cell>
          <table:table-cell table:style-name="ce1" office:value-type="string" calcext:value-type="string">
            <text:p>Add a "More" drop-down list [nav bar change]</text:p>
          </table:table-cell>
          <table:table-cell table:style-name="ce3" table:formula="of:=join(&quot;&quot;;&quot;https://scratch.mit.edu/discuss/topic/&quot;;[.A28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84]; &quot;]&quot;; [.E284]; &quot;[/url][/b] [i]by &quot;; [.D284]; &quot; (&quot;; INDIRECT(join(&quot;&quot;;&quot;H&quot;;(MONTH([.C284])))); &quot; '&quot;; RIGHT(YEAR([.C284]);2);&quot;)&quot;; CHAR(10);&quot;[b]Description: [/b]&quot;; [.I284]; CHAR(10); &quot;[small][b]Keywords: [/b]&quot;;[.J284];CHAR(10);&quot;[color=transparent]Tags: &quot;;[.K28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0130" calcext:value-type="float">
            <text:p>420130</text:p>
          </table:table-cell>
          <table:table-cell table:style-name="ce1" office:value-type="float" office:value="76" calcext:value-type="float">
            <text:p>76</text:p>
          </table:table-cell>
          <table:table-cell table:style-name="ce2" office:value-type="date" office:date-value="2020-07-05T17:07:17" calcext:value-type="date">
            <text:p>7/5/2020 17:07:17</text:p>
          </table:table-cell>
          <table:table-cell table:style-name="ce1" office:value-type="string" calcext:value-type="string">
            <text:p>xXRedTheCoderXx</text:p>
          </table:table-cell>
          <table:table-cell table:style-name="ce1" office:value-type="string" calcext:value-type="string">
            <text:p>More Tabs On The Search Bar</text:p>
          </table:table-cell>
          <table:table-cell table:style-name="ce3" table:formula="of:=join(&quot;&quot;;&quot;https://scratch.mit.edu/discuss/topic/&quot;;[.A28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85]; &quot;]&quot;; [.E285]; &quot;[/url][/b] [i]by &quot;; [.D285]; &quot; (&quot;; INDIRECT(join(&quot;&quot;;&quot;H&quot;;(MONTH([.C285])))); &quot; '&quot;; RIGHT(YEAR([.C285]);2);&quot;)&quot;; CHAR(10);&quot;[b]Description: [/b]&quot;; [.I285]; CHAR(10); &quot;[small][b]Keywords: [/b]&quot;;[.J285];CHAR(10);&quot;[color=transparent]Tags: &quot;;[.K28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9236" calcext:value-type="float">
            <text:p>69236</text:p>
          </table:table-cell>
          <table:table-cell table:style-name="ce1" office:value-type="float" office:value="75" calcext:value-type="float">
            <text:p>75</text:p>
          </table:table-cell>
          <table:table-cell table:style-name="ce2" office:value-type="date" office:date-value="2014-11-30T02:59:04" calcext:value-type="date">
            <text:p>11/30/2014 2:59:04</text:p>
          </table:table-cell>
          <table:table-cell table:style-name="ce1" office:value-type="string" calcext:value-type="string">
            <text:p>Cyoce</text:p>
          </table:table-cell>
          <table:table-cell table:style-name="ce1" office:value-type="string" calcext:value-type="string">
            <text:p>Work-arounds</text:p>
          </table:table-cell>
          <table:table-cell table:style-name="ce3" table:formula="of:=join(&quot;&quot;;&quot;https://scratch.mit.edu/discuss/topic/&quot;;[.A28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86]; &quot;]&quot;; [.E286]; &quot;[/url][/b] [i]by &quot;; [.D286]; &quot; (&quot;; INDIRECT(join(&quot;&quot;;&quot;H&quot;;(MONTH([.C286])))); &quot; '&quot;; RIGHT(YEAR([.C286]);2);&quot;)&quot;; CHAR(10);&quot;[b]Description: [/b]&quot;; [.I286]; CHAR(10); &quot;[small][b]Keywords: [/b]&quot;;[.J286];CHAR(10);&quot;[color=transparent]Tags: &quot;;[.K28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07482" calcext:value-type="float">
            <text:p>107482</text:p>
          </table:table-cell>
          <table:table-cell table:style-name="ce1" office:value-type="float" office:value="75" calcext:value-type="float">
            <text:p>75</text:p>
          </table:table-cell>
          <table:table-cell table:style-name="ce2" office:value-type="date" office:date-value="2015-04-14T23:24:40" calcext:value-type="date">
            <text:p>4/14/2015 23:24:40</text:p>
          </table:table-cell>
          <table:table-cell table:style-name="ce1" office:value-type="string" calcext:value-type="string">
            <text:p>PrincessPanda_test_</text:p>
          </table:table-cell>
          <table:table-cell table:style-name="ce1" office:value-type="string" calcext:value-type="string">
            <text:p>Add "British English" option in language selection</text:p>
          </table:table-cell>
          <table:table-cell table:style-name="ce3" table:formula="of:=join(&quot;&quot;;&quot;https://scratch.mit.edu/discuss/topic/&quot;;[.A28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87]; &quot;]&quot;; [.E287]; &quot;[/url][/b] [i]by &quot;; [.D287]; &quot; (&quot;; INDIRECT(join(&quot;&quot;;&quot;H&quot;;(MONTH([.C287])))); &quot; '&quot;; RIGHT(YEAR([.C287]);2);&quot;)&quot;; CHAR(10);&quot;[b]Description: [/b]&quot;; [.I287]; CHAR(10); &quot;[small][b]Keywords: [/b]&quot;;[.J287];CHAR(10);&quot;[color=transparent]Tags: &quot;;[.K28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7976" calcext:value-type="float">
            <text:p>127976</text:p>
          </table:table-cell>
          <table:table-cell table:style-name="ce1" office:value-type="float" office:value="75" calcext:value-type="float">
            <text:p>75</text:p>
          </table:table-cell>
          <table:table-cell table:style-name="ce2" office:value-type="date" office:date-value="2015-06-25T01:24:27" calcext:value-type="date">
            <text:p>6/25/2015 1:24:27</text:p>
          </table:table-cell>
          <table:table-cell table:style-name="ce1" office:value-type="string" calcext:value-type="string">
            <text:p>Aboot4</text:p>
          </table:table-cell>
          <table:table-cell table:style-name="ce1" office:value-type="string" calcext:value-type="string">
            <text:p>New Operators Block? WARNING: MAJOR MATHS!! Smart People Recommended xP</text:p>
          </table:table-cell>
          <table:table-cell table:style-name="ce3" table:formula="of:=join(&quot;&quot;;&quot;https://scratch.mit.edu/discuss/topic/&quot;;[.A28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88]; &quot;]&quot;; [.E288]; &quot;[/url][/b] [i]by &quot;; [.D288]; &quot; (&quot;; INDIRECT(join(&quot;&quot;;&quot;H&quot;;(MONTH([.C288])))); &quot; '&quot;; RIGHT(YEAR([.C288]);2);&quot;)&quot;; CHAR(10);&quot;[b]Description: [/b]&quot;; [.I288]; CHAR(10); &quot;[small][b]Keywords: [/b]&quot;;[.J288];CHAR(10);&quot;[color=transparent]Tags: &quot;;[.K28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8213" calcext:value-type="float">
            <text:p>218213</text:p>
          </table:table-cell>
          <table:table-cell table:style-name="ce1" office:value-type="float" office:value="75" calcext:value-type="float">
            <text:p>75</text:p>
          </table:table-cell>
          <table:table-cell table:style-name="ce2" office:value-type="date" office:date-value="2016-09-17T17:38:22" calcext:value-type="date">
            <text:p>9/17/2016 17:38:22</text:p>
          </table:table-cell>
          <table:table-cell table:style-name="ce1" office:value-type="string" calcext:value-type="string">
            <text:p>MinecraftM153</text:p>
          </table:table-cell>
          <table:table-cell table:style-name="ce1" office:value-type="string" calcext:value-type="string">
            <text:p>Game ads</text:p>
          </table:table-cell>
          <table:table-cell table:style-name="ce3" table:formula="of:=join(&quot;&quot;;&quot;https://scratch.mit.edu/discuss/topic/&quot;;[.A28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89]; &quot;]&quot;; [.E289]; &quot;[/url][/b] [i]by &quot;; [.D289]; &quot; (&quot;; INDIRECT(join(&quot;&quot;;&quot;H&quot;;(MONTH([.C289])))); &quot; '&quot;; RIGHT(YEAR([.C289]);2);&quot;)&quot;; CHAR(10);&quot;[b]Description: [/b]&quot;; [.I289]; CHAR(10); &quot;[small][b]Keywords: [/b]&quot;;[.J289];CHAR(10);&quot;[color=transparent]Tags: &quot;;[.K28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27995" calcext:value-type="float">
            <text:p>227995</text:p>
          </table:table-cell>
          <table:table-cell table:style-name="ce1" office:value-type="float" office:value="74" calcext:value-type="float">
            <text:p>74</text:p>
          </table:table-cell>
          <table:table-cell table:style-name="ce2" office:value-type="date" office:date-value="2016-11-28T14:49:21" calcext:value-type="date">
            <text:p>11/28/2016 14:49:21</text:p>
          </table:table-cell>
          <table:table-cell table:style-name="ce1" office:value-type="string" calcext:value-type="string">
            <text:p>lilpaladin21</text:p>
          </table:table-cell>
          <table:table-cell table:style-name="ce1" office:value-type="string" calcext:value-type="string">
            <text:p>The Ability to Add Polls to Forum Posts</text:p>
          </table:table-cell>
          <table:table-cell table:style-name="ce3" table:formula="of:=join(&quot;&quot;;&quot;https://scratch.mit.edu/discuss/topic/&quot;;[.A29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90]; &quot;]&quot;; [.E290]; &quot;[/url][/b] [i]by &quot;; [.D290]; &quot; (&quot;; INDIRECT(join(&quot;&quot;;&quot;H&quot;;(MONTH([.C290])))); &quot; '&quot;; RIGHT(YEAR([.C290]);2);&quot;)&quot;; CHAR(10);&quot;[b]Description: [/b]&quot;; [.I290]; CHAR(10); &quot;[small][b]Keywords: [/b]&quot;;[.J290];CHAR(10);&quot;[color=transparent]Tags: &quot;;[.K29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52261" calcext:value-type="float">
            <text:p>252261</text:p>
          </table:table-cell>
          <table:table-cell table:style-name="ce1" office:value-type="float" office:value="74" calcext:value-type="float">
            <text:p>74</text:p>
          </table:table-cell>
          <table:table-cell table:style-name="ce2" office:value-type="date" office:date-value="2017-04-30T00:42:50" calcext:value-type="date">
            <text:p>4/30/2017 0:42:50</text:p>
          </table:table-cell>
          <table:table-cell table:style-name="ce1" office:value-type="string" calcext:value-type="string">
            <text:p>monstermash3</text:p>
          </table:table-cell>
          <table:table-cell table:style-name="ce1" office:value-type="string" calcext:value-type="string">
            <text:p>These Looks blocks should be removed:</text:p>
          </table:table-cell>
          <table:table-cell table:style-name="ce3" table:formula="of:=join(&quot;&quot;;&quot;https://scratch.mit.edu/discuss/topic/&quot;;[.A29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91]; &quot;]&quot;; [.E291]; &quot;[/url][/b] [i]by &quot;; [.D291]; &quot; (&quot;; INDIRECT(join(&quot;&quot;;&quot;H&quot;;(MONTH([.C291])))); &quot; '&quot;; RIGHT(YEAR([.C291]);2);&quot;)&quot;; CHAR(10);&quot;[b]Description: [/b]&quot;; [.I291]; CHAR(10); &quot;[small][b]Keywords: [/b]&quot;;[.J291];CHAR(10);&quot;[color=transparent]Tags: &quot;;[.K29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21915" calcext:value-type="float">
            <text:p>321915</text:p>
          </table:table-cell>
          <table:table-cell table:style-name="ce1" office:value-type="float" office:value="74" calcext:value-type="float">
            <text:p>74</text:p>
          </table:table-cell>
          <table:table-cell table:style-name="ce2" office:value-type="date" office:date-value="2018-11-21T16:15:50" calcext:value-type="date">
            <text:p>11/21/2018 16:15:50</text:p>
          </table:table-cell>
          <table:table-cell table:style-name="ce1" office:value-type="string" calcext:value-type="string">
            <text:p>NilsTheBest</text:p>
          </table:table-cell>
          <table:table-cell table:style-name="ce1" office:value-type="string" calcext:value-type="string">
            <text:p>Verifying password strength before creating a new account and raising minimum password length to 8 or 9</text:p>
          </table:table-cell>
          <table:table-cell table:style-name="ce3" table:formula="of:=join(&quot;&quot;;&quot;https://scratch.mit.edu/discuss/topic/&quot;;[.A29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92]; &quot;]&quot;; [.E292]; &quot;[/url][/b] [i]by &quot;; [.D292]; &quot; (&quot;; INDIRECT(join(&quot;&quot;;&quot;H&quot;;(MONTH([.C292])))); &quot; '&quot;; RIGHT(YEAR([.C292]);2);&quot;)&quot;; CHAR(10);&quot;[b]Description: [/b]&quot;; [.I292]; CHAR(10); &quot;[small][b]Keywords: [/b]&quot;;[.J292];CHAR(10);&quot;[color=transparent]Tags: &quot;;[.K29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54732" calcext:value-type="float">
            <text:p>354732</text:p>
          </table:table-cell>
          <table:table-cell table:style-name="ce1" office:value-type="float" office:value="74" calcext:value-type="float">
            <text:p>74</text:p>
          </table:table-cell>
          <table:table-cell table:style-name="ce2" office:value-type="date" office:date-value="2019-06-13T18:58:41" calcext:value-type="date">
            <text:p>6/13/2019 18:58:41</text:p>
          </table:table-cell>
          <table:table-cell table:style-name="ce1" office:value-type="string" calcext:value-type="string">
            <text:p>great_elmo</text:p>
          </table:table-cell>
          <table:table-cell table:style-name="ce1" office:value-type="string" calcext:value-type="string">
            <text:p>add back the block help tool</text:p>
          </table:table-cell>
          <table:table-cell table:style-name="ce3" table:formula="of:=join(&quot;&quot;;&quot;https://scratch.mit.edu/discuss/topic/&quot;;[.A29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93]; &quot;]&quot;; [.E293]; &quot;[/url][/b] [i]by &quot;; [.D293]; &quot; (&quot;; INDIRECT(join(&quot;&quot;;&quot;H&quot;;(MONTH([.C293])))); &quot; '&quot;; RIGHT(YEAR([.C293]);2);&quot;)&quot;; CHAR(10);&quot;[b]Description: [/b]&quot;; [.I293]; CHAR(10); &quot;[small][b]Keywords: [/b]&quot;;[.J293];CHAR(10);&quot;[color=transparent]Tags: &quot;;[.K29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04712" calcext:value-type="float">
            <text:p>404712</text:p>
          </table:table-cell>
          <table:table-cell table:style-name="ce1" office:value-type="float" office:value="74" calcext:value-type="float">
            <text:p>74</text:p>
          </table:table-cell>
          <table:table-cell table:style-name="ce2" office:value-type="date" office:date-value="2020-05-16T22:41:44" calcext:value-type="date">
            <text:p>5/16/2020 22:41:44</text:p>
          </table:table-cell>
          <table:table-cell table:style-name="ce1" office:value-type="string" calcext:value-type="string">
            <text:p>Nambaseking01</text:p>
          </table:table-cell>
          <table:table-cell table:style-name="ce1" office:value-type="string" calcext:value-type="string">
            <text:p>Hide profile pictures when they get reported (read whole post!)</text:p>
          </table:table-cell>
          <table:table-cell table:style-name="ce3" table:formula="of:=join(&quot;&quot;;&quot;https://scratch.mit.edu/discuss/topic/&quot;;[.A29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94]; &quot;]&quot;; [.E294]; &quot;[/url][/b] [i]by &quot;; [.D294]; &quot; (&quot;; INDIRECT(join(&quot;&quot;;&quot;H&quot;;(MONTH([.C294])))); &quot; '&quot;; RIGHT(YEAR([.C294]);2);&quot;)&quot;; CHAR(10);&quot;[b]Description: [/b]&quot;; [.I294]; CHAR(10); &quot;[small][b]Keywords: [/b]&quot;;[.J294];CHAR(10);&quot;[color=transparent]Tags: &quot;;[.K29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101" calcext:value-type="float">
            <text:p>4101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date" office:date-value="2013-04-23T00:42:01" calcext:value-type="date">
            <text:p>4/23/2013 0:42:01</text:p>
          </table:table-cell>
          <table:table-cell table:style-name="ce1" office:value-type="string" calcext:value-type="string">
            <text:p>Failord</text:p>
          </table:table-cell>
          <table:table-cell table:style-name="ce1" office:value-type="string" calcext:value-type="string">
            <text:p>Autosave needs a turn off feature. Badly.</text:p>
          </table:table-cell>
          <table:table-cell table:style-name="ce3" table:formula="of:=join(&quot;&quot;;&quot;https://scratch.mit.edu/discuss/topic/&quot;;[.A29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95]; &quot;]&quot;; [.E295]; &quot;[/url][/b] [i]by &quot;; [.D295]; &quot; (&quot;; INDIRECT(join(&quot;&quot;;&quot;H&quot;;(MONTH([.C295])))); &quot; '&quot;; RIGHT(YEAR([.C295]);2);&quot;)&quot;; CHAR(10);&quot;[b]Description: [/b]&quot;; [.I295]; CHAR(10); &quot;[small][b]Keywords: [/b]&quot;;[.J295];CHAR(10);&quot;[color=transparent]Tags: &quot;;[.K29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1885" calcext:value-type="float">
            <text:p>51885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date" office:date-value="2014-09-11T20:31:13" calcext:value-type="date">
            <text:p>9/11/2014 20:31:13</text:p>
          </table:table-cell>
          <table:table-cell table:style-name="ce1" office:value-type="string" calcext:value-type="string">
            <text:p>AssossaGPB</text:p>
          </table:table-cell>
          <table:table-cell table:style-name="ce1" office:value-type="string" calcext:value-type="string">
            <text:p>Advanced Mode</text:p>
          </table:table-cell>
          <table:table-cell table:style-name="ce3" table:formula="of:=join(&quot;&quot;;&quot;https://scratch.mit.edu/discuss/topic/&quot;;[.A29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96]; &quot;]&quot;; [.E296]; &quot;[/url][/b] [i]by &quot;; [.D296]; &quot; (&quot;; INDIRECT(join(&quot;&quot;;&quot;H&quot;;(MONTH([.C296])))); &quot; '&quot;; RIGHT(YEAR([.C296]);2);&quot;)&quot;; CHAR(10);&quot;[b]Description: [/b]&quot;; [.I296]; CHAR(10); &quot;[small][b]Keywords: [/b]&quot;;[.J296];CHAR(10);&quot;[color=transparent]Tags: &quot;;[.K29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7468" calcext:value-type="float">
            <text:p>77468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date" office:date-value="2014-12-31T02:54:27" calcext:value-type="date">
            <text:p>12/31/2014 2:54:27</text:p>
          </table:table-cell>
          <table:table-cell table:style-name="ce1" office:value-type="string" calcext:value-type="string">
            <text:p>Rexone</text:p>
          </table:table-cell>
          <table:table-cell table:style-name="ce1" office:value-type="string" calcext:value-type="string">
            <text:p>Followers AND friends</text:p>
          </table:table-cell>
          <table:table-cell table:style-name="ce3" table:formula="of:=join(&quot;&quot;;&quot;https://scratch.mit.edu/discuss/topic/&quot;;[.A29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97]; &quot;]&quot;; [.E297]; &quot;[/url][/b] [i]by &quot;; [.D297]; &quot; (&quot;; INDIRECT(join(&quot;&quot;;&quot;H&quot;;(MONTH([.C297])))); &quot; '&quot;; RIGHT(YEAR([.C297]);2);&quot;)&quot;; CHAR(10);&quot;[b]Description: [/b]&quot;; [.I297]; CHAR(10); &quot;[small][b]Keywords: [/b]&quot;;[.J297];CHAR(10);&quot;[color=transparent]Tags: &quot;;[.K29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2250" calcext:value-type="float">
            <text:p>92250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date" office:date-value="2015-02-21T13:36:38" calcext:value-type="date">
            <text:p>2/21/2015 13:36:38</text:p>
          </table:table-cell>
          <table:table-cell table:style-name="ce1" office:value-type="string" calcext:value-type="string">
            <text:p>Iditaroid</text:p>
          </table:table-cell>
          <table:table-cell table:style-name="ce1" office:value-type="string" calcext:value-type="string">
            <text:p>Forums 403 page</text:p>
          </table:table-cell>
          <table:table-cell table:style-name="ce3" table:formula="of:=join(&quot;&quot;;&quot;https://scratch.mit.edu/discuss/topic/&quot;;[.A29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98]; &quot;]&quot;; [.E298]; &quot;[/url][/b] [i]by &quot;; [.D298]; &quot; (&quot;; INDIRECT(join(&quot;&quot;;&quot;H&quot;;(MONTH([.C298])))); &quot; '&quot;; RIGHT(YEAR([.C298]);2);&quot;)&quot;; CHAR(10);&quot;[b]Description: [/b]&quot;; [.I298]; CHAR(10); &quot;[small][b]Keywords: [/b]&quot;;[.J298];CHAR(10);&quot;[color=transparent]Tags: &quot;;[.K29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13766" calcext:value-type="float">
            <text:p>113766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date" office:date-value="2015-05-08T16:21:42" calcext:value-type="date">
            <text:p>5/8/2015 16:21:42</text:p>
          </table:table-cell>
          <table:table-cell table:style-name="ce1" office:value-type="string" calcext:value-type="string">
            <text:p>Greatguy123</text:p>
          </table:table-cell>
          <table:table-cell table:style-name="ce1" office:value-type="string" calcext:value-type="string">
            <text:p>Clear a certain sprite's pen</text:p>
          </table:table-cell>
          <table:table-cell table:style-name="ce3" table:formula="of:=join(&quot;&quot;;&quot;https://scratch.mit.edu/discuss/topic/&quot;;[.A29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299]; &quot;]&quot;; [.E299]; &quot;[/url][/b] [i]by &quot;; [.D299]; &quot; (&quot;; INDIRECT(join(&quot;&quot;;&quot;H&quot;;(MONTH([.C299])))); &quot; '&quot;; RIGHT(YEAR([.C299]);2);&quot;)&quot;; CHAR(10);&quot;[b]Description: [/b]&quot;; [.I299]; CHAR(10); &quot;[small][b]Keywords: [/b]&quot;;[.J299];CHAR(10);&quot;[color=transparent]Tags: &quot;;[.K29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7141" calcext:value-type="float">
            <text:p>167141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date" office:date-value="2015-11-07T21:24:10" calcext:value-type="date">
            <text:p>11/7/2015 21:24:10</text:p>
          </table:table-cell>
          <table:table-cell table:style-name="ce1" office:value-type="string" calcext:value-type="string">
            <text:p>Zekrom01</text:p>
          </table:table-cell>
          <table:table-cell table:style-name="ce1" office:value-type="string" calcext:value-type="string">
            <text:p>Suggestion for the if &lt;&gt; then block (25+ support, 3 semi, 1 no)</text:p>
          </table:table-cell>
          <table:table-cell table:style-name="ce3" table:formula="of:=join(&quot;&quot;;&quot;https://scratch.mit.edu/discuss/topic/&quot;;[.A30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00]; &quot;]&quot;; [.E300]; &quot;[/url][/b] [i]by &quot;; [.D300]; &quot; (&quot;; INDIRECT(join(&quot;&quot;;&quot;H&quot;;(MONTH([.C300])))); &quot; '&quot;; RIGHT(YEAR([.C300]);2);&quot;)&quot;; CHAR(10);&quot;[b]Description: [/b]&quot;; [.I300]; CHAR(10); &quot;[small][b]Keywords: [/b]&quot;;[.J300];CHAR(10);&quot;[color=transparent]Tags: &quot;;[.K30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9553" calcext:value-type="float">
            <text:p>169553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date" office:date-value="2015-11-23T07:24:34" calcext:value-type="date">
            <text:p>11/23/2015 7:24:34</text:p>
          </table:table-cell>
          <table:table-cell table:style-name="ce1" office:value-type="string" calcext:value-type="string">
            <text:p>jji10</text:p>
          </table:table-cell>
          <table:table-cell table:style-name="ce1" office:value-type="string" calcext:value-type="string">
            <text:p>Smiley Spam Removing Bot (27 supporters and counting!)</text:p>
          </table:table-cell>
          <table:table-cell table:style-name="ce3" table:formula="of:=join(&quot;&quot;;&quot;https://scratch.mit.edu/discuss/topic/&quot;;[.A30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01]; &quot;]&quot;; [.E301]; &quot;[/url][/b] [i]by &quot;; [.D301]; &quot; (&quot;; INDIRECT(join(&quot;&quot;;&quot;H&quot;;(MONTH([.C301])))); &quot; '&quot;; RIGHT(YEAR([.C301]);2);&quot;)&quot;; CHAR(10);&quot;[b]Description: [/b]&quot;; [.I301]; CHAR(10); &quot;[small][b]Keywords: [/b]&quot;;[.J301];CHAR(10);&quot;[color=transparent]Tags: &quot;;[.K30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9646" calcext:value-type="float">
            <text:p>169646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date" office:date-value="2015-11-23T21:54:28" calcext:value-type="date">
            <text:p>11/23/2015 21:54:28</text:p>
          </table:table-cell>
          <table:table-cell table:style-name="ce1" office:value-type="string" calcext:value-type="string">
            <text:p>Fuzzbutt</text:p>
          </table:table-cell>
          <table:table-cell table:style-name="ce1" office:value-type="string" calcext:value-type="string">
            <text:p>Forum Emojis</text:p>
          </table:table-cell>
          <table:table-cell table:style-name="ce3" table:formula="of:=join(&quot;&quot;;&quot;https://scratch.mit.edu/discuss/topic/&quot;;[.A30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02]; &quot;]&quot;; [.E302]; &quot;[/url][/b] [i]by &quot;; [.D302]; &quot; (&quot;; INDIRECT(join(&quot;&quot;;&quot;H&quot;;(MONTH([.C302])))); &quot; '&quot;; RIGHT(YEAR([.C302]);2);&quot;)&quot;; CHAR(10);&quot;[b]Description: [/b]&quot;; [.I302]; CHAR(10); &quot;[small][b]Keywords: [/b]&quot;;[.J302];CHAR(10);&quot;[color=transparent]Tags: &quot;;[.K30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6921" calcext:value-type="float">
            <text:p>176921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date" office:date-value="2016-01-05T18:28:46" calcext:value-type="date">
            <text:p>1/5/2016 18:28:46</text:p>
          </table:table-cell>
          <table:table-cell table:style-name="ce1" office:value-type="string" calcext:value-type="string">
            <text:p>ChildCritic</text:p>
          </table:table-cell>
          <table:table-cell table:style-name="ce1" office:value-type="string" calcext:value-type="string">
            <text:p>Hide Love and fave Counts for people who did not create the project</text:p>
          </table:table-cell>
          <table:table-cell table:style-name="ce3" table:formula="of:=join(&quot;&quot;;&quot;https://scratch.mit.edu/discuss/topic/&quot;;[.A30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03]; &quot;]&quot;; [.E303]; &quot;[/url][/b] [i]by &quot;; [.D303]; &quot; (&quot;; INDIRECT(join(&quot;&quot;;&quot;H&quot;;(MONTH([.C303])))); &quot; '&quot;; RIGHT(YEAR([.C303]);2);&quot;)&quot;; CHAR(10);&quot;[b]Description: [/b]&quot;; [.I303]; CHAR(10); &quot;[small][b]Keywords: [/b]&quot;;[.J303];CHAR(10);&quot;[color=transparent]Tags: &quot;;[.K30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43522" calcext:value-type="float">
            <text:p>243522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date" office:date-value="2017-03-09T01:05:22" calcext:value-type="date">
            <text:p>3/9/2017 1:05:22</text:p>
          </table:table-cell>
          <table:table-cell table:style-name="ce1" office:value-type="string" calcext:value-type="string">
            <text:p>NitroCipher</text:p>
          </table:table-cell>
          <table:table-cell table:style-name="ce1" office:value-type="string" calcext:value-type="string">
            <text:p>Private Sandbox Forum</text:p>
          </table:table-cell>
          <table:table-cell table:style-name="ce3" table:formula="of:=join(&quot;&quot;;&quot;https://scratch.mit.edu/discuss/topic/&quot;;[.A30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04]; &quot;]&quot;; [.E304]; &quot;[/url][/b] [i]by &quot;; [.D304]; &quot; (&quot;; INDIRECT(join(&quot;&quot;;&quot;H&quot;;(MONTH([.C304])))); &quot; '&quot;; RIGHT(YEAR([.C304]);2);&quot;)&quot;; CHAR(10);&quot;[b]Description: [/b]&quot;; [.I304]; CHAR(10); &quot;[small][b]Keywords: [/b]&quot;;[.J304];CHAR(10);&quot;[color=transparent]Tags: &quot;;[.K30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52890" calcext:value-type="float">
            <text:p>252890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date" office:date-value="2017-05-04T07:28:50" calcext:value-type="date">
            <text:p>5/4/2017 7:28:50</text:p>
          </table:table-cell>
          <table:table-cell table:style-name="ce1" office:value-type="string" calcext:value-type="string">
            <text:p>Drunken_Sailor</text:p>
          </table:table-cell>
          <table:table-cell table:style-name="ce1" office:value-type="string" calcext:value-type="string">
            <text:p>Prevent Scratchers from posting a new topic in the New Scratchers forum</text:p>
          </table:table-cell>
          <table:table-cell table:style-name="ce3" table:formula="of:=join(&quot;&quot;;&quot;https://scratch.mit.edu/discuss/topic/&quot;;[.A30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05]; &quot;]&quot;; [.E305]; &quot;[/url][/b] [i]by &quot;; [.D305]; &quot; (&quot;; INDIRECT(join(&quot;&quot;;&quot;H&quot;;(MONTH([.C305])))); &quot; '&quot;; RIGHT(YEAR([.C305]);2);&quot;)&quot;; CHAR(10);&quot;[b]Description: [/b]&quot;; [.I305]; CHAR(10); &quot;[small][b]Keywords: [/b]&quot;;[.J305];CHAR(10);&quot;[color=transparent]Tags: &quot;;[.K30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42154" calcext:value-type="float">
            <text:p>442154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date" office:date-value="2020-09-25T17:58:30" calcext:value-type="date">
            <text:p>9/25/2020 17:58:30</text:p>
          </table:table-cell>
          <table:table-cell table:style-name="ce1" office:value-type="string" calcext:value-type="string">
            <text:p>mitdk</text:p>
          </table:table-cell>
          <table:table-cell table:style-name="ce1" office:value-type="string" calcext:value-type="string">
            <text:p>split blocks</text:p>
          </table:table-cell>
          <table:table-cell table:style-name="ce3" table:formula="of:=join(&quot;&quot;;&quot;https://scratch.mit.edu/discuss/topic/&quot;;[.A30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06]; &quot;]&quot;; [.E306]; &quot;[/url][/b] [i]by &quot;; [.D306]; &quot; (&quot;; INDIRECT(join(&quot;&quot;;&quot;H&quot;;(MONTH([.C306])))); &quot; '&quot;; RIGHT(YEAR([.C306]);2);&quot;)&quot;; CHAR(10);&quot;[b]Description: [/b]&quot;; [.I306]; CHAR(10); &quot;[small][b]Keywords: [/b]&quot;;[.J306];CHAR(10);&quot;[color=transparent]Tags: &quot;;[.K30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345" calcext:value-type="float">
            <text:p>19345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date" office:date-value="2013-11-02T00:36:20" calcext:value-type="date">
            <text:p>11/2/2013 0:36:20</text:p>
          </table:table-cell>
          <table:table-cell table:style-name="ce1" office:value-type="string" calcext:value-type="string">
            <text:p>PhirripSyrrip</text:p>
          </table:table-cell>
          <table:table-cell table:style-name="ce1" office:value-type="string" calcext:value-type="string">
            <text:p>Easier switching between "if" and "if/else" blocks</text:p>
          </table:table-cell>
          <table:table-cell table:style-name="ce3" table:formula="of:=join(&quot;&quot;;&quot;https://scratch.mit.edu/discuss/topic/&quot;;[.A30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07]; &quot;]&quot;; [.E307]; &quot;[/url][/b] [i]by &quot;; [.D307]; &quot; (&quot;; INDIRECT(join(&quot;&quot;;&quot;H&quot;;(MONTH([.C307])))); &quot; '&quot;; RIGHT(YEAR([.C307]);2);&quot;)&quot;; CHAR(10);&quot;[b]Description: [/b]&quot;; [.I307]; CHAR(10); &quot;[small][b]Keywords: [/b]&quot;;[.J307];CHAR(10);&quot;[color=transparent]Tags: &quot;;[.K30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8156" calcext:value-type="float">
            <text:p>68156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date" office:date-value="2014-11-26T05:31:44" calcext:value-type="date">
            <text:p>11/26/2014 5:31:44</text:p>
          </table:table-cell>
          <table:table-cell table:style-name="ce1" office:value-type="string" calcext:value-type="string">
            <text:p>VoltageGames</text:p>
          </table:table-cell>
          <table:table-cell table:style-name="ce1" office:value-type="string" calcext:value-type="string">
            <text:p>Discourage "Name" accounts. [READ BEFORE FLIPPING POSTING]</text:p>
          </table:table-cell>
          <table:table-cell table:style-name="ce3" table:formula="of:=join(&quot;&quot;;&quot;https://scratch.mit.edu/discuss/topic/&quot;;[.A30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08]; &quot;]&quot;; [.E308]; &quot;[/url][/b] [i]by &quot;; [.D308]; &quot; (&quot;; INDIRECT(join(&quot;&quot;;&quot;H&quot;;(MONTH([.C308])))); &quot; '&quot;; RIGHT(YEAR([.C308]);2);&quot;)&quot;; CHAR(10);&quot;[b]Description: [/b]&quot;; [.I308]; CHAR(10); &quot;[small][b]Keywords: [/b]&quot;;[.J308];CHAR(10);&quot;[color=transparent]Tags: &quot;;[.K30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10136" calcext:value-type="float">
            <text:p>110136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date" office:date-value="2015-04-24T22:41:32" calcext:value-type="date">
            <text:p>4/24/2015 22:41:32</text:p>
          </table:table-cell>
          <table:table-cell table:style-name="ce1" office:value-type="string" calcext:value-type="string">
            <text:p>zekrom809</text:p>
          </table:table-cell>
          <table:table-cell table:style-name="ce1" office:value-type="string" calcext:value-type="string">
            <text:p>Object-Oriented Programming</text:p>
          </table:table-cell>
          <table:table-cell table:style-name="ce3" table:formula="of:=join(&quot;&quot;;&quot;https://scratch.mit.edu/discuss/topic/&quot;;[.A30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09]; &quot;]&quot;; [.E309]; &quot;[/url][/b] [i]by &quot;; [.D309]; &quot; (&quot;; INDIRECT(join(&quot;&quot;;&quot;H&quot;;(MONTH([.C309])))); &quot; '&quot;; RIGHT(YEAR([.C309]);2);&quot;)&quot;; CHAR(10);&quot;[b]Description: [/b]&quot;; [.I309]; CHAR(10); &quot;[small][b]Keywords: [/b]&quot;;[.J309];CHAR(10);&quot;[color=transparent]Tags: &quot;;[.K30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3494" calcext:value-type="float">
            <text:p>123494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date" office:date-value="2015-06-10T16:10:14" calcext:value-type="date">
            <text:p>6/10/2015 16:10:14</text:p>
          </table:table-cell>
          <table:table-cell table:style-name="ce1" office:value-type="string" calcext:value-type="string">
            <text:p>Gaza101</text:p>
          </table:table-cell>
          <table:table-cell table:style-name="ce1" office:value-type="string" calcext:value-type="string">
            <text:p>More Mouse Functions - 21.75 Supporters!</text:p>
          </table:table-cell>
          <table:table-cell table:style-name="ce3" table:formula="of:=join(&quot;&quot;;&quot;https://scratch.mit.edu/discuss/topic/&quot;;[.A31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10]; &quot;]&quot;; [.E310]; &quot;[/url][/b] [i]by &quot;; [.D310]; &quot; (&quot;; INDIRECT(join(&quot;&quot;;&quot;H&quot;;(MONTH([.C310])))); &quot; '&quot;; RIGHT(YEAR([.C310]);2);&quot;)&quot;; CHAR(10);&quot;[b]Description: [/b]&quot;; [.I310]; CHAR(10); &quot;[small][b]Keywords: [/b]&quot;;[.J310];CHAR(10);&quot;[color=transparent]Tags: &quot;;[.K31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9552" calcext:value-type="float">
            <text:p>209552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date" office:date-value="2016-07-19T17:35:21" calcext:value-type="date">
            <text:p>7/19/2016 17:35:21</text:p>
          </table:table-cell>
          <table:table-cell table:style-name="ce1" office:value-type="string" calcext:value-type="string">
            <text:p>raspykoo</text:p>
          </table:table-cell>
          <table:table-cell table:style-name="ce1" office:value-type="string" calcext:value-type="string">
            <text:p>Market an older age audience on Scratch?</text:p>
          </table:table-cell>
          <table:table-cell table:style-name="ce3" table:formula="of:=join(&quot;&quot;;&quot;https://scratch.mit.edu/discuss/topic/&quot;;[.A31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11]; &quot;]&quot;; [.E311]; &quot;[/url][/b] [i]by &quot;; [.D311]; &quot; (&quot;; INDIRECT(join(&quot;&quot;;&quot;H&quot;;(MONTH([.C311])))); &quot; '&quot;; RIGHT(YEAR([.C311]);2);&quot;)&quot;; CHAR(10);&quot;[b]Description: [/b]&quot;; [.I311]; CHAR(10); &quot;[small][b]Keywords: [/b]&quot;;[.J311];CHAR(10);&quot;[color=transparent]Tags: &quot;;[.K31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7560" calcext:value-type="float">
            <text:p>237560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date" office:date-value="2017-01-31T22:40:44" calcext:value-type="date">
            <text:p>1/31/2017 22:40:44</text:p>
          </table:table-cell>
          <table:table-cell table:style-name="ce1" office:value-type="string" calcext:value-type="string">
            <text:p>gems89</text:p>
          </table:table-cell>
          <table:table-cell table:style-name="ce1" office:value-type="string" calcext:value-type="string">
            <text:p>Threads im following</text:p>
          </table:table-cell>
          <table:table-cell table:style-name="ce3" table:formula="of:=join(&quot;&quot;;&quot;https://scratch.mit.edu/discuss/topic/&quot;;[.A31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12]; &quot;]&quot;; [.E312]; &quot;[/url][/b] [i]by &quot;; [.D312]; &quot; (&quot;; INDIRECT(join(&quot;&quot;;&quot;H&quot;;(MONTH([.C312])))); &quot; '&quot;; RIGHT(YEAR([.C312]);2);&quot;)&quot;; CHAR(10);&quot;[b]Description: [/b]&quot;; [.I312]; CHAR(10); &quot;[small][b]Keywords: [/b]&quot;;[.J312];CHAR(10);&quot;[color=transparent]Tags: &quot;;[.K31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6251" calcext:value-type="float">
            <text:p>276251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date" office:date-value="2017-09-10T16:52:52" calcext:value-type="date">
            <text:p>9/10/2017 16:52:52</text:p>
          </table:table-cell>
          <table:table-cell table:style-name="ce1" office:value-type="string" calcext:value-type="string">
            <text:p>M1mikyu</text:p>
          </table:table-cell>
          <table:table-cell table:style-name="ce1" office:value-type="string" calcext:value-type="string">
            <text:p>make it possible to see alerts</text:p>
          </table:table-cell>
          <table:table-cell table:style-name="ce3" table:formula="of:=join(&quot;&quot;;&quot;https://scratch.mit.edu/discuss/topic/&quot;;[.A31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13]; &quot;]&quot;; [.E313]; &quot;[/url][/b] [i]by &quot;; [.D313]; &quot; (&quot;; INDIRECT(join(&quot;&quot;;&quot;H&quot;;(MONTH([.C313])))); &quot; '&quot;; RIGHT(YEAR([.C313]);2);&quot;)&quot;; CHAR(10);&quot;[b]Description: [/b]&quot;; [.I313]; CHAR(10); &quot;[small][b]Keywords: [/b]&quot;;[.J313];CHAR(10);&quot;[color=transparent]Tags: &quot;;[.K31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97373" calcext:value-type="float">
            <text:p>297373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date" office:date-value="2018-04-06T06:37:15" calcext:value-type="date">
            <text:p>4/6/2018 6:37:15</text:p>
          </table:table-cell>
          <table:table-cell table:style-name="ce1" office:value-type="string" calcext:value-type="string">
            <text:p>badatprogrammingibe</text:p>
          </table:table-cell>
          <table:table-cell table:style-name="ce1" office:value-type="string" calcext:value-type="string">
            <text:p>Change license *for new projects* to CC-BY-SA 3.0</text:p>
          </table:table-cell>
          <table:table-cell table:style-name="ce3" table:formula="of:=join(&quot;&quot;;&quot;https://scratch.mit.edu/discuss/topic/&quot;;[.A31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14]; &quot;]&quot;; [.E314]; &quot;[/url][/b] [i]by &quot;; [.D314]; &quot; (&quot;; INDIRECT(join(&quot;&quot;;&quot;H&quot;;(MONTH([.C314])))); &quot; '&quot;; RIGHT(YEAR([.C314]);2);&quot;)&quot;; CHAR(10);&quot;[b]Description: [/b]&quot;; [.I314]; CHAR(10); &quot;[small][b]Keywords: [/b]&quot;;[.J314];CHAR(10);&quot;[color=transparent]Tags: &quot;;[.K31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04398" calcext:value-type="float">
            <text:p>404398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date" office:date-value="2020-05-15T21:05:53" calcext:value-type="date">
            <text:p>5/15/2020 21:05:53</text:p>
          </table:table-cell>
          <table:table-cell table:style-name="ce1" office:value-type="string" calcext:value-type="string">
            <text:p>R4356th</text:p>
          </table:table-cell>
          <table:table-cell table:style-name="ce1" office:value-type="string" calcext:value-type="string">
            <text:p>Add DuckDuckGo Search to the Forums</text:p>
          </table:table-cell>
          <table:table-cell table:style-name="ce3" table:formula="of:=join(&quot;&quot;;&quot;https://scratch.mit.edu/discuss/topic/&quot;;[.A31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15]; &quot;]&quot;; [.E315]; &quot;[/url][/b] [i]by &quot;; [.D315]; &quot; (&quot;; INDIRECT(join(&quot;&quot;;&quot;H&quot;;(MONTH([.C315])))); &quot; '&quot;; RIGHT(YEAR([.C315]);2);&quot;)&quot;; CHAR(10);&quot;[b]Description: [/b]&quot;; [.I315]; CHAR(10); &quot;[small][b]Keywords: [/b]&quot;;[.J315];CHAR(10);&quot;[color=transparent]Tags: &quot;;[.K31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06473" calcext:value-type="float">
            <text:p>406473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date" office:date-value="2020-05-21T19:16:10" calcext:value-type="date">
            <text:p>5/21/2020 19:16:10</text:p>
          </table:table-cell>
          <table:table-cell table:style-name="ce1" office:value-type="string" calcext:value-type="string">
            <text:p>kylegamerlol</text:p>
          </table:table-cell>
          <table:table-cell table:style-name="ce1" office:value-type="string" calcext:value-type="string">
            <text:p>yes hello I would like there to be the addition of apple emojis on scratch</text:p>
          </table:table-cell>
          <table:table-cell table:style-name="ce3" table:formula="of:=join(&quot;&quot;;&quot;https://scratch.mit.edu/discuss/topic/&quot;;[.A31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16]; &quot;]&quot;; [.E316]; &quot;[/url][/b] [i]by &quot;; [.D316]; &quot; (&quot;; INDIRECT(join(&quot;&quot;;&quot;H&quot;;(MONTH([.C316])))); &quot; '&quot;; RIGHT(YEAR([.C316]);2);&quot;)&quot;; CHAR(10);&quot;[b]Description: [/b]&quot;; [.I316]; CHAR(10); &quot;[small][b]Keywords: [/b]&quot;;[.J316];CHAR(10);&quot;[color=transparent]Tags: &quot;;[.K31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320" calcext:value-type="float">
            <text:p>7320</text:p>
          </table:table-cell>
          <table:table-cell table:style-name="ce1" office:value-type="float" office:value="71" calcext:value-type="float">
            <text:p>71</text:p>
          </table:table-cell>
          <table:table-cell table:style-name="ce2" office:value-type="date" office:date-value="2013-06-05T01:46:16" calcext:value-type="date">
            <text:p>6/5/2013 1:46:16</text:p>
          </table:table-cell>
          <table:table-cell table:style-name="ce1" office:value-type="string" calcext:value-type="string">
            <text:p>Zparx</text:p>
          </table:table-cell>
          <table:table-cell table:style-name="ce1" office:value-type="string" calcext:value-type="string">
            <text:p>Use current window as thumbnail</text:p>
          </table:table-cell>
          <table:table-cell table:style-name="ce3" table:formula="of:=join(&quot;&quot;;&quot;https://scratch.mit.edu/discuss/topic/&quot;;[.A31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17]; &quot;]&quot;; [.E317]; &quot;[/url][/b] [i]by &quot;; [.D317]; &quot; (&quot;; INDIRECT(join(&quot;&quot;;&quot;H&quot;;(MONTH([.C317])))); &quot; '&quot;; RIGHT(YEAR([.C317]);2);&quot;)&quot;; CHAR(10);&quot;[b]Description: [/b]&quot;; [.I317]; CHAR(10); &quot;[small][b]Keywords: [/b]&quot;;[.J317];CHAR(10);&quot;[color=transparent]Tags: &quot;;[.K31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50292" calcext:value-type="float">
            <text:p>150292</text:p>
          </table:table-cell>
          <table:table-cell table:style-name="ce1" office:value-type="float" office:value="71" calcext:value-type="float">
            <text:p>71</text:p>
          </table:table-cell>
          <table:table-cell table:style-name="ce2" office:value-type="date" office:date-value="2015-09-12T14:26:24" calcext:value-type="date">
            <text:p>9/12/2015 14:26:24</text:p>
          </table:table-cell>
          <table:table-cell table:style-name="ce1" office:value-type="string" calcext:value-type="string">
            <text:p>Zekrom01</text:p>
          </table:table-cell>
          <table:table-cell table:style-name="ce1" office:value-type="string" calcext:value-type="string">
            <text:p>Grouped Notifications</text:p>
          </table:table-cell>
          <table:table-cell table:style-name="ce3" table:formula="of:=join(&quot;&quot;;&quot;https://scratch.mit.edu/discuss/topic/&quot;;[.A31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18]; &quot;]&quot;; [.E318]; &quot;[/url][/b] [i]by &quot;; [.D318]; &quot; (&quot;; INDIRECT(join(&quot;&quot;;&quot;H&quot;;(MONTH([.C318])))); &quot; '&quot;; RIGHT(YEAR([.C318]);2);&quot;)&quot;; CHAR(10);&quot;[b]Description: [/b]&quot;; [.I318]; CHAR(10); &quot;[small][b]Keywords: [/b]&quot;;[.J318];CHAR(10);&quot;[color=transparent]Tags: &quot;;[.K31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9341" calcext:value-type="float">
            <text:p>209341</text:p>
          </table:table-cell>
          <table:table-cell table:style-name="ce1" office:value-type="float" office:value="71" calcext:value-type="float">
            <text:p>71</text:p>
          </table:table-cell>
          <table:table-cell table:style-name="ce2" office:value-type="date" office:date-value="2016-07-18T09:10:59" calcext:value-type="date">
            <text:p>7/18/2016 9:10:59</text:p>
          </table:table-cell>
          <table:table-cell table:style-name="ce1" office:value-type="string" calcext:value-type="string">
            <text:p>f1lip</text:p>
          </table:table-cell>
          <table:table-cell table:style-name="ce1" office:value-type="string" calcext:value-type="string">
            <text:p>Start a new forum signature trend</text:p>
          </table:table-cell>
          <table:table-cell table:style-name="ce3" table:formula="of:=join(&quot;&quot;;&quot;https://scratch.mit.edu/discuss/topic/&quot;;[.A31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19]; &quot;]&quot;; [.E319]; &quot;[/url][/b] [i]by &quot;; [.D319]; &quot; (&quot;; INDIRECT(join(&quot;&quot;;&quot;H&quot;;(MONTH([.C319])))); &quot; '&quot;; RIGHT(YEAR([.C319]);2);&quot;)&quot;; CHAR(10);&quot;[b]Description: [/b]&quot;; [.I319]; CHAR(10); &quot;[small][b]Keywords: [/b]&quot;;[.J319];CHAR(10);&quot;[color=transparent]Tags: &quot;;[.K31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7465" calcext:value-type="float">
            <text:p>217465</text:p>
          </table:table-cell>
          <table:table-cell table:style-name="ce1" office:value-type="float" office:value="71" calcext:value-type="float">
            <text:p>71</text:p>
          </table:table-cell>
          <table:table-cell table:style-name="ce2" office:value-type="date" office:date-value="2016-09-11T13:50:01" calcext:value-type="date">
            <text:p>9/11/2016 13:50:01</text:p>
          </table:table-cell>
          <table:table-cell table:style-name="ce1" office:value-type="string" calcext:value-type="string">
            <text:p>rev_dude</text:p>
          </table:table-cell>
          <table:table-cell table:style-name="ce1" office:value-type="string" calcext:value-type="string">
            <text:p>Add folders to the My Projects screen</text:p>
          </table:table-cell>
          <table:table-cell table:style-name="ce3" table:formula="of:=join(&quot;&quot;;&quot;https://scratch.mit.edu/discuss/topic/&quot;;[.A32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20]; &quot;]&quot;; [.E320]; &quot;[/url][/b] [i]by &quot;; [.D320]; &quot; (&quot;; INDIRECT(join(&quot;&quot;;&quot;H&quot;;(MONTH([.C320])))); &quot; '&quot;; RIGHT(YEAR([.C320]);2);&quot;)&quot;; CHAR(10);&quot;[b]Description: [/b]&quot;; [.I320]; CHAR(10); &quot;[small][b]Keywords: [/b]&quot;;[.J320];CHAR(10);&quot;[color=transparent]Tags: &quot;;[.K32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6698" calcext:value-type="float">
            <text:p>266698</text:p>
          </table:table-cell>
          <table:table-cell table:style-name="ce1" office:value-type="float" office:value="71" calcext:value-type="float">
            <text:p>71</text:p>
          </table:table-cell>
          <table:table-cell table:style-name="ce2" office:value-type="date" office:date-value="2017-06-17T20:38:38" calcext:value-type="date">
            <text:p>6/17/2017 20:38:38</text:p>
          </table:table-cell>
          <table:table-cell table:style-name="ce1" office:value-type="string" calcext:value-type="string">
            <text:p>Auroura_Wolf</text:p>
          </table:table-cell>
          <table:table-cell table:style-name="ce1" office:value-type="string" calcext:value-type="string">
            <text:p>Too many RPs!</text:p>
          </table:table-cell>
          <table:table-cell table:style-name="ce3" table:formula="of:=join(&quot;&quot;;&quot;https://scratch.mit.edu/discuss/topic/&quot;;[.A32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21]; &quot;]&quot;; [.E321]; &quot;[/url][/b] [i]by &quot;; [.D321]; &quot; (&quot;; INDIRECT(join(&quot;&quot;;&quot;H&quot;;(MONTH([.C321])))); &quot; '&quot;; RIGHT(YEAR([.C321]);2);&quot;)&quot;; CHAR(10);&quot;[b]Description: [/b]&quot;; [.I321]; CHAR(10); &quot;[small][b]Keywords: [/b]&quot;;[.J321];CHAR(10);&quot;[color=transparent]Tags: &quot;;[.K32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85200" calcext:value-type="float">
            <text:p>285200</text:p>
          </table:table-cell>
          <table:table-cell table:style-name="ce1" office:value-type="float" office:value="71" calcext:value-type="float">
            <text:p>71</text:p>
          </table:table-cell>
          <table:table-cell table:style-name="ce2" office:value-type="date" office:date-value="2017-12-08T20:03:46" calcext:value-type="date">
            <text:p>12/8/2017 20:03:46</text:p>
          </table:table-cell>
          <table:table-cell table:style-name="ce1" office:value-type="string" calcext:value-type="string">
            <text:p>banana439monkey</text:p>
          </table:table-cell>
          <table:table-cell table:style-name="ce1" office:value-type="string" calcext:value-type="string">
            <text:p>Login page on /messages when logged out</text:p>
          </table:table-cell>
          <table:table-cell table:style-name="ce3" table:formula="of:=join(&quot;&quot;;&quot;https://scratch.mit.edu/discuss/topic/&quot;;[.A32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22]; &quot;]&quot;; [.E322]; &quot;[/url][/b] [i]by &quot;; [.D322]; &quot; (&quot;; INDIRECT(join(&quot;&quot;;&quot;H&quot;;(MONTH([.C322])))); &quot; '&quot;; RIGHT(YEAR([.C322]);2);&quot;)&quot;; CHAR(10);&quot;[b]Description: [/b]&quot;; [.I322]; CHAR(10); &quot;[small][b]Keywords: [/b]&quot;;[.J322];CHAR(10);&quot;[color=transparent]Tags: &quot;;[.K32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90964" calcext:value-type="float">
            <text:p>290964</text:p>
          </table:table-cell>
          <table:table-cell table:style-name="ce1" office:value-type="float" office:value="71" calcext:value-type="float">
            <text:p>71</text:p>
          </table:table-cell>
          <table:table-cell table:style-name="ce2" office:value-type="date" office:date-value="2018-02-04T20:20:25" calcext:value-type="date">
            <text:p>2/4/2018 20:20:25</text:p>
          </table:table-cell>
          <table:table-cell table:style-name="ce1" office:value-type="string" calcext:value-type="string">
            <text:p>Cub56</text:p>
          </table:table-cell>
          <table:table-cell table:style-name="ce1" office:value-type="string" calcext:value-type="string">
            <text:p>Scratch needs to be more focused on programming</text:p>
          </table:table-cell>
          <table:table-cell table:style-name="ce3" table:formula="of:=join(&quot;&quot;;&quot;https://scratch.mit.edu/discuss/topic/&quot;;[.A32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23]; &quot;]&quot;; [.E323]; &quot;[/url][/b] [i]by &quot;; [.D323]; &quot; (&quot;; INDIRECT(join(&quot;&quot;;&quot;H&quot;;(MONTH([.C323])))); &quot; '&quot;; RIGHT(YEAR([.C323]);2);&quot;)&quot;; CHAR(10);&quot;[b]Description: [/b]&quot;; [.I323]; CHAR(10); &quot;[small][b]Keywords: [/b]&quot;;[.J323];CHAR(10);&quot;[color=transparent]Tags: &quot;;[.K32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98941" calcext:value-type="float">
            <text:p>298941</text:p>
          </table:table-cell>
          <table:table-cell table:style-name="ce1" office:value-type="float" office:value="71" calcext:value-type="float">
            <text:p>71</text:p>
          </table:table-cell>
          <table:table-cell table:style-name="ce2" office:value-type="date" office:date-value="2018-04-21T23:19:04" calcext:value-type="date">
            <text:p>4/21/2018 23:19:04</text:p>
          </table:table-cell>
          <table:table-cell table:style-name="ce1" office:value-type="string" calcext:value-type="string">
            <text:p>-ShadowOfTheFuture-</text:p>
          </table:table-cell>
          <table:table-cell table:style-name="ce1" office:value-type="string" calcext:value-type="string">
            <text:p>Fix regarding the project loading and comments</text:p>
          </table:table-cell>
          <table:table-cell table:style-name="ce3" table:formula="of:=join(&quot;&quot;;&quot;https://scratch.mit.edu/discuss/topic/&quot;;[.A32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24]; &quot;]&quot;; [.E324]; &quot;[/url][/b] [i]by &quot;; [.D324]; &quot; (&quot;; INDIRECT(join(&quot;&quot;;&quot;H&quot;;(MONTH([.C324])))); &quot; '&quot;; RIGHT(YEAR([.C324]);2);&quot;)&quot;; CHAR(10);&quot;[b]Description: [/b]&quot;; [.I324]; CHAR(10); &quot;[small][b]Keywords: [/b]&quot;;[.J324];CHAR(10);&quot;[color=transparent]Tags: &quot;;[.K32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70" calcext:value-type="float">
            <text:p>70</text:p>
          </table:table-cell>
          <table:table-cell table:style-name="ce2" office:value-type="date" office:date-value="2012-12-27T16:33:09" calcext:value-type="date">
            <text:p>12/27/2012 16:33:09</text:p>
          </table:table-cell>
          <table:table-cell table:style-name="ce1" office:value-type="string" calcext:value-type="string">
            <text:p>Wes64</text:p>
          </table:table-cell>
          <table:table-cell table:style-name="ce1" office:value-type="string" calcext:value-type="string">
            <text:p>projects should NOT be auto-saving</text:p>
          </table:table-cell>
          <table:table-cell table:style-name="ce3" table:formula="of:=join(&quot;&quot;;&quot;https://scratch.mit.edu/discuss/topic/&quot;;[.A32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25]; &quot;]&quot;; [.E325]; &quot;[/url][/b] [i]by &quot;; [.D325]; &quot; (&quot;; INDIRECT(join(&quot;&quot;;&quot;H&quot;;(MONTH([.C325])))); &quot; '&quot;; RIGHT(YEAR([.C325]);2);&quot;)&quot;; CHAR(10);&quot;[b]Description: [/b]&quot;; [.I325]; CHAR(10); &quot;[small][b]Keywords: [/b]&quot;;[.J325];CHAR(10);&quot;[color=transparent]Tags: &quot;;[.K32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841" calcext:value-type="float">
            <text:p>20841</text:p>
          </table:table-cell>
          <table:table-cell table:style-name="ce1" office:value-type="float" office:value="70" calcext:value-type="float">
            <text:p>70</text:p>
          </table:table-cell>
          <table:table-cell table:style-name="ce2" office:value-type="date" office:date-value="2013-11-21T00:53:30" calcext:value-type="date">
            <text:p>11/21/2013 0:53:30</text:p>
          </table:table-cell>
          <table:table-cell table:style-name="ce1" office:value-type="string" calcext:value-type="string">
            <text:p>anguz110</text:p>
          </table:table-cell>
          <table:table-cell table:style-name="ce1" office:value-type="string" calcext:value-type="string">
            <text:p>Repeat for ___ secs blocks</text:p>
          </table:table-cell>
          <table:table-cell table:style-name="ce3" table:formula="of:=join(&quot;&quot;;&quot;https://scratch.mit.edu/discuss/topic/&quot;;[.A32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26]; &quot;]&quot;; [.E326]; &quot;[/url][/b] [i]by &quot;; [.D326]; &quot; (&quot;; INDIRECT(join(&quot;&quot;;&quot;H&quot;;(MONTH([.C326])))); &quot; '&quot;; RIGHT(YEAR([.C326]);2);&quot;)&quot;; CHAR(10);&quot;[b]Description: [/b]&quot;; [.I326]; CHAR(10); &quot;[small][b]Keywords: [/b]&quot;;[.J326];CHAR(10);&quot;[color=transparent]Tags: &quot;;[.K32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8840" calcext:value-type="float">
            <text:p>98840</text:p>
          </table:table-cell>
          <table:table-cell table:style-name="ce1" office:value-type="float" office:value="70" calcext:value-type="float">
            <text:p>70</text:p>
          </table:table-cell>
          <table:table-cell table:style-name="ce2" office:value-type="date" office:date-value="2015-03-16T13:07:52" calcext:value-type="date">
            <text:p>3/16/2015 13:07:52</text:p>
          </table:table-cell>
          <table:table-cell table:style-name="ce1" office:value-type="string" calcext:value-type="string">
            <text:p>xOVERKILLx</text:p>
          </table:table-cell>
          <table:table-cell table:style-name="ce1" office:value-type="string" calcext:value-type="string">
            <text:p>Kid mode on the site</text:p>
          </table:table-cell>
          <table:table-cell table:style-name="ce3" table:formula="of:=join(&quot;&quot;;&quot;https://scratch.mit.edu/discuss/topic/&quot;;[.A32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27]; &quot;]&quot;; [.E327]; &quot;[/url][/b] [i]by &quot;; [.D327]; &quot; (&quot;; INDIRECT(join(&quot;&quot;;&quot;H&quot;;(MONTH([.C327])))); &quot; '&quot;; RIGHT(YEAR([.C327]);2);&quot;)&quot;; CHAR(10);&quot;[b]Description: [/b]&quot;; [.I327]; CHAR(10); &quot;[small][b]Keywords: [/b]&quot;;[.J327];CHAR(10);&quot;[color=transparent]Tags: &quot;;[.K32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19528" calcext:value-type="float">
            <text:p>119528</text:p>
          </table:table-cell>
          <table:table-cell table:style-name="ce1" office:value-type="float" office:value="70" calcext:value-type="float">
            <text:p>70</text:p>
          </table:table-cell>
          <table:table-cell table:style-name="ce2" office:value-type="date" office:date-value="2015-05-27T16:09:41" calcext:value-type="date">
            <text:p>5/27/2015 16:09:41</text:p>
          </table:table-cell>
          <table:table-cell table:style-name="ce1" office:value-type="string" calcext:value-type="string">
            <text:p>chuckdaboss</text:p>
          </table:table-cell>
          <table:table-cell table:style-name="ce1" office:value-type="string" calcext:value-type="string">
            <text:p>let people 'new to scratch' use cloud data, but not create it</text:p>
          </table:table-cell>
          <table:table-cell table:style-name="ce3" table:formula="of:=join(&quot;&quot;;&quot;https://scratch.mit.edu/discuss/topic/&quot;;[.A32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28]; &quot;]&quot;; [.E328]; &quot;[/url][/b] [i]by &quot;; [.D328]; &quot; (&quot;; INDIRECT(join(&quot;&quot;;&quot;H&quot;;(MONTH([.C328])))); &quot; '&quot;; RIGHT(YEAR([.C328]);2);&quot;)&quot;; CHAR(10);&quot;[b]Description: [/b]&quot;; [.I328]; CHAR(10); &quot;[small][b]Keywords: [/b]&quot;;[.J328];CHAR(10);&quot;[color=transparent]Tags: &quot;;[.K32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3347" calcext:value-type="float">
            <text:p>203347</text:p>
          </table:table-cell>
          <table:table-cell table:style-name="ce1" office:value-type="float" office:value="70" calcext:value-type="float">
            <text:p>70</text:p>
          </table:table-cell>
          <table:table-cell table:style-name="ce2" office:value-type="date" office:date-value="2016-06-09T22:55:03" calcext:value-type="date">
            <text:p>6/9/2016 22:55:03</text:p>
          </table:table-cell>
          <table:table-cell table:style-name="ce1" office:value-type="string" calcext:value-type="string">
            <text:p>AndreyTheAwesome</text:p>
          </table:table-cell>
          <table:table-cell table:style-name="ce1" office:value-type="string" calcext:value-type="string">
            <text:p>Comment likes</text:p>
          </table:table-cell>
          <table:table-cell table:style-name="ce3" table:formula="of:=join(&quot;&quot;;&quot;https://scratch.mit.edu/discuss/topic/&quot;;[.A32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29]; &quot;]&quot;; [.E329]; &quot;[/url][/b] [i]by &quot;; [.D329]; &quot; (&quot;; INDIRECT(join(&quot;&quot;;&quot;H&quot;;(MONTH([.C329])))); &quot; '&quot;; RIGHT(YEAR([.C329]);2);&quot;)&quot;; CHAR(10);&quot;[b]Description: [/b]&quot;; [.I329]; CHAR(10); &quot;[small][b]Keywords: [/b]&quot;;[.J329];CHAR(10);&quot;[color=transparent]Tags: &quot;;[.K32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23890" calcext:value-type="float">
            <text:p>223890</text:p>
          </table:table-cell>
          <table:table-cell table:style-name="ce1" office:value-type="float" office:value="70" calcext:value-type="float">
            <text:p>70</text:p>
          </table:table-cell>
          <table:table-cell table:style-name="ce2" office:value-type="date" office:date-value="2016-10-30T12:35:18" calcext:value-type="date">
            <text:p>10/30/2016 12:35:18</text:p>
          </table:table-cell>
          <table:table-cell table:style-name="ce1" office:value-type="string" calcext:value-type="string">
            <text:p>KawaiiCatGirl-</text:p>
          </table:table-cell>
          <table:table-cell table:style-name="ce1" office:value-type="string" calcext:value-type="string">
            <text:p>Banned Users Can Still View Projects</text:p>
          </table:table-cell>
          <table:table-cell table:style-name="ce3" table:formula="of:=join(&quot;&quot;;&quot;https://scratch.mit.edu/discuss/topic/&quot;;[.A33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30]; &quot;]&quot;; [.E330]; &quot;[/url][/b] [i]by &quot;; [.D330]; &quot; (&quot;; INDIRECT(join(&quot;&quot;;&quot;H&quot;;(MONTH([.C330])))); &quot; '&quot;; RIGHT(YEAR([.C330]);2);&quot;)&quot;; CHAR(10);&quot;[b]Description: [/b]&quot;; [.I330]; CHAR(10); &quot;[small][b]Keywords: [/b]&quot;;[.J330];CHAR(10);&quot;[color=transparent]Tags: &quot;;[.K33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57243" calcext:value-type="float">
            <text:p>257243</text:p>
          </table:table-cell>
          <table:table-cell table:style-name="ce1" office:value-type="float" office:value="70" calcext:value-type="float">
            <text:p>70</text:p>
          </table:table-cell>
          <table:table-cell table:style-name="ce2" office:value-type="date" office:date-value="2017-05-14T15:19:05" calcext:value-type="date">
            <text:p>5/14/2017 15:19:05</text:p>
          </table:table-cell>
          <table:table-cell table:style-name="ce1" office:value-type="string" calcext:value-type="string">
            <text:p>angrybirds2357</text:p>
          </table:table-cell>
          <table:table-cell table:style-name="ce1" office:value-type="string" calcext:value-type="string">
            <text:p>Random Scratcher, project, and studio buttons.</text:p>
          </table:table-cell>
          <table:table-cell table:style-name="ce3" table:formula="of:=join(&quot;&quot;;&quot;https://scratch.mit.edu/discuss/topic/&quot;;[.A33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31]; &quot;]&quot;; [.E331]; &quot;[/url][/b] [i]by &quot;; [.D331]; &quot; (&quot;; INDIRECT(join(&quot;&quot;;&quot;H&quot;;(MONTH([.C331])))); &quot; '&quot;; RIGHT(YEAR([.C331]);2);&quot;)&quot;; CHAR(10);&quot;[b]Description: [/b]&quot;; [.I331]; CHAR(10); &quot;[small][b]Keywords: [/b]&quot;;[.J331];CHAR(10);&quot;[color=transparent]Tags: &quot;;[.K33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6044" calcext:value-type="float">
            <text:p>276044</text:p>
          </table:table-cell>
          <table:table-cell table:style-name="ce1" office:value-type="float" office:value="70" calcext:value-type="float">
            <text:p>70</text:p>
          </table:table-cell>
          <table:table-cell table:style-name="ce2" office:value-type="date" office:date-value="2017-09-09T11:05:49" calcext:value-type="date">
            <text:p>9/9/2017 11:05:49</text:p>
          </table:table-cell>
          <table:table-cell table:style-name="ce1" office:value-type="string" calcext:value-type="string">
            <text:p>GC_Collabs</text:p>
          </table:table-cell>
          <table:table-cell table:style-name="ce1" office:value-type="string" calcext:value-type="string">
            <text:p>Bring back the old way of messages</text:p>
          </table:table-cell>
          <table:table-cell table:style-name="ce3" table:formula="of:=join(&quot;&quot;;&quot;https://scratch.mit.edu/discuss/topic/&quot;;[.A33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32]; &quot;]&quot;; [.E332]; &quot;[/url][/b] [i]by &quot;; [.D332]; &quot; (&quot;; INDIRECT(join(&quot;&quot;;&quot;H&quot;;(MONTH([.C332])))); &quot; '&quot;; RIGHT(YEAR([.C332]);2);&quot;)&quot;; CHAR(10);&quot;[b]Description: [/b]&quot;; [.I332]; CHAR(10); &quot;[small][b]Keywords: [/b]&quot;;[.J332];CHAR(10);&quot;[color=transparent]Tags: &quot;;[.K33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35726" calcext:value-type="float">
            <text:p>335726</text:p>
          </table:table-cell>
          <table:table-cell table:style-name="ce1" office:value-type="float" office:value="70" calcext:value-type="float">
            <text:p>70</text:p>
          </table:table-cell>
          <table:table-cell table:style-name="ce2" office:value-type="date" office:date-value="2019-01-13T15:50:17" calcext:value-type="date">
            <text:p>1/13/2019 15:50:17</text:p>
          </table:table-cell>
          <table:table-cell table:style-name="ce1" office:value-type="string" calcext:value-type="string">
            <text:p>Fupicat</text:p>
          </table:table-cell>
          <table:table-cell table:style-name="ce1" office:value-type="string" calcext:value-type="string">
            <text:p>Re-add progress bar for loading</text:p>
          </table:table-cell>
          <table:table-cell table:style-name="ce3" table:formula="of:=join(&quot;&quot;;&quot;https://scratch.mit.edu/discuss/topic/&quot;;[.A33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33]; &quot;]&quot;; [.E333]; &quot;[/url][/b] [i]by &quot;; [.D333]; &quot; (&quot;; INDIRECT(join(&quot;&quot;;&quot;H&quot;;(MONTH([.C333])))); &quot; '&quot;; RIGHT(YEAR([.C333]);2);&quot;)&quot;; CHAR(10);&quot;[b]Description: [/b]&quot;; [.I333]; CHAR(10); &quot;[small][b]Keywords: [/b]&quot;;[.J333];CHAR(10);&quot;[color=transparent]Tags: &quot;;[.K33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73733" calcext:value-type="float">
            <text:p>373733</text:p>
          </table:table-cell>
          <table:table-cell table:style-name="ce1" office:value-type="float" office:value="70" calcext:value-type="float">
            <text:p>70</text:p>
          </table:table-cell>
          <table:table-cell table:style-name="ce2" office:value-type="date" office:date-value="2019-10-24T10:30:18" calcext:value-type="date">
            <text:p>10/24/2019 10:30:18</text:p>
          </table:table-cell>
          <table:table-cell table:style-name="ce1" office:value-type="string" calcext:value-type="string">
            <text:p>LastContinue</text:p>
          </table:table-cell>
          <table:table-cell table:style-name="ce1" office:value-type="string" calcext:value-type="string">
            <text:p>Meta: Have a list of rejected Support / No Support reasons.</text:p>
          </table:table-cell>
          <table:table-cell table:style-name="ce3" table:formula="of:=join(&quot;&quot;;&quot;https://scratch.mit.edu/discuss/topic/&quot;;[.A33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34]; &quot;]&quot;; [.E334]; &quot;[/url][/b] [i]by &quot;; [.D334]; &quot; (&quot;; INDIRECT(join(&quot;&quot;;&quot;H&quot;;(MONTH([.C334])))); &quot; '&quot;; RIGHT(YEAR([.C334]);2);&quot;)&quot;; CHAR(10);&quot;[b]Description: [/b]&quot;; [.I334]; CHAR(10); &quot;[small][b]Keywords: [/b]&quot;;[.J334];CHAR(10);&quot;[color=transparent]Tags: &quot;;[.K33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0136" calcext:value-type="float">
            <text:p>430136</text:p>
          </table:table-cell>
          <table:table-cell table:style-name="ce1" office:value-type="float" office:value="70" calcext:value-type="float">
            <text:p>70</text:p>
          </table:table-cell>
          <table:table-cell table:style-name="ce2" office:value-type="date" office:date-value="2020-08-10T03:04:50" calcext:value-type="date">
            <text:p>8/10/2020 3:04:50</text:p>
          </table:table-cell>
          <table:table-cell table:style-name="ce1" office:value-type="string" calcext:value-type="string">
            <text:p>Yeetoburro1</text:p>
          </table:table-cell>
          <table:table-cell table:style-name="ce1" office:value-type="string" calcext:value-type="string">
            <text:p>Sending an message every so often to re-read the CGs</text:p>
          </table:table-cell>
          <table:table-cell table:style-name="ce3" table:formula="of:=join(&quot;&quot;;&quot;https://scratch.mit.edu/discuss/topic/&quot;;[.A33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35]; &quot;]&quot;; [.E335]; &quot;[/url][/b] [i]by &quot;; [.D335]; &quot; (&quot;; INDIRECT(join(&quot;&quot;;&quot;H&quot;;(MONTH([.C335])))); &quot; '&quot;; RIGHT(YEAR([.C335]);2);&quot;)&quot;; CHAR(10);&quot;[b]Description: [/b]&quot;; [.I335]; CHAR(10); &quot;[small][b]Keywords: [/b]&quot;;[.J335];CHAR(10);&quot;[color=transparent]Tags: &quot;;[.K33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1784" calcext:value-type="float">
            <text:p>31784</text:p>
          </table:table-cell>
          <table:table-cell table:style-name="ce1" office:value-type="float" office:value="69" calcext:value-type="float">
            <text:p>69</text:p>
          </table:table-cell>
          <table:table-cell table:style-name="ce2" office:value-type="date" office:date-value="2014-03-08T16:51:44" calcext:value-type="date">
            <text:p>3/8/2014 16:51:44</text:p>
          </table:table-cell>
          <table:table-cell table:style-name="ce1" office:value-type="string" calcext:value-type="string">
            <text:p>ianhe21</text:p>
          </table:table-cell>
          <table:table-cell table:style-name="ce1" office:value-type="string" calcext:value-type="string">
            <text:p>ANIMATED PROJECT THUMBNAILS</text:p>
          </table:table-cell>
          <table:table-cell table:style-name="ce3" table:formula="of:=join(&quot;&quot;;&quot;https://scratch.mit.edu/discuss/topic/&quot;;[.A33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36]; &quot;]&quot;; [.E336]; &quot;[/url][/b] [i]by &quot;; [.D336]; &quot; (&quot;; INDIRECT(join(&quot;&quot;;&quot;H&quot;;(MONTH([.C336])))); &quot; '&quot;; RIGHT(YEAR([.C336]);2);&quot;)&quot;; CHAR(10);&quot;[b]Description: [/b]&quot;; [.I336]; CHAR(10); &quot;[small][b]Keywords: [/b]&quot;;[.J336];CHAR(10);&quot;[color=transparent]Tags: &quot;;[.K33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15646" calcext:value-type="float">
            <text:p>115646</text:p>
          </table:table-cell>
          <table:table-cell table:style-name="ce1" office:value-type="float" office:value="69" calcext:value-type="float">
            <text:p>69</text:p>
          </table:table-cell>
          <table:table-cell table:style-name="ce2" office:value-type="date" office:date-value="2015-05-14T07:52:22" calcext:value-type="date">
            <text:p>5/14/2015 7:52:22</text:p>
          </table:table-cell>
          <table:table-cell table:style-name="ce1" office:value-type="string" calcext:value-type="string">
            <text:p>kingbiollante</text:p>
          </table:table-cell>
          <table:table-cell table:style-name="ce1" office:value-type="string" calcext:value-type="string">
            <text:p>Why does this not exist?</text:p>
          </table:table-cell>
          <table:table-cell table:style-name="ce3" table:formula="of:=join(&quot;&quot;;&quot;https://scratch.mit.edu/discuss/topic/&quot;;[.A33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37]; &quot;]&quot;; [.E337]; &quot;[/url][/b] [i]by &quot;; [.D337]; &quot; (&quot;; INDIRECT(join(&quot;&quot;;&quot;H&quot;;(MONTH([.C337])))); &quot; '&quot;; RIGHT(YEAR([.C337]);2);&quot;)&quot;; CHAR(10);&quot;[b]Description: [/b]&quot;; [.I337]; CHAR(10); &quot;[small][b]Keywords: [/b]&quot;;[.J337];CHAR(10);&quot;[color=transparent]Tags: &quot;;[.K33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50306" calcext:value-type="float">
            <text:p>150306</text:p>
          </table:table-cell>
          <table:table-cell table:style-name="ce1" office:value-type="float" office:value="69" calcext:value-type="float">
            <text:p>69</text:p>
          </table:table-cell>
          <table:table-cell table:style-name="ce2" office:value-type="date" office:date-value="2015-09-12T15:00:27" calcext:value-type="date">
            <text:p>9/12/2015 15:00:27</text:p>
          </table:table-cell>
          <table:table-cell table:style-name="ce1" office:value-type="string" calcext:value-type="string">
            <text:p>DaSpudLord</text:p>
          </table:table-cell>
          <table:table-cell table:style-name="ce1" office:value-type="string" calcext:value-type="string">
            <text:p>Link to Phosphorous</text:p>
          </table:table-cell>
          <table:table-cell table:style-name="ce3" table:formula="of:=join(&quot;&quot;;&quot;https://scratch.mit.edu/discuss/topic/&quot;;[.A33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38]; &quot;]&quot;; [.E338]; &quot;[/url][/b] [i]by &quot;; [.D338]; &quot; (&quot;; INDIRECT(join(&quot;&quot;;&quot;H&quot;;(MONTH([.C338])))); &quot; '&quot;; RIGHT(YEAR([.C338]);2);&quot;)&quot;; CHAR(10);&quot;[b]Description: [/b]&quot;; [.I338]; CHAR(10); &quot;[small][b]Keywords: [/b]&quot;;[.J338];CHAR(10);&quot;[color=transparent]Tags: &quot;;[.K33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9777" calcext:value-type="float">
            <text:p>269777</text:p>
          </table:table-cell>
          <table:table-cell table:style-name="ce1" office:value-type="float" office:value="69" calcext:value-type="float">
            <text:p>69</text:p>
          </table:table-cell>
          <table:table-cell table:style-name="ce2" office:value-type="date" office:date-value="2017-07-09T14:57:11" calcext:value-type="date">
            <text:p>7/9/2017 14:57:11</text:p>
          </table:table-cell>
          <table:table-cell table:style-name="ce1" office:value-type="string" calcext:value-type="string">
            <text:p>yzyzyz</text:p>
          </table:table-cell>
          <table:table-cell table:style-name="ce1" office:value-type="string" calcext:value-type="string">
            <text:p>Merge the two "my stuff" buttons.</text:p>
          </table:table-cell>
          <table:table-cell table:style-name="ce3" table:formula="of:=join(&quot;&quot;;&quot;https://scratch.mit.edu/discuss/topic/&quot;;[.A33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39]; &quot;]&quot;; [.E339]; &quot;[/url][/b] [i]by &quot;; [.D339]; &quot; (&quot;; INDIRECT(join(&quot;&quot;;&quot;H&quot;;(MONTH([.C339])))); &quot; '&quot;; RIGHT(YEAR([.C339]);2);&quot;)&quot;; CHAR(10);&quot;[b]Description: [/b]&quot;; [.I339]; CHAR(10); &quot;[small][b]Keywords: [/b]&quot;;[.J339];CHAR(10);&quot;[color=transparent]Tags: &quot;;[.K33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232" calcext:value-type="float">
            <text:p>26232</text:p>
          </table:table-cell>
          <table:table-cell table:style-name="ce1" office:value-type="float" office:value="68" calcext:value-type="float">
            <text:p>68</text:p>
          </table:table-cell>
          <table:table-cell table:style-name="ce2" office:value-type="date" office:date-value="2014-01-16T19:56:26" calcext:value-type="date">
            <text:p>1/16/2014 19:56:26</text:p>
          </table:table-cell>
          <table:table-cell table:style-name="ce1" office:value-type="string" calcext:value-type="string">
            <text:p>-Dovewing_</text:p>
          </table:table-cell>
          <table:table-cell table:style-name="ce1" office:value-type="string" calcext:value-type="string">
            <text:p>Changing Color of Variables</text:p>
          </table:table-cell>
          <table:table-cell table:style-name="ce3" table:formula="of:=join(&quot;&quot;;&quot;https://scratch.mit.edu/discuss/topic/&quot;;[.A34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40]; &quot;]&quot;; [.E340]; &quot;[/url][/b] [i]by &quot;; [.D340]; &quot; (&quot;; INDIRECT(join(&quot;&quot;;&quot;H&quot;;(MONTH([.C340])))); &quot; '&quot;; RIGHT(YEAR([.C340]);2);&quot;)&quot;; CHAR(10);&quot;[b]Description: [/b]&quot;; [.I340]; CHAR(10); &quot;[small][b]Keywords: [/b]&quot;;[.J340];CHAR(10);&quot;[color=transparent]Tags: &quot;;[.K34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0852" calcext:value-type="float">
            <text:p>70852</text:p>
          </table:table-cell>
          <table:table-cell table:style-name="ce1" office:value-type="float" office:value="68" calcext:value-type="float">
            <text:p>68</text:p>
          </table:table-cell>
          <table:table-cell table:style-name="ce2" office:value-type="date" office:date-value="2014-12-06T19:58:08" calcext:value-type="date">
            <text:p>12/6/2014 19:58:08</text:p>
          </table:table-cell>
          <table:table-cell table:style-name="ce1" office:value-type="string" calcext:value-type="string">
            <text:p>butterflygirl2</text:p>
          </table:table-cell>
          <table:table-cell table:style-name="ce1" office:value-type="string" calcext:value-type="string">
            <text:p>Notifying Users When Somone Quoted Their Forum Post</text:p>
          </table:table-cell>
          <table:table-cell table:style-name="ce3" table:formula="of:=join(&quot;&quot;;&quot;https://scratch.mit.edu/discuss/topic/&quot;;[.A34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41]; &quot;]&quot;; [.E341]; &quot;[/url][/b] [i]by &quot;; [.D341]; &quot; (&quot;; INDIRECT(join(&quot;&quot;;&quot;H&quot;;(MONTH([.C341])))); &quot; '&quot;; RIGHT(YEAR([.C341]);2);&quot;)&quot;; CHAR(10);&quot;[b]Description: [/b]&quot;; [.I341]; CHAR(10); &quot;[small][b]Keywords: [/b]&quot;;[.J341];CHAR(10);&quot;[color=transparent]Tags: &quot;;[.K34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1128" calcext:value-type="float">
            <text:p>91128</text:p>
          </table:table-cell>
          <table:table-cell table:style-name="ce1" office:value-type="float" office:value="68" calcext:value-type="float">
            <text:p>68</text:p>
          </table:table-cell>
          <table:table-cell table:style-name="ce2" office:value-type="date" office:date-value="2015-02-17T14:01:33" calcext:value-type="date">
            <text:p>2/17/2015 14:01:33</text:p>
          </table:table-cell>
          <table:table-cell table:style-name="ce1" office:value-type="string" calcext:value-type="string">
            <text:p>CosmicSans</text:p>
          </table:table-cell>
          <table:table-cell table:style-name="ce1" office:value-type="string" calcext:value-type="string">
            <text:p>A guide to constructive replies</text:p>
          </table:table-cell>
          <table:table-cell table:style-name="ce3" table:formula="of:=join(&quot;&quot;;&quot;https://scratch.mit.edu/discuss/topic/&quot;;[.A34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42]; &quot;]&quot;; [.E342]; &quot;[/url][/b] [i]by &quot;; [.D342]; &quot; (&quot;; INDIRECT(join(&quot;&quot;;&quot;H&quot;;(MONTH([.C342])))); &quot; '&quot;; RIGHT(YEAR([.C342]);2);&quot;)&quot;; CHAR(10);&quot;[b]Description: [/b]&quot;; [.I342]; CHAR(10); &quot;[small][b]Keywords: [/b]&quot;;[.J342];CHAR(10);&quot;[color=transparent]Tags: &quot;;[.K34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3246" calcext:value-type="float">
            <text:p>123246</text:p>
          </table:table-cell>
          <table:table-cell table:style-name="ce1" office:value-type="float" office:value="68" calcext:value-type="float">
            <text:p>68</text:p>
          </table:table-cell>
          <table:table-cell table:style-name="ce2" office:value-type="date" office:date-value="2015-06-09T13:40:55" calcext:value-type="date">
            <text:p>6/9/2015 13:40:55</text:p>
          </table:table-cell>
          <table:table-cell table:style-name="ce1" office:value-type="string" calcext:value-type="string">
            <text:p>Blank1234</text:p>
          </table:table-cell>
          <table:table-cell table:style-name="ce1" office:value-type="string" calcext:value-type="string">
            <text:p>The ability to mark your own projects as NFE</text:p>
          </table:table-cell>
          <table:table-cell table:style-name="ce3" table:formula="of:=join(&quot;&quot;;&quot;https://scratch.mit.edu/discuss/topic/&quot;;[.A34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43]; &quot;]&quot;; [.E343]; &quot;[/url][/b] [i]by &quot;; [.D343]; &quot; (&quot;; INDIRECT(join(&quot;&quot;;&quot;H&quot;;(MONTH([.C343])))); &quot; '&quot;; RIGHT(YEAR([.C343]);2);&quot;)&quot;; CHAR(10);&quot;[b]Description: [/b]&quot;; [.I343]; CHAR(10); &quot;[small][b]Keywords: [/b]&quot;;[.J343];CHAR(10);&quot;[color=transparent]Tags: &quot;;[.K34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45754" calcext:value-type="float">
            <text:p>145754</text:p>
          </table:table-cell>
          <table:table-cell table:style-name="ce1" office:value-type="float" office:value="68" calcext:value-type="float">
            <text:p>68</text:p>
          </table:table-cell>
          <table:table-cell table:style-name="ce2" office:value-type="date" office:date-value="2015-08-25T14:46:04" calcext:value-type="date">
            <text:p>8/25/2015 14:46:04</text:p>
          </table:table-cell>
          <table:table-cell table:style-name="ce1" office:value-type="string" calcext:value-type="string">
            <text:p>LattleKada</text:p>
          </table:table-cell>
          <table:table-cell table:style-name="ce1" office:value-type="string" calcext:value-type="string">
            <text:p>25 supporters and counting! Link to the ITopic: 'Propose projects to be featured' in the Featured Projects section of the home-page</text:p>
          </table:table-cell>
          <table:table-cell table:style-name="ce3" table:formula="of:=join(&quot;&quot;;&quot;https://scratch.mit.edu/discuss/topic/&quot;;[.A34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44]; &quot;]&quot;; [.E344]; &quot;[/url][/b] [i]by &quot;; [.D344]; &quot; (&quot;; INDIRECT(join(&quot;&quot;;&quot;H&quot;;(MONTH([.C344])))); &quot; '&quot;; RIGHT(YEAR([.C344]);2);&quot;)&quot;; CHAR(10);&quot;[b]Description: [/b]&quot;; [.I344]; CHAR(10); &quot;[small][b]Keywords: [/b]&quot;;[.J344];CHAR(10);&quot;[color=transparent]Tags: &quot;;[.K34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50232" calcext:value-type="float">
            <text:p>150232</text:p>
          </table:table-cell>
          <table:table-cell table:style-name="ce1" office:value-type="float" office:value="68" calcext:value-type="float">
            <text:p>68</text:p>
          </table:table-cell>
          <table:table-cell table:style-name="ce2" office:value-type="date" office:date-value="2015-09-12T09:02:37" calcext:value-type="date">
            <text:p>9/12/2015 9:02:37</text:p>
          </table:table-cell>
          <table:table-cell table:style-name="ce1" office:value-type="string" calcext:value-type="string">
            <text:p>Jonathan50</text:p>
          </table:table-cell>
          <table:table-cell table:style-name="ce1" office:value-type="string" calcext:value-type="string">
            <text:p>Asynchronous Custom Blocks</text:p>
          </table:table-cell>
          <table:table-cell table:style-name="ce3" table:formula="of:=join(&quot;&quot;;&quot;https://scratch.mit.edu/discuss/topic/&quot;;[.A34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45]; &quot;]&quot;; [.E345]; &quot;[/url][/b] [i]by &quot;; [.D345]; &quot; (&quot;; INDIRECT(join(&quot;&quot;;&quot;H&quot;;(MONTH([.C345])))); &quot; '&quot;; RIGHT(YEAR([.C345]);2);&quot;)&quot;; CHAR(10);&quot;[b]Description: [/b]&quot;; [.I345]; CHAR(10); &quot;[small][b]Keywords: [/b]&quot;;[.J345];CHAR(10);&quot;[color=transparent]Tags: &quot;;[.K34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50902" calcext:value-type="float">
            <text:p>150902</text:p>
          </table:table-cell>
          <table:table-cell table:style-name="ce1" office:value-type="float" office:value="68" calcext:value-type="float">
            <text:p>68</text:p>
          </table:table-cell>
          <table:table-cell table:style-name="ce2" office:value-type="date" office:date-value="2015-09-14T11:06:57" calcext:value-type="date">
            <text:p>9/14/2015 11:06:57</text:p>
          </table:table-cell>
          <table:table-cell table:style-name="ce1" office:value-type="string" calcext:value-type="string">
            <text:p>TheoBCaderos</text:p>
          </table:table-cell>
          <table:table-cell table:style-name="ce1" office:value-type="string" calcext:value-type="string">
            <text:p>PAUSE and RESUME</text:p>
          </table:table-cell>
          <table:table-cell table:style-name="ce3" table:formula="of:=join(&quot;&quot;;&quot;https://scratch.mit.edu/discuss/topic/&quot;;[.A34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46]; &quot;]&quot;; [.E346]; &quot;[/url][/b] [i]by &quot;; [.D346]; &quot; (&quot;; INDIRECT(join(&quot;&quot;;&quot;H&quot;;(MONTH([.C346])))); &quot; '&quot;; RIGHT(YEAR([.C346]);2);&quot;)&quot;; CHAR(10);&quot;[b]Description: [/b]&quot;; [.I346]; CHAR(10); &quot;[small][b]Keywords: [/b]&quot;;[.J346];CHAR(10);&quot;[color=transparent]Tags: &quot;;[.K34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6707" calcext:value-type="float">
            <text:p>176707</text:p>
          </table:table-cell>
          <table:table-cell table:style-name="ce1" office:value-type="float" office:value="68" calcext:value-type="float">
            <text:p>68</text:p>
          </table:table-cell>
          <table:table-cell table:style-name="ce2" office:value-type="date" office:date-value="2016-01-04T11:27:28" calcext:value-type="date">
            <text:p>1/4/2016 11:27:28</text:p>
          </table:table-cell>
          <table:table-cell table:style-name="ce1" office:value-type="string" calcext:value-type="string">
            <text:p>carsracer</text:p>
          </table:table-cell>
          <table:table-cell table:style-name="ce1" office:value-type="string" calcext:value-type="string">
            <text:p>Remove the Recently Shared section.</text:p>
          </table:table-cell>
          <table:table-cell table:style-name="ce3" table:formula="of:=join(&quot;&quot;;&quot;https://scratch.mit.edu/discuss/topic/&quot;;[.A34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47]; &quot;]&quot;; [.E347]; &quot;[/url][/b] [i]by &quot;; [.D347]; &quot; (&quot;; INDIRECT(join(&quot;&quot;;&quot;H&quot;;(MONTH([.C347])))); &quot; '&quot;; RIGHT(YEAR([.C347]);2);&quot;)&quot;; CHAR(10);&quot;[b]Description: [/b]&quot;; [.I347]; CHAR(10); &quot;[small][b]Keywords: [/b]&quot;;[.J347];CHAR(10);&quot;[color=transparent]Tags: &quot;;[.K34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6607" calcext:value-type="float">
            <text:p>216607</text:p>
          </table:table-cell>
          <table:table-cell table:style-name="ce1" office:value-type="float" office:value="68" calcext:value-type="float">
            <text:p>68</text:p>
          </table:table-cell>
          <table:table-cell table:style-name="ce2" office:value-type="date" office:date-value="2016-09-04T23:20:56" calcext:value-type="date">
            <text:p>9/4/2016 23:20:56</text:p>
          </table:table-cell>
          <table:table-cell table:style-name="ce1" office:value-type="string" calcext:value-type="string">
            <text:p>TheUltimatum</text:p>
          </table:table-cell>
          <table:table-cell table:style-name="ce1" office:value-type="string" calcext:value-type="string">
            <text:p>(content of [].mit.edu/[])</text:p>
          </table:table-cell>
          <table:table-cell table:style-name="ce3" table:formula="of:=join(&quot;&quot;;&quot;https://scratch.mit.edu/discuss/topic/&quot;;[.A34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48]; &quot;]&quot;; [.E348]; &quot;[/url][/b] [i]by &quot;; [.D348]; &quot; (&quot;; INDIRECT(join(&quot;&quot;;&quot;H&quot;;(MONTH([.C348])))); &quot; '&quot;; RIGHT(YEAR([.C348]);2);&quot;)&quot;; CHAR(10);&quot;[b]Description: [/b]&quot;; [.I348]; CHAR(10); &quot;[small][b]Keywords: [/b]&quot;;[.J348];CHAR(10);&quot;[color=transparent]Tags: &quot;;[.K34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48958" calcext:value-type="float">
            <text:p>348958</text:p>
          </table:table-cell>
          <table:table-cell table:style-name="ce1" office:value-type="float" office:value="68" calcext:value-type="float">
            <text:p>68</text:p>
          </table:table-cell>
          <table:table-cell table:style-name="ce2" office:value-type="date" office:date-value="2019-04-26T14:33:20" calcext:value-type="date">
            <text:p>4/26/2019 14:33:20</text:p>
          </table:table-cell>
          <table:table-cell table:style-name="ce1" office:value-type="string" calcext:value-type="string">
            <text:p>Abitofevrything</text:p>
          </table:table-cell>
          <table:table-cell table:style-name="ce1" office:value-type="string" calcext:value-type="string">
            <text:p>copy to clipboard/copy block</text:p>
          </table:table-cell>
          <table:table-cell table:style-name="ce3" table:formula="of:=join(&quot;&quot;;&quot;https://scratch.mit.edu/discuss/topic/&quot;;[.A34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49]; &quot;]&quot;; [.E349]; &quot;[/url][/b] [i]by &quot;; [.D349]; &quot; (&quot;; INDIRECT(join(&quot;&quot;;&quot;H&quot;;(MONTH([.C349])))); &quot; '&quot;; RIGHT(YEAR([.C349]);2);&quot;)&quot;; CHAR(10);&quot;[b]Description: [/b]&quot;; [.I349]; CHAR(10); &quot;[small][b]Keywords: [/b]&quot;;[.J349];CHAR(10);&quot;[color=transparent]Tags: &quot;;[.K34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68047" calcext:value-type="float">
            <text:p>368047</text:p>
          </table:table-cell>
          <table:table-cell table:style-name="ce1" office:value-type="float" office:value="68" calcext:value-type="float">
            <text:p>68</text:p>
          </table:table-cell>
          <table:table-cell table:style-name="ce2" office:value-type="date" office:date-value="2019-08-26T08:43:23" calcext:value-type="date">
            <text:p>8/26/2019 8:43:23</text:p>
          </table:table-cell>
          <table:table-cell table:style-name="ce1" office:value-type="string" calcext:value-type="string">
            <text:p>Scratch---Cat</text:p>
          </table:table-cell>
          <table:table-cell table:style-name="ce1" office:value-type="string" calcext:value-type="string">
            <text:p>New Extension Suggestion: "Lunar Calendar"</text:p>
          </table:table-cell>
          <table:table-cell table:style-name="ce3" table:formula="of:=join(&quot;&quot;;&quot;https://scratch.mit.edu/discuss/topic/&quot;;[.A35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50]; &quot;]&quot;; [.E350]; &quot;[/url][/b] [i]by &quot;; [.D350]; &quot; (&quot;; INDIRECT(join(&quot;&quot;;&quot;H&quot;;(MONTH([.C350])))); &quot; '&quot;; RIGHT(YEAR([.C350]);2);&quot;)&quot;; CHAR(10);&quot;[b]Description: [/b]&quot;; [.I350]; CHAR(10); &quot;[small][b]Keywords: [/b]&quot;;[.J350];CHAR(10);&quot;[color=transparent]Tags: &quot;;[.K35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986" calcext:value-type="float">
            <text:p>2986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date" office:date-value="2013-03-10T21:11:48" calcext:value-type="date">
            <text:p>3/10/2013 21:11:48</text:p>
          </table:table-cell>
          <table:table-cell table:style-name="ce1" office:value-type="string" calcext:value-type="string">
            <text:p>lunaluvgood</text:p>
          </table:table-cell>
          <table:table-cell table:style-name="ce1" office:value-type="string" calcext:value-type="string">
            <text:p>A mute button?</text:p>
          </table:table-cell>
          <table:table-cell table:style-name="ce3" table:formula="of:=join(&quot;&quot;;&quot;https://scratch.mit.edu/discuss/topic/&quot;;[.A35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51]; &quot;]&quot;; [.E351]; &quot;[/url][/b] [i]by &quot;; [.D351]; &quot; (&quot;; INDIRECT(join(&quot;&quot;;&quot;H&quot;;(MONTH([.C351])))); &quot; '&quot;; RIGHT(YEAR([.C351]);2);&quot;)&quot;; CHAR(10);&quot;[b]Description: [/b]&quot;; [.I351]; CHAR(10); &quot;[small][b]Keywords: [/b]&quot;;[.J351];CHAR(10);&quot;[color=transparent]Tags: &quot;;[.K35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1983" calcext:value-type="float">
            <text:p>31983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date" office:date-value="2014-03-10T15:57:57" calcext:value-type="date">
            <text:p>3/10/2014 15:57:57</text:p>
          </table:table-cell>
          <table:table-cell table:style-name="ce1" office:value-type="string" calcext:value-type="string">
            <text:p>angelthekitkat</text:p>
          </table:table-cell>
          <table:table-cell table:style-name="ce1" office:value-type="string" calcext:value-type="string">
            <text:p>IP Banned Users Using Offline Editor? (2.0)</text:p>
          </table:table-cell>
          <table:table-cell table:style-name="ce3" table:formula="of:=join(&quot;&quot;;&quot;https://scratch.mit.edu/discuss/topic/&quot;;[.A35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52]; &quot;]&quot;; [.E352]; &quot;[/url][/b] [i]by &quot;; [.D352]; &quot; (&quot;; INDIRECT(join(&quot;&quot;;&quot;H&quot;;(MONTH([.C352])))); &quot; '&quot;; RIGHT(YEAR([.C352]);2);&quot;)&quot;; CHAR(10);&quot;[b]Description: [/b]&quot;; [.I352]; CHAR(10); &quot;[small][b]Keywords: [/b]&quot;;[.J352];CHAR(10);&quot;[color=transparent]Tags: &quot;;[.K35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2656" calcext:value-type="float">
            <text:p>182656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date" office:date-value="2016-02-09T19:47:06" calcext:value-type="date">
            <text:p>2/9/2016 19:47:06</text:p>
          </table:table-cell>
          <table:table-cell table:style-name="ce1" office:value-type="string" calcext:value-type="string">
            <text:p>Tymewalk</text:p>
          </table:table-cell>
          <table:table-cell table:style-name="ce1" office:value-type="string" calcext:value-type="string">
            <text:p>Sound Seeking - 30 Supporters</text:p>
          </table:table-cell>
          <table:table-cell table:style-name="ce3" table:formula="of:=join(&quot;&quot;;&quot;https://scratch.mit.edu/discuss/topic/&quot;;[.A35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53]; &quot;]&quot;; [.E353]; &quot;[/url][/b] [i]by &quot;; [.D353]; &quot; (&quot;; INDIRECT(join(&quot;&quot;;&quot;H&quot;;(MONTH([.C353])))); &quot; '&quot;; RIGHT(YEAR([.C353]);2);&quot;)&quot;; CHAR(10);&quot;[b]Description: [/b]&quot;; [.I353]; CHAR(10); &quot;[small][b]Keywords: [/b]&quot;;[.J353];CHAR(10);&quot;[color=transparent]Tags: &quot;;[.K35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6515" calcext:value-type="float">
            <text:p>206515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date" office:date-value="2016-06-30T15:22:19" calcext:value-type="date">
            <text:p>6/30/2016 15:22:19</text:p>
          </table:table-cell>
          <table:table-cell table:style-name="ce1" office:value-type="string" calcext:value-type="string">
            <text:p>JakeCarroll</text:p>
          </table:table-cell>
          <table:table-cell table:style-name="ce1" office:value-type="string" calcext:value-type="string">
            <text:p>Deleting Yourself From Studios</text:p>
          </table:table-cell>
          <table:table-cell table:style-name="ce3" table:formula="of:=join(&quot;&quot;;&quot;https://scratch.mit.edu/discuss/topic/&quot;;[.A35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54]; &quot;]&quot;; [.E354]; &quot;[/url][/b] [i]by &quot;; [.D354]; &quot; (&quot;; INDIRECT(join(&quot;&quot;;&quot;H&quot;;(MONTH([.C354])))); &quot; '&quot;; RIGHT(YEAR([.C354]);2);&quot;)&quot;; CHAR(10);&quot;[b]Description: [/b]&quot;; [.I354]; CHAR(10); &quot;[small][b]Keywords: [/b]&quot;;[.J354];CHAR(10);&quot;[color=transparent]Tags: &quot;;[.K35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22315" calcext:value-type="float">
            <text:p>222315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date" office:date-value="2016-10-19T02:02:55" calcext:value-type="date">
            <text:p>10/19/2016 2:02:55</text:p>
          </table:table-cell>
          <table:table-cell table:style-name="ce1" office:value-type="string" calcext:value-type="string">
            <text:p>tux_fan</text:p>
          </table:table-cell>
          <table:table-cell table:style-name="ce1" office:value-type="string" calcext:value-type="string">
            <text:p>Git for scratch</text:p>
          </table:table-cell>
          <table:table-cell table:style-name="ce3" table:formula="of:=join(&quot;&quot;;&quot;https://scratch.mit.edu/discuss/topic/&quot;;[.A35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55]; &quot;]&quot;; [.E355]; &quot;[/url][/b] [i]by &quot;; [.D355]; &quot; (&quot;; INDIRECT(join(&quot;&quot;;&quot;H&quot;;(MONTH([.C355])))); &quot; '&quot;; RIGHT(YEAR([.C355]);2);&quot;)&quot;; CHAR(10);&quot;[b]Description: [/b]&quot;; [.I355]; CHAR(10); &quot;[small][b]Keywords: [/b]&quot;;[.J355];CHAR(10);&quot;[color=transparent]Tags: &quot;;[.K35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93097" calcext:value-type="float">
            <text:p>293097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date" office:date-value="2018-02-25T07:18:44" calcext:value-type="date">
            <text:p>2/25/2018 7:18:44</text:p>
          </table:table-cell>
          <table:table-cell table:style-name="ce1" office:value-type="string" calcext:value-type="string">
            <text:p>Haz-_-</text:p>
          </table:table-cell>
          <table:table-cell table:style-name="ce1" office:value-type="string" calcext:value-type="string">
            <text:p>closed instead of grey font</text:p>
          </table:table-cell>
          <table:table-cell table:style-name="ce3" table:formula="of:=join(&quot;&quot;;&quot;https://scratch.mit.edu/discuss/topic/&quot;;[.A35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56]; &quot;]&quot;; [.E356]; &quot;[/url][/b] [i]by &quot;; [.D356]; &quot; (&quot;; INDIRECT(join(&quot;&quot;;&quot;H&quot;;(MONTH([.C356])))); &quot; '&quot;; RIGHT(YEAR([.C356]);2);&quot;)&quot;; CHAR(10);&quot;[b]Description: [/b]&quot;; [.I356]; CHAR(10); &quot;[small][b]Keywords: [/b]&quot;;[.J356];CHAR(10);&quot;[color=transparent]Tags: &quot;;[.K35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4051" calcext:value-type="float">
            <text:p>424051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date" office:date-value="2020-07-18T23:04:28" calcext:value-type="date">
            <text:p>7/18/2020 23:04:28</text:p>
          </table:table-cell>
          <table:table-cell table:style-name="ce1" office:value-type="string" calcext:value-type="string">
            <text:p>GlacierDog92</text:p>
          </table:table-cell>
          <table:table-cell table:style-name="ce1" office:value-type="string" calcext:value-type="string">
            <text:p>Hide Individual Users</text:p>
          </table:table-cell>
          <table:table-cell table:style-name="ce3" table:formula="of:=join(&quot;&quot;;&quot;https://scratch.mit.edu/discuss/topic/&quot;;[.A35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57]; &quot;]&quot;; [.E357]; &quot;[/url][/b] [i]by &quot;; [.D357]; &quot; (&quot;; INDIRECT(join(&quot;&quot;;&quot;H&quot;;(MONTH([.C357])))); &quot; '&quot;; RIGHT(YEAR([.C357]);2);&quot;)&quot;; CHAR(10);&quot;[b]Description: [/b]&quot;; [.I357]; CHAR(10); &quot;[small][b]Keywords: [/b]&quot;;[.J357];CHAR(10);&quot;[color=transparent]Tags: &quot;;[.K35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4667" calcext:value-type="float">
            <text:p>24667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date" office:date-value="2013-12-31T18:36:49" calcext:value-type="date">
            <text:p>12/31/2013 18:36:49</text:p>
          </table:table-cell>
          <table:table-cell table:style-name="ce1" office:value-type="string" calcext:value-type="string">
            <text:p>Eintity</text:p>
          </table:table-cell>
          <table:table-cell table:style-name="ce1" office:value-type="string" calcext:value-type="string">
            <text:p>The Reason We Should Remove Google Custom Search Is For The Privacy Of Scratchers</text:p>
          </table:table-cell>
          <table:table-cell table:style-name="ce3" table:formula="of:=join(&quot;&quot;;&quot;https://scratch.mit.edu/discuss/topic/&quot;;[.A35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58]; &quot;]&quot;; [.E358]; &quot;[/url][/b] [i]by &quot;; [.D358]; &quot; (&quot;; INDIRECT(join(&quot;&quot;;&quot;H&quot;;(MONTH([.C358])))); &quot; '&quot;; RIGHT(YEAR([.C358]);2);&quot;)&quot;; CHAR(10);&quot;[b]Description: [/b]&quot;; [.I358]; CHAR(10); &quot;[small][b]Keywords: [/b]&quot;;[.J358];CHAR(10);&quot;[color=transparent]Tags: &quot;;[.K35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5792" calcext:value-type="float">
            <text:p>55792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date" office:date-value="2014-10-06T00:24:12" calcext:value-type="date">
            <text:p>10/6/2014 0:24:12</text:p>
          </table:table-cell>
          <table:table-cell table:style-name="ce1" office:value-type="string" calcext:value-type="string">
            <text:p>OmnipotentPotato</text:p>
          </table:table-cell>
          <table:table-cell table:style-name="ce1" office:value-type="string" calcext:value-type="string">
            <text:p>Go To Layer (Ehh I dunno how many supporters --- a lot)</text:p>
          </table:table-cell>
          <table:table-cell table:style-name="ce3" table:formula="of:=join(&quot;&quot;;&quot;https://scratch.mit.edu/discuss/topic/&quot;;[.A35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59]; &quot;]&quot;; [.E359]; &quot;[/url][/b] [i]by &quot;; [.D359]; &quot; (&quot;; INDIRECT(join(&quot;&quot;;&quot;H&quot;;(MONTH([.C359])))); &quot; '&quot;; RIGHT(YEAR([.C359]);2);&quot;)&quot;; CHAR(10);&quot;[b]Description: [/b]&quot;; [.I359]; CHAR(10); &quot;[small][b]Keywords: [/b]&quot;;[.J359];CHAR(10);&quot;[color=transparent]Tags: &quot;;[.K35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5232" calcext:value-type="float">
            <text:p>75232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date" office:date-value="2014-12-22T07:50:20" calcext:value-type="date">
            <text:p>12/22/2014 7:50:20</text:p>
          </table:table-cell>
          <table:table-cell table:style-name="ce1" office:value-type="string" calcext:value-type="string">
            <text:p>DonnyCraft</text:p>
          </table:table-cell>
          <table:table-cell table:style-name="ce1" office:value-type="string" calcext:value-type="string">
            <text:p>HD Screen Size (1280 by 720)</text:p>
          </table:table-cell>
          <table:table-cell table:style-name="ce3" table:formula="of:=join(&quot;&quot;;&quot;https://scratch.mit.edu/discuss/topic/&quot;;[.A36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60]; &quot;]&quot;; [.E360]; &quot;[/url][/b] [i]by &quot;; [.D360]; &quot; (&quot;; INDIRECT(join(&quot;&quot;;&quot;H&quot;;(MONTH([.C360])))); &quot; '&quot;; RIGHT(YEAR([.C360]);2);&quot;)&quot;; CHAR(10);&quot;[b]Description: [/b]&quot;; [.I360]; CHAR(10); &quot;[small][b]Keywords: [/b]&quot;;[.J360];CHAR(10);&quot;[color=transparent]Tags: &quot;;[.K36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1846" calcext:value-type="float">
            <text:p>161846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date" office:date-value="2015-10-20T18:56:06" calcext:value-type="date">
            <text:p>10/20/2015 18:56:06</text:p>
          </table:table-cell>
          <table:table-cell table:style-name="ce1" office:value-type="float" office:value="78960" calcext:value-type="float">
            <text:p>78960</text:p>
          </table:table-cell>
          <table:table-cell table:style-name="ce1" office:value-type="string" calcext:value-type="string">
            <text:p>Cloud data varuable(s)</text:p>
          </table:table-cell>
          <table:table-cell table:style-name="ce3" table:formula="of:=join(&quot;&quot;;&quot;https://scratch.mit.edu/discuss/topic/&quot;;[.A36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61]; &quot;]&quot;; [.E361]; &quot;[/url][/b] [i]by &quot;; [.D361]; &quot; (&quot;; INDIRECT(join(&quot;&quot;;&quot;H&quot;;(MONTH([.C361])))); &quot; '&quot;; RIGHT(YEAR([.C361]);2);&quot;)&quot;; CHAR(10);&quot;[b]Description: [/b]&quot;; [.I361]; CHAR(10); &quot;[small][b]Keywords: [/b]&quot;;[.J361];CHAR(10);&quot;[color=transparent]Tags: &quot;;[.K36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4580" calcext:value-type="float">
            <text:p>174580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date" office:date-value="2015-12-22T00:18:42" calcext:value-type="date">
            <text:p>12/22/2015 0:18:42</text:p>
          </table:table-cell>
          <table:table-cell table:style-name="ce1" office:value-type="string" calcext:value-type="string">
            <text:p>Chibi-Matoran</text:p>
          </table:table-cell>
          <table:table-cell table:style-name="ce1" office:value-type="string" calcext:value-type="string">
            <text:p>A Better Forum System</text:p>
          </table:table-cell>
          <table:table-cell table:style-name="ce3" table:formula="of:=join(&quot;&quot;;&quot;https://scratch.mit.edu/discuss/topic/&quot;;[.A36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62]; &quot;]&quot;; [.E362]; &quot;[/url][/b] [i]by &quot;; [.D362]; &quot; (&quot;; INDIRECT(join(&quot;&quot;;&quot;H&quot;;(MONTH([.C362])))); &quot; '&quot;; RIGHT(YEAR([.C362]);2);&quot;)&quot;; CHAR(10);&quot;[b]Description: [/b]&quot;; [.I362]; CHAR(10); &quot;[small][b]Keywords: [/b]&quot;;[.J362];CHAR(10);&quot;[color=transparent]Tags: &quot;;[.K36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5448" calcext:value-type="float">
            <text:p>175448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date" office:date-value="2015-12-27T15:08:06" calcext:value-type="date">
            <text:p>12/27/2015 15:08:06</text:p>
          </table:table-cell>
          <table:table-cell table:style-name="ce1" office:value-type="string" calcext:value-type="string">
            <text:p>ZozaTech</text:p>
          </table:table-cell>
          <table:table-cell table:style-name="ce1" office:value-type="string" calcext:value-type="string">
            <text:p>Location not given</text:p>
          </table:table-cell>
          <table:table-cell table:style-name="ce3" table:formula="of:=join(&quot;&quot;;&quot;https://scratch.mit.edu/discuss/topic/&quot;;[.A36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63]; &quot;]&quot;; [.E363]; &quot;[/url][/b] [i]by &quot;; [.D363]; &quot; (&quot;; INDIRECT(join(&quot;&quot;;&quot;H&quot;;(MONTH([.C363])))); &quot; '&quot;; RIGHT(YEAR([.C363]);2);&quot;)&quot;; CHAR(10);&quot;[b]Description: [/b]&quot;; [.I363]; CHAR(10); &quot;[small][b]Keywords: [/b]&quot;;[.J363];CHAR(10);&quot;[color=transparent]Tags: &quot;;[.K36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8511" calcext:value-type="float">
            <text:p>188511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date" office:date-value="2016-03-15T16:31:06" calcext:value-type="date">
            <text:p>3/15/2016 16:31:06</text:p>
          </table:table-cell>
          <table:table-cell table:style-name="ce1" office:value-type="string" calcext:value-type="string">
            <text:p>storytellergirl2247</text:p>
          </table:table-cell>
          <table:table-cell table:style-name="ce1" office:value-type="string" calcext:value-type="string">
            <text:p>New scratch idea: Project pause button.</text:p>
          </table:table-cell>
          <table:table-cell table:style-name="ce3" table:formula="of:=join(&quot;&quot;;&quot;https://scratch.mit.edu/discuss/topic/&quot;;[.A36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64]; &quot;]&quot;; [.E364]; &quot;[/url][/b] [i]by &quot;; [.D364]; &quot; (&quot;; INDIRECT(join(&quot;&quot;;&quot;H&quot;;(MONTH([.C364])))); &quot; '&quot;; RIGHT(YEAR([.C364]);2);&quot;)&quot;; CHAR(10);&quot;[b]Description: [/b]&quot;; [.I364]; CHAR(10); &quot;[small][b]Keywords: [/b]&quot;;[.J364];CHAR(10);&quot;[color=transparent]Tags: &quot;;[.K36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1650" calcext:value-type="float">
            <text:p>201650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date" office:date-value="2016-05-30T07:52:58" calcext:value-type="date">
            <text:p>5/30/2016 7:52:58</text:p>
          </table:table-cell>
          <table:table-cell table:style-name="ce1" office:value-type="string" calcext:value-type="string">
            <text:p>banana439monkey</text:p>
          </table:table-cell>
          <table:table-cell table:style-name="ce1" office:value-type="string" calcext:value-type="string">
            <text:p>Change project links</text:p>
          </table:table-cell>
          <table:table-cell table:style-name="ce3" table:formula="of:=join(&quot;&quot;;&quot;https://scratch.mit.edu/discuss/topic/&quot;;[.A36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65]; &quot;]&quot;; [.E365]; &quot;[/url][/b] [i]by &quot;; [.D365]; &quot; (&quot;; INDIRECT(join(&quot;&quot;;&quot;H&quot;;(MONTH([.C365])))); &quot; '&quot;; RIGHT(YEAR([.C365]);2);&quot;)&quot;; CHAR(10);&quot;[b]Description: [/b]&quot;; [.I365]; CHAR(10); &quot;[small][b]Keywords: [/b]&quot;;[.J365];CHAR(10);&quot;[color=transparent]Tags: &quot;;[.K36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4215" calcext:value-type="float">
            <text:p>234215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date" office:date-value="2017-01-08T17:50:14" calcext:value-type="date">
            <text:p>1/8/2017 17:50:14</text:p>
          </table:table-cell>
          <table:table-cell table:style-name="ce1" office:value-type="string" calcext:value-type="string">
            <text:p>theonlygusti</text:p>
          </table:table-cell>
          <table:table-cell table:style-name="ce1" office:value-type="string" calcext:value-type="string">
            <text:p>Scratch 3 should be case sensitive</text:p>
          </table:table-cell>
          <table:table-cell table:style-name="ce3" table:formula="of:=join(&quot;&quot;;&quot;https://scratch.mit.edu/discuss/topic/&quot;;[.A36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66]; &quot;]&quot;; [.E366]; &quot;[/url][/b] [i]by &quot;; [.D366]; &quot; (&quot;; INDIRECT(join(&quot;&quot;;&quot;H&quot;;(MONTH([.C366])))); &quot; '&quot;; RIGHT(YEAR([.C366]);2);&quot;)&quot;; CHAR(10);&quot;[b]Description: [/b]&quot;; [.I366]; CHAR(10); &quot;[small][b]Keywords: [/b]&quot;;[.J366];CHAR(10);&quot;[color=transparent]Tags: &quot;;[.K36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46905" calcext:value-type="float">
            <text:p>346905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date" office:date-value="2019-04-08T21:43:04" calcext:value-type="date">
            <text:p>4/8/2019 21:43:04</text:p>
          </table:table-cell>
          <table:table-cell table:style-name="ce1" office:value-type="string" calcext:value-type="string">
            <text:p>Zro716</text:p>
          </table:table-cell>
          <table:table-cell table:style-name="ce1" office:value-type="string" calcext:value-type="string">
            <text:p>Remove, or at least greatly raise, the list size limit</text:p>
          </table:table-cell>
          <table:table-cell table:style-name="ce3" table:formula="of:=join(&quot;&quot;;&quot;https://scratch.mit.edu/discuss/topic/&quot;;[.A36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67]; &quot;]&quot;; [.E367]; &quot;[/url][/b] [i]by &quot;; [.D367]; &quot; (&quot;; INDIRECT(join(&quot;&quot;;&quot;H&quot;;(MONTH([.C367])))); &quot; '&quot;; RIGHT(YEAR([.C367]);2);&quot;)&quot;; CHAR(10);&quot;[b]Description: [/b]&quot;; [.I367]; CHAR(10); &quot;[small][b]Keywords: [/b]&quot;;[.J367];CHAR(10);&quot;[color=transparent]Tags: &quot;;[.K36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56308" calcext:value-type="float">
            <text:p>356308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date" office:date-value="2019-06-29T01:46:22" calcext:value-type="date">
            <text:p>6/29/2019 1:46:22</text:p>
          </table:table-cell>
          <table:table-cell table:style-name="ce1" office:value-type="string" calcext:value-type="string">
            <text:p>Flowermanvista</text:p>
          </table:table-cell>
          <table:table-cell table:style-name="ce1" office:value-type="string" calcext:value-type="string">
            <text:p>Stop Wasting Space - Stop Upscaling Uploaded Images</text:p>
          </table:table-cell>
          <table:table-cell table:style-name="ce3" table:formula="of:=join(&quot;&quot;;&quot;https://scratch.mit.edu/discuss/topic/&quot;;[.A36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68]; &quot;]&quot;; [.E368]; &quot;[/url][/b] [i]by &quot;; [.D368]; &quot; (&quot;; INDIRECT(join(&quot;&quot;;&quot;H&quot;;(MONTH([.C368])))); &quot; '&quot;; RIGHT(YEAR([.C368]);2);&quot;)&quot;; CHAR(10);&quot;[b]Description: [/b]&quot;; [.I368]; CHAR(10); &quot;[small][b]Keywords: [/b]&quot;;[.J368];CHAR(10);&quot;[color=transparent]Tags: &quot;;[.K36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09095" calcext:value-type="float">
            <text:p>409095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date" office:date-value="2020-05-29T19:18:34" calcext:value-type="date">
            <text:p>5/29/2020 19:18:34</text:p>
          </table:table-cell>
          <table:table-cell table:style-name="ce1" office:value-type="string" calcext:value-type="string">
            <text:p>PizzaAddict4Life</text:p>
          </table:table-cell>
          <table:table-cell table:style-name="ce1" office:value-type="string" calcext:value-type="string">
            <text:p>Make reporters a dropdown.</text:p>
          </table:table-cell>
          <table:table-cell table:style-name="ce3" table:formula="of:=join(&quot;&quot;;&quot;https://scratch.mit.edu/discuss/topic/&quot;;[.A36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69]; &quot;]&quot;; [.E369]; &quot;[/url][/b] [i]by &quot;; [.D369]; &quot; (&quot;; INDIRECT(join(&quot;&quot;;&quot;H&quot;;(MONTH([.C369])))); &quot; '&quot;; RIGHT(YEAR([.C369]);2);&quot;)&quot;; CHAR(10);&quot;[b]Description: [/b]&quot;; [.I369]; CHAR(10); &quot;[small][b]Keywords: [/b]&quot;;[.J369];CHAR(10);&quot;[color=transparent]Tags: &quot;;[.K36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18147" calcext:value-type="float">
            <text:p>418147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date" office:date-value="2020-06-28T11:12:46" calcext:value-type="date">
            <text:p>6/28/2020 11:12:46</text:p>
          </table:table-cell>
          <table:table-cell table:style-name="ce1" office:value-type="string" calcext:value-type="string">
            <text:p>HTML-Fan</text:p>
          </table:table-cell>
          <table:table-cell table:style-name="ce1" office:value-type="string" calcext:value-type="string">
            <text:p>Typing mode for text writing and with mobile support</text:p>
          </table:table-cell>
          <table:table-cell table:style-name="ce3" table:formula="of:=join(&quot;&quot;;&quot;https://scratch.mit.edu/discuss/topic/&quot;;[.A37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70]; &quot;]&quot;; [.E370]; &quot;[/url][/b] [i]by &quot;; [.D370]; &quot; (&quot;; INDIRECT(join(&quot;&quot;;&quot;H&quot;;(MONTH([.C370])))); &quot; '&quot;; RIGHT(YEAR([.C370]);2);&quot;)&quot;; CHAR(10);&quot;[b]Description: [/b]&quot;; [.I370]; CHAR(10); &quot;[small][b]Keywords: [/b]&quot;;[.J370];CHAR(10);&quot;[color=transparent]Tags: &quot;;[.K37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0886" calcext:value-type="float">
            <text:p>430886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date" office:date-value="2020-08-12T22:26:08" calcext:value-type="date">
            <text:p>8/12/2020 22:26:08</text:p>
          </table:table-cell>
          <table:table-cell table:style-name="ce1" office:value-type="string" calcext:value-type="string">
            <text:p>SiIverhawk</text:p>
          </table:table-cell>
          <table:table-cell table:style-name="ce1" office:value-type="string" calcext:value-type="string">
            <text:p>An improvement to the art system!</text:p>
          </table:table-cell>
          <table:table-cell table:style-name="ce3" table:formula="of:=join(&quot;&quot;;&quot;https://scratch.mit.edu/discuss/topic/&quot;;[.A37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71]; &quot;]&quot;; [.E371]; &quot;[/url][/b] [i]by &quot;; [.D371]; &quot; (&quot;; INDIRECT(join(&quot;&quot;;&quot;H&quot;;(MONTH([.C371])))); &quot; '&quot;; RIGHT(YEAR([.C371]);2);&quot;)&quot;; CHAR(10);&quot;[b]Description: [/b]&quot;; [.I371]; CHAR(10); &quot;[small][b]Keywords: [/b]&quot;;[.J371];CHAR(10);&quot;[color=transparent]Tags: &quot;;[.K37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40501" calcext:value-type="float">
            <text:p>440501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date" office:date-value="2020-09-19T00:33:16" calcext:value-type="date">
            <text:p>9/19/2020 0:33:16</text:p>
          </table:table-cell>
          <table:table-cell table:style-name="ce1" office:value-type="string" calcext:value-type="string">
            <text:p>mtech22</text:p>
          </table:table-cell>
          <table:table-cell table:style-name="ce1" office:value-type="string" calcext:value-type="string">
            <text:p>Emojis</text:p>
          </table:table-cell>
          <table:table-cell table:style-name="ce3" table:formula="of:=join(&quot;&quot;;&quot;https://scratch.mit.edu/discuss/topic/&quot;;[.A37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72]; &quot;]&quot;; [.E372]; &quot;[/url][/b] [i]by &quot;; [.D372]; &quot; (&quot;; INDIRECT(join(&quot;&quot;;&quot;H&quot;;(MONTH([.C372])))); &quot; '&quot;; RIGHT(YEAR([.C372]);2);&quot;)&quot;; CHAR(10);&quot;[b]Description: [/b]&quot;; [.I372]; CHAR(10); &quot;[small][b]Keywords: [/b]&quot;;[.J372];CHAR(10);&quot;[color=transparent]Tags: &quot;;[.K37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45103" calcext:value-type="float">
            <text:p>445103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date" office:date-value="2020-10-06T11:52:29" calcext:value-type="date">
            <text:p>10/6/2020 11:52:29</text:p>
          </table:table-cell>
          <table:table-cell table:style-name="ce1" office:value-type="string" calcext:value-type="string">
            <text:p>TapingAnimations</text:p>
          </table:table-cell>
          <table:table-cell table:style-name="ce1" office:value-type="string" calcext:value-type="string">
            <text:p>Change the ":D" Emoji appearance in the Scratch Forums</text:p>
          </table:table-cell>
          <table:table-cell table:style-name="ce3" table:formula="of:=join(&quot;&quot;;&quot;https://scratch.mit.edu/discuss/topic/&quot;;[.A37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73]; &quot;]&quot;; [.E373]; &quot;[/url][/b] [i]by &quot;; [.D373]; &quot; (&quot;; INDIRECT(join(&quot;&quot;;&quot;H&quot;;(MONTH([.C373])))); &quot; '&quot;; RIGHT(YEAR([.C373]);2);&quot;)&quot;; CHAR(10);&quot;[b]Description: [/b]&quot;; [.I373]; CHAR(10); &quot;[small][b]Keywords: [/b]&quot;;[.J373];CHAR(10);&quot;[color=transparent]Tags: &quot;;[.K37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0414" calcext:value-type="float">
            <text:p>90414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date" office:date-value="2015-02-15T07:15:57" calcext:value-type="date">
            <text:p>2/15/2015 7:15:57</text:p>
          </table:table-cell>
          <table:table-cell table:style-name="ce1" office:value-type="string" calcext:value-type="string">
            <text:p>vacuumfan7072</text:p>
          </table:table-cell>
          <table:table-cell table:style-name="ce1" office:value-type="string" calcext:value-type="string">
            <text:p>Colorblind color scheme?</text:p>
          </table:table-cell>
          <table:table-cell table:style-name="ce3" table:formula="of:=join(&quot;&quot;;&quot;https://scratch.mit.edu/discuss/topic/&quot;;[.A37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74]; &quot;]&quot;; [.E374]; &quot;[/url][/b] [i]by &quot;; [.D374]; &quot; (&quot;; INDIRECT(join(&quot;&quot;;&quot;H&quot;;(MONTH([.C374])))); &quot; '&quot;; RIGHT(YEAR([.C374]);2);&quot;)&quot;; CHAR(10);&quot;[b]Description: [/b]&quot;; [.I374]; CHAR(10); &quot;[small][b]Keywords: [/b]&quot;;[.J374];CHAR(10);&quot;[color=transparent]Tags: &quot;;[.K37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14818" calcext:value-type="float">
            <text:p>114818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date" office:date-value="2015-05-11T18:19:49" calcext:value-type="date">
            <text:p>5/11/2015 18:19:49</text:p>
          </table:table-cell>
          <table:table-cell table:style-name="ce1" office:value-type="string" calcext:value-type="string">
            <text:p>littlefluffyunicorn</text:p>
          </table:table-cell>
          <table:table-cell table:style-name="ce1" office:value-type="string" calcext:value-type="string">
            <text:p>THIS NEEDS TO BE IN SCRATCH.MIT.EDU [competition bar]</text:p>
          </table:table-cell>
          <table:table-cell table:style-name="ce3" table:formula="of:=join(&quot;&quot;;&quot;https://scratch.mit.edu/discuss/topic/&quot;;[.A37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75]; &quot;]&quot;; [.E375]; &quot;[/url][/b] [i]by &quot;; [.D375]; &quot; (&quot;; INDIRECT(join(&quot;&quot;;&quot;H&quot;;(MONTH([.C375])))); &quot; '&quot;; RIGHT(YEAR([.C375]);2);&quot;)&quot;; CHAR(10);&quot;[b]Description: [/b]&quot;; [.I375]; CHAR(10); &quot;[small][b]Keywords: [/b]&quot;;[.J375];CHAR(10);&quot;[color=transparent]Tags: &quot;;[.K37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8766" calcext:value-type="float">
            <text:p>168766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date" office:date-value="2015-11-18T07:28:01" calcext:value-type="date">
            <text:p>11/18/2015 7:28:01</text:p>
          </table:table-cell>
          <table:table-cell table:style-name="ce1" office:value-type="string" calcext:value-type="string">
            <text:p>awesome-llama</text:p>
          </table:table-cell>
          <table:table-cell table:style-name="ce1" office:value-type="string" calcext:value-type="string">
            <text:p>Make it possible to change if to if-else blocks by right-clicking</text:p>
          </table:table-cell>
          <table:table-cell table:style-name="ce3" table:formula="of:=join(&quot;&quot;;&quot;https://scratch.mit.edu/discuss/topic/&quot;;[.A37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76]; &quot;]&quot;; [.E376]; &quot;[/url][/b] [i]by &quot;; [.D376]; &quot; (&quot;; INDIRECT(join(&quot;&quot;;&quot;H&quot;;(MONTH([.C376])))); &quot; '&quot;; RIGHT(YEAR([.C376]);2);&quot;)&quot;; CHAR(10);&quot;[b]Description: [/b]&quot;; [.I376]; CHAR(10); &quot;[small][b]Keywords: [/b]&quot;;[.J376];CHAR(10);&quot;[color=transparent]Tags: &quot;;[.K37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1569" calcext:value-type="float">
            <text:p>171569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date" office:date-value="2015-12-05T17:34:37" calcext:value-type="date">
            <text:p>12/5/2015 17:34:37</text:p>
          </table:table-cell>
          <table:table-cell table:style-name="ce1" office:value-type="string" calcext:value-type="string">
            <text:p>Wetbikeboy2500</text:p>
          </table:table-cell>
          <table:table-cell table:style-name="ce1" office:value-type="string" calcext:value-type="string">
            <text:p>Sprite Folders (Scratch Team Pls Look)</text:p>
          </table:table-cell>
          <table:table-cell table:style-name="ce3" table:formula="of:=join(&quot;&quot;;&quot;https://scratch.mit.edu/discuss/topic/&quot;;[.A37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77]; &quot;]&quot;; [.E377]; &quot;[/url][/b] [i]by &quot;; [.D377]; &quot; (&quot;; INDIRECT(join(&quot;&quot;;&quot;H&quot;;(MONTH([.C377])))); &quot; '&quot;; RIGHT(YEAR([.C377]);2);&quot;)&quot;; CHAR(10);&quot;[b]Description: [/b]&quot;; [.I377]; CHAR(10); &quot;[small][b]Keywords: [/b]&quot;;[.J377];CHAR(10);&quot;[color=transparent]Tags: &quot;;[.K37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2836" calcext:value-type="float">
            <text:p>172836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date" office:date-value="2015-12-11T22:25:59" calcext:value-type="date">
            <text:p>12/11/2015 22:25:59</text:p>
          </table:table-cell>
          <table:table-cell table:style-name="ce1" office:value-type="string" calcext:value-type="string">
            <text:p>thegamemaker108</text:p>
          </table:table-cell>
          <table:table-cell table:style-name="ce1" office:value-type="string" calcext:value-type="string">
            <text:p>Internet blocks. UPDATED AGAIN AND AGAIN AND AGAIN</text:p>
          </table:table-cell>
          <table:table-cell table:style-name="ce3" table:formula="of:=join(&quot;&quot;;&quot;https://scratch.mit.edu/discuss/topic/&quot;;[.A37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78]; &quot;]&quot;; [.E378]; &quot;[/url][/b] [i]by &quot;; [.D378]; &quot; (&quot;; INDIRECT(join(&quot;&quot;;&quot;H&quot;;(MONTH([.C378])))); &quot; '&quot;; RIGHT(YEAR([.C378]);2);&quot;)&quot;; CHAR(10);&quot;[b]Description: [/b]&quot;; [.I378]; CHAR(10); &quot;[small][b]Keywords: [/b]&quot;;[.J378];CHAR(10);&quot;[color=transparent]Tags: &quot;;[.K37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92813" calcext:value-type="float">
            <text:p>292813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date" office:date-value="2018-02-22T16:46:12" calcext:value-type="date">
            <text:p>2/22/2018 16:46:12</text:p>
          </table:table-cell>
          <table:table-cell table:style-name="ce1" office:value-type="string" calcext:value-type="string">
            <text:p>Garamol56</text:p>
          </table:table-cell>
          <table:table-cell table:style-name="ce1" office:value-type="string" calcext:value-type="string">
            <text:p>CalcuBlock</text:p>
          </table:table-cell>
          <table:table-cell table:style-name="ce3" table:formula="of:=join(&quot;&quot;;&quot;https://scratch.mit.edu/discuss/topic/&quot;;[.A37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79]; &quot;]&quot;; [.E379]; &quot;[/url][/b] [i]by &quot;; [.D379]; &quot; (&quot;; INDIRECT(join(&quot;&quot;;&quot;H&quot;;(MONTH([.C379])))); &quot; '&quot;; RIGHT(YEAR([.C379]);2);&quot;)&quot;; CHAR(10);&quot;[b]Description: [/b]&quot;; [.I379]; CHAR(10); &quot;[small][b]Keywords: [/b]&quot;;[.J379];CHAR(10);&quot;[color=transparent]Tags: &quot;;[.K37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00837" calcext:value-type="float">
            <text:p>300837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date" office:date-value="2018-05-09T23:38:41" calcext:value-type="date">
            <text:p>5/9/2018 23:38:41</text:p>
          </table:table-cell>
          <table:table-cell table:style-name="ce1" office:value-type="string" calcext:value-type="string">
            <text:p>E06girl</text:p>
          </table:table-cell>
          <table:table-cell table:style-name="ce1" office:value-type="string" calcext:value-type="string">
            <text:p>A Scratch App!</text:p>
          </table:table-cell>
          <table:table-cell table:style-name="ce3" table:formula="of:=join(&quot;&quot;;&quot;https://scratch.mit.edu/discuss/topic/&quot;;[.A38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80]; &quot;]&quot;; [.E380]; &quot;[/url][/b] [i]by &quot;; [.D380]; &quot; (&quot;; INDIRECT(join(&quot;&quot;;&quot;H&quot;;(MONTH([.C380])))); &quot; '&quot;; RIGHT(YEAR([.C380]);2);&quot;)&quot;; CHAR(10);&quot;[b]Description: [/b]&quot;; [.I380]; CHAR(10); &quot;[small][b]Keywords: [/b]&quot;;[.J380];CHAR(10);&quot;[color=transparent]Tags: &quot;;[.K38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44330" calcext:value-type="float">
            <text:p>344330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date" office:date-value="2019-03-17T01:19:05" calcext:value-type="date">
            <text:p>3/17/2019 1:19:05</text:p>
          </table:table-cell>
          <table:table-cell table:style-name="ce1" office:value-type="string" calcext:value-type="string">
            <text:p>Shadow_Greninja</text:p>
          </table:table-cell>
          <table:table-cell table:style-name="ce1" office:value-type="string" calcext:value-type="string">
            <text:p>Adding Physics</text:p>
          </table:table-cell>
          <table:table-cell table:style-name="ce3" table:formula="of:=join(&quot;&quot;;&quot;https://scratch.mit.edu/discuss/topic/&quot;;[.A38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81]; &quot;]&quot;; [.E381]; &quot;[/url][/b] [i]by &quot;; [.D381]; &quot; (&quot;; INDIRECT(join(&quot;&quot;;&quot;H&quot;;(MONTH([.C381])))); &quot; '&quot;; RIGHT(YEAR([.C381]);2);&quot;)&quot;; CHAR(10);&quot;[b]Description: [/b]&quot;; [.I381]; CHAR(10); &quot;[small][b]Keywords: [/b]&quot;;[.J381];CHAR(10);&quot;[color=transparent]Tags: &quot;;[.K38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55686" calcext:value-type="float">
            <text:p>355686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date" office:date-value="2019-06-22T04:54:00" calcext:value-type="date">
            <text:p>6/22/2019 4:54:00</text:p>
          </table:table-cell>
          <table:table-cell table:style-name="ce1" office:value-type="string" calcext:value-type="string">
            <text:p>banana439monkey</text:p>
          </table:table-cell>
          <table:table-cell table:style-name="ce1" office:value-type="string" calcext:value-type="string">
            <text:p>Add confirmation for deleting assets and sprites</text:p>
          </table:table-cell>
          <table:table-cell table:style-name="ce3" table:formula="of:=join(&quot;&quot;;&quot;https://scratch.mit.edu/discuss/topic/&quot;;[.A38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82]; &quot;]&quot;; [.E382]; &quot;[/url][/b] [i]by &quot;; [.D382]; &quot; (&quot;; INDIRECT(join(&quot;&quot;;&quot;H&quot;;(MONTH([.C382])))); &quot; '&quot;; RIGHT(YEAR([.C382]);2);&quot;)&quot;; CHAR(10);&quot;[b]Description: [/b]&quot;; [.I382]; CHAR(10); &quot;[small][b]Keywords: [/b]&quot;;[.J382];CHAR(10);&quot;[color=transparent]Tags: &quot;;[.K38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7202" calcext:value-type="float">
            <text:p>127202</text:p>
          </table:table-cell>
          <table:table-cell table:style-name="ce1" office:value-type="float" office:value="64" calcext:value-type="float">
            <text:p>64</text:p>
          </table:table-cell>
          <table:table-cell table:style-name="ce2" office:value-type="date" office:date-value="2015-06-22T19:00:01" calcext:value-type="date">
            <text:p>6/22/2015 19:00:01</text:p>
          </table:table-cell>
          <table:table-cell table:style-name="ce1" office:value-type="string" calcext:value-type="string">
            <text:p>Pot-of-Gold</text:p>
          </table:table-cell>
          <table:table-cell table:style-name="ce1" office:value-type="string" calcext:value-type="string">
            <text:p>Text Patterns</text:p>
          </table:table-cell>
          <table:table-cell table:style-name="ce3" table:formula="of:=join(&quot;&quot;;&quot;https://scratch.mit.edu/discuss/topic/&quot;;[.A38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83]; &quot;]&quot;; [.E383]; &quot;[/url][/b] [i]by &quot;; [.D383]; &quot; (&quot;; INDIRECT(join(&quot;&quot;;&quot;H&quot;;(MONTH([.C383])))); &quot; '&quot;; RIGHT(YEAR([.C383]);2);&quot;)&quot;; CHAR(10);&quot;[b]Description: [/b]&quot;; [.I383]; CHAR(10); &quot;[small][b]Keywords: [/b]&quot;;[.J383];CHAR(10);&quot;[color=transparent]Tags: &quot;;[.K38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43228" calcext:value-type="float">
            <text:p>143228</text:p>
          </table:table-cell>
          <table:table-cell table:style-name="ce1" office:value-type="float" office:value="64" calcext:value-type="float">
            <text:p>64</text:p>
          </table:table-cell>
          <table:table-cell table:style-name="ce2" office:value-type="date" office:date-value="2015-08-16T19:11:09" calcext:value-type="date">
            <text:p>8/16/2015 19:11:09</text:p>
          </table:table-cell>
          <table:table-cell table:style-name="ce1" office:value-type="string" calcext:value-type="string">
            <text:p>Skelepound</text:p>
          </table:table-cell>
          <table:table-cell table:style-name="ce1" office:value-type="string" calcext:value-type="string">
            <text:p>Blurring Support for Vector Editor</text:p>
          </table:table-cell>
          <table:table-cell table:style-name="ce3" table:formula="of:=join(&quot;&quot;;&quot;https://scratch.mit.edu/discuss/topic/&quot;;[.A38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84]; &quot;]&quot;; [.E384]; &quot;[/url][/b] [i]by &quot;; [.D384]; &quot; (&quot;; INDIRECT(join(&quot;&quot;;&quot;H&quot;;(MONTH([.C384])))); &quot; '&quot;; RIGHT(YEAR([.C384]);2);&quot;)&quot;; CHAR(10);&quot;[b]Description: [/b]&quot;; [.I384]; CHAR(10); &quot;[small][b]Keywords: [/b]&quot;;[.J384];CHAR(10);&quot;[color=transparent]Tags: &quot;;[.K38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88205" calcext:value-type="float">
            <text:p>288205</text:p>
          </table:table-cell>
          <table:table-cell table:style-name="ce1" office:value-type="float" office:value="64" calcext:value-type="float">
            <text:p>64</text:p>
          </table:table-cell>
          <table:table-cell table:style-name="ce2" office:value-type="date" office:date-value="2018-01-07T15:59:43" calcext:value-type="date">
            <text:p>1/7/2018 15:59:43</text:p>
          </table:table-cell>
          <table:table-cell table:style-name="ce1" office:value-type="string" calcext:value-type="string">
            <text:p>dude341</text:p>
          </table:table-cell>
          <table:table-cell table:style-name="ce1" office:value-type="string" calcext:value-type="string">
            <text:p>Scratch Around the World forum sections should also have sub-forums, and more language forums.</text:p>
          </table:table-cell>
          <table:table-cell table:style-name="ce3" table:formula="of:=join(&quot;&quot;;&quot;https://scratch.mit.edu/discuss/topic/&quot;;[.A38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85]; &quot;]&quot;; [.E385]; &quot;[/url][/b] [i]by &quot;; [.D385]; &quot; (&quot;; INDIRECT(join(&quot;&quot;;&quot;H&quot;;(MONTH([.C385])))); &quot; '&quot;; RIGHT(YEAR([.C385]);2);&quot;)&quot;; CHAR(10);&quot;[b]Description: [/b]&quot;; [.I385]; CHAR(10); &quot;[small][b]Keywords: [/b]&quot;;[.J385];CHAR(10);&quot;[color=transparent]Tags: &quot;;[.K38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2866" calcext:value-type="float">
            <text:p>32866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date" office:date-value="2014-03-19T12:55:56" calcext:value-type="date">
            <text:p>3/19/2014 12:55:56</text:p>
          </table:table-cell>
          <table:table-cell table:style-name="ce1" office:value-type="string" calcext:value-type="string">
            <text:p>braxbroscratcher</text:p>
          </table:table-cell>
          <table:table-cell table:style-name="ce1" office:value-type="string" calcext:value-type="string">
            <text:p>More Clones!</text:p>
          </table:table-cell>
          <table:table-cell table:style-name="ce3" table:formula="of:=join(&quot;&quot;;&quot;https://scratch.mit.edu/discuss/topic/&quot;;[.A38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86]; &quot;]&quot;; [.E386]; &quot;[/url][/b] [i]by &quot;; [.D386]; &quot; (&quot;; INDIRECT(join(&quot;&quot;;&quot;H&quot;;(MONTH([.C386])))); &quot; '&quot;; RIGHT(YEAR([.C386]);2);&quot;)&quot;; CHAR(10);&quot;[b]Description: [/b]&quot;; [.I386]; CHAR(10); &quot;[small][b]Keywords: [/b]&quot;;[.J386];CHAR(10);&quot;[color=transparent]Tags: &quot;;[.K38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8445" calcext:value-type="float">
            <text:p>38445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date" office:date-value="2014-05-10T20:56:32" calcext:value-type="date">
            <text:p>5/10/2014 20:56:32</text:p>
          </table:table-cell>
          <table:table-cell table:style-name="ce1" office:value-type="string" calcext:value-type="string">
            <text:p>kenzielulu</text:p>
          </table:table-cell>
          <table:table-cell table:style-name="ce1" office:value-type="string" calcext:value-type="string">
            <text:p>◄SCRATCH SHOULD HAVE AN UNDO BUTTON►</text:p>
          </table:table-cell>
          <table:table-cell table:style-name="ce3" table:formula="of:=join(&quot;&quot;;&quot;https://scratch.mit.edu/discuss/topic/&quot;;[.A38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87]; &quot;]&quot;; [.E387]; &quot;[/url][/b] [i]by &quot;; [.D387]; &quot; (&quot;; INDIRECT(join(&quot;&quot;;&quot;H&quot;;(MONTH([.C387])))); &quot; '&quot;; RIGHT(YEAR([.C387]);2);&quot;)&quot;; CHAR(10);&quot;[b]Description: [/b]&quot;; [.I387]; CHAR(10); &quot;[small][b]Keywords: [/b]&quot;;[.J387];CHAR(10);&quot;[color=transparent]Tags: &quot;;[.K38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3047" calcext:value-type="float">
            <text:p>53047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date" office:date-value="2014-09-24T00:44:14" calcext:value-type="date">
            <text:p>9/24/2014 0:44:14</text:p>
          </table:table-cell>
          <table:table-cell table:style-name="ce1" office:value-type="string" calcext:value-type="string">
            <text:p>OmnipotentPotato</text:p>
          </table:table-cell>
          <table:table-cell table:style-name="ce1" office:value-type="string" calcext:value-type="string">
            <text:p>Name Stuff in Backpack (32 to 1, Support)</text:p>
          </table:table-cell>
          <table:table-cell table:style-name="ce3" table:formula="of:=join(&quot;&quot;;&quot;https://scratch.mit.edu/discuss/topic/&quot;;[.A38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88]; &quot;]&quot;; [.E388]; &quot;[/url][/b] [i]by &quot;; [.D388]; &quot; (&quot;; INDIRECT(join(&quot;&quot;;&quot;H&quot;;(MONTH([.C388])))); &quot; '&quot;; RIGHT(YEAR([.C388]);2);&quot;)&quot;; CHAR(10);&quot;[b]Description: [/b]&quot;; [.I388]; CHAR(10); &quot;[small][b]Keywords: [/b]&quot;;[.J388];CHAR(10);&quot;[color=transparent]Tags: &quot;;[.K38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13998" calcext:value-type="float">
            <text:p>113998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date" office:date-value="2015-05-09T06:52:58" calcext:value-type="date">
            <text:p>5/9/2015 6:52:58</text:p>
          </table:table-cell>
          <table:table-cell table:style-name="ce1" office:value-type="string" calcext:value-type="string">
            <text:p>emeralddog</text:p>
          </table:table-cell>
          <table:table-cell table:style-name="ce1" office:value-type="string" calcext:value-type="string">
            <text:p>A "last active" display 30 supporters!</text:p>
          </table:table-cell>
          <table:table-cell table:style-name="ce3" table:formula="of:=join(&quot;&quot;;&quot;https://scratch.mit.edu/discuss/topic/&quot;;[.A38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89]; &quot;]&quot;; [.E389]; &quot;[/url][/b] [i]by &quot;; [.D389]; &quot; (&quot;; INDIRECT(join(&quot;&quot;;&quot;H&quot;;(MONTH([.C389])))); &quot; '&quot;; RIGHT(YEAR([.C389]);2);&quot;)&quot;; CHAR(10);&quot;[b]Description: [/b]&quot;; [.I389]; CHAR(10); &quot;[small][b]Keywords: [/b]&quot;;[.J389];CHAR(10);&quot;[color=transparent]Tags: &quot;;[.K38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7209" calcext:value-type="float">
            <text:p>197209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date" office:date-value="2016-05-03T19:00:18" calcext:value-type="date">
            <text:p>5/3/2016 19:00:18</text:p>
          </table:table-cell>
          <table:table-cell table:style-name="ce1" office:value-type="string" calcext:value-type="string">
            <text:p>rdococ</text:p>
          </table:table-cell>
          <table:table-cell table:style-name="ce1" office:value-type="string" calcext:value-type="string">
            <text:p>Speed up, slow down and reverse music</text:p>
          </table:table-cell>
          <table:table-cell table:style-name="ce3" table:formula="of:=join(&quot;&quot;;&quot;https://scratch.mit.edu/discuss/topic/&quot;;[.A39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90]; &quot;]&quot;; [.E390]; &quot;[/url][/b] [i]by &quot;; [.D390]; &quot; (&quot;; INDIRECT(join(&quot;&quot;;&quot;H&quot;;(MONTH([.C390])))); &quot; '&quot;; RIGHT(YEAR([.C390]);2);&quot;)&quot;; CHAR(10);&quot;[b]Description: [/b]&quot;; [.I390]; CHAR(10); &quot;[small][b]Keywords: [/b]&quot;;[.J390];CHAR(10);&quot;[color=transparent]Tags: &quot;;[.K39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8536" calcext:value-type="float">
            <text:p>208536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date" office:date-value="2016-07-12T18:15:05" calcext:value-type="date">
            <text:p>7/12/2016 18:15:05</text:p>
          </table:table-cell>
          <table:table-cell table:style-name="ce1" office:value-type="float" office:value="24691357" calcext:value-type="float">
            <text:p>24691357</text:p>
          </table:table-cell>
          <table:table-cell table:style-name="ce1" office:value-type="string" calcext:value-type="string">
            <text:p>Bring back shout and whisper (15.75/21 support)</text:p>
          </table:table-cell>
          <table:table-cell table:style-name="ce3" table:formula="of:=join(&quot;&quot;;&quot;https://scratch.mit.edu/discuss/topic/&quot;;[.A39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91]; &quot;]&quot;; [.E391]; &quot;[/url][/b] [i]by &quot;; [.D391]; &quot; (&quot;; INDIRECT(join(&quot;&quot;;&quot;H&quot;;(MONTH([.C391])))); &quot; '&quot;; RIGHT(YEAR([.C391]);2);&quot;)&quot;; CHAR(10);&quot;[b]Description: [/b]&quot;; [.I391]; CHAR(10); &quot;[small][b]Keywords: [/b]&quot;;[.J391];CHAR(10);&quot;[color=transparent]Tags: &quot;;[.K39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4506" calcext:value-type="float">
            <text:p>214506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date" office:date-value="2016-08-21T20:58:23" calcext:value-type="date">
            <text:p>8/21/2016 20:58:23</text:p>
          </table:table-cell>
          <table:table-cell table:style-name="ce1" office:value-type="string" calcext:value-type="string">
            <text:p>pack34</text:p>
          </table:table-cell>
          <table:table-cell table:style-name="ce1" office:value-type="string" calcext:value-type="string">
            <text:p>Follow Settings</text:p>
          </table:table-cell>
          <table:table-cell table:style-name="ce3" table:formula="of:=join(&quot;&quot;;&quot;https://scratch.mit.edu/discuss/topic/&quot;;[.A39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92]; &quot;]&quot;; [.E392]; &quot;[/url][/b] [i]by &quot;; [.D392]; &quot; (&quot;; INDIRECT(join(&quot;&quot;;&quot;H&quot;;(MONTH([.C392])))); &quot; '&quot;; RIGHT(YEAR([.C392]);2);&quot;)&quot;; CHAR(10);&quot;[b]Description: [/b]&quot;; [.I392]; CHAR(10); &quot;[small][b]Keywords: [/b]&quot;;[.J392];CHAR(10);&quot;[color=transparent]Tags: &quot;;[.K39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4793" calcext:value-type="float">
            <text:p>214793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date" office:date-value="2016-08-23T14:30:57" calcext:value-type="date">
            <text:p>8/23/2016 14:30:57</text:p>
          </table:table-cell>
          <table:table-cell table:style-name="ce1" office:value-type="string" calcext:value-type="string">
            <text:p>christianxyz</text:p>
          </table:table-cell>
          <table:table-cell table:style-name="ce1" office:value-type="string" calcext:value-type="string">
            <text:p>Break out of loop block</text:p>
          </table:table-cell>
          <table:table-cell table:style-name="ce3" table:formula="of:=join(&quot;&quot;;&quot;https://scratch.mit.edu/discuss/topic/&quot;;[.A39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93]; &quot;]&quot;; [.E393]; &quot;[/url][/b] [i]by &quot;; [.D393]; &quot; (&quot;; INDIRECT(join(&quot;&quot;;&quot;H&quot;;(MONTH([.C393])))); &quot; '&quot;; RIGHT(YEAR([.C393]);2);&quot;)&quot;; CHAR(10);&quot;[b]Description: [/b]&quot;; [.I393]; CHAR(10); &quot;[small][b]Keywords: [/b]&quot;;[.J393];CHAR(10);&quot;[color=transparent]Tags: &quot;;[.K39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5614" calcext:value-type="float">
            <text:p>235614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date" office:date-value="2017-01-18T01:31:18" calcext:value-type="date">
            <text:p>1/18/2017 1:31:18</text:p>
          </table:table-cell>
          <table:table-cell table:style-name="ce1" office:value-type="string" calcext:value-type="string">
            <text:p>dvargasews</text:p>
          </table:table-cell>
          <table:table-cell table:style-name="ce1" office:value-type="string" calcext:value-type="string">
            <text:p>A new operators block, similar to (letter () of [])</text:p>
          </table:table-cell>
          <table:table-cell table:style-name="ce3" table:formula="of:=join(&quot;&quot;;&quot;https://scratch.mit.edu/discuss/topic/&quot;;[.A39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94]; &quot;]&quot;; [.E394]; &quot;[/url][/b] [i]by &quot;; [.D394]; &quot; (&quot;; INDIRECT(join(&quot;&quot;;&quot;H&quot;;(MONTH([.C394])))); &quot; '&quot;; RIGHT(YEAR([.C394]);2);&quot;)&quot;; CHAR(10);&quot;[b]Description: [/b]&quot;; [.I394]; CHAR(10); &quot;[small][b]Keywords: [/b]&quot;;[.J394];CHAR(10);&quot;[color=transparent]Tags: &quot;;[.K39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50593" calcext:value-type="float">
            <text:p>250593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date" office:date-value="2017-04-19T16:36:21" calcext:value-type="date">
            <text:p>4/19/2017 16:36:21</text:p>
          </table:table-cell>
          <table:table-cell table:style-name="ce1" office:value-type="string" calcext:value-type="string">
            <text:p>JDScratch7</text:p>
          </table:table-cell>
          <table:table-cell table:style-name="ce1" office:value-type="string" calcext:value-type="string">
            <text:p>Using Hotkeys to make blocks!! So much more efficient and fast! No more messy scripts!</text:p>
          </table:table-cell>
          <table:table-cell table:style-name="ce3" table:formula="of:=join(&quot;&quot;;&quot;https://scratch.mit.edu/discuss/topic/&quot;;[.A39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95]; &quot;]&quot;; [.E395]; &quot;[/url][/b] [i]by &quot;; [.D395]; &quot; (&quot;; INDIRECT(join(&quot;&quot;;&quot;H&quot;;(MONTH([.C395])))); &quot; '&quot;; RIGHT(YEAR([.C395]);2);&quot;)&quot;; CHAR(10);&quot;[b]Description: [/b]&quot;; [.I395]; CHAR(10); &quot;[small][b]Keywords: [/b]&quot;;[.J395];CHAR(10);&quot;[color=transparent]Tags: &quot;;[.K39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00435" calcext:value-type="float">
            <text:p>400435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date" office:date-value="2020-05-02T00:08:11" calcext:value-type="date">
            <text:p>5/2/2020 0:08:11</text:p>
          </table:table-cell>
          <table:table-cell table:style-name="ce1" office:value-type="string" calcext:value-type="string">
            <text:p>PizzaAddict4Life</text:p>
          </table:table-cell>
          <table:table-cell table:style-name="ce1" office:value-type="string" calcext:value-type="string">
            <text:p>Show unanswered posts in specific section</text:p>
          </table:table-cell>
          <table:table-cell table:style-name="ce3" table:formula="of:=join(&quot;&quot;;&quot;https://scratch.mit.edu/discuss/topic/&quot;;[.A39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96]; &quot;]&quot;; [.E396]; &quot;[/url][/b] [i]by &quot;; [.D396]; &quot; (&quot;; INDIRECT(join(&quot;&quot;;&quot;H&quot;;(MONTH([.C396])))); &quot; '&quot;; RIGHT(YEAR([.C396]);2);&quot;)&quot;; CHAR(10);&quot;[b]Description: [/b]&quot;; [.I396]; CHAR(10); &quot;[small][b]Keywords: [/b]&quot;;[.J396];CHAR(10);&quot;[color=transparent]Tags: &quot;;[.K39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1292" calcext:value-type="float">
            <text:p>11292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date" office:date-value="2013-07-20T02:25:50" calcext:value-type="date">
            <text:p>7/20/2013 2:25:50</text:p>
          </table:table-cell>
          <table:table-cell table:style-name="ce1" office:value-type="string" calcext:value-type="string">
            <text:p>ProdigyZeta7</text:p>
          </table:table-cell>
          <table:table-cell table:style-name="ce1" office:value-type="string" calcext:value-type="string">
            <text:p>[font=Times New Roman]More Fonts in the Forums[/font]</text:p>
          </table:table-cell>
          <table:table-cell table:style-name="ce3" table:formula="of:=join(&quot;&quot;;&quot;https://scratch.mit.edu/discuss/topic/&quot;;[.A39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97]; &quot;]&quot;; [.E397]; &quot;[/url][/b] [i]by &quot;; [.D397]; &quot; (&quot;; INDIRECT(join(&quot;&quot;;&quot;H&quot;;(MONTH([.C397])))); &quot; '&quot;; RIGHT(YEAR([.C397]);2);&quot;)&quot;; CHAR(10);&quot;[b]Description: [/b]&quot;; [.I397]; CHAR(10); &quot;[small][b]Keywords: [/b]&quot;;[.J397];CHAR(10);&quot;[color=transparent]Tags: &quot;;[.K39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665" calcext:value-type="float">
            <text:p>23665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date" office:date-value="2013-12-21T03:34:40" calcext:value-type="date">
            <text:p>12/21/2013 3:34:40</text:p>
          </table:table-cell>
          <table:table-cell table:style-name="ce1" office:value-type="string" calcext:value-type="string">
            <text:p>jvvg</text:p>
          </table:table-cell>
          <table:table-cell table:style-name="ce1" office:value-type="string" calcext:value-type="string">
            <text:p>The 4 reports autoban needs to be implemented ASAP</text:p>
          </table:table-cell>
          <table:table-cell table:style-name="ce3" table:formula="of:=join(&quot;&quot;;&quot;https://scratch.mit.edu/discuss/topic/&quot;;[.A39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98]; &quot;]&quot;; [.E398]; &quot;[/url][/b] [i]by &quot;; [.D398]; &quot; (&quot;; INDIRECT(join(&quot;&quot;;&quot;H&quot;;(MONTH([.C398])))); &quot; '&quot;; RIGHT(YEAR([.C398]);2);&quot;)&quot;; CHAR(10);&quot;[b]Description: [/b]&quot;; [.I398]; CHAR(10); &quot;[small][b]Keywords: [/b]&quot;;[.J398];CHAR(10);&quot;[color=transparent]Tags: &quot;;[.K39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7223" calcext:value-type="float">
            <text:p>37223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date" office:date-value="2014-04-29T02:23:40" calcext:value-type="date">
            <text:p>4/29/2014 2:23:40</text:p>
          </table:table-cell>
          <table:table-cell table:style-name="ce1" office:value-type="string" calcext:value-type="string">
            <text:p>Silverstonewarrior</text:p>
          </table:table-cell>
          <table:table-cell table:style-name="ce1" office:value-type="string" calcext:value-type="string">
            <text:p>How to help fight Art theft</text:p>
          </table:table-cell>
          <table:table-cell table:style-name="ce3" table:formula="of:=join(&quot;&quot;;&quot;https://scratch.mit.edu/discuss/topic/&quot;;[.A39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399]; &quot;]&quot;; [.E399]; &quot;[/url][/b] [i]by &quot;; [.D399]; &quot; (&quot;; INDIRECT(join(&quot;&quot;;&quot;H&quot;;(MONTH([.C399])))); &quot; '&quot;; RIGHT(YEAR([.C399]);2);&quot;)&quot;; CHAR(10);&quot;[b]Description: [/b]&quot;; [.I399]; CHAR(10); &quot;[small][b]Keywords: [/b]&quot;;[.J399];CHAR(10);&quot;[color=transparent]Tags: &quot;;[.K39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1242" calcext:value-type="float">
            <text:p>71242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date" office:date-value="2014-12-07T23:49:14" calcext:value-type="date">
            <text:p>12/7/2014 23:49:14</text:p>
          </table:table-cell>
          <table:table-cell table:style-name="ce1" office:value-type="string" calcext:value-type="string">
            <text:p>RedEyedMedic</text:p>
          </table:table-cell>
          <table:table-cell table:style-name="ce1" office:value-type="string" calcext:value-type="string">
            <text:p>Make There Be a Way to Disable Studio Invites</text:p>
          </table:table-cell>
          <table:table-cell table:style-name="ce3" table:formula="of:=join(&quot;&quot;;&quot;https://scratch.mit.edu/discuss/topic/&quot;;[.A40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00]; &quot;]&quot;; [.E400]; &quot;[/url][/b] [i]by &quot;; [.D400]; &quot; (&quot;; INDIRECT(join(&quot;&quot;;&quot;H&quot;;(MONTH([.C400])))); &quot; '&quot;; RIGHT(YEAR([.C400]);2);&quot;)&quot;; CHAR(10);&quot;[b]Description: [/b]&quot;; [.I400]; CHAR(10); &quot;[small][b]Keywords: [/b]&quot;;[.J400];CHAR(10);&quot;[color=transparent]Tags: &quot;;[.K40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7720" calcext:value-type="float">
            <text:p>187720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date" office:date-value="2016-03-11T03:19:41" calcext:value-type="date">
            <text:p>3/11/2016 3:19:41</text:p>
          </table:table-cell>
          <table:table-cell table:style-name="ce1" office:value-type="string" calcext:value-type="string">
            <text:p>MathlyCat</text:p>
          </table:table-cell>
          <table:table-cell table:style-name="ce1" office:value-type="string" calcext:value-type="string">
            <text:p>Why You SHOULD NOT Be Posting Long Lists of Block Suggestions</text:p>
          </table:table-cell>
          <table:table-cell table:style-name="ce3" table:formula="of:=join(&quot;&quot;;&quot;https://scratch.mit.edu/discuss/topic/&quot;;[.A40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01]; &quot;]&quot;; [.E401]; &quot;[/url][/b] [i]by &quot;; [.D401]; &quot; (&quot;; INDIRECT(join(&quot;&quot;;&quot;H&quot;;(MONTH([.C401])))); &quot; '&quot;; RIGHT(YEAR([.C401]);2);&quot;)&quot;; CHAR(10);&quot;[b]Description: [/b]&quot;; [.I401]; CHAR(10); &quot;[small][b]Keywords: [/b]&quot;;[.J401];CHAR(10);&quot;[color=transparent]Tags: &quot;;[.K40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3703" calcext:value-type="float">
            <text:p>193703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date" office:date-value="2016-04-13T12:11:44" calcext:value-type="date">
            <text:p>4/13/2016 12:11:44</text:p>
          </table:table-cell>
          <table:table-cell table:style-name="ce1" office:value-type="string" calcext:value-type="string">
            <text:p>IgDegOo</text:p>
          </table:table-cell>
          <table:table-cell table:style-name="ce1" office:value-type="string" calcext:value-type="string">
            <text:p>Printing your code.</text:p>
          </table:table-cell>
          <table:table-cell table:style-name="ce3" table:formula="of:=join(&quot;&quot;;&quot;https://scratch.mit.edu/discuss/topic/&quot;;[.A40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02]; &quot;]&quot;; [.E402]; &quot;[/url][/b] [i]by &quot;; [.D402]; &quot; (&quot;; INDIRECT(join(&quot;&quot;;&quot;H&quot;;(MONTH([.C402])))); &quot; '&quot;; RIGHT(YEAR([.C402]);2);&quot;)&quot;; CHAR(10);&quot;[b]Description: [/b]&quot;; [.I402]; CHAR(10); &quot;[small][b]Keywords: [/b]&quot;;[.J402];CHAR(10);&quot;[color=transparent]Tags: &quot;;[.K40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9319" calcext:value-type="float">
            <text:p>269319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date" office:date-value="2017-07-05T18:10:56" calcext:value-type="date">
            <text:p>7/5/2017 18:10:56</text:p>
          </table:table-cell>
          <table:table-cell table:style-name="ce1" office:value-type="string" calcext:value-type="string">
            <text:p>LionHeart70</text:p>
          </table:table-cell>
          <table:table-cell table:style-name="ce1" office:value-type="string" calcext:value-type="string">
            <text:p>Signature</text:p>
          </table:table-cell>
          <table:table-cell table:style-name="ce3" table:formula="of:=join(&quot;&quot;;&quot;https://scratch.mit.edu/discuss/topic/&quot;;[.A40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03]; &quot;]&quot;; [.E403]; &quot;[/url][/b] [i]by &quot;; [.D403]; &quot; (&quot;; INDIRECT(join(&quot;&quot;;&quot;H&quot;;(MONTH([.C403])))); &quot; '&quot;; RIGHT(YEAR([.C403]);2);&quot;)&quot;; CHAR(10);&quot;[b]Description: [/b]&quot;; [.I403]; CHAR(10); &quot;[small][b]Keywords: [/b]&quot;;[.J403];CHAR(10);&quot;[color=transparent]Tags: &quot;;[.K40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4169" calcext:value-type="float">
            <text:p>274169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date" office:date-value="2017-08-21T16:00:37" calcext:value-type="date">
            <text:p>8/21/2017 16:00:37</text:p>
          </table:table-cell>
          <table:table-cell table:style-name="ce1" office:value-type="string" calcext:value-type="string">
            <text:p>Randomness-TV</text:p>
          </table:table-cell>
          <table:table-cell table:style-name="ce1" office:value-type="string" calcext:value-type="string">
            <text:p>Remove Imageshack and Photobucket[11 SUPPORTERS]</text:p>
          </table:table-cell>
          <table:table-cell table:style-name="ce3" table:formula="of:=join(&quot;&quot;;&quot;https://scratch.mit.edu/discuss/topic/&quot;;[.A40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04]; &quot;]&quot;; [.E404]; &quot;[/url][/b] [i]by &quot;; [.D404]; &quot; (&quot;; INDIRECT(join(&quot;&quot;;&quot;H&quot;;(MONTH([.C404])))); &quot; '&quot;; RIGHT(YEAR([.C404]);2);&quot;)&quot;; CHAR(10);&quot;[b]Description: [/b]&quot;; [.I404]; CHAR(10); &quot;[small][b]Keywords: [/b]&quot;;[.J404];CHAR(10);&quot;[color=transparent]Tags: &quot;;[.K40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04350" calcext:value-type="float">
            <text:p>404350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date" office:date-value="2020-05-15T18:49:45" calcext:value-type="date">
            <text:p>5/15/2020 18:49:45</text:p>
          </table:table-cell>
          <table:table-cell table:style-name="ce1" office:value-type="string" calcext:value-type="string">
            <text:p>LegoManiac04</text:p>
          </table:table-cell>
          <table:table-cell table:style-name="ce1" office:value-type="string" calcext:value-type="string">
            <text:p>Change the Explore Page algorithm.</text:p>
          </table:table-cell>
          <table:table-cell table:style-name="ce3" table:formula="of:=join(&quot;&quot;;&quot;https://scratch.mit.edu/discuss/topic/&quot;;[.A40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05]; &quot;]&quot;; [.E405]; &quot;[/url][/b] [i]by &quot;; [.D405]; &quot; (&quot;; INDIRECT(join(&quot;&quot;;&quot;H&quot;;(MONTH([.C405])))); &quot; '&quot;; RIGHT(YEAR([.C405]);2);&quot;)&quot;; CHAR(10);&quot;[b]Description: [/b]&quot;; [.I405]; CHAR(10); &quot;[small][b]Keywords: [/b]&quot;;[.J405];CHAR(10);&quot;[color=transparent]Tags: &quot;;[.K40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14130" calcext:value-type="float">
            <text:p>414130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date" office:date-value="2020-06-15T00:19:56" calcext:value-type="date">
            <text:p>6/15/2020 0:19:56</text:p>
          </table:table-cell>
          <table:table-cell table:style-name="ce1" office:value-type="string" calcext:value-type="string">
            <text:p>Super_Scratch_Bros20</text:p>
          </table:table-cell>
          <table:table-cell table:style-name="ce1" office:value-type="string" calcext:value-type="string">
            <text:p>The Official Guide to Lists of Suggestions [NOTE: ALMOST DONE]</text:p>
          </table:table-cell>
          <table:table-cell table:style-name="ce3" table:formula="of:=join(&quot;&quot;;&quot;https://scratch.mit.edu/discuss/topic/&quot;;[.A40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06]; &quot;]&quot;; [.E406]; &quot;[/url][/b] [i]by &quot;; [.D406]; &quot; (&quot;; INDIRECT(join(&quot;&quot;;&quot;H&quot;;(MONTH([.C406])))); &quot; '&quot;; RIGHT(YEAR([.C406]);2);&quot;)&quot;; CHAR(10);&quot;[b]Description: [/b]&quot;; [.I406]; CHAR(10); &quot;[small][b]Keywords: [/b]&quot;;[.J406];CHAR(10);&quot;[color=transparent]Tags: &quot;;[.K40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0402" calcext:value-type="float">
            <text:p>420402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date" office:date-value="2020-07-06T18:43:24" calcext:value-type="date">
            <text:p>7/6/2020 18:43:24</text:p>
          </table:table-cell>
          <table:table-cell table:style-name="ce1" office:value-type="string" calcext:value-type="string">
            <text:p>moss-shadow</text:p>
          </table:table-cell>
          <table:table-cell table:style-name="ce1" office:value-type="string" calcext:value-type="string">
            <text:p>Remix Improvements</text:p>
          </table:table-cell>
          <table:table-cell table:style-name="ce3" table:formula="of:=join(&quot;&quot;;&quot;https://scratch.mit.edu/discuss/topic/&quot;;[.A40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07]; &quot;]&quot;; [.E407]; &quot;[/url][/b] [i]by &quot;; [.D407]; &quot; (&quot;; INDIRECT(join(&quot;&quot;;&quot;H&quot;;(MONTH([.C407])))); &quot; '&quot;; RIGHT(YEAR([.C407]);2);&quot;)&quot;; CHAR(10);&quot;[b]Description: [/b]&quot;; [.I407]; CHAR(10); &quot;[small][b]Keywords: [/b]&quot;;[.J407];CHAR(10);&quot;[color=transparent]Tags: &quot;;[.K40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8168" calcext:value-type="float">
            <text:p>438168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date" office:date-value="2020-09-09T14:49:24" calcext:value-type="date">
            <text:p>9/9/2020 14:49:24</text:p>
          </table:table-cell>
          <table:table-cell table:style-name="ce1" office:value-type="string" calcext:value-type="string">
            <text:p>Yeetoburro1</text:p>
          </table:table-cell>
          <table:table-cell table:style-name="ce1" office:value-type="string" calcext:value-type="string">
            <text:p>Censor email addresses in the forums and main site</text:p>
          </table:table-cell>
          <table:table-cell table:style-name="ce3" table:formula="of:=join(&quot;&quot;;&quot;https://scratch.mit.edu/discuss/topic/&quot;;[.A40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08]; &quot;]&quot;; [.E408]; &quot;[/url][/b] [i]by &quot;; [.D408]; &quot; (&quot;; INDIRECT(join(&quot;&quot;;&quot;H&quot;;(MONTH([.C408])))); &quot; '&quot;; RIGHT(YEAR([.C408]);2);&quot;)&quot;; CHAR(10);&quot;[b]Description: [/b]&quot;; [.I408]; CHAR(10); &quot;[small][b]Keywords: [/b]&quot;;[.J408];CHAR(10);&quot;[color=transparent]Tags: &quot;;[.K40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350" calcext:value-type="float">
            <text:p>9350</text:p>
          </table:table-cell>
          <table:table-cell table:style-name="ce1" office:value-type="float" office:value="61" calcext:value-type="float">
            <text:p>61</text:p>
          </table:table-cell>
          <table:table-cell table:style-name="ce2" office:value-type="date" office:date-value="2013-06-27T23:39:19" calcext:value-type="date">
            <text:p>6/27/2013 23:39:19</text:p>
          </table:table-cell>
          <table:table-cell table:style-name="ce1" office:value-type="string" calcext:value-type="string">
            <text:p>Laternenpfahl</text:p>
          </table:table-cell>
          <table:table-cell table:style-name="ce1" office:value-type="string" calcext:value-type="string">
            <text:p>give non-remixes higher priority in searches.</text:p>
          </table:table-cell>
          <table:table-cell table:style-name="ce3" table:formula="of:=join(&quot;&quot;;&quot;https://scratch.mit.edu/discuss/topic/&quot;;[.A40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09]; &quot;]&quot;; [.E409]; &quot;[/url][/b] [i]by &quot;; [.D409]; &quot; (&quot;; INDIRECT(join(&quot;&quot;;&quot;H&quot;;(MONTH([.C409])))); &quot; '&quot;; RIGHT(YEAR([.C409]);2);&quot;)&quot;; CHAR(10);&quot;[b]Description: [/b]&quot;; [.I409]; CHAR(10); &quot;[small][b]Keywords: [/b]&quot;;[.J409];CHAR(10);&quot;[color=transparent]Tags: &quot;;[.K40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195" calcext:value-type="float">
            <text:p>21195</text:p>
          </table:table-cell>
          <table:table-cell table:style-name="ce1" office:value-type="float" office:value="61" calcext:value-type="float">
            <text:p>61</text:p>
          </table:table-cell>
          <table:table-cell table:style-name="ce2" office:value-type="date" office:date-value="2013-11-24T21:35:29" calcext:value-type="date">
            <text:p>11/24/2013 21:35:29</text:p>
          </table:table-cell>
          <table:table-cell table:style-name="ce1" office:value-type="string" calcext:value-type="string">
            <text:p>Mozzi64</text:p>
          </table:table-cell>
          <table:table-cell table:style-name="ce1" office:value-type="string" calcext:value-type="string">
            <text:p>Replace globe with computer</text:p>
          </table:table-cell>
          <table:table-cell table:style-name="ce3" table:formula="of:=join(&quot;&quot;;&quot;https://scratch.mit.edu/discuss/topic/&quot;;[.A41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10]; &quot;]&quot;; [.E410]; &quot;[/url][/b] [i]by &quot;; [.D410]; &quot; (&quot;; INDIRECT(join(&quot;&quot;;&quot;H&quot;;(MONTH([.C410])))); &quot; '&quot;; RIGHT(YEAR([.C410]);2);&quot;)&quot;; CHAR(10);&quot;[b]Description: [/b]&quot;; [.I410]; CHAR(10); &quot;[small][b]Keywords: [/b]&quot;;[.J410];CHAR(10);&quot;[color=transparent]Tags: &quot;;[.K41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5842" calcext:value-type="float">
            <text:p>25842</text:p>
          </table:table-cell>
          <table:table-cell table:style-name="ce1" office:value-type="float" office:value="61" calcext:value-type="float">
            <text:p>61</text:p>
          </table:table-cell>
          <table:table-cell table:style-name="ce2" office:value-type="date" office:date-value="2014-01-12T09:52:10" calcext:value-type="date">
            <text:p>1/12/2014 9:52:10</text:p>
          </table:table-cell>
          <table:table-cell table:style-name="ce1" office:value-type="string" calcext:value-type="string">
            <text:p>Blaze349</text:p>
          </table:table-cell>
          <table:table-cell table:style-name="ce1" office:value-type="string" calcext:value-type="string">
            <text:p>SPRITE GROUPS!!!!!!!</text:p>
          </table:table-cell>
          <table:table-cell table:style-name="ce3" table:formula="of:=join(&quot;&quot;;&quot;https://scratch.mit.edu/discuss/topic/&quot;;[.A41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11]; &quot;]&quot;; [.E411]; &quot;[/url][/b] [i]by &quot;; [.D411]; &quot; (&quot;; INDIRECT(join(&quot;&quot;;&quot;H&quot;;(MONTH([.C411])))); &quot; '&quot;; RIGHT(YEAR([.C411]);2);&quot;)&quot;; CHAR(10);&quot;[b]Description: [/b]&quot;; [.I411]; CHAR(10); &quot;[small][b]Keywords: [/b]&quot;;[.J411];CHAR(10);&quot;[color=transparent]Tags: &quot;;[.K41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4800" calcext:value-type="float">
            <text:p>54800</text:p>
          </table:table-cell>
          <table:table-cell table:style-name="ce1" office:value-type="float" office:value="61" calcext:value-type="float">
            <text:p>61</text:p>
          </table:table-cell>
          <table:table-cell table:style-name="ce2" office:value-type="date" office:date-value="2014-10-02T04:21:34" calcext:value-type="date">
            <text:p>10/2/2014 4:21:34</text:p>
          </table:table-cell>
          <table:table-cell table:style-name="ce1" office:value-type="string" calcext:value-type="string">
            <text:p>ImMaximum</text:p>
          </table:table-cell>
          <table:table-cell table:style-name="ce1" office:value-type="string" calcext:value-type="string">
            <text:p>Collaborating in 2.0: Multiple Editors on a Project</text:p>
          </table:table-cell>
          <table:table-cell table:style-name="ce3" table:formula="of:=join(&quot;&quot;;&quot;https://scratch.mit.edu/discuss/topic/&quot;;[.A41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12]; &quot;]&quot;; [.E412]; &quot;[/url][/b] [i]by &quot;; [.D412]; &quot; (&quot;; INDIRECT(join(&quot;&quot;;&quot;H&quot;;(MONTH([.C412])))); &quot; '&quot;; RIGHT(YEAR([.C412]);2);&quot;)&quot;; CHAR(10);&quot;[b]Description: [/b]&quot;; [.I412]; CHAR(10); &quot;[small][b]Keywords: [/b]&quot;;[.J412];CHAR(10);&quot;[color=transparent]Tags: &quot;;[.K41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7072" calcext:value-type="float">
            <text:p>77072</text:p>
          </table:table-cell>
          <table:table-cell table:style-name="ce1" office:value-type="float" office:value="61" calcext:value-type="float">
            <text:p>61</text:p>
          </table:table-cell>
          <table:table-cell table:style-name="ce2" office:value-type="date" office:date-value="2014-12-29T20:10:59" calcext:value-type="date">
            <text:p>12/29/2014 20:10:59</text:p>
          </table:table-cell>
          <table:table-cell table:style-name="ce1" office:value-type="string" calcext:value-type="string">
            <text:p>Teanaway</text:p>
          </table:table-cell>
          <table:table-cell table:style-name="ce1" office:value-type="string" calcext:value-type="string">
            <text:p>rename following.</text:p>
          </table:table-cell>
          <table:table-cell table:style-name="ce3" table:formula="of:=join(&quot;&quot;;&quot;https://scratch.mit.edu/discuss/topic/&quot;;[.A41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13]; &quot;]&quot;; [.E413]; &quot;[/url][/b] [i]by &quot;; [.D413]; &quot; (&quot;; INDIRECT(join(&quot;&quot;;&quot;H&quot;;(MONTH([.C413])))); &quot; '&quot;; RIGHT(YEAR([.C413]);2);&quot;)&quot;; CHAR(10);&quot;[b]Description: [/b]&quot;; [.I413]; CHAR(10); &quot;[small][b]Keywords: [/b]&quot;;[.J413];CHAR(10);&quot;[color=transparent]Tags: &quot;;[.K41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51350" calcext:value-type="float">
            <text:p>151350</text:p>
          </table:table-cell>
          <table:table-cell table:style-name="ce1" office:value-type="float" office:value="61" calcext:value-type="float">
            <text:p>61</text:p>
          </table:table-cell>
          <table:table-cell table:style-name="ce2" office:value-type="date" office:date-value="2015-09-16T02:13:51" calcext:value-type="date">
            <text:p>9/16/2015 2:13:51</text:p>
          </table:table-cell>
          <table:table-cell table:style-name="ce1" office:value-type="string" calcext:value-type="string">
            <text:p>mojohill</text:p>
          </table:table-cell>
          <table:table-cell table:style-name="ce1" office:value-type="string" calcext:value-type="string">
            <text:p>Message Before Sharing Projects (33 Support, 2 Semi-Support, 1 No Support)</text:p>
          </table:table-cell>
          <table:table-cell table:style-name="ce3" table:formula="of:=join(&quot;&quot;;&quot;https://scratch.mit.edu/discuss/topic/&quot;;[.A41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14]; &quot;]&quot;; [.E414]; &quot;[/url][/b] [i]by &quot;; [.D414]; &quot; (&quot;; INDIRECT(join(&quot;&quot;;&quot;H&quot;;(MONTH([.C414])))); &quot; '&quot;; RIGHT(YEAR([.C414]);2);&quot;)&quot;; CHAR(10);&quot;[b]Description: [/b]&quot;; [.I414]; CHAR(10); &quot;[small][b]Keywords: [/b]&quot;;[.J414];CHAR(10);&quot;[color=transparent]Tags: &quot;;[.K41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4102" calcext:value-type="float">
            <text:p>164102</text:p>
          </table:table-cell>
          <table:table-cell table:style-name="ce1" office:value-type="float" office:value="61" calcext:value-type="float">
            <text:p>61</text:p>
          </table:table-cell>
          <table:table-cell table:style-name="ce2" office:value-type="date" office:date-value="2015-10-27T00:24:58" calcext:value-type="date">
            <text:p>10/27/2015 0:24:58</text:p>
          </table:table-cell>
          <table:table-cell table:style-name="ce1" office:value-type="string" calcext:value-type="string">
            <text:p>Noroz</text:p>
          </table:table-cell>
          <table:table-cell table:style-name="ce1" office:value-type="string" calcext:value-type="string">
            <text:p>The New Scratch Graphics</text:p>
          </table:table-cell>
          <table:table-cell table:style-name="ce3" table:formula="of:=join(&quot;&quot;;&quot;https://scratch.mit.edu/discuss/topic/&quot;;[.A41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15]; &quot;]&quot;; [.E415]; &quot;[/url][/b] [i]by &quot;; [.D415]; &quot; (&quot;; INDIRECT(join(&quot;&quot;;&quot;H&quot;;(MONTH([.C415])))); &quot; '&quot;; RIGHT(YEAR([.C415]);2);&quot;)&quot;; CHAR(10);&quot;[b]Description: [/b]&quot;; [.I415]; CHAR(10); &quot;[small][b]Keywords: [/b]&quot;;[.J415];CHAR(10);&quot;[color=transparent]Tags: &quot;;[.K41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6839" calcext:value-type="float">
            <text:p>236839</text:p>
          </table:table-cell>
          <table:table-cell table:style-name="ce1" office:value-type="float" office:value="61" calcext:value-type="float">
            <text:p>61</text:p>
          </table:table-cell>
          <table:table-cell table:style-name="ce2" office:value-type="date" office:date-value="2017-01-26T18:56:36" calcext:value-type="date">
            <text:p>1/26/2017 18:56:36</text:p>
          </table:table-cell>
          <table:table-cell table:style-name="ce1" office:value-type="string" calcext:value-type="string">
            <text:p>The4thPixel</text:p>
          </table:table-cell>
          <table:table-cell table:style-name="ce1" office:value-type="string" calcext:value-type="string">
            <text:p>Sign out of all other sessions button</text:p>
          </table:table-cell>
          <table:table-cell table:style-name="ce3" table:formula="of:=join(&quot;&quot;;&quot;https://scratch.mit.edu/discuss/topic/&quot;;[.A41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16]; &quot;]&quot;; [.E416]; &quot;[/url][/b] [i]by &quot;; [.D416]; &quot; (&quot;; INDIRECT(join(&quot;&quot;;&quot;H&quot;;(MONTH([.C416])))); &quot; '&quot;; RIGHT(YEAR([.C416]);2);&quot;)&quot;; CHAR(10);&quot;[b]Description: [/b]&quot;; [.I416]; CHAR(10); &quot;[small][b]Keywords: [/b]&quot;;[.J416];CHAR(10);&quot;[color=transparent]Tags: &quot;;[.K41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90171" calcext:value-type="float">
            <text:p>290171</text:p>
          </table:table-cell>
          <table:table-cell table:style-name="ce1" office:value-type="float" office:value="61" calcext:value-type="float">
            <text:p>61</text:p>
          </table:table-cell>
          <table:table-cell table:style-name="ce2" office:value-type="date" office:date-value="2018-01-27T18:05:34" calcext:value-type="date">
            <text:p>1/27/2018 18:05:34</text:p>
          </table:table-cell>
          <table:table-cell table:style-name="ce1" office:value-type="string" calcext:value-type="string">
            <text:p>dude341</text:p>
          </table:table-cell>
          <table:table-cell table:style-name="ce1" office:value-type="string" calcext:value-type="string">
            <text:p>Remove sound effect "Ringtone" from Scratch 3.0</text:p>
          </table:table-cell>
          <table:table-cell table:style-name="ce3" table:formula="of:=join(&quot;&quot;;&quot;https://scratch.mit.edu/discuss/topic/&quot;;[.A41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17]; &quot;]&quot;; [.E417]; &quot;[/url][/b] [i]by &quot;; [.D417]; &quot; (&quot;; INDIRECT(join(&quot;&quot;;&quot;H&quot;;(MONTH([.C417])))); &quot; '&quot;; RIGHT(YEAR([.C417]);2);&quot;)&quot;; CHAR(10);&quot;[b]Description: [/b]&quot;; [.I417]; CHAR(10); &quot;[small][b]Keywords: [/b]&quot;;[.J417];CHAR(10);&quot;[color=transparent]Tags: &quot;;[.K41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39578" calcext:value-type="float">
            <text:p>339578</text:p>
          </table:table-cell>
          <table:table-cell table:style-name="ce1" office:value-type="float" office:value="61" calcext:value-type="float">
            <text:p>61</text:p>
          </table:table-cell>
          <table:table-cell table:style-name="ce2" office:value-type="date" office:date-value="2019-02-08T04:05:57" calcext:value-type="date">
            <text:p>2/8/2019 4:05:57</text:p>
          </table:table-cell>
          <table:table-cell table:style-name="ce1" office:value-type="string" calcext:value-type="string">
            <text:p>MooxelStudios</text:p>
          </table:table-cell>
          <table:table-cell table:style-name="ce1" office:value-type="string" calcext:value-type="string">
            <text:p>Edit Block Colors in Scratch 3</text:p>
          </table:table-cell>
          <table:table-cell table:style-name="ce3" table:formula="of:=join(&quot;&quot;;&quot;https://scratch.mit.edu/discuss/topic/&quot;;[.A41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18]; &quot;]&quot;; [.E418]; &quot;[/url][/b] [i]by &quot;; [.D418]; &quot; (&quot;; INDIRECT(join(&quot;&quot;;&quot;H&quot;;(MONTH([.C418])))); &quot; '&quot;; RIGHT(YEAR([.C418]);2);&quot;)&quot;; CHAR(10);&quot;[b]Description: [/b]&quot;; [.I418]; CHAR(10); &quot;[small][b]Keywords: [/b]&quot;;[.J418];CHAR(10);&quot;[color=transparent]Tags: &quot;;[.K41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8586" calcext:value-type="float">
            <text:p>438586</text:p>
          </table:table-cell>
          <table:table-cell table:style-name="ce1" office:value-type="float" office:value="61" calcext:value-type="float">
            <text:p>61</text:p>
          </table:table-cell>
          <table:table-cell table:style-name="ce2" office:value-type="date" office:date-value="2020-09-11T00:52:38" calcext:value-type="date">
            <text:p>9/11/2020 0:52:38</text:p>
          </table:table-cell>
          <table:table-cell table:style-name="ce1" office:value-type="string" calcext:value-type="string">
            <text:p>Scratchfangs</text:p>
          </table:table-cell>
          <table:table-cell table:style-name="ce1" office:value-type="string" calcext:value-type="string">
            <text:p>A way to make show and tell better! :D</text:p>
          </table:table-cell>
          <table:table-cell table:style-name="ce3" table:formula="of:=join(&quot;&quot;;&quot;https://scratch.mit.edu/discuss/topic/&quot;;[.A41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19]; &quot;]&quot;; [.E419]; &quot;[/url][/b] [i]by &quot;; [.D419]; &quot; (&quot;; INDIRECT(join(&quot;&quot;;&quot;H&quot;;(MONTH([.C419])))); &quot; '&quot;; RIGHT(YEAR([.C419]);2);&quot;)&quot;; CHAR(10);&quot;[b]Description: [/b]&quot;; [.I419]; CHAR(10); &quot;[small][b]Keywords: [/b]&quot;;[.J419];CHAR(10);&quot;[color=transparent]Tags: &quot;;[.K41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6284" calcext:value-type="float">
            <text:p>46284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date" office:date-value="2014-07-18T23:15:58" calcext:value-type="date">
            <text:p>7/18/2014 23:15:58</text:p>
          </table:table-cell>
          <table:table-cell table:style-name="ce1" office:value-type="string" calcext:value-type="string">
            <text:p>Scratchifier</text:p>
          </table:table-cell>
          <table:table-cell table:style-name="ce1" office:value-type="string" calcext:value-type="string">
            <text:p>⫸⫸⫸⫸⫸⫸ Combine About Me and What I'm Working On Boxes ⫸⫸⫸⫸⫸⫸</text:p>
          </table:table-cell>
          <table:table-cell table:style-name="ce3" table:formula="of:=join(&quot;&quot;;&quot;https://scratch.mit.edu/discuss/topic/&quot;;[.A42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20]; &quot;]&quot;; [.E420]; &quot;[/url][/b] [i]by &quot;; [.D420]; &quot; (&quot;; INDIRECT(join(&quot;&quot;;&quot;H&quot;;(MONTH([.C420])))); &quot; '&quot;; RIGHT(YEAR([.C420]);2);&quot;)&quot;; CHAR(10);&quot;[b]Description: [/b]&quot;; [.I420]; CHAR(10); &quot;[small][b]Keywords: [/b]&quot;;[.J420];CHAR(10);&quot;[color=transparent]Tags: &quot;;[.K42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7890" calcext:value-type="float">
            <text:p>57890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date" office:date-value="2014-10-14T21:20:46" calcext:value-type="date">
            <text:p>10/14/2014 21:20:46</text:p>
          </table:table-cell>
          <table:table-cell table:style-name="ce1" office:value-type="string" calcext:value-type="string">
            <text:p>KingOfAwesome58219</text:p>
          </table:table-cell>
          <table:table-cell table:style-name="ce1" office:value-type="string" calcext:value-type="string">
            <text:p>Eliminating Necroposting</text:p>
          </table:table-cell>
          <table:table-cell table:style-name="ce3" table:formula="of:=join(&quot;&quot;;&quot;https://scratch.mit.edu/discuss/topic/&quot;;[.A42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21]; &quot;]&quot;; [.E421]; &quot;[/url][/b] [i]by &quot;; [.D421]; &quot; (&quot;; INDIRECT(join(&quot;&quot;;&quot;H&quot;;(MONTH([.C421])))); &quot; '&quot;; RIGHT(YEAR([.C421]);2);&quot;)&quot;; CHAR(10);&quot;[b]Description: [/b]&quot;; [.I421]; CHAR(10); &quot;[small][b]Keywords: [/b]&quot;;[.J421];CHAR(10);&quot;[color=transparent]Tags: &quot;;[.K42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3122" calcext:value-type="float">
            <text:p>123122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date" office:date-value="2015-06-08T22:58:04" calcext:value-type="date">
            <text:p>6/8/2015 22:58:04</text:p>
          </table:table-cell>
          <table:table-cell table:style-name="ce1" office:value-type="string" calcext:value-type="string">
            <text:p>Cypher123</text:p>
          </table:table-cell>
          <table:table-cell table:style-name="ce1" office:value-type="string" calcext:value-type="string">
            <text:p>A single project delete button (30+ supports)</text:p>
          </table:table-cell>
          <table:table-cell table:style-name="ce3" table:formula="of:=join(&quot;&quot;;&quot;https://scratch.mit.edu/discuss/topic/&quot;;[.A42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22]; &quot;]&quot;; [.E422]; &quot;[/url][/b] [i]by &quot;; [.D422]; &quot; (&quot;; INDIRECT(join(&quot;&quot;;&quot;H&quot;;(MONTH([.C422])))); &quot; '&quot;; RIGHT(YEAR([.C422]);2);&quot;)&quot;; CHAR(10);&quot;[b]Description: [/b]&quot;; [.I422]; CHAR(10); &quot;[small][b]Keywords: [/b]&quot;;[.J422];CHAR(10);&quot;[color=transparent]Tags: &quot;;[.K42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34388" calcext:value-type="float">
            <text:p>134388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date" office:date-value="2015-07-16T21:47:28" calcext:value-type="date">
            <text:p>7/16/2015 21:47:28</text:p>
          </table:table-cell>
          <table:table-cell table:style-name="ce1" office:value-type="string" calcext:value-type="string">
            <text:p>MathlyCat</text:p>
          </table:table-cell>
          <table:table-cell table:style-name="ce1" office:value-type="string" calcext:value-type="string">
            <text:p>New Sticky?</text:p>
          </table:table-cell>
          <table:table-cell table:style-name="ce3" table:formula="of:=join(&quot;&quot;;&quot;https://scratch.mit.edu/discuss/topic/&quot;;[.A42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23]; &quot;]&quot;; [.E423]; &quot;[/url][/b] [i]by &quot;; [.D423]; &quot; (&quot;; INDIRECT(join(&quot;&quot;;&quot;H&quot;;(MONTH([.C423])))); &quot; '&quot;; RIGHT(YEAR([.C423]);2);&quot;)&quot;; CHAR(10);&quot;[b]Description: [/b]&quot;; [.I423]; CHAR(10); &quot;[small][b]Keywords: [/b]&quot;;[.J423];CHAR(10);&quot;[color=transparent]Tags: &quot;;[.K42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3272" calcext:value-type="float">
            <text:p>183272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date" office:date-value="2016-02-13T21:54:15" calcext:value-type="date">
            <text:p>2/13/2016 21:54:15</text:p>
          </table:table-cell>
          <table:table-cell table:style-name="ce1" office:value-type="string" calcext:value-type="string">
            <text:p>Glamgeek</text:p>
          </table:table-cell>
          <table:table-cell table:style-name="ce1" office:value-type="string" calcext:value-type="string">
            <text:p>Converting Scratch to other coding languages.</text:p>
          </table:table-cell>
          <table:table-cell table:style-name="ce3" table:formula="of:=join(&quot;&quot;;&quot;https://scratch.mit.edu/discuss/topic/&quot;;[.A42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24]; &quot;]&quot;; [.E424]; &quot;[/url][/b] [i]by &quot;; [.D424]; &quot; (&quot;; INDIRECT(join(&quot;&quot;;&quot;H&quot;;(MONTH([.C424])))); &quot; '&quot;; RIGHT(YEAR([.C424]);2);&quot;)&quot;; CHAR(10);&quot;[b]Description: [/b]&quot;; [.I424]; CHAR(10); &quot;[small][b]Keywords: [/b]&quot;;[.J424];CHAR(10);&quot;[color=transparent]Tags: &quot;;[.K42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20608" calcext:value-type="float">
            <text:p>220608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date" office:date-value="2016-10-06T18:16:01" calcext:value-type="date">
            <text:p>10/6/2016 18:16:01</text:p>
          </table:table-cell>
          <table:table-cell table:style-name="ce1" office:value-type="string" calcext:value-type="string">
            <text:p>Prof_Red</text:p>
          </table:table-cell>
          <table:table-cell table:style-name="ce1" office:value-type="string" calcext:value-type="string">
            <text:p>Random project button</text:p>
          </table:table-cell>
          <table:table-cell table:style-name="ce3" table:formula="of:=join(&quot;&quot;;&quot;https://scratch.mit.edu/discuss/topic/&quot;;[.A42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25]; &quot;]&quot;; [.E425]; &quot;[/url][/b] [i]by &quot;; [.D425]; &quot; (&quot;; INDIRECT(join(&quot;&quot;;&quot;H&quot;;(MONTH([.C425])))); &quot; '&quot;; RIGHT(YEAR([.C425]);2);&quot;)&quot;; CHAR(10);&quot;[b]Description: [/b]&quot;; [.I425]; CHAR(10); &quot;[small][b]Keywords: [/b]&quot;;[.J425];CHAR(10);&quot;[color=transparent]Tags: &quot;;[.K42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8305" calcext:value-type="float">
            <text:p>268305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date" office:date-value="2017-06-28T16:59:02" calcext:value-type="date">
            <text:p>6/28/2017 16:59:02</text:p>
          </table:table-cell>
          <table:table-cell table:style-name="ce1" office:value-type="string" calcext:value-type="string">
            <text:p>CraftyPancake</text:p>
          </table:table-cell>
          <table:table-cell table:style-name="ce1" office:value-type="string" calcext:value-type="string">
            <text:p>Sprites that should be added to scratch</text:p>
          </table:table-cell>
          <table:table-cell table:style-name="ce3" table:formula="of:=join(&quot;&quot;;&quot;https://scratch.mit.edu/discuss/topic/&quot;;[.A42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26]; &quot;]&quot;; [.E426]; &quot;[/url][/b] [i]by &quot;; [.D426]; &quot; (&quot;; INDIRECT(join(&quot;&quot;;&quot;H&quot;;(MONTH([.C426])))); &quot; '&quot;; RIGHT(YEAR([.C426]);2);&quot;)&quot;; CHAR(10);&quot;[b]Description: [/b]&quot;; [.I426]; CHAR(10); &quot;[small][b]Keywords: [/b]&quot;;[.J426];CHAR(10);&quot;[color=transparent]Tags: &quot;;[.K42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88522" calcext:value-type="float">
            <text:p>288522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date" office:date-value="2018-01-11T05:08:35" calcext:value-type="date">
            <text:p>1/11/2018 5:08:35</text:p>
          </table:table-cell>
          <table:table-cell table:style-name="ce1" office:value-type="string" calcext:value-type="string">
            <text:p>jmonster5</text:p>
          </table:table-cell>
          <table:table-cell table:style-name="ce1" office:value-type="string" calcext:value-type="string">
            <text:p>Exporting project as web app (Xbox/PlayStation/Android/iPhone Support)</text:p>
          </table:table-cell>
          <table:table-cell table:style-name="ce3" table:formula="of:=join(&quot;&quot;;&quot;https://scratch.mit.edu/discuss/topic/&quot;;[.A42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27]; &quot;]&quot;; [.E427]; &quot;[/url][/b] [i]by &quot;; [.D427]; &quot; (&quot;; INDIRECT(join(&quot;&quot;;&quot;H&quot;;(MONTH([.C427])))); &quot; '&quot;; RIGHT(YEAR([.C427]);2);&quot;)&quot;; CHAR(10);&quot;[b]Description: [/b]&quot;; [.I427]; CHAR(10); &quot;[small][b]Keywords: [/b]&quot;;[.J427];CHAR(10);&quot;[color=transparent]Tags: &quot;;[.K42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16437" calcext:value-type="float">
            <text:p>316437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date" office:date-value="2018-09-25T23:49:11" calcext:value-type="date">
            <text:p>9/25/2018 23:49:11</text:p>
          </table:table-cell>
          <table:table-cell table:style-name="ce1" office:value-type="string" calcext:value-type="string">
            <text:p>badatprogrammingibe</text:p>
          </table:table-cell>
          <table:table-cell table:style-name="ce1" office:value-type="string" calcext:value-type="string">
            <text:p>Tail Call Optimization</text:p>
          </table:table-cell>
          <table:table-cell table:style-name="ce3" table:formula="of:=join(&quot;&quot;;&quot;https://scratch.mit.edu/discuss/topic/&quot;;[.A42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28]; &quot;]&quot;; [.E428]; &quot;[/url][/b] [i]by &quot;; [.D428]; &quot; (&quot;; INDIRECT(join(&quot;&quot;;&quot;H&quot;;(MONTH([.C428])))); &quot; '&quot;; RIGHT(YEAR([.C428]);2);&quot;)&quot;; CHAR(10);&quot;[b]Description: [/b]&quot;; [.I428]; CHAR(10); &quot;[small][b]Keywords: [/b]&quot;;[.J428];CHAR(10);&quot;[color=transparent]Tags: &quot;;[.K42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45684" calcext:value-type="float">
            <text:p>345684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date" office:date-value="2019-03-28T23:44:30" calcext:value-type="date">
            <text:p>3/28/2019 23:44:30</text:p>
          </table:table-cell>
          <table:table-cell table:style-name="ce1" office:value-type="string" calcext:value-type="string">
            <text:p>cul8er</text:p>
          </table:table-cell>
          <table:table-cell table:style-name="ce1" office:value-type="string" calcext:value-type="string">
            <text:p>The #1 problem with Scratch today</text:p>
          </table:table-cell>
          <table:table-cell table:style-name="ce3" table:formula="of:=join(&quot;&quot;;&quot;https://scratch.mit.edu/discuss/topic/&quot;;[.A42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29]; &quot;]&quot;; [.E429]; &quot;[/url][/b] [i]by &quot;; [.D429]; &quot; (&quot;; INDIRECT(join(&quot;&quot;;&quot;H&quot;;(MONTH([.C429])))); &quot; '&quot;; RIGHT(YEAR([.C429]);2);&quot;)&quot;; CHAR(10);&quot;[b]Description: [/b]&quot;; [.I429]; CHAR(10); &quot;[small][b]Keywords: [/b]&quot;;[.J429];CHAR(10);&quot;[color=transparent]Tags: &quot;;[.K42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54104" calcext:value-type="float">
            <text:p>354104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date" office:date-value="2019-06-08T02:58:56" calcext:value-type="date">
            <text:p>6/8/2019 2:58:56</text:p>
          </table:table-cell>
          <table:table-cell table:style-name="ce1" office:value-type="string" calcext:value-type="string">
            <text:p>Flowermanvista</text:p>
          </table:table-cell>
          <table:table-cell table:style-name="ce1" office:value-type="string" calcext:value-type="string">
            <text:p>Use Opus audio compression</text:p>
          </table:table-cell>
          <table:table-cell table:style-name="ce3" table:formula="of:=join(&quot;&quot;;&quot;https://scratch.mit.edu/discuss/topic/&quot;;[.A43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30]; &quot;]&quot;; [.E430]; &quot;[/url][/b] [i]by &quot;; [.D430]; &quot; (&quot;; INDIRECT(join(&quot;&quot;;&quot;H&quot;;(MONTH([.C430])))); &quot; '&quot;; RIGHT(YEAR([.C430]);2);&quot;)&quot;; CHAR(10);&quot;[b]Description: [/b]&quot;; [.I430]; CHAR(10); &quot;[small][b]Keywords: [/b]&quot;;[.J430];CHAR(10);&quot;[color=transparent]Tags: &quot;;[.K43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08356" calcext:value-type="float">
            <text:p>408356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date" office:date-value="2020-05-27T17:25:10" calcext:value-type="date">
            <text:p>5/27/2020 17:25:10</text:p>
          </table:table-cell>
          <table:table-cell table:style-name="ce1" office:value-type="string" calcext:value-type="string">
            <text:p>PrincessFlowerTV</text:p>
          </table:table-cell>
          <table:table-cell table:style-name="ce1" office:value-type="string" calcext:value-type="string">
            <text:p>Make an official statement about mass/false reporting</text:p>
          </table:table-cell>
          <table:table-cell table:style-name="ce3" table:formula="of:=join(&quot;&quot;;&quot;https://scratch.mit.edu/discuss/topic/&quot;;[.A43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31]; &quot;]&quot;; [.E431]; &quot;[/url][/b] [i]by &quot;; [.D431]; &quot; (&quot;; INDIRECT(join(&quot;&quot;;&quot;H&quot;;(MONTH([.C431])))); &quot; '&quot;; RIGHT(YEAR([.C431]);2);&quot;)&quot;; CHAR(10);&quot;[b]Description: [/b]&quot;; [.I431]; CHAR(10); &quot;[small][b]Keywords: [/b]&quot;;[.J431];CHAR(10);&quot;[color=transparent]Tags: &quot;;[.K43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8335" calcext:value-type="float">
            <text:p>438335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date" office:date-value="2020-09-10T01:51:02" calcext:value-type="date">
            <text:p>9/10/2020 1:51:02</text:p>
          </table:table-cell>
          <table:table-cell table:style-name="ce1" office:value-type="string" calcext:value-type="string">
            <text:p>leogames2016</text:p>
          </table:table-cell>
          <table:table-cell table:style-name="ce1" office:value-type="string" calcext:value-type="string">
            <text:p>Furry Scratch Cat on the next April Fools?</text:p>
          </table:table-cell>
          <table:table-cell table:style-name="ce3" table:formula="of:=join(&quot;&quot;;&quot;https://scratch.mit.edu/discuss/topic/&quot;;[.A43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32]; &quot;]&quot;; [.E432]; &quot;[/url][/b] [i]by &quot;; [.D432]; &quot; (&quot;; INDIRECT(join(&quot;&quot;;&quot;H&quot;;(MONTH([.C432])))); &quot; '&quot;; RIGHT(YEAR([.C432]);2);&quot;)&quot;; CHAR(10);&quot;[b]Description: [/b]&quot;; [.I432]; CHAR(10); &quot;[small][b]Keywords: [/b]&quot;;[.J432];CHAR(10);&quot;[color=transparent]Tags: &quot;;[.K43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2861" calcext:value-type="float">
            <text:p>22861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date" office:date-value="2013-12-13T01:13:58" calcext:value-type="date">
            <text:p>12/13/2013 1:13:58</text:p>
          </table:table-cell>
          <table:table-cell table:style-name="ce1" office:value-type="string" calcext:value-type="string">
            <text:p>pigletdiglet</text:p>
          </table:table-cell>
          <table:table-cell table:style-name="ce1" office:value-type="string" calcext:value-type="string">
            <text:p>Balancing Respect among New and Old Scratchers.</text:p>
          </table:table-cell>
          <table:table-cell table:style-name="ce3" table:formula="of:=join(&quot;&quot;;&quot;https://scratch.mit.edu/discuss/topic/&quot;;[.A43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33]; &quot;]&quot;; [.E433]; &quot;[/url][/b] [i]by &quot;; [.D433]; &quot; (&quot;; INDIRECT(join(&quot;&quot;;&quot;H&quot;;(MONTH([.C433])))); &quot; '&quot;; RIGHT(YEAR([.C433]);2);&quot;)&quot;; CHAR(10);&quot;[b]Description: [/b]&quot;; [.I433]; CHAR(10); &quot;[small][b]Keywords: [/b]&quot;;[.J433];CHAR(10);&quot;[color=transparent]Tags: &quot;;[.K43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6564" calcext:value-type="float">
            <text:p>96564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date" office:date-value="2015-03-08T16:15:38" calcext:value-type="date">
            <text:p>3/8/2015 16:15:38</text:p>
          </table:table-cell>
          <table:table-cell table:style-name="ce1" office:value-type="string" calcext:value-type="string">
            <text:p>theonlygusti</text:p>
          </table:table-cell>
          <table:table-cell table:style-name="ce1" office:value-type="string" calcext:value-type="string">
            <text:p>Speed up the Scratch editor!</text:p>
          </table:table-cell>
          <table:table-cell table:style-name="ce3" table:formula="of:=join(&quot;&quot;;&quot;https://scratch.mit.edu/discuss/topic/&quot;;[.A43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34]; &quot;]&quot;; [.E434]; &quot;[/url][/b] [i]by &quot;; [.D434]; &quot; (&quot;; INDIRECT(join(&quot;&quot;;&quot;H&quot;;(MONTH([.C434])))); &quot; '&quot;; RIGHT(YEAR([.C434]);2);&quot;)&quot;; CHAR(10);&quot;[b]Description: [/b]&quot;; [.I434]; CHAR(10); &quot;[small][b]Keywords: [/b]&quot;;[.J434];CHAR(10);&quot;[color=transparent]Tags: &quot;;[.K43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00850" calcext:value-type="float">
            <text:p>100850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date" office:date-value="2015-03-23T20:44:02" calcext:value-type="date">
            <text:p>3/23/2015 20:44:02</text:p>
          </table:table-cell>
          <table:table-cell table:style-name="ce1" office:value-type="string" calcext:value-type="string">
            <text:p>Haudio</text:p>
          </table:table-cell>
          <table:table-cell table:style-name="ce1" office:value-type="string" calcext:value-type="string">
            <text:p>Curators</text:p>
          </table:table-cell>
          <table:table-cell table:style-name="ce3" table:formula="of:=join(&quot;&quot;;&quot;https://scratch.mit.edu/discuss/topic/&quot;;[.A43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35]; &quot;]&quot;; [.E435]; &quot;[/url][/b] [i]by &quot;; [.D435]; &quot; (&quot;; INDIRECT(join(&quot;&quot;;&quot;H&quot;;(MONTH([.C435])))); &quot; '&quot;; RIGHT(YEAR([.C435]);2);&quot;)&quot;; CHAR(10);&quot;[b]Description: [/b]&quot;; [.I435]; CHAR(10); &quot;[small][b]Keywords: [/b]&quot;;[.J435];CHAR(10);&quot;[color=transparent]Tags: &quot;;[.K43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10168" calcext:value-type="float">
            <text:p>110168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date" office:date-value="2015-04-25T00:51:23" calcext:value-type="date">
            <text:p>4/25/2015 0:51:23</text:p>
          </table:table-cell>
          <table:table-cell table:style-name="ce1" office:value-type="string" calcext:value-type="string">
            <text:p>Scratchifier</text:p>
          </table:table-cell>
          <table:table-cell table:style-name="ce1" office:value-type="string" calcext:value-type="string">
            <text:p>Speckle Scratch With Gray, Not Pink.</text:p>
          </table:table-cell>
          <table:table-cell table:style-name="ce3" table:formula="of:=join(&quot;&quot;;&quot;https://scratch.mit.edu/discuss/topic/&quot;;[.A43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36]; &quot;]&quot;; [.E436]; &quot;[/url][/b] [i]by &quot;; [.D436]; &quot; (&quot;; INDIRECT(join(&quot;&quot;;&quot;H&quot;;(MONTH([.C436])))); &quot; '&quot;; RIGHT(YEAR([.C436]);2);&quot;)&quot;; CHAR(10);&quot;[b]Description: [/b]&quot;; [.I436]; CHAR(10); &quot;[small][b]Keywords: [/b]&quot;;[.J436];CHAR(10);&quot;[color=transparent]Tags: &quot;;[.K43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40884" calcext:value-type="float">
            <text:p>140884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date" office:date-value="2015-08-08T23:12:02" calcext:value-type="date">
            <text:p>8/8/2015 23:12:02</text:p>
          </table:table-cell>
          <table:table-cell table:style-name="ce1" office:value-type="string" calcext:value-type="string">
            <text:p>rollercoasterfan</text:p>
          </table:table-cell>
          <table:table-cell table:style-name="ce1" office:value-type="string" calcext:value-type="string">
            <text:p>New SDS Curators</text:p>
          </table:table-cell>
          <table:table-cell table:style-name="ce3" table:formula="of:=join(&quot;&quot;;&quot;https://scratch.mit.edu/discuss/topic/&quot;;[.A43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37]; &quot;]&quot;; [.E437]; &quot;[/url][/b] [i]by &quot;; [.D437]; &quot; (&quot;; INDIRECT(join(&quot;&quot;;&quot;H&quot;;(MONTH([.C437])))); &quot; '&quot;; RIGHT(YEAR([.C437]);2);&quot;)&quot;; CHAR(10);&quot;[b]Description: [/b]&quot;; [.I437]; CHAR(10); &quot;[small][b]Keywords: [/b]&quot;;[.J437];CHAR(10);&quot;[color=transparent]Tags: &quot;;[.K43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9174" calcext:value-type="float">
            <text:p>189174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date" office:date-value="2016-03-19T16:57:51" calcext:value-type="date">
            <text:p>3/19/2016 16:57:51</text:p>
          </table:table-cell>
          <table:table-cell table:style-name="ce1" office:value-type="string" calcext:value-type="string">
            <text:p>moss-shadow</text:p>
          </table:table-cell>
          <table:table-cell table:style-name="ce1" office:value-type="string" calcext:value-type="string">
            <text:p>Idea for @ScratchTeam [Total views display]</text:p>
          </table:table-cell>
          <table:table-cell table:style-name="ce3" table:formula="of:=join(&quot;&quot;;&quot;https://scratch.mit.edu/discuss/topic/&quot;;[.A43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38]; &quot;]&quot;; [.E438]; &quot;[/url][/b] [i]by &quot;; [.D438]; &quot; (&quot;; INDIRECT(join(&quot;&quot;;&quot;H&quot;;(MONTH([.C438])))); &quot; '&quot;; RIGHT(YEAR([.C438]);2);&quot;)&quot;; CHAR(10);&quot;[b]Description: [/b]&quot;; [.I438]; CHAR(10); &quot;[small][b]Keywords: [/b]&quot;;[.J438];CHAR(10);&quot;[color=transparent]Tags: &quot;;[.K43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1107" calcext:value-type="float">
            <text:p>201107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date" office:date-value="2016-05-26T20:59:24" calcext:value-type="date">
            <text:p>5/26/2016 20:59:24</text:p>
          </table:table-cell>
          <table:table-cell table:style-name="ce1" office:value-type="string" calcext:value-type="string">
            <text:p>chacharosie8888</text:p>
          </table:table-cell>
          <table:table-cell table:style-name="ce1" office:value-type="string" calcext:value-type="string">
            <text:p>A suggestion to prevent the question "Can I change my name?" from coming up again</text:p>
          </table:table-cell>
          <table:table-cell table:style-name="ce3" table:formula="of:=join(&quot;&quot;;&quot;https://scratch.mit.edu/discuss/topic/&quot;;[.A43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39]; &quot;]&quot;; [.E439]; &quot;[/url][/b] [i]by &quot;; [.D439]; &quot; (&quot;; INDIRECT(join(&quot;&quot;;&quot;H&quot;;(MONTH([.C439])))); &quot; '&quot;; RIGHT(YEAR([.C439]);2);&quot;)&quot;; CHAR(10);&quot;[b]Description: [/b]&quot;; [.I439]; CHAR(10); &quot;[small][b]Keywords: [/b]&quot;;[.J439];CHAR(10);&quot;[color=transparent]Tags: &quot;;[.K43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1111" calcext:value-type="float">
            <text:p>211111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date" office:date-value="2016-07-29T19:16:01" calcext:value-type="date">
            <text:p>7/29/2016 19:16:01</text:p>
          </table:table-cell>
          <table:table-cell table:style-name="ce1" office:value-type="string" calcext:value-type="string">
            <text:p>TheScratchMusician</text:p>
          </table:table-cell>
          <table:table-cell table:style-name="ce1" office:value-type="string" calcext:value-type="string">
            <text:p>Arrows for Piano</text:p>
          </table:table-cell>
          <table:table-cell table:style-name="ce3" table:formula="of:=join(&quot;&quot;;&quot;https://scratch.mit.edu/discuss/topic/&quot;;[.A44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40]; &quot;]&quot;; [.E440]; &quot;[/url][/b] [i]by &quot;; [.D440]; &quot; (&quot;; INDIRECT(join(&quot;&quot;;&quot;H&quot;;(MONTH([.C440])))); &quot; '&quot;; RIGHT(YEAR([.C440]);2);&quot;)&quot;; CHAR(10);&quot;[b]Description: [/b]&quot;; [.I440]; CHAR(10); &quot;[small][b]Keywords: [/b]&quot;;[.J440];CHAR(10);&quot;[color=transparent]Tags: &quot;;[.K44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1380" calcext:value-type="float">
            <text:p>211380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date" office:date-value="2016-07-31T17:42:17" calcext:value-type="date">
            <text:p>7/31/2016 17:42:17</text:p>
          </table:table-cell>
          <table:table-cell table:style-name="ce1" office:value-type="string" calcext:value-type="string">
            <text:p>bigpuppy</text:p>
          </table:table-cell>
          <table:table-cell table:style-name="ce1" office:value-type="string" calcext:value-type="string">
            <text:p>Giving permission for people to edit a post.</text:p>
          </table:table-cell>
          <table:table-cell table:style-name="ce3" table:formula="of:=join(&quot;&quot;;&quot;https://scratch.mit.edu/discuss/topic/&quot;;[.A44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41]; &quot;]&quot;; [.E441]; &quot;[/url][/b] [i]by &quot;; [.D441]; &quot; (&quot;; INDIRECT(join(&quot;&quot;;&quot;H&quot;;(MONTH([.C441])))); &quot; '&quot;; RIGHT(YEAR([.C441]);2);&quot;)&quot;; CHAR(10);&quot;[b]Description: [/b]&quot;; [.I441]; CHAR(10); &quot;[small][b]Keywords: [/b]&quot;;[.J441];CHAR(10);&quot;[color=transparent]Tags: &quot;;[.K44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43690" calcext:value-type="float">
            <text:p>243690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date" office:date-value="2017-03-10T00:46:51" calcext:value-type="date">
            <text:p>3/10/2017 0:46:51</text:p>
          </table:table-cell>
          <table:table-cell table:style-name="ce1" office:value-type="string" calcext:value-type="string">
            <text:p>GoldenDragonEyes</text:p>
          </table:table-cell>
          <table:table-cell table:style-name="ce1" office:value-type="string" calcext:value-type="string">
            <text:p>Scratch Merchandise (I know there are books)</text:p>
          </table:table-cell>
          <table:table-cell table:style-name="ce3" table:formula="of:=join(&quot;&quot;;&quot;https://scratch.mit.edu/discuss/topic/&quot;;[.A44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42]; &quot;]&quot;; [.E442]; &quot;[/url][/b] [i]by &quot;; [.D442]; &quot; (&quot;; INDIRECT(join(&quot;&quot;;&quot;H&quot;;(MONTH([.C442])))); &quot; '&quot;; RIGHT(YEAR([.C442]);2);&quot;)&quot;; CHAR(10);&quot;[b]Description: [/b]&quot;; [.I442]; CHAR(10); &quot;[small][b]Keywords: [/b]&quot;;[.J442];CHAR(10);&quot;[color=transparent]Tags: &quot;;[.K44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49822" calcext:value-type="float">
            <text:p>349822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date" office:date-value="2019-05-03T07:21:04" calcext:value-type="date">
            <text:p>5/3/2019 7:21:04</text:p>
          </table:table-cell>
          <table:table-cell table:style-name="ce1" office:value-type="string" calcext:value-type="string">
            <text:p>Jonathan50</text:p>
          </table:table-cell>
          <table:table-cell table:style-name="ce1" office:value-type="string" calcext:value-type="string">
            <text:p>Make Text Inputs Rectangular, Re-Add Number Inputs for Custom Blocks, and Re-Add Editable Dropdowns</text:p>
          </table:table-cell>
          <table:table-cell table:style-name="ce3" table:formula="of:=join(&quot;&quot;;&quot;https://scratch.mit.edu/discuss/topic/&quot;;[.A44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43]; &quot;]&quot;; [.E443]; &quot;[/url][/b] [i]by &quot;; [.D443]; &quot; (&quot;; INDIRECT(join(&quot;&quot;;&quot;H&quot;;(MONTH([.C443])))); &quot; '&quot;; RIGHT(YEAR([.C443]);2);&quot;)&quot;; CHAR(10);&quot;[b]Description: [/b]&quot;; [.I443]; CHAR(10); &quot;[small][b]Keywords: [/b]&quot;;[.J443];CHAR(10);&quot;[color=transparent]Tags: &quot;;[.K44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1646" calcext:value-type="float">
            <text:p>51646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date" office:date-value="2014-09-08T23:23:26" calcext:value-type="date">
            <text:p>9/8/2014 23:23:26</text:p>
          </table:table-cell>
          <table:table-cell table:style-name="ce1" office:value-type="string" calcext:value-type="string">
            <text:p>Deerleg</text:p>
          </table:table-cell>
          <table:table-cell table:style-name="ce1" office:value-type="string" calcext:value-type="string">
            <text:p>The Online List at the Bottom of the Discussion Home</text:p>
          </table:table-cell>
          <table:table-cell table:style-name="ce3" table:formula="of:=join(&quot;&quot;;&quot;https://scratch.mit.edu/discuss/topic/&quot;;[.A44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44]; &quot;]&quot;; [.E444]; &quot;[/url][/b] [i]by &quot;; [.D444]; &quot; (&quot;; INDIRECT(join(&quot;&quot;;&quot;H&quot;;(MONTH([.C444])))); &quot; '&quot;; RIGHT(YEAR([.C444]);2);&quot;)&quot;; CHAR(10);&quot;[b]Description: [/b]&quot;; [.I444]; CHAR(10); &quot;[small][b]Keywords: [/b]&quot;;[.J444];CHAR(10);&quot;[color=transparent]Tags: &quot;;[.K44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2683" calcext:value-type="float">
            <text:p>52683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date" office:date-value="2014-09-20T08:53:21" calcext:value-type="date">
            <text:p>9/20/2014 8:53:21</text:p>
          </table:table-cell>
          <table:table-cell table:style-name="ce1" office:value-type="string" calcext:value-type="string">
            <text:p>krzysiogawl01</text:p>
          </table:table-cell>
          <table:table-cell table:style-name="ce1" office:value-type="string" calcext:value-type="string">
            <text:p>Trash should empty automatically.</text:p>
          </table:table-cell>
          <table:table-cell table:style-name="ce3" table:formula="of:=join(&quot;&quot;;&quot;https://scratch.mit.edu/discuss/topic/&quot;;[.A44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45]; &quot;]&quot;; [.E445]; &quot;[/url][/b] [i]by &quot;; [.D445]; &quot; (&quot;; INDIRECT(join(&quot;&quot;;&quot;H&quot;;(MONTH([.C445])))); &quot; '&quot;; RIGHT(YEAR([.C445]);2);&quot;)&quot;; CHAR(10);&quot;[b]Description: [/b]&quot;; [.I445]; CHAR(10); &quot;[small][b]Keywords: [/b]&quot;;[.J445];CHAR(10);&quot;[color=transparent]Tags: &quot;;[.K44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7844" calcext:value-type="float">
            <text:p>67844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date" office:date-value="2014-11-25T01:10:21" calcext:value-type="date">
            <text:p>11/25/2014 1:10:21</text:p>
          </table:table-cell>
          <table:table-cell table:style-name="ce1" office:value-type="string" calcext:value-type="string">
            <text:p>The_Scratch_Squad</text:p>
          </table:table-cell>
          <table:table-cell table:style-name="ce1" office:value-type="string" calcext:value-type="string">
            <text:p>History Page</text:p>
          </table:table-cell>
          <table:table-cell table:style-name="ce3" table:formula="of:=join(&quot;&quot;;&quot;https://scratch.mit.edu/discuss/topic/&quot;;[.A44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46]; &quot;]&quot;; [.E446]; &quot;[/url][/b] [i]by &quot;; [.D446]; &quot; (&quot;; INDIRECT(join(&quot;&quot;;&quot;H&quot;;(MONTH([.C446])))); &quot; '&quot;; RIGHT(YEAR([.C446]);2);&quot;)&quot;; CHAR(10);&quot;[b]Description: [/b]&quot;; [.I446]; CHAR(10); &quot;[small][b]Keywords: [/b]&quot;;[.J446];CHAR(10);&quot;[color=transparent]Tags: &quot;;[.K44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02868" calcext:value-type="float">
            <text:p>102868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date" office:date-value="2015-03-30T23:47:19" calcext:value-type="date">
            <text:p>3/30/2015 23:47:19</text:p>
          </table:table-cell>
          <table:table-cell table:style-name="ce1" office:value-type="string" calcext:value-type="string">
            <text:p>PrincessPanda_test_</text:p>
          </table:table-cell>
          <table:table-cell table:style-name="ce1" office:value-type="string" calcext:value-type="string">
            <text:p>Remove the Google Custom Search [BUNCH OF SUPPORTERS, PLEASE READ ST!]</text:p>
          </table:table-cell>
          <table:table-cell table:style-name="ce3" table:formula="of:=join(&quot;&quot;;&quot;https://scratch.mit.edu/discuss/topic/&quot;;[.A44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47]; &quot;]&quot;; [.E447]; &quot;[/url][/b] [i]by &quot;; [.D447]; &quot; (&quot;; INDIRECT(join(&quot;&quot;;&quot;H&quot;;(MONTH([.C447])))); &quot; '&quot;; RIGHT(YEAR([.C447]);2);&quot;)&quot;; CHAR(10);&quot;[b]Description: [/b]&quot;; [.I447]; CHAR(10); &quot;[small][b]Keywords: [/b]&quot;;[.J447];CHAR(10);&quot;[color=transparent]Tags: &quot;;[.K44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3076" calcext:value-type="float">
            <text:p>273076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date" office:date-value="2017-08-09T22:08:40" calcext:value-type="date">
            <text:p>8/9/2017 22:08:40</text:p>
          </table:table-cell>
          <table:table-cell table:style-name="ce1" office:value-type="string" calcext:value-type="string">
            <text:p>Wahsp</text:p>
          </table:table-cell>
          <table:table-cell table:style-name="ce1" office:value-type="string" calcext:value-type="string">
            <text:p>Shared Account Rules</text:p>
          </table:table-cell>
          <table:table-cell table:style-name="ce3" table:formula="of:=join(&quot;&quot;;&quot;https://scratch.mit.edu/discuss/topic/&quot;;[.A44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48]; &quot;]&quot;; [.E448]; &quot;[/url][/b] [i]by &quot;; [.D448]; &quot; (&quot;; INDIRECT(join(&quot;&quot;;&quot;H&quot;;(MONTH([.C448])))); &quot; '&quot;; RIGHT(YEAR([.C448]);2);&quot;)&quot;; CHAR(10);&quot;[b]Description: [/b]&quot;; [.I448]; CHAR(10); &quot;[small][b]Keywords: [/b]&quot;;[.J448];CHAR(10);&quot;[color=transparent]Tags: &quot;;[.K44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84841" calcext:value-type="float">
            <text:p>284841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date" office:date-value="2017-12-05T01:36:34" calcext:value-type="date">
            <text:p>12/5/2017 1:36:34</text:p>
          </table:table-cell>
          <table:table-cell table:style-name="ce1" office:value-type="string" calcext:value-type="string">
            <text:p>-Osiris-</text:p>
          </table:table-cell>
          <table:table-cell table:style-name="ce1" office:value-type="string" calcext:value-type="string">
            <text:p>Make C Blocks Collapsible</text:p>
          </table:table-cell>
          <table:table-cell table:style-name="ce3" table:formula="of:=join(&quot;&quot;;&quot;https://scratch.mit.edu/discuss/topic/&quot;;[.A44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49]; &quot;]&quot;; [.E449]; &quot;[/url][/b] [i]by &quot;; [.D449]; &quot; (&quot;; INDIRECT(join(&quot;&quot;;&quot;H&quot;;(MONTH([.C449])))); &quot; '&quot;; RIGHT(YEAR([.C449]);2);&quot;)&quot;; CHAR(10);&quot;[b]Description: [/b]&quot;; [.I449]; CHAR(10); &quot;[small][b]Keywords: [/b]&quot;;[.J449];CHAR(10);&quot;[color=transparent]Tags: &quot;;[.K44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36519" calcext:value-type="float">
            <text:p>336519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date" office:date-value="2019-01-17T15:56:29" calcext:value-type="date">
            <text:p>1/17/2019 15:56:29</text:p>
          </table:table-cell>
          <table:table-cell table:style-name="ce1" office:value-type="string" calcext:value-type="string">
            <text:p>space_elephant</text:p>
          </table:table-cell>
          <table:table-cell table:style-name="ce1" office:value-type="string" calcext:value-type="string">
            <text:p>make forums use HTML instead of BBcode</text:p>
          </table:table-cell>
          <table:table-cell table:style-name="ce3" table:formula="of:=join(&quot;&quot;;&quot;https://scratch.mit.edu/discuss/topic/&quot;;[.A45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50]; &quot;]&quot;; [.E450]; &quot;[/url][/b] [i]by &quot;; [.D450]; &quot; (&quot;; INDIRECT(join(&quot;&quot;;&quot;H&quot;;(MONTH([.C450])))); &quot; '&quot;; RIGHT(YEAR([.C450]);2);&quot;)&quot;; CHAR(10);&quot;[b]Description: [/b]&quot;; [.I450]; CHAR(10); &quot;[small][b]Keywords: [/b]&quot;;[.J450];CHAR(10);&quot;[color=transparent]Tags: &quot;;[.K45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52948" calcext:value-type="float">
            <text:p>352948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date" office:date-value="2019-05-29T02:09:58" calcext:value-type="date">
            <text:p>5/29/2019 2:09:58</text:p>
          </table:table-cell>
          <table:table-cell table:style-name="ce1" office:value-type="string" calcext:value-type="string">
            <text:p>15-MinuteGaming</text:p>
          </table:table-cell>
          <table:table-cell table:style-name="ce1" office:value-type="string" calcext:value-type="string">
            <text:p>Create List Block in program.</text:p>
          </table:table-cell>
          <table:table-cell table:style-name="ce3" table:formula="of:=join(&quot;&quot;;&quot;https://scratch.mit.edu/discuss/topic/&quot;;[.A45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51]; &quot;]&quot;; [.E451]; &quot;[/url][/b] [i]by &quot;; [.D451]; &quot; (&quot;; INDIRECT(join(&quot;&quot;;&quot;H&quot;;(MONTH([.C451])))); &quot; '&quot;; RIGHT(YEAR([.C451]);2);&quot;)&quot;; CHAR(10);&quot;[b]Description: [/b]&quot;; [.I451]; CHAR(10); &quot;[small][b]Keywords: [/b]&quot;;[.J451];CHAR(10);&quot;[color=transparent]Tags: &quot;;[.K45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14824" calcext:value-type="float">
            <text:p>414824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date" office:date-value="2020-06-17T00:35:26" calcext:value-type="date">
            <text:p>6/17/2020 0:35:26</text:p>
          </table:table-cell>
          <table:table-cell table:style-name="ce1" office:value-type="string" calcext:value-type="string">
            <text:p>zedthehedgehog</text:p>
          </table:table-cell>
          <table:table-cell table:style-name="ce1" office:value-type="string" calcext:value-type="string">
            <text:p>Show all of your comments</text:p>
          </table:table-cell>
          <table:table-cell table:style-name="ce3" table:formula="of:=join(&quot;&quot;;&quot;https://scratch.mit.edu/discuss/topic/&quot;;[.A45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52]; &quot;]&quot;; [.E452]; &quot;[/url][/b] [i]by &quot;; [.D452]; &quot; (&quot;; INDIRECT(join(&quot;&quot;;&quot;H&quot;;(MONTH([.C452])))); &quot; '&quot;; RIGHT(YEAR([.C452]);2);&quot;)&quot;; CHAR(10);&quot;[b]Description: [/b]&quot;; [.I452]; CHAR(10); &quot;[small][b]Keywords: [/b]&quot;;[.J452];CHAR(10);&quot;[color=transparent]Tags: &quot;;[.K45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7452" calcext:value-type="float">
            <text:p>437452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date" office:date-value="2020-09-06T20:35:05" calcext:value-type="date">
            <text:p>9/6/2020 20:35:05</text:p>
          </table:table-cell>
          <table:table-cell table:style-name="ce1" office:value-type="string" calcext:value-type="string">
            <text:p>-InsanityPlays-</text:p>
          </table:table-cell>
          <table:table-cell table:style-name="ce1" office:value-type="string" calcext:value-type="string">
            <text:p>@stopSign</text:p>
          </table:table-cell>
          <table:table-cell table:style-name="ce3" table:formula="of:=join(&quot;&quot;;&quot;https://scratch.mit.edu/discuss/topic/&quot;;[.A45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53]; &quot;]&quot;; [.E453]; &quot;[/url][/b] [i]by &quot;; [.D453]; &quot; (&quot;; INDIRECT(join(&quot;&quot;;&quot;H&quot;;(MONTH([.C453])))); &quot; '&quot;; RIGHT(YEAR([.C453]);2);&quot;)&quot;; CHAR(10);&quot;[b]Description: [/b]&quot;; [.I453]; CHAR(10); &quot;[small][b]Keywords: [/b]&quot;;[.J453];CHAR(10);&quot;[color=transparent]Tags: &quot;;[.K45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43089" calcext:value-type="float">
            <text:p>443089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date" office:date-value="2020-09-29T17:10:18" calcext:value-type="date">
            <text:p>9/29/2020 17:10:18</text:p>
          </table:table-cell>
          <table:table-cell table:style-name="ce1" office:value-type="string" calcext:value-type="string">
            <text:p>meh_name_not_jeff</text:p>
          </table:table-cell>
          <table:table-cell table:style-name="ce1" office:value-type="string" calcext:value-type="string">
            <text:p>making scratch related websites clickable link.</text:p>
          </table:table-cell>
          <table:table-cell table:style-name="ce3" table:formula="of:=join(&quot;&quot;;&quot;https://scratch.mit.edu/discuss/topic/&quot;;[.A45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54]; &quot;]&quot;; [.E454]; &quot;[/url][/b] [i]by &quot;; [.D454]; &quot; (&quot;; INDIRECT(join(&quot;&quot;;&quot;H&quot;;(MONTH([.C454])))); &quot; '&quot;; RIGHT(YEAR([.C454]);2);&quot;)&quot;; CHAR(10);&quot;[b]Description: [/b]&quot;; [.I454]; CHAR(10); &quot;[small][b]Keywords: [/b]&quot;;[.J454];CHAR(10);&quot;[color=transparent]Tags: &quot;;[.K45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080" calcext:value-type="float">
            <text:p>6080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date" office:date-value="2013-05-22T00:58:06" calcext:value-type="date">
            <text:p>5/22/2013 0:58:06</text:p>
          </table:table-cell>
          <table:table-cell table:style-name="ce1" office:value-type="string" calcext:value-type="string">
            <text:p>jvvg</text:p>
          </table:table-cell>
          <table:table-cell table:style-name="ce1" office:value-type="string" calcext:value-type="string">
            <text:p>Show whether user is online/offline in their posts</text:p>
          </table:table-cell>
          <table:table-cell table:style-name="ce3" table:formula="of:=join(&quot;&quot;;&quot;https://scratch.mit.edu/discuss/topic/&quot;;[.A45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55]; &quot;]&quot;; [.E455]; &quot;[/url][/b] [i]by &quot;; [.D455]; &quot; (&quot;; INDIRECT(join(&quot;&quot;;&quot;H&quot;;(MONTH([.C455])))); &quot; '&quot;; RIGHT(YEAR([.C455]);2);&quot;)&quot;; CHAR(10);&quot;[b]Description: [/b]&quot;; [.I455]; CHAR(10); &quot;[small][b]Keywords: [/b]&quot;;[.J455];CHAR(10);&quot;[color=transparent]Tags: &quot;;[.K45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4346" calcext:value-type="float">
            <text:p>64346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date" office:date-value="2014-11-11T17:39:19" calcext:value-type="date">
            <text:p>11/11/2014 17:39:19</text:p>
          </table:table-cell>
          <table:table-cell table:style-name="ce1" office:value-type="string" calcext:value-type="string">
            <text:p>TheLogFather</text:p>
          </table:table-cell>
          <table:table-cell table:style-name="ce1" office:value-type="string" calcext:value-type="string">
            <text:p>A sensor block to check cloud connection</text:p>
          </table:table-cell>
          <table:table-cell table:style-name="ce3" table:formula="of:=join(&quot;&quot;;&quot;https://scratch.mit.edu/discuss/topic/&quot;;[.A45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56]; &quot;]&quot;; [.E456]; &quot;[/url][/b] [i]by &quot;; [.D456]; &quot; (&quot;; INDIRECT(join(&quot;&quot;;&quot;H&quot;;(MONTH([.C456])))); &quot; '&quot;; RIGHT(YEAR([.C456]);2);&quot;)&quot;; CHAR(10);&quot;[b]Description: [/b]&quot;; [.I456]; CHAR(10); &quot;[small][b]Keywords: [/b]&quot;;[.J456];CHAR(10);&quot;[color=transparent]Tags: &quot;;[.K45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1188" calcext:value-type="float">
            <text:p>91188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date" office:date-value="2015-02-17T17:13:05" calcext:value-type="date">
            <text:p>2/17/2015 17:13:05</text:p>
          </table:table-cell>
          <table:table-cell table:style-name="ce1" office:value-type="string" calcext:value-type="string">
            <text:p>Deerleg</text:p>
          </table:table-cell>
          <table:table-cell table:style-name="ce1" office:value-type="string" calcext:value-type="string">
            <text:p>Unanswered Posts</text:p>
          </table:table-cell>
          <table:table-cell table:style-name="ce3" table:formula="of:=join(&quot;&quot;;&quot;https://scratch.mit.edu/discuss/topic/&quot;;[.A45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57]; &quot;]&quot;; [.E457]; &quot;[/url][/b] [i]by &quot;; [.D457]; &quot; (&quot;; INDIRECT(join(&quot;&quot;;&quot;H&quot;;(MONTH([.C457])))); &quot; '&quot;; RIGHT(YEAR([.C457]);2);&quot;)&quot;; CHAR(10);&quot;[b]Description: [/b]&quot;; [.I457]; CHAR(10); &quot;[small][b]Keywords: [/b]&quot;;[.J457];CHAR(10);&quot;[color=transparent]Tags: &quot;;[.K45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17832" calcext:value-type="float">
            <text:p>117832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date" office:date-value="2015-05-21T21:03:03" calcext:value-type="date">
            <text:p>5/21/2015 21:03:03</text:p>
          </table:table-cell>
          <table:table-cell table:style-name="ce1" office:value-type="string" calcext:value-type="string">
            <text:p>Tymewalk</text:p>
          </table:table-cell>
          <table:table-cell table:style-name="ce1" office:value-type="string" calcext:value-type="string">
            <text:p>Adding an "elseif" block (14 supporters)</text:p>
          </table:table-cell>
          <table:table-cell table:style-name="ce3" table:formula="of:=join(&quot;&quot;;&quot;https://scratch.mit.edu/discuss/topic/&quot;;[.A45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58]; &quot;]&quot;; [.E458]; &quot;[/url][/b] [i]by &quot;; [.D458]; &quot; (&quot;; INDIRECT(join(&quot;&quot;;&quot;H&quot;;(MONTH([.C458])))); &quot; '&quot;; RIGHT(YEAR([.C458]);2);&quot;)&quot;; CHAR(10);&quot;[b]Description: [/b]&quot;; [.I458]; CHAR(10); &quot;[small][b]Keywords: [/b]&quot;;[.J458];CHAR(10);&quot;[color=transparent]Tags: &quot;;[.K45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3891" calcext:value-type="float">
            <text:p>173891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date" office:date-value="2015-12-18T01:11:25" calcext:value-type="date">
            <text:p>12/18/2015 1:11:25</text:p>
          </table:table-cell>
          <table:table-cell table:style-name="ce1" office:value-type="string" calcext:value-type="string">
            <text:p>Modr</text:p>
          </table:table-cell>
          <table:table-cell table:style-name="ce1" office:value-type="string" calcext:value-type="string">
            <text:p>Bump topic button.</text:p>
          </table:table-cell>
          <table:table-cell table:style-name="ce3" table:formula="of:=join(&quot;&quot;;&quot;https://scratch.mit.edu/discuss/topic/&quot;;[.A45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59]; &quot;]&quot;; [.E459]; &quot;[/url][/b] [i]by &quot;; [.D459]; &quot; (&quot;; INDIRECT(join(&quot;&quot;;&quot;H&quot;;(MONTH([.C459])))); &quot; '&quot;; RIGHT(YEAR([.C459]);2);&quot;)&quot;; CHAR(10);&quot;[b]Description: [/b]&quot;; [.I459]; CHAR(10); &quot;[small][b]Keywords: [/b]&quot;;[.J459];CHAR(10);&quot;[color=transparent]Tags: &quot;;[.K45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0153" calcext:value-type="float">
            <text:p>260153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date" office:date-value="2017-05-24T03:59:59" calcext:value-type="date">
            <text:p>5/24/2017 3:59:59</text:p>
          </table:table-cell>
          <table:table-cell table:style-name="ce1" office:value-type="string" calcext:value-type="string">
            <text:p>WolfCat67</text:p>
          </table:table-cell>
          <table:table-cell table:style-name="ce1" office:value-type="string" calcext:value-type="string">
            <text:p>Change the Smiley Cat Emoji</text:p>
          </table:table-cell>
          <table:table-cell table:style-name="ce3" table:formula="of:=join(&quot;&quot;;&quot;https://scratch.mit.edu/discuss/topic/&quot;;[.A46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60]; &quot;]&quot;; [.E460]; &quot;[/url][/b] [i]by &quot;; [.D460]; &quot; (&quot;; INDIRECT(join(&quot;&quot;;&quot;H&quot;;(MONTH([.C460])))); &quot; '&quot;; RIGHT(YEAR([.C460]);2);&quot;)&quot;; CHAR(10);&quot;[b]Description: [/b]&quot;; [.I460]; CHAR(10); &quot;[small][b]Keywords: [/b]&quot;;[.J460];CHAR(10);&quot;[color=transparent]Tags: &quot;;[.K46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4523" calcext:value-type="float">
            <text:p>274523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date" office:date-value="2017-08-25T14:52:36" calcext:value-type="date">
            <text:p>8/25/2017 14:52:36</text:p>
          </table:table-cell>
          <table:table-cell table:style-name="ce1" office:value-type="string" calcext:value-type="string">
            <text:p>PullJosh</text:p>
          </table:table-cell>
          <table:table-cell table:style-name="ce1" office:value-type="string" calcext:value-type="string">
            <text:p>Zebra Striping in Scratch 3.0</text:p>
          </table:table-cell>
          <table:table-cell table:style-name="ce3" table:formula="of:=join(&quot;&quot;;&quot;https://scratch.mit.edu/discuss/topic/&quot;;[.A46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61]; &quot;]&quot;; [.E461]; &quot;[/url][/b] [i]by &quot;; [.D461]; &quot; (&quot;; INDIRECT(join(&quot;&quot;;&quot;H&quot;;(MONTH([.C461])))); &quot; '&quot;; RIGHT(YEAR([.C461]);2);&quot;)&quot;; CHAR(10);&quot;[b]Description: [/b]&quot;; [.I461]; CHAR(10); &quot;[small][b]Keywords: [/b]&quot;;[.J461];CHAR(10);&quot;[color=transparent]Tags: &quot;;[.K46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86560" calcext:value-type="float">
            <text:p>286560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date" office:date-value="2017-12-20T23:20:23" calcext:value-type="date">
            <text:p>12/20/2017 23:20:23</text:p>
          </table:table-cell>
          <table:table-cell table:style-name="ce1" office:value-type="string" calcext:value-type="string">
            <text:p>awsome_guy_360</text:p>
          </table:table-cell>
          <table:table-cell table:style-name="ce1" office:value-type="string" calcext:value-type="string">
            <text:p>Have a filter for "your topics"</text:p>
          </table:table-cell>
          <table:table-cell table:style-name="ce3" table:formula="of:=join(&quot;&quot;;&quot;https://scratch.mit.edu/discuss/topic/&quot;;[.A46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62]; &quot;]&quot;; [.E462]; &quot;[/url][/b] [i]by &quot;; [.D462]; &quot; (&quot;; INDIRECT(join(&quot;&quot;;&quot;H&quot;;(MONTH([.C462])))); &quot; '&quot;; RIGHT(YEAR([.C462]);2);&quot;)&quot;; CHAR(10);&quot;[b]Description: [/b]&quot;; [.I462]; CHAR(10); &quot;[small][b]Keywords: [/b]&quot;;[.J462];CHAR(10);&quot;[color=transparent]Tags: &quot;;[.K46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17379" calcext:value-type="float">
            <text:p>317379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date" office:date-value="2018-10-05T13:40:46" calcext:value-type="date">
            <text:p>10/5/2018 13:40:46</text:p>
          </table:table-cell>
          <table:table-cell table:style-name="ce1" office:value-type="string" calcext:value-type="string">
            <text:p>Buffek</text:p>
          </table:table-cell>
          <table:table-cell table:style-name="ce1" office:value-type="string" calcext:value-type="string">
            <text:p>About necroposting...[confirmation required to post on old topics]</text:p>
          </table:table-cell>
          <table:table-cell table:style-name="ce3" table:formula="of:=join(&quot;&quot;;&quot;https://scratch.mit.edu/discuss/topic/&quot;;[.A46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63]; &quot;]&quot;; [.E463]; &quot;[/url][/b] [i]by &quot;; [.D463]; &quot; (&quot;; INDIRECT(join(&quot;&quot;;&quot;H&quot;;(MONTH([.C463])))); &quot; '&quot;; RIGHT(YEAR([.C463]);2);&quot;)&quot;; CHAR(10);&quot;[b]Description: [/b]&quot;; [.I463]; CHAR(10); &quot;[small][b]Keywords: [/b]&quot;;[.J463];CHAR(10);&quot;[color=transparent]Tags: &quot;;[.K46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20396" calcext:value-type="float">
            <text:p>320396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date" office:date-value="2018-11-05T23:43:15" calcext:value-type="date">
            <text:p>11/5/2018 23:43:15</text:p>
          </table:table-cell>
          <table:table-cell table:style-name="ce1" office:value-type="string" calcext:value-type="string">
            <text:p>Thefrenchpeople</text:p>
          </table:table-cell>
          <table:table-cell table:style-name="ce1" office:value-type="string" calcext:value-type="string">
            <text:p>SDS Feedback (Help Improve The SDS!)</text:p>
          </table:table-cell>
          <table:table-cell table:style-name="ce3" table:formula="of:=join(&quot;&quot;;&quot;https://scratch.mit.edu/discuss/topic/&quot;;[.A46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64]; &quot;]&quot;; [.E464]; &quot;[/url][/b] [i]by &quot;; [.D464]; &quot; (&quot;; INDIRECT(join(&quot;&quot;;&quot;H&quot;;(MONTH([.C464])))); &quot; '&quot;; RIGHT(YEAR([.C464]);2);&quot;)&quot;; CHAR(10);&quot;[b]Description: [/b]&quot;; [.I464]; CHAR(10); &quot;[small][b]Keywords: [/b]&quot;;[.J464];CHAR(10);&quot;[color=transparent]Tags: &quot;;[.K46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18657" calcext:value-type="float">
            <text:p>418657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date" office:date-value="2020-06-30T13:18:22" calcext:value-type="date">
            <text:p>6/30/2020 13:18:22</text:p>
          </table:table-cell>
          <table:table-cell table:style-name="ce1" office:value-type="string" calcext:value-type="string">
            <text:p>HTML-Fan</text:p>
          </table:table-cell>
          <table:table-cell table:style-name="ce1" office:value-type="string" calcext:value-type="string">
            <text:p>Local time in forums</text:p>
          </table:table-cell>
          <table:table-cell table:style-name="ce3" table:formula="of:=join(&quot;&quot;;&quot;https://scratch.mit.edu/discuss/topic/&quot;;[.A46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65]; &quot;]&quot;; [.E465]; &quot;[/url][/b] [i]by &quot;; [.D465]; &quot; (&quot;; INDIRECT(join(&quot;&quot;;&quot;H&quot;;(MONTH([.C465])))); &quot; '&quot;; RIGHT(YEAR([.C465]);2);&quot;)&quot;; CHAR(10);&quot;[b]Description: [/b]&quot;; [.I465]; CHAR(10); &quot;[small][b]Keywords: [/b]&quot;;[.J465];CHAR(10);&quot;[color=transparent]Tags: &quot;;[.K46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619" calcext:value-type="float">
            <text:p>20619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date" office:date-value="2013-11-18T07:44:15" calcext:value-type="date">
            <text:p>11/18/2013 7:44:15</text:p>
          </table:table-cell>
          <table:table-cell table:style-name="ce1" office:value-type="string" calcext:value-type="string">
            <text:p>LoopyS</text:p>
          </table:table-cell>
          <table:table-cell table:style-name="ce1" office:value-type="string" calcext:value-type="string">
            <text:p>A tiny tweak to cloud variables - 10 Supporters!</text:p>
          </table:table-cell>
          <table:table-cell table:style-name="ce3" table:formula="of:=join(&quot;&quot;;&quot;https://scratch.mit.edu/discuss/topic/&quot;;[.A46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66]; &quot;]&quot;; [.E466]; &quot;[/url][/b] [i]by &quot;; [.D466]; &quot; (&quot;; INDIRECT(join(&quot;&quot;;&quot;H&quot;;(MONTH([.C466])))); &quot; '&quot;; RIGHT(YEAR([.C466]);2);&quot;)&quot;; CHAR(10);&quot;[b]Description: [/b]&quot;; [.I466]; CHAR(10); &quot;[small][b]Keywords: [/b]&quot;;[.J466];CHAR(10);&quot;[color=transparent]Tags: &quot;;[.K46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0138" calcext:value-type="float">
            <text:p>30138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date" office:date-value="2014-02-19T09:20:13" calcext:value-type="date">
            <text:p>2/19/2014 9:20:13</text:p>
          </table:table-cell>
          <table:table-cell table:style-name="ce1" office:value-type="string" calcext:value-type="string">
            <text:p>s_federici</text:p>
          </table:table-cell>
          <table:table-cell table:style-name="ce1" office:value-type="string" calcext:value-type="string">
            <text:p>WHAT IS THE OFFICIAL ANSWER BY THE SCRATCH TEAM? "Forever If" block: will it ever be back? And, if not, why?</text:p>
          </table:table-cell>
          <table:table-cell table:style-name="ce3" table:formula="of:=join(&quot;&quot;;&quot;https://scratch.mit.edu/discuss/topic/&quot;;[.A46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67]; &quot;]&quot;; [.E467]; &quot;[/url][/b] [i]by &quot;; [.D467]; &quot; (&quot;; INDIRECT(join(&quot;&quot;;&quot;H&quot;;(MONTH([.C467])))); &quot; '&quot;; RIGHT(YEAR([.C467]);2);&quot;)&quot;; CHAR(10);&quot;[b]Description: [/b]&quot;; [.I467]; CHAR(10); &quot;[small][b]Keywords: [/b]&quot;;[.J467];CHAR(10);&quot;[color=transparent]Tags: &quot;;[.K46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9653" calcext:value-type="float">
            <text:p>49653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date" office:date-value="2014-08-20T11:52:54" calcext:value-type="date">
            <text:p>8/20/2014 11:52:54</text:p>
          </table:table-cell>
          <table:table-cell table:style-name="ce1" office:value-type="string" calcext:value-type="string">
            <text:p>DemCupcakesYo</text:p>
          </table:table-cell>
          <table:table-cell table:style-name="ce1" office:value-type="string" calcext:value-type="string">
            <text:p>Run Without Screen Refresh Icon</text:p>
          </table:table-cell>
          <table:table-cell table:style-name="ce3" table:formula="of:=join(&quot;&quot;;&quot;https://scratch.mit.edu/discuss/topic/&quot;;[.A46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68]; &quot;]&quot;; [.E468]; &quot;[/url][/b] [i]by &quot;; [.D468]; &quot; (&quot;; INDIRECT(join(&quot;&quot;;&quot;H&quot;;(MONTH([.C468])))); &quot; '&quot;; RIGHT(YEAR([.C468]);2);&quot;)&quot;; CHAR(10);&quot;[b]Description: [/b]&quot;; [.I468]; CHAR(10); &quot;[small][b]Keywords: [/b]&quot;;[.J468];CHAR(10);&quot;[color=transparent]Tags: &quot;;[.K46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6340" calcext:value-type="float">
            <text:p>56340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date" office:date-value="2014-10-08T15:27:17" calcext:value-type="date">
            <text:p>10/8/2014 15:27:17</text:p>
          </table:table-cell>
          <table:table-cell table:style-name="ce1" office:value-type="string" calcext:value-type="string">
            <text:p>ChocolatePi</text:p>
          </table:table-cell>
          <table:table-cell table:style-name="ce1" office:value-type="string" calcext:value-type="string">
            <text:p>Block Libraries</text:p>
          </table:table-cell>
          <table:table-cell table:style-name="ce3" table:formula="of:=join(&quot;&quot;;&quot;https://scratch.mit.edu/discuss/topic/&quot;;[.A46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69]; &quot;]&quot;; [.E469]; &quot;[/url][/b] [i]by &quot;; [.D469]; &quot; (&quot;; INDIRECT(join(&quot;&quot;;&quot;H&quot;;(MONTH([.C469])))); &quot; '&quot;; RIGHT(YEAR([.C469]);2);&quot;)&quot;; CHAR(10);&quot;[b]Description: [/b]&quot;; [.I469]; CHAR(10); &quot;[small][b]Keywords: [/b]&quot;;[.J469];CHAR(10);&quot;[color=transparent]Tags: &quot;;[.K46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4530" calcext:value-type="float">
            <text:p>74530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date" office:date-value="2014-12-19T21:08:24" calcext:value-type="date">
            <text:p>12/19/2014 21:08:24</text:p>
          </table:table-cell>
          <table:table-cell table:style-name="ce1" office:value-type="string" calcext:value-type="string">
            <text:p>Langdon35</text:p>
          </table:table-cell>
          <table:table-cell table:style-name="ce1" office:value-type="string" calcext:value-type="string">
            <text:p>No cloud data letters. (8 supporters)</text:p>
          </table:table-cell>
          <table:table-cell table:style-name="ce3" table:formula="of:=join(&quot;&quot;;&quot;https://scratch.mit.edu/discuss/topic/&quot;;[.A47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70]; &quot;]&quot;; [.E470]; &quot;[/url][/b] [i]by &quot;; [.D470]; &quot; (&quot;; INDIRECT(join(&quot;&quot;;&quot;H&quot;;(MONTH([.C470])))); &quot; '&quot;; RIGHT(YEAR([.C470]);2);&quot;)&quot;; CHAR(10);&quot;[b]Description: [/b]&quot;; [.I470]; CHAR(10); &quot;[small][b]Keywords: [/b]&quot;;[.J470];CHAR(10);&quot;[color=transparent]Tags: &quot;;[.K47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87928" calcext:value-type="float">
            <text:p>87928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date" office:date-value="2015-02-07T21:09:13" calcext:value-type="date">
            <text:p>2/7/2015 21:09:13</text:p>
          </table:table-cell>
          <table:table-cell table:style-name="ce1" office:value-type="string" calcext:value-type="string">
            <text:p>MegaApuTurkUltra</text:p>
          </table:table-cell>
          <table:table-cell table:style-name="ce1" office:value-type="string" calcext:value-type="string">
            <text:p>Remove posting time limits for users with 750+ posts</text:p>
          </table:table-cell>
          <table:table-cell table:style-name="ce3" table:formula="of:=join(&quot;&quot;;&quot;https://scratch.mit.edu/discuss/topic/&quot;;[.A47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71]; &quot;]&quot;; [.E471]; &quot;[/url][/b] [i]by &quot;; [.D471]; &quot; (&quot;; INDIRECT(join(&quot;&quot;;&quot;H&quot;;(MONTH([.C471])))); &quot; '&quot;; RIGHT(YEAR([.C471]);2);&quot;)&quot;; CHAR(10);&quot;[b]Description: [/b]&quot;; [.I471]; CHAR(10); &quot;[small][b]Keywords: [/b]&quot;;[.J471];CHAR(10);&quot;[color=transparent]Tags: &quot;;[.K47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37852" calcext:value-type="float">
            <text:p>137852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date" office:date-value="2015-07-29T04:41:30" calcext:value-type="date">
            <text:p>7/29/2015 4:41:30</text:p>
          </table:table-cell>
          <table:table-cell table:style-name="ce1" office:value-type="string" calcext:value-type="string">
            <text:p>Cream_E_Cookie</text:p>
          </table:table-cell>
          <table:table-cell table:style-name="ce1" office:value-type="string" calcext:value-type="string">
            <text:p>A turn off/on comments on all projects button on profile/my stuff</text:p>
          </table:table-cell>
          <table:table-cell table:style-name="ce3" table:formula="of:=join(&quot;&quot;;&quot;https://scratch.mit.edu/discuss/topic/&quot;;[.A47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72]; &quot;]&quot;; [.E472]; &quot;[/url][/b] [i]by &quot;; [.D472]; &quot; (&quot;; INDIRECT(join(&quot;&quot;;&quot;H&quot;;(MONTH([.C472])))); &quot; '&quot;; RIGHT(YEAR([.C472]);2);&quot;)&quot;; CHAR(10);&quot;[b]Description: [/b]&quot;; [.I472]; CHAR(10); &quot;[small][b]Keywords: [/b]&quot;;[.J472];CHAR(10);&quot;[color=transparent]Tags: &quot;;[.K47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3303" calcext:value-type="float">
            <text:p>173303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date" office:date-value="2015-12-14T13:28:45" calcext:value-type="date">
            <text:p>12/14/2015 13:28:45</text:p>
          </table:table-cell>
          <table:table-cell table:style-name="ce1" office:value-type="string" calcext:value-type="string">
            <text:p>ChocolatePi</text:p>
          </table:table-cell>
          <table:table-cell table:style-name="ce1" office:value-type="string" calcext:value-type="string">
            <text:p>How can we ensure quality in the forums?</text:p>
          </table:table-cell>
          <table:table-cell table:style-name="ce3" table:formula="of:=join(&quot;&quot;;&quot;https://scratch.mit.edu/discuss/topic/&quot;;[.A47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73]; &quot;]&quot;; [.E473]; &quot;[/url][/b] [i]by &quot;; [.D473]; &quot; (&quot;; INDIRECT(join(&quot;&quot;;&quot;H&quot;;(MONTH([.C473])))); &quot; '&quot;; RIGHT(YEAR([.C473]);2);&quot;)&quot;; CHAR(10);&quot;[b]Description: [/b]&quot;; [.I473]; CHAR(10); &quot;[small][b]Keywords: [/b]&quot;;[.J473];CHAR(10);&quot;[color=transparent]Tags: &quot;;[.K47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1422" calcext:value-type="float">
            <text:p>271422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date" office:date-value="2017-07-25T19:26:25" calcext:value-type="date">
            <text:p>7/25/2017 19:26:25</text:p>
          </table:table-cell>
          <table:table-cell table:style-name="ce1" office:value-type="string" calcext:value-type="string">
            <text:p>YubNubEwok</text:p>
          </table:table-cell>
          <table:table-cell table:style-name="ce1" office:value-type="string" calcext:value-type="string">
            <text:p>Adding projects to studios suggestion.</text:p>
          </table:table-cell>
          <table:table-cell table:style-name="ce3" table:formula="of:=join(&quot;&quot;;&quot;https://scratch.mit.edu/discuss/topic/&quot;;[.A47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74]; &quot;]&quot;; [.E474]; &quot;[/url][/b] [i]by &quot;; [.D474]; &quot; (&quot;; INDIRECT(join(&quot;&quot;;&quot;H&quot;;(MONTH([.C474])))); &quot; '&quot;; RIGHT(YEAR([.C474]);2);&quot;)&quot;; CHAR(10);&quot;[b]Description: [/b]&quot;; [.I474]; CHAR(10); &quot;[small][b]Keywords: [/b]&quot;;[.J474];CHAR(10);&quot;[color=transparent]Tags: &quot;;[.K47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07366" calcext:value-type="float">
            <text:p>307366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date" office:date-value="2018-07-25T09:18:27" calcext:value-type="date">
            <text:p>7/25/2018 9:18:27</text:p>
          </table:table-cell>
          <table:table-cell table:style-name="ce1" office:value-type="string" calcext:value-type="string">
            <text:p>convoluto-</text:p>
          </table:table-cell>
          <table:table-cell table:style-name="ce1" office:value-type="string" calcext:value-type="string">
            <text:p>Ban "Ban (x)"</text:p>
          </table:table-cell>
          <table:table-cell table:style-name="ce3" table:formula="of:=join(&quot;&quot;;&quot;https://scratch.mit.edu/discuss/topic/&quot;;[.A47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75]; &quot;]&quot;; [.E475]; &quot;[/url][/b] [i]by &quot;; [.D475]; &quot; (&quot;; INDIRECT(join(&quot;&quot;;&quot;H&quot;;(MONTH([.C475])))); &quot; '&quot;; RIGHT(YEAR([.C475]);2);&quot;)&quot;; CHAR(10);&quot;[b]Description: [/b]&quot;; [.I475]; CHAR(10); &quot;[small][b]Keywords: [/b]&quot;;[.J475];CHAR(10);&quot;[color=transparent]Tags: &quot;;[.K47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12532" calcext:value-type="float">
            <text:p>412532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date" office:date-value="2020-06-09T22:53:34" calcext:value-type="date">
            <text:p>6/9/2020 22:53:34</text:p>
          </table:table-cell>
          <table:table-cell table:style-name="ce1" office:value-type="string" calcext:value-type="string">
            <text:p>M1mikyu</text:p>
          </table:table-cell>
          <table:table-cell table:style-name="ce1" office:value-type="string" calcext:value-type="string">
            <text:p>“Former Scratch Team Member” Ranking</text:p>
          </table:table-cell>
          <table:table-cell table:style-name="ce3" table:formula="of:=join(&quot;&quot;;&quot;https://scratch.mit.edu/discuss/topic/&quot;;[.A47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76]; &quot;]&quot;; [.E476]; &quot;[/url][/b] [i]by &quot;; [.D476]; &quot; (&quot;; INDIRECT(join(&quot;&quot;;&quot;H&quot;;(MONTH([.C476])))); &quot; '&quot;; RIGHT(YEAR([.C476]);2);&quot;)&quot;; CHAR(10);&quot;[b]Description: [/b]&quot;; [.I476]; CHAR(10); &quot;[small][b]Keywords: [/b]&quot;;[.J476];CHAR(10);&quot;[color=transparent]Tags: &quot;;[.K47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47358" calcext:value-type="float">
            <text:p>447358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date" office:date-value="2020-10-13T19:17:34" calcext:value-type="date">
            <text:p>10/13/2020 19:17:34</text:p>
          </table:table-cell>
          <table:table-cell table:style-name="ce1" office:value-type="string" calcext:value-type="string">
            <text:p>portalpower</text:p>
          </table:table-cell>
          <table:table-cell table:style-name="ce1" office:value-type="string" calcext:value-type="string">
            <text:p>fix trending</text:p>
          </table:table-cell>
          <table:table-cell table:style-name="ce3" table:formula="of:=join(&quot;&quot;;&quot;https://scratch.mit.edu/discuss/topic/&quot;;[.A47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77]; &quot;]&quot;; [.E477]; &quot;[/url][/b] [i]by &quot;; [.D477]; &quot; (&quot;; INDIRECT(join(&quot;&quot;;&quot;H&quot;;(MONTH([.C477])))); &quot; '&quot;; RIGHT(YEAR([.C477]);2);&quot;)&quot;; CHAR(10);&quot;[b]Description: [/b]&quot;; [.I477]; CHAR(10); &quot;[small][b]Keywords: [/b]&quot;;[.J477];CHAR(10);&quot;[color=transparent]Tags: &quot;;[.K47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3384" calcext:value-type="float">
            <text:p>13384</text:p>
          </table:table-cell>
          <table:table-cell table:style-name="ce1" office:value-type="float" office:value="55" calcext:value-type="float">
            <text:p>55</text:p>
          </table:table-cell>
          <table:table-cell table:style-name="ce2" office:value-type="date" office:date-value="2013-08-13T13:42:00" calcext:value-type="date">
            <text:p>8/13/2013 13:42:00</text:p>
          </table:table-cell>
          <table:table-cell table:style-name="ce1" office:value-type="string" calcext:value-type="string">
            <text:p>Me_Tis</text:p>
          </table:table-cell>
          <table:table-cell table:style-name="ce1" office:value-type="string" calcext:value-type="string">
            <text:p>Return Block</text:p>
          </table:table-cell>
          <table:table-cell table:style-name="ce3" table:formula="of:=join(&quot;&quot;;&quot;https://scratch.mit.edu/discuss/topic/&quot;;[.A47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78]; &quot;]&quot;; [.E478]; &quot;[/url][/b] [i]by &quot;; [.D478]; &quot; (&quot;; INDIRECT(join(&quot;&quot;;&quot;H&quot;;(MONTH([.C478])))); &quot; '&quot;; RIGHT(YEAR([.C478]);2);&quot;)&quot;; CHAR(10);&quot;[b]Description: [/b]&quot;; [.I478]; CHAR(10); &quot;[small][b]Keywords: [/b]&quot;;[.J478];CHAR(10);&quot;[color=transparent]Tags: &quot;;[.K47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892" calcext:value-type="float">
            <text:p>17892</text:p>
          </table:table-cell>
          <table:table-cell table:style-name="ce1" office:value-type="float" office:value="55" calcext:value-type="float">
            <text:p>55</text:p>
          </table:table-cell>
          <table:table-cell table:style-name="ce2" office:value-type="date" office:date-value="2013-10-12T01:35:07" calcext:value-type="date">
            <text:p>10/12/2013 1:35:07</text:p>
          </table:table-cell>
          <table:table-cell table:style-name="ce1" office:value-type="string" calcext:value-type="string">
            <text:p>-TheDoctor-</text:p>
          </table:table-cell>
          <table:table-cell table:style-name="ce1" office:value-type="string" calcext:value-type="string">
            <text:p>Homepage-Worthy Scratchers</text:p>
          </table:table-cell>
          <table:table-cell table:style-name="ce3" table:formula="of:=join(&quot;&quot;;&quot;https://scratch.mit.edu/discuss/topic/&quot;;[.A47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79]; &quot;]&quot;; [.E479]; &quot;[/url][/b] [i]by &quot;; [.D479]; &quot; (&quot;; INDIRECT(join(&quot;&quot;;&quot;H&quot;;(MONTH([.C479])))); &quot; '&quot;; RIGHT(YEAR([.C479]);2);&quot;)&quot;; CHAR(10);&quot;[b]Description: [/b]&quot;; [.I479]; CHAR(10); &quot;[small][b]Keywords: [/b]&quot;;[.J479];CHAR(10);&quot;[color=transparent]Tags: &quot;;[.K47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1520" calcext:value-type="float">
            <text:p>51520</text:p>
          </table:table-cell>
          <table:table-cell table:style-name="ce1" office:value-type="float" office:value="55" calcext:value-type="float">
            <text:p>55</text:p>
          </table:table-cell>
          <table:table-cell table:style-name="ce2" office:value-type="date" office:date-value="2014-09-07T16:29:08" calcext:value-type="date">
            <text:p>9/7/2014 16:29:08</text:p>
          </table:table-cell>
          <table:table-cell table:style-name="ce1" office:value-type="string" calcext:value-type="string">
            <text:p>Chibi-Matoran</text:p>
          </table:table-cell>
          <table:table-cell table:style-name="ce1" office:value-type="string" calcext:value-type="string">
            <text:p>The Scratch Marketplace</text:p>
          </table:table-cell>
          <table:table-cell table:style-name="ce3" table:formula="of:=join(&quot;&quot;;&quot;https://scratch.mit.edu/discuss/topic/&quot;;[.A48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80]; &quot;]&quot;; [.E480]; &quot;[/url][/b] [i]by &quot;; [.D480]; &quot; (&quot;; INDIRECT(join(&quot;&quot;;&quot;H&quot;;(MONTH([.C480])))); &quot; '&quot;; RIGHT(YEAR([.C480]);2);&quot;)&quot;; CHAR(10);&quot;[b]Description: [/b]&quot;; [.I480]; CHAR(10); &quot;[small][b]Keywords: [/b]&quot;;[.J480];CHAR(10);&quot;[color=transparent]Tags: &quot;;[.K48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3402" calcext:value-type="float">
            <text:p>73402</text:p>
          </table:table-cell>
          <table:table-cell table:style-name="ce1" office:value-type="float" office:value="55" calcext:value-type="float">
            <text:p>55</text:p>
          </table:table-cell>
          <table:table-cell table:style-name="ce2" office:value-type="date" office:date-value="2014-12-15T18:52:03" calcext:value-type="date">
            <text:p>12/15/2014 18:52:03</text:p>
          </table:table-cell>
          <table:table-cell table:style-name="ce1" office:value-type="string" calcext:value-type="string">
            <text:p>ChocolatePi</text:p>
          </table:table-cell>
          <table:table-cell table:style-name="ce1" office:value-type="string" calcext:value-type="string">
            <text:p>Brief quiz on the community guidelines</text:p>
          </table:table-cell>
          <table:table-cell table:style-name="ce3" table:formula="of:=join(&quot;&quot;;&quot;https://scratch.mit.edu/discuss/topic/&quot;;[.A48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81]; &quot;]&quot;; [.E481]; &quot;[/url][/b] [i]by &quot;; [.D481]; &quot; (&quot;; INDIRECT(join(&quot;&quot;;&quot;H&quot;;(MONTH([.C481])))); &quot; '&quot;; RIGHT(YEAR([.C481]);2);&quot;)&quot;; CHAR(10);&quot;[b]Description: [/b]&quot;; [.I481]; CHAR(10); &quot;[small][b]Keywords: [/b]&quot;;[.J481];CHAR(10);&quot;[color=transparent]Tags: &quot;;[.K48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84960" calcext:value-type="float">
            <text:p>84960</text:p>
          </table:table-cell>
          <table:table-cell table:style-name="ce1" office:value-type="float" office:value="55" calcext:value-type="float">
            <text:p>55</text:p>
          </table:table-cell>
          <table:table-cell table:style-name="ce2" office:value-type="date" office:date-value="2015-01-28T01:27:52" calcext:value-type="date">
            <text:p>1/28/2015 1:27:52</text:p>
          </table:table-cell>
          <table:table-cell table:style-name="ce1" office:value-type="string" calcext:value-type="string">
            <text:p>DonnyCraft</text:p>
          </table:table-cell>
          <table:table-cell table:style-name="ce1" office:value-type="string" calcext:value-type="string">
            <text:p>Inkscape VECTOR Effects Integration (BLURS AND MORE!)</text:p>
          </table:table-cell>
          <table:table-cell table:style-name="ce3" table:formula="of:=join(&quot;&quot;;&quot;https://scratch.mit.edu/discuss/topic/&quot;;[.A48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82]; &quot;]&quot;; [.E482]; &quot;[/url][/b] [i]by &quot;; [.D482]; &quot; (&quot;; INDIRECT(join(&quot;&quot;;&quot;H&quot;;(MONTH([.C482])))); &quot; '&quot;; RIGHT(YEAR([.C482]);2);&quot;)&quot;; CHAR(10);&quot;[b]Description: [/b]&quot;; [.I482]; CHAR(10); &quot;[small][b]Keywords: [/b]&quot;;[.J482];CHAR(10);&quot;[color=transparent]Tags: &quot;;[.K48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11118" calcext:value-type="float">
            <text:p>111118</text:p>
          </table:table-cell>
          <table:table-cell table:style-name="ce1" office:value-type="float" office:value="55" calcext:value-type="float">
            <text:p>55</text:p>
          </table:table-cell>
          <table:table-cell table:style-name="ce2" office:value-type="date" office:date-value="2015-04-28T11:19:53" calcext:value-type="date">
            <text:p>4/28/2015 11:19:53</text:p>
          </table:table-cell>
          <table:table-cell table:style-name="ce1" office:value-type="string" calcext:value-type="string">
            <text:p>picklehazard</text:p>
          </table:table-cell>
          <table:table-cell table:style-name="ce1" office:value-type="string" calcext:value-type="string">
            <text:p>Blocking An Account When Hacked.</text:p>
          </table:table-cell>
          <table:table-cell table:style-name="ce3" table:formula="of:=join(&quot;&quot;;&quot;https://scratch.mit.edu/discuss/topic/&quot;;[.A48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83]; &quot;]&quot;; [.E483]; &quot;[/url][/b] [i]by &quot;; [.D483]; &quot; (&quot;; INDIRECT(join(&quot;&quot;;&quot;H&quot;;(MONTH([.C483])))); &quot; '&quot;; RIGHT(YEAR([.C483]);2);&quot;)&quot;; CHAR(10);&quot;[b]Description: [/b]&quot;; [.I483]; CHAR(10); &quot;[small][b]Keywords: [/b]&quot;;[.J483];CHAR(10);&quot;[color=transparent]Tags: &quot;;[.K48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53022" calcext:value-type="float">
            <text:p>153022</text:p>
          </table:table-cell>
          <table:table-cell table:style-name="ce1" office:value-type="float" office:value="55" calcext:value-type="float">
            <text:p>55</text:p>
          </table:table-cell>
          <table:table-cell table:style-name="ce2" office:value-type="date" office:date-value="2015-09-22T23:38:26" calcext:value-type="date">
            <text:p>9/22/2015 23:38:26</text:p>
          </table:table-cell>
          <table:table-cell table:style-name="ce1" office:value-type="string" calcext:value-type="string">
            <text:p>MARGOREDBARON</text:p>
          </table:table-cell>
          <table:table-cell table:style-name="ce1" office:value-type="string" calcext:value-type="string">
            <text:p>maintenance during school hours</text:p>
          </table:table-cell>
          <table:table-cell table:style-name="ce3" table:formula="of:=join(&quot;&quot;;&quot;https://scratch.mit.edu/discuss/topic/&quot;;[.A48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84]; &quot;]&quot;; [.E484]; &quot;[/url][/b] [i]by &quot;; [.D484]; &quot; (&quot;; INDIRECT(join(&quot;&quot;;&quot;H&quot;;(MONTH([.C484])))); &quot; '&quot;; RIGHT(YEAR([.C484]);2);&quot;)&quot;; CHAR(10);&quot;[b]Description: [/b]&quot;; [.I484]; CHAR(10); &quot;[small][b]Keywords: [/b]&quot;;[.J484];CHAR(10);&quot;[color=transparent]Tags: &quot;;[.K48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59832" calcext:value-type="float">
            <text:p>159832</text:p>
          </table:table-cell>
          <table:table-cell table:style-name="ce1" office:value-type="float" office:value="55" calcext:value-type="float">
            <text:p>55</text:p>
          </table:table-cell>
          <table:table-cell table:style-name="ce2" office:value-type="date" office:date-value="2015-10-15T00:16:24" calcext:value-type="date">
            <text:p>10/15/2015 0:16:24</text:p>
          </table:table-cell>
          <table:table-cell table:style-name="ce1" office:value-type="string" calcext:value-type="string">
            <text:p>chuckdaboss</text:p>
          </table:table-cell>
          <table:table-cell table:style-name="ce1" office:value-type="string" calcext:value-type="string">
            <text:p>Add explosion sound</text:p>
          </table:table-cell>
          <table:table-cell table:style-name="ce3" table:formula="of:=join(&quot;&quot;;&quot;https://scratch.mit.edu/discuss/topic/&quot;;[.A48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85]; &quot;]&quot;; [.E485]; &quot;[/url][/b] [i]by &quot;; [.D485]; &quot; (&quot;; INDIRECT(join(&quot;&quot;;&quot;H&quot;;(MONTH([.C485])))); &quot; '&quot;; RIGHT(YEAR([.C485]);2);&quot;)&quot;; CHAR(10);&quot;[b]Description: [/b]&quot;; [.I485]; CHAR(10); &quot;[small][b]Keywords: [/b]&quot;;[.J485];CHAR(10);&quot;[color=transparent]Tags: &quot;;[.K48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0324" calcext:value-type="float">
            <text:p>160324</text:p>
          </table:table-cell>
          <table:table-cell table:style-name="ce1" office:value-type="float" office:value="55" calcext:value-type="float">
            <text:p>55</text:p>
          </table:table-cell>
          <table:table-cell table:style-name="ce2" office:value-type="date" office:date-value="2015-10-16T16:53:11" calcext:value-type="date">
            <text:p>10/16/2015 16:53:11</text:p>
          </table:table-cell>
          <table:table-cell table:style-name="ce1" office:value-type="string" calcext:value-type="string">
            <text:p>BetterHi1</text:p>
          </table:table-cell>
          <table:table-cell table:style-name="ce1" office:value-type="string" calcext:value-type="string">
            <text:p>Ads on Scratch</text:p>
          </table:table-cell>
          <table:table-cell table:style-name="ce3" table:formula="of:=join(&quot;&quot;;&quot;https://scratch.mit.edu/discuss/topic/&quot;;[.A48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86]; &quot;]&quot;; [.E486]; &quot;[/url][/b] [i]by &quot;; [.D486]; &quot; (&quot;; INDIRECT(join(&quot;&quot;;&quot;H&quot;;(MONTH([.C486])))); &quot; '&quot;; RIGHT(YEAR([.C486]);2);&quot;)&quot;; CHAR(10);&quot;[b]Description: [/b]&quot;; [.I486]; CHAR(10); &quot;[small][b]Keywords: [/b]&quot;;[.J486];CHAR(10);&quot;[color=transparent]Tags: &quot;;[.K48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40922" calcext:value-type="float">
            <text:p>240922</text:p>
          </table:table-cell>
          <table:table-cell table:style-name="ce1" office:value-type="float" office:value="55" calcext:value-type="float">
            <text:p>55</text:p>
          </table:table-cell>
          <table:table-cell table:style-name="ce2" office:value-type="date" office:date-value="2017-02-22T00:05:28" calcext:value-type="date">
            <text:p>2/22/2017 0:05:28</text:p>
          </table:table-cell>
          <table:table-cell table:style-name="ce1" office:value-type="string" calcext:value-type="string">
            <text:p>1a3c5e7g9i</text:p>
          </table:table-cell>
          <table:table-cell table:style-name="ce1" office:value-type="string" calcext:value-type="string">
            <text:p>Script Locking (NOT DISABLING ALL OR PART OF SEE INSIDE)</text:p>
          </table:table-cell>
          <table:table-cell table:style-name="ce3" table:formula="of:=join(&quot;&quot;;&quot;https://scratch.mit.edu/discuss/topic/&quot;;[.A48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87]; &quot;]&quot;; [.E487]; &quot;[/url][/b] [i]by &quot;; [.D487]; &quot; (&quot;; INDIRECT(join(&quot;&quot;;&quot;H&quot;;(MONTH([.C487])))); &quot; '&quot;; RIGHT(YEAR([.C487]);2);&quot;)&quot;; CHAR(10);&quot;[b]Description: [/b]&quot;; [.I487]; CHAR(10); &quot;[small][b]Keywords: [/b]&quot;;[.J487];CHAR(10);&quot;[color=transparent]Tags: &quot;;[.K48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45010" calcext:value-type="float">
            <text:p>345010</text:p>
          </table:table-cell>
          <table:table-cell table:style-name="ce1" office:value-type="float" office:value="55" calcext:value-type="float">
            <text:p>55</text:p>
          </table:table-cell>
          <table:table-cell table:style-name="ce2" office:value-type="date" office:date-value="2019-03-23T03:25:07" calcext:value-type="date">
            <text:p>3/23/2019 3:25:07</text:p>
          </table:table-cell>
          <table:table-cell table:style-name="ce1" office:value-type="string" calcext:value-type="string">
            <text:p>XxShazammxX</text:p>
          </table:table-cell>
          <table:table-cell table:style-name="ce1" office:value-type="string" calcext:value-type="string">
            <text:p>GUIDE TO THE SUGGESTIONS FORUM (PLEASE READ BEFORE MAKING A SUGGESTION)</text:p>
          </table:table-cell>
          <table:table-cell table:style-name="ce3" table:formula="of:=join(&quot;&quot;;&quot;https://scratch.mit.edu/discuss/topic/&quot;;[.A48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88]; &quot;]&quot;; [.E488]; &quot;[/url][/b] [i]by &quot;; [.D488]; &quot; (&quot;; INDIRECT(join(&quot;&quot;;&quot;H&quot;;(MONTH([.C488])))); &quot; '&quot;; RIGHT(YEAR([.C488]);2);&quot;)&quot;; CHAR(10);&quot;[b]Description: [/b]&quot;; [.I488]; CHAR(10); &quot;[small][b]Keywords: [/b]&quot;;[.J488];CHAR(10);&quot;[color=transparent]Tags: &quot;;[.K48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08064" calcext:value-type="float">
            <text:p>408064</text:p>
          </table:table-cell>
          <table:table-cell table:style-name="ce1" office:value-type="float" office:value="55" calcext:value-type="float">
            <text:p>55</text:p>
          </table:table-cell>
          <table:table-cell table:style-name="ce2" office:value-type="date" office:date-value="2020-05-26T20:32:42" calcext:value-type="date">
            <text:p>5/26/2020 20:32:42</text:p>
          </table:table-cell>
          <table:table-cell table:style-name="ce1" office:value-type="string" calcext:value-type="string">
            <text:p>AcheezQBURGER</text:p>
          </table:table-cell>
          <table:table-cell table:style-name="ce1" office:value-type="string" calcext:value-type="string">
            <text:p>Forum Backpacker</text:p>
          </table:table-cell>
          <table:table-cell table:style-name="ce3" table:formula="of:=join(&quot;&quot;;&quot;https://scratch.mit.edu/discuss/topic/&quot;;[.A48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89]; &quot;]&quot;; [.E489]; &quot;[/url][/b] [i]by &quot;; [.D489]; &quot; (&quot;; INDIRECT(join(&quot;&quot;;&quot;H&quot;;(MONTH([.C489])))); &quot; '&quot;; RIGHT(YEAR([.C489]);2);&quot;)&quot;; CHAR(10);&quot;[b]Description: [/b]&quot;; [.I489]; CHAR(10); &quot;[small][b]Keywords: [/b]&quot;;[.J489];CHAR(10);&quot;[color=transparent]Tags: &quot;;[.K48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1839" calcext:value-type="float">
            <text:p>431839</text:p>
          </table:table-cell>
          <table:table-cell table:style-name="ce1" office:value-type="float" office:value="55" calcext:value-type="float">
            <text:p>55</text:p>
          </table:table-cell>
          <table:table-cell table:style-name="ce2" office:value-type="date" office:date-value="2020-08-16T12:32:45" calcext:value-type="date">
            <text:p>8/16/2020 12:32:45</text:p>
          </table:table-cell>
          <table:table-cell table:style-name="ce1" office:value-type="string" calcext:value-type="string">
            <text:p>HTML-Fan</text:p>
          </table:table-cell>
          <table:table-cell table:style-name="ce1" office:value-type="string" calcext:value-type="string">
            <text:p>Cookie variables [read!]</text:p>
          </table:table-cell>
          <table:table-cell table:style-name="ce3" table:formula="of:=join(&quot;&quot;;&quot;https://scratch.mit.edu/discuss/topic/&quot;;[.A49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90]; &quot;]&quot;; [.E490]; &quot;[/url][/b] [i]by &quot;; [.D490]; &quot; (&quot;; INDIRECT(join(&quot;&quot;;&quot;H&quot;;(MONTH([.C490])))); &quot; '&quot;; RIGHT(YEAR([.C490]);2);&quot;)&quot;; CHAR(10);&quot;[b]Description: [/b]&quot;; [.I490]; CHAR(10); &quot;[small][b]Keywords: [/b]&quot;;[.J490];CHAR(10);&quot;[color=transparent]Tags: &quot;;[.K49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date" office:date-value="2013-01-04T14:11:07" calcext:value-type="date">
            <text:p>1/4/2013 14:11:07</text:p>
          </table:table-cell>
          <table:table-cell table:style-name="ce1" office:value-type="string" calcext:value-type="string">
            <text:p>BoltBait</text:p>
          </table:table-cell>
          <table:table-cell table:style-name="ce1" office:value-type="string" calcext:value-type="string">
            <text:p>My ideas for fixing cloud variables</text:p>
          </table:table-cell>
          <table:table-cell table:style-name="ce3" table:formula="of:=join(&quot;&quot;;&quot;https://scratch.mit.edu/discuss/topic/&quot;;[.A49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91]; &quot;]&quot;; [.E491]; &quot;[/url][/b] [i]by &quot;; [.D491]; &quot; (&quot;; INDIRECT(join(&quot;&quot;;&quot;H&quot;;(MONTH([.C491])))); &quot; '&quot;; RIGHT(YEAR([.C491]);2);&quot;)&quot;; CHAR(10);&quot;[b]Description: [/b]&quot;; [.I491]; CHAR(10); &quot;[small][b]Keywords: [/b]&quot;;[.J491];CHAR(10);&quot;[color=transparent]Tags: &quot;;[.K49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6295" calcext:value-type="float">
            <text:p>36295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date" office:date-value="2014-04-20T17:00:49" calcext:value-type="date">
            <text:p>4/20/2014 17:00:49</text:p>
          </table:table-cell>
          <table:table-cell table:style-name="ce1" office:value-type="string" calcext:value-type="string">
            <text:p>gigapouch</text:p>
          </table:table-cell>
          <table:table-cell table:style-name="ce1" office:value-type="string" calcext:value-type="string">
            <text:p>New sensing boolean block [Scratcher rank]</text:p>
          </table:table-cell>
          <table:table-cell table:style-name="ce3" table:formula="of:=join(&quot;&quot;;&quot;https://scratch.mit.edu/discuss/topic/&quot;;[.A49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92]; &quot;]&quot;; [.E492]; &quot;[/url][/b] [i]by &quot;; [.D492]; &quot; (&quot;; INDIRECT(join(&quot;&quot;;&quot;H&quot;;(MONTH([.C492])))); &quot; '&quot;; RIGHT(YEAR([.C492]);2);&quot;)&quot;; CHAR(10);&quot;[b]Description: [/b]&quot;; [.I492]; CHAR(10); &quot;[small][b]Keywords: [/b]&quot;;[.J492];CHAR(10);&quot;[color=transparent]Tags: &quot;;[.K49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6225" calcext:value-type="float">
            <text:p>46225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date" office:date-value="2014-07-18T13:55:03" calcext:value-type="date">
            <text:p>7/18/2014 13:55:03</text:p>
          </table:table-cell>
          <table:table-cell table:style-name="ce1" office:value-type="string" calcext:value-type="string">
            <text:p>TheHockeyist</text:p>
          </table:table-cell>
          <table:table-cell table:style-name="ce1" office:value-type="string" calcext:value-type="string">
            <text:p>Suggestion on how to keep the spambots down.</text:p>
          </table:table-cell>
          <table:table-cell table:style-name="ce3" table:formula="of:=join(&quot;&quot;;&quot;https://scratch.mit.edu/discuss/topic/&quot;;[.A49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93]; &quot;]&quot;; [.E493]; &quot;[/url][/b] [i]by &quot;; [.D493]; &quot; (&quot;; INDIRECT(join(&quot;&quot;;&quot;H&quot;;(MONTH([.C493])))); &quot; '&quot;; RIGHT(YEAR([.C493]);2);&quot;)&quot;; CHAR(10);&quot;[b]Description: [/b]&quot;; [.I493]; CHAR(10); &quot;[small][b]Keywords: [/b]&quot;;[.J493];CHAR(10);&quot;[color=transparent]Tags: &quot;;[.K49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8771" calcext:value-type="float">
            <text:p>48771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date" office:date-value="2014-08-11T18:51:30" calcext:value-type="date">
            <text:p>8/11/2014 18:51:30</text:p>
          </table:table-cell>
          <table:table-cell table:style-name="ce1" office:value-type="string" calcext:value-type="string">
            <text:p>turkey3</text:p>
          </table:table-cell>
          <table:table-cell table:style-name="ce1" office:value-type="string" calcext:value-type="string">
            <text:p>Rule Against Spirals</text:p>
          </table:table-cell>
          <table:table-cell table:style-name="ce3" table:formula="of:=join(&quot;&quot;;&quot;https://scratch.mit.edu/discuss/topic/&quot;;[.A49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94]; &quot;]&quot;; [.E494]; &quot;[/url][/b] [i]by &quot;; [.D494]; &quot; (&quot;; INDIRECT(join(&quot;&quot;;&quot;H&quot;;(MONTH([.C494])))); &quot; '&quot;; RIGHT(YEAR([.C494]);2);&quot;)&quot;; CHAR(10);&quot;[b]Description: [/b]&quot;; [.I494]; CHAR(10); &quot;[small][b]Keywords: [/b]&quot;;[.J494];CHAR(10);&quot;[color=transparent]Tags: &quot;;[.K49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0763" calcext:value-type="float">
            <text:p>50763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date" office:date-value="2014-08-30T22:27:58" calcext:value-type="date">
            <text:p>8/30/2014 22:27:58</text:p>
          </table:table-cell>
          <table:table-cell table:style-name="ce1" office:value-type="string" calcext:value-type="string">
            <text:p>Georgic</text:p>
          </table:table-cell>
          <table:table-cell table:style-name="ce1" office:value-type="string" calcext:value-type="string">
            <text:p>Customize the mouse cursor</text:p>
          </table:table-cell>
          <table:table-cell table:style-name="ce3" table:formula="of:=join(&quot;&quot;;&quot;https://scratch.mit.edu/discuss/topic/&quot;;[.A49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95]; &quot;]&quot;; [.E495]; &quot;[/url][/b] [i]by &quot;; [.D495]; &quot; (&quot;; INDIRECT(join(&quot;&quot;;&quot;H&quot;;(MONTH([.C495])))); &quot; '&quot;; RIGHT(YEAR([.C495]);2);&quot;)&quot;; CHAR(10);&quot;[b]Description: [/b]&quot;; [.I495]; CHAR(10); &quot;[small][b]Keywords: [/b]&quot;;[.J495];CHAR(10);&quot;[color=transparent]Tags: &quot;;[.K49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7684" calcext:value-type="float">
            <text:p>167684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date" office:date-value="2015-11-11T14:32:23" calcext:value-type="date">
            <text:p>11/11/2015 14:32:23</text:p>
          </table:table-cell>
          <table:table-cell table:style-name="ce1" office:value-type="string" calcext:value-type="string">
            <text:p>DaSpudLord</text:p>
          </table:table-cell>
          <table:table-cell table:style-name="ce1" office:value-type="string" calcext:value-type="string">
            <text:p>Bot Spam Blocker</text:p>
          </table:table-cell>
          <table:table-cell table:style-name="ce3" table:formula="of:=join(&quot;&quot;;&quot;https://scratch.mit.edu/discuss/topic/&quot;;[.A49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96]; &quot;]&quot;; [.E496]; &quot;[/url][/b] [i]by &quot;; [.D496]; &quot; (&quot;; INDIRECT(join(&quot;&quot;;&quot;H&quot;;(MONTH([.C496])))); &quot; '&quot;; RIGHT(YEAR([.C496]);2);&quot;)&quot;; CHAR(10);&quot;[b]Description: [/b]&quot;; [.I496]; CHAR(10); &quot;[small][b]Keywords: [/b]&quot;;[.J496];CHAR(10);&quot;[color=transparent]Tags: &quot;;[.K49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4262" calcext:value-type="float">
            <text:p>194262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date" office:date-value="2016-04-16T16:55:04" calcext:value-type="date">
            <text:p>4/16/2016 16:55:04</text:p>
          </table:table-cell>
          <table:table-cell table:style-name="ce1" office:value-type="string" calcext:value-type="string">
            <text:p>JakeCarroll</text:p>
          </table:table-cell>
          <table:table-cell table:style-name="ce1" office:value-type="string" calcext:value-type="string">
            <text:p>New Homepage</text:p>
          </table:table-cell>
          <table:table-cell table:style-name="ce3" table:formula="of:=join(&quot;&quot;;&quot;https://scratch.mit.edu/discuss/topic/&quot;;[.A49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97]; &quot;]&quot;; [.E497]; &quot;[/url][/b] [i]by &quot;; [.D497]; &quot; (&quot;; INDIRECT(join(&quot;&quot;;&quot;H&quot;;(MONTH([.C497])))); &quot; '&quot;; RIGHT(YEAR([.C497]);2);&quot;)&quot;; CHAR(10);&quot;[b]Description: [/b]&quot;; [.I497]; CHAR(10); &quot;[small][b]Keywords: [/b]&quot;;[.J497];CHAR(10);&quot;[color=transparent]Tags: &quot;;[.K49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4410" calcext:value-type="float">
            <text:p>194410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date" office:date-value="2016-04-17T14:10:41" calcext:value-type="date">
            <text:p>4/17/2016 14:10:41</text:p>
          </table:table-cell>
          <table:table-cell table:style-name="ce1" office:value-type="string" calcext:value-type="string">
            <text:p>Techno-CAT</text:p>
          </table:table-cell>
          <table:table-cell table:style-name="ce1" office:value-type="string" calcext:value-type="string">
            <text:p>Better remix detection</text:p>
          </table:table-cell>
          <table:table-cell table:style-name="ce3" table:formula="of:=join(&quot;&quot;;&quot;https://scratch.mit.edu/discuss/topic/&quot;;[.A49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98]; &quot;]&quot;; [.E498]; &quot;[/url][/b] [i]by &quot;; [.D498]; &quot; (&quot;; INDIRECT(join(&quot;&quot;;&quot;H&quot;;(MONTH([.C498])))); &quot; '&quot;; RIGHT(YEAR([.C498]);2);&quot;)&quot;; CHAR(10);&quot;[b]Description: [/b]&quot;; [.I498]; CHAR(10); &quot;[small][b]Keywords: [/b]&quot;;[.J498];CHAR(10);&quot;[color=transparent]Tags: &quot;;[.K49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7104" calcext:value-type="float">
            <text:p>237104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date" office:date-value="2017-01-28T17:14:24" calcext:value-type="date">
            <text:p>1/28/2017 17:14:24</text:p>
          </table:table-cell>
          <table:table-cell table:style-name="ce1" office:value-type="string" calcext:value-type="string">
            <text:p>humantorch01</text:p>
          </table:table-cell>
          <table:table-cell table:style-name="ce1" office:value-type="string" calcext:value-type="string">
            <text:p>Real-time Chat that makes collaboration much easier!</text:p>
          </table:table-cell>
          <table:table-cell table:style-name="ce3" table:formula="of:=join(&quot;&quot;;&quot;https://scratch.mit.edu/discuss/topic/&quot;;[.A49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499]; &quot;]&quot;; [.E499]; &quot;[/url][/b] [i]by &quot;; [.D499]; &quot; (&quot;; INDIRECT(join(&quot;&quot;;&quot;H&quot;;(MONTH([.C499])))); &quot; '&quot;; RIGHT(YEAR([.C499]);2);&quot;)&quot;; CHAR(10);&quot;[b]Description: [/b]&quot;; [.I499]; CHAR(10); &quot;[small][b]Keywords: [/b]&quot;;[.J499];CHAR(10);&quot;[color=transparent]Tags: &quot;;[.K49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6597" calcext:value-type="float">
            <text:p>276597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date" office:date-value="2017-09-14T02:18:59" calcext:value-type="date">
            <text:p>9/14/2017 2:18:59</text:p>
          </table:table-cell>
          <table:table-cell table:style-name="ce1" office:value-type="string" calcext:value-type="string">
            <text:p>Charles12310</text:p>
          </table:table-cell>
          <table:table-cell table:style-name="ce1" office:value-type="string" calcext:value-type="string">
            <text:p>Days Since Any Date Reporter</text:p>
          </table:table-cell>
          <table:table-cell table:style-name="ce3" table:formula="of:=join(&quot;&quot;;&quot;https://scratch.mit.edu/discuss/topic/&quot;;[.A50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00]; &quot;]&quot;; [.E500]; &quot;[/url][/b] [i]by &quot;; [.D500]; &quot; (&quot;; INDIRECT(join(&quot;&quot;;&quot;H&quot;;(MONTH([.C500])))); &quot; '&quot;; RIGHT(YEAR([.C500]);2);&quot;)&quot;; CHAR(10);&quot;[b]Description: [/b]&quot;; [.I500]; CHAR(10); &quot;[small][b]Keywords: [/b]&quot;;[.J500];CHAR(10);&quot;[color=transparent]Tags: &quot;;[.K50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87732" calcext:value-type="float">
            <text:p>287732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date" office:date-value="2018-01-02T14:58:05" calcext:value-type="date">
            <text:p>1/2/2018 14:58:05</text:p>
          </table:table-cell>
          <table:table-cell table:style-name="ce1" office:value-type="string" calcext:value-type="string">
            <text:p>YubNubEwok</text:p>
          </table:table-cell>
          <table:table-cell table:style-name="ce1" office:value-type="string" calcext:value-type="string">
            <text:p>A way to make the backpack more organized</text:p>
          </table:table-cell>
          <table:table-cell table:style-name="ce3" table:formula="of:=join(&quot;&quot;;&quot;https://scratch.mit.edu/discuss/topic/&quot;;[.A50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01]; &quot;]&quot;; [.E501]; &quot;[/url][/b] [i]by &quot;; [.D501]; &quot; (&quot;; INDIRECT(join(&quot;&quot;;&quot;H&quot;;(MONTH([.C501])))); &quot; '&quot;; RIGHT(YEAR([.C501]);2);&quot;)&quot;; CHAR(10);&quot;[b]Description: [/b]&quot;; [.I501]; CHAR(10); &quot;[small][b]Keywords: [/b]&quot;;[.J501];CHAR(10);&quot;[color=transparent]Tags: &quot;;[.K50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48429" calcext:value-type="float">
            <text:p>348429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date" office:date-value="2019-04-21T21:58:21" calcext:value-type="date">
            <text:p>4/21/2019 21:58:21</text:p>
          </table:table-cell>
          <table:table-cell table:style-name="ce1" office:value-type="string" calcext:value-type="string">
            <text:p>VFDan</text:p>
          </table:table-cell>
          <table:table-cell table:style-name="ce1" office:value-type="string" calcext:value-type="string">
            <text:p>Make the site bigger</text:p>
          </table:table-cell>
          <table:table-cell table:style-name="ce3" table:formula="of:=join(&quot;&quot;;&quot;https://scratch.mit.edu/discuss/topic/&quot;;[.A50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02]; &quot;]&quot;; [.E502]; &quot;[/url][/b] [i]by &quot;; [.D502]; &quot; (&quot;; INDIRECT(join(&quot;&quot;;&quot;H&quot;;(MONTH([.C502])))); &quot; '&quot;; RIGHT(YEAR([.C502]);2);&quot;)&quot;; CHAR(10);&quot;[b]Description: [/b]&quot;; [.I502]; CHAR(10); &quot;[small][b]Keywords: [/b]&quot;;[.J502];CHAR(10);&quot;[color=transparent]Tags: &quot;;[.K50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1661" calcext:value-type="float">
            <text:p>51661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14-09-09T03:03:25" calcext:value-type="date">
            <text:p>9/9/2014 3:03:25</text:p>
          </table:table-cell>
          <table:table-cell table:style-name="ce1" office:value-type="string" calcext:value-type="string">
            <text:p>DevanWolf</text:p>
          </table:table-cell>
          <table:table-cell table:style-name="ce1" office:value-type="string" calcext:value-type="string">
            <text:p>New blocks: "stop asking" and "ask in progress?"</text:p>
          </table:table-cell>
          <table:table-cell table:style-name="ce3" table:formula="of:=join(&quot;&quot;;&quot;https://scratch.mit.edu/discuss/topic/&quot;;[.A50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03]; &quot;]&quot;; [.E503]; &quot;[/url][/b] [i]by &quot;; [.D503]; &quot; (&quot;; INDIRECT(join(&quot;&quot;;&quot;H&quot;;(MONTH([.C503])))); &quot; '&quot;; RIGHT(YEAR([.C503]);2);&quot;)&quot;; CHAR(10);&quot;[b]Description: [/b]&quot;; [.I503]; CHAR(10); &quot;[small][b]Keywords: [/b]&quot;;[.J503];CHAR(10);&quot;[color=transparent]Tags: &quot;;[.K50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4228" calcext:value-type="float">
            <text:p>54228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14-09-29T20:43:01" calcext:value-type="date">
            <text:p>9/29/2014 20:43:01</text:p>
          </table:table-cell>
          <table:table-cell table:style-name="ce1" office:value-type="string" calcext:value-type="string">
            <text:p>ProdigyZeta7</text:p>
          </table:table-cell>
          <table:table-cell table:style-name="ce1" office:value-type="string" calcext:value-type="string">
            <text:p>Color coded alerts</text:p>
          </table:table-cell>
          <table:table-cell table:style-name="ce3" table:formula="of:=join(&quot;&quot;;&quot;https://scratch.mit.edu/discuss/topic/&quot;;[.A50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04]; &quot;]&quot;; [.E504]; &quot;[/url][/b] [i]by &quot;; [.D504]; &quot; (&quot;; INDIRECT(join(&quot;&quot;;&quot;H&quot;;(MONTH([.C504])))); &quot; '&quot;; RIGHT(YEAR([.C504]);2);&quot;)&quot;; CHAR(10);&quot;[b]Description: [/b]&quot;; [.I504]; CHAR(10); &quot;[small][b]Keywords: [/b]&quot;;[.J504];CHAR(10);&quot;[color=transparent]Tags: &quot;;[.K50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3500" calcext:value-type="float">
            <text:p>73500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14-12-16T00:59:23" calcext:value-type="date">
            <text:p>12/16/2014 0:59:23</text:p>
          </table:table-cell>
          <table:table-cell table:style-name="ce1" office:value-type="string" calcext:value-type="string">
            <text:p>Zro716</text:p>
          </table:table-cell>
          <table:table-cell table:style-name="ce1" office:value-type="string" calcext:value-type="string">
            <text:p>delete all comments on profile thingy</text:p>
          </table:table-cell>
          <table:table-cell table:style-name="ce3" table:formula="of:=join(&quot;&quot;;&quot;https://scratch.mit.edu/discuss/topic/&quot;;[.A50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05]; &quot;]&quot;; [.E505]; &quot;[/url][/b] [i]by &quot;; [.D505]; &quot; (&quot;; INDIRECT(join(&quot;&quot;;&quot;H&quot;;(MONTH([.C505])))); &quot; '&quot;; RIGHT(YEAR([.C505]);2);&quot;)&quot;; CHAR(10);&quot;[b]Description: [/b]&quot;; [.I505]; CHAR(10); &quot;[small][b]Keywords: [/b]&quot;;[.J505];CHAR(10);&quot;[color=transparent]Tags: &quot;;[.K50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82400" calcext:value-type="float">
            <text:p>82400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15-01-18T19:47:00" calcext:value-type="date">
            <text:p>1/18/2015 19:47:00</text:p>
          </table:table-cell>
          <table:table-cell table:style-name="ce1" office:value-type="string" calcext:value-type="string">
            <text:p>MrSherlockHolmes</text:p>
          </table:table-cell>
          <table:table-cell table:style-name="ce1" office:value-type="string" calcext:value-type="string">
            <text:p>days since ()</text:p>
          </table:table-cell>
          <table:table-cell table:style-name="ce3" table:formula="of:=join(&quot;&quot;;&quot;https://scratch.mit.edu/discuss/topic/&quot;;[.A50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06]; &quot;]&quot;; [.E506]; &quot;[/url][/b] [i]by &quot;; [.D506]; &quot; (&quot;; INDIRECT(join(&quot;&quot;;&quot;H&quot;;(MONTH([.C506])))); &quot; '&quot;; RIGHT(YEAR([.C506]);2);&quot;)&quot;; CHAR(10);&quot;[b]Description: [/b]&quot;; [.I506]; CHAR(10); &quot;[small][b]Keywords: [/b]&quot;;[.J506];CHAR(10);&quot;[color=transparent]Tags: &quot;;[.K50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08380" calcext:value-type="float">
            <text:p>108380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15-04-18T09:25:01" calcext:value-type="date">
            <text:p>4/18/2015 9:25:01</text:p>
          </table:table-cell>
          <table:table-cell table:style-name="ce1" office:value-type="string" calcext:value-type="string">
            <text:p>Nether_before</text:p>
          </table:table-cell>
          <table:table-cell table:style-name="ce1" office:value-type="string" calcext:value-type="string">
            <text:p>There should be a 'spooky' warning!</text:p>
          </table:table-cell>
          <table:table-cell table:style-name="ce3" table:formula="of:=join(&quot;&quot;;&quot;https://scratch.mit.edu/discuss/topic/&quot;;[.A50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07]; &quot;]&quot;; [.E507]; &quot;[/url][/b] [i]by &quot;; [.D507]; &quot; (&quot;; INDIRECT(join(&quot;&quot;;&quot;H&quot;;(MONTH([.C507])))); &quot; '&quot;; RIGHT(YEAR([.C507]);2);&quot;)&quot;; CHAR(10);&quot;[b]Description: [/b]&quot;; [.I507]; CHAR(10); &quot;[small][b]Keywords: [/b]&quot;;[.J507];CHAR(10);&quot;[color=transparent]Tags: &quot;;[.K50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16334" calcext:value-type="float">
            <text:p>116334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15-05-16T16:34:10" calcext:value-type="date">
            <text:p>5/16/2015 16:34:10</text:p>
          </table:table-cell>
          <table:table-cell table:style-name="ce1" office:value-type="string" calcext:value-type="string">
            <text:p>flun</text:p>
          </table:table-cell>
          <table:table-cell table:style-name="ce1" office:value-type="string" calcext:value-type="string">
            <text:p>edit variable</text:p>
          </table:table-cell>
          <table:table-cell table:style-name="ce3" table:formula="of:=join(&quot;&quot;;&quot;https://scratch.mit.edu/discuss/topic/&quot;;[.A50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08]; &quot;]&quot;; [.E508]; &quot;[/url][/b] [i]by &quot;; [.D508]; &quot; (&quot;; INDIRECT(join(&quot;&quot;;&quot;H&quot;;(MONTH([.C508])))); &quot; '&quot;; RIGHT(YEAR([.C508]);2);&quot;)&quot;; CHAR(10);&quot;[b]Description: [/b]&quot;; [.I508]; CHAR(10); &quot;[small][b]Keywords: [/b]&quot;;[.J508];CHAR(10);&quot;[color=transparent]Tags: &quot;;[.K50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53098" calcext:value-type="float">
            <text:p>153098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15-09-23T05:11:07" calcext:value-type="date">
            <text:p>9/23/2015 5:11:07</text:p>
          </table:table-cell>
          <table:table-cell table:style-name="ce1" office:value-type="string" calcext:value-type="string">
            <text:p>julianandwill</text:p>
          </table:table-cell>
          <table:table-cell table:style-name="ce1" office:value-type="string" calcext:value-type="string">
            <text:p>Before-You-Create-A-Topic Checklist (PLEASE READ)</text:p>
          </table:table-cell>
          <table:table-cell table:style-name="ce3" table:formula="of:=join(&quot;&quot;;&quot;https://scratch.mit.edu/discuss/topic/&quot;;[.A50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09]; &quot;]&quot;; [.E509]; &quot;[/url][/b] [i]by &quot;; [.D509]; &quot; (&quot;; INDIRECT(join(&quot;&quot;;&quot;H&quot;;(MONTH([.C509])))); &quot; '&quot;; RIGHT(YEAR([.C509]);2);&quot;)&quot;; CHAR(10);&quot;[b]Description: [/b]&quot;; [.I509]; CHAR(10); &quot;[small][b]Keywords: [/b]&quot;;[.J509];CHAR(10);&quot;[color=transparent]Tags: &quot;;[.K50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5426" calcext:value-type="float">
            <text:p>165426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15-10-30T07:04:48" calcext:value-type="date">
            <text:p>10/30/2015 7:04:48</text:p>
          </table:table-cell>
          <table:table-cell table:style-name="ce1" office:value-type="string" calcext:value-type="string">
            <text:p>gian1xh9</text:p>
          </table:table-cell>
          <table:table-cell table:style-name="ce1" office:value-type="string" calcext:value-type="string">
            <text:p>i want one obsolete block back</text:p>
          </table:table-cell>
          <table:table-cell table:style-name="ce3" table:formula="of:=join(&quot;&quot;;&quot;https://scratch.mit.edu/discuss/topic/&quot;;[.A51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10]; &quot;]&quot;; [.E510]; &quot;[/url][/b] [i]by &quot;; [.D510]; &quot; (&quot;; INDIRECT(join(&quot;&quot;;&quot;H&quot;;(MONTH([.C510])))); &quot; '&quot;; RIGHT(YEAR([.C510]);2);&quot;)&quot;; CHAR(10);&quot;[b]Description: [/b]&quot;; [.I510]; CHAR(10); &quot;[small][b]Keywords: [/b]&quot;;[.J510];CHAR(10);&quot;[color=transparent]Tags: &quot;;[.K51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4123" calcext:value-type="float">
            <text:p>184123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16-02-19T00:47:19" calcext:value-type="date">
            <text:p>2/19/2016 0:47:19</text:p>
          </table:table-cell>
          <table:table-cell table:style-name="ce1" office:value-type="string" calcext:value-type="string">
            <text:p>SKYDUDE</text:p>
          </table:table-cell>
          <table:table-cell table:style-name="ce1" office:value-type="string" calcext:value-type="string">
            <text:p>TE3mm1E l4NguAg3</text:p>
          </table:table-cell>
          <table:table-cell table:style-name="ce3" table:formula="of:=join(&quot;&quot;;&quot;https://scratch.mit.edu/discuss/topic/&quot;;[.A51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11]; &quot;]&quot;; [.E511]; &quot;[/url][/b] [i]by &quot;; [.D511]; &quot; (&quot;; INDIRECT(join(&quot;&quot;;&quot;H&quot;;(MONTH([.C511])))); &quot; '&quot;; RIGHT(YEAR([.C511]);2);&quot;)&quot;; CHAR(10);&quot;[b]Description: [/b]&quot;; [.I511]; CHAR(10); &quot;[small][b]Keywords: [/b]&quot;;[.J511];CHAR(10);&quot;[color=transparent]Tags: &quot;;[.K51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6667" calcext:value-type="float">
            <text:p>206667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16-07-01T14:34:19" calcext:value-type="date">
            <text:p>7/1/2016 14:34:19</text:p>
          </table:table-cell>
          <table:table-cell table:style-name="ce1" office:value-type="string" calcext:value-type="string">
            <text:p>NanoRook</text:p>
          </table:table-cell>
          <table:table-cell table:style-name="ce1" office:value-type="string" calcext:value-type="string">
            <text:p>Can we stop advertising ImageShack, please?</text:p>
          </table:table-cell>
          <table:table-cell table:style-name="ce3" table:formula="of:=join(&quot;&quot;;&quot;https://scratch.mit.edu/discuss/topic/&quot;;[.A51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12]; &quot;]&quot;; [.E512]; &quot;[/url][/b] [i]by &quot;; [.D512]; &quot; (&quot;; INDIRECT(join(&quot;&quot;;&quot;H&quot;;(MONTH([.C512])))); &quot; '&quot;; RIGHT(YEAR([.C512]);2);&quot;)&quot;; CHAR(10);&quot;[b]Description: [/b]&quot;; [.I512]; CHAR(10); &quot;[small][b]Keywords: [/b]&quot;;[.J512];CHAR(10);&quot;[color=transparent]Tags: &quot;;[.K51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22720" calcext:value-type="float">
            <text:p>222720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16-10-21T21:57:21" calcext:value-type="date">
            <text:p>10/21/2016 21:57:21</text:p>
          </table:table-cell>
          <table:table-cell table:style-name="ce1" office:value-type="string" calcext:value-type="string">
            <text:p>Austinato</text:p>
          </table:table-cell>
          <table:table-cell table:style-name="ce1" office:value-type="string" calcext:value-type="string">
            <text:p>Boosting the Profile Up [Full Support]</text:p>
          </table:table-cell>
          <table:table-cell table:style-name="ce3" table:formula="of:=join(&quot;&quot;;&quot;https://scratch.mit.edu/discuss/topic/&quot;;[.A51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13]; &quot;]&quot;; [.E513]; &quot;[/url][/b] [i]by &quot;; [.D513]; &quot; (&quot;; INDIRECT(join(&quot;&quot;;&quot;H&quot;;(MONTH([.C513])))); &quot; '&quot;; RIGHT(YEAR([.C513]);2);&quot;)&quot;; CHAR(10);&quot;[b]Description: [/b]&quot;; [.I513]; CHAR(10); &quot;[small][b]Keywords: [/b]&quot;;[.J513];CHAR(10);&quot;[color=transparent]Tags: &quot;;[.K51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8230" calcext:value-type="float">
            <text:p>268230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17-06-28T01:53:50" calcext:value-type="date">
            <text:p>6/28/2017 1:53:50</text:p>
          </table:table-cell>
          <table:table-cell table:style-name="ce1" office:value-type="string" calcext:value-type="string">
            <text:p>Smurphy13AWESOME</text:p>
          </table:table-cell>
          <table:table-cell table:style-name="ce1" office:value-type="string" calcext:value-type="string">
            <text:p>Too Confusing For A New Scratcher Overview</text:p>
          </table:table-cell>
          <table:table-cell table:style-name="ce3" table:formula="of:=join(&quot;&quot;;&quot;https://scratch.mit.edu/discuss/topic/&quot;;[.A51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14]; &quot;]&quot;; [.E514]; &quot;[/url][/b] [i]by &quot;; [.D514]; &quot; (&quot;; INDIRECT(join(&quot;&quot;;&quot;H&quot;;(MONTH([.C514])))); &quot; '&quot;; RIGHT(YEAR([.C514]);2);&quot;)&quot;; CHAR(10);&quot;[b]Description: [/b]&quot;; [.I514]; CHAR(10); &quot;[small][b]Keywords: [/b]&quot;;[.J514];CHAR(10);&quot;[color=transparent]Tags: &quot;;[.K51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98352" calcext:value-type="float">
            <text:p>298352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18-04-15T19:07:01" calcext:value-type="date">
            <text:p>4/15/2018 19:07:01</text:p>
          </table:table-cell>
          <table:table-cell table:style-name="ce1" office:value-type="string" calcext:value-type="string">
            <text:p>gamebeater187</text:p>
          </table:table-cell>
          <table:table-cell table:style-name="ce1" office:value-type="string" calcext:value-type="string">
            <text:p>The filter bot should not mute you any more.</text:p>
          </table:table-cell>
          <table:table-cell table:style-name="ce3" table:formula="of:=join(&quot;&quot;;&quot;https://scratch.mit.edu/discuss/topic/&quot;;[.A51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15]; &quot;]&quot;; [.E515]; &quot;[/url][/b] [i]by &quot;; [.D515]; &quot; (&quot;; INDIRECT(join(&quot;&quot;;&quot;H&quot;;(MONTH([.C515])))); &quot; '&quot;; RIGHT(YEAR([.C515]);2);&quot;)&quot;; CHAR(10);&quot;[b]Description: [/b]&quot;; [.I515]; CHAR(10); &quot;[small][b]Keywords: [/b]&quot;;[.J515];CHAR(10);&quot;[color=transparent]Tags: &quot;;[.K51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10290" calcext:value-type="float">
            <text:p>310290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18-08-06T09:10:07" calcext:value-type="date">
            <text:p>8/6/2018 9:10:07</text:p>
          </table:table-cell>
          <table:table-cell table:style-name="ce1" office:value-type="string" calcext:value-type="string">
            <text:p>GENIUS-XI</text:p>
          </table:table-cell>
          <table:table-cell table:style-name="ce1" office:value-type="string" calcext:value-type="string">
            <text:p>Scratch needs to be more active</text:p>
          </table:table-cell>
          <table:table-cell table:style-name="ce3" table:formula="of:=join(&quot;&quot;;&quot;https://scratch.mit.edu/discuss/topic/&quot;;[.A51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16]; &quot;]&quot;; [.E516]; &quot;[/url][/b] [i]by &quot;; [.D516]; &quot; (&quot;; INDIRECT(join(&quot;&quot;;&quot;H&quot;;(MONTH([.C516])))); &quot; '&quot;; RIGHT(YEAR([.C516]);2);&quot;)&quot;; CHAR(10);&quot;[b]Description: [/b]&quot;; [.I516]; CHAR(10); &quot;[small][b]Keywords: [/b]&quot;;[.J516];CHAR(10);&quot;[color=transparent]Tags: &quot;;[.K51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19358" calcext:value-type="float">
            <text:p>319358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date" office:date-value="2018-10-26T15:28:36" calcext:value-type="date">
            <text:p>10/26/2018 15:28:36</text:p>
          </table:table-cell>
          <table:table-cell table:style-name="ce1" office:value-type="string" calcext:value-type="string">
            <text:p>KARATEGIRL2008</text:p>
          </table:table-cell>
          <table:table-cell table:style-name="ce1" office:value-type="string" calcext:value-type="string">
            <text:p>Campaign For A Strawberry, Pineapple, Kiwi and Eye emoji</text:p>
          </table:table-cell>
          <table:table-cell table:style-name="ce3" table:formula="of:=join(&quot;&quot;;&quot;https://scratch.mit.edu/discuss/topic/&quot;;[.A51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17]; &quot;]&quot;; [.E517]; &quot;[/url][/b] [i]by &quot;; [.D517]; &quot; (&quot;; INDIRECT(join(&quot;&quot;;&quot;H&quot;;(MONTH([.C517])))); &quot; '&quot;; RIGHT(YEAR([.C517]);2);&quot;)&quot;; CHAR(10);&quot;[b]Description: [/b]&quot;; [.I517]; CHAR(10); &quot;[small][b]Keywords: [/b]&quot;;[.J517];CHAR(10);&quot;[color=transparent]Tags: &quot;;[.K51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1137" calcext:value-type="float">
            <text:p>51137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14-09-03T03:01:31" calcext:value-type="date">
            <text:p>9/3/2014 3:01:31</text:p>
          </table:table-cell>
          <table:table-cell table:style-name="ce1" office:value-type="string" calcext:value-type="string">
            <text:p>Christiand1014</text:p>
          </table:table-cell>
          <table:table-cell table:style-name="ce1" office:value-type="string" calcext:value-type="string">
            <text:p>A Notification For When Your Project Gets Front-Paged/Curated/Featured</text:p>
          </table:table-cell>
          <table:table-cell table:style-name="ce3" table:formula="of:=join(&quot;&quot;;&quot;https://scratch.mit.edu/discuss/topic/&quot;;[.A51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18]; &quot;]&quot;; [.E518]; &quot;[/url][/b] [i]by &quot;; [.D518]; &quot; (&quot;; INDIRECT(join(&quot;&quot;;&quot;H&quot;;(MONTH([.C518])))); &quot; '&quot;; RIGHT(YEAR([.C518]);2);&quot;)&quot;; CHAR(10);&quot;[b]Description: [/b]&quot;; [.I518]; CHAR(10); &quot;[small][b]Keywords: [/b]&quot;;[.J518];CHAR(10);&quot;[color=transparent]Tags: &quot;;[.K51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0992" calcext:value-type="float">
            <text:p>70992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14-12-07T03:02:28" calcext:value-type="date">
            <text:p>12/7/2014 3:02:28</text:p>
          </table:table-cell>
          <table:table-cell table:style-name="ce1" office:value-type="string" calcext:value-type="string">
            <text:p>79brue</text:p>
          </table:table-cell>
          <table:table-cell table:style-name="ce1" office:value-type="string" calcext:value-type="string">
            <text:p>Can you allow videos...</text:p>
          </table:table-cell>
          <table:table-cell table:style-name="ce3" table:formula="of:=join(&quot;&quot;;&quot;https://scratch.mit.edu/discuss/topic/&quot;;[.A51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19]; &quot;]&quot;; [.E519]; &quot;[/url][/b] [i]by &quot;; [.D519]; &quot; (&quot;; INDIRECT(join(&quot;&quot;;&quot;H&quot;;(MONTH([.C519])))); &quot; '&quot;; RIGHT(YEAR([.C519]);2);&quot;)&quot;; CHAR(10);&quot;[b]Description: [/b]&quot;; [.I519]; CHAR(10); &quot;[small][b]Keywords: [/b]&quot;;[.J519];CHAR(10);&quot;[color=transparent]Tags: &quot;;[.K51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1174" calcext:value-type="float">
            <text:p>91174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15-02-17T16:10:50" calcext:value-type="date">
            <text:p>2/17/2015 16:10:50</text:p>
          </table:table-cell>
          <table:table-cell table:style-name="ce1" office:value-type="string" calcext:value-type="string">
            <text:p>brainstorm101</text:p>
          </table:table-cell>
          <table:table-cell table:style-name="ce1" office:value-type="string" calcext:value-type="string">
            <text:p>Suggestion Directory/Index! Read this before posting to see if there is already a topic on what you're about to post!</text:p>
          </table:table-cell>
          <table:table-cell table:style-name="ce3" table:formula="of:=join(&quot;&quot;;&quot;https://scratch.mit.edu/discuss/topic/&quot;;[.A52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20]; &quot;]&quot;; [.E520]; &quot;[/url][/b] [i]by &quot;; [.D520]; &quot; (&quot;; INDIRECT(join(&quot;&quot;;&quot;H&quot;;(MONTH([.C520])))); &quot; '&quot;; RIGHT(YEAR([.C520]);2);&quot;)&quot;; CHAR(10);&quot;[b]Description: [/b]&quot;; [.I520]; CHAR(10); &quot;[small][b]Keywords: [/b]&quot;;[.J520];CHAR(10);&quot;[color=transparent]Tags: &quot;;[.K52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3516" calcext:value-type="float">
            <text:p>193516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16-04-12T01:52:07" calcext:value-type="date">
            <text:p>4/12/2016 1:52:07</text:p>
          </table:table-cell>
          <table:table-cell table:style-name="ce1" office:value-type="string" calcext:value-type="string">
            <text:p>Crafty190</text:p>
          </table:table-cell>
          <table:table-cell table:style-name="ce1" office:value-type="string" calcext:value-type="string">
            <text:p>Just a question...[display name different from user name]</text:p>
          </table:table-cell>
          <table:table-cell table:style-name="ce3" table:formula="of:=join(&quot;&quot;;&quot;https://scratch.mit.edu/discuss/topic/&quot;;[.A52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21]; &quot;]&quot;; [.E521]; &quot;[/url][/b] [i]by &quot;; [.D521]; &quot; (&quot;; INDIRECT(join(&quot;&quot;;&quot;H&quot;;(MONTH([.C521])))); &quot; '&quot;; RIGHT(YEAR([.C521]);2);&quot;)&quot;; CHAR(10);&quot;[b]Description: [/b]&quot;; [.I521]; CHAR(10); &quot;[small][b]Keywords: [/b]&quot;;[.J521];CHAR(10);&quot;[color=transparent]Tags: &quot;;[.K52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8296" calcext:value-type="float">
            <text:p>198296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16-05-09T19:54:05" calcext:value-type="date">
            <text:p>5/9/2016 19:54:05</text:p>
          </table:table-cell>
          <table:table-cell table:style-name="ce1" office:value-type="string" calcext:value-type="string">
            <text:p>Zro716</text:p>
          </table:table-cell>
          <table:table-cell table:style-name="ce1" office:value-type="string" calcext:value-type="string">
            <text:p>Should Scratch have a "Content ID" of its own?</text:p>
          </table:table-cell>
          <table:table-cell table:style-name="ce3" table:formula="of:=join(&quot;&quot;;&quot;https://scratch.mit.edu/discuss/topic/&quot;;[.A52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22]; &quot;]&quot;; [.E522]; &quot;[/url][/b] [i]by &quot;; [.D522]; &quot; (&quot;; INDIRECT(join(&quot;&quot;;&quot;H&quot;;(MONTH([.C522])))); &quot; '&quot;; RIGHT(YEAR([.C522]);2);&quot;)&quot;; CHAR(10);&quot;[b]Description: [/b]&quot;; [.I522]; CHAR(10); &quot;[small][b]Keywords: [/b]&quot;;[.J522];CHAR(10);&quot;[color=transparent]Tags: &quot;;[.K52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6513" calcext:value-type="float">
            <text:p>216513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16-09-04T12:35:44" calcext:value-type="date">
            <text:p>9/4/2016 12:35:44</text:p>
          </table:table-cell>
          <table:table-cell table:style-name="ce1" office:value-type="string" calcext:value-type="string">
            <text:p>Techno-CAT</text:p>
          </table:table-cell>
          <table:table-cell table:style-name="ce1" office:value-type="string" calcext:value-type="string">
            <text:p>[85% support] Ability to hide followers and following section</text:p>
          </table:table-cell>
          <table:table-cell table:style-name="ce3" table:formula="of:=join(&quot;&quot;;&quot;https://scratch.mit.edu/discuss/topic/&quot;;[.A52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23]; &quot;]&quot;; [.E523]; &quot;[/url][/b] [i]by &quot;; [.D523]; &quot; (&quot;; INDIRECT(join(&quot;&quot;;&quot;H&quot;;(MONTH([.C523])))); &quot; '&quot;; RIGHT(YEAR([.C523]);2);&quot;)&quot;; CHAR(10);&quot;[b]Description: [/b]&quot;; [.I523]; CHAR(10); &quot;[small][b]Keywords: [/b]&quot;;[.J523];CHAR(10);&quot;[color=transparent]Tags: &quot;;[.K52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51689" calcext:value-type="float">
            <text:p>251689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17-04-26T11:50:15" calcext:value-type="date">
            <text:p>4/26/2017 11:50:15</text:p>
          </table:table-cell>
          <table:table-cell table:style-name="ce1" office:value-type="string" calcext:value-type="string">
            <text:p>MrNealon101</text:p>
          </table:table-cell>
          <table:table-cell table:style-name="ce1" office:value-type="string" calcext:value-type="string">
            <text:p>Scratch Class Account (Deleting Student Accounts) Recommendations</text:p>
          </table:table-cell>
          <table:table-cell table:style-name="ce3" table:formula="of:=join(&quot;&quot;;&quot;https://scratch.mit.edu/discuss/topic/&quot;;[.A52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24]; &quot;]&quot;; [.E524]; &quot;[/url][/b] [i]by &quot;; [.D524]; &quot; (&quot;; INDIRECT(join(&quot;&quot;;&quot;H&quot;;(MONTH([.C524])))); &quot; '&quot;; RIGHT(YEAR([.C524]);2);&quot;)&quot;; CHAR(10);&quot;[b]Description: [/b]&quot;; [.I524]; CHAR(10); &quot;[small][b]Keywords: [/b]&quot;;[.J524];CHAR(10);&quot;[color=transparent]Tags: &quot;;[.K52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9159" calcext:value-type="float">
            <text:p>269159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17-07-04T13:03:21" calcext:value-type="date">
            <text:p>7/4/2017 13:03:21</text:p>
          </table:table-cell>
          <table:table-cell table:style-name="ce1" office:value-type="string" calcext:value-type="string">
            <text:p>duckboycool</text:p>
          </table:table-cell>
          <table:table-cell table:style-name="ce1" office:value-type="string" calcext:value-type="string">
            <text:p>The ability to unfollow closed topics.</text:p>
          </table:table-cell>
          <table:table-cell table:style-name="ce3" table:formula="of:=join(&quot;&quot;;&quot;https://scratch.mit.edu/discuss/topic/&quot;;[.A52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25]; &quot;]&quot;; [.E525]; &quot;[/url][/b] [i]by &quot;; [.D525]; &quot; (&quot;; INDIRECT(join(&quot;&quot;;&quot;H&quot;;(MONTH([.C525])))); &quot; '&quot;; RIGHT(YEAR([.C525]);2);&quot;)&quot;; CHAR(10);&quot;[b]Description: [/b]&quot;; [.I525]; CHAR(10); &quot;[small][b]Keywords: [/b]&quot;;[.J525];CHAR(10);&quot;[color=transparent]Tags: &quot;;[.K52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5314" calcext:value-type="float">
            <text:p>275314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17-09-02T14:38:53" calcext:value-type="date">
            <text:p>9/2/2017 14:38:53</text:p>
          </table:table-cell>
          <table:table-cell table:style-name="ce1" office:value-type="string" calcext:value-type="string">
            <text:p>DisasterPug</text:p>
          </table:table-cell>
          <table:table-cell table:style-name="ce1" office:value-type="string" calcext:value-type="string">
            <text:p>Following Limit</text:p>
          </table:table-cell>
          <table:table-cell table:style-name="ce3" table:formula="of:=join(&quot;&quot;;&quot;https://scratch.mit.edu/discuss/topic/&quot;;[.A52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26]; &quot;]&quot;; [.E526]; &quot;[/url][/b] [i]by &quot;; [.D526]; &quot; (&quot;; INDIRECT(join(&quot;&quot;;&quot;H&quot;;(MONTH([.C526])))); &quot; '&quot;; RIGHT(YEAR([.C526]);2);&quot;)&quot;; CHAR(10);&quot;[b]Description: [/b]&quot;; [.I526]; CHAR(10); &quot;[small][b]Keywords: [/b]&quot;;[.J526];CHAR(10);&quot;[color=transparent]Tags: &quot;;[.K52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91975" calcext:value-type="float">
            <text:p>291975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18-02-15T06:26:30" calcext:value-type="date">
            <text:p>2/15/2018 6:26:30</text:p>
          </table:table-cell>
          <table:table-cell table:style-name="ce1" office:value-type="string" calcext:value-type="string">
            <text:p>XCat</text:p>
          </table:table-cell>
          <table:table-cell table:style-name="ce1" office:value-type="string" calcext:value-type="string">
            <text:p>Option for a "Project made by &lt;&gt; and &lt;&gt;"?</text:p>
          </table:table-cell>
          <table:table-cell table:style-name="ce3" table:formula="of:=join(&quot;&quot;;&quot;https://scratch.mit.edu/discuss/topic/&quot;;[.A52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27]; &quot;]&quot;; [.E527]; &quot;[/url][/b] [i]by &quot;; [.D527]; &quot; (&quot;; INDIRECT(join(&quot;&quot;;&quot;H&quot;;(MONTH([.C527])))); &quot; '&quot;; RIGHT(YEAR([.C527]);2);&quot;)&quot;; CHAR(10);&quot;[b]Description: [/b]&quot;; [.I527]; CHAR(10); &quot;[small][b]Keywords: [/b]&quot;;[.J527];CHAR(10);&quot;[color=transparent]Tags: &quot;;[.K52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12502" calcext:value-type="float">
            <text:p>312502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18-08-17T13:35:04" calcext:value-type="date">
            <text:p>8/17/2018 13:35:04</text:p>
          </table:table-cell>
          <table:table-cell table:style-name="ce1" office:value-type="string" calcext:value-type="string">
            <text:p>ScratchDiogoh</text:p>
          </table:table-cell>
          <table:table-cell table:style-name="ce1" office:value-type="string" calcext:value-type="string">
            <text:p>model for 403</text:p>
          </table:table-cell>
          <table:table-cell table:style-name="ce3" table:formula="of:=join(&quot;&quot;;&quot;https://scratch.mit.edu/discuss/topic/&quot;;[.A52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28]; &quot;]&quot;; [.E528]; &quot;[/url][/b] [i]by &quot;; [.D528]; &quot; (&quot;; INDIRECT(join(&quot;&quot;;&quot;H&quot;;(MONTH([.C528])))); &quot; '&quot;; RIGHT(YEAR([.C528]);2);&quot;)&quot;; CHAR(10);&quot;[b]Description: [/b]&quot;; [.I528]; CHAR(10); &quot;[small][b]Keywords: [/b]&quot;;[.J528];CHAR(10);&quot;[color=transparent]Tags: &quot;;[.K52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20741" calcext:value-type="float">
            <text:p>320741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18-11-09T19:23:43" calcext:value-type="date">
            <text:p>11/9/2018 19:23:43</text:p>
          </table:table-cell>
          <table:table-cell table:style-name="ce1" office:value-type="string" calcext:value-type="string">
            <text:p>wookie184</text:p>
          </table:table-cell>
          <table:table-cell table:style-name="ce1" office:value-type="string" calcext:value-type="string">
            <text:p>2 Step Authentication</text:p>
          </table:table-cell>
          <table:table-cell table:style-name="ce3" table:formula="of:=join(&quot;&quot;;&quot;https://scratch.mit.edu/discuss/topic/&quot;;[.A52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29]; &quot;]&quot;; [.E529]; &quot;[/url][/b] [i]by &quot;; [.D529]; &quot; (&quot;; INDIRECT(join(&quot;&quot;;&quot;H&quot;;(MONTH([.C529])))); &quot; '&quot;; RIGHT(YEAR([.C529]);2);&quot;)&quot;; CHAR(10);&quot;[b]Description: [/b]&quot;; [.I529]; CHAR(10); &quot;[small][b]Keywords: [/b]&quot;;[.J529];CHAR(10);&quot;[color=transparent]Tags: &quot;;[.K52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64690" calcext:value-type="float">
            <text:p>364690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19-07-20T17:47:23" calcext:value-type="date">
            <text:p>7/20/2019 17:47:23</text:p>
          </table:table-cell>
          <table:table-cell table:style-name="ce1" office:value-type="string" calcext:value-type="string">
            <text:p>VFDan</text:p>
          </table:table-cell>
          <table:table-cell table:style-name="ce1" office:value-type="string" calcext:value-type="string">
            <text:p>Remove Flash Detection</text:p>
          </table:table-cell>
          <table:table-cell table:style-name="ce3" table:formula="of:=join(&quot;&quot;;&quot;https://scratch.mit.edu/discuss/topic/&quot;;[.A53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30]; &quot;]&quot;; [.E530]; &quot;[/url][/b] [i]by &quot;; [.D530]; &quot; (&quot;; INDIRECT(join(&quot;&quot;;&quot;H&quot;;(MONTH([.C530])))); &quot; '&quot;; RIGHT(YEAR([.C530]);2);&quot;)&quot;; CHAR(10);&quot;[b]Description: [/b]&quot;; [.I530]; CHAR(10); &quot;[small][b]Keywords: [/b]&quot;;[.J530];CHAR(10);&quot;[color=transparent]Tags: &quot;;[.K53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76624" calcext:value-type="float">
            <text:p>376624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19-11-19T17:08:32" calcext:value-type="date">
            <text:p>11/19/2019 17:08:32</text:p>
          </table:table-cell>
          <table:table-cell table:style-name="ce1" office:value-type="string" calcext:value-type="string">
            <text:p>45afc4td</text:p>
          </table:table-cell>
          <table:table-cell table:style-name="ce1" office:value-type="string" calcext:value-type="string">
            <text:p>64-bit integers</text:p>
          </table:table-cell>
          <table:table-cell table:style-name="ce3" table:formula="of:=join(&quot;&quot;;&quot;https://scratch.mit.edu/discuss/topic/&quot;;[.A53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31]; &quot;]&quot;; [.E531]; &quot;[/url][/b] [i]by &quot;; [.D531]; &quot; (&quot;; INDIRECT(join(&quot;&quot;;&quot;H&quot;;(MONTH([.C531])))); &quot; '&quot;; RIGHT(YEAR([.C531]);2);&quot;)&quot;; CHAR(10);&quot;[b]Description: [/b]&quot;; [.I531]; CHAR(10); &quot;[small][b]Keywords: [/b]&quot;;[.J531];CHAR(10);&quot;[color=transparent]Tags: &quot;;[.K53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1321" calcext:value-type="float">
            <text:p>431321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date" office:date-value="2020-08-14T14:25:32" calcext:value-type="date">
            <text:p>8/14/2020 14:25:32</text:p>
          </table:table-cell>
          <table:table-cell table:style-name="ce1" office:value-type="string" calcext:value-type="string">
            <text:p>HTML-Fan</text:p>
          </table:table-cell>
          <table:table-cell table:style-name="ce1" office:value-type="string" calcext:value-type="string">
            <text:p>Nerd emoji</text:p>
          </table:table-cell>
          <table:table-cell table:style-name="ce3" table:formula="of:=join(&quot;&quot;;&quot;https://scratch.mit.edu/discuss/topic/&quot;;[.A53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32]; &quot;]&quot;; [.E532]; &quot;[/url][/b] [i]by &quot;; [.D532]; &quot; (&quot;; INDIRECT(join(&quot;&quot;;&quot;H&quot;;(MONTH([.C532])))); &quot; '&quot;; RIGHT(YEAR([.C532]);2);&quot;)&quot;; CHAR(10);&quot;[b]Description: [/b]&quot;; [.I532]; CHAR(10); &quot;[small][b]Keywords: [/b]&quot;;[.J532];CHAR(10);&quot;[color=transparent]Tags: &quot;;[.K53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3071" calcext:value-type="float">
            <text:p>13071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date" office:date-value="2013-08-10T00:43:41" calcext:value-type="date">
            <text:p>8/10/2013 0:43:41</text:p>
          </table:table-cell>
          <table:table-cell table:style-name="ce1" office:value-type="string" calcext:value-type="string">
            <text:p>ProdigyZeta7</text:p>
          </table:table-cell>
          <table:table-cell table:style-name="ce1" office:value-type="string" calcext:value-type="string">
            <text:p>Relocate "change your signature" link</text:p>
          </table:table-cell>
          <table:table-cell table:style-name="ce3" table:formula="of:=join(&quot;&quot;;&quot;https://scratch.mit.edu/discuss/topic/&quot;;[.A53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33]; &quot;]&quot;; [.E533]; &quot;[/url][/b] [i]by &quot;; [.D533]; &quot; (&quot;; INDIRECT(join(&quot;&quot;;&quot;H&quot;;(MONTH([.C533])))); &quot; '&quot;; RIGHT(YEAR([.C533]);2);&quot;)&quot;; CHAR(10);&quot;[b]Description: [/b]&quot;; [.I533]; CHAR(10); &quot;[small][b]Keywords: [/b]&quot;;[.J533];CHAR(10);&quot;[color=transparent]Tags: &quot;;[.K53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970" calcext:value-type="float">
            <text:p>17970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date" office:date-value="2013-10-13T01:29:34" calcext:value-type="date">
            <text:p>10/13/2013 1:29:34</text:p>
          </table:table-cell>
          <table:table-cell table:style-name="ce1" office:value-type="string" calcext:value-type="string">
            <text:p>Centrifugal</text:p>
          </table:table-cell>
          <table:table-cell table:style-name="ce1" office:value-type="string" calcext:value-type="string">
            <text:p>Support for shift+enter key sensing</text:p>
          </table:table-cell>
          <table:table-cell table:style-name="ce3" table:formula="of:=join(&quot;&quot;;&quot;https://scratch.mit.edu/discuss/topic/&quot;;[.A53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34]; &quot;]&quot;; [.E534]; &quot;[/url][/b] [i]by &quot;; [.D534]; &quot; (&quot;; INDIRECT(join(&quot;&quot;;&quot;H&quot;;(MONTH([.C534])))); &quot; '&quot;; RIGHT(YEAR([.C534]);2);&quot;)&quot;; CHAR(10);&quot;[b]Description: [/b]&quot;; [.I534]; CHAR(10); &quot;[small][b]Keywords: [/b]&quot;;[.J534];CHAR(10);&quot;[color=transparent]Tags: &quot;;[.K53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1951" calcext:value-type="float">
            <text:p>51951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date" office:date-value="2014-09-12T19:07:14" calcext:value-type="date">
            <text:p>9/12/2014 19:07:14</text:p>
          </table:table-cell>
          <table:table-cell table:style-name="ce1" office:value-type="string" calcext:value-type="string">
            <text:p>jaboyc</text:p>
          </table:table-cell>
          <table:table-cell table:style-name="ce1" office:value-type="string" calcext:value-type="string">
            <text:p>Otherwise If</text:p>
          </table:table-cell>
          <table:table-cell table:style-name="ce3" table:formula="of:=join(&quot;&quot;;&quot;https://scratch.mit.edu/discuss/topic/&quot;;[.A53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35]; &quot;]&quot;; [.E535]; &quot;[/url][/b] [i]by &quot;; [.D535]; &quot; (&quot;; INDIRECT(join(&quot;&quot;;&quot;H&quot;;(MONTH([.C535])))); &quot; '&quot;; RIGHT(YEAR([.C535]);2);&quot;)&quot;; CHAR(10);&quot;[b]Description: [/b]&quot;; [.I535]; CHAR(10); &quot;[small][b]Keywords: [/b]&quot;;[.J535];CHAR(10);&quot;[color=transparent]Tags: &quot;;[.K53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0028" calcext:value-type="float">
            <text:p>60028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date" office:date-value="2014-10-24T08:35:08" calcext:value-type="date">
            <text:p>10/24/2014 8:35:08</text:p>
          </table:table-cell>
          <table:table-cell table:style-name="ce1" office:value-type="string" calcext:value-type="string">
            <text:p>Prinseskat</text:p>
          </table:table-cell>
          <table:table-cell table:style-name="ce1" office:value-type="string" calcext:value-type="string">
            <text:p>Include New Zealand on the "Scratchers worldwide" map on the Stats page.</text:p>
          </table:table-cell>
          <table:table-cell table:style-name="ce3" table:formula="of:=join(&quot;&quot;;&quot;https://scratch.mit.edu/discuss/topic/&quot;;[.A53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36]; &quot;]&quot;; [.E536]; &quot;[/url][/b] [i]by &quot;; [.D536]; &quot; (&quot;; INDIRECT(join(&quot;&quot;;&quot;H&quot;;(MONTH([.C536])))); &quot; '&quot;; RIGHT(YEAR([.C536]);2);&quot;)&quot;; CHAR(10);&quot;[b]Description: [/b]&quot;; [.I536]; CHAR(10); &quot;[small][b]Keywords: [/b]&quot;;[.J536];CHAR(10);&quot;[color=transparent]Tags: &quot;;[.K53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7007" calcext:value-type="float">
            <text:p>167007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date" office:date-value="2015-11-07T03:12:46" calcext:value-type="date">
            <text:p>11/7/2015 3:12:46</text:p>
          </table:table-cell>
          <table:table-cell table:style-name="ce1" office:value-type="string" calcext:value-type="string">
            <text:p>ScaleneParkour</text:p>
          </table:table-cell>
          <table:table-cell table:style-name="ce1" office:value-type="string" calcext:value-type="string">
            <text:p>A thumbs up emoji (100% Support so far!)</text:p>
          </table:table-cell>
          <table:table-cell table:style-name="ce3" table:formula="of:=join(&quot;&quot;;&quot;https://scratch.mit.edu/discuss/topic/&quot;;[.A53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37]; &quot;]&quot;; [.E537]; &quot;[/url][/b] [i]by &quot;; [.D537]; &quot; (&quot;; INDIRECT(join(&quot;&quot;;&quot;H&quot;;(MONTH([.C537])))); &quot; '&quot;; RIGHT(YEAR([.C537]);2);&quot;)&quot;; CHAR(10);&quot;[b]Description: [/b]&quot;; [.I537]; CHAR(10); &quot;[small][b]Keywords: [/b]&quot;;[.J537];CHAR(10);&quot;[color=transparent]Tags: &quot;;[.K53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40524" calcext:value-type="float">
            <text:p>240524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date" office:date-value="2017-02-19T18:22:49" calcext:value-type="date">
            <text:p>2/19/2017 18:22:49</text:p>
          </table:table-cell>
          <table:table-cell table:style-name="ce1" office:value-type="string" calcext:value-type="string">
            <text:p>BY147258369</text:p>
          </table:table-cell>
          <table:table-cell table:style-name="ce1" office:value-type="string" calcext:value-type="string">
            <text:p>Edit Log</text:p>
          </table:table-cell>
          <table:table-cell table:style-name="ce3" table:formula="of:=join(&quot;&quot;;&quot;https://scratch.mit.edu/discuss/topic/&quot;;[.A53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38]; &quot;]&quot;; [.E538]; &quot;[/url][/b] [i]by &quot;; [.D538]; &quot; (&quot;; INDIRECT(join(&quot;&quot;;&quot;H&quot;;(MONTH([.C538])))); &quot; '&quot;; RIGHT(YEAR([.C538]);2);&quot;)&quot;; CHAR(10);&quot;[b]Description: [/b]&quot;; [.I538]; CHAR(10); &quot;[small][b]Keywords: [/b]&quot;;[.J538];CHAR(10);&quot;[color=transparent]Tags: &quot;;[.K53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6644" calcext:value-type="float">
            <text:p>266644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date" office:date-value="2017-06-17T15:11:42" calcext:value-type="date">
            <text:p>6/17/2017 15:11:42</text:p>
          </table:table-cell>
          <table:table-cell table:style-name="ce1" office:value-type="string" calcext:value-type="string">
            <text:p>Smurphy13AWESOME</text:p>
          </table:table-cell>
          <table:table-cell table:style-name="ce1" office:value-type="string" calcext:value-type="string">
            <text:p>Remix Search Filter</text:p>
          </table:table-cell>
          <table:table-cell table:style-name="ce3" table:formula="of:=join(&quot;&quot;;&quot;https://scratch.mit.edu/discuss/topic/&quot;;[.A53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39]; &quot;]&quot;; [.E539]; &quot;[/url][/b] [i]by &quot;; [.D539]; &quot; (&quot;; INDIRECT(join(&quot;&quot;;&quot;H&quot;;(MONTH([.C539])))); &quot; '&quot;; RIGHT(YEAR([.C539]);2);&quot;)&quot;; CHAR(10);&quot;[b]Description: [/b]&quot;; [.I539]; CHAR(10); &quot;[small][b]Keywords: [/b]&quot;;[.J539];CHAR(10);&quot;[color=transparent]Tags: &quot;;[.K53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80616" calcext:value-type="float">
            <text:p>280616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date" office:date-value="2017-10-25T11:33:39" calcext:value-type="date">
            <text:p>10/25/2017 11:33:39</text:p>
          </table:table-cell>
          <table:table-cell table:style-name="ce1" office:value-type="string" calcext:value-type="string">
            <text:p>mica43683</text:p>
          </table:table-cell>
          <table:table-cell table:style-name="ce1" office:value-type="string" calcext:value-type="string">
            <text:p>Sun Effect Extension ~NEW BLOCK ADDED~</text:p>
          </table:table-cell>
          <table:table-cell table:style-name="ce3" table:formula="of:=join(&quot;&quot;;&quot;https://scratch.mit.edu/discuss/topic/&quot;;[.A54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40]; &quot;]&quot;; [.E540]; &quot;[/url][/b] [i]by &quot;; [.D540]; &quot; (&quot;; INDIRECT(join(&quot;&quot;;&quot;H&quot;;(MONTH([.C540])))); &quot; '&quot;; RIGHT(YEAR([.C540]);2);&quot;)&quot;; CHAR(10);&quot;[b]Description: [/b]&quot;; [.I540]; CHAR(10); &quot;[small][b]Keywords: [/b]&quot;;[.J540];CHAR(10);&quot;[color=transparent]Tags: &quot;;[.K54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61910" calcext:value-type="float">
            <text:p>361910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date" office:date-value="2019-07-19T10:38:27" calcext:value-type="date">
            <text:p>7/19/2019 10:38:27</text:p>
          </table:table-cell>
          <table:table-cell table:style-name="ce1" office:value-type="string" calcext:value-type="string">
            <text:p>NilsTheBest</text:p>
          </table:table-cell>
          <table:table-cell table:style-name="ce1" office:value-type="string" calcext:value-type="string">
            <text:p>Being able to report on mobile</text:p>
          </table:table-cell>
          <table:table-cell table:style-name="ce3" table:formula="of:=join(&quot;&quot;;&quot;https://scratch.mit.edu/discuss/topic/&quot;;[.A54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41]; &quot;]&quot;; [.E541]; &quot;[/url][/b] [i]by &quot;; [.D541]; &quot; (&quot;; INDIRECT(join(&quot;&quot;;&quot;H&quot;;(MONTH([.C541])))); &quot; '&quot;; RIGHT(YEAR([.C541]);2);&quot;)&quot;; CHAR(10);&quot;[b]Description: [/b]&quot;; [.I541]; CHAR(10); &quot;[small][b]Keywords: [/b]&quot;;[.J541];CHAR(10);&quot;[color=transparent]Tags: &quot;;[.K54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508" calcext:value-type="float">
            <text:p>6508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13-05-26T18:18:13" calcext:value-type="date">
            <text:p>5/26/2013 18:18:13</text:p>
          </table:table-cell>
          <table:table-cell table:style-name="ce1" office:value-type="string" calcext:value-type="string">
            <text:p>LordEpical</text:p>
          </table:table-cell>
          <table:table-cell table:style-name="ce1" office:value-type="string" calcext:value-type="string">
            <text:p>Clone number block</text:p>
          </table:table-cell>
          <table:table-cell table:style-name="ce3" table:formula="of:=join(&quot;&quot;;&quot;https://scratch.mit.edu/discuss/topic/&quot;;[.A54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42]; &quot;]&quot;; [.E542]; &quot;[/url][/b] [i]by &quot;; [.D542]; &quot; (&quot;; INDIRECT(join(&quot;&quot;;&quot;H&quot;;(MONTH([.C542])))); &quot; '&quot;; RIGHT(YEAR([.C542]);2);&quot;)&quot;; CHAR(10);&quot;[b]Description: [/b]&quot;; [.I542]; CHAR(10); &quot;[small][b]Keywords: [/b]&quot;;[.J542];CHAR(10);&quot;[color=transparent]Tags: &quot;;[.K54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619" calcext:value-type="float">
            <text:p>19619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13-11-05T16:10:06" calcext:value-type="date">
            <text:p>11/5/2013 16:10:06</text:p>
          </table:table-cell>
          <table:table-cell table:style-name="ce1" office:value-type="string" calcext:value-type="string">
            <text:p>TM_</text:p>
          </table:table-cell>
          <table:table-cell table:style-name="ce1" office:value-type="string" calcext:value-type="string">
            <text:p>Server-Time-block</text:p>
          </table:table-cell>
          <table:table-cell table:style-name="ce3" table:formula="of:=join(&quot;&quot;;&quot;https://scratch.mit.edu/discuss/topic/&quot;;[.A54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43]; &quot;]&quot;; [.E543]; &quot;[/url][/b] [i]by &quot;; [.D543]; &quot; (&quot;; INDIRECT(join(&quot;&quot;;&quot;H&quot;;(MONTH([.C543])))); &quot; '&quot;; RIGHT(YEAR([.C543]);2);&quot;)&quot;; CHAR(10);&quot;[b]Description: [/b]&quot;; [.I543]; CHAR(10); &quot;[small][b]Keywords: [/b]&quot;;[.J543];CHAR(10);&quot;[color=transparent]Tags: &quot;;[.K54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85234" calcext:value-type="float">
            <text:p>85234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15-01-29T02:30:35" calcext:value-type="date">
            <text:p>1/29/2015 2:30:35</text:p>
          </table:table-cell>
          <table:table-cell table:style-name="ce1" office:value-type="string" calcext:value-type="string">
            <text:p>adasba</text:p>
          </table:table-cell>
          <table:table-cell table:style-name="ce1" office:value-type="string" calcext:value-type="string">
            <text:p>No More "Followers" Tab</text:p>
          </table:table-cell>
          <table:table-cell table:style-name="ce3" table:formula="of:=join(&quot;&quot;;&quot;https://scratch.mit.edu/discuss/topic/&quot;;[.A54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44]; &quot;]&quot;; [.E544]; &quot;[/url][/b] [i]by &quot;; [.D544]; &quot; (&quot;; INDIRECT(join(&quot;&quot;;&quot;H&quot;;(MONTH([.C544])))); &quot; '&quot;; RIGHT(YEAR([.C544]);2);&quot;)&quot;; CHAR(10);&quot;[b]Description: [/b]&quot;; [.I544]; CHAR(10); &quot;[small][b]Keywords: [/b]&quot;;[.J544];CHAR(10);&quot;[color=transparent]Tags: &quot;;[.K54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7328" calcext:value-type="float">
            <text:p>127328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15-06-23T03:15:15" calcext:value-type="date">
            <text:p>6/23/2015 3:15:15</text:p>
          </table:table-cell>
          <table:table-cell table:style-name="ce1" office:value-type="string" calcext:value-type="string">
            <text:p>seanbobe</text:p>
          </table:table-cell>
          <table:table-cell table:style-name="ce1" office:value-type="string" calcext:value-type="string">
            <text:p>A Better way to collaborate.</text:p>
          </table:table-cell>
          <table:table-cell table:style-name="ce3" table:formula="of:=join(&quot;&quot;;&quot;https://scratch.mit.edu/discuss/topic/&quot;;[.A54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45]; &quot;]&quot;; [.E545]; &quot;[/url][/b] [i]by &quot;; [.D545]; &quot; (&quot;; INDIRECT(join(&quot;&quot;;&quot;H&quot;;(MONTH([.C545])))); &quot; '&quot;; RIGHT(YEAR([.C545]);2);&quot;)&quot;; CHAR(10);&quot;[b]Description: [/b]&quot;; [.I545]; CHAR(10); &quot;[small][b]Keywords: [/b]&quot;;[.J545];CHAR(10);&quot;[color=transparent]Tags: &quot;;[.K54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39046" calcext:value-type="float">
            <text:p>139046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15-08-02T17:26:31" calcext:value-type="date">
            <text:p>8/2/2015 17:26:31</text:p>
          </table:table-cell>
          <table:table-cell table:style-name="ce1" office:value-type="string" calcext:value-type="string">
            <text:p>picklehazard</text:p>
          </table:table-cell>
          <table:table-cell table:style-name="ce1" office:value-type="string" calcext:value-type="string">
            <text:p>Reason Why Someone Is Reporting A Comment. 30+ Supporters!</text:p>
          </table:table-cell>
          <table:table-cell table:style-name="ce3" table:formula="of:=join(&quot;&quot;;&quot;https://scratch.mit.edu/discuss/topic/&quot;;[.A54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46]; &quot;]&quot;; [.E546]; &quot;[/url][/b] [i]by &quot;; [.D546]; &quot; (&quot;; INDIRECT(join(&quot;&quot;;&quot;H&quot;;(MONTH([.C546])))); &quot; '&quot;; RIGHT(YEAR([.C546]);2);&quot;)&quot;; CHAR(10);&quot;[b]Description: [/b]&quot;; [.I546]; CHAR(10); &quot;[small][b]Keywords: [/b]&quot;;[.J546];CHAR(10);&quot;[color=transparent]Tags: &quot;;[.K54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51862" calcext:value-type="float">
            <text:p>151862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15-09-19T02:01:46" calcext:value-type="date">
            <text:p>9/19/2015 2:01:46</text:p>
          </table:table-cell>
          <table:table-cell table:style-name="ce1" office:value-type="string" calcext:value-type="string">
            <text:p>gamebeater187_tutor</text:p>
          </table:table-cell>
          <table:table-cell table:style-name="ce1" office:value-type="string" calcext:value-type="string">
            <text:p>Delete both 2 go to blocks</text:p>
          </table:table-cell>
          <table:table-cell table:style-name="ce3" table:formula="of:=join(&quot;&quot;;&quot;https://scratch.mit.edu/discuss/topic/&quot;;[.A54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47]; &quot;]&quot;; [.E547]; &quot;[/url][/b] [i]by &quot;; [.D547]; &quot; (&quot;; INDIRECT(join(&quot;&quot;;&quot;H&quot;;(MONTH([.C547])))); &quot; '&quot;; RIGHT(YEAR([.C547]);2);&quot;)&quot;; CHAR(10);&quot;[b]Description: [/b]&quot;; [.I547]; CHAR(10); &quot;[small][b]Keywords: [/b]&quot;;[.J547];CHAR(10);&quot;[color=transparent]Tags: &quot;;[.K54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7358" calcext:value-type="float">
            <text:p>177358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16-01-08T20:11:46" calcext:value-type="date">
            <text:p>1/8/2016 20:11:46</text:p>
          </table:table-cell>
          <table:table-cell table:style-name="ce1" office:value-type="string" calcext:value-type="string">
            <text:p>ghadeer221</text:p>
          </table:table-cell>
          <table:table-cell table:style-name="ce1" office:value-type="string" calcext:value-type="string">
            <text:p>Embed Project In Project</text:p>
          </table:table-cell>
          <table:table-cell table:style-name="ce3" table:formula="of:=join(&quot;&quot;;&quot;https://scratch.mit.edu/discuss/topic/&quot;;[.A54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48]; &quot;]&quot;; [.E548]; &quot;[/url][/b] [i]by &quot;; [.D548]; &quot; (&quot;; INDIRECT(join(&quot;&quot;;&quot;H&quot;;(MONTH([.C548])))); &quot; '&quot;; RIGHT(YEAR([.C548]);2);&quot;)&quot;; CHAR(10);&quot;[b]Description: [/b]&quot;; [.I548]; CHAR(10); &quot;[small][b]Keywords: [/b]&quot;;[.J548];CHAR(10);&quot;[color=transparent]Tags: &quot;;[.K54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3022" calcext:value-type="float">
            <text:p>183022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16-02-12T02:46:57" calcext:value-type="date">
            <text:p>2/12/2016 2:46:57</text:p>
          </table:table-cell>
          <table:table-cell table:style-name="ce1" office:value-type="string" calcext:value-type="string">
            <text:p>rocco32</text:p>
          </table:table-cell>
          <table:table-cell table:style-name="ce1" office:value-type="string" calcext:value-type="string">
            <text:p>Profile Cover</text:p>
          </table:table-cell>
          <table:table-cell table:style-name="ce3" table:formula="of:=join(&quot;&quot;;&quot;https://scratch.mit.edu/discuss/topic/&quot;;[.A54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49]; &quot;]&quot;; [.E549]; &quot;[/url][/b] [i]by &quot;; [.D549]; &quot; (&quot;; INDIRECT(join(&quot;&quot;;&quot;H&quot;;(MONTH([.C549])))); &quot; '&quot;; RIGHT(YEAR([.C549]);2);&quot;)&quot;; CHAR(10);&quot;[b]Description: [/b]&quot;; [.I549]; CHAR(10); &quot;[small][b]Keywords: [/b]&quot;;[.J549];CHAR(10);&quot;[color=transparent]Tags: &quot;;[.K54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4303" calcext:value-type="float">
            <text:p>194303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16-04-16T21:33:40" calcext:value-type="date">
            <text:p>4/16/2016 21:33:40</text:p>
          </table:table-cell>
          <table:table-cell table:style-name="ce1" office:value-type="string" calcext:value-type="string">
            <text:p>jokebookservice1</text:p>
          </table:table-cell>
          <table:table-cell table:style-name="ce1" office:value-type="string" calcext:value-type="string">
            <text:p>Global Define Blocks (New idea)</text:p>
          </table:table-cell>
          <table:table-cell table:style-name="ce3" table:formula="of:=join(&quot;&quot;;&quot;https://scratch.mit.edu/discuss/topic/&quot;;[.A55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50]; &quot;]&quot;; [.E550]; &quot;[/url][/b] [i]by &quot;; [.D550]; &quot; (&quot;; INDIRECT(join(&quot;&quot;;&quot;H&quot;;(MONTH([.C550])))); &quot; '&quot;; RIGHT(YEAR([.C550]);2);&quot;)&quot;; CHAR(10);&quot;[b]Description: [/b]&quot;; [.I550]; CHAR(10); &quot;[small][b]Keywords: [/b]&quot;;[.J550];CHAR(10);&quot;[color=transparent]Tags: &quot;;[.K55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2455" calcext:value-type="float">
            <text:p>232455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16-12-26T22:50:00" calcext:value-type="date">
            <text:p>12/26/2016 22:50:00</text:p>
          </table:table-cell>
          <table:table-cell table:style-name="ce1" office:value-type="string" calcext:value-type="string">
            <text:p>ZLGames</text:p>
          </table:table-cell>
          <table:table-cell table:style-name="ce1" office:value-type="string" calcext:value-type="string">
            <text:p>New Drawing Feature in the SVE/SBE</text:p>
          </table:table-cell>
          <table:table-cell table:style-name="ce3" table:formula="of:=join(&quot;&quot;;&quot;https://scratch.mit.edu/discuss/topic/&quot;;[.A55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51]; &quot;]&quot;; [.E551]; &quot;[/url][/b] [i]by &quot;; [.D551]; &quot; (&quot;; INDIRECT(join(&quot;&quot;;&quot;H&quot;;(MONTH([.C551])))); &quot; '&quot;; RIGHT(YEAR([.C551]);2);&quot;)&quot;; CHAR(10);&quot;[b]Description: [/b]&quot;; [.I551]; CHAR(10); &quot;[small][b]Keywords: [/b]&quot;;[.J551];CHAR(10);&quot;[color=transparent]Tags: &quot;;[.K55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07427" calcext:value-type="float">
            <text:p>307427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18-07-25T23:04:15" calcext:value-type="date">
            <text:p>7/25/2018 23:04:15</text:p>
          </table:table-cell>
          <table:table-cell table:style-name="ce1" office:value-type="string" calcext:value-type="string">
            <text:p>LuckyLucky7</text:p>
          </table:table-cell>
          <table:table-cell table:style-name="ce1" office:value-type="string" calcext:value-type="string">
            <text:p>Highlighted usernames on topics and comments</text:p>
          </table:table-cell>
          <table:table-cell table:style-name="ce3" table:formula="of:=join(&quot;&quot;;&quot;https://scratch.mit.edu/discuss/topic/&quot;;[.A55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52]; &quot;]&quot;; [.E552]; &quot;[/url][/b] [i]by &quot;; [.D552]; &quot; (&quot;; INDIRECT(join(&quot;&quot;;&quot;H&quot;;(MONTH([.C552])))); &quot; '&quot;; RIGHT(YEAR([.C552]);2);&quot;)&quot;; CHAR(10);&quot;[b]Description: [/b]&quot;; [.I552]; CHAR(10); &quot;[small][b]Keywords: [/b]&quot;;[.J552];CHAR(10);&quot;[color=transparent]Tags: &quot;;[.K55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14537" calcext:value-type="float">
            <text:p>314537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18-09-06T02:01:47" calcext:value-type="date">
            <text:p>9/6/2018 2:01:47</text:p>
          </table:table-cell>
          <table:table-cell table:style-name="ce1" office:value-type="string" calcext:value-type="string">
            <text:p>Inkulumo</text:p>
          </table:table-cell>
          <table:table-cell table:style-name="ce1" office:value-type="string" calcext:value-type="string">
            <text:p>Split requests forum into "Shops" and "Help Requests"</text:p>
          </table:table-cell>
          <table:table-cell table:style-name="ce3" table:formula="of:=join(&quot;&quot;;&quot;https://scratch.mit.edu/discuss/topic/&quot;;[.A55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53]; &quot;]&quot;; [.E553]; &quot;[/url][/b] [i]by &quot;; [.D553]; &quot; (&quot;; INDIRECT(join(&quot;&quot;;&quot;H&quot;;(MONTH([.C553])))); &quot; '&quot;; RIGHT(YEAR([.C553]);2);&quot;)&quot;; CHAR(10);&quot;[b]Description: [/b]&quot;; [.I553]; CHAR(10); &quot;[small][b]Keywords: [/b]&quot;;[.J553];CHAR(10);&quot;[color=transparent]Tags: &quot;;[.K55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24190" calcext:value-type="float">
            <text:p>324190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18-12-11T14:54:58" calcext:value-type="date">
            <text:p>12/11/2018 14:54:58</text:p>
          </table:table-cell>
          <table:table-cell table:style-name="ce1" office:value-type="string" calcext:value-type="string">
            <text:p>Za-Chary</text:p>
          </table:table-cell>
          <table:table-cell table:style-name="ce1" office:value-type="string" calcext:value-type="string">
            <text:p>Block &amp; Report System</text:p>
          </table:table-cell>
          <table:table-cell table:style-name="ce3" table:formula="of:=join(&quot;&quot;;&quot;https://scratch.mit.edu/discuss/topic/&quot;;[.A55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54]; &quot;]&quot;; [.E554]; &quot;[/url][/b] [i]by &quot;; [.D554]; &quot; (&quot;; INDIRECT(join(&quot;&quot;;&quot;H&quot;;(MONTH([.C554])))); &quot; '&quot;; RIGHT(YEAR([.C554]);2);&quot;)&quot;; CHAR(10);&quot;[b]Description: [/b]&quot;; [.I554]; CHAR(10); &quot;[small][b]Keywords: [/b]&quot;;[.J554];CHAR(10);&quot;[color=transparent]Tags: &quot;;[.K55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06388" calcext:value-type="float">
            <text:p>406388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20-05-21T13:27:01" calcext:value-type="date">
            <text:p>5/21/2020 13:27:01</text:p>
          </table:table-cell>
          <table:table-cell table:style-name="ce1" office:value-type="string" calcext:value-type="string">
            <text:p>-StarryPup-</text:p>
          </table:table-cell>
          <table:table-cell table:style-name="ce1" office:value-type="string" calcext:value-type="string">
            <text:p>Profile and studio customisation</text:p>
          </table:table-cell>
          <table:table-cell table:style-name="ce3" table:formula="of:=join(&quot;&quot;;&quot;https://scratch.mit.edu/discuss/topic/&quot;;[.A55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55]; &quot;]&quot;; [.E555]; &quot;[/url][/b] [i]by &quot;; [.D555]; &quot; (&quot;; INDIRECT(join(&quot;&quot;;&quot;H&quot;;(MONTH([.C555])))); &quot; '&quot;; RIGHT(YEAR([.C555]);2);&quot;)&quot;; CHAR(10);&quot;[b]Description: [/b]&quot;; [.I555]; CHAR(10); &quot;[small][b]Keywords: [/b]&quot;;[.J555];CHAR(10);&quot;[color=transparent]Tags: &quot;;[.K55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18912" calcext:value-type="float">
            <text:p>418912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20-07-01T06:57:17" calcext:value-type="date">
            <text:p>7/1/2020 6:57:17</text:p>
          </table:table-cell>
          <table:table-cell table:style-name="ce1" office:value-type="string" calcext:value-type="string">
            <text:p>LegoManiac04</text:p>
          </table:table-cell>
          <table:table-cell table:style-name="ce1" office:value-type="string" calcext:value-type="string">
            <text:p>Privatizing Project &amp; Follower Stats • Making Scratch Less About Fame</text:p>
          </table:table-cell>
          <table:table-cell table:style-name="ce3" table:formula="of:=join(&quot;&quot;;&quot;https://scratch.mit.edu/discuss/topic/&quot;;[.A55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56]; &quot;]&quot;; [.E556]; &quot;[/url][/b] [i]by &quot;; [.D556]; &quot; (&quot;; INDIRECT(join(&quot;&quot;;&quot;H&quot;;(MONTH([.C556])))); &quot; '&quot;; RIGHT(YEAR([.C556]);2);&quot;)&quot;; CHAR(10);&quot;[b]Description: [/b]&quot;; [.I556]; CHAR(10); &quot;[small][b]Keywords: [/b]&quot;;[.J556];CHAR(10);&quot;[color=transparent]Tags: &quot;;[.K55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43768" calcext:value-type="float">
            <text:p>443768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date" office:date-value="2020-10-01T17:38:49" calcext:value-type="date">
            <text:p>10/1/2020 17:38:49</text:p>
          </table:table-cell>
          <table:table-cell table:style-name="ce1" office:value-type="string" calcext:value-type="string">
            <text:p>Mr_PenguinAlex</text:p>
          </table:table-cell>
          <table:table-cell table:style-name="ce1" office:value-type="string" calcext:value-type="string">
            <text:p>Changing usernames except it's technically not rejected if you really think about it for a minute</text:p>
          </table:table-cell>
          <table:table-cell table:style-name="ce3" table:formula="of:=join(&quot;&quot;;&quot;https://scratch.mit.edu/discuss/topic/&quot;;[.A55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57]; &quot;]&quot;; [.E557]; &quot;[/url][/b] [i]by &quot;; [.D557]; &quot; (&quot;; INDIRECT(join(&quot;&quot;;&quot;H&quot;;(MONTH([.C557])))); &quot; '&quot;; RIGHT(YEAR([.C557]);2);&quot;)&quot;; CHAR(10);&quot;[b]Description: [/b]&quot;; [.I557]; CHAR(10); &quot;[small][b]Keywords: [/b]&quot;;[.J557];CHAR(10);&quot;[color=transparent]Tags: &quot;;[.K55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403" calcext:value-type="float">
            <text:p>2403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3-02-17T17:50:24" calcext:value-type="date">
            <text:p>2/17/2013 17:50:24</text:p>
          </table:table-cell>
          <table:table-cell table:style-name="ce1" office:value-type="string" calcext:value-type="string">
            <text:p>relrel</text:p>
          </table:table-cell>
          <table:table-cell table:style-name="ce1" office:value-type="string" calcext:value-type="string">
            <text:p>delete all clones block</text:p>
          </table:table-cell>
          <table:table-cell table:style-name="ce3" table:formula="of:=join(&quot;&quot;;&quot;https://scratch.mit.edu/discuss/topic/&quot;;[.A55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58]; &quot;]&quot;; [.E558]; &quot;[/url][/b] [i]by &quot;; [.D558]; &quot; (&quot;; INDIRECT(join(&quot;&quot;;&quot;H&quot;;(MONTH([.C558])))); &quot; '&quot;; RIGHT(YEAR([.C558]);2);&quot;)&quot;; CHAR(10);&quot;[b]Description: [/b]&quot;; [.I558]; CHAR(10); &quot;[small][b]Keywords: [/b]&quot;;[.J558];CHAR(10);&quot;[color=transparent]Tags: &quot;;[.K55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0584" calcext:value-type="float">
            <text:p>40584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4-05-29T15:38:41" calcext:value-type="date">
            <text:p>5/29/2014 15:38:41</text:p>
          </table:table-cell>
          <table:table-cell table:style-name="ce1" office:value-type="string" calcext:value-type="string">
            <text:p>danielhal</text:p>
          </table:table-cell>
          <table:table-cell table:style-name="ce1" office:value-type="string" calcext:value-type="string">
            <text:p>Forums polls</text:p>
          </table:table-cell>
          <table:table-cell table:style-name="ce3" table:formula="of:=join(&quot;&quot;;&quot;https://scratch.mit.edu/discuss/topic/&quot;;[.A55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59]; &quot;]&quot;; [.E559]; &quot;[/url][/b] [i]by &quot;; [.D559]; &quot; (&quot;; INDIRECT(join(&quot;&quot;;&quot;H&quot;;(MONTH([.C559])))); &quot; '&quot;; RIGHT(YEAR([.C559]);2);&quot;)&quot;; CHAR(10);&quot;[b]Description: [/b]&quot;; [.I559]; CHAR(10); &quot;[small][b]Keywords: [/b]&quot;;[.J559];CHAR(10);&quot;[color=transparent]Tags: &quot;;[.K55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0247" calcext:value-type="float">
            <text:p>50247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4-08-26T00:47:55" calcext:value-type="date">
            <text:p>8/26/2014 0:47:55</text:p>
          </table:table-cell>
          <table:table-cell table:style-name="ce1" office:value-type="string" calcext:value-type="string">
            <text:p>Azurite</text:p>
          </table:table-cell>
          <table:table-cell table:style-name="ce1" office:value-type="string" calcext:value-type="string">
            <text:p>Community made Custom blocks</text:p>
          </table:table-cell>
          <table:table-cell table:style-name="ce3" table:formula="of:=join(&quot;&quot;;&quot;https://scratch.mit.edu/discuss/topic/&quot;;[.A56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60]; &quot;]&quot;; [.E560]; &quot;[/url][/b] [i]by &quot;; [.D560]; &quot; (&quot;; INDIRECT(join(&quot;&quot;;&quot;H&quot;;(MONTH([.C560])))); &quot; '&quot;; RIGHT(YEAR([.C560]);2);&quot;)&quot;; CHAR(10);&quot;[b]Description: [/b]&quot;; [.I560]; CHAR(10); &quot;[small][b]Keywords: [/b]&quot;;[.J560];CHAR(10);&quot;[color=transparent]Tags: &quot;;[.K56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0948" calcext:value-type="float">
            <text:p>5094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4-09-01T15:50:14" calcext:value-type="date">
            <text:p>9/1/2014 15:50:14</text:p>
          </table:table-cell>
          <table:table-cell table:style-name="ce1" office:value-type="string" calcext:value-type="string">
            <text:p>Chibi-Matoran</text:p>
          </table:table-cell>
          <table:table-cell table:style-name="ce1" office:value-type="string" calcext:value-type="string">
            <text:p>Stop Spammers: 5 Minutes Before Topic Creation</text:p>
          </table:table-cell>
          <table:table-cell table:style-name="ce3" table:formula="of:=join(&quot;&quot;;&quot;https://scratch.mit.edu/discuss/topic/&quot;;[.A56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61]; &quot;]&quot;; [.E561]; &quot;[/url][/b] [i]by &quot;; [.D561]; &quot; (&quot;; INDIRECT(join(&quot;&quot;;&quot;H&quot;;(MONTH([.C561])))); &quot; '&quot;; RIGHT(YEAR([.C561]);2);&quot;)&quot;; CHAR(10);&quot;[b]Description: [/b]&quot;; [.I561]; CHAR(10); &quot;[small][b]Keywords: [/b]&quot;;[.J561];CHAR(10);&quot;[color=transparent]Tags: &quot;;[.K56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4356" calcext:value-type="float">
            <text:p>54356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4-09-30T08:49:26" calcext:value-type="date">
            <text:p>9/30/2014 8:49:26</text:p>
          </table:table-cell>
          <table:table-cell table:style-name="ce1" office:value-type="string" calcext:value-type="string">
            <text:p>AkbarRamzan</text:p>
          </table:table-cell>
          <table:table-cell table:style-name="ce1" office:value-type="string" calcext:value-type="string">
            <text:p>120 second timer</text:p>
          </table:table-cell>
          <table:table-cell table:style-name="ce3" table:formula="of:=join(&quot;&quot;;&quot;https://scratch.mit.edu/discuss/topic/&quot;;[.A56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62]; &quot;]&quot;; [.E562]; &quot;[/url][/b] [i]by &quot;; [.D562]; &quot; (&quot;; INDIRECT(join(&quot;&quot;;&quot;H&quot;;(MONTH([.C562])))); &quot; '&quot;; RIGHT(YEAR([.C562]);2);&quot;)&quot;; CHAR(10);&quot;[b]Description: [/b]&quot;; [.I562]; CHAR(10); &quot;[small][b]Keywords: [/b]&quot;;[.J562];CHAR(10);&quot;[color=transparent]Tags: &quot;;[.K56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8062" calcext:value-type="float">
            <text:p>58062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4-10-15T19:11:20" calcext:value-type="date">
            <text:p>10/15/2014 19:11:20</text:p>
          </table:table-cell>
          <table:table-cell table:style-name="ce1" office:value-type="string" calcext:value-type="string">
            <text:p>Cyoce</text:p>
          </table:table-cell>
          <table:table-cell table:style-name="ce1" office:value-type="string" calcext:value-type="string">
            <text:p>Better boolean inputs — 12:2 Support</text:p>
          </table:table-cell>
          <table:table-cell table:style-name="ce3" table:formula="of:=join(&quot;&quot;;&quot;https://scratch.mit.edu/discuss/topic/&quot;;[.A56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63]; &quot;]&quot;; [.E563]; &quot;[/url][/b] [i]by &quot;; [.D563]; &quot; (&quot;; INDIRECT(join(&quot;&quot;;&quot;H&quot;;(MONTH([.C563])))); &quot; '&quot;; RIGHT(YEAR([.C563]);2);&quot;)&quot;; CHAR(10);&quot;[b]Description: [/b]&quot;; [.I563]; CHAR(10); &quot;[small][b]Keywords: [/b]&quot;;[.J563];CHAR(10);&quot;[color=transparent]Tags: &quot;;[.K56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2428" calcext:value-type="float">
            <text:p>7242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4-12-12T19:06:20" calcext:value-type="date">
            <text:p>12/12/2014 19:06:20</text:p>
          </table:table-cell>
          <table:table-cell table:style-name="ce1" office:value-type="string" calcext:value-type="string">
            <text:p>Sonickyle</text:p>
          </table:table-cell>
          <table:table-cell table:style-name="ce1" office:value-type="string" calcext:value-type="string">
            <text:p>Distinguishing unused variables</text:p>
          </table:table-cell>
          <table:table-cell table:style-name="ce3" table:formula="of:=join(&quot;&quot;;&quot;https://scratch.mit.edu/discuss/topic/&quot;;[.A56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64]; &quot;]&quot;; [.E564]; &quot;[/url][/b] [i]by &quot;; [.D564]; &quot; (&quot;; INDIRECT(join(&quot;&quot;;&quot;H&quot;;(MONTH([.C564])))); &quot; '&quot;; RIGHT(YEAR([.C564]);2);&quot;)&quot;; CHAR(10);&quot;[b]Description: [/b]&quot;; [.I564]; CHAR(10); &quot;[small][b]Keywords: [/b]&quot;;[.J564];CHAR(10);&quot;[color=transparent]Tags: &quot;;[.K56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7642" calcext:value-type="float">
            <text:p>127642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5-06-24T00:44:34" calcext:value-type="date">
            <text:p>6/24/2015 0:44:34</text:p>
          </table:table-cell>
          <table:table-cell table:style-name="ce1" office:value-type="string" calcext:value-type="string">
            <text:p>Medley7</text:p>
          </table:table-cell>
          <table:table-cell table:style-name="ce1" office:value-type="string" calcext:value-type="string">
            <text:p>not for everyone projects</text:p>
          </table:table-cell>
          <table:table-cell table:style-name="ce3" table:formula="of:=join(&quot;&quot;;&quot;https://scratch.mit.edu/discuss/topic/&quot;;[.A56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65]; &quot;]&quot;; [.E565]; &quot;[/url][/b] [i]by &quot;; [.D565]; &quot; (&quot;; INDIRECT(join(&quot;&quot;;&quot;H&quot;;(MONTH([.C565])))); &quot; '&quot;; RIGHT(YEAR([.C565]);2);&quot;)&quot;; CHAR(10);&quot;[b]Description: [/b]&quot;; [.I565]; CHAR(10); &quot;[small][b]Keywords: [/b]&quot;;[.J565];CHAR(10);&quot;[color=transparent]Tags: &quot;;[.K56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32372" calcext:value-type="float">
            <text:p>132372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5-07-09T21:12:05" calcext:value-type="date">
            <text:p>7/9/2015 21:12:05</text:p>
          </table:table-cell>
          <table:table-cell table:style-name="ce1" office:value-type="string" calcext:value-type="string">
            <text:p>VoltageGames</text:p>
          </table:table-cell>
          <table:table-cell table:style-name="ce1" office:value-type="string" calcext:value-type="string">
            <text:p>Grouping Points in Vector (Support: 23:0)</text:p>
          </table:table-cell>
          <table:table-cell table:style-name="ce3" table:formula="of:=join(&quot;&quot;;&quot;https://scratch.mit.edu/discuss/topic/&quot;;[.A56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66]; &quot;]&quot;; [.E566]; &quot;[/url][/b] [i]by &quot;; [.D566]; &quot; (&quot;; INDIRECT(join(&quot;&quot;;&quot;H&quot;;(MONTH([.C566])))); &quot; '&quot;; RIGHT(YEAR([.C566]);2);&quot;)&quot;; CHAR(10);&quot;[b]Description: [/b]&quot;; [.I566]; CHAR(10); &quot;[small][b]Keywords: [/b]&quot;;[.J566];CHAR(10);&quot;[color=transparent]Tags: &quot;;[.K56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51492" calcext:value-type="float">
            <text:p>151492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5-09-16T21:30:34" calcext:value-type="date">
            <text:p>9/16/2015 21:30:34</text:p>
          </table:table-cell>
          <table:table-cell table:style-name="ce1" office:value-type="string" calcext:value-type="string">
            <text:p>BookOwl</text:p>
          </table:table-cell>
          <table:table-cell table:style-name="ce1" office:value-type="string" calcext:value-type="string">
            <text:p>A "last key pressed" reporter (9:3:2) Now with a Q&amp;A!</text:p>
          </table:table-cell>
          <table:table-cell table:style-name="ce3" table:formula="of:=join(&quot;&quot;;&quot;https://scratch.mit.edu/discuss/topic/&quot;;[.A56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67]; &quot;]&quot;; [.E567]; &quot;[/url][/b] [i]by &quot;; [.D567]; &quot; (&quot;; INDIRECT(join(&quot;&quot;;&quot;H&quot;;(MONTH([.C567])))); &quot; '&quot;; RIGHT(YEAR([.C567]);2);&quot;)&quot;; CHAR(10);&quot;[b]Description: [/b]&quot;; [.I567]; CHAR(10); &quot;[small][b]Keywords: [/b]&quot;;[.J567];CHAR(10);&quot;[color=transparent]Tags: &quot;;[.K56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8357" calcext:value-type="float">
            <text:p>188357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6-03-14T16:01:01" calcext:value-type="date">
            <text:p>3/14/2016 16:01:01</text:p>
          </table:table-cell>
          <table:table-cell table:style-name="ce1" office:value-type="string" calcext:value-type="string">
            <text:p>cs293450</text:p>
          </table:table-cell>
          <table:table-cell table:style-name="ce1" office:value-type="string" calcext:value-type="string">
            <text:p>Beep</text:p>
          </table:table-cell>
          <table:table-cell table:style-name="ce3" table:formula="of:=join(&quot;&quot;;&quot;https://scratch.mit.edu/discuss/topic/&quot;;[.A56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68]; &quot;]&quot;; [.E568]; &quot;[/url][/b] [i]by &quot;; [.D568]; &quot; (&quot;; INDIRECT(join(&quot;&quot;;&quot;H&quot;;(MONTH([.C568])))); &quot; '&quot;; RIGHT(YEAR([.C568]);2);&quot;)&quot;; CHAR(10);&quot;[b]Description: [/b]&quot;; [.I568]; CHAR(10); &quot;[small][b]Keywords: [/b]&quot;;[.J568];CHAR(10);&quot;[color=transparent]Tags: &quot;;[.K56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1814" calcext:value-type="float">
            <text:p>191814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6-04-03T00:06:57" calcext:value-type="date">
            <text:p>4/3/2016 0:06:57</text:p>
          </table:table-cell>
          <table:table-cell table:style-name="ce1" office:value-type="string" calcext:value-type="string">
            <text:p>pvz_pro</text:p>
          </table:table-cell>
          <table:table-cell table:style-name="ce1" office:value-type="string" calcext:value-type="string">
            <text:p>([ v] of [parent v])</text:p>
          </table:table-cell>
          <table:table-cell table:style-name="ce3" table:formula="of:=join(&quot;&quot;;&quot;https://scratch.mit.edu/discuss/topic/&quot;;[.A56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69]; &quot;]&quot;; [.E569]; &quot;[/url][/b] [i]by &quot;; [.D569]; &quot; (&quot;; INDIRECT(join(&quot;&quot;;&quot;H&quot;;(MONTH([.C569])))); &quot; '&quot;; RIGHT(YEAR([.C569]);2);&quot;)&quot;; CHAR(10);&quot;[b]Description: [/b]&quot;; [.I569]; CHAR(10); &quot;[small][b]Keywords: [/b]&quot;;[.J569];CHAR(10);&quot;[color=transparent]Tags: &quot;;[.K56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8161" calcext:value-type="float">
            <text:p>198161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6-05-08T20:14:51" calcext:value-type="date">
            <text:p>5/8/2016 20:14:51</text:p>
          </table:table-cell>
          <table:table-cell table:style-name="ce1" office:value-type="string" calcext:value-type="string">
            <text:p>Scratcher1002</text:p>
          </table:table-cell>
          <table:table-cell table:style-name="ce1" office:value-type="string" calcext:value-type="string">
            <text:p>Topics (4.5:9/1:0/4:1 Supporters)</text:p>
          </table:table-cell>
          <table:table-cell table:style-name="ce3" table:formula="of:=join(&quot;&quot;;&quot;https://scratch.mit.edu/discuss/topic/&quot;;[.A57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70]; &quot;]&quot;; [.E570]; &quot;[/url][/b] [i]by &quot;; [.D570]; &quot; (&quot;; INDIRECT(join(&quot;&quot;;&quot;H&quot;;(MONTH([.C570])))); &quot; '&quot;; RIGHT(YEAR([.C570]);2);&quot;)&quot;; CHAR(10);&quot;[b]Description: [/b]&quot;; [.I570]; CHAR(10); &quot;[small][b]Keywords: [/b]&quot;;[.J570];CHAR(10);&quot;[color=transparent]Tags: &quot;;[.K57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4101" calcext:value-type="float">
            <text:p>214101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6-08-19T01:31:36" calcext:value-type="date">
            <text:p>8/19/2016 1:31:36</text:p>
          </table:table-cell>
          <table:table-cell table:style-name="ce1" office:value-type="string" calcext:value-type="string">
            <text:p>snowdrop225</text:p>
          </table:table-cell>
          <table:table-cell table:style-name="ce1" office:value-type="string" calcext:value-type="string">
            <text:p>Mission Scratch Equality! (MSE: We'll Do This!)</text:p>
          </table:table-cell>
          <table:table-cell table:style-name="ce3" table:formula="of:=join(&quot;&quot;;&quot;https://scratch.mit.edu/discuss/topic/&quot;;[.A57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71]; &quot;]&quot;; [.E571]; &quot;[/url][/b] [i]by &quot;; [.D571]; &quot; (&quot;; INDIRECT(join(&quot;&quot;;&quot;H&quot;;(MONTH([.C571])))); &quot; '&quot;; RIGHT(YEAR([.C571]);2);&quot;)&quot;; CHAR(10);&quot;[b]Description: [/b]&quot;; [.I571]; CHAR(10); &quot;[small][b]Keywords: [/b]&quot;;[.J571];CHAR(10);&quot;[color=transparent]Tags: &quot;;[.K57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2136" calcext:value-type="float">
            <text:p>232136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6-12-24T08:34:11" calcext:value-type="date">
            <text:p>12/24/2016 8:34:11</text:p>
          </table:table-cell>
          <table:table-cell table:style-name="ce1" office:value-type="string" calcext:value-type="string">
            <text:p>theonlygusti</text:p>
          </table:table-cell>
          <table:table-cell table:style-name="ce1" office:value-type="string" calcext:value-type="string">
            <text:p>Who likes the 60 second rule?</text:p>
          </table:table-cell>
          <table:table-cell table:style-name="ce3" table:formula="of:=join(&quot;&quot;;&quot;https://scratch.mit.edu/discuss/topic/&quot;;[.A57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72]; &quot;]&quot;; [.E572]; &quot;[/url][/b] [i]by &quot;; [.D572]; &quot; (&quot;; INDIRECT(join(&quot;&quot;;&quot;H&quot;;(MONTH([.C572])))); &quot; '&quot;; RIGHT(YEAR([.C572]);2);&quot;)&quot;; CHAR(10);&quot;[b]Description: [/b]&quot;; [.I572]; CHAR(10); &quot;[small][b]Keywords: [/b]&quot;;[.J572];CHAR(10);&quot;[color=transparent]Tags: &quot;;[.K57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2769" calcext:value-type="float">
            <text:p>232769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6-12-29T07:48:23" calcext:value-type="date">
            <text:p>12/29/2016 7:48:23</text:p>
          </table:table-cell>
          <table:table-cell table:style-name="ce1" office:value-type="string" calcext:value-type="string">
            <text:p>TheMonsterOfTheDeep</text:p>
          </table:table-cell>
          <table:table-cell table:style-name="ce1" office:value-type="string" calcext:value-type="string">
            <text:p>as' block</text:p>
          </table:table-cell>
          <table:table-cell table:style-name="ce3" table:formula="of:=join(&quot;&quot;;&quot;https://scratch.mit.edu/discuss/topic/&quot;;[.A57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73]; &quot;]&quot;; [.E573]; &quot;[/url][/b] [i]by &quot;; [.D573]; &quot; (&quot;; INDIRECT(join(&quot;&quot;;&quot;H&quot;;(MONTH([.C573])))); &quot; '&quot;; RIGHT(YEAR([.C573]);2);&quot;)&quot;; CHAR(10);&quot;[b]Description: [/b]&quot;; [.I573]; CHAR(10); &quot;[small][b]Keywords: [/b]&quot;;[.J573];CHAR(10);&quot;[color=transparent]Tags: &quot;;[.K57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6716" calcext:value-type="float">
            <text:p>266716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7-06-18T00:08:18" calcext:value-type="date">
            <text:p>6/18/2017 0:08:18</text:p>
          </table:table-cell>
          <table:table-cell table:style-name="ce1" office:value-type="string" calcext:value-type="string">
            <text:p>monstermash3</text:p>
          </table:table-cell>
          <table:table-cell table:style-name="ce1" office:value-type="string" calcext:value-type="string">
            <text:p>In the forums, change "New to Scratch" to "New Scratcher"</text:p>
          </table:table-cell>
          <table:table-cell table:style-name="ce3" table:formula="of:=join(&quot;&quot;;&quot;https://scratch.mit.edu/discuss/topic/&quot;;[.A57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74]; &quot;]&quot;; [.E574]; &quot;[/url][/b] [i]by &quot;; [.D574]; &quot; (&quot;; INDIRECT(join(&quot;&quot;;&quot;H&quot;;(MONTH([.C574])))); &quot; '&quot;; RIGHT(YEAR([.C574]);2);&quot;)&quot;; CHAR(10);&quot;[b]Description: [/b]&quot;; [.I574]; CHAR(10); &quot;[small][b]Keywords: [/b]&quot;;[.J574];CHAR(10);&quot;[color=transparent]Tags: &quot;;[.K57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56283" calcext:value-type="float">
            <text:p>356283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19-06-28T20:11:34" calcext:value-type="date">
            <text:p>6/28/2019 20:11:34</text:p>
          </table:table-cell>
          <table:table-cell table:style-name="ce1" office:value-type="string" calcext:value-type="string">
            <text:p>StevenTheSquare</text:p>
          </table:table-cell>
          <table:table-cell table:style-name="ce1" office:value-type="string" calcext:value-type="string">
            <text:p>Have bio space (what I'm working on, about me) able to contain projects!</text:p>
          </table:table-cell>
          <table:table-cell table:style-name="ce3" table:formula="of:=join(&quot;&quot;;&quot;https://scratch.mit.edu/discuss/topic/&quot;;[.A57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75]; &quot;]&quot;; [.E575]; &quot;[/url][/b] [i]by &quot;; [.D575]; &quot; (&quot;; INDIRECT(join(&quot;&quot;;&quot;H&quot;;(MONTH([.C575])))); &quot; '&quot;; RIGHT(YEAR([.C575]);2);&quot;)&quot;; CHAR(10);&quot;[b]Description: [/b]&quot;; [.I575]; CHAR(10); &quot;[small][b]Keywords: [/b]&quot;;[.J575];CHAR(10);&quot;[color=transparent]Tags: &quot;;[.K57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2501" calcext:value-type="float">
            <text:p>422501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20-07-13T18:52:33" calcext:value-type="date">
            <text:p>7/13/2020 18:52:33</text:p>
          </table:table-cell>
          <table:table-cell table:style-name="ce1" office:value-type="string" calcext:value-type="string">
            <text:p>ninjaMAR</text:p>
          </table:table-cell>
          <table:table-cell table:style-name="ce1" office:value-type="string" calcext:value-type="string">
            <text:p>Song Reporter Blocks</text:p>
          </table:table-cell>
          <table:table-cell table:style-name="ce3" table:formula="of:=join(&quot;&quot;;&quot;https://scratch.mit.edu/discuss/topic/&quot;;[.A57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76]; &quot;]&quot;; [.E576]; &quot;[/url][/b] [i]by &quot;; [.D576]; &quot; (&quot;; INDIRECT(join(&quot;&quot;;&quot;H&quot;;(MONTH([.C576])))); &quot; '&quot;; RIGHT(YEAR([.C576]);2);&quot;)&quot;; CHAR(10);&quot;[b]Description: [/b]&quot;; [.I576]; CHAR(10); &quot;[small][b]Keywords: [/b]&quot;;[.J576];CHAR(10);&quot;[color=transparent]Tags: &quot;;[.K57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6794" calcext:value-type="float">
            <text:p>426794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date" office:date-value="2020-07-28T17:40:37" calcext:value-type="date">
            <text:p>7/28/2020 17:40:37</text:p>
          </table:table-cell>
          <table:table-cell table:style-name="ce1" office:value-type="string" calcext:value-type="string">
            <text:p>ershumyatskaya</text:p>
          </table:table-cell>
          <table:table-cell table:style-name="ce1" office:value-type="string" calcext:value-type="string">
            <text:p>A Facebook Style Area</text:p>
          </table:table-cell>
          <table:table-cell table:style-name="ce3" table:formula="of:=join(&quot;&quot;;&quot;https://scratch.mit.edu/discuss/topic/&quot;;[.A57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77]; &quot;]&quot;; [.E577]; &quot;[/url][/b] [i]by &quot;; [.D577]; &quot; (&quot;; INDIRECT(join(&quot;&quot;;&quot;H&quot;;(MONTH([.C577])))); &quot; '&quot;; RIGHT(YEAR([.C577]);2);&quot;)&quot;; CHAR(10);&quot;[b]Description: [/b]&quot;; [.I577]; CHAR(10); &quot;[small][b]Keywords: [/b]&quot;;[.J577];CHAR(10);&quot;[color=transparent]Tags: &quot;;[.K57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3694" calcext:value-type="float">
            <text:p>13694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13-08-17T00:31:16" calcext:value-type="date">
            <text:p>8/17/2013 0:31:16</text:p>
          </table:table-cell>
          <table:table-cell table:style-name="ce1" office:value-type="string" calcext:value-type="string">
            <text:p>mitchboy</text:p>
          </table:table-cell>
          <table:table-cell table:style-name="ce1" office:value-type="string" calcext:value-type="string">
            <text:p>Short description above message area</text:p>
          </table:table-cell>
          <table:table-cell table:style-name="ce3" table:formula="of:=join(&quot;&quot;;&quot;https://scratch.mit.edu/discuss/topic/&quot;;[.A57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78]; &quot;]&quot;; [.E578]; &quot;[/url][/b] [i]by &quot;; [.D578]; &quot; (&quot;; INDIRECT(join(&quot;&quot;;&quot;H&quot;;(MONTH([.C578])))); &quot; '&quot;; RIGHT(YEAR([.C578]);2);&quot;)&quot;; CHAR(10);&quot;[b]Description: [/b]&quot;; [.I578]; CHAR(10); &quot;[small][b]Keywords: [/b]&quot;;[.J578];CHAR(10);&quot;[color=transparent]Tags: &quot;;[.K57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1296" calcext:value-type="float">
            <text:p>51296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14-09-05T04:45:00" calcext:value-type="date">
            <text:p>9/5/2014 4:45:00</text:p>
          </table:table-cell>
          <table:table-cell table:style-name="ce1" office:value-type="string" calcext:value-type="string">
            <text:p>hppavilion</text:p>
          </table:table-cell>
          <table:table-cell table:style-name="ce1" office:value-type="string" calcext:value-type="string">
            <text:p>Cookie Variables!</text:p>
          </table:table-cell>
          <table:table-cell table:style-name="ce3" table:formula="of:=join(&quot;&quot;;&quot;https://scratch.mit.edu/discuss/topic/&quot;;[.A57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79]; &quot;]&quot;; [.E579]; &quot;[/url][/b] [i]by &quot;; [.D579]; &quot; (&quot;; INDIRECT(join(&quot;&quot;;&quot;H&quot;;(MONTH([.C579])))); &quot; '&quot;; RIGHT(YEAR([.C579]);2);&quot;)&quot;; CHAR(10);&quot;[b]Description: [/b]&quot;; [.I579]; CHAR(10); &quot;[small][b]Keywords: [/b]&quot;;[.J579];CHAR(10);&quot;[color=transparent]Tags: &quot;;[.K57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85230" calcext:value-type="float">
            <text:p>85230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15-01-29T02:29:23" calcext:value-type="date">
            <text:p>1/29/2015 2:29:23</text:p>
          </table:table-cell>
          <table:table-cell table:style-name="ce1" office:value-type="string" calcext:value-type="string">
            <text:p>turkey3_test</text:p>
          </table:table-cell>
          <table:table-cell table:style-name="ce1" office:value-type="string" calcext:value-type="string">
            <text:p>Youtube Dumping Flash. It's Time for the ST to Work on HTML5 Again</text:p>
          </table:table-cell>
          <table:table-cell table:style-name="ce3" table:formula="of:=join(&quot;&quot;;&quot;https://scratch.mit.edu/discuss/topic/&quot;;[.A58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80]; &quot;]&quot;; [.E580]; &quot;[/url][/b] [i]by &quot;; [.D580]; &quot; (&quot;; INDIRECT(join(&quot;&quot;;&quot;H&quot;;(MONTH([.C580])))); &quot; '&quot;; RIGHT(YEAR([.C580]);2);&quot;)&quot;; CHAR(10);&quot;[b]Description: [/b]&quot;; [.I580]; CHAR(10); &quot;[small][b]Keywords: [/b]&quot;;[.J580];CHAR(10);&quot;[color=transparent]Tags: &quot;;[.K58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2354" calcext:value-type="float">
            <text:p>92354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15-02-21T19:09:03" calcext:value-type="date">
            <text:p>2/21/2015 19:09:03</text:p>
          </table:table-cell>
          <table:table-cell table:style-name="ce1" office:value-type="string" calcext:value-type="string">
            <text:p>Cool_Guy10</text:p>
          </table:table-cell>
          <table:table-cell table:style-name="ce1" office:value-type="string" calcext:value-type="string">
            <text:p>I think the Scratch Team should fight legal battles</text:p>
          </table:table-cell>
          <table:table-cell table:style-name="ce3" table:formula="of:=join(&quot;&quot;;&quot;https://scratch.mit.edu/discuss/topic/&quot;;[.A58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81]; &quot;]&quot;; [.E581]; &quot;[/url][/b] [i]by &quot;; [.D581]; &quot; (&quot;; INDIRECT(join(&quot;&quot;;&quot;H&quot;;(MONTH([.C581])))); &quot; '&quot;; RIGHT(YEAR([.C581]);2);&quot;)&quot;; CHAR(10);&quot;[b]Description: [/b]&quot;; [.I581]; CHAR(10); &quot;[small][b]Keywords: [/b]&quot;;[.J581];CHAR(10);&quot;[color=transparent]Tags: &quot;;[.K58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14612" calcext:value-type="float">
            <text:p>114612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15-05-10T23:10:42" calcext:value-type="date">
            <text:p>5/10/2015 23:10:42</text:p>
          </table:table-cell>
          <table:table-cell table:style-name="ce1" office:value-type="string" calcext:value-type="string">
            <text:p>Really_A</text:p>
          </table:table-cell>
          <table:table-cell table:style-name="ce1" office:value-type="string" calcext:value-type="string">
            <text:p>Option To Update A Project (15+ supporters)</text:p>
          </table:table-cell>
          <table:table-cell table:style-name="ce3" table:formula="of:=join(&quot;&quot;;&quot;https://scratch.mit.edu/discuss/topic/&quot;;[.A58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82]; &quot;]&quot;; [.E582]; &quot;[/url][/b] [i]by &quot;; [.D582]; &quot; (&quot;; INDIRECT(join(&quot;&quot;;&quot;H&quot;;(MONTH([.C582])))); &quot; '&quot;; RIGHT(YEAR([.C582]);2);&quot;)&quot;; CHAR(10);&quot;[b]Description: [/b]&quot;; [.I582]; CHAR(10); &quot;[small][b]Keywords: [/b]&quot;;[.J582];CHAR(10);&quot;[color=transparent]Tags: &quot;;[.K58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37510" calcext:value-type="float">
            <text:p>137510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15-07-27T20:14:38" calcext:value-type="date">
            <text:p>7/27/2015 20:14:38</text:p>
          </table:table-cell>
          <table:table-cell table:style-name="ce1" office:value-type="string" calcext:value-type="string">
            <text:p>Aboot4</text:p>
          </table:table-cell>
          <table:table-cell table:style-name="ce1" office:value-type="string" calcext:value-type="string">
            <text:p>Better Bad Word Detector!</text:p>
          </table:table-cell>
          <table:table-cell table:style-name="ce3" table:formula="of:=join(&quot;&quot;;&quot;https://scratch.mit.edu/discuss/topic/&quot;;[.A58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83]; &quot;]&quot;; [.E583]; &quot;[/url][/b] [i]by &quot;; [.D583]; &quot; (&quot;; INDIRECT(join(&quot;&quot;;&quot;H&quot;;(MONTH([.C583])))); &quot; '&quot;; RIGHT(YEAR([.C583]);2);&quot;)&quot;; CHAR(10);&quot;[b]Description: [/b]&quot;; [.I583]; CHAR(10); &quot;[small][b]Keywords: [/b]&quot;;[.J583];CHAR(10);&quot;[color=transparent]Tags: &quot;;[.K58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37734" calcext:value-type="float">
            <text:p>137734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15-07-28T18:25:45" calcext:value-type="date">
            <text:p>7/28/2015 18:25:45</text:p>
          </table:table-cell>
          <table:table-cell table:style-name="ce1" office:value-type="string" calcext:value-type="string">
            <text:p>CakeAxxa</text:p>
          </table:table-cell>
          <table:table-cell table:style-name="ce1" office:value-type="string" calcext:value-type="string">
            <text:p>Bigger Stage Size (ca. 960 x 720 or more)</text:p>
          </table:table-cell>
          <table:table-cell table:style-name="ce3" table:formula="of:=join(&quot;&quot;;&quot;https://scratch.mit.edu/discuss/topic/&quot;;[.A58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84]; &quot;]&quot;; [.E584]; &quot;[/url][/b] [i]by &quot;; [.D584]; &quot; (&quot;; INDIRECT(join(&quot;&quot;;&quot;H&quot;;(MONTH([.C584])))); &quot; '&quot;; RIGHT(YEAR([.C584]);2);&quot;)&quot;; CHAR(10);&quot;[b]Description: [/b]&quot;; [.I584]; CHAR(10); &quot;[small][b]Keywords: [/b]&quot;;[.J584];CHAR(10);&quot;[color=transparent]Tags: &quot;;[.K58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6548" calcext:value-type="float">
            <text:p>186548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16-03-04T17:56:43" calcext:value-type="date">
            <text:p>3/4/2016 17:56:43</text:p>
          </table:table-cell>
          <table:table-cell table:style-name="ce1" office:value-type="string" calcext:value-type="string">
            <text:p>Zappy1333</text:p>
          </table:table-cell>
          <table:table-cell table:style-name="ce1" office:value-type="string" calcext:value-type="string">
            <text:p>ScratchCast</text:p>
          </table:table-cell>
          <table:table-cell table:style-name="ce3" table:formula="of:=join(&quot;&quot;;&quot;https://scratch.mit.edu/discuss/topic/&quot;;[.A58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85]; &quot;]&quot;; [.E585]; &quot;[/url][/b] [i]by &quot;; [.D585]; &quot; (&quot;; INDIRECT(join(&quot;&quot;;&quot;H&quot;;(MONTH([.C585])))); &quot; '&quot;; RIGHT(YEAR([.C585]);2);&quot;)&quot;; CHAR(10);&quot;[b]Description: [/b]&quot;; [.I585]; CHAR(10); &quot;[small][b]Keywords: [/b]&quot;;[.J585];CHAR(10);&quot;[color=transparent]Tags: &quot;;[.K58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9503" calcext:value-type="float">
            <text:p>199503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16-05-17T03:00:29" calcext:value-type="date">
            <text:p>5/17/2016 3:00:29</text:p>
          </table:table-cell>
          <table:table-cell table:style-name="ce1" office:value-type="string" calcext:value-type="string">
            <text:p>xX-MoonMonkey-Xx</text:p>
          </table:table-cell>
          <table:table-cell table:style-name="ce1" office:value-type="string" calcext:value-type="string">
            <text:p>Ability to turn off studio invites.</text:p>
          </table:table-cell>
          <table:table-cell table:style-name="ce3" table:formula="of:=join(&quot;&quot;;&quot;https://scratch.mit.edu/discuss/topic/&quot;;[.A58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86]; &quot;]&quot;; [.E586]; &quot;[/url][/b] [i]by &quot;; [.D586]; &quot; (&quot;; INDIRECT(join(&quot;&quot;;&quot;H&quot;;(MONTH([.C586])))); &quot; '&quot;; RIGHT(YEAR([.C586]);2);&quot;)&quot;; CHAR(10);&quot;[b]Description: [/b]&quot;; [.I586]; CHAR(10); &quot;[small][b]Keywords: [/b]&quot;;[.J586];CHAR(10);&quot;[color=transparent]Tags: &quot;;[.K58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0672" calcext:value-type="float">
            <text:p>200672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16-05-24T00:45:07" calcext:value-type="date">
            <text:p>5/24/2016 0:45:07</text:p>
          </table:table-cell>
          <table:table-cell table:style-name="ce1" office:value-type="string" calcext:value-type="string">
            <text:p>scrooge100</text:p>
          </table:table-cell>
          <table:table-cell table:style-name="ce1" office:value-type="string" calcext:value-type="string">
            <text:p>Increase the character limit in the about me and what im working on?</text:p>
          </table:table-cell>
          <table:table-cell table:style-name="ce3" table:formula="of:=join(&quot;&quot;;&quot;https://scratch.mit.edu/discuss/topic/&quot;;[.A58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87]; &quot;]&quot;; [.E587]; &quot;[/url][/b] [i]by &quot;; [.D587]; &quot; (&quot;; INDIRECT(join(&quot;&quot;;&quot;H&quot;;(MONTH([.C587])))); &quot; '&quot;; RIGHT(YEAR([.C587]);2);&quot;)&quot;; CHAR(10);&quot;[b]Description: [/b]&quot;; [.I587]; CHAR(10); &quot;[small][b]Keywords: [/b]&quot;;[.J587];CHAR(10);&quot;[color=transparent]Tags: &quot;;[.K58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0211" calcext:value-type="float">
            <text:p>210211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16-07-24T07:46:11" calcext:value-type="date">
            <text:p>7/24/2016 7:46:11</text:p>
          </table:table-cell>
          <table:table-cell table:style-name="ce1" office:value-type="string" calcext:value-type="string">
            <text:p>bip901</text:p>
          </table:table-cell>
          <table:table-cell table:style-name="ce1" office:value-type="string" calcext:value-type="string">
            <text:p>Support for Hebrew in the Paint Editor [moderator note - please keep titles accurate and spam-free]</text:p>
          </table:table-cell>
          <table:table-cell table:style-name="ce3" table:formula="of:=join(&quot;&quot;;&quot;https://scratch.mit.edu/discuss/topic/&quot;;[.A58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88]; &quot;]&quot;; [.E588]; &quot;[/url][/b] [i]by &quot;; [.D588]; &quot; (&quot;; INDIRECT(join(&quot;&quot;;&quot;H&quot;;(MONTH([.C588])))); &quot; '&quot;; RIGHT(YEAR([.C588]);2);&quot;)&quot;; CHAR(10);&quot;[b]Description: [/b]&quot;; [.I588]; CHAR(10); &quot;[small][b]Keywords: [/b]&quot;;[.J588];CHAR(10);&quot;[color=transparent]Tags: &quot;;[.K58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0784" calcext:value-type="float">
            <text:p>230784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16-12-16T09:38:37" calcext:value-type="date">
            <text:p>12/16/2016 9:38:37</text:p>
          </table:table-cell>
          <table:table-cell table:style-name="ce1" office:value-type="string" calcext:value-type="string">
            <text:p>kenny2scratch</text:p>
          </table:table-cell>
          <table:table-cell table:style-name="ce1" office:value-type="string" calcext:value-type="string">
            <text:p>Play [sound] from (time) block.</text:p>
          </table:table-cell>
          <table:table-cell table:style-name="ce3" table:formula="of:=join(&quot;&quot;;&quot;https://scratch.mit.edu/discuss/topic/&quot;;[.A58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89]; &quot;]&quot;; [.E589]; &quot;[/url][/b] [i]by &quot;; [.D589]; &quot; (&quot;; INDIRECT(join(&quot;&quot;;&quot;H&quot;;(MONTH([.C589])))); &quot; '&quot;; RIGHT(YEAR([.C589]);2);&quot;)&quot;; CHAR(10);&quot;[b]Description: [/b]&quot;; [.I589]; CHAR(10); &quot;[small][b]Keywords: [/b]&quot;;[.J589];CHAR(10);&quot;[color=transparent]Tags: &quot;;[.K58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3937" calcext:value-type="float">
            <text:p>273937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17-08-19T00:09:43" calcext:value-type="date">
            <text:p>8/19/2017 0:09:43</text:p>
          </table:table-cell>
          <table:table-cell table:style-name="ce1" office:value-type="string" calcext:value-type="string">
            <text:p>scratchjack1234</text:p>
          </table:table-cell>
          <table:table-cell table:style-name="ce1" office:value-type="string" calcext:value-type="string">
            <text:p>Made Edits To... Activity Notification</text:p>
          </table:table-cell>
          <table:table-cell table:style-name="ce3" table:formula="of:=join(&quot;&quot;;&quot;https://scratch.mit.edu/discuss/topic/&quot;;[.A59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90]; &quot;]&quot;; [.E590]; &quot;[/url][/b] [i]by &quot;; [.D590]; &quot; (&quot;; INDIRECT(join(&quot;&quot;;&quot;H&quot;;(MONTH([.C590])))); &quot; '&quot;; RIGHT(YEAR([.C590]);2);&quot;)&quot;; CHAR(10);&quot;[b]Description: [/b]&quot;; [.I590]; CHAR(10); &quot;[small][b]Keywords: [/b]&quot;;[.J590];CHAR(10);&quot;[color=transparent]Tags: &quot;;[.K59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04632" calcext:value-type="float">
            <text:p>304632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18-06-21T17:03:07" calcext:value-type="date">
            <text:p>6/21/2018 17:03:07</text:p>
          </table:table-cell>
          <table:table-cell table:style-name="ce1" office:value-type="string" calcext:value-type="string">
            <text:p>ScratchDiogoh</text:p>
          </table:table-cell>
          <table:table-cell table:style-name="ce1" office:value-type="string" calcext:value-type="string">
            <text:p>My Emoji</text:p>
          </table:table-cell>
          <table:table-cell table:style-name="ce3" table:formula="of:=join(&quot;&quot;;&quot;https://scratch.mit.edu/discuss/topic/&quot;;[.A59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91]; &quot;]&quot;; [.E591]; &quot;[/url][/b] [i]by &quot;; [.D591]; &quot; (&quot;; INDIRECT(join(&quot;&quot;;&quot;H&quot;;(MONTH([.C591])))); &quot; '&quot;; RIGHT(YEAR([.C591]);2);&quot;)&quot;; CHAR(10);&quot;[b]Description: [/b]&quot;; [.I591]; CHAR(10); &quot;[small][b]Keywords: [/b]&quot;;[.J591];CHAR(10);&quot;[color=transparent]Tags: &quot;;[.K59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05204" calcext:value-type="float">
            <text:p>305204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18-06-28T19:07:43" calcext:value-type="date">
            <text:p>6/28/2018 19:07:43</text:p>
          </table:table-cell>
          <table:table-cell table:style-name="ce1" office:value-type="string" calcext:value-type="string">
            <text:p>Hannahman</text:p>
          </table:table-cell>
          <table:table-cell table:style-name="ce1" office:value-type="string" calcext:value-type="string">
            <text:p>Remove "Anti Fortnite" Studios</text:p>
          </table:table-cell>
          <table:table-cell table:style-name="ce3" table:formula="of:=join(&quot;&quot;;&quot;https://scratch.mit.edu/discuss/topic/&quot;;[.A59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92]; &quot;]&quot;; [.E592]; &quot;[/url][/b] [i]by &quot;; [.D592]; &quot; (&quot;; INDIRECT(join(&quot;&quot;;&quot;H&quot;;(MONTH([.C592])))); &quot; '&quot;; RIGHT(YEAR([.C592]);2);&quot;)&quot;; CHAR(10);&quot;[b]Description: [/b]&quot;; [.I592]; CHAR(10); &quot;[small][b]Keywords: [/b]&quot;;[.J592];CHAR(10);&quot;[color=transparent]Tags: &quot;;[.K59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55891" calcext:value-type="float">
            <text:p>355891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19-06-24T17:19:57" calcext:value-type="date">
            <text:p>6/24/2019 17:19:57</text:p>
          </table:table-cell>
          <table:table-cell table:style-name="ce1" office:value-type="string" calcext:value-type="string">
            <text:p>WindOctahedron</text:p>
          </table:table-cell>
          <table:table-cell table:style-name="ce1" office:value-type="string" calcext:value-type="string">
            <text:p>An idea to improve "key [ v] pressed?"</text:p>
          </table:table-cell>
          <table:table-cell table:style-name="ce3" table:formula="of:=join(&quot;&quot;;&quot;https://scratch.mit.edu/discuss/topic/&quot;;[.A59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93]; &quot;]&quot;; [.E593]; &quot;[/url][/b] [i]by &quot;; [.D593]; &quot; (&quot;; INDIRECT(join(&quot;&quot;;&quot;H&quot;;(MONTH([.C593])))); &quot; '&quot;; RIGHT(YEAR([.C593]);2);&quot;)&quot;; CHAR(10);&quot;[b]Description: [/b]&quot;; [.I593]; CHAR(10); &quot;[small][b]Keywords: [/b]&quot;;[.J593];CHAR(10);&quot;[color=transparent]Tags: &quot;;[.K59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6408" calcext:value-type="float">
            <text:p>436408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date" office:date-value="2020-09-02T20:26:55" calcext:value-type="date">
            <text:p>9/2/2020 20:26:55</text:p>
          </table:table-cell>
          <table:table-cell table:style-name="ce1" office:value-type="string" calcext:value-type="string">
            <text:p>M1mikyu</text:p>
          </table:table-cell>
          <table:table-cell table:style-name="ce1" office:value-type="string" calcext:value-type="string">
            <text:p>Ban Memes/Phrases/Etc Intended To Mock/Make Fun Of Disabled People</text:p>
          </table:table-cell>
          <table:table-cell table:style-name="ce3" table:formula="of:=join(&quot;&quot;;&quot;https://scratch.mit.edu/discuss/topic/&quot;;[.A59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94]; &quot;]&quot;; [.E594]; &quot;[/url][/b] [i]by &quot;; [.D594]; &quot; (&quot;; INDIRECT(join(&quot;&quot;;&quot;H&quot;;(MONTH([.C594])))); &quot; '&quot;; RIGHT(YEAR([.C594]);2);&quot;)&quot;; CHAR(10);&quot;[b]Description: [/b]&quot;; [.I594]; CHAR(10); &quot;[small][b]Keywords: [/b]&quot;;[.J594];CHAR(10);&quot;[color=transparent]Tags: &quot;;[.K59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0050" calcext:value-type="float">
            <text:p>10050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13-07-05T15:49:49" calcext:value-type="date">
            <text:p>7/5/2013 15:49:49</text:p>
          </table:table-cell>
          <table:table-cell table:style-name="ce1" office:value-type="string" calcext:value-type="string">
            <text:p>ProdigyZeta7</text:p>
          </table:table-cell>
          <table:table-cell table:style-name="ce1" office:value-type="string" calcext:value-type="string">
            <text:p>Solution to Bad Commenting</text:p>
          </table:table-cell>
          <table:table-cell table:style-name="ce3" table:formula="of:=join(&quot;&quot;;&quot;https://scratch.mit.edu/discuss/topic/&quot;;[.A59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95]; &quot;]&quot;; [.E595]; &quot;[/url][/b] [i]by &quot;; [.D595]; &quot; (&quot;; INDIRECT(join(&quot;&quot;;&quot;H&quot;;(MONTH([.C595])))); &quot; '&quot;; RIGHT(YEAR([.C595]);2);&quot;)&quot;; CHAR(10);&quot;[b]Description: [/b]&quot;; [.I595]; CHAR(10); &quot;[small][b]Keywords: [/b]&quot;;[.J595];CHAR(10);&quot;[color=transparent]Tags: &quot;;[.K59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0938" calcext:value-type="float">
            <text:p>30938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14-02-27T01:06:06" calcext:value-type="date">
            <text:p>2/27/2014 1:06:06</text:p>
          </table:table-cell>
          <table:table-cell table:style-name="ce1" office:value-type="string" calcext:value-type="string">
            <text:p>bozman</text:p>
          </table:table-cell>
          <table:table-cell table:style-name="ce1" office:value-type="string" calcext:value-type="string">
            <text:p>Else If</text:p>
          </table:table-cell>
          <table:table-cell table:style-name="ce3" table:formula="of:=join(&quot;&quot;;&quot;https://scratch.mit.edu/discuss/topic/&quot;;[.A59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96]; &quot;]&quot;; [.E596]; &quot;[/url][/b] [i]by &quot;; [.D596]; &quot; (&quot;; INDIRECT(join(&quot;&quot;;&quot;H&quot;;(MONTH([.C596])))); &quot; '&quot;; RIGHT(YEAR([.C596]);2);&quot;)&quot;; CHAR(10);&quot;[b]Description: [/b]&quot;; [.I596]; CHAR(10); &quot;[small][b]Keywords: [/b]&quot;;[.J596];CHAR(10);&quot;[color=transparent]Tags: &quot;;[.K59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0938" calcext:value-type="float">
            <text:p>40938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14-06-01T21:08:51" calcext:value-type="date">
            <text:p>6/1/2014 21:08:51</text:p>
          </table:table-cell>
          <table:table-cell table:style-name="ce1" office:value-type="string" calcext:value-type="string">
            <text:p>gigapouch</text:p>
          </table:table-cell>
          <table:table-cell table:style-name="ce1" office:value-type="string" calcext:value-type="string">
            <text:p>Detection for right mouse or left mouse button</text:p>
          </table:table-cell>
          <table:table-cell table:style-name="ce3" table:formula="of:=join(&quot;&quot;;&quot;https://scratch.mit.edu/discuss/topic/&quot;;[.A59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97]; &quot;]&quot;; [.E597]; &quot;[/url][/b] [i]by &quot;; [.D597]; &quot; (&quot;; INDIRECT(join(&quot;&quot;;&quot;H&quot;;(MONTH([.C597])))); &quot; '&quot;; RIGHT(YEAR([.C597]);2);&quot;)&quot;; CHAR(10);&quot;[b]Description: [/b]&quot;; [.I597]; CHAR(10); &quot;[small][b]Keywords: [/b]&quot;;[.J597];CHAR(10);&quot;[color=transparent]Tags: &quot;;[.K59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028" calcext:value-type="float">
            <text:p>42028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14-06-11T18:52:19" calcext:value-type="date">
            <text:p>6/11/2014 18:52:19</text:p>
          </table:table-cell>
          <table:table-cell table:style-name="ce1" office:value-type="string" calcext:value-type="string">
            <text:p>Ethsim2</text:p>
          </table:table-cell>
          <table:table-cell table:style-name="ce1" office:value-type="string" calcext:value-type="string">
            <text:p>GOLDEN button</text:p>
          </table:table-cell>
          <table:table-cell table:style-name="ce3" table:formula="of:=join(&quot;&quot;;&quot;https://scratch.mit.edu/discuss/topic/&quot;;[.A59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98]; &quot;]&quot;; [.E598]; &quot;[/url][/b] [i]by &quot;; [.D598]; &quot; (&quot;; INDIRECT(join(&quot;&quot;;&quot;H&quot;;(MONTH([.C598])))); &quot; '&quot;; RIGHT(YEAR([.C598]);2);&quot;)&quot;; CHAR(10);&quot;[b]Description: [/b]&quot;; [.I598]; CHAR(10); &quot;[small][b]Keywords: [/b]&quot;;[.J598];CHAR(10);&quot;[color=transparent]Tags: &quot;;[.K59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7711" calcext:value-type="float">
            <text:p>47711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14-08-01T21:03:28" calcext:value-type="date">
            <text:p>8/1/2014 21:03:28</text:p>
          </table:table-cell>
          <table:table-cell table:style-name="ce1" office:value-type="string" calcext:value-type="string">
            <text:p>pixlecode</text:p>
          </table:table-cell>
          <table:table-cell table:style-name="ce1" office:value-type="string" calcext:value-type="string">
            <text:p>scratcher of the month award</text:p>
          </table:table-cell>
          <table:table-cell table:style-name="ce3" table:formula="of:=join(&quot;&quot;;&quot;https://scratch.mit.edu/discuss/topic/&quot;;[.A59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599]; &quot;]&quot;; [.E599]; &quot;[/url][/b] [i]by &quot;; [.D599]; &quot; (&quot;; INDIRECT(join(&quot;&quot;;&quot;H&quot;;(MONTH([.C599])))); &quot; '&quot;; RIGHT(YEAR([.C599]);2);&quot;)&quot;; CHAR(10);&quot;[b]Description: [/b]&quot;; [.I599]; CHAR(10); &quot;[small][b]Keywords: [/b]&quot;;[.J599];CHAR(10);&quot;[color=transparent]Tags: &quot;;[.K59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8278" calcext:value-type="float">
            <text:p>78278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15-01-03T01:44:51" calcext:value-type="date">
            <text:p>1/3/2015 1:44:51</text:p>
          </table:table-cell>
          <table:table-cell table:style-name="ce1" office:value-type="string" calcext:value-type="string">
            <text:p>Chibi-Matoran</text:p>
          </table:table-cell>
          <table:table-cell table:style-name="ce1" office:value-type="string" calcext:value-type="string">
            <text:p>Separate Remixes From Original Projects on Profiles</text:p>
          </table:table-cell>
          <table:table-cell table:style-name="ce3" table:formula="of:=join(&quot;&quot;;&quot;https://scratch.mit.edu/discuss/topic/&quot;;[.A60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00]; &quot;]&quot;; [.E600]; &quot;[/url][/b] [i]by &quot;; [.D600]; &quot; (&quot;; INDIRECT(join(&quot;&quot;;&quot;H&quot;;(MONTH([.C600])))); &quot; '&quot;; RIGHT(YEAR([.C600]);2);&quot;)&quot;; CHAR(10);&quot;[b]Description: [/b]&quot;; [.I600]; CHAR(10); &quot;[small][b]Keywords: [/b]&quot;;[.J600];CHAR(10);&quot;[color=transparent]Tags: &quot;;[.K60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05510" calcext:value-type="float">
            <text:p>105510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15-04-08T07:17:03" calcext:value-type="date">
            <text:p>4/8/2015 7:17:03</text:p>
          </table:table-cell>
          <table:table-cell table:style-name="ce1" office:value-type="string" calcext:value-type="string">
            <text:p>Kequalia</text:p>
          </table:table-cell>
          <table:table-cell table:style-name="ce1" office:value-type="string" calcext:value-type="string">
            <text:p>Image Hosting on Scratch itself</text:p>
          </table:table-cell>
          <table:table-cell table:style-name="ce3" table:formula="of:=join(&quot;&quot;;&quot;https://scratch.mit.edu/discuss/topic/&quot;;[.A60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01]; &quot;]&quot;; [.E601]; &quot;[/url][/b] [i]by &quot;; [.D601]; &quot; (&quot;; INDIRECT(join(&quot;&quot;;&quot;H&quot;;(MONTH([.C601])))); &quot; '&quot;; RIGHT(YEAR([.C601]);2);&quot;)&quot;; CHAR(10);&quot;[b]Description: [/b]&quot;; [.I601]; CHAR(10); &quot;[small][b]Keywords: [/b]&quot;;[.J601];CHAR(10);&quot;[color=transparent]Tags: &quot;;[.K60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43556" calcext:value-type="float">
            <text:p>143556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15-08-17T21:09:54" calcext:value-type="date">
            <text:p>8/17/2015 21:09:54</text:p>
          </table:table-cell>
          <table:table-cell table:style-name="ce1" office:value-type="string" calcext:value-type="string">
            <text:p>Zarlog</text:p>
          </table:table-cell>
          <table:table-cell table:style-name="ce1" office:value-type="string" calcext:value-type="string">
            <text:p>Profile art (17 supporters)</text:p>
          </table:table-cell>
          <table:table-cell table:style-name="ce3" table:formula="of:=join(&quot;&quot;;&quot;https://scratch.mit.edu/discuss/topic/&quot;;[.A60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02]; &quot;]&quot;; [.E602]; &quot;[/url][/b] [i]by &quot;; [.D602]; &quot; (&quot;; INDIRECT(join(&quot;&quot;;&quot;H&quot;;(MONTH([.C602])))); &quot; '&quot;; RIGHT(YEAR([.C602]);2);&quot;)&quot;; CHAR(10);&quot;[b]Description: [/b]&quot;; [.I602]; CHAR(10); &quot;[small][b]Keywords: [/b]&quot;;[.J602];CHAR(10);&quot;[color=transparent]Tags: &quot;;[.K60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1764" calcext:value-type="float">
            <text:p>161764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15-10-20T14:41:17" calcext:value-type="date">
            <text:p>10/20/2015 14:41:17</text:p>
          </table:table-cell>
          <table:table-cell table:style-name="ce1" office:value-type="string" calcext:value-type="string">
            <text:p>rollercoasterfan</text:p>
          </table:table-cell>
          <table:table-cell table:style-name="ce1" office:value-type="string" calcext:value-type="string">
            <text:p>Image Whitelists</text:p>
          </table:table-cell>
          <table:table-cell table:style-name="ce3" table:formula="of:=join(&quot;&quot;;&quot;https://scratch.mit.edu/discuss/topic/&quot;;[.A60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03]; &quot;]&quot;; [.E603]; &quot;[/url][/b] [i]by &quot;; [.D603]; &quot; (&quot;; INDIRECT(join(&quot;&quot;;&quot;H&quot;;(MONTH([.C603])))); &quot; '&quot;; RIGHT(YEAR([.C603]);2);&quot;)&quot;; CHAR(10);&quot;[b]Description: [/b]&quot;; [.I603]; CHAR(10); &quot;[small][b]Keywords: [/b]&quot;;[.J603];CHAR(10);&quot;[color=transparent]Tags: &quot;;[.K60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7068" calcext:value-type="float">
            <text:p>167068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15-11-07T15:20:17" calcext:value-type="date">
            <text:p>11/7/2015 15:20:17</text:p>
          </table:table-cell>
          <table:table-cell table:style-name="ce1" office:value-type="string" calcext:value-type="string">
            <text:p>behemothswagsalot1</text:p>
          </table:table-cell>
          <table:table-cell table:style-name="ce1" office:value-type="string" calcext:value-type="string">
            <text:p>Suggestion: 'Attention Needed' section of homepage</text:p>
          </table:table-cell>
          <table:table-cell table:style-name="ce3" table:formula="of:=join(&quot;&quot;;&quot;https://scratch.mit.edu/discuss/topic/&quot;;[.A60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04]; &quot;]&quot;; [.E604]; &quot;[/url][/b] [i]by &quot;; [.D604]; &quot; (&quot;; INDIRECT(join(&quot;&quot;;&quot;H&quot;;(MONTH([.C604])))); &quot; '&quot;; RIGHT(YEAR([.C604]);2);&quot;)&quot;; CHAR(10);&quot;[b]Description: [/b]&quot;; [.I604]; CHAR(10); &quot;[small][b]Keywords: [/b]&quot;;[.J604];CHAR(10);&quot;[color=transparent]Tags: &quot;;[.K60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1644" calcext:value-type="float">
            <text:p>201644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16-05-30T05:59:48" calcext:value-type="date">
            <text:p>5/30/2016 5:59:48</text:p>
          </table:table-cell>
          <table:table-cell table:style-name="ce1" office:value-type="string" calcext:value-type="string">
            <text:p>joefarebrother</text:p>
          </table:table-cell>
          <table:table-cell table:style-name="ce1" office:value-type="string" calcext:value-type="string">
            <text:p>Unicode blocks</text:p>
          </table:table-cell>
          <table:table-cell table:style-name="ce3" table:formula="of:=join(&quot;&quot;;&quot;https://scratch.mit.edu/discuss/topic/&quot;;[.A60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05]; &quot;]&quot;; [.E605]; &quot;[/url][/b] [i]by &quot;; [.D605]; &quot; (&quot;; INDIRECT(join(&quot;&quot;;&quot;H&quot;;(MONTH([.C605])))); &quot; '&quot;; RIGHT(YEAR([.C605]);2);&quot;)&quot;; CHAR(10);&quot;[b]Description: [/b]&quot;; [.I605]; CHAR(10); &quot;[small][b]Keywords: [/b]&quot;;[.J605];CHAR(10);&quot;[color=transparent]Tags: &quot;;[.K60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0017" calcext:value-type="float">
            <text:p>210017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16-07-22T18:15:07" calcext:value-type="date">
            <text:p>7/22/2016 18:15:07</text:p>
          </table:table-cell>
          <table:table-cell table:style-name="ce1" office:value-type="string" calcext:value-type="string">
            <text:p>the2000</text:p>
          </table:table-cell>
          <table:table-cell table:style-name="ce1" office:value-type="string" calcext:value-type="string">
            <text:p>Do both</text:p>
          </table:table-cell>
          <table:table-cell table:style-name="ce3" table:formula="of:=join(&quot;&quot;;&quot;https://scratch.mit.edu/discuss/topic/&quot;;[.A60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06]; &quot;]&quot;; [.E606]; &quot;[/url][/b] [i]by &quot;; [.D606]; &quot; (&quot;; INDIRECT(join(&quot;&quot;;&quot;H&quot;;(MONTH([.C606])))); &quot; '&quot;; RIGHT(YEAR([.C606]);2);&quot;)&quot;; CHAR(10);&quot;[b]Description: [/b]&quot;; [.I606]; CHAR(10); &quot;[small][b]Keywords: [/b]&quot;;[.J606];CHAR(10);&quot;[color=transparent]Tags: &quot;;[.K60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5219" calcext:value-type="float">
            <text:p>215219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16-08-26T10:14:40" calcext:value-type="date">
            <text:p>8/26/2016 10:14:40</text:p>
          </table:table-cell>
          <table:table-cell table:style-name="ce1" office:value-type="string" calcext:value-type="string">
            <text:p>-Hologram</text:p>
          </table:table-cell>
          <table:table-cell table:style-name="ce1" office:value-type="string" calcext:value-type="string">
            <text:p>Clone Count variable</text:p>
          </table:table-cell>
          <table:table-cell table:style-name="ce3" table:formula="of:=join(&quot;&quot;;&quot;https://scratch.mit.edu/discuss/topic/&quot;;[.A60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07]; &quot;]&quot;; [.E607]; &quot;[/url][/b] [i]by &quot;; [.D607]; &quot; (&quot;; INDIRECT(join(&quot;&quot;;&quot;H&quot;;(MONTH([.C607])))); &quot; '&quot;; RIGHT(YEAR([.C607]);2);&quot;)&quot;; CHAR(10);&quot;[b]Description: [/b]&quot;; [.I607]; CHAR(10); &quot;[small][b]Keywords: [/b]&quot;;[.J607];CHAR(10);&quot;[color=transparent]Tags: &quot;;[.K60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29506" calcext:value-type="float">
            <text:p>229506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16-12-08T02:26:24" calcext:value-type="date">
            <text:p>12/8/2016 2:26:24</text:p>
          </table:table-cell>
          <table:table-cell table:style-name="ce1" office:value-type="string" calcext:value-type="string">
            <text:p>dvargasews</text:p>
          </table:table-cell>
          <table:table-cell table:style-name="ce1" office:value-type="string" calcext:value-type="string">
            <text:p>New features for lists in forum posts (that contains a request to the Scratch Team for when editing or deleting posts)</text:p>
          </table:table-cell>
          <table:table-cell table:style-name="ce3" table:formula="of:=join(&quot;&quot;;&quot;https://scratch.mit.edu/discuss/topic/&quot;;[.A60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08]; &quot;]&quot;; [.E608]; &quot;[/url][/b] [i]by &quot;; [.D608]; &quot; (&quot;; INDIRECT(join(&quot;&quot;;&quot;H&quot;;(MONTH([.C608])))); &quot; '&quot;; RIGHT(YEAR([.C608]);2);&quot;)&quot;; CHAR(10);&quot;[b]Description: [/b]&quot;; [.I608]; CHAR(10); &quot;[small][b]Keywords: [/b]&quot;;[.J608];CHAR(10);&quot;[color=transparent]Tags: &quot;;[.K60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53872" calcext:value-type="float">
            <text:p>353872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19-06-05T22:20:20" calcext:value-type="date">
            <text:p>6/5/2019 22:20:20</text:p>
          </table:table-cell>
          <table:table-cell table:style-name="ce1" office:value-type="string" calcext:value-type="string">
            <text:p>Mr_PenguinAlex</text:p>
          </table:table-cell>
          <table:table-cell table:style-name="ce1" office:value-type="string" calcext:value-type="string">
            <text:p>option to make it so you click a script twice to start it, not once</text:p>
          </table:table-cell>
          <table:table-cell table:style-name="ce3" table:formula="of:=join(&quot;&quot;;&quot;https://scratch.mit.edu/discuss/topic/&quot;;[.A60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09]; &quot;]&quot;; [.E609]; &quot;[/url][/b] [i]by &quot;; [.D609]; &quot; (&quot;; INDIRECT(join(&quot;&quot;;&quot;H&quot;;(MONTH([.C609])))); &quot; '&quot;; RIGHT(YEAR([.C609]);2);&quot;)&quot;; CHAR(10);&quot;[b]Description: [/b]&quot;; [.I609]; CHAR(10); &quot;[small][b]Keywords: [/b]&quot;;[.J609];CHAR(10);&quot;[color=transparent]Tags: &quot;;[.K60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10210" calcext:value-type="float">
            <text:p>410210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20-06-02T17:18:35" calcext:value-type="date">
            <text:p>6/2/2020 17:18:35</text:p>
          </table:table-cell>
          <table:table-cell table:style-name="ce1" office:value-type="string" calcext:value-type="string">
            <text:p>AidyGamer60</text:p>
          </table:table-cell>
          <table:table-cell table:style-name="ce1" office:value-type="string" calcext:value-type="string">
            <text:p>Privacy settings/child settings</text:p>
          </table:table-cell>
          <table:table-cell table:style-name="ce3" table:formula="of:=join(&quot;&quot;;&quot;https://scratch.mit.edu/discuss/topic/&quot;;[.A61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10]; &quot;]&quot;; [.E610]; &quot;[/url][/b] [i]by &quot;; [.D610]; &quot; (&quot;; INDIRECT(join(&quot;&quot;;&quot;H&quot;;(MONTH([.C610])))); &quot; '&quot;; RIGHT(YEAR([.C610]);2);&quot;)&quot;; CHAR(10);&quot;[b]Description: [/b]&quot;; [.I610]; CHAR(10); &quot;[small][b]Keywords: [/b]&quot;;[.J610];CHAR(10);&quot;[color=transparent]Tags: &quot;;[.K61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3010" calcext:value-type="float">
            <text:p>423010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20-07-15T13:59:35" calcext:value-type="date">
            <text:p>7/15/2020 13:59:35</text:p>
          </table:table-cell>
          <table:table-cell table:style-name="ce1" office:value-type="string" calcext:value-type="string">
            <text:p>_RareScratch_</text:p>
          </table:table-cell>
          <table:table-cell table:style-name="ce1" office:value-type="string" calcext:value-type="string">
            <text:p>A boolean block that scans if a thing has atleast 1 thing that is in a list.</text:p>
          </table:table-cell>
          <table:table-cell table:style-name="ce3" table:formula="of:=join(&quot;&quot;;&quot;https://scratch.mit.edu/discuss/topic/&quot;;[.A61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11]; &quot;]&quot;; [.E611]; &quot;[/url][/b] [i]by &quot;; [.D611]; &quot; (&quot;; INDIRECT(join(&quot;&quot;;&quot;H&quot;;(MONTH([.C611])))); &quot; '&quot;; RIGHT(YEAR([.C611]);2);&quot;)&quot;; CHAR(10);&quot;[b]Description: [/b]&quot;; [.I611]; CHAR(10); &quot;[small][b]Keywords: [/b]&quot;;[.J611];CHAR(10);&quot;[color=transparent]Tags: &quot;;[.K61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7010" calcext:value-type="float">
            <text:p>427010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20-07-29T12:43:06" calcext:value-type="date">
            <text:p>7/29/2020 12:43:06</text:p>
          </table:table-cell>
          <table:table-cell table:style-name="ce1" office:value-type="string" calcext:value-type="string">
            <text:p>Zelfen</text:p>
          </table:table-cell>
          <table:table-cell table:style-name="ce1" office:value-type="string" calcext:value-type="string">
            <text:p>Friends</text:p>
          </table:table-cell>
          <table:table-cell table:style-name="ce3" table:formula="of:=join(&quot;&quot;;&quot;https://scratch.mit.edu/discuss/topic/&quot;;[.A61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12]; &quot;]&quot;; [.E612]; &quot;[/url][/b] [i]by &quot;; [.D612]; &quot; (&quot;; INDIRECT(join(&quot;&quot;;&quot;H&quot;;(MONTH([.C612])))); &quot; '&quot;; RIGHT(YEAR([.C612]);2);&quot;)&quot;; CHAR(10);&quot;[b]Description: [/b]&quot;; [.I612]; CHAR(10); &quot;[small][b]Keywords: [/b]&quot;;[.J612];CHAR(10);&quot;[color=transparent]Tags: &quot;;[.K61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7528" calcext:value-type="float">
            <text:p>427528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20-07-31T10:17:14" calcext:value-type="date">
            <text:p>7/31/2020 10:17:14</text:p>
          </table:table-cell>
          <table:table-cell table:style-name="ce1" office:value-type="string" calcext:value-type="string">
            <text:p>Byron_Inc</text:p>
          </table:table-cell>
          <table:table-cell table:style-name="ce1" office:value-type="string" calcext:value-type="string">
            <text:p>Add Print function</text:p>
          </table:table-cell>
          <table:table-cell table:style-name="ce3" table:formula="of:=join(&quot;&quot;;&quot;https://scratch.mit.edu/discuss/topic/&quot;;[.A61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13]; &quot;]&quot;; [.E613]; &quot;[/url][/b] [i]by &quot;; [.D613]; &quot; (&quot;; INDIRECT(join(&quot;&quot;;&quot;H&quot;;(MONTH([.C613])))); &quot; '&quot;; RIGHT(YEAR([.C613]);2);&quot;)&quot;; CHAR(10);&quot;[b]Description: [/b]&quot;; [.I613]; CHAR(10); &quot;[small][b]Keywords: [/b]&quot;;[.J613];CHAR(10);&quot;[color=transparent]Tags: &quot;;[.K61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9690" calcext:value-type="float">
            <text:p>429690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20-08-08T06:39:04" calcext:value-type="date">
            <text:p>8/8/2020 6:39:04</text:p>
          </table:table-cell>
          <table:table-cell table:style-name="ce1" office:value-type="string" calcext:value-type="string">
            <text:p>SuperSean12</text:p>
          </table:table-cell>
          <table:table-cell table:style-name="ce1" office:value-type="string" calcext:value-type="string">
            <text:p>Moderator bots</text:p>
          </table:table-cell>
          <table:table-cell table:style-name="ce3" table:formula="of:=join(&quot;&quot;;&quot;https://scratch.mit.edu/discuss/topic/&quot;;[.A61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14]; &quot;]&quot;; [.E614]; &quot;[/url][/b] [i]by &quot;; [.D614]; &quot; (&quot;; INDIRECT(join(&quot;&quot;;&quot;H&quot;;(MONTH([.C614])))); &quot; '&quot;; RIGHT(YEAR([.C614]);2);&quot;)&quot;; CHAR(10);&quot;[b]Description: [/b]&quot;; [.I614]; CHAR(10); &quot;[small][b]Keywords: [/b]&quot;;[.J614];CHAR(10);&quot;[color=transparent]Tags: &quot;;[.K61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45153" calcext:value-type="float">
            <text:p>445153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date" office:date-value="2020-10-06T14:30:11" calcext:value-type="date">
            <text:p>10/6/2020 14:30:11</text:p>
          </table:table-cell>
          <table:table-cell table:style-name="ce1" office:value-type="string" calcext:value-type="string">
            <text:p>p-p-p-p-p-p-p-p-p-p-</text:p>
          </table:table-cell>
          <table:table-cell table:style-name="ce1" office:value-type="string" calcext:value-type="string">
            <text:p>Trending Project Protection (read desc.)</text:p>
          </table:table-cell>
          <table:table-cell table:style-name="ce3" table:formula="of:=join(&quot;&quot;;&quot;https://scratch.mit.edu/discuss/topic/&quot;;[.A61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15]; &quot;]&quot;; [.E615]; &quot;[/url][/b] [i]by &quot;; [.D615]; &quot; (&quot;; INDIRECT(join(&quot;&quot;;&quot;H&quot;;(MONTH([.C615])))); &quot; '&quot;; RIGHT(YEAR([.C615]);2);&quot;)&quot;; CHAR(10);&quot;[b]Description: [/b]&quot;; [.I615]; CHAR(10); &quot;[small][b]Keywords: [/b]&quot;;[.J615];CHAR(10);&quot;[color=transparent]Tags: &quot;;[.K61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06468" calcext:value-type="float">
            <text:p>106468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5-04-11T14:59:55" calcext:value-type="date">
            <text:p>4/11/2015 14:59:55</text:p>
          </table:table-cell>
          <table:table-cell table:style-name="ce1" office:value-type="string" calcext:value-type="string">
            <text:p>mundofinkyenglish</text:p>
          </table:table-cell>
          <table:table-cell table:style-name="ce1" office:value-type="string" calcext:value-type="string">
            <text:p>A way to change your username without making any confusion.</text:p>
          </table:table-cell>
          <table:table-cell table:style-name="ce3" table:formula="of:=join(&quot;&quot;;&quot;https://scratch.mit.edu/discuss/topic/&quot;;[.A61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16]; &quot;]&quot;; [.E616]; &quot;[/url][/b] [i]by &quot;; [.D616]; &quot; (&quot;; INDIRECT(join(&quot;&quot;;&quot;H&quot;;(MONTH([.C616])))); &quot; '&quot;; RIGHT(YEAR([.C616]);2);&quot;)&quot;; CHAR(10);&quot;[b]Description: [/b]&quot;; [.I616]; CHAR(10); &quot;[small][b]Keywords: [/b]&quot;;[.J616];CHAR(10);&quot;[color=transparent]Tags: &quot;;[.K61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2484" calcext:value-type="float">
            <text:p>122484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5-06-06T16:10:13" calcext:value-type="date">
            <text:p>6/6/2015 16:10:13</text:p>
          </table:table-cell>
          <table:table-cell table:style-name="ce1" office:value-type="string" calcext:value-type="string">
            <text:p>Wetbikeboy2500</text:p>
          </table:table-cell>
          <table:table-cell table:style-name="ce1" office:value-type="string" calcext:value-type="string">
            <text:p>Multiple work stations/sheets in a sprite</text:p>
          </table:table-cell>
          <table:table-cell table:style-name="ce3" table:formula="of:=join(&quot;&quot;;&quot;https://scratch.mit.edu/discuss/topic/&quot;;[.A61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17]; &quot;]&quot;; [.E617]; &quot;[/url][/b] [i]by &quot;; [.D617]; &quot; (&quot;; INDIRECT(join(&quot;&quot;;&quot;H&quot;;(MONTH([.C617])))); &quot; '&quot;; RIGHT(YEAR([.C617]);2);&quot;)&quot;; CHAR(10);&quot;[b]Description: [/b]&quot;; [.I617]; CHAR(10); &quot;[small][b]Keywords: [/b]&quot;;[.J617];CHAR(10);&quot;[color=transparent]Tags: &quot;;[.K61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4950" calcext:value-type="float">
            <text:p>124950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5-06-15T06:29:12" calcext:value-type="date">
            <text:p>6/15/2015 6:29:12</text:p>
          </table:table-cell>
          <table:table-cell table:style-name="ce1" office:value-type="string" calcext:value-type="string">
            <text:p>20btheilmanngohr</text:p>
          </table:table-cell>
          <table:table-cell table:style-name="ce1" office:value-type="string" calcext:value-type="string">
            <text:p>Atlas Support</text:p>
          </table:table-cell>
          <table:table-cell table:style-name="ce3" table:formula="of:=join(&quot;&quot;;&quot;https://scratch.mit.edu/discuss/topic/&quot;;[.A61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18]; &quot;]&quot;; [.E618]; &quot;[/url][/b] [i]by &quot;; [.D618]; &quot; (&quot;; INDIRECT(join(&quot;&quot;;&quot;H&quot;;(MONTH([.C618])))); &quot; '&quot;; RIGHT(YEAR([.C618]);2);&quot;)&quot;; CHAR(10);&quot;[b]Description: [/b]&quot;; [.I618]; CHAR(10); &quot;[small][b]Keywords: [/b]&quot;;[.J618];CHAR(10);&quot;[color=transparent]Tags: &quot;;[.K61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9670" calcext:value-type="float">
            <text:p>129670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5-06-30T22:05:59" calcext:value-type="date">
            <text:p>6/30/2015 22:05:59</text:p>
          </table:table-cell>
          <table:table-cell table:style-name="ce1" office:value-type="string" calcext:value-type="string">
            <text:p>Aboot4</text:p>
          </table:table-cell>
          <table:table-cell table:style-name="ce1" office:value-type="string" calcext:value-type="string">
            <text:p>Min/Max Number Input (19 Supporters, want to add to it?)</text:p>
          </table:table-cell>
          <table:table-cell table:style-name="ce3" table:formula="of:=join(&quot;&quot;;&quot;https://scratch.mit.edu/discuss/topic/&quot;;[.A61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19]; &quot;]&quot;; [.E619]; &quot;[/url][/b] [i]by &quot;; [.D619]; &quot; (&quot;; INDIRECT(join(&quot;&quot;;&quot;H&quot;;(MONTH([.C619])))); &quot; '&quot;; RIGHT(YEAR([.C619]);2);&quot;)&quot;; CHAR(10);&quot;[b]Description: [/b]&quot;; [.I619]; CHAR(10); &quot;[small][b]Keywords: [/b]&quot;;[.J619];CHAR(10);&quot;[color=transparent]Tags: &quot;;[.K61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40318" calcext:value-type="float">
            <text:p>140318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5-08-07T03:21:34" calcext:value-type="date">
            <text:p>8/7/2015 3:21:34</text:p>
          </table:table-cell>
          <table:table-cell table:style-name="ce1" office:value-type="string" calcext:value-type="string">
            <text:p>Chibi-Matoran</text:p>
          </table:table-cell>
          <table:table-cell table:style-name="ce1" office:value-type="string" calcext:value-type="string">
            <text:p>A New Forum Rule</text:p>
          </table:table-cell>
          <table:table-cell table:style-name="ce3" table:formula="of:=join(&quot;&quot;;&quot;https://scratch.mit.edu/discuss/topic/&quot;;[.A62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20]; &quot;]&quot;; [.E620]; &quot;[/url][/b] [i]by &quot;; [.D620]; &quot; (&quot;; INDIRECT(join(&quot;&quot;;&quot;H&quot;;(MONTH([.C620])))); &quot; '&quot;; RIGHT(YEAR([.C620]);2);&quot;)&quot;; CHAR(10);&quot;[b]Description: [/b]&quot;; [.I620]; CHAR(10); &quot;[small][b]Keywords: [/b]&quot;;[.J620];CHAR(10);&quot;[color=transparent]Tags: &quot;;[.K62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49288" calcext:value-type="float">
            <text:p>149288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5-09-07T22:25:16" calcext:value-type="date">
            <text:p>9/7/2015 22:25:16</text:p>
          </table:table-cell>
          <table:table-cell table:style-name="ce1" office:value-type="string" calcext:value-type="string">
            <text:p>Scratcher1002</text:p>
          </table:table-cell>
          <table:table-cell table:style-name="ce1" office:value-type="string" calcext:value-type="string">
            <text:p>Switch and label block (Supporters 2:2:2 for switch 2:1:1 for label)</text:p>
          </table:table-cell>
          <table:table-cell table:style-name="ce3" table:formula="of:=join(&quot;&quot;;&quot;https://scratch.mit.edu/discuss/topic/&quot;;[.A62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21]; &quot;]&quot;; [.E621]; &quot;[/url][/b] [i]by &quot;; [.D621]; &quot; (&quot;; INDIRECT(join(&quot;&quot;;&quot;H&quot;;(MONTH([.C621])))); &quot; '&quot;; RIGHT(YEAR([.C621]);2);&quot;)&quot;; CHAR(10);&quot;[b]Description: [/b]&quot;; [.I621]; CHAR(10); &quot;[small][b]Keywords: [/b]&quot;;[.J621];CHAR(10);&quot;[color=transparent]Tags: &quot;;[.K62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56144" calcext:value-type="float">
            <text:p>156144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5-10-04T14:38:07" calcext:value-type="date">
            <text:p>10/4/2015 14:38:07</text:p>
          </table:table-cell>
          <table:table-cell table:style-name="ce1" office:value-type="string" calcext:value-type="string">
            <text:p>INSANITYKID101</text:p>
          </table:table-cell>
          <table:table-cell table:style-name="ce1" office:value-type="string" calcext:value-type="string">
            <text:p>This has been really annoying, so I think this can happen. [add Slur to Note block]</text:p>
          </table:table-cell>
          <table:table-cell table:style-name="ce3" table:formula="of:=join(&quot;&quot;;&quot;https://scratch.mit.edu/discuss/topic/&quot;;[.A62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22]; &quot;]&quot;; [.E622]; &quot;[/url][/b] [i]by &quot;; [.D622]; &quot; (&quot;; INDIRECT(join(&quot;&quot;;&quot;H&quot;;(MONTH([.C622])))); &quot; '&quot;; RIGHT(YEAR([.C622]);2);&quot;)&quot;; CHAR(10);&quot;[b]Description: [/b]&quot;; [.I622]; CHAR(10); &quot;[small][b]Keywords: [/b]&quot;;[.J622];CHAR(10);&quot;[color=transparent]Tags: &quot;;[.K62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1508" calcext:value-type="float">
            <text:p>171508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5-12-05T03:18:24" calcext:value-type="date">
            <text:p>12/5/2015 3:18:24</text:p>
          </table:table-cell>
          <table:table-cell table:style-name="ce1" office:value-type="string" calcext:value-type="string">
            <text:p>Wetbikeboy2500</text:p>
          </table:table-cell>
          <table:table-cell table:style-name="ce1" office:value-type="string" calcext:value-type="string">
            <text:p>New Blocks for Displaying Text</text:p>
          </table:table-cell>
          <table:table-cell table:style-name="ce3" table:formula="of:=join(&quot;&quot;;&quot;https://scratch.mit.edu/discuss/topic/&quot;;[.A62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23]; &quot;]&quot;; [.E623]; &quot;[/url][/b] [i]by &quot;; [.D623]; &quot; (&quot;; INDIRECT(join(&quot;&quot;;&quot;H&quot;;(MONTH([.C623])))); &quot; '&quot;; RIGHT(YEAR([.C623]);2);&quot;)&quot;; CHAR(10);&quot;[b]Description: [/b]&quot;; [.I623]; CHAR(10); &quot;[small][b]Keywords: [/b]&quot;;[.J623];CHAR(10);&quot;[color=transparent]Tags: &quot;;[.K62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3069" calcext:value-type="float">
            <text:p>173069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5-12-13T03:33:34" calcext:value-type="date">
            <text:p>12/13/2015 3:33:34</text:p>
          </table:table-cell>
          <table:table-cell table:style-name="ce1" office:value-type="float" office:value="1004587" calcext:value-type="float">
            <text:p>1004587</text:p>
          </table:table-cell>
          <table:table-cell table:style-name="ce1" office:value-type="string" calcext:value-type="string">
            <text:p>new blocks</text:p>
          </table:table-cell>
          <table:table-cell table:style-name="ce3" table:formula="of:=join(&quot;&quot;;&quot;https://scratch.mit.edu/discuss/topic/&quot;;[.A62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24]; &quot;]&quot;; [.E624]; &quot;[/url][/b] [i]by &quot;; [.D624]; &quot; (&quot;; INDIRECT(join(&quot;&quot;;&quot;H&quot;;(MONTH([.C624])))); &quot; '&quot;; RIGHT(YEAR([.C624]);2);&quot;)&quot;; CHAR(10);&quot;[b]Description: [/b]&quot;; [.I624]; CHAR(10); &quot;[small][b]Keywords: [/b]&quot;;[.J624];CHAR(10);&quot;[color=transparent]Tags: &quot;;[.K62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1344" calcext:value-type="float">
            <text:p>181344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6-02-01T19:07:13" calcext:value-type="date">
            <text:p>2/1/2016 19:07:13</text:p>
          </table:table-cell>
          <table:table-cell table:style-name="ce1" office:value-type="string" calcext:value-type="string">
            <text:p>MarioFan3629</text:p>
          </table:table-cell>
          <table:table-cell table:style-name="ce1" office:value-type="string" calcext:value-type="string">
            <text:p>New Block Suggestion! (last key pressed)</text:p>
          </table:table-cell>
          <table:table-cell table:style-name="ce3" table:formula="of:=join(&quot;&quot;;&quot;https://scratch.mit.edu/discuss/topic/&quot;;[.A62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25]; &quot;]&quot;; [.E625]; &quot;[/url][/b] [i]by &quot;; [.D625]; &quot; (&quot;; INDIRECT(join(&quot;&quot;;&quot;H&quot;;(MONTH([.C625])))); &quot; '&quot;; RIGHT(YEAR([.C625]);2);&quot;)&quot;; CHAR(10);&quot;[b]Description: [/b]&quot;; [.I625]; CHAR(10); &quot;[small][b]Keywords: [/b]&quot;;[.J625];CHAR(10);&quot;[color=transparent]Tags: &quot;;[.K62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2999" calcext:value-type="float">
            <text:p>212999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6-08-11T21:38:16" calcext:value-type="date">
            <text:p>8/11/2016 21:38:16</text:p>
          </table:table-cell>
          <table:table-cell table:style-name="ce1" office:value-type="string" calcext:value-type="string">
            <text:p>-stache-</text:p>
          </table:table-cell>
          <table:table-cell table:style-name="ce1" office:value-type="string" calcext:value-type="string">
            <text:p>Allow projects to be shared with different open source licenses</text:p>
          </table:table-cell>
          <table:table-cell table:style-name="ce3" table:formula="of:=join(&quot;&quot;;&quot;https://scratch.mit.edu/discuss/topic/&quot;;[.A62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26]; &quot;]&quot;; [.E626]; &quot;[/url][/b] [i]by &quot;; [.D626]; &quot; (&quot;; INDIRECT(join(&quot;&quot;;&quot;H&quot;;(MONTH([.C626])))); &quot; '&quot;; RIGHT(YEAR([.C626]);2);&quot;)&quot;; CHAR(10);&quot;[b]Description: [/b]&quot;; [.I626]; CHAR(10); &quot;[small][b]Keywords: [/b]&quot;;[.J626];CHAR(10);&quot;[color=transparent]Tags: &quot;;[.K62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5086" calcext:value-type="float">
            <text:p>215086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6-08-25T12:12:42" calcext:value-type="date">
            <text:p>8/25/2016 12:12:42</text:p>
          </table:table-cell>
          <table:table-cell table:style-name="ce1" office:value-type="string" calcext:value-type="string">
            <text:p>c-o</text:p>
          </table:table-cell>
          <table:table-cell table:style-name="ce1" office:value-type="string" calcext:value-type="string">
            <text:p>Stricter bans on games</text:p>
          </table:table-cell>
          <table:table-cell table:style-name="ce3" table:formula="of:=join(&quot;&quot;;&quot;https://scratch.mit.edu/discuss/topic/&quot;;[.A62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27]; &quot;]&quot;; [.E627]; &quot;[/url][/b] [i]by &quot;; [.D627]; &quot; (&quot;; INDIRECT(join(&quot;&quot;;&quot;H&quot;;(MONTH([.C627])))); &quot; '&quot;; RIGHT(YEAR([.C627]);2);&quot;)&quot;; CHAR(10);&quot;[b]Description: [/b]&quot;; [.I627]; CHAR(10); &quot;[small][b]Keywords: [/b]&quot;;[.J627];CHAR(10);&quot;[color=transparent]Tags: &quot;;[.K62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5906" calcext:value-type="float">
            <text:p>215906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6-08-31T01:59:25" calcext:value-type="date">
            <text:p>8/31/2016 1:59:25</text:p>
          </table:table-cell>
          <table:table-cell table:style-name="ce1" office:value-type="string" calcext:value-type="string">
            <text:p>powercon5</text:p>
          </table:table-cell>
          <table:table-cell table:style-name="ce1" office:value-type="string" calcext:value-type="string">
            <text:p>Scratch Sound Editor</text:p>
          </table:table-cell>
          <table:table-cell table:style-name="ce3" table:formula="of:=join(&quot;&quot;;&quot;https://scratch.mit.edu/discuss/topic/&quot;;[.A62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28]; &quot;]&quot;; [.E628]; &quot;[/url][/b] [i]by &quot;; [.D628]; &quot; (&quot;; INDIRECT(join(&quot;&quot;;&quot;H&quot;;(MONTH([.C628])))); &quot; '&quot;; RIGHT(YEAR([.C628]);2);&quot;)&quot;; CHAR(10);&quot;[b]Description: [/b]&quot;; [.I628]; CHAR(10); &quot;[small][b]Keywords: [/b]&quot;;[.J628];CHAR(10);&quot;[color=transparent]Tags: &quot;;[.K62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7683" calcext:value-type="float">
            <text:p>217683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6-09-13T06:15:16" calcext:value-type="date">
            <text:p>9/13/2016 6:15:16</text:p>
          </table:table-cell>
          <table:table-cell table:style-name="ce1" office:value-type="string" calcext:value-type="string">
            <text:p>MinecraftM153</text:p>
          </table:table-cell>
          <table:table-cell table:style-name="ce1" office:value-type="string" calcext:value-type="string">
            <text:p>Block palette</text:p>
          </table:table-cell>
          <table:table-cell table:style-name="ce3" table:formula="of:=join(&quot;&quot;;&quot;https://scratch.mit.edu/discuss/topic/&quot;;[.A62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29]; &quot;]&quot;; [.E629]; &quot;[/url][/b] [i]by &quot;; [.D629]; &quot; (&quot;; INDIRECT(join(&quot;&quot;;&quot;H&quot;;(MONTH([.C629])))); &quot; '&quot;; RIGHT(YEAR([.C629]);2);&quot;)&quot;; CHAR(10);&quot;[b]Description: [/b]&quot;; [.I629]; CHAR(10); &quot;[small][b]Keywords: [/b]&quot;;[.J629];CHAR(10);&quot;[color=transparent]Tags: &quot;;[.K62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1581" calcext:value-type="float">
            <text:p>231581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6-12-20T21:24:14" calcext:value-type="date">
            <text:p>12/20/2016 21:24:14</text:p>
          </table:table-cell>
          <table:table-cell table:style-name="ce1" office:value-type="string" calcext:value-type="string">
            <text:p>the2000</text:p>
          </table:table-cell>
          <table:table-cell table:style-name="ce1" office:value-type="string" calcext:value-type="string">
            <text:p>Co-Creators</text:p>
          </table:table-cell>
          <table:table-cell table:style-name="ce3" table:formula="of:=join(&quot;&quot;;&quot;https://scratch.mit.edu/discuss/topic/&quot;;[.A63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30]; &quot;]&quot;; [.E630]; &quot;[/url][/b] [i]by &quot;; [.D630]; &quot; (&quot;; INDIRECT(join(&quot;&quot;;&quot;H&quot;;(MONTH([.C630])))); &quot; '&quot;; RIGHT(YEAR([.C630]);2);&quot;)&quot;; CHAR(10);&quot;[b]Description: [/b]&quot;; [.I630]; CHAR(10); &quot;[small][b]Keywords: [/b]&quot;;[.J630];CHAR(10);&quot;[color=transparent]Tags: &quot;;[.K63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4401" calcext:value-type="float">
            <text:p>274401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7-08-24T01:27:19" calcext:value-type="date">
            <text:p>8/24/2017 1:27:19</text:p>
          </table:table-cell>
          <table:table-cell table:style-name="ce1" office:value-type="string" calcext:value-type="string">
            <text:p>RetroTV</text:p>
          </table:table-cell>
          <table:table-cell table:style-name="ce1" office:value-type="string" calcext:value-type="string">
            <text:p>Account Motto</text:p>
          </table:table-cell>
          <table:table-cell table:style-name="ce3" table:formula="of:=join(&quot;&quot;;&quot;https://scratch.mit.edu/discuss/topic/&quot;;[.A63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31]; &quot;]&quot;; [.E631]; &quot;[/url][/b] [i]by &quot;; [.D631]; &quot; (&quot;; INDIRECT(join(&quot;&quot;;&quot;H&quot;;(MONTH([.C631])))); &quot; '&quot;; RIGHT(YEAR([.C631]);2);&quot;)&quot;; CHAR(10);&quot;[b]Description: [/b]&quot;; [.I631]; CHAR(10); &quot;[small][b]Keywords: [/b]&quot;;[.J631];CHAR(10);&quot;[color=transparent]Tags: &quot;;[.K63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82643" calcext:value-type="float">
            <text:p>282643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7-11-15T08:15:47" calcext:value-type="date">
            <text:p>11/15/2017 8:15:47</text:p>
          </table:table-cell>
          <table:table-cell table:style-name="ce1" office:value-type="string" calcext:value-type="string">
            <text:p>Cub56</text:p>
          </table:table-cell>
          <table:table-cell table:style-name="ce1" office:value-type="string" calcext:value-type="string">
            <text:p>Very mild violence allowed in featured projects</text:p>
          </table:table-cell>
          <table:table-cell table:style-name="ce3" table:formula="of:=join(&quot;&quot;;&quot;https://scratch.mit.edu/discuss/topic/&quot;;[.A63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32]; &quot;]&quot;; [.E632]; &quot;[/url][/b] [i]by &quot;; [.D632]; &quot; (&quot;; INDIRECT(join(&quot;&quot;;&quot;H&quot;;(MONTH([.C632])))); &quot; '&quot;; RIGHT(YEAR([.C632]);2);&quot;)&quot;; CHAR(10);&quot;[b]Description: [/b]&quot;; [.I632]; CHAR(10); &quot;[small][b]Keywords: [/b]&quot;;[.J632];CHAR(10);&quot;[color=transparent]Tags: &quot;;[.K63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04044" calcext:value-type="float">
            <text:p>304044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8-06-14T07:17:48" calcext:value-type="date">
            <text:p>6/14/2018 7:17:48</text:p>
          </table:table-cell>
          <table:table-cell table:style-name="ce1" office:value-type="string" calcext:value-type="string">
            <text:p>Lythr0nax</text:p>
          </table:table-cell>
          <table:table-cell table:style-name="ce1" office:value-type="string" calcext:value-type="string">
            <text:p>Dinosaur3 sprite in scratch 3.0 deeply offends me</text:p>
          </table:table-cell>
          <table:table-cell table:style-name="ce3" table:formula="of:=join(&quot;&quot;;&quot;https://scratch.mit.edu/discuss/topic/&quot;;[.A63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33]; &quot;]&quot;; [.E633]; &quot;[/url][/b] [i]by &quot;; [.D633]; &quot; (&quot;; INDIRECT(join(&quot;&quot;;&quot;H&quot;;(MONTH([.C633])))); &quot; '&quot;; RIGHT(YEAR([.C633]);2);&quot;)&quot;; CHAR(10);&quot;[b]Description: [/b]&quot;; [.I633]; CHAR(10); &quot;[small][b]Keywords: [/b]&quot;;[.J633];CHAR(10);&quot;[color=transparent]Tags: &quot;;[.K63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54223" calcext:value-type="float">
            <text:p>354223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19-06-09T02:21:09" calcext:value-type="date">
            <text:p>6/9/2019 2:21:09</text:p>
          </table:table-cell>
          <table:table-cell table:style-name="ce1" office:value-type="string" calcext:value-type="string">
            <text:p>yurilover21</text:p>
          </table:table-cell>
          <table:table-cell table:style-name="ce1" office:value-type="string" calcext:value-type="string">
            <text:p>Bring together the scratchers!</text:p>
          </table:table-cell>
          <table:table-cell table:style-name="ce3" table:formula="of:=join(&quot;&quot;;&quot;https://scratch.mit.edu/discuss/topic/&quot;;[.A63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34]; &quot;]&quot;; [.E634]; &quot;[/url][/b] [i]by &quot;; [.D634]; &quot; (&quot;; INDIRECT(join(&quot;&quot;;&quot;H&quot;;(MONTH([.C634])))); &quot; '&quot;; RIGHT(YEAR([.C634]);2);&quot;)&quot;; CHAR(10);&quot;[b]Description: [/b]&quot;; [.I634]; CHAR(10); &quot;[small][b]Keywords: [/b]&quot;;[.J634];CHAR(10);&quot;[color=transparent]Tags: &quot;;[.K63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4702" calcext:value-type="float">
            <text:p>434702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date" office:date-value="2020-08-27T11:49:59" calcext:value-type="date">
            <text:p>8/27/2020 11:49:59</text:p>
          </table:table-cell>
          <table:table-cell table:style-name="ce1" office:value-type="string" calcext:value-type="string">
            <text:p>leahcimto</text:p>
          </table:table-cell>
          <table:table-cell table:style-name="ce1" office:value-type="string" calcext:value-type="string">
            <text:p>Broadcast Feature (READ FULL OP)</text:p>
          </table:table-cell>
          <table:table-cell table:style-name="ce3" table:formula="of:=join(&quot;&quot;;&quot;https://scratch.mit.edu/discuss/topic/&quot;;[.A63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35]; &quot;]&quot;; [.E635]; &quot;[/url][/b] [i]by &quot;; [.D635]; &quot; (&quot;; INDIRECT(join(&quot;&quot;;&quot;H&quot;;(MONTH([.C635])))); &quot; '&quot;; RIGHT(YEAR([.C635]);2);&quot;)&quot;; CHAR(10);&quot;[b]Description: [/b]&quot;; [.I635]; CHAR(10); &quot;[small][b]Keywords: [/b]&quot;;[.J635];CHAR(10);&quot;[color=transparent]Tags: &quot;;[.K63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2-10-18T15:18:44" calcext:value-type="date">
            <text:p>10/18/2012 15:18:44</text:p>
          </table:table-cell>
          <table:table-cell table:style-name="ce1" office:value-type="string" calcext:value-type="string">
            <text:p>scimonster</text:p>
          </table:table-cell>
          <table:table-cell table:style-name="ce1" office:value-type="string" calcext:value-type="string">
            <text:p>Collapse quote/code</text:p>
          </table:table-cell>
          <table:table-cell table:style-name="ce3" table:formula="of:=join(&quot;&quot;;&quot;https://scratch.mit.edu/discuss/topic/&quot;;[.A63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36]; &quot;]&quot;; [.E636]; &quot;[/url][/b] [i]by &quot;; [.D636]; &quot; (&quot;; INDIRECT(join(&quot;&quot;;&quot;H&quot;;(MONTH([.C636])))); &quot; '&quot;; RIGHT(YEAR([.C636]);2);&quot;)&quot;; CHAR(10);&quot;[b]Description: [/b]&quot;; [.I636]; CHAR(10); &quot;[small][b]Keywords: [/b]&quot;;[.J636];CHAR(10);&quot;[color=transparent]Tags: &quot;;[.K63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805" calcext:value-type="float">
            <text:p>2805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3-03-03T19:34:13" calcext:value-type="date">
            <text:p>3/3/2013 19:34:13</text:p>
          </table:table-cell>
          <table:table-cell table:style-name="ce1" office:value-type="string" calcext:value-type="string">
            <text:p>Tierage27</text:p>
          </table:table-cell>
          <table:table-cell table:style-name="ce1" office:value-type="string" calcext:value-type="string">
            <text:p>Built In Swear Word Detect?</text:p>
          </table:table-cell>
          <table:table-cell table:style-name="ce3" table:formula="of:=join(&quot;&quot;;&quot;https://scratch.mit.edu/discuss/topic/&quot;;[.A63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37]; &quot;]&quot;; [.E637]; &quot;[/url][/b] [i]by &quot;; [.D637]; &quot; (&quot;; INDIRECT(join(&quot;&quot;;&quot;H&quot;;(MONTH([.C637])))); &quot; '&quot;; RIGHT(YEAR([.C637]);2);&quot;)&quot;; CHAR(10);&quot;[b]Description: [/b]&quot;; [.I637]; CHAR(10); &quot;[small][b]Keywords: [/b]&quot;;[.J637];CHAR(10);&quot;[color=transparent]Tags: &quot;;[.K63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3-04-15T18:17:56" calcext:value-type="date">
            <text:p>4/15/2013 18:17:56</text:p>
          </table:table-cell>
          <table:table-cell table:style-name="ce1" office:value-type="string" calcext:value-type="string">
            <text:p>SuperJedi224</text:p>
          </table:table-cell>
          <table:table-cell table:style-name="ce1" office:value-type="string" calcext:value-type="string">
            <text:p>Some suggestions:</text:p>
          </table:table-cell>
          <table:table-cell table:style-name="ce3" table:formula="of:=join(&quot;&quot;;&quot;https://scratch.mit.edu/discuss/topic/&quot;;[.A63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38]; &quot;]&quot;; [.E638]; &quot;[/url][/b] [i]by &quot;; [.D638]; &quot; (&quot;; INDIRECT(join(&quot;&quot;;&quot;H&quot;;(MONTH([.C638])))); &quot; '&quot;; RIGHT(YEAR([.C638]);2);&quot;)&quot;; CHAR(10);&quot;[b]Description: [/b]&quot;; [.I638]; CHAR(10); &quot;[small][b]Keywords: [/b]&quot;;[.J638];CHAR(10);&quot;[color=transparent]Tags: &quot;;[.K63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455" calcext:value-type="float">
            <text:p>7455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3-06-06T21:43:21" calcext:value-type="date">
            <text:p>6/6/2013 21:43:21</text:p>
          </table:table-cell>
          <table:table-cell table:style-name="ce1" office:value-type="string" calcext:value-type="string">
            <text:p>Zparx</text:p>
          </table:table-cell>
          <table:table-cell table:style-name="ce1" office:value-type="string" calcext:value-type="string">
            <text:p>More solid identification for clones</text:p>
          </table:table-cell>
          <table:table-cell table:style-name="ce3" table:formula="of:=join(&quot;&quot;;&quot;https://scratch.mit.edu/discuss/topic/&quot;;[.A63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39]; &quot;]&quot;; [.E639]; &quot;[/url][/b] [i]by &quot;; [.D639]; &quot; (&quot;; INDIRECT(join(&quot;&quot;;&quot;H&quot;;(MONTH([.C639])))); &quot; '&quot;; RIGHT(YEAR([.C639]);2);&quot;)&quot;; CHAR(10);&quot;[b]Description: [/b]&quot;; [.I639]; CHAR(10); &quot;[small][b]Keywords: [/b]&quot;;[.J639];CHAR(10);&quot;[color=transparent]Tags: &quot;;[.K63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8074" calcext:value-type="float">
            <text:p>38074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4-05-07T05:36:36" calcext:value-type="date">
            <text:p>5/7/2014 5:36:36</text:p>
          </table:table-cell>
          <table:table-cell table:style-name="ce1" office:value-type="string" calcext:value-type="string">
            <text:p>fezzinate</text:p>
          </table:table-cell>
          <table:table-cell table:style-name="ce1" office:value-type="string" calcext:value-type="string">
            <text:p>Special Comment Blocks</text:p>
          </table:table-cell>
          <table:table-cell table:style-name="ce3" table:formula="of:=join(&quot;&quot;;&quot;https://scratch.mit.edu/discuss/topic/&quot;;[.A64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40]; &quot;]&quot;; [.E640]; &quot;[/url][/b] [i]by &quot;; [.D640]; &quot; (&quot;; INDIRECT(join(&quot;&quot;;&quot;H&quot;;(MONTH([.C640])))); &quot; '&quot;; RIGHT(YEAR([.C640]);2);&quot;)&quot;; CHAR(10);&quot;[b]Description: [/b]&quot;; [.I640]; CHAR(10); &quot;[small][b]Keywords: [/b]&quot;;[.J640];CHAR(10);&quot;[color=transparent]Tags: &quot;;[.K64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7895" calcext:value-type="float">
            <text:p>47895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4-08-03T15:28:48" calcext:value-type="date">
            <text:p>8/3/2014 15:28:48</text:p>
          </table:table-cell>
          <table:table-cell table:style-name="ce1" office:value-type="string" calcext:value-type="string">
            <text:p>MushroomMan99</text:p>
          </table:table-cell>
          <table:table-cell table:style-name="ce1" office:value-type="string" calcext:value-type="string">
            <text:p>letters () to () of () block</text:p>
          </table:table-cell>
          <table:table-cell table:style-name="ce3" table:formula="of:=join(&quot;&quot;;&quot;https://scratch.mit.edu/discuss/topic/&quot;;[.A64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41]; &quot;]&quot;; [.E641]; &quot;[/url][/b] [i]by &quot;; [.D641]; &quot; (&quot;; INDIRECT(join(&quot;&quot;;&quot;H&quot;;(MONTH([.C641])))); &quot; '&quot;; RIGHT(YEAR([.C641]);2);&quot;)&quot;; CHAR(10);&quot;[b]Description: [/b]&quot;; [.I641]; CHAR(10); &quot;[small][b]Keywords: [/b]&quot;;[.J641];CHAR(10);&quot;[color=transparent]Tags: &quot;;[.K64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8431" calcext:value-type="float">
            <text:p>48431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4-08-08T19:18:58" calcext:value-type="date">
            <text:p>8/8/2014 19:18:58</text:p>
          </table:table-cell>
          <table:table-cell table:style-name="ce1" office:value-type="string" calcext:value-type="string">
            <text:p>epicsandwich123</text:p>
          </table:table-cell>
          <table:table-cell table:style-name="ce1" office:value-type="string" calcext:value-type="string">
            <text:p>following addition.</text:p>
          </table:table-cell>
          <table:table-cell table:style-name="ce3" table:formula="of:=join(&quot;&quot;;&quot;https://scratch.mit.edu/discuss/topic/&quot;;[.A64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42]; &quot;]&quot;; [.E642]; &quot;[/url][/b] [i]by &quot;; [.D642]; &quot; (&quot;; INDIRECT(join(&quot;&quot;;&quot;H&quot;;(MONTH([.C642])))); &quot; '&quot;; RIGHT(YEAR([.C642]);2);&quot;)&quot;; CHAR(10);&quot;[b]Description: [/b]&quot;; [.I642]; CHAR(10); &quot;[small][b]Keywords: [/b]&quot;;[.J642];CHAR(10);&quot;[color=transparent]Tags: &quot;;[.K64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9996" calcext:value-type="float">
            <text:p>49996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4-08-23T18:14:19" calcext:value-type="date">
            <text:p>8/23/2014 18:14:19</text:p>
          </table:table-cell>
          <table:table-cell table:style-name="ce1" office:value-type="string" calcext:value-type="string">
            <text:p>savaka</text:p>
          </table:table-cell>
          <table:table-cell table:style-name="ce1" office:value-type="string" calcext:value-type="string">
            <text:p>Extension to send messages</text:p>
          </table:table-cell>
          <table:table-cell table:style-name="ce3" table:formula="of:=join(&quot;&quot;;&quot;https://scratch.mit.edu/discuss/topic/&quot;;[.A64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43]; &quot;]&quot;; [.E643]; &quot;[/url][/b] [i]by &quot;; [.D643]; &quot; (&quot;; INDIRECT(join(&quot;&quot;;&quot;H&quot;;(MONTH([.C643])))); &quot; '&quot;; RIGHT(YEAR([.C643]);2);&quot;)&quot;; CHAR(10);&quot;[b]Description: [/b]&quot;; [.I643]; CHAR(10); &quot;[small][b]Keywords: [/b]&quot;;[.J643];CHAR(10);&quot;[color=transparent]Tags: &quot;;[.K64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1411" calcext:value-type="float">
            <text:p>51411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4-09-06T15:59:34" calcext:value-type="date">
            <text:p>9/6/2014 15:59:34</text:p>
          </table:table-cell>
          <table:table-cell table:style-name="ce1" office:value-type="string" calcext:value-type="string">
            <text:p>OmnipotentPotato</text:p>
          </table:table-cell>
          <table:table-cell table:style-name="ce1" office:value-type="string" calcext:value-type="string">
            <text:p>Better Suggestion System (16)</text:p>
          </table:table-cell>
          <table:table-cell table:style-name="ce3" table:formula="of:=join(&quot;&quot;;&quot;https://scratch.mit.edu/discuss/topic/&quot;;[.A64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44]; &quot;]&quot;; [.E644]; &quot;[/url][/b] [i]by &quot;; [.D644]; &quot; (&quot;; INDIRECT(join(&quot;&quot;;&quot;H&quot;;(MONTH([.C644])))); &quot; '&quot;; RIGHT(YEAR([.C644]);2);&quot;)&quot;; CHAR(10);&quot;[b]Description: [/b]&quot;; [.I644]; CHAR(10); &quot;[small][b]Keywords: [/b]&quot;;[.J644];CHAR(10);&quot;[color=transparent]Tags: &quot;;[.K64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4144" calcext:value-type="float">
            <text:p>54144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4-09-29T13:15:39" calcext:value-type="date">
            <text:p>9/29/2014 13:15:39</text:p>
          </table:table-cell>
          <table:table-cell table:style-name="ce1" office:value-type="string" calcext:value-type="string">
            <text:p>HyperCode</text:p>
          </table:table-cell>
          <table:table-cell table:style-name="ce1" office:value-type="string" calcext:value-type="string">
            <text:p>Tagging</text:p>
          </table:table-cell>
          <table:table-cell table:style-name="ce3" table:formula="of:=join(&quot;&quot;;&quot;https://scratch.mit.edu/discuss/topic/&quot;;[.A64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45]; &quot;]&quot;; [.E645]; &quot;[/url][/b] [i]by &quot;; [.D645]; &quot; (&quot;; INDIRECT(join(&quot;&quot;;&quot;H&quot;;(MONTH([.C645])))); &quot; '&quot;; RIGHT(YEAR([.C645]);2);&quot;)&quot;; CHAR(10);&quot;[b]Description: [/b]&quot;; [.I645]; CHAR(10); &quot;[small][b]Keywords: [/b]&quot;;[.J645];CHAR(10);&quot;[color=transparent]Tags: &quot;;[.K64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6238" calcext:value-type="float">
            <text:p>76238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4-12-26T00:04:54" calcext:value-type="date">
            <text:p>12/26/2014 0:04:54</text:p>
          </table:table-cell>
          <table:table-cell table:style-name="ce1" office:value-type="string" calcext:value-type="string">
            <text:p>Scratchifier</text:p>
          </table:table-cell>
          <table:table-cell table:style-name="ce1" office:value-type="string" calcext:value-type="string">
            <text:p>The Round Block Should Be Well-Rounded.</text:p>
          </table:table-cell>
          <table:table-cell table:style-name="ce3" table:formula="of:=join(&quot;&quot;;&quot;https://scratch.mit.edu/discuss/topic/&quot;;[.A64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46]; &quot;]&quot;; [.E646]; &quot;[/url][/b] [i]by &quot;; [.D646]; &quot; (&quot;; INDIRECT(join(&quot;&quot;;&quot;H&quot;;(MONTH([.C646])))); &quot; '&quot;; RIGHT(YEAR([.C646]);2);&quot;)&quot;; CHAR(10);&quot;[b]Description: [/b]&quot;; [.I646]; CHAR(10); &quot;[small][b]Keywords: [/b]&quot;;[.J646];CHAR(10);&quot;[color=transparent]Tags: &quot;;[.K64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3026" calcext:value-type="float">
            <text:p>183026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6-02-12T04:07:52" calcext:value-type="date">
            <text:p>2/12/2016 4:07:52</text:p>
          </table:table-cell>
          <table:table-cell table:style-name="ce1" office:value-type="string" calcext:value-type="string">
            <text:p>rollercoasterfan</text:p>
          </table:table-cell>
          <table:table-cell table:style-name="ce1" office:value-type="string" calcext:value-type="string">
            <text:p>Requests Forum shouldn't be a forum</text:p>
          </table:table-cell>
          <table:table-cell table:style-name="ce3" table:formula="of:=join(&quot;&quot;;&quot;https://scratch.mit.edu/discuss/topic/&quot;;[.A64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47]; &quot;]&quot;; [.E647]; &quot;[/url][/b] [i]by &quot;; [.D647]; &quot; (&quot;; INDIRECT(join(&quot;&quot;;&quot;H&quot;;(MONTH([.C647])))); &quot; '&quot;; RIGHT(YEAR([.C647]);2);&quot;)&quot;; CHAR(10);&quot;[b]Description: [/b]&quot;; [.I647]; CHAR(10); &quot;[small][b]Keywords: [/b]&quot;;[.J647];CHAR(10);&quot;[color=transparent]Tags: &quot;;[.K64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0987" calcext:value-type="float">
            <text:p>190987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6-03-29T18:32:28" calcext:value-type="date">
            <text:p>3/29/2016 18:32:28</text:p>
          </table:table-cell>
          <table:table-cell table:style-name="ce1" office:value-type="string" calcext:value-type="string">
            <text:p>ale359</text:p>
          </table:table-cell>
          <table:table-cell table:style-name="ce1" office:value-type="string" calcext:value-type="string">
            <text:p>Please add desktop Notifications!</text:p>
          </table:table-cell>
          <table:table-cell table:style-name="ce3" table:formula="of:=join(&quot;&quot;;&quot;https://scratch.mit.edu/discuss/topic/&quot;;[.A64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48]; &quot;]&quot;; [.E648]; &quot;[/url][/b] [i]by &quot;; [.D648]; &quot; (&quot;; INDIRECT(join(&quot;&quot;;&quot;H&quot;;(MONTH([.C648])))); &quot; '&quot;; RIGHT(YEAR([.C648]);2);&quot;)&quot;; CHAR(10);&quot;[b]Description: [/b]&quot;; [.I648]; CHAR(10); &quot;[small][b]Keywords: [/b]&quot;;[.J648];CHAR(10);&quot;[color=transparent]Tags: &quot;;[.K64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1936" calcext:value-type="float">
            <text:p>271936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7-07-30T07:09:12" calcext:value-type="date">
            <text:p>7/30/2017 7:09:12</text:p>
          </table:table-cell>
          <table:table-cell table:style-name="ce1" office:value-type="string" calcext:value-type="string">
            <text:p>MClovers</text:p>
          </table:table-cell>
          <table:table-cell table:style-name="ce1" office:value-type="string" calcext:value-type="string">
            <text:p>Wiki Forum/Section</text:p>
          </table:table-cell>
          <table:table-cell table:style-name="ce3" table:formula="of:=join(&quot;&quot;;&quot;https://scratch.mit.edu/discuss/topic/&quot;;[.A64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49]; &quot;]&quot;; [.E649]; &quot;[/url][/b] [i]by &quot;; [.D649]; &quot; (&quot;; INDIRECT(join(&quot;&quot;;&quot;H&quot;;(MONTH([.C649])))); &quot; '&quot;; RIGHT(YEAR([.C649]);2);&quot;)&quot;; CHAR(10);&quot;[b]Description: [/b]&quot;; [.I649]; CHAR(10); &quot;[small][b]Keywords: [/b]&quot;;[.J649];CHAR(10);&quot;[color=transparent]Tags: &quot;;[.K64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2619" calcext:value-type="float">
            <text:p>272619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7-08-05T16:58:15" calcext:value-type="date">
            <text:p>8/5/2017 16:58:15</text:p>
          </table:table-cell>
          <table:table-cell table:style-name="ce1" office:value-type="string" calcext:value-type="string">
            <text:p>LionHeart70</text:p>
          </table:table-cell>
          <table:table-cell table:style-name="ce1" office:value-type="string" calcext:value-type="string">
            <text:p>Offsite links</text:p>
          </table:table-cell>
          <table:table-cell table:style-name="ce3" table:formula="of:=join(&quot;&quot;;&quot;https://scratch.mit.edu/discuss/topic/&quot;;[.A65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50]; &quot;]&quot;; [.E650]; &quot;[/url][/b] [i]by &quot;; [.D650]; &quot; (&quot;; INDIRECT(join(&quot;&quot;;&quot;H&quot;;(MONTH([.C650])))); &quot; '&quot;; RIGHT(YEAR([.C650]);2);&quot;)&quot;; CHAR(10);&quot;[b]Description: [/b]&quot;; [.I650]; CHAR(10); &quot;[small][b]Keywords: [/b]&quot;;[.J650];CHAR(10);&quot;[color=transparent]Tags: &quot;;[.K65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4150" calcext:value-type="float">
            <text:p>274150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7-08-21T10:42:52" calcext:value-type="date">
            <text:p>8/21/2017 10:42:52</text:p>
          </table:table-cell>
          <table:table-cell table:style-name="ce1" office:value-type="string" calcext:value-type="string">
            <text:p>Rem889</text:p>
          </table:table-cell>
          <table:table-cell table:style-name="ce1" office:value-type="string" calcext:value-type="string">
            <text:p>Different languages in Paint Editor.</text:p>
          </table:table-cell>
          <table:table-cell table:style-name="ce3" table:formula="of:=join(&quot;&quot;;&quot;https://scratch.mit.edu/discuss/topic/&quot;;[.A65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51]; &quot;]&quot;; [.E651]; &quot;[/url][/b] [i]by &quot;; [.D651]; &quot; (&quot;; INDIRECT(join(&quot;&quot;;&quot;H&quot;;(MONTH([.C651])))); &quot; '&quot;; RIGHT(YEAR([.C651]);2);&quot;)&quot;; CHAR(10);&quot;[b]Description: [/b]&quot;; [.I651]; CHAR(10); &quot;[small][b]Keywords: [/b]&quot;;[.J651];CHAR(10);&quot;[color=transparent]Tags: &quot;;[.K65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90723" calcext:value-type="float">
            <text:p>290723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18-02-02T13:37:41" calcext:value-type="date">
            <text:p>2/2/2018 13:37:41</text:p>
          </table:table-cell>
          <table:table-cell table:style-name="ce1" office:value-type="string" calcext:value-type="string">
            <text:p>kenny2scratch</text:p>
          </table:table-cell>
          <table:table-cell table:style-name="ce1" office:value-type="string" calcext:value-type="string">
            <text:p>Thanking comments/posts</text:p>
          </table:table-cell>
          <table:table-cell table:style-name="ce3" table:formula="of:=join(&quot;&quot;;&quot;https://scratch.mit.edu/discuss/topic/&quot;;[.A65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52]; &quot;]&quot;; [.E652]; &quot;[/url][/b] [i]by &quot;; [.D652]; &quot; (&quot;; INDIRECT(join(&quot;&quot;;&quot;H&quot;;(MONTH([.C652])))); &quot; '&quot;; RIGHT(YEAR([.C652]);2);&quot;)&quot;; CHAR(10);&quot;[b]Description: [/b]&quot;; [.I652]; CHAR(10); &quot;[small][b]Keywords: [/b]&quot;;[.J652];CHAR(10);&quot;[color=transparent]Tags: &quot;;[.K65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14499" calcext:value-type="float">
            <text:p>414499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20-06-16T01:07:27" calcext:value-type="date">
            <text:p>6/16/2020 1:07:27</text:p>
          </table:table-cell>
          <table:table-cell table:style-name="ce1" office:value-type="string" calcext:value-type="string">
            <text:p>leogames2016</text:p>
          </table:table-cell>
          <table:table-cell table:style-name="ce1" office:value-type="string" calcext:value-type="string">
            <text:p>Ideas I Want to Change Scratch Cat Design.</text:p>
          </table:table-cell>
          <table:table-cell table:style-name="ce3" table:formula="of:=join(&quot;&quot;;&quot;https://scratch.mit.edu/discuss/topic/&quot;;[.A65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53]; &quot;]&quot;; [.E653]; &quot;[/url][/b] [i]by &quot;; [.D653]; &quot; (&quot;; INDIRECT(join(&quot;&quot;;&quot;H&quot;;(MONTH([.C653])))); &quot; '&quot;; RIGHT(YEAR([.C653]);2);&quot;)&quot;; CHAR(10);&quot;[b]Description: [/b]&quot;; [.I653]; CHAR(10); &quot;[small][b]Keywords: [/b]&quot;;[.J653];CHAR(10);&quot;[color=transparent]Tags: &quot;;[.K65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4485" calcext:value-type="float">
            <text:p>424485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20-07-20T17:06:43" calcext:value-type="date">
            <text:p>7/20/2020 17:06:43</text:p>
          </table:table-cell>
          <table:table-cell table:style-name="ce1" office:value-type="string" calcext:value-type="string">
            <text:p>CANSLP</text:p>
          </table:table-cell>
          <table:table-cell table:style-name="ce1" office:value-type="string" calcext:value-type="string">
            <text:p>security concern???</text:p>
          </table:table-cell>
          <table:table-cell table:style-name="ce3" table:formula="of:=join(&quot;&quot;;&quot;https://scratch.mit.edu/discuss/topic/&quot;;[.A65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54]; &quot;]&quot;; [.E654]; &quot;[/url][/b] [i]by &quot;; [.D654]; &quot; (&quot;; INDIRECT(join(&quot;&quot;;&quot;H&quot;;(MONTH([.C654])))); &quot; '&quot;; RIGHT(YEAR([.C654]);2);&quot;)&quot;; CHAR(10);&quot;[b]Description: [/b]&quot;; [.I654]; CHAR(10); &quot;[small][b]Keywords: [/b]&quot;;[.J654];CHAR(10);&quot;[color=transparent]Tags: &quot;;[.K65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4743" calcext:value-type="float">
            <text:p>424743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20-07-21T16:26:06" calcext:value-type="date">
            <text:p>7/21/2020 16:26:06</text:p>
          </table:table-cell>
          <table:table-cell table:style-name="ce1" office:value-type="string" calcext:value-type="string">
            <text:p>TheColaber</text:p>
          </table:table-cell>
          <table:table-cell table:style-name="ce1" office:value-type="string" calcext:value-type="string">
            <text:p>Comment Blocks</text:p>
          </table:table-cell>
          <table:table-cell table:style-name="ce3" table:formula="of:=join(&quot;&quot;;&quot;https://scratch.mit.edu/discuss/topic/&quot;;[.A65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55]; &quot;]&quot;; [.E655]; &quot;[/url][/b] [i]by &quot;; [.D655]; &quot; (&quot;; INDIRECT(join(&quot;&quot;;&quot;H&quot;;(MONTH([.C655])))); &quot; '&quot;; RIGHT(YEAR([.C655]);2);&quot;)&quot;; CHAR(10);&quot;[b]Description: [/b]&quot;; [.I655]; CHAR(10); &quot;[small][b]Keywords: [/b]&quot;;[.J655];CHAR(10);&quot;[color=transparent]Tags: &quot;;[.K65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6620" calcext:value-type="float">
            <text:p>436620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20-09-03T17:01:31" calcext:value-type="date">
            <text:p>9/3/2020 17:01:31</text:p>
          </table:table-cell>
          <table:table-cell table:style-name="ce1" office:value-type="string" calcext:value-type="string">
            <text:p>ccl12478</text:p>
          </table:table-cell>
          <table:table-cell table:style-name="ce1" office:value-type="string" calcext:value-type="string">
            <text:p>Scratch Team, PLEASE READ</text:p>
          </table:table-cell>
          <table:table-cell table:style-name="ce3" table:formula="of:=join(&quot;&quot;;&quot;https://scratch.mit.edu/discuss/topic/&quot;;[.A65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56]; &quot;]&quot;; [.E656]; &quot;[/url][/b] [i]by &quot;; [.D656]; &quot; (&quot;; INDIRECT(join(&quot;&quot;;&quot;H&quot;;(MONTH([.C656])))); &quot; '&quot;; RIGHT(YEAR([.C656]);2);&quot;)&quot;; CHAR(10);&quot;[b]Description: [/b]&quot;; [.I656]; CHAR(10); &quot;[small][b]Keywords: [/b]&quot;;[.J656];CHAR(10);&quot;[color=transparent]Tags: &quot;;[.K65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40177" calcext:value-type="float">
            <text:p>440177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date" office:date-value="2020-09-17T20:01:06" calcext:value-type="date">
            <text:p>9/17/2020 20:01:06</text:p>
          </table:table-cell>
          <table:table-cell table:style-name="ce1" office:value-type="string" calcext:value-type="string">
            <text:p>X-UltimateGamer-X</text:p>
          </table:table-cell>
          <table:table-cell table:style-name="ce1" office:value-type="string" calcext:value-type="string">
            <text:p>Youtube</text:p>
          </table:table-cell>
          <table:table-cell table:style-name="ce3" table:formula="of:=join(&quot;&quot;;&quot;https://scratch.mit.edu/discuss/topic/&quot;;[.A65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57]; &quot;]&quot;; [.E657]; &quot;[/url][/b] [i]by &quot;; [.D657]; &quot; (&quot;; INDIRECT(join(&quot;&quot;;&quot;H&quot;;(MONTH([.C657])))); &quot; '&quot;; RIGHT(YEAR([.C657]);2);&quot;)&quot;; CHAR(10);&quot;[b]Description: [/b]&quot;; [.I657]; CHAR(10); &quot;[small][b]Keywords: [/b]&quot;;[.J657];CHAR(10);&quot;[color=transparent]Tags: &quot;;[.K65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3-07-01T22:45:05" calcext:value-type="date">
            <text:p>7/1/2013 22:45:05</text:p>
          </table:table-cell>
          <table:table-cell table:style-name="ce1" office:value-type="string" calcext:value-type="string">
            <text:p>MalinC</text:p>
          </table:table-cell>
          <table:table-cell table:style-name="ce1" office:value-type="string" calcext:value-type="string">
            <text:p>Scratch directions not consistent with trigonometry</text:p>
          </table:table-cell>
          <table:table-cell table:style-name="ce3" table:formula="of:=join(&quot;&quot;;&quot;https://scratch.mit.edu/discuss/topic/&quot;;[.A65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58]; &quot;]&quot;; [.E658]; &quot;[/url][/b] [i]by &quot;; [.D658]; &quot; (&quot;; INDIRECT(join(&quot;&quot;;&quot;H&quot;;(MONTH([.C658])))); &quot; '&quot;; RIGHT(YEAR([.C658]);2);&quot;)&quot;; CHAR(10);&quot;[b]Description: [/b]&quot;; [.I658]; CHAR(10); &quot;[small][b]Keywords: [/b]&quot;;[.J658];CHAR(10);&quot;[color=transparent]Tags: &quot;;[.K65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0742" calcext:value-type="float">
            <text:p>10742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3-07-13T18:38:21" calcext:value-type="date">
            <text:p>7/13/2013 18:38:21</text:p>
          </table:table-cell>
          <table:table-cell table:style-name="ce1" office:value-type="string" calcext:value-type="string">
            <text:p>PERCE-NEIGE</text:p>
          </table:table-cell>
          <table:table-cell table:style-name="ce1" office:value-type="string" calcext:value-type="string">
            <text:p>Can we have a rating on Scratch?</text:p>
          </table:table-cell>
          <table:table-cell table:style-name="ce3" table:formula="of:=join(&quot;&quot;;&quot;https://scratch.mit.edu/discuss/topic/&quot;;[.A65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59]; &quot;]&quot;; [.E659]; &quot;[/url][/b] [i]by &quot;; [.D659]; &quot; (&quot;; INDIRECT(join(&quot;&quot;;&quot;H&quot;;(MONTH([.C659])))); &quot; '&quot;; RIGHT(YEAR([.C659]);2);&quot;)&quot;; CHAR(10);&quot;[b]Description: [/b]&quot;; [.I659]; CHAR(10); &quot;[small][b]Keywords: [/b]&quot;;[.J659];CHAR(10);&quot;[color=transparent]Tags: &quot;;[.K65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379" calcext:value-type="float">
            <text:p>21379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3-11-26T22:56:42" calcext:value-type="date">
            <text:p>11/26/2013 22:56:42</text:p>
          </table:table-cell>
          <table:table-cell table:style-name="ce1" office:value-type="string" calcext:value-type="string">
            <text:p>Superdoggy</text:p>
          </table:table-cell>
          <table:table-cell table:style-name="ce1" office:value-type="string" calcext:value-type="string">
            <text:p>Manipulating the Stage</text:p>
          </table:table-cell>
          <table:table-cell table:style-name="ce3" table:formula="of:=join(&quot;&quot;;&quot;https://scratch.mit.edu/discuss/topic/&quot;;[.A66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60]; &quot;]&quot;; [.E660]; &quot;[/url][/b] [i]by &quot;; [.D660]; &quot; (&quot;; INDIRECT(join(&quot;&quot;;&quot;H&quot;;(MONTH([.C660])))); &quot; '&quot;; RIGHT(YEAR([.C660]);2);&quot;)&quot;; CHAR(10);&quot;[b]Description: [/b]&quot;; [.I660]; CHAR(10); &quot;[small][b]Keywords: [/b]&quot;;[.J660];CHAR(10);&quot;[color=transparent]Tags: &quot;;[.K66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4254" calcext:value-type="float">
            <text:p>64254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4-11-11T05:28:04" calcext:value-type="date">
            <text:p>11/11/2014 5:28:04</text:p>
          </table:table-cell>
          <table:table-cell table:style-name="ce1" office:value-type="string" calcext:value-type="string">
            <text:p>Think_Quest</text:p>
          </table:table-cell>
          <table:table-cell table:style-name="ce1" office:value-type="string" calcext:value-type="string">
            <text:p>Powers</text:p>
          </table:table-cell>
          <table:table-cell table:style-name="ce3" table:formula="of:=join(&quot;&quot;;&quot;https://scratch.mit.edu/discuss/topic/&quot;;[.A66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61]; &quot;]&quot;; [.E661]; &quot;[/url][/b] [i]by &quot;; [.D661]; &quot; (&quot;; INDIRECT(join(&quot;&quot;;&quot;H&quot;;(MONTH([.C661])))); &quot; '&quot;; RIGHT(YEAR([.C661]);2);&quot;)&quot;; CHAR(10);&quot;[b]Description: [/b]&quot;; [.I661]; CHAR(10); &quot;[small][b]Keywords: [/b]&quot;;[.J661];CHAR(10);&quot;[color=transparent]Tags: &quot;;[.K66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7646" calcext:value-type="float">
            <text:p>67646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4-11-24T10:20:45" calcext:value-type="date">
            <text:p>11/24/2014 10:20:45</text:p>
          </table:table-cell>
          <table:table-cell table:style-name="ce1" office:value-type="string" calcext:value-type="string">
            <text:p>Detriment</text:p>
          </table:table-cell>
          <table:table-cell table:style-name="ce1" office:value-type="string" calcext:value-type="string">
            <text:p>Make the forums stop using Imageshack for pictures</text:p>
          </table:table-cell>
          <table:table-cell table:style-name="ce3" table:formula="of:=join(&quot;&quot;;&quot;https://scratch.mit.edu/discuss/topic/&quot;;[.A66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62]; &quot;]&quot;; [.E662]; &quot;[/url][/b] [i]by &quot;; [.D662]; &quot; (&quot;; INDIRECT(join(&quot;&quot;;&quot;H&quot;;(MONTH([.C662])))); &quot; '&quot;; RIGHT(YEAR([.C662]);2);&quot;)&quot;; CHAR(10);&quot;[b]Description: [/b]&quot;; [.I662]; CHAR(10); &quot;[small][b]Keywords: [/b]&quot;;[.J662];CHAR(10);&quot;[color=transparent]Tags: &quot;;[.K66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6256" calcext:value-type="float">
            <text:p>76256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4-12-26T01:58:09" calcext:value-type="date">
            <text:p>12/26/2014 1:58:09</text:p>
          </table:table-cell>
          <table:table-cell table:style-name="ce1" office:value-type="string" calcext:value-type="string">
            <text:p>TheHockeyist</text:p>
          </table:table-cell>
          <table:table-cell table:style-name="ce1" office:value-type="string" calcext:value-type="string">
            <text:p>Get rid of the Recently Shared Projects section!!!!</text:p>
          </table:table-cell>
          <table:table-cell table:style-name="ce3" table:formula="of:=join(&quot;&quot;;&quot;https://scratch.mit.edu/discuss/topic/&quot;;[.A66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63]; &quot;]&quot;; [.E663]; &quot;[/url][/b] [i]by &quot;; [.D663]; &quot; (&quot;; INDIRECT(join(&quot;&quot;;&quot;H&quot;;(MONTH([.C663])))); &quot; '&quot;; RIGHT(YEAR([.C663]);2);&quot;)&quot;; CHAR(10);&quot;[b]Description: [/b]&quot;; [.I663]; CHAR(10); &quot;[small][b]Keywords: [/b]&quot;;[.J663];CHAR(10);&quot;[color=transparent]Tags: &quot;;[.K66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2924" calcext:value-type="float">
            <text:p>92924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5-02-23T17:14:00" calcext:value-type="date">
            <text:p>2/23/2015 17:14:00</text:p>
          </table:table-cell>
          <table:table-cell table:style-name="ce1" office:value-type="float" office:value="123789456000" calcext:value-type="float">
            <text:p>123789456000</text:p>
          </table:table-cell>
          <table:table-cell table:style-name="ce1" office:value-type="string" calcext:value-type="string">
            <text:p>New block, about colours!</text:p>
          </table:table-cell>
          <table:table-cell table:style-name="ce3" table:formula="of:=join(&quot;&quot;;&quot;https://scratch.mit.edu/discuss/topic/&quot;;[.A66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64]; &quot;]&quot;; [.E664]; &quot;[/url][/b] [i]by &quot;; [.D664]; &quot; (&quot;; INDIRECT(join(&quot;&quot;;&quot;H&quot;;(MONTH([.C664])))); &quot; '&quot;; RIGHT(YEAR([.C664]);2);&quot;)&quot;; CHAR(10);&quot;[b]Description: [/b]&quot;; [.I664]; CHAR(10); &quot;[small][b]Keywords: [/b]&quot;;[.J664];CHAR(10);&quot;[color=transparent]Tags: &quot;;[.K66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3262" calcext:value-type="float">
            <text:p>93262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5-02-24T21:31:36" calcext:value-type="date">
            <text:p>2/24/2015 21:31:36</text:p>
          </table:table-cell>
          <table:table-cell table:style-name="ce1" office:value-type="string" calcext:value-type="string">
            <text:p>cosmicrush</text:p>
          </table:table-cell>
          <table:table-cell table:style-name="ce1" office:value-type="string" calcext:value-type="string">
            <text:p>How About A Physics Engine Item?</text:p>
          </table:table-cell>
          <table:table-cell table:style-name="ce3" table:formula="of:=join(&quot;&quot;;&quot;https://scratch.mit.edu/discuss/topic/&quot;;[.A66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65]; &quot;]&quot;; [.E665]; &quot;[/url][/b] [i]by &quot;; [.D665]; &quot; (&quot;; INDIRECT(join(&quot;&quot;;&quot;H&quot;;(MONTH([.C665])))); &quot; '&quot;; RIGHT(YEAR([.C665]);2);&quot;)&quot;; CHAR(10);&quot;[b]Description: [/b]&quot;; [.I665]; CHAR(10); &quot;[small][b]Keywords: [/b]&quot;;[.J665];CHAR(10);&quot;[color=transparent]Tags: &quot;;[.K66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6594" calcext:value-type="float">
            <text:p>96594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5-03-08T17:41:28" calcext:value-type="date">
            <text:p>3/8/2015 17:41:28</text:p>
          </table:table-cell>
          <table:table-cell table:style-name="ce1" office:value-type="string" calcext:value-type="string">
            <text:p>Letsgopitt</text:p>
          </table:table-cell>
          <table:table-cell table:style-name="ce1" office:value-type="string" calcext:value-type="string">
            <text:p>Remove "Next Backdrop/Costume" Block and make the "Switch Costume To [ ]" the same as its backdrop counterpart.</text:p>
          </table:table-cell>
          <table:table-cell table:style-name="ce3" table:formula="of:=join(&quot;&quot;;&quot;https://scratch.mit.edu/discuss/topic/&quot;;[.A66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66]; &quot;]&quot;; [.E666]; &quot;[/url][/b] [i]by &quot;; [.D666]; &quot; (&quot;; INDIRECT(join(&quot;&quot;;&quot;H&quot;;(MONTH([.C666])))); &quot; '&quot;; RIGHT(YEAR([.C666]);2);&quot;)&quot;; CHAR(10);&quot;[b]Description: [/b]&quot;; [.I666]; CHAR(10); &quot;[small][b]Keywords: [/b]&quot;;[.J666];CHAR(10);&quot;[color=transparent]Tags: &quot;;[.K66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1130" calcext:value-type="float">
            <text:p>121130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5-06-01T19:11:49" calcext:value-type="date">
            <text:p>6/1/2015 19:11:49</text:p>
          </table:table-cell>
          <table:table-cell table:style-name="ce1" office:value-type="string" calcext:value-type="string">
            <text:p>The_Scratch_Squad</text:p>
          </table:table-cell>
          <table:table-cell table:style-name="ce1" office:value-type="string" calcext:value-type="string">
            <text:p>A Place to put regulations on Forums</text:p>
          </table:table-cell>
          <table:table-cell table:style-name="ce3" table:formula="of:=join(&quot;&quot;;&quot;https://scratch.mit.edu/discuss/topic/&quot;;[.A66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67]; &quot;]&quot;; [.E667]; &quot;[/url][/b] [i]by &quot;; [.D667]; &quot; (&quot;; INDIRECT(join(&quot;&quot;;&quot;H&quot;;(MONTH([.C667])))); &quot; '&quot;; RIGHT(YEAR([.C667]);2);&quot;)&quot;; CHAR(10);&quot;[b]Description: [/b]&quot;; [.I667]; CHAR(10); &quot;[small][b]Keywords: [/b]&quot;;[.J667];CHAR(10);&quot;[color=transparent]Tags: &quot;;[.K66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2404" calcext:value-type="float">
            <text:p>122404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5-06-06T10:39:45" calcext:value-type="date">
            <text:p>6/6/2015 10:39:45</text:p>
          </table:table-cell>
          <table:table-cell table:style-name="ce1" office:value-type="string" calcext:value-type="string">
            <text:p>b1456</text:p>
          </table:table-cell>
          <table:table-cell table:style-name="ce1" office:value-type="string" calcext:value-type="string">
            <text:p>Siri Like Voice Block</text:p>
          </table:table-cell>
          <table:table-cell table:style-name="ce3" table:formula="of:=join(&quot;&quot;;&quot;https://scratch.mit.edu/discuss/topic/&quot;;[.A66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68]; &quot;]&quot;; [.E668]; &quot;[/url][/b] [i]by &quot;; [.D668]; &quot; (&quot;; INDIRECT(join(&quot;&quot;;&quot;H&quot;;(MONTH([.C668])))); &quot; '&quot;; RIGHT(YEAR([.C668]);2);&quot;)&quot;; CHAR(10);&quot;[b]Description: [/b]&quot;; [.I668]; CHAR(10); &quot;[small][b]Keywords: [/b]&quot;;[.J668];CHAR(10);&quot;[color=transparent]Tags: &quot;;[.K66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35790" calcext:value-type="float">
            <text:p>135790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5-07-21T21:30:56" calcext:value-type="date">
            <text:p>7/21/2015 21:30:56</text:p>
          </table:table-cell>
          <table:table-cell table:style-name="ce1" office:value-type="string" calcext:value-type="string">
            <text:p>Pure_Angel</text:p>
          </table:table-cell>
          <table:table-cell table:style-name="ce1" office:value-type="string" calcext:value-type="string">
            <text:p>Being Able To Choose Which Studios You Get Activities From? 10+ supports! 2 semi supports!</text:p>
          </table:table-cell>
          <table:table-cell table:style-name="ce3" table:formula="of:=join(&quot;&quot;;&quot;https://scratch.mit.edu/discuss/topic/&quot;;[.A66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69]; &quot;]&quot;; [.E669]; &quot;[/url][/b] [i]by &quot;; [.D669]; &quot; (&quot;; INDIRECT(join(&quot;&quot;;&quot;H&quot;;(MONTH([.C669])))); &quot; '&quot;; RIGHT(YEAR([.C669]);2);&quot;)&quot;; CHAR(10);&quot;[b]Description: [/b]&quot;; [.I669]; CHAR(10); &quot;[small][b]Keywords: [/b]&quot;;[.J669];CHAR(10);&quot;[color=transparent]Tags: &quot;;[.K66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1044" calcext:value-type="float">
            <text:p>181044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6-01-31T02:49:15" calcext:value-type="date">
            <text:p>1/31/2016 2:49:15</text:p>
          </table:table-cell>
          <table:table-cell table:style-name="ce1" office:value-type="string" calcext:value-type="string">
            <text:p>jerry1000</text:p>
          </table:table-cell>
          <table:table-cell table:style-name="ce1" office:value-type="string" calcext:value-type="string">
            <text:p>Easier Way to Remove Favourites</text:p>
          </table:table-cell>
          <table:table-cell table:style-name="ce3" table:formula="of:=join(&quot;&quot;;&quot;https://scratch.mit.edu/discuss/topic/&quot;;[.A67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70]; &quot;]&quot;; [.E670]; &quot;[/url][/b] [i]by &quot;; [.D670]; &quot; (&quot;; INDIRECT(join(&quot;&quot;;&quot;H&quot;;(MONTH([.C670])))); &quot; '&quot;; RIGHT(YEAR([.C670]);2);&quot;)&quot;; CHAR(10);&quot;[b]Description: [/b]&quot;; [.I670]; CHAR(10); &quot;[small][b]Keywords: [/b]&quot;;[.J670];CHAR(10);&quot;[color=transparent]Tags: &quot;;[.K67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0471" calcext:value-type="float">
            <text:p>200471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6-05-22T18:15:10" calcext:value-type="date">
            <text:p>5/22/2016 18:15:10</text:p>
          </table:table-cell>
          <table:table-cell table:style-name="ce1" office:value-type="string" calcext:value-type="string">
            <text:p>Abstract-</text:p>
          </table:table-cell>
          <table:table-cell table:style-name="ce1" office:value-type="string" calcext:value-type="string">
            <text:p>A Small Edit To The Community Guidelines</text:p>
          </table:table-cell>
          <table:table-cell table:style-name="ce3" table:formula="of:=join(&quot;&quot;;&quot;https://scratch.mit.edu/discuss/topic/&quot;;[.A67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71]; &quot;]&quot;; [.E671]; &quot;[/url][/b] [i]by &quot;; [.D671]; &quot; (&quot;; INDIRECT(join(&quot;&quot;;&quot;H&quot;;(MONTH([.C671])))); &quot; '&quot;; RIGHT(YEAR([.C671]);2);&quot;)&quot;; CHAR(10);&quot;[b]Description: [/b]&quot;; [.I671]; CHAR(10); &quot;[small][b]Keywords: [/b]&quot;;[.J671];CHAR(10);&quot;[color=transparent]Tags: &quot;;[.K67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4196" calcext:value-type="float">
            <text:p>214196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6-08-19T19:17:17" calcext:value-type="date">
            <text:p>8/19/2016 19:17:17</text:p>
          </table:table-cell>
          <table:table-cell table:style-name="ce1" office:value-type="string" calcext:value-type="string">
            <text:p>Yanderan</text:p>
          </table:table-cell>
          <table:table-cell table:style-name="ce1" office:value-type="string" calcext:value-type="string">
            <text:p>Almost</text:p>
          </table:table-cell>
          <table:table-cell table:style-name="ce3" table:formula="of:=join(&quot;&quot;;&quot;https://scratch.mit.edu/discuss/topic/&quot;;[.A67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72]; &quot;]&quot;; [.E672]; &quot;[/url][/b] [i]by &quot;; [.D672]; &quot; (&quot;; INDIRECT(join(&quot;&quot;;&quot;H&quot;;(MONTH([.C672])))); &quot; '&quot;; RIGHT(YEAR([.C672]);2);&quot;)&quot;; CHAR(10);&quot;[b]Description: [/b]&quot;; [.I672]; CHAR(10); &quot;[small][b]Keywords: [/b]&quot;;[.J672];CHAR(10);&quot;[color=transparent]Tags: &quot;;[.K67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5862" calcext:value-type="float">
            <text:p>215862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6-08-30T21:41:28" calcext:value-type="date">
            <text:p>8/30/2016 21:41:28</text:p>
          </table:table-cell>
          <table:table-cell table:style-name="ce1" office:value-type="string" calcext:value-type="string">
            <text:p>Catzila25</text:p>
          </table:table-cell>
          <table:table-cell table:style-name="ce1" office:value-type="string" calcext:value-type="string">
            <text:p>..::Artist Suggestions::..</text:p>
          </table:table-cell>
          <table:table-cell table:style-name="ce3" table:formula="of:=join(&quot;&quot;;&quot;https://scratch.mit.edu/discuss/topic/&quot;;[.A67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73]; &quot;]&quot;; [.E673]; &quot;[/url][/b] [i]by &quot;; [.D673]; &quot; (&quot;; INDIRECT(join(&quot;&quot;;&quot;H&quot;;(MONTH([.C673])))); &quot; '&quot;; RIGHT(YEAR([.C673]);2);&quot;)&quot;; CHAR(10);&quot;[b]Description: [/b]&quot;; [.I673]; CHAR(10); &quot;[small][b]Keywords: [/b]&quot;;[.J673];CHAR(10);&quot;[color=transparent]Tags: &quot;;[.K67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1298" calcext:value-type="float">
            <text:p>231298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6-12-19T03:40:54" calcext:value-type="date">
            <text:p>12/19/2016 3:40:54</text:p>
          </table:table-cell>
          <table:table-cell table:style-name="ce1" office:value-type="string" calcext:value-type="string">
            <text:p>dvargasews</text:p>
          </table:table-cell>
          <table:table-cell table:style-name="ce1" office:value-type="string" calcext:value-type="string">
            <text:p>More username blocks</text:p>
          </table:table-cell>
          <table:table-cell table:style-name="ce3" table:formula="of:=join(&quot;&quot;;&quot;https://scratch.mit.edu/discuss/topic/&quot;;[.A67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74]; &quot;]&quot;; [.E674]; &quot;[/url][/b] [i]by &quot;; [.D674]; &quot; (&quot;; INDIRECT(join(&quot;&quot;;&quot;H&quot;;(MONTH([.C674])))); &quot; '&quot;; RIGHT(YEAR([.C674]);2);&quot;)&quot;; CHAR(10);&quot;[b]Description: [/b]&quot;; [.I674]; CHAR(10); &quot;[small][b]Keywords: [/b]&quot;;[.J674];CHAR(10);&quot;[color=transparent]Tags: &quot;;[.K67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8191" calcext:value-type="float">
            <text:p>268191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7-06-27T21:36:29" calcext:value-type="date">
            <text:p>6/27/2017 21:36:29</text:p>
          </table:table-cell>
          <table:table-cell table:style-name="ce1" office:value-type="string" calcext:value-type="string">
            <text:p>Programaster20</text:p>
          </table:table-cell>
          <table:table-cell table:style-name="ce1" office:value-type="string" calcext:value-type="string">
            <text:p>Coding</text:p>
          </table:table-cell>
          <table:table-cell table:style-name="ce3" table:formula="of:=join(&quot;&quot;;&quot;https://scratch.mit.edu/discuss/topic/&quot;;[.A67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75]; &quot;]&quot;; [.E675]; &quot;[/url][/b] [i]by &quot;; [.D675]; &quot; (&quot;; INDIRECT(join(&quot;&quot;;&quot;H&quot;;(MONTH([.C675])))); &quot; '&quot;; RIGHT(YEAR([.C675]);2);&quot;)&quot;; CHAR(10);&quot;[b]Description: [/b]&quot;; [.I675]; CHAR(10); &quot;[small][b]Keywords: [/b]&quot;;[.J675];CHAR(10);&quot;[color=transparent]Tags: &quot;;[.K67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2960" calcext:value-type="float">
            <text:p>272960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7-08-08T18:46:55" calcext:value-type="date">
            <text:p>8/8/2017 18:46:55</text:p>
          </table:table-cell>
          <table:table-cell table:style-name="ce1" office:value-type="string" calcext:value-type="string">
            <text:p>WatermelonHeadache</text:p>
          </table:table-cell>
          <table:table-cell table:style-name="ce1" office:value-type="string" calcext:value-type="string">
            <text:p>Different Tiered Forum Reports</text:p>
          </table:table-cell>
          <table:table-cell table:style-name="ce3" table:formula="of:=join(&quot;&quot;;&quot;https://scratch.mit.edu/discuss/topic/&quot;;[.A67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76]; &quot;]&quot;; [.E676]; &quot;[/url][/b] [i]by &quot;; [.D676]; &quot; (&quot;; INDIRECT(join(&quot;&quot;;&quot;H&quot;;(MONTH([.C676])))); &quot; '&quot;; RIGHT(YEAR([.C676]);2);&quot;)&quot;; CHAR(10);&quot;[b]Description: [/b]&quot;; [.I676]; CHAR(10); &quot;[small][b]Keywords: [/b]&quot;;[.J676];CHAR(10);&quot;[color=transparent]Tags: &quot;;[.K67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96904" calcext:value-type="float">
            <text:p>296904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8-04-02T01:18:31" calcext:value-type="date">
            <text:p>4/2/2018 1:18:31</text:p>
          </table:table-cell>
          <table:table-cell table:style-name="ce1" office:value-type="string" calcext:value-type="string">
            <text:p>GamesGuyTV</text:p>
          </table:table-cell>
          <table:table-cell table:style-name="ce1" office:value-type="string" calcext:value-type="string">
            <text:p>Ban Pages for 3.0</text:p>
          </table:table-cell>
          <table:table-cell table:style-name="ce3" table:formula="of:=join(&quot;&quot;;&quot;https://scratch.mit.edu/discuss/topic/&quot;;[.A67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77]; &quot;]&quot;; [.E677]; &quot;[/url][/b] [i]by &quot;; [.D677]; &quot; (&quot;; INDIRECT(join(&quot;&quot;;&quot;H&quot;;(MONTH([.C677])))); &quot; '&quot;; RIGHT(YEAR([.C677]);2);&quot;)&quot;; CHAR(10);&quot;[b]Description: [/b]&quot;; [.I677]; CHAR(10); &quot;[small][b]Keywords: [/b]&quot;;[.J677];CHAR(10);&quot;[color=transparent]Tags: &quot;;[.K67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44259" calcext:value-type="float">
            <text:p>344259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9-03-16T13:09:05" calcext:value-type="date">
            <text:p>3/16/2019 13:09:05</text:p>
          </table:table-cell>
          <table:table-cell table:style-name="ce1" office:value-type="string" calcext:value-type="string">
            <text:p>GoldenretriverLP</text:p>
          </table:table-cell>
          <table:table-cell table:style-name="ce1" office:value-type="string" calcext:value-type="string">
            <text:p>Local Storage function</text:p>
          </table:table-cell>
          <table:table-cell table:style-name="ce3" table:formula="of:=join(&quot;&quot;;&quot;https://scratch.mit.edu/discuss/topic/&quot;;[.A67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78]; &quot;]&quot;; [.E678]; &quot;[/url][/b] [i]by &quot;; [.D678]; &quot; (&quot;; INDIRECT(join(&quot;&quot;;&quot;H&quot;;(MONTH([.C678])))); &quot; '&quot;; RIGHT(YEAR([.C678]);2);&quot;)&quot;; CHAR(10);&quot;[b]Description: [/b]&quot;; [.I678]; CHAR(10); &quot;[small][b]Keywords: [/b]&quot;;[.J678];CHAR(10);&quot;[color=transparent]Tags: &quot;;[.K67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55446" calcext:value-type="float">
            <text:p>355446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9-06-19T22:31:43" calcext:value-type="date">
            <text:p>6/19/2019 22:31:43</text:p>
          </table:table-cell>
          <table:table-cell table:style-name="ce1" office:value-type="string" calcext:value-type="string">
            <text:p>Pikachu442</text:p>
          </table:table-cell>
          <table:table-cell table:style-name="ce1" office:value-type="string" calcext:value-type="string">
            <text:p>Unpopular Scratchers</text:p>
          </table:table-cell>
          <table:table-cell table:style-name="ce3" table:formula="of:=join(&quot;&quot;;&quot;https://scratch.mit.edu/discuss/topic/&quot;;[.A67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79]; &quot;]&quot;; [.E679]; &quot;[/url][/b] [i]by &quot;; [.D679]; &quot; (&quot;; INDIRECT(join(&quot;&quot;;&quot;H&quot;;(MONTH([.C679])))); &quot; '&quot;; RIGHT(YEAR([.C679]);2);&quot;)&quot;; CHAR(10);&quot;[b]Description: [/b]&quot;; [.I679]; CHAR(10); &quot;[small][b]Keywords: [/b]&quot;;[.J679];CHAR(10);&quot;[color=transparent]Tags: &quot;;[.K67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72565" calcext:value-type="float">
            <text:p>372565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19-10-12T23:51:47" calcext:value-type="date">
            <text:p>10/12/2019 23:51:47</text:p>
          </table:table-cell>
          <table:table-cell table:style-name="ce1" office:value-type="string" calcext:value-type="string">
            <text:p>EIephant_Lover</text:p>
          </table:table-cell>
          <table:table-cell table:style-name="ce1" office:value-type="string" calcext:value-type="string">
            <text:p>Other [Things on Scratch]/General/More [Topics] Forum but still ABOUT SCRATCH</text:p>
          </table:table-cell>
          <table:table-cell table:style-name="ce3" table:formula="of:=join(&quot;&quot;;&quot;https://scratch.mit.edu/discuss/topic/&quot;;[.A68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80]; &quot;]&quot;; [.E680]; &quot;[/url][/b] [i]by &quot;; [.D680]; &quot; (&quot;; INDIRECT(join(&quot;&quot;;&quot;H&quot;;(MONTH([.C680])))); &quot; '&quot;; RIGHT(YEAR([.C680]);2);&quot;)&quot;; CHAR(10);&quot;[b]Description: [/b]&quot;; [.I680]; CHAR(10); &quot;[small][b]Keywords: [/b]&quot;;[.J680];CHAR(10);&quot;[color=transparent]Tags: &quot;;[.K68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16390" calcext:value-type="float">
            <text:p>416390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20-06-22T15:03:39" calcext:value-type="date">
            <text:p>6/22/2020 15:03:39</text:p>
          </table:table-cell>
          <table:table-cell table:style-name="ce1" office:value-type="string" calcext:value-type="string">
            <text:p>-Exphire-</text:p>
          </table:table-cell>
          <table:table-cell table:style-name="ce1" office:value-type="string" calcext:value-type="string">
            <text:p>Flag as "don't front page"</text:p>
          </table:table-cell>
          <table:table-cell table:style-name="ce3" table:formula="of:=join(&quot;&quot;;&quot;https://scratch.mit.edu/discuss/topic/&quot;;[.A68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81]; &quot;]&quot;; [.E681]; &quot;[/url][/b] [i]by &quot;; [.D681]; &quot; (&quot;; INDIRECT(join(&quot;&quot;;&quot;H&quot;;(MONTH([.C681])))); &quot; '&quot;; RIGHT(YEAR([.C681]);2);&quot;)&quot;; CHAR(10);&quot;[b]Description: [/b]&quot;; [.I681]; CHAR(10); &quot;[small][b]Keywords: [/b]&quot;;[.J681];CHAR(10);&quot;[color=transparent]Tags: &quot;;[.K68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7452" calcext:value-type="float">
            <text:p>427452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20-07-30T23:51:20" calcext:value-type="date">
            <text:p>7/30/2020 23:51:20</text:p>
          </table:table-cell>
          <table:table-cell table:style-name="ce1" office:value-type="string" calcext:value-type="string">
            <text:p>KittyFireSt0rm</text:p>
          </table:table-cell>
          <table:table-cell table:style-name="ce1" office:value-type="string" calcext:value-type="string">
            <text:p>Delete all occurrences of block</text:p>
          </table:table-cell>
          <table:table-cell table:style-name="ce3" table:formula="of:=join(&quot;&quot;;&quot;https://scratch.mit.edu/discuss/topic/&quot;;[.A68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82]; &quot;]&quot;; [.E682]; &quot;[/url][/b] [i]by &quot;; [.D682]; &quot; (&quot;; INDIRECT(join(&quot;&quot;;&quot;H&quot;;(MONTH([.C682])))); &quot; '&quot;; RIGHT(YEAR([.C682]);2);&quot;)&quot;; CHAR(10);&quot;[b]Description: [/b]&quot;; [.I682]; CHAR(10); &quot;[small][b]Keywords: [/b]&quot;;[.J682];CHAR(10);&quot;[color=transparent]Tags: &quot;;[.K68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3232" calcext:value-type="float">
            <text:p>433232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20-08-21T15:57:49" calcext:value-type="date">
            <text:p>8/21/2020 15:57:49</text:p>
          </table:table-cell>
          <table:table-cell table:style-name="ce1" office:value-type="string" calcext:value-type="string">
            <text:p>dogeiscut</text:p>
          </table:table-cell>
          <table:table-cell table:style-name="ce1" office:value-type="string" calcext:value-type="string">
            <text:p>Vector Operator Controls</text:p>
          </table:table-cell>
          <table:table-cell table:style-name="ce3" table:formula="of:=join(&quot;&quot;;&quot;https://scratch.mit.edu/discuss/topic/&quot;;[.A68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83]; &quot;]&quot;; [.E683]; &quot;[/url][/b] [i]by &quot;; [.D683]; &quot; (&quot;; INDIRECT(join(&quot;&quot;;&quot;H&quot;;(MONTH([.C683])))); &quot; '&quot;; RIGHT(YEAR([.C683]);2);&quot;)&quot;; CHAR(10);&quot;[b]Description: [/b]&quot;; [.I683]; CHAR(10); &quot;[small][b]Keywords: [/b]&quot;;[.J683];CHAR(10);&quot;[color=transparent]Tags: &quot;;[.K68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45843" calcext:value-type="float">
            <text:p>445843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date" office:date-value="2020-10-08T13:21:01" calcext:value-type="date">
            <text:p>10/8/2020 13:21:01</text:p>
          </table:table-cell>
          <table:table-cell table:style-name="ce1" office:value-type="string" calcext:value-type="string">
            <text:p>garnetluvcookie</text:p>
          </table:table-cell>
          <table:table-cell table:style-name="ce1" office:value-type="string" calcext:value-type="string">
            <text:p>Private mode</text:p>
          </table:table-cell>
          <table:table-cell table:style-name="ce3" table:formula="of:=join(&quot;&quot;;&quot;https://scratch.mit.edu/discuss/topic/&quot;;[.A68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84]; &quot;]&quot;; [.E684]; &quot;[/url][/b] [i]by &quot;; [.D684]; &quot; (&quot;; INDIRECT(join(&quot;&quot;;&quot;H&quot;;(MONTH([.C684])))); &quot; '&quot;; RIGHT(YEAR([.C684]);2);&quot;)&quot;; CHAR(10);&quot;[b]Description: [/b]&quot;; [.I684]; CHAR(10); &quot;[small][b]Keywords: [/b]&quot;;[.J684];CHAR(10);&quot;[color=transparent]Tags: &quot;;[.K68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695" calcext:value-type="float">
            <text:p>3695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13-04-04T00:08:03" calcext:value-type="date">
            <text:p>4/4/2013 0:08:03</text:p>
          </table:table-cell>
          <table:table-cell table:style-name="ce1" office:value-type="string" calcext:value-type="string">
            <text:p>Lucario621</text:p>
          </table:table-cell>
          <table:table-cell table:style-name="ce1" office:value-type="string" calcext:value-type="string">
            <text:p>Naming Scripts in the Backpack</text:p>
          </table:table-cell>
          <table:table-cell table:style-name="ce3" table:formula="of:=join(&quot;&quot;;&quot;https://scratch.mit.edu/discuss/topic/&quot;;[.A68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85]; &quot;]&quot;; [.E685]; &quot;[/url][/b] [i]by &quot;; [.D685]; &quot; (&quot;; INDIRECT(join(&quot;&quot;;&quot;H&quot;;(MONTH([.C685])))); &quot; '&quot;; RIGHT(YEAR([.C685]);2);&quot;)&quot;; CHAR(10);&quot;[b]Description: [/b]&quot;; [.I685]; CHAR(10); &quot;[small][b]Keywords: [/b]&quot;;[.J685];CHAR(10);&quot;[color=transparent]Tags: &quot;;[.K68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5746" calcext:value-type="float">
            <text:p>75746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14-12-23T21:01:17" calcext:value-type="date">
            <text:p>12/23/2014 21:01:17</text:p>
          </table:table-cell>
          <table:table-cell table:style-name="ce1" office:value-type="string" calcext:value-type="string">
            <text:p>Chibi-Matoran</text:p>
          </table:table-cell>
          <table:table-cell table:style-name="ce1" office:value-type="string" calcext:value-type="string">
            <text:p>Help Bring the Community Together, Not Apart</text:p>
          </table:table-cell>
          <table:table-cell table:style-name="ce3" table:formula="of:=join(&quot;&quot;;&quot;https://scratch.mit.edu/discuss/topic/&quot;;[.A68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86]; &quot;]&quot;; [.E686]; &quot;[/url][/b] [i]by &quot;; [.D686]; &quot; (&quot;; INDIRECT(join(&quot;&quot;;&quot;H&quot;;(MONTH([.C686])))); &quot; '&quot;; RIGHT(YEAR([.C686]);2);&quot;)&quot;; CHAR(10);&quot;[b]Description: [/b]&quot;; [.I686]; CHAR(10); &quot;[small][b]Keywords: [/b]&quot;;[.J686];CHAR(10);&quot;[color=transparent]Tags: &quot;;[.K68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1228" calcext:value-type="float">
            <text:p>91228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15-02-17T19:51:59" calcext:value-type="date">
            <text:p>2/17/2015 19:51:59</text:p>
          </table:table-cell>
          <table:table-cell table:style-name="ce1" office:value-type="string" calcext:value-type="string">
            <text:p>BGMead</text:p>
          </table:table-cell>
          <table:table-cell table:style-name="ce1" office:value-type="string" calcext:value-type="string">
            <text:p>New Scripts For The 'Sounds' Bar</text:p>
          </table:table-cell>
          <table:table-cell table:style-name="ce3" table:formula="of:=join(&quot;&quot;;&quot;https://scratch.mit.edu/discuss/topic/&quot;;[.A68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87]; &quot;]&quot;; [.E687]; &quot;[/url][/b] [i]by &quot;; [.D687]; &quot; (&quot;; INDIRECT(join(&quot;&quot;;&quot;H&quot;;(MONTH([.C687])))); &quot; '&quot;; RIGHT(YEAR([.C687]);2);&quot;)&quot;; CHAR(10);&quot;[b]Description: [/b]&quot;; [.I687]; CHAR(10); &quot;[small][b]Keywords: [/b]&quot;;[.J687];CHAR(10);&quot;[color=transparent]Tags: &quot;;[.K68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08084" calcext:value-type="float">
            <text:p>108084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15-04-17T04:13:53" calcext:value-type="date">
            <text:p>4/17/2015 4:13:53</text:p>
          </table:table-cell>
          <table:table-cell table:style-name="ce1" office:value-type="string" calcext:value-type="string">
            <text:p>Really_A</text:p>
          </table:table-cell>
          <table:table-cell table:style-name="ce1" office:value-type="string" calcext:value-type="string">
            <text:p>A Quick Option To Report A Post (15+ Supporters)</text:p>
          </table:table-cell>
          <table:table-cell table:style-name="ce3" table:formula="of:=join(&quot;&quot;;&quot;https://scratch.mit.edu/discuss/topic/&quot;;[.A68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88]; &quot;]&quot;; [.E688]; &quot;[/url][/b] [i]by &quot;; [.D688]; &quot; (&quot;; INDIRECT(join(&quot;&quot;;&quot;H&quot;;(MONTH([.C688])))); &quot; '&quot;; RIGHT(YEAR([.C688]);2);&quot;)&quot;; CHAR(10);&quot;[b]Description: [/b]&quot;; [.I688]; CHAR(10); &quot;[small][b]Keywords: [/b]&quot;;[.J688];CHAR(10);&quot;[color=transparent]Tags: &quot;;[.K68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37470" calcext:value-type="float">
            <text:p>137470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15-07-27T18:10:28" calcext:value-type="date">
            <text:p>7/27/2015 18:10:28</text:p>
          </table:table-cell>
          <table:table-cell table:style-name="ce1" office:value-type="string" calcext:value-type="string">
            <text:p>briancolder</text:p>
          </table:table-cell>
          <table:table-cell table:style-name="ce1" office:value-type="string" calcext:value-type="string">
            <text:p>Can Scratch be made into an XBox/Wii/Playstation game?</text:p>
          </table:table-cell>
          <table:table-cell table:style-name="ce3" table:formula="of:=join(&quot;&quot;;&quot;https://scratch.mit.edu/discuss/topic/&quot;;[.A68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89]; &quot;]&quot;; [.E689]; &quot;[/url][/b] [i]by &quot;; [.D689]; &quot; (&quot;; INDIRECT(join(&quot;&quot;;&quot;H&quot;;(MONTH([.C689])))); &quot; '&quot;; RIGHT(YEAR([.C689]);2);&quot;)&quot;; CHAR(10);&quot;[b]Description: [/b]&quot;; [.I689]; CHAR(10); &quot;[small][b]Keywords: [/b]&quot;;[.J689];CHAR(10);&quot;[color=transparent]Tags: &quot;;[.K68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2354" calcext:value-type="float">
            <text:p>162354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15-10-22T02:52:00" calcext:value-type="date">
            <text:p>10/22/2015 2:52:00</text:p>
          </table:table-cell>
          <table:table-cell table:style-name="ce1" office:value-type="string" calcext:value-type="string">
            <text:p>for539</text:p>
          </table:table-cell>
          <table:table-cell table:style-name="ce1" office:value-type="string" calcext:value-type="string">
            <text:p>Making Scratch More Interactive</text:p>
          </table:table-cell>
          <table:table-cell table:style-name="ce3" table:formula="of:=join(&quot;&quot;;&quot;https://scratch.mit.edu/discuss/topic/&quot;;[.A69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90]; &quot;]&quot;; [.E690]; &quot;[/url][/b] [i]by &quot;; [.D690]; &quot; (&quot;; INDIRECT(join(&quot;&quot;;&quot;H&quot;;(MONTH([.C690])))); &quot; '&quot;; RIGHT(YEAR([.C690]);2);&quot;)&quot;; CHAR(10);&quot;[b]Description: [/b]&quot;; [.I690]; CHAR(10); &quot;[small][b]Keywords: [/b]&quot;;[.J690];CHAR(10);&quot;[color=transparent]Tags: &quot;;[.K69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7844" calcext:value-type="float">
            <text:p>167844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15-11-12T15:14:49" calcext:value-type="date">
            <text:p>11/12/2015 15:14:49</text:p>
          </table:table-cell>
          <table:table-cell table:style-name="ce1" office:value-type="string" calcext:value-type="string">
            <text:p>King_Nether</text:p>
          </table:table-cell>
          <table:table-cell table:style-name="ce1" office:value-type="string" calcext:value-type="string">
            <text:p>CPU block</text:p>
          </table:table-cell>
          <table:table-cell table:style-name="ce3" table:formula="of:=join(&quot;&quot;;&quot;https://scratch.mit.edu/discuss/topic/&quot;;[.A69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91]; &quot;]&quot;; [.E691]; &quot;[/url][/b] [i]by &quot;; [.D691]; &quot; (&quot;; INDIRECT(join(&quot;&quot;;&quot;H&quot;;(MONTH([.C691])))); &quot; '&quot;; RIGHT(YEAR([.C691]);2);&quot;)&quot;; CHAR(10);&quot;[b]Description: [/b]&quot;; [.I691]; CHAR(10); &quot;[small][b]Keywords: [/b]&quot;;[.J691];CHAR(10);&quot;[color=transparent]Tags: &quot;;[.K69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21279" calcext:value-type="float">
            <text:p>221279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16-10-11T22:43:32" calcext:value-type="date">
            <text:p>10/11/2016 22:43:32</text:p>
          </table:table-cell>
          <table:table-cell table:style-name="ce1" office:value-type="string" calcext:value-type="string">
            <text:p>monstermash3</text:p>
          </table:table-cell>
          <table:table-cell table:style-name="ce1" office:value-type="string" calcext:value-type="string">
            <text:p>The new remix system</text:p>
          </table:table-cell>
          <table:table-cell table:style-name="ce3" table:formula="of:=join(&quot;&quot;;&quot;https://scratch.mit.edu/discuss/topic/&quot;;[.A69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92]; &quot;]&quot;; [.E692]; &quot;[/url][/b] [i]by &quot;; [.D692]; &quot; (&quot;; INDIRECT(join(&quot;&quot;;&quot;H&quot;;(MONTH([.C692])))); &quot; '&quot;; RIGHT(YEAR([.C692]);2);&quot;)&quot;; CHAR(10);&quot;[b]Description: [/b]&quot;; [.I692]; CHAR(10); &quot;[small][b]Keywords: [/b]&quot;;[.J692];CHAR(10);&quot;[color=transparent]Tags: &quot;;[.K69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28690" calcext:value-type="float">
            <text:p>228690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16-12-03T02:43:28" calcext:value-type="date">
            <text:p>12/3/2016 2:43:28</text:p>
          </table:table-cell>
          <table:table-cell table:style-name="ce1" office:value-type="string" calcext:value-type="string">
            <text:p>bigpuppy</text:p>
          </table:table-cell>
          <table:table-cell table:style-name="ce1" office:value-type="string" calcext:value-type="string">
            <text:p>Featured Studios and the ST/Cartoon Network</text:p>
          </table:table-cell>
          <table:table-cell table:style-name="ce3" table:formula="of:=join(&quot;&quot;;&quot;https://scratch.mit.edu/discuss/topic/&quot;;[.A69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93]; &quot;]&quot;; [.E693]; &quot;[/url][/b] [i]by &quot;; [.D693]; &quot; (&quot;; INDIRECT(join(&quot;&quot;;&quot;H&quot;;(MONTH([.C693])))); &quot; '&quot;; RIGHT(YEAR([.C693]);2);&quot;)&quot;; CHAR(10);&quot;[b]Description: [/b]&quot;; [.I693]; CHAR(10); &quot;[small][b]Keywords: [/b]&quot;;[.J693];CHAR(10);&quot;[color=transparent]Tags: &quot;;[.K69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48005" calcext:value-type="float">
            <text:p>248005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17-04-03T14:00:10" calcext:value-type="date">
            <text:p>4/3/2017 14:00:10</text:p>
          </table:table-cell>
          <table:table-cell table:style-name="ce1" office:value-type="string" calcext:value-type="string">
            <text:p>Cub56</text:p>
          </table:table-cell>
          <table:table-cell table:style-name="ce1" office:value-type="string" calcext:value-type="string">
            <text:p>Scratch should have an sb2 to EXE converter!</text:p>
          </table:table-cell>
          <table:table-cell table:style-name="ce3" table:formula="of:=join(&quot;&quot;;&quot;https://scratch.mit.edu/discuss/topic/&quot;;[.A69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94]; &quot;]&quot;; [.E694]; &quot;[/url][/b] [i]by &quot;; [.D694]; &quot; (&quot;; INDIRECT(join(&quot;&quot;;&quot;H&quot;;(MONTH([.C694])))); &quot; '&quot;; RIGHT(YEAR([.C694]);2);&quot;)&quot;; CHAR(10);&quot;[b]Description: [/b]&quot;; [.I694]; CHAR(10); &quot;[small][b]Keywords: [/b]&quot;;[.J694];CHAR(10);&quot;[color=transparent]Tags: &quot;;[.K69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3438" calcext:value-type="float">
            <text:p>263438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17-06-01T16:50:19" calcext:value-type="date">
            <text:p>6/1/2017 16:50:19</text:p>
          </table:table-cell>
          <table:table-cell table:style-name="ce1" office:value-type="string" calcext:value-type="string">
            <text:p>jammum</text:p>
          </table:table-cell>
          <table:table-cell table:style-name="ce4" office:value-type="string" calcext:value-type="string">
            <text:p>Add a block that plays sounds backwards</text:p>
          </table:table-cell>
          <table:table-cell table:style-name="ce3" table:formula="of:=join(&quot;&quot;;&quot;https://scratch.mit.edu/discuss/topic/&quot;;[.A69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95]; &quot;]&quot;; [.E695]; &quot;[/url][/b] [i]by &quot;; [.D695]; &quot; (&quot;; INDIRECT(join(&quot;&quot;;&quot;H&quot;;(MONTH([.C695])))); &quot; '&quot;; RIGHT(YEAR([.C695]);2);&quot;)&quot;; CHAR(10);&quot;[b]Description: [/b]&quot;; [.I695]; CHAR(10); &quot;[small][b]Keywords: [/b]&quot;;[.J695];CHAR(10);&quot;[color=transparent]Tags: &quot;;[.K69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71953" calcext:value-type="float">
            <text:p>271953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17-07-30T14:47:12" calcext:value-type="date">
            <text:p>7/30/2017 14:47:12</text:p>
          </table:table-cell>
          <table:table-cell table:style-name="ce1" office:value-type="string" calcext:value-type="string">
            <text:p>yzyzyz</text:p>
          </table:table-cell>
          <table:table-cell table:style-name="ce1" office:value-type="string" calcext:value-type="string">
            <text:p>science and math (STEM, but not really) forum!</text:p>
          </table:table-cell>
          <table:table-cell table:style-name="ce3" table:formula="of:=join(&quot;&quot;;&quot;https://scratch.mit.edu/discuss/topic/&quot;;[.A69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96]; &quot;]&quot;; [.E696]; &quot;[/url][/b] [i]by &quot;; [.D696]; &quot; (&quot;; INDIRECT(join(&quot;&quot;;&quot;H&quot;;(MONTH([.C696])))); &quot; '&quot;; RIGHT(YEAR([.C696]);2);&quot;)&quot;; CHAR(10);&quot;[b]Description: [/b]&quot;; [.I696]; CHAR(10); &quot;[small][b]Keywords: [/b]&quot;;[.J696];CHAR(10);&quot;[color=transparent]Tags: &quot;;[.K69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97050" calcext:value-type="float">
            <text:p>297050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18-04-03T14:52:29" calcext:value-type="date">
            <text:p>4/3/2018 14:52:29</text:p>
          </table:table-cell>
          <table:table-cell table:style-name="ce1" office:value-type="string" calcext:value-type="string">
            <text:p>dude341</text:p>
          </table:table-cell>
          <table:table-cell table:style-name="ce1" office:value-type="string" calcext:value-type="string">
            <text:p>Scratch 3.0 should not have these blocks as extensions</text:p>
          </table:table-cell>
          <table:table-cell table:style-name="ce3" table:formula="of:=join(&quot;&quot;;&quot;https://scratch.mit.edu/discuss/topic/&quot;;[.A69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97]; &quot;]&quot;; [.E697]; &quot;[/url][/b] [i]by &quot;; [.D697]; &quot; (&quot;; INDIRECT(join(&quot;&quot;;&quot;H&quot;;(MONTH([.C697])))); &quot; '&quot;; RIGHT(YEAR([.C697]);2);&quot;)&quot;; CHAR(10);&quot;[b]Description: [/b]&quot;; [.I697]; CHAR(10); &quot;[small][b]Keywords: [/b]&quot;;[.J697];CHAR(10);&quot;[color=transparent]Tags: &quot;;[.K69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03076" calcext:value-type="float">
            <text:p>303076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18-06-03T21:34:00" calcext:value-type="date">
            <text:p>6/3/2018 21:34:00</text:p>
          </table:table-cell>
          <table:table-cell table:style-name="ce1" office:value-type="string" calcext:value-type="string">
            <text:p>Mr_PenguinAlex</text:p>
          </table:table-cell>
          <table:table-cell table:style-name="ce1" office:value-type="string" calcext:value-type="string">
            <text:p>say [] with effect [ v]</text:p>
          </table:table-cell>
          <table:table-cell table:style-name="ce3" table:formula="of:=join(&quot;&quot;;&quot;https://scratch.mit.edu/discuss/topic/&quot;;[.A69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98]; &quot;]&quot;; [.E698]; &quot;[/url][/b] [i]by &quot;; [.D698]; &quot; (&quot;; INDIRECT(join(&quot;&quot;;&quot;H&quot;;(MONTH([.C698])))); &quot; '&quot;; RIGHT(YEAR([.C698]);2);&quot;)&quot;; CHAR(10);&quot;[b]Description: [/b]&quot;; [.I698]; CHAR(10); &quot;[small][b]Keywords: [/b]&quot;;[.J698];CHAR(10);&quot;[color=transparent]Tags: &quot;;[.K69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58012" calcext:value-type="float">
            <text:p>358012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19-07-16T19:52:15" calcext:value-type="date">
            <text:p>7/16/2019 19:52:15</text:p>
          </table:table-cell>
          <table:table-cell table:style-name="ce1" office:value-type="string" calcext:value-type="string">
            <text:p>Ian-Stewart</text:p>
          </table:table-cell>
          <table:table-cell table:style-name="ce1" office:value-type="string" calcext:value-type="string">
            <text:p>Make a Custom URL!</text:p>
          </table:table-cell>
          <table:table-cell table:style-name="ce3" table:formula="of:=join(&quot;&quot;;&quot;https://scratch.mit.edu/discuss/topic/&quot;;[.A69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699]; &quot;]&quot;; [.E699]; &quot;[/url][/b] [i]by &quot;; [.D699]; &quot; (&quot;; INDIRECT(join(&quot;&quot;;&quot;H&quot;;(MONTH([.C699])))); &quot; '&quot;; RIGHT(YEAR([.C699]);2);&quot;)&quot;; CHAR(10);&quot;[b]Description: [/b]&quot;; [.I699]; CHAR(10); &quot;[small][b]Keywords: [/b]&quot;;[.J699];CHAR(10);&quot;[color=transparent]Tags: &quot;;[.K69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72958" calcext:value-type="float">
            <text:p>372958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19-10-17T00:21:35" calcext:value-type="date">
            <text:p>10/17/2019 0:21:35</text:p>
          </table:table-cell>
          <table:table-cell table:style-name="ce1" office:value-type="string" calcext:value-type="string">
            <text:p>EIephant_Lover</text:p>
          </table:table-cell>
          <table:table-cell table:style-name="ce1" office:value-type="string" calcext:value-type="string">
            <text:p>[PlainText] Code in Forums</text:p>
          </table:table-cell>
          <table:table-cell table:style-name="ce3" table:formula="of:=join(&quot;&quot;;&quot;https://scratch.mit.edu/discuss/topic/&quot;;[.A70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00]; &quot;]&quot;; [.E700]; &quot;[/url][/b] [i]by &quot;; [.D700]; &quot; (&quot;; INDIRECT(join(&quot;&quot;;&quot;H&quot;;(MONTH([.C700])))); &quot; '&quot;; RIGHT(YEAR([.C700]);2);&quot;)&quot;; CHAR(10);&quot;[b]Description: [/b]&quot;; [.I700]; CHAR(10); &quot;[small][b]Keywords: [/b]&quot;;[.J700];CHAR(10);&quot;[color=transparent]Tags: &quot;;[.K70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84941" calcext:value-type="float">
            <text:p>384941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20-02-04T22:05:36" calcext:value-type="date">
            <text:p>2/4/2020 22:05:36</text:p>
          </table:table-cell>
          <table:table-cell table:style-name="ce1" office:value-type="string" calcext:value-type="string">
            <text:p>myusernamegud</text:p>
          </table:table-cell>
          <table:table-cell table:style-name="ce1" office:value-type="string" calcext:value-type="string">
            <text:p>remove go to random position block</text:p>
          </table:table-cell>
          <table:table-cell table:style-name="ce3" table:formula="of:=join(&quot;&quot;;&quot;https://scratch.mit.edu/discuss/topic/&quot;;[.A70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01]; &quot;]&quot;; [.E701]; &quot;[/url][/b] [i]by &quot;; [.D701]; &quot; (&quot;; INDIRECT(join(&quot;&quot;;&quot;H&quot;;(MONTH([.C701])))); &quot; '&quot;; RIGHT(YEAR([.C701]);2);&quot;)&quot;; CHAR(10);&quot;[b]Description: [/b]&quot;; [.I701]; CHAR(10); &quot;[small][b]Keywords: [/b]&quot;;[.J701];CHAR(10);&quot;[color=transparent]Tags: &quot;;[.K70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97036" calcext:value-type="float">
            <text:p>397036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20-04-18T14:13:21" calcext:value-type="date">
            <text:p>4/18/2020 14:13:21</text:p>
          </table:table-cell>
          <table:table-cell table:style-name="ce1" office:value-type="string" calcext:value-type="string">
            <text:p>MESYETI</text:p>
          </table:table-cell>
          <table:table-cell table:style-name="ce1" office:value-type="string" calcext:value-type="string">
            <text:p>Seconds since 1970</text:p>
          </table:table-cell>
          <table:table-cell table:style-name="ce3" table:formula="of:=join(&quot;&quot;;&quot;https://scratch.mit.edu/discuss/topic/&quot;;[.A70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02]; &quot;]&quot;; [.E702]; &quot;[/url][/b] [i]by &quot;; [.D702]; &quot; (&quot;; INDIRECT(join(&quot;&quot;;&quot;H&quot;;(MONTH([.C702])))); &quot; '&quot;; RIGHT(YEAR([.C702]);2);&quot;)&quot;; CHAR(10);&quot;[b]Description: [/b]&quot;; [.I702]; CHAR(10); &quot;[small][b]Keywords: [/b]&quot;;[.J702];CHAR(10);&quot;[color=transparent]Tags: &quot;;[.K70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02381" calcext:value-type="float">
            <text:p>402381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20-05-09T10:09:37" calcext:value-type="date">
            <text:p>5/9/2020 10:09:37</text:p>
          </table:table-cell>
          <table:table-cell table:style-name="ce1" office:value-type="string" calcext:value-type="string">
            <text:p>XretroperX</text:p>
          </table:table-cell>
          <table:table-cell table:style-name="ce1" office:value-type="string" calcext:value-type="string">
            <text:p>Poll of the Day</text:p>
          </table:table-cell>
          <table:table-cell table:style-name="ce3" table:formula="of:=join(&quot;&quot;;&quot;https://scratch.mit.edu/discuss/topic/&quot;;[.A70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03]; &quot;]&quot;; [.E703]; &quot;[/url][/b] [i]by &quot;; [.D703]; &quot; (&quot;; INDIRECT(join(&quot;&quot;;&quot;H&quot;;(MONTH([.C703])))); &quot; '&quot;; RIGHT(YEAR([.C703]);2);&quot;)&quot;; CHAR(10);&quot;[b]Description: [/b]&quot;; [.I703]; CHAR(10); &quot;[small][b]Keywords: [/b]&quot;;[.J703];CHAR(10);&quot;[color=transparent]Tags: &quot;;[.K70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5677" calcext:value-type="float">
            <text:p>425677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20-07-24T18:52:39" calcext:value-type="date">
            <text:p>7/24/2020 18:52:39</text:p>
          </table:table-cell>
          <table:table-cell table:style-name="ce1" office:value-type="string" calcext:value-type="string">
            <text:p>HTML-Fan</text:p>
          </table:table-cell>
          <table:table-cell table:style-name="ce1" office:value-type="string" calcext:value-type="string">
            <text:p>Why isn't there a cloud character limit in total?</text:p>
          </table:table-cell>
          <table:table-cell table:style-name="ce3" table:formula="of:=join(&quot;&quot;;&quot;https://scratch.mit.edu/discuss/topic/&quot;;[.A70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04]; &quot;]&quot;; [.E704]; &quot;[/url][/b] [i]by &quot;; [.D704]; &quot; (&quot;; INDIRECT(join(&quot;&quot;;&quot;H&quot;;(MONTH([.C704])))); &quot; '&quot;; RIGHT(YEAR([.C704]);2);&quot;)&quot;; CHAR(10);&quot;[b]Description: [/b]&quot;; [.I704]; CHAR(10); &quot;[small][b]Keywords: [/b]&quot;;[.J704];CHAR(10);&quot;[color=transparent]Tags: &quot;;[.K70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6579" calcext:value-type="float">
            <text:p>426579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20-07-28T00:17:58" calcext:value-type="date">
            <text:p>7/28/2020 0:17:58</text:p>
          </table:table-cell>
          <table:table-cell table:style-name="ce1" office:value-type="string" calcext:value-type="string">
            <text:p>-PhoenixAnimates-</text:p>
          </table:table-cell>
          <table:table-cell table:style-name="ce1" office:value-type="string" calcext:value-type="string">
            <text:p>New Scratch Cat Design [UNSHADED VERSION ADDED]</text:p>
          </table:table-cell>
          <table:table-cell table:style-name="ce3" table:formula="of:=join(&quot;&quot;;&quot;https://scratch.mit.edu/discuss/topic/&quot;;[.A70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05]; &quot;]&quot;; [.E705]; &quot;[/url][/b] [i]by &quot;; [.D705]; &quot; (&quot;; INDIRECT(join(&quot;&quot;;&quot;H&quot;;(MONTH([.C705])))); &quot; '&quot;; RIGHT(YEAR([.C705]);2);&quot;)&quot;; CHAR(10);&quot;[b]Description: [/b]&quot;; [.I705]; CHAR(10); &quot;[small][b]Keywords: [/b]&quot;;[.J705];CHAR(10);&quot;[color=transparent]Tags: &quot;;[.K70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3494" calcext:value-type="float">
            <text:p>433494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20-08-22T17:31:59" calcext:value-type="date">
            <text:p>8/22/2020 17:31:59</text:p>
          </table:table-cell>
          <table:table-cell table:style-name="ce1" office:value-type="string" calcext:value-type="string">
            <text:p>garnet-chan</text:p>
          </table:table-cell>
          <table:table-cell table:style-name="ce1" office:value-type="string" calcext:value-type="string">
            <text:p>Strengthen Scratch Remixing Policy.</text:p>
          </table:table-cell>
          <table:table-cell table:style-name="ce3" table:formula="of:=join(&quot;&quot;;&quot;https://scratch.mit.edu/discuss/topic/&quot;;[.A70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06]; &quot;]&quot;; [.E706]; &quot;[/url][/b] [i]by &quot;; [.D706]; &quot; (&quot;; INDIRECT(join(&quot;&quot;;&quot;H&quot;;(MONTH([.C706])))); &quot; '&quot;; RIGHT(YEAR([.C706]);2);&quot;)&quot;; CHAR(10);&quot;[b]Description: [/b]&quot;; [.I706]; CHAR(10); &quot;[small][b]Keywords: [/b]&quot;;[.J706];CHAR(10);&quot;[color=transparent]Tags: &quot;;[.K70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6862" calcext:value-type="float">
            <text:p>436862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20-09-04T13:24:07" calcext:value-type="date">
            <text:p>9/4/2020 13:24:07</text:p>
          </table:table-cell>
          <table:table-cell table:style-name="ce1" office:value-type="string" calcext:value-type="string">
            <text:p>Mr_PenguinAlex</text:p>
          </table:table-cell>
          <table:table-cell table:style-name="ce1" office:value-type="string" calcext:value-type="string">
            <text:p>Make Scratch more beginner-friendly</text:p>
          </table:table-cell>
          <table:table-cell table:style-name="ce3" table:formula="of:=join(&quot;&quot;;&quot;https://scratch.mit.edu/discuss/topic/&quot;;[.A70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07]; &quot;]&quot;; [.E707]; &quot;[/url][/b] [i]by &quot;; [.D707]; &quot; (&quot;; INDIRECT(join(&quot;&quot;;&quot;H&quot;;(MONTH([.C707])))); &quot; '&quot;; RIGHT(YEAR([.C707]);2);&quot;)&quot;; CHAR(10);&quot;[b]Description: [/b]&quot;; [.I707]; CHAR(10); &quot;[small][b]Keywords: [/b]&quot;;[.J707];CHAR(10);&quot;[color=transparent]Tags: &quot;;[.K70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9583" calcext:value-type="float">
            <text:p>439583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date" office:date-value="2020-09-15T14:36:47" calcext:value-type="date">
            <text:p>9/15/2020 14:36:47</text:p>
          </table:table-cell>
          <table:table-cell table:style-name="ce1" office:value-type="string" calcext:value-type="string">
            <text:p>Mr_PenguinAlex</text:p>
          </table:table-cell>
          <table:table-cell table:style-name="ce1" office:value-type="string" calcext:value-type="string">
            <text:p>Improving broadcasts</text:p>
          </table:table-cell>
          <table:table-cell table:style-name="ce3" table:formula="of:=join(&quot;&quot;;&quot;https://scratch.mit.edu/discuss/topic/&quot;;[.A70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08]; &quot;]&quot;; [.E708]; &quot;[/url][/b] [i]by &quot;; [.D708]; &quot; (&quot;; INDIRECT(join(&quot;&quot;;&quot;H&quot;;(MONTH([.C708])))); &quot; '&quot;; RIGHT(YEAR([.C708]);2);&quot;)&quot;; CHAR(10);&quot;[b]Description: [/b]&quot;; [.I708]; CHAR(10); &quot;[small][b]Keywords: [/b]&quot;;[.J708];CHAR(10);&quot;[color=transparent]Tags: &quot;;[.K70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0151" calcext:value-type="float">
            <text:p>10151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3-07-06T18:33:17" calcext:value-type="date">
            <text:p>7/6/2013 18:33:17</text:p>
          </table:table-cell>
          <table:table-cell table:style-name="ce1" office:value-type="string" calcext:value-type="string">
            <text:p>jh1234l</text:p>
          </table:table-cell>
          <table:table-cell table:style-name="ce1" office:value-type="string" calcext:value-type="string">
            <text:p>Put all rules into the community guidelines</text:p>
          </table:table-cell>
          <table:table-cell table:style-name="ce3" table:formula="of:=join(&quot;&quot;;&quot;https://scratch.mit.edu/discuss/topic/&quot;;[.A70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09]; &quot;]&quot;; [.E709]; &quot;[/url][/b] [i]by &quot;; [.D709]; &quot; (&quot;; INDIRECT(join(&quot;&quot;;&quot;H&quot;;(MONTH([.C709])))); &quot; '&quot;; RIGHT(YEAR([.C709]);2);&quot;)&quot;; CHAR(10);&quot;[b]Description: [/b]&quot;; [.I709]; CHAR(10); &quot;[small][b]Keywords: [/b]&quot;;[.J709];CHAR(10);&quot;[color=transparent]Tags: &quot;;[.K70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149" calcext:value-type="float">
            <text:p>18149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3-10-15T13:47:32" calcext:value-type="date">
            <text:p>10/15/2013 13:47:32</text:p>
          </table:table-cell>
          <table:table-cell table:style-name="ce1" office:value-type="string" calcext:value-type="string">
            <text:p>scimonster</text:p>
          </table:table-cell>
          <table:table-cell table:style-name="ce1" office:value-type="string" calcext:value-type="string">
            <text:p>Add "don't spam" to the Community Guidelines</text:p>
          </table:table-cell>
          <table:table-cell table:style-name="ce3" table:formula="of:=join(&quot;&quot;;&quot;https://scratch.mit.edu/discuss/topic/&quot;;[.A71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10]; &quot;]&quot;; [.E710]; &quot;[/url][/b] [i]by &quot;; [.D710]; &quot; (&quot;; INDIRECT(join(&quot;&quot;;&quot;H&quot;;(MONTH([.C710])))); &quot; '&quot;; RIGHT(YEAR([.C710]);2);&quot;)&quot;; CHAR(10);&quot;[b]Description: [/b]&quot;; [.I710]; CHAR(10); &quot;[small][b]Keywords: [/b]&quot;;[.J710];CHAR(10);&quot;[color=transparent]Tags: &quot;;[.K71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443" calcext:value-type="float">
            <text:p>23443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3-12-19T02:39:43" calcext:value-type="date">
            <text:p>12/19/2013 2:39:43</text:p>
          </table:table-cell>
          <table:table-cell table:style-name="ce1" office:value-type="string" calcext:value-type="string">
            <text:p>64yes</text:p>
          </table:table-cell>
          <table:table-cell table:style-name="ce1" office:value-type="string" calcext:value-type="string">
            <text:p>Grouping sprites</text:p>
          </table:table-cell>
          <table:table-cell table:style-name="ce3" table:formula="of:=join(&quot;&quot;;&quot;https://scratch.mit.edu/discuss/topic/&quot;;[.A71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11]; &quot;]&quot;; [.E711]; &quot;[/url][/b] [i]by &quot;; [.D711]; &quot; (&quot;; INDIRECT(join(&quot;&quot;;&quot;H&quot;;(MONTH([.C711])))); &quot; '&quot;; RIGHT(YEAR([.C711]);2);&quot;)&quot;; CHAR(10);&quot;[b]Description: [/b]&quot;; [.I711]; CHAR(10); &quot;[small][b]Keywords: [/b]&quot;;[.J711];CHAR(10);&quot;[color=transparent]Tags: &quot;;[.K71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5174" calcext:value-type="float">
            <text:p>25174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4-01-05T21:05:56" calcext:value-type="date">
            <text:p>1/5/2014 21:05:56</text:p>
          </table:table-cell>
          <table:table-cell table:style-name="ce1" office:value-type="string" calcext:value-type="string">
            <text:p>FalconGunner99</text:p>
          </table:table-cell>
          <table:table-cell table:style-name="ce1" office:value-type="string" calcext:value-type="string">
            <text:p>Just add the rest of the keys already</text:p>
          </table:table-cell>
          <table:table-cell table:style-name="ce3" table:formula="of:=join(&quot;&quot;;&quot;https://scratch.mit.edu/discuss/topic/&quot;;[.A71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12]; &quot;]&quot;; [.E712]; &quot;[/url][/b] [i]by &quot;; [.D712]; &quot; (&quot;; INDIRECT(join(&quot;&quot;;&quot;H&quot;;(MONTH([.C712])))); &quot; '&quot;; RIGHT(YEAR([.C712]);2);&quot;)&quot;; CHAR(10);&quot;[b]Description: [/b]&quot;; [.I712]; CHAR(10); &quot;[small][b]Keywords: [/b]&quot;;[.J712];CHAR(10);&quot;[color=transparent]Tags: &quot;;[.K71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797" calcext:value-type="float">
            <text:p>26797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4-01-21T17:50:48" calcext:value-type="date">
            <text:p>1/21/2014 17:50:48</text:p>
          </table:table-cell>
          <table:table-cell table:style-name="ce1" office:value-type="string" calcext:value-type="string">
            <text:p>Enderdragonfarmy</text:p>
          </table:table-cell>
          <table:table-cell table:style-name="ce1" office:value-type="string" calcext:value-type="string">
            <text:p>Saturation Block</text:p>
          </table:table-cell>
          <table:table-cell table:style-name="ce3" table:formula="of:=join(&quot;&quot;;&quot;https://scratch.mit.edu/discuss/topic/&quot;;[.A71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13]; &quot;]&quot;; [.E713]; &quot;[/url][/b] [i]by &quot;; [.D713]; &quot; (&quot;; INDIRECT(join(&quot;&quot;;&quot;H&quot;;(MONTH([.C713])))); &quot; '&quot;; RIGHT(YEAR([.C713]);2);&quot;)&quot;; CHAR(10);&quot;[b]Description: [/b]&quot;; [.I713]; CHAR(10); &quot;[small][b]Keywords: [/b]&quot;;[.J713];CHAR(10);&quot;[color=transparent]Tags: &quot;;[.K71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936" calcext:value-type="float">
            <text:p>26936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4-01-22T20:52:51" calcext:value-type="date">
            <text:p>1/22/2014 20:52:51</text:p>
          </table:table-cell>
          <table:table-cell table:style-name="ce1" office:value-type="string" calcext:value-type="string">
            <text:p>gamer270</text:p>
          </table:table-cell>
          <table:table-cell table:style-name="ce1" office:value-type="string" calcext:value-type="string">
            <text:p>split block</text:p>
          </table:table-cell>
          <table:table-cell table:style-name="ce3" table:formula="of:=join(&quot;&quot;;&quot;https://scratch.mit.edu/discuss/topic/&quot;;[.A71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14]; &quot;]&quot;; [.E714]; &quot;[/url][/b] [i]by &quot;; [.D714]; &quot; (&quot;; INDIRECT(join(&quot;&quot;;&quot;H&quot;;(MONTH([.C714])))); &quot; '&quot;; RIGHT(YEAR([.C714]);2);&quot;)&quot;; CHAR(10);&quot;[b]Description: [/b]&quot;; [.I714]; CHAR(10); &quot;[small][b]Keywords: [/b]&quot;;[.J714];CHAR(10);&quot;[color=transparent]Tags: &quot;;[.K71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9829" calcext:value-type="float">
            <text:p>39829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4-05-23T15:22:39" calcext:value-type="date">
            <text:p>5/23/2014 15:22:39</text:p>
          </table:table-cell>
          <table:table-cell table:style-name="ce1" office:value-type="string" calcext:value-type="string">
            <text:p>wkelly42</text:p>
          </table:table-cell>
          <table:table-cell table:style-name="ce1" office:value-type="string" calcext:value-type="string">
            <text:p>Classroom Enrollment</text:p>
          </table:table-cell>
          <table:table-cell table:style-name="ce3" table:formula="of:=join(&quot;&quot;;&quot;https://scratch.mit.edu/discuss/topic/&quot;;[.A71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15]; &quot;]&quot;; [.E715]; &quot;[/url][/b] [i]by &quot;; [.D715]; &quot; (&quot;; INDIRECT(join(&quot;&quot;;&quot;H&quot;;(MONTH([.C715])))); &quot; '&quot;; RIGHT(YEAR([.C715]);2);&quot;)&quot;; CHAR(10);&quot;[b]Description: [/b]&quot;; [.I715]; CHAR(10); &quot;[small][b]Keywords: [/b]&quot;;[.J715];CHAR(10);&quot;[color=transparent]Tags: &quot;;[.K71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2724" calcext:value-type="float">
            <text:p>52724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4-09-20T16:50:57" calcext:value-type="date">
            <text:p>9/20/2014 16:50:57</text:p>
          </table:table-cell>
          <table:table-cell table:style-name="ce1" office:value-type="string" calcext:value-type="string">
            <text:p>cheeseeater</text:p>
          </table:table-cell>
          <table:table-cell table:style-name="ce1" office:value-type="string" calcext:value-type="string">
            <text:p>Color or Colour? Complete support so far!</text:p>
          </table:table-cell>
          <table:table-cell table:style-name="ce3" table:formula="of:=join(&quot;&quot;;&quot;https://scratch.mit.edu/discuss/topic/&quot;;[.A71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16]; &quot;]&quot;; [.E716]; &quot;[/url][/b] [i]by &quot;; [.D716]; &quot; (&quot;; INDIRECT(join(&quot;&quot;;&quot;H&quot;;(MONTH([.C716])))); &quot; '&quot;; RIGHT(YEAR([.C716]);2);&quot;)&quot;; CHAR(10);&quot;[b]Description: [/b]&quot;; [.I716]; CHAR(10); &quot;[small][b]Keywords: [/b]&quot;;[.J716];CHAR(10);&quot;[color=transparent]Tags: &quot;;[.K71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2830" calcext:value-type="float">
            <text:p>52830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4-09-21T16:46:14" calcext:value-type="date">
            <text:p>9/21/2014 16:46:14</text:p>
          </table:table-cell>
          <table:table-cell table:style-name="ce1" office:value-type="string" calcext:value-type="string">
            <text:p>MushroomMan99</text:p>
          </table:table-cell>
          <table:table-cell table:style-name="ce1" office:value-type="string" calcext:value-type="string">
            <text:p>More forum signature space</text:p>
          </table:table-cell>
          <table:table-cell table:style-name="ce3" table:formula="of:=join(&quot;&quot;;&quot;https://scratch.mit.edu/discuss/topic/&quot;;[.A71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17]; &quot;]&quot;; [.E717]; &quot;[/url][/b] [i]by &quot;; [.D717]; &quot; (&quot;; INDIRECT(join(&quot;&quot;;&quot;H&quot;;(MONTH([.C717])))); &quot; '&quot;; RIGHT(YEAR([.C717]);2);&quot;)&quot;; CHAR(10);&quot;[b]Description: [/b]&quot;; [.I717]; CHAR(10); &quot;[small][b]Keywords: [/b]&quot;;[.J717];CHAR(10);&quot;[color=transparent]Tags: &quot;;[.K71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6652" calcext:value-type="float">
            <text:p>56652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4-10-09T21:45:30" calcext:value-type="date">
            <text:p>10/9/2014 21:45:30</text:p>
          </table:table-cell>
          <table:table-cell table:style-name="ce1" office:value-type="string" calcext:value-type="string">
            <text:p>mitopolis</text:p>
          </table:table-cell>
          <table:table-cell table:style-name="ce1" office:value-type="string" calcext:value-type="string">
            <text:p>Scratch Notifier Mobile app</text:p>
          </table:table-cell>
          <table:table-cell table:style-name="ce3" table:formula="of:=join(&quot;&quot;;&quot;https://scratch.mit.edu/discuss/topic/&quot;;[.A71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18]; &quot;]&quot;; [.E718]; &quot;[/url][/b] [i]by &quot;; [.D718]; &quot; (&quot;; INDIRECT(join(&quot;&quot;;&quot;H&quot;;(MONTH([.C718])))); &quot; '&quot;; RIGHT(YEAR([.C718]);2);&quot;)&quot;; CHAR(10);&quot;[b]Description: [/b]&quot;; [.I718]; CHAR(10); &quot;[small][b]Keywords: [/b]&quot;;[.J718];CHAR(10);&quot;[color=transparent]Tags: &quot;;[.K71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9552" calcext:value-type="float">
            <text:p>59552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4-10-21T21:36:40" calcext:value-type="date">
            <text:p>10/21/2014 21:36:40</text:p>
          </table:table-cell>
          <table:table-cell table:style-name="ce1" office:value-type="string" calcext:value-type="string">
            <text:p>Scratchifier</text:p>
          </table:table-cell>
          <table:table-cell table:style-name="ce1" office:value-type="string" calcext:value-type="string">
            <text:p>¶ - Redraw The Default Scratch Sprites... With Scratch. XD</text:p>
          </table:table-cell>
          <table:table-cell table:style-name="ce3" table:formula="of:=join(&quot;&quot;;&quot;https://scratch.mit.edu/discuss/topic/&quot;;[.A71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19]; &quot;]&quot;; [.E719]; &quot;[/url][/b] [i]by &quot;; [.D719]; &quot; (&quot;; INDIRECT(join(&quot;&quot;;&quot;H&quot;;(MONTH([.C719])))); &quot; '&quot;; RIGHT(YEAR([.C719]);2);&quot;)&quot;; CHAR(10);&quot;[b]Description: [/b]&quot;; [.I719]; CHAR(10); &quot;[small][b]Keywords: [/b]&quot;;[.J719];CHAR(10);&quot;[color=transparent]Tags: &quot;;[.K71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2494" calcext:value-type="float">
            <text:p>92494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5-02-22T01:49:16" calcext:value-type="date">
            <text:p>2/22/2015 1:49:16</text:p>
          </table:table-cell>
          <table:table-cell table:style-name="ce1" office:value-type="string" calcext:value-type="string">
            <text:p>JamesOuO</text:p>
          </table:table-cell>
          <table:table-cell table:style-name="ce1" office:value-type="string" calcext:value-type="string">
            <text:p>Turn lights off switch</text:p>
          </table:table-cell>
          <table:table-cell table:style-name="ce3" table:formula="of:=join(&quot;&quot;;&quot;https://scratch.mit.edu/discuss/topic/&quot;;[.A72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20]; &quot;]&quot;; [.E720]; &quot;[/url][/b] [i]by &quot;; [.D720]; &quot; (&quot;; INDIRECT(join(&quot;&quot;;&quot;H&quot;;(MONTH([.C720])))); &quot; '&quot;; RIGHT(YEAR([.C720]);2);&quot;)&quot;; CHAR(10);&quot;[b]Description: [/b]&quot;; [.I720]; CHAR(10); &quot;[small][b]Keywords: [/b]&quot;;[.J720];CHAR(10);&quot;[color=transparent]Tags: &quot;;[.K72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10356" calcext:value-type="float">
            <text:p>110356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5-04-25T18:12:51" calcext:value-type="date">
            <text:p>4/25/2015 18:12:51</text:p>
          </table:table-cell>
          <table:table-cell table:style-name="ce1" office:value-type="string" calcext:value-type="string">
            <text:p>zacadoole1</text:p>
          </table:table-cell>
          <table:table-cell table:style-name="ce1" office:value-type="string" calcext:value-type="string">
            <text:p>Script Grouping for better organization and easier understanding of others' programming</text:p>
          </table:table-cell>
          <table:table-cell table:style-name="ce3" table:formula="of:=join(&quot;&quot;;&quot;https://scratch.mit.edu/discuss/topic/&quot;;[.A72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21]; &quot;]&quot;; [.E721]; &quot;[/url][/b] [i]by &quot;; [.D721]; &quot; (&quot;; INDIRECT(join(&quot;&quot;;&quot;H&quot;;(MONTH([.C721])))); &quot; '&quot;; RIGHT(YEAR([.C721]);2);&quot;)&quot;; CHAR(10);&quot;[b]Description: [/b]&quot;; [.I721]; CHAR(10); &quot;[small][b]Keywords: [/b]&quot;;[.J721];CHAR(10);&quot;[color=transparent]Tags: &quot;;[.K72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5994" calcext:value-type="float">
            <text:p>125994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5-06-18T21:07:44" calcext:value-type="date">
            <text:p>6/18/2015 21:07:44</text:p>
          </table:table-cell>
          <table:table-cell table:style-name="ce1" office:value-type="string" calcext:value-type="string">
            <text:p>BoyKetchup</text:p>
          </table:table-cell>
          <table:table-cell table:style-name="ce1" office:value-type="string" calcext:value-type="string">
            <text:p>I have an Announcement!</text:p>
          </table:table-cell>
          <table:table-cell table:style-name="ce3" table:formula="of:=join(&quot;&quot;;&quot;https://scratch.mit.edu/discuss/topic/&quot;;[.A72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22]; &quot;]&quot;; [.E722]; &quot;[/url][/b] [i]by &quot;; [.D722]; &quot; (&quot;; INDIRECT(join(&quot;&quot;;&quot;H&quot;;(MONTH([.C722])))); &quot; '&quot;; RIGHT(YEAR([.C722]);2);&quot;)&quot;; CHAR(10);&quot;[b]Description: [/b]&quot;; [.I722]; CHAR(10); &quot;[small][b]Keywords: [/b]&quot;;[.J722];CHAR(10);&quot;[color=transparent]Tags: &quot;;[.K72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39794" calcext:value-type="float">
            <text:p>139794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5-08-05T06:46:39" calcext:value-type="date">
            <text:p>8/5/2015 6:46:39</text:p>
          </table:table-cell>
          <table:table-cell table:style-name="ce1" office:value-type="string" calcext:value-type="string">
            <text:p>iamunknown2</text:p>
          </table:table-cell>
          <table:table-cell table:style-name="ce1" office:value-type="string" calcext:value-type="string">
            <text:p>Freeze thumbnail gifs for studios</text:p>
          </table:table-cell>
          <table:table-cell table:style-name="ce3" table:formula="of:=join(&quot;&quot;;&quot;https://scratch.mit.edu/discuss/topic/&quot;;[.A72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23]; &quot;]&quot;; [.E723]; &quot;[/url][/b] [i]by &quot;; [.D723]; &quot; (&quot;; INDIRECT(join(&quot;&quot;;&quot;H&quot;;(MONTH([.C723])))); &quot; '&quot;; RIGHT(YEAR([.C723]);2);&quot;)&quot;; CHAR(10);&quot;[b]Description: [/b]&quot;; [.I723]; CHAR(10); &quot;[small][b]Keywords: [/b]&quot;;[.J723];CHAR(10);&quot;[color=transparent]Tags: &quot;;[.K72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47238" calcext:value-type="float">
            <text:p>147238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5-08-31T10:13:24" calcext:value-type="date">
            <text:p>8/31/2015 10:13:24</text:p>
          </table:table-cell>
          <table:table-cell table:style-name="ce1" office:value-type="string" calcext:value-type="string">
            <text:p>iamunknown2</text:p>
          </table:table-cell>
          <table:table-cell table:style-name="ce1" office:value-type="string" calcext:value-type="string">
            <text:p>Create a filter that blocks emoticon/exclamation mark spamming</text:p>
          </table:table-cell>
          <table:table-cell table:style-name="ce3" table:formula="of:=join(&quot;&quot;;&quot;https://scratch.mit.edu/discuss/topic/&quot;;[.A72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24]; &quot;]&quot;; [.E724]; &quot;[/url][/b] [i]by &quot;; [.D724]; &quot; (&quot;; INDIRECT(join(&quot;&quot;;&quot;H&quot;;(MONTH([.C724])))); &quot; '&quot;; RIGHT(YEAR([.C724]);2);&quot;)&quot;; CHAR(10);&quot;[b]Description: [/b]&quot;; [.I724]; CHAR(10); &quot;[small][b]Keywords: [/b]&quot;;[.J724];CHAR(10);&quot;[color=transparent]Tags: &quot;;[.K72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2594" calcext:value-type="float">
            <text:p>162594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5-10-22T23:36:02" calcext:value-type="date">
            <text:p>10/22/2015 23:36:02</text:p>
          </table:table-cell>
          <table:table-cell table:style-name="ce1" office:value-type="string" calcext:value-type="string">
            <text:p>ChildCritic</text:p>
          </table:table-cell>
          <table:table-cell table:style-name="ce1" office:value-type="string" calcext:value-type="string">
            <text:p>Forum interaction [enhanced features for Scratchblocks] (18.499999999/24 support!)</text:p>
          </table:table-cell>
          <table:table-cell table:style-name="ce3" table:formula="of:=join(&quot;&quot;;&quot;https://scratch.mit.edu/discuss/topic/&quot;;[.A72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25]; &quot;]&quot;; [.E725]; &quot;[/url][/b] [i]by &quot;; [.D725]; &quot; (&quot;; INDIRECT(join(&quot;&quot;;&quot;H&quot;;(MONTH([.C725])))); &quot; '&quot;; RIGHT(YEAR([.C725]);2);&quot;)&quot;; CHAR(10);&quot;[b]Description: [/b]&quot;; [.I725]; CHAR(10); &quot;[small][b]Keywords: [/b]&quot;;[.J725];CHAR(10);&quot;[color=transparent]Tags: &quot;;[.K72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3215" calcext:value-type="float">
            <text:p>173215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5-12-13T20:47:49" calcext:value-type="date">
            <text:p>12/13/2015 20:47:49</text:p>
          </table:table-cell>
          <table:table-cell table:style-name="ce1" office:value-type="string" calcext:value-type="string">
            <text:p>st19_galla</text:p>
          </table:table-cell>
          <table:table-cell table:style-name="ce1" office:value-type="string" calcext:value-type="string">
            <text:p>Redeem an Alert(s) [8:2:1]</text:p>
          </table:table-cell>
          <table:table-cell table:style-name="ce3" table:formula="of:=join(&quot;&quot;;&quot;https://scratch.mit.edu/discuss/topic/&quot;;[.A72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26]; &quot;]&quot;; [.E726]; &quot;[/url][/b] [i]by &quot;; [.D726]; &quot; (&quot;; INDIRECT(join(&quot;&quot;;&quot;H&quot;;(MONTH([.C726])))); &quot; '&quot;; RIGHT(YEAR([.C726]);2);&quot;)&quot;; CHAR(10);&quot;[b]Description: [/b]&quot;; [.I726]; CHAR(10); &quot;[small][b]Keywords: [/b]&quot;;[.J726];CHAR(10);&quot;[color=transparent]Tags: &quot;;[.K72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86736" calcext:value-type="float">
            <text:p>186736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6-03-05T16:59:41" calcext:value-type="date">
            <text:p>3/5/2016 16:59:41</text:p>
          </table:table-cell>
          <table:table-cell table:style-name="ce1" office:value-type="string" calcext:value-type="string">
            <text:p>P444</text:p>
          </table:table-cell>
          <table:table-cell table:style-name="ce1" office:value-type="string" calcext:value-type="string">
            <text:p>Color Reporter</text:p>
          </table:table-cell>
          <table:table-cell table:style-name="ce3" table:formula="of:=join(&quot;&quot;;&quot;https://scratch.mit.edu/discuss/topic/&quot;;[.A72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27]; &quot;]&quot;; [.E727]; &quot;[/url][/b] [i]by &quot;; [.D727]; &quot; (&quot;; INDIRECT(join(&quot;&quot;;&quot;H&quot;;(MONTH([.C727])))); &quot; '&quot;; RIGHT(YEAR([.C727]);2);&quot;)&quot;; CHAR(10);&quot;[b]Description: [/b]&quot;; [.I727]; CHAR(10); &quot;[small][b]Keywords: [/b]&quot;;[.J727];CHAR(10);&quot;[color=transparent]Tags: &quot;;[.K72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8578" calcext:value-type="float">
            <text:p>208578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6-07-13T00:21:05" calcext:value-type="date">
            <text:p>7/13/2016 0:21:05</text:p>
          </table:table-cell>
          <table:table-cell table:style-name="ce1" office:value-type="string" calcext:value-type="string">
            <text:p>Minecratch_project</text:p>
          </table:table-cell>
          <table:table-cell table:style-name="ce1" office:value-type="string" calcext:value-type="string">
            <text:p>Add REAL support &amp; no support buttons (5 supporters)</text:p>
          </table:table-cell>
          <table:table-cell table:style-name="ce3" table:formula="of:=join(&quot;&quot;;&quot;https://scratch.mit.edu/discuss/topic/&quot;;[.A72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28]; &quot;]&quot;; [.E728]; &quot;[/url][/b] [i]by &quot;; [.D728]; &quot; (&quot;; INDIRECT(join(&quot;&quot;;&quot;H&quot;;(MONTH([.C728])))); &quot; '&quot;; RIGHT(YEAR([.C728]);2);&quot;)&quot;; CHAR(10);&quot;[b]Description: [/b]&quot;; [.I728]; CHAR(10); &quot;[small][b]Keywords: [/b]&quot;;[.J728];CHAR(10);&quot;[color=transparent]Tags: &quot;;[.K72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0128" calcext:value-type="float">
            <text:p>210128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6-07-23T15:47:43" calcext:value-type="date">
            <text:p>7/23/2016 15:47:43</text:p>
          </table:table-cell>
          <table:table-cell table:style-name="ce1" office:value-type="string" calcext:value-type="string">
            <text:p>edward789121test</text:p>
          </table:table-cell>
          <table:table-cell table:style-name="ce1" office:value-type="string" calcext:value-type="string">
            <text:p>Make test accounts scratchers!</text:p>
          </table:table-cell>
          <table:table-cell table:style-name="ce3" table:formula="of:=join(&quot;&quot;;&quot;https://scratch.mit.edu/discuss/topic/&quot;;[.A72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29]; &quot;]&quot;; [.E729]; &quot;[/url][/b] [i]by &quot;; [.D729]; &quot; (&quot;; INDIRECT(join(&quot;&quot;;&quot;H&quot;;(MONTH([.C729])))); &quot; '&quot;; RIGHT(YEAR([.C729]);2);&quot;)&quot;; CHAR(10);&quot;[b]Description: [/b]&quot;; [.I729]; CHAR(10); &quot;[small][b]Keywords: [/b]&quot;;[.J729];CHAR(10);&quot;[color=transparent]Tags: &quot;;[.K72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21291" calcext:value-type="float">
            <text:p>221291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6-10-12T00:14:55" calcext:value-type="date">
            <text:p>10/12/2016 0:14:55</text:p>
          </table:table-cell>
          <table:table-cell table:style-name="ce1" office:value-type="string" calcext:value-type="string">
            <text:p>thoyal</text:p>
          </table:table-cell>
          <table:table-cell table:style-name="ce1" office:value-type="string" calcext:value-type="string">
            <text:p>Make Recordings High-Pitch or Low-Pitch</text:p>
          </table:table-cell>
          <table:table-cell table:style-name="ce3" table:formula="of:=join(&quot;&quot;;&quot;https://scratch.mit.edu/discuss/topic/&quot;;[.A73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30]; &quot;]&quot;; [.E730]; &quot;[/url][/b] [i]by &quot;; [.D730]; &quot; (&quot;; INDIRECT(join(&quot;&quot;;&quot;H&quot;;(MONTH([.C730])))); &quot; '&quot;; RIGHT(YEAR([.C730]);2);&quot;)&quot;; CHAR(10);&quot;[b]Description: [/b]&quot;; [.I730]; CHAR(10); &quot;[small][b]Keywords: [/b]&quot;;[.J730];CHAR(10);&quot;[color=transparent]Tags: &quot;;[.K73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28629" calcext:value-type="float">
            <text:p>228629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6-12-02T19:48:48" calcext:value-type="date">
            <text:p>12/2/2016 19:48:48</text:p>
          </table:table-cell>
          <table:table-cell table:style-name="ce1" office:value-type="string" calcext:value-type="string">
            <text:p>ScratchMan544</text:p>
          </table:table-cell>
          <table:table-cell table:style-name="ce1" office:value-type="string" calcext:value-type="string">
            <text:p>Should the Scratch forums switch to using Markdown?</text:p>
          </table:table-cell>
          <table:table-cell table:style-name="ce3" table:formula="of:=join(&quot;&quot;;&quot;https://scratch.mit.edu/discuss/topic/&quot;;[.A73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31]; &quot;]&quot;; [.E731]; &quot;[/url][/b] [i]by &quot;; [.D731]; &quot; (&quot;; INDIRECT(join(&quot;&quot;;&quot;H&quot;;(MONTH([.C731])))); &quot; '&quot;; RIGHT(YEAR([.C731]);2);&quot;)&quot;; CHAR(10);&quot;[b]Description: [/b]&quot;; [.I731]; CHAR(10); &quot;[small][b]Keywords: [/b]&quot;;[.J731];CHAR(10);&quot;[color=transparent]Tags: &quot;;[.K73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6463" calcext:value-type="float">
            <text:p>236463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7-01-23T23:49:08" calcext:value-type="date">
            <text:p>1/23/2017 23:49:08</text:p>
          </table:table-cell>
          <table:table-cell table:style-name="ce1" office:value-type="string" calcext:value-type="string">
            <text:p>XxLunaHeartxX</text:p>
          </table:table-cell>
          <table:table-cell table:style-name="ce1" office:value-type="string" calcext:value-type="string">
            <text:p>Drawing Tablet Compatibility</text:p>
          </table:table-cell>
          <table:table-cell table:style-name="ce3" table:formula="of:=join(&quot;&quot;;&quot;https://scratch.mit.edu/discuss/topic/&quot;;[.A73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32]; &quot;]&quot;; [.E732]; &quot;[/url][/b] [i]by &quot;; [.D732]; &quot; (&quot;; INDIRECT(join(&quot;&quot;;&quot;H&quot;;(MONTH([.C732])))); &quot; '&quot;; RIGHT(YEAR([.C732]);2);&quot;)&quot;; CHAR(10);&quot;[b]Description: [/b]&quot;; [.I732]; CHAR(10); &quot;[small][b]Keywords: [/b]&quot;;[.J732];CHAR(10);&quot;[color=transparent]Tags: &quot;;[.K73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6425" calcext:value-type="float">
            <text:p>266425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7-06-15T20:14:54" calcext:value-type="date">
            <text:p>6/15/2017 20:14:54</text:p>
          </table:table-cell>
          <table:table-cell table:style-name="ce1" office:value-type="string" calcext:value-type="string">
            <text:p>DaCatRealMaster</text:p>
          </table:table-cell>
          <table:table-cell table:style-name="ce1" office:value-type="string" calcext:value-type="string">
            <text:p>Multiplayer tab</text:p>
          </table:table-cell>
          <table:table-cell table:style-name="ce3" table:formula="of:=join(&quot;&quot;;&quot;https://scratch.mit.edu/discuss/topic/&quot;;[.A73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33]; &quot;]&quot;; [.E733]; &quot;[/url][/b] [i]by &quot;; [.D733]; &quot; (&quot;; INDIRECT(join(&quot;&quot;;&quot;H&quot;;(MONTH([.C733])))); &quot; '&quot;; RIGHT(YEAR([.C733]);2);&quot;)&quot;; CHAR(10);&quot;[b]Description: [/b]&quot;; [.I733]; CHAR(10); &quot;[small][b]Keywords: [/b]&quot;;[.J733];CHAR(10);&quot;[color=transparent]Tags: &quot;;[.K73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80576" calcext:value-type="float">
            <text:p>280576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7-10-24T23:07:49" calcext:value-type="date">
            <text:p>10/24/2017 23:07:49</text:p>
          </table:table-cell>
          <table:table-cell table:style-name="ce1" office:value-type="string" calcext:value-type="string">
            <text:p>--Waterfall--</text:p>
          </table:table-cell>
          <table:table-cell table:style-name="ce1" office:value-type="string" calcext:value-type="string">
            <text:p>Select Feature [drag select of multiple scripts in the scripting area]</text:p>
          </table:table-cell>
          <table:table-cell table:style-name="ce3" table:formula="of:=join(&quot;&quot;;&quot;https://scratch.mit.edu/discuss/topic/&quot;;[.A73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34]; &quot;]&quot;; [.E734]; &quot;[/url][/b] [i]by &quot;; [.D734]; &quot; (&quot;; INDIRECT(join(&quot;&quot;;&quot;H&quot;;(MONTH([.C734])))); &quot; '&quot;; RIGHT(YEAR([.C734]);2);&quot;)&quot;; CHAR(10);&quot;[b]Description: [/b]&quot;; [.I734]; CHAR(10); &quot;[small][b]Keywords: [/b]&quot;;[.J734];CHAR(10);&quot;[color=transparent]Tags: &quot;;[.K73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06337" calcext:value-type="float">
            <text:p>306337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8-07-12T15:39:25" calcext:value-type="date">
            <text:p>7/12/2018 15:39:25</text:p>
          </table:table-cell>
          <table:table-cell table:style-name="ce1" office:value-type="string" calcext:value-type="string">
            <text:p>Wahsp</text:p>
          </table:table-cell>
          <table:table-cell table:style-name="ce1" office:value-type="string" calcext:value-type="string">
            <text:p>List of Features Most Likely Coming in Scratch 3.0</text:p>
          </table:table-cell>
          <table:table-cell table:style-name="ce3" table:formula="of:=join(&quot;&quot;;&quot;https://scratch.mit.edu/discuss/topic/&quot;;[.A73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35]; &quot;]&quot;; [.E735]; &quot;[/url][/b] [i]by &quot;; [.D735]; &quot; (&quot;; INDIRECT(join(&quot;&quot;;&quot;H&quot;;(MONTH([.C735])))); &quot; '&quot;; RIGHT(YEAR([.C735]);2);&quot;)&quot;; CHAR(10);&quot;[b]Description: [/b]&quot;; [.I735]; CHAR(10); &quot;[small][b]Keywords: [/b]&quot;;[.J735];CHAR(10);&quot;[color=transparent]Tags: &quot;;[.K73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14507" calcext:value-type="float">
            <text:p>314507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8-09-05T20:18:52" calcext:value-type="date">
            <text:p>9/5/2018 20:18:52</text:p>
          </table:table-cell>
          <table:table-cell table:style-name="ce1" office:value-type="string" calcext:value-type="string">
            <text:p>bidulule</text:p>
          </table:table-cell>
          <table:table-cell table:style-name="ce1" office:value-type="string" calcext:value-type="string">
            <text:p>A kewl block for Chatbots</text:p>
          </table:table-cell>
          <table:table-cell table:style-name="ce3" table:formula="of:=join(&quot;&quot;;&quot;https://scratch.mit.edu/discuss/topic/&quot;;[.A73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36]; &quot;]&quot;; [.E736]; &quot;[/url][/b] [i]by &quot;; [.D736]; &quot; (&quot;; INDIRECT(join(&quot;&quot;;&quot;H&quot;;(MONTH([.C736])))); &quot; '&quot;; RIGHT(YEAR([.C736]);2);&quot;)&quot;; CHAR(10);&quot;[b]Description: [/b]&quot;; [.I736]; CHAR(10); &quot;[small][b]Keywords: [/b]&quot;;[.J736];CHAR(10);&quot;[color=transparent]Tags: &quot;;[.K73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65017" calcext:value-type="float">
            <text:p>365017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9-07-25T00:06:59" calcext:value-type="date">
            <text:p>7/25/2019 0:06:59</text:p>
          </table:table-cell>
          <table:table-cell table:style-name="ce1" office:value-type="string" calcext:value-type="string">
            <text:p>abualrob</text:p>
          </table:table-cell>
          <table:table-cell table:style-name="ce1" office:value-type="string" calcext:value-type="string">
            <text:p>Studios [allow studios to contain other studios]</text:p>
          </table:table-cell>
          <table:table-cell table:style-name="ce3" table:formula="of:=join(&quot;&quot;;&quot;https://scratch.mit.edu/discuss/topic/&quot;;[.A73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37]; &quot;]&quot;; [.E737]; &quot;[/url][/b] [i]by &quot;; [.D737]; &quot; (&quot;; INDIRECT(join(&quot;&quot;;&quot;H&quot;;(MONTH([.C737])))); &quot; '&quot;; RIGHT(YEAR([.C737]);2);&quot;)&quot;; CHAR(10);&quot;[b]Description: [/b]&quot;; [.I737]; CHAR(10); &quot;[small][b]Keywords: [/b]&quot;;[.J737];CHAR(10);&quot;[color=transparent]Tags: &quot;;[.K73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67784" calcext:value-type="float">
            <text:p>367784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19-08-22T23:46:10" calcext:value-type="date">
            <text:p>8/22/2019 23:46:10</text:p>
          </table:table-cell>
          <table:table-cell table:style-name="ce1" office:value-type="string" calcext:value-type="string">
            <text:p>great_elmo</text:p>
          </table:table-cell>
          <table:table-cell table:style-name="ce1" office:value-type="string" calcext:value-type="string">
            <text:p>customizable comments.</text:p>
          </table:table-cell>
          <table:table-cell table:style-name="ce3" table:formula="of:=join(&quot;&quot;;&quot;https://scratch.mit.edu/discuss/topic/&quot;;[.A73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38]; &quot;]&quot;; [.E738]; &quot;[/url][/b] [i]by &quot;; [.D738]; &quot; (&quot;; INDIRECT(join(&quot;&quot;;&quot;H&quot;;(MONTH([.C738])))); &quot; '&quot;; RIGHT(YEAR([.C738]);2);&quot;)&quot;; CHAR(10);&quot;[b]Description: [/b]&quot;; [.I738]; CHAR(10); &quot;[small][b]Keywords: [/b]&quot;;[.J738];CHAR(10);&quot;[color=transparent]Tags: &quot;;[.K73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88069" calcext:value-type="float">
            <text:p>388069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20-02-29T02:59:16" calcext:value-type="date">
            <text:p>2/29/2020 2:59:16</text:p>
          </table:table-cell>
          <table:table-cell table:style-name="ce1" office:value-type="string" calcext:value-type="string">
            <text:p>DrGaming_92Games</text:p>
          </table:table-cell>
          <table:table-cell table:style-name="ce1" office:value-type="string" calcext:value-type="string">
            <text:p>Local Variables</text:p>
          </table:table-cell>
          <table:table-cell table:style-name="ce3" table:formula="of:=join(&quot;&quot;;&quot;https://scratch.mit.edu/discuss/topic/&quot;;[.A73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39]; &quot;]&quot;; [.E739]; &quot;[/url][/b] [i]by &quot;; [.D739]; &quot; (&quot;; INDIRECT(join(&quot;&quot;;&quot;H&quot;;(MONTH([.C739])))); &quot; '&quot;; RIGHT(YEAR([.C739]);2);&quot;)&quot;; CHAR(10);&quot;[b]Description: [/b]&quot;; [.I739]; CHAR(10); &quot;[small][b]Keywords: [/b]&quot;;[.J739];CHAR(10);&quot;[color=transparent]Tags: &quot;;[.K73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19913" calcext:value-type="float">
            <text:p>419913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20-07-04T18:38:28" calcext:value-type="date">
            <text:p>7/4/2020 18:38:28</text:p>
          </table:table-cell>
          <table:table-cell table:style-name="ce1" office:value-type="string" calcext:value-type="string">
            <text:p>HTML-Fan</text:p>
          </table:table-cell>
          <table:table-cell table:style-name="ce1" office:value-type="string" calcext:value-type="string">
            <text:p>Make the scratch source code more accessable</text:p>
          </table:table-cell>
          <table:table-cell table:style-name="ce3" table:formula="of:=join(&quot;&quot;;&quot;https://scratch.mit.edu/discuss/topic/&quot;;[.A74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40]; &quot;]&quot;; [.E740]; &quot;[/url][/b] [i]by &quot;; [.D740]; &quot; (&quot;; INDIRECT(join(&quot;&quot;;&quot;H&quot;;(MONTH([.C740])))); &quot; '&quot;; RIGHT(YEAR([.C740]);2);&quot;)&quot;; CHAR(10);&quot;[b]Description: [/b]&quot;; [.I740]; CHAR(10); &quot;[small][b]Keywords: [/b]&quot;;[.J740];CHAR(10);&quot;[color=transparent]Tags: &quot;;[.K74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27670" calcext:value-type="float">
            <text:p>427670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20-07-31T20:37:23" calcext:value-type="date">
            <text:p>7/31/2020 20:37:23</text:p>
          </table:table-cell>
          <table:table-cell table:style-name="ce1" office:value-type="string" calcext:value-type="string">
            <text:p>Col_Cat228</text:p>
          </table:table-cell>
          <table:table-cell table:style-name="ce1" office:value-type="string" calcext:value-type="string">
            <text:p>Make 2.0 Pages 3.0</text:p>
          </table:table-cell>
          <table:table-cell table:style-name="ce3" table:formula="of:=join(&quot;&quot;;&quot;https://scratch.mit.edu/discuss/topic/&quot;;[.A74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41]; &quot;]&quot;; [.E741]; &quot;[/url][/b] [i]by &quot;; [.D741]; &quot; (&quot;; INDIRECT(join(&quot;&quot;;&quot;H&quot;;(MONTH([.C741])))); &quot; '&quot;; RIGHT(YEAR([.C741]);2);&quot;)&quot;; CHAR(10);&quot;[b]Description: [/b]&quot;; [.I741]; CHAR(10); &quot;[small][b]Keywords: [/b]&quot;;[.J741];CHAR(10);&quot;[color=transparent]Tags: &quot;;[.K74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2175" calcext:value-type="float">
            <text:p>432175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date" office:date-value="2020-08-17T18:34:17" calcext:value-type="date">
            <text:p>8/17/2020 18:34:17</text:p>
          </table:table-cell>
          <table:table-cell table:style-name="ce1" office:value-type="string" calcext:value-type="string">
            <text:p>PICOvsNANO</text:p>
          </table:table-cell>
          <table:table-cell table:style-name="ce1" office:value-type="string" calcext:value-type="string">
            <text:p>New Sprite?</text:p>
          </table:table-cell>
          <table:table-cell table:style-name="ce3" table:formula="of:=join(&quot;&quot;;&quot;https://scratch.mit.edu/discuss/topic/&quot;;[.A74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42]; &quot;]&quot;; [.E742]; &quot;[/url][/b] [i]by &quot;; [.D742]; &quot; (&quot;; INDIRECT(join(&quot;&quot;;&quot;H&quot;;(MONTH([.C742])))); &quot; '&quot;; RIGHT(YEAR([.C742]);2);&quot;)&quot;; CHAR(10);&quot;[b]Description: [/b]&quot;; [.I742]; CHAR(10); &quot;[small][b]Keywords: [/b]&quot;;[.J742];CHAR(10);&quot;[color=transparent]Tags: &quot;;[.K74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455" calcext:value-type="float">
            <text:p>5455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3-05-15T02:06:55" calcext:value-type="date">
            <text:p>5/15/2013 2:06:55</text:p>
          </table:table-cell>
          <table:table-cell table:style-name="ce1" office:value-type="string" calcext:value-type="string">
            <text:p>Scratch12300</text:p>
          </table:table-cell>
          <table:table-cell table:style-name="ce1" office:value-type="string" calcext:value-type="string">
            <text:p>Option to make a piece of your drawing "decoration".</text:p>
          </table:table-cell>
          <table:table-cell table:style-name="ce3" table:formula="of:=join(&quot;&quot;;&quot;https://scratch.mit.edu/discuss/topic/&quot;;[.A74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43]; &quot;]&quot;; [.E743]; &quot;[/url][/b] [i]by &quot;; [.D743]; &quot; (&quot;; INDIRECT(join(&quot;&quot;;&quot;H&quot;;(MONTH([.C743])))); &quot; '&quot;; RIGHT(YEAR([.C743]);2);&quot;)&quot;; CHAR(10);&quot;[b]Description: [/b]&quot;; [.I743]; CHAR(10); &quot;[small][b]Keywords: [/b]&quot;;[.J743];CHAR(10);&quot;[color=transparent]Tags: &quot;;[.K74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1610" calcext:value-type="float">
            <text:p>11610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3-07-23T14:13:31" calcext:value-type="date">
            <text:p>7/23/2013 14:13:31</text:p>
          </table:table-cell>
          <table:table-cell table:style-name="ce1" office:value-type="string" calcext:value-type="string">
            <text:p>FireNinjaGAME</text:p>
          </table:table-cell>
          <table:table-cell table:style-name="ce1" office:value-type="string" calcext:value-type="string">
            <text:p>New "say" block with no line to speech bubble.</text:p>
          </table:table-cell>
          <table:table-cell table:style-name="ce3" table:formula="of:=join(&quot;&quot;;&quot;https://scratch.mit.edu/discuss/topic/&quot;;[.A74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44]; &quot;]&quot;; [.E744]; &quot;[/url][/b] [i]by &quot;; [.D744]; &quot; (&quot;; INDIRECT(join(&quot;&quot;;&quot;H&quot;;(MONTH([.C744])))); &quot; '&quot;; RIGHT(YEAR([.C744]);2);&quot;)&quot;; CHAR(10);&quot;[b]Description: [/b]&quot;; [.I744]; CHAR(10); &quot;[small][b]Keywords: [/b]&quot;;[.J744];CHAR(10);&quot;[color=transparent]Tags: &quot;;[.K74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3331" calcext:value-type="float">
            <text:p>33331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4-03-23T19:33:41" calcext:value-type="date">
            <text:p>3/23/2014 19:33:41</text:p>
          </table:table-cell>
          <table:table-cell table:style-name="ce1" office:value-type="string" calcext:value-type="string">
            <text:p>videobob</text:p>
          </table:table-cell>
          <table:table-cell table:style-name="ce1" office:value-type="string" calcext:value-type="string">
            <text:p>___ or ___ but not both block</text:p>
          </table:table-cell>
          <table:table-cell table:style-name="ce3" table:formula="of:=join(&quot;&quot;;&quot;https://scratch.mit.edu/discuss/topic/&quot;;[.A74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45]; &quot;]&quot;; [.E745]; &quot;[/url][/b] [i]by &quot;; [.D745]; &quot; (&quot;; INDIRECT(join(&quot;&quot;;&quot;H&quot;;(MONTH([.C745])))); &quot; '&quot;; RIGHT(YEAR([.C745]);2);&quot;)&quot;; CHAR(10);&quot;[b]Description: [/b]&quot;; [.I745]; CHAR(10); &quot;[small][b]Keywords: [/b]&quot;;[.J745];CHAR(10);&quot;[color=transparent]Tags: &quot;;[.K74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1896" calcext:value-type="float">
            <text:p>51896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4-09-11T23:04:35" calcext:value-type="date">
            <text:p>9/11/2014 23:04:35</text:p>
          </table:table-cell>
          <table:table-cell table:style-name="ce1" office:value-type="string" calcext:value-type="string">
            <text:p>PhysicsLover999</text:p>
          </table:table-cell>
          <table:table-cell table:style-name="ce1" office:value-type="string" calcext:value-type="string">
            <text:p>Receive a message when one of your projects is added to a studio</text:p>
          </table:table-cell>
          <table:table-cell table:style-name="ce3" table:formula="of:=join(&quot;&quot;;&quot;https://scratch.mit.edu/discuss/topic/&quot;;[.A74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46]; &quot;]&quot;; [.E746]; &quot;[/url][/b] [i]by &quot;; [.D746]; &quot; (&quot;; INDIRECT(join(&quot;&quot;;&quot;H&quot;;(MONTH([.C746])))); &quot; '&quot;; RIGHT(YEAR([.C746]);2);&quot;)&quot;; CHAR(10);&quot;[b]Description: [/b]&quot;; [.I746]; CHAR(10); &quot;[small][b]Keywords: [/b]&quot;;[.J746];CHAR(10);&quot;[color=transparent]Tags: &quot;;[.K74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54500" calcext:value-type="float">
            <text:p>54500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4-09-30T23:58:34" calcext:value-type="date">
            <text:p>9/30/2014 23:58:34</text:p>
          </table:table-cell>
          <table:table-cell table:style-name="ce1" office:value-type="string" calcext:value-type="string">
            <text:p>Diamond_Projects</text:p>
          </table:table-cell>
          <table:table-cell table:style-name="ce1" office:value-type="string" calcext:value-type="string">
            <text:p>A Few Blocks about Time</text:p>
          </table:table-cell>
          <table:table-cell table:style-name="ce3" table:formula="of:=join(&quot;&quot;;&quot;https://scratch.mit.edu/discuss/topic/&quot;;[.A74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47]; &quot;]&quot;; [.E747]; &quot;[/url][/b] [i]by &quot;; [.D747]; &quot; (&quot;; INDIRECT(join(&quot;&quot;;&quot;H&quot;;(MONTH([.C747])))); &quot; '&quot;; RIGHT(YEAR([.C747]);2);&quot;)&quot;; CHAR(10);&quot;[b]Description: [/b]&quot;; [.I747]; CHAR(10); &quot;[small][b]Keywords: [/b]&quot;;[.J747];CHAR(10);&quot;[color=transparent]Tags: &quot;;[.K74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66012" calcext:value-type="float">
            <text:p>66012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4-11-17T20:53:28" calcext:value-type="date">
            <text:p>11/17/2014 20:53:28</text:p>
          </table:table-cell>
          <table:table-cell table:style-name="ce1" office:value-type="string" calcext:value-type="string">
            <text:p>ijohn007</text:p>
          </table:table-cell>
          <table:table-cell table:style-name="ce1" office:value-type="string" calcext:value-type="string">
            <text:p>Cloud data</text:p>
          </table:table-cell>
          <table:table-cell table:style-name="ce3" table:formula="of:=join(&quot;&quot;;&quot;https://scratch.mit.edu/discuss/topic/&quot;;[.A74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48]; &quot;]&quot;; [.E748]; &quot;[/url][/b] [i]by &quot;; [.D748]; &quot; (&quot;; INDIRECT(join(&quot;&quot;;&quot;H&quot;;(MONTH([.C748])))); &quot; '&quot;; RIGHT(YEAR([.C748]);2);&quot;)&quot;; CHAR(10);&quot;[b]Description: [/b]&quot;; [.I748]; CHAR(10); &quot;[small][b]Keywords: [/b]&quot;;[.J748];CHAR(10);&quot;[color=transparent]Tags: &quot;;[.K74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6152" calcext:value-type="float">
            <text:p>76152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4-12-25T13:11:46" calcext:value-type="date">
            <text:p>12/25/2014 13:11:46</text:p>
          </table:table-cell>
          <table:table-cell table:style-name="ce1" office:value-type="string" calcext:value-type="string">
            <text:p>Scratchifier</text:p>
          </table:table-cell>
          <table:table-cell table:style-name="ce1" office:value-type="string" calcext:value-type="string">
            <text:p>Are you sure are you sure are you sure are you sure are you sure</text:p>
          </table:table-cell>
          <table:table-cell table:style-name="ce3" table:formula="of:=join(&quot;&quot;;&quot;https://scratch.mit.edu/discuss/topic/&quot;;[.A74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49]; &quot;]&quot;; [.E749]; &quot;[/url][/b] [i]by &quot;; [.D749]; &quot; (&quot;; INDIRECT(join(&quot;&quot;;&quot;H&quot;;(MONTH([.C749])))); &quot; '&quot;; RIGHT(YEAR([.C749]);2);&quot;)&quot;; CHAR(10);&quot;[b]Description: [/b]&quot;; [.I749]; CHAR(10); &quot;[small][b]Keywords: [/b]&quot;;[.J749];CHAR(10);&quot;[color=transparent]Tags: &quot;;[.K74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80986" calcext:value-type="float">
            <text:p>80986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5-01-13T21:44:47" calcext:value-type="date">
            <text:p>1/13/2015 21:44:47</text:p>
          </table:table-cell>
          <table:table-cell table:style-name="ce1" office:value-type="string" calcext:value-type="string">
            <text:p>_Hope</text:p>
          </table:table-cell>
          <table:table-cell table:style-name="ce1" office:value-type="string" calcext:value-type="string">
            <text:p>Watch/Try/Play/View Later</text:p>
          </table:table-cell>
          <table:table-cell table:style-name="ce3" table:formula="of:=join(&quot;&quot;;&quot;https://scratch.mit.edu/discuss/topic/&quot;;[.A75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50]; &quot;]&quot;; [.E750]; &quot;[/url][/b] [i]by &quot;; [.D750]; &quot; (&quot;; INDIRECT(join(&quot;&quot;;&quot;H&quot;;(MONTH([.C750])))); &quot; '&quot;; RIGHT(YEAR([.C750]);2);&quot;)&quot;; CHAR(10);&quot;[b]Description: [/b]&quot;; [.I750]; CHAR(10); &quot;[small][b]Keywords: [/b]&quot;;[.J750];CHAR(10);&quot;[color=transparent]Tags: &quot;;[.K75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09628" calcext:value-type="float">
            <text:p>109628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5-04-23T00:51:43" calcext:value-type="date">
            <text:p>4/23/2015 0:51:43</text:p>
          </table:table-cell>
          <table:table-cell table:style-name="ce1" office:value-type="string" calcext:value-type="string">
            <text:p>UndeadSorcerer</text:p>
          </table:table-cell>
          <table:table-cell table:style-name="ce1" office:value-type="string" calcext:value-type="string">
            <text:p>Distance to (x) (y)</text:p>
          </table:table-cell>
          <table:table-cell table:style-name="ce3" table:formula="of:=join(&quot;&quot;;&quot;https://scratch.mit.edu/discuss/topic/&quot;;[.A75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51]; &quot;]&quot;; [.E751]; &quot;[/url][/b] [i]by &quot;; [.D751]; &quot; (&quot;; INDIRECT(join(&quot;&quot;;&quot;H&quot;;(MONTH([.C751])))); &quot; '&quot;; RIGHT(YEAR([.C751]);2);&quot;)&quot;; CHAR(10);&quot;[b]Description: [/b]&quot;; [.I751]; CHAR(10); &quot;[small][b]Keywords: [/b]&quot;;[.J751];CHAR(10);&quot;[color=transparent]Tags: &quot;;[.K75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19986" calcext:value-type="float">
            <text:p>119986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5-05-28T22:11:37" calcext:value-type="date">
            <text:p>5/28/2015 22:11:37</text:p>
          </table:table-cell>
          <table:table-cell table:style-name="ce1" office:value-type="string" calcext:value-type="string">
            <text:p>Blank1234</text:p>
          </table:table-cell>
          <table:table-cell table:style-name="ce1" office:value-type="string" calcext:value-type="string">
            <text:p>Remove amount of posts in forum</text:p>
          </table:table-cell>
          <table:table-cell table:style-name="ce3" table:formula="of:=join(&quot;&quot;;&quot;https://scratch.mit.edu/discuss/topic/&quot;;[.A75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52]; &quot;]&quot;; [.E752]; &quot;[/url][/b] [i]by &quot;; [.D752]; &quot; (&quot;; INDIRECT(join(&quot;&quot;;&quot;H&quot;;(MONTH([.C752])))); &quot; '&quot;; RIGHT(YEAR([.C752]);2);&quot;)&quot;; CHAR(10);&quot;[b]Description: [/b]&quot;; [.I752]; CHAR(10); &quot;[small][b]Keywords: [/b]&quot;;[.J752];CHAR(10);&quot;[color=transparent]Tags: &quot;;[.K75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2410" calcext:value-type="float">
            <text:p>122410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5-06-06T11:30:29" calcext:value-type="date">
            <text:p>6/6/2015 11:30:29</text:p>
          </table:table-cell>
          <table:table-cell table:style-name="ce1" office:value-type="string" calcext:value-type="string">
            <text:p>picklehazard</text:p>
          </table:table-cell>
          <table:table-cell table:style-name="ce1" office:value-type="string" calcext:value-type="string">
            <text:p>Have The Bad Word Detector Tell People What Bad Word They Wrote</text:p>
          </table:table-cell>
          <table:table-cell table:style-name="ce3" table:formula="of:=join(&quot;&quot;;&quot;https://scratch.mit.edu/discuss/topic/&quot;;[.A75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53]; &quot;]&quot;; [.E753]; &quot;[/url][/b] [i]by &quot;; [.D753]; &quot; (&quot;; INDIRECT(join(&quot;&quot;;&quot;H&quot;;(MONTH([.C753])))); &quot; '&quot;; RIGHT(YEAR([.C753]);2);&quot;)&quot;; CHAR(10);&quot;[b]Description: [/b]&quot;; [.I753]; CHAR(10); &quot;[small][b]Keywords: [/b]&quot;;[.J753];CHAR(10);&quot;[color=transparent]Tags: &quot;;[.K75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2744" calcext:value-type="float">
            <text:p>122744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5-06-07T17:22:29" calcext:value-type="date">
            <text:p>6/7/2015 17:22:29</text:p>
          </table:table-cell>
          <table:table-cell table:style-name="ce1" office:value-type="string" calcext:value-type="string">
            <text:p>picklehazard</text:p>
          </table:table-cell>
          <table:table-cell table:style-name="ce1" office:value-type="string" calcext:value-type="string">
            <text:p>I Think Quoting A Post With Nothing Should Count As Spam</text:p>
          </table:table-cell>
          <table:table-cell table:style-name="ce3" table:formula="of:=join(&quot;&quot;;&quot;https://scratch.mit.edu/discuss/topic/&quot;;[.A75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54]; &quot;]&quot;; [.E754]; &quot;[/url][/b] [i]by &quot;; [.D754]; &quot; (&quot;; INDIRECT(join(&quot;&quot;;&quot;H&quot;;(MONTH([.C754])))); &quot; '&quot;; RIGHT(YEAR([.C754]);2);&quot;)&quot;; CHAR(10);&quot;[b]Description: [/b]&quot;; [.I754]; CHAR(10); &quot;[small][b]Keywords: [/b]&quot;;[.J754];CHAR(10);&quot;[color=transparent]Tags: &quot;;[.K75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8288" calcext:value-type="float">
            <text:p>128288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5-06-26T01:02:25" calcext:value-type="date">
            <text:p>6/26/2015 1:02:25</text:p>
          </table:table-cell>
          <table:table-cell table:style-name="ce1" office:value-type="string" calcext:value-type="string">
            <text:p>Chibi-Matoran</text:p>
          </table:table-cell>
          <table:table-cell table:style-name="ce1" office:value-type="string" calcext:value-type="string">
            <text:p>Swear Censor Change</text:p>
          </table:table-cell>
          <table:table-cell table:style-name="ce3" table:formula="of:=join(&quot;&quot;;&quot;https://scratch.mit.edu/discuss/topic/&quot;;[.A75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55]; &quot;]&quot;; [.E755]; &quot;[/url][/b] [i]by &quot;; [.D755]; &quot; (&quot;; INDIRECT(join(&quot;&quot;;&quot;H&quot;;(MONTH([.C755])))); &quot; '&quot;; RIGHT(YEAR([.C755]);2);&quot;)&quot;; CHAR(10);&quot;[b]Description: [/b]&quot;; [.I755]; CHAR(10); &quot;[small][b]Keywords: [/b]&quot;;[.J755];CHAR(10);&quot;[color=transparent]Tags: &quot;;[.K75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9848" calcext:value-type="float">
            <text:p>129848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5-07-01T14:32:44" calcext:value-type="date">
            <text:p>7/1/2015 14:32:44</text:p>
          </table:table-cell>
          <table:table-cell table:style-name="ce1" office:value-type="string" calcext:value-type="string">
            <text:p>gracewebsite</text:p>
          </table:table-cell>
          <table:table-cell table:style-name="ce1" office:value-type="string" calcext:value-type="string">
            <text:p>ability to create variables while project is running!</text:p>
          </table:table-cell>
          <table:table-cell table:style-name="ce3" table:formula="of:=join(&quot;&quot;;&quot;https://scratch.mit.edu/discuss/topic/&quot;;[.A75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56]; &quot;]&quot;; [.E756]; &quot;[/url][/b] [i]by &quot;; [.D756]; &quot; (&quot;; INDIRECT(join(&quot;&quot;;&quot;H&quot;;(MONTH([.C756])))); &quot; '&quot;; RIGHT(YEAR([.C756]);2);&quot;)&quot;; CHAR(10);&quot;[b]Description: [/b]&quot;; [.I756]; CHAR(10); &quot;[small][b]Keywords: [/b]&quot;;[.J756];CHAR(10);&quot;[color=transparent]Tags: &quot;;[.K75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39642" calcext:value-type="float">
            <text:p>139642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5-08-04T18:08:05" calcext:value-type="date">
            <text:p>8/4/2015 18:08:05</text:p>
          </table:table-cell>
          <table:table-cell table:style-name="ce1" office:value-type="string" calcext:value-type="string">
            <text:p>The_Scratch_Squad</text:p>
          </table:table-cell>
          <table:table-cell table:style-name="ce1" office:value-type="string" calcext:value-type="string">
            <text:p>A Better Human Verification System</text:p>
          </table:table-cell>
          <table:table-cell table:style-name="ce3" table:formula="of:=join(&quot;&quot;;&quot;https://scratch.mit.edu/discuss/topic/&quot;;[.A75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57]; &quot;]&quot;; [.E757]; &quot;[/url][/b] [i]by &quot;; [.D757]; &quot; (&quot;; INDIRECT(join(&quot;&quot;;&quot;H&quot;;(MONTH([.C757])))); &quot; '&quot;; RIGHT(YEAR([.C757]);2);&quot;)&quot;; CHAR(10);&quot;[b]Description: [/b]&quot;; [.I757]; CHAR(10); &quot;[small][b]Keywords: [/b]&quot;;[.J757];CHAR(10);&quot;[color=transparent]Tags: &quot;;[.K75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59028" calcext:value-type="float">
            <text:p>159028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5-10-13T01:45:21" calcext:value-type="date">
            <text:p>10/13/2015 1:45:21</text:p>
          </table:table-cell>
          <table:table-cell table:style-name="ce1" office:value-type="string" calcext:value-type="string">
            <text:p>ChildCritic</text:p>
          </table:table-cell>
          <table:table-cell table:style-name="ce1" office:value-type="string" calcext:value-type="string">
            <text:p>Choosing what you get notified for in studios (20/21? support)</text:p>
          </table:table-cell>
          <table:table-cell table:style-name="ce3" table:formula="of:=join(&quot;&quot;;&quot;https://scratch.mit.edu/discuss/topic/&quot;;[.A75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58]; &quot;]&quot;; [.E758]; &quot;[/url][/b] [i]by &quot;; [.D758]; &quot; (&quot;; INDIRECT(join(&quot;&quot;;&quot;H&quot;;(MONTH([.C758])))); &quot; '&quot;; RIGHT(YEAR([.C758]);2);&quot;)&quot;; CHAR(10);&quot;[b]Description: [/b]&quot;; [.I758]; CHAR(10); &quot;[small][b]Keywords: [/b]&quot;;[.J758];CHAR(10);&quot;[color=transparent]Tags: &quot;;[.K75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65370" calcext:value-type="float">
            <text:p>165370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5-10-30T01:13:35" calcext:value-type="date">
            <text:p>10/30/2015 1:13:35</text:p>
          </table:table-cell>
          <table:table-cell table:style-name="ce1" office:value-type="string" calcext:value-type="string">
            <text:p>djdolphin</text:p>
          </table:table-cell>
          <table:table-cell table:style-name="ce1" office:value-type="string" calcext:value-type="string">
            <text:p>Restart the Scratch Holiday Logos program</text:p>
          </table:table-cell>
          <table:table-cell table:style-name="ce3" table:formula="of:=join(&quot;&quot;;&quot;https://scratch.mit.edu/discuss/topic/&quot;;[.A75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59]; &quot;]&quot;; [.E759]; &quot;[/url][/b] [i]by &quot;; [.D759]; &quot; (&quot;; INDIRECT(join(&quot;&quot;;&quot;H&quot;;(MONTH([.C759])))); &quot; '&quot;; RIGHT(YEAR([.C759]);2);&quot;)&quot;; CHAR(10);&quot;[b]Description: [/b]&quot;; [.I759]; CHAR(10); &quot;[small][b]Keywords: [/b]&quot;;[.J759];CHAR(10);&quot;[color=transparent]Tags: &quot;;[.K75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3199" calcext:value-type="float">
            <text:p>173199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5-12-13T20:02:30" calcext:value-type="date">
            <text:p>12/13/2015 20:02:30</text:p>
          </table:table-cell>
          <table:table-cell table:style-name="ce1" office:value-type="string" calcext:value-type="string">
            <text:p>hahasamian</text:p>
          </table:table-cell>
          <table:table-cell table:style-name="ce1" office:value-type="string" calcext:value-type="string">
            <text:p>Please add this new touchpad block!</text:p>
          </table:table-cell>
          <table:table-cell table:style-name="ce3" table:formula="of:=join(&quot;&quot;;&quot;https://scratch.mit.edu/discuss/topic/&quot;;[.A76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60]; &quot;]&quot;; [.E760]; &quot;[/url][/b] [i]by &quot;; [.D760]; &quot; (&quot;; INDIRECT(join(&quot;&quot;;&quot;H&quot;;(MONTH([.C760])))); &quot; '&quot;; RIGHT(YEAR([.C760]);2);&quot;)&quot;; CHAR(10);&quot;[b]Description: [/b]&quot;; [.I760]; CHAR(10); &quot;[small][b]Keywords: [/b]&quot;;[.J760];CHAR(10);&quot;[color=transparent]Tags: &quot;;[.K76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79274" calcext:value-type="float">
            <text:p>179274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6-01-21T01:19:58" calcext:value-type="date">
            <text:p>1/21/2016 1:19:58</text:p>
          </table:table-cell>
          <table:table-cell table:style-name="ce1" office:value-type="string" calcext:value-type="string">
            <text:p>-FrozenFlame-</text:p>
          </table:table-cell>
          <table:table-cell table:style-name="ce1" office:value-type="string" calcext:value-type="string">
            <text:p>Change Width/Height Block</text:p>
          </table:table-cell>
          <table:table-cell table:style-name="ce3" table:formula="of:=join(&quot;&quot;;&quot;https://scratch.mit.edu/discuss/topic/&quot;;[.A76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61]; &quot;]&quot;; [.E761]; &quot;[/url][/b] [i]by &quot;; [.D761]; &quot; (&quot;; INDIRECT(join(&quot;&quot;;&quot;H&quot;;(MONTH([.C761])))); &quot; '&quot;; RIGHT(YEAR([.C761]);2);&quot;)&quot;; CHAR(10);&quot;[b]Description: [/b]&quot;; [.I761]; CHAR(10); &quot;[small][b]Keywords: [/b]&quot;;[.J761];CHAR(10);&quot;[color=transparent]Tags: &quot;;[.K76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0445" calcext:value-type="float">
            <text:p>190445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6-03-27T14:11:18" calcext:value-type="date">
            <text:p>3/27/2016 14:11:18</text:p>
          </table:table-cell>
          <table:table-cell table:style-name="ce1" office:value-type="string" calcext:value-type="string">
            <text:p>banana439monkey</text:p>
          </table:table-cell>
          <table:table-cell table:style-name="ce1" office:value-type="string" calcext:value-type="string">
            <text:p>Update wiki to latest version (formerly update scratchblocks plugin on wiki)</text:p>
          </table:table-cell>
          <table:table-cell table:style-name="ce3" table:formula="of:=join(&quot;&quot;;&quot;https://scratch.mit.edu/discuss/topic/&quot;;[.A76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62]; &quot;]&quot;; [.E762]; &quot;[/url][/b] [i]by &quot;; [.D762]; &quot; (&quot;; INDIRECT(join(&quot;&quot;;&quot;H&quot;;(MONTH([.C762])))); &quot; '&quot;; RIGHT(YEAR([.C762]);2);&quot;)&quot;; CHAR(10);&quot;[b]Description: [/b]&quot;; [.I762]; CHAR(10); &quot;[small][b]Keywords: [/b]&quot;;[.J762];CHAR(10);&quot;[color=transparent]Tags: &quot;;[.K76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93625" calcext:value-type="float">
            <text:p>193625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6-04-12T22:06:38" calcext:value-type="date">
            <text:p>4/12/2016 22:06:38</text:p>
          </table:table-cell>
          <table:table-cell table:style-name="ce1" office:value-type="string" calcext:value-type="string">
            <text:p>Explosive-Cookie</text:p>
          </table:table-cell>
          <table:table-cell table:style-name="ce1" office:value-type="string" calcext:value-type="string">
            <text:p>Adding Commas To Numbers Exceeding 1k (18 of 19 Supports!)</text:p>
          </table:table-cell>
          <table:table-cell table:style-name="ce3" table:formula="of:=join(&quot;&quot;;&quot;https://scratch.mit.edu/discuss/topic/&quot;;[.A76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63]; &quot;]&quot;; [.E763]; &quot;[/url][/b] [i]by &quot;; [.D763]; &quot; (&quot;; INDIRECT(join(&quot;&quot;;&quot;H&quot;;(MONTH([.C763])))); &quot; '&quot;; RIGHT(YEAR([.C763]);2);&quot;)&quot;; CHAR(10);&quot;[b]Description: [/b]&quot;; [.I763]; CHAR(10); &quot;[small][b]Keywords: [/b]&quot;;[.J763];CHAR(10);&quot;[color=transparent]Tags: &quot;;[.K76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1862" calcext:value-type="float">
            <text:p>201862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6-05-31T15:09:38" calcext:value-type="date">
            <text:p>5/31/2016 15:09:38</text:p>
          </table:table-cell>
          <table:table-cell table:style-name="ce1" office:value-type="string" calcext:value-type="string">
            <text:p>dude341</text:p>
          </table:table-cell>
          <table:table-cell table:style-name="ce1" office:value-type="string" calcext:value-type="string">
            <text:p>Option to disable annoying banner on homepage.</text:p>
          </table:table-cell>
          <table:table-cell table:style-name="ce3" table:formula="of:=join(&quot;&quot;;&quot;https://scratch.mit.edu/discuss/topic/&quot;;[.A76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64]; &quot;]&quot;; [.E764]; &quot;[/url][/b] [i]by &quot;; [.D764]; &quot; (&quot;; INDIRECT(join(&quot;&quot;;&quot;H&quot;;(MONTH([.C764])))); &quot; '&quot;; RIGHT(YEAR([.C764]);2);&quot;)&quot;; CHAR(10);&quot;[b]Description: [/b]&quot;; [.I764]; CHAR(10); &quot;[small][b]Keywords: [/b]&quot;;[.J764];CHAR(10);&quot;[color=transparent]Tags: &quot;;[.K76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0202" calcext:value-type="float">
            <text:p>210202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6-07-24T05:39:38" calcext:value-type="date">
            <text:p>7/24/2016 5:39:38</text:p>
          </table:table-cell>
          <table:table-cell table:style-name="ce1" office:value-type="string" calcext:value-type="string">
            <text:p>TheUltermateFollower</text:p>
          </table:table-cell>
          <table:table-cell table:style-name="ce1" office:value-type="string" calcext:value-type="string">
            <text:p>A between block (or blank to blank block)</text:p>
          </table:table-cell>
          <table:table-cell table:style-name="ce3" table:formula="of:=join(&quot;&quot;;&quot;https://scratch.mit.edu/discuss/topic/&quot;;[.A76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65]; &quot;]&quot;; [.E765]; &quot;[/url][/b] [i]by &quot;; [.D765]; &quot; (&quot;; INDIRECT(join(&quot;&quot;;&quot;H&quot;;(MONTH([.C765])))); &quot; '&quot;; RIGHT(YEAR([.C765]);2);&quot;)&quot;; CHAR(10);&quot;[b]Description: [/b]&quot;; [.I765]; CHAR(10); &quot;[small][b]Keywords: [/b]&quot;;[.J765];CHAR(10);&quot;[color=transparent]Tags: &quot;;[.K76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0774" calcext:value-type="float">
            <text:p>210774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6-07-27T19:43:10" calcext:value-type="date">
            <text:p>7/27/2016 19:43:10</text:p>
          </table:table-cell>
          <table:table-cell table:style-name="ce1" office:value-type="string" calcext:value-type="string">
            <text:p>cutupuss</text:p>
          </table:table-cell>
          <table:table-cell table:style-name="ce1" office:value-type="string" calcext:value-type="string">
            <text:p>[16:9] Ratio Pleeeeease!</text:p>
          </table:table-cell>
          <table:table-cell table:style-name="ce3" table:formula="of:=join(&quot;&quot;;&quot;https://scratch.mit.edu/discuss/topic/&quot;;[.A76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66]; &quot;]&quot;; [.E766]; &quot;[/url][/b] [i]by &quot;; [.D766]; &quot; (&quot;; INDIRECT(join(&quot;&quot;;&quot;H&quot;;(MONTH([.C766])))); &quot; '&quot;; RIGHT(YEAR([.C766]);2);&quot;)&quot;; CHAR(10);&quot;[b]Description: [/b]&quot;; [.I766]; CHAR(10); &quot;[small][b]Keywords: [/b]&quot;;[.J766];CHAR(10);&quot;[color=transparent]Tags: &quot;;[.K76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ov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18464" calcext:value-type="float">
            <text:p>218464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6-09-19T13:35:48" calcext:value-type="date">
            <text:p>9/19/2016 13:35:48</text:p>
          </table:table-cell>
          <table:table-cell table:style-name="ce1" office:value-type="string" calcext:value-type="string">
            <text:p>BookOwl</text:p>
          </table:table-cell>
          <table:table-cell table:style-name="ce1" office:value-type="string" calcext:value-type="string">
            <text:p>Use Google Fonts in Scratch 3.0</text:p>
          </table:table-cell>
          <table:table-cell table:style-name="ce3" table:formula="of:=join(&quot;&quot;;&quot;https://scratch.mit.edu/discuss/topic/&quot;;[.A76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67]; &quot;]&quot;; [.E767]; &quot;[/url][/b] [i]by &quot;; [.D767]; &quot; (&quot;; INDIRECT(join(&quot;&quot;;&quot;H&quot;;(MONTH([.C767])))); &quot; '&quot;; RIGHT(YEAR([.C767]);2);&quot;)&quot;; CHAR(10);&quot;[b]Description: [/b]&quot;; [.I767]; CHAR(10); &quot;[small][b]Keywords: [/b]&quot;;[.J767];CHAR(10);&quot;[color=transparent]Tags: &quot;;[.K76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26442" calcext:value-type="float">
            <text:p>226442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6-11-17T21:24:26" calcext:value-type="date">
            <text:p>11/17/2016 21:24:26</text:p>
          </table:table-cell>
          <table:table-cell table:style-name="ce1" office:value-type="string" calcext:value-type="string">
            <text:p>dvargasews</text:p>
          </table:table-cell>
          <table:table-cell table:style-name="ce1" office:value-type="string" calcext:value-type="string">
            <text:p>A solution to duplicate posts</text:p>
          </table:table-cell>
          <table:table-cell table:style-name="ce3" table:formula="of:=join(&quot;&quot;;&quot;https://scratch.mit.edu/discuss/topic/&quot;;[.A768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68]; &quot;]&quot;; [.E768]; &quot;[/url][/b] [i]by &quot;; [.D768]; &quot; (&quot;; INDIRECT(join(&quot;&quot;;&quot;H&quot;;(MONTH([.C768])))); &quot; '&quot;; RIGHT(YEAR([.C768]);2);&quot;)&quot;; CHAR(10);&quot;[b]Description: [/b]&quot;; [.I768]; CHAR(10); &quot;[small][b]Keywords: [/b]&quot;;[.J768];CHAR(10);&quot;[color=transparent]Tags: &quot;;[.K768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31092" calcext:value-type="float">
            <text:p>231092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6-12-17T23:54:59" calcext:value-type="date">
            <text:p>12/17/2016 23:54:59</text:p>
          </table:table-cell>
          <table:table-cell table:style-name="ce1" office:value-type="string" calcext:value-type="string">
            <text:p>dvargasews</text:p>
          </table:table-cell>
          <table:table-cell table:style-name="ce1" office:value-type="string" calcext:value-type="string">
            <text:p>I think that there should be an alert (comment-style) when a forum thread that we're following is closed or deleted by the Scratch Team.</text:p>
          </table:table-cell>
          <table:table-cell table:style-name="ce3" table:formula="of:=join(&quot;&quot;;&quot;https://scratch.mit.edu/discuss/topic/&quot;;[.A769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69]; &quot;]&quot;; [.E769]; &quot;[/url][/b] [i]by &quot;; [.D769]; &quot; (&quot;; INDIRECT(join(&quot;&quot;;&quot;H&quot;;(MONTH([.C769])))); &quot; '&quot;; RIGHT(YEAR([.C769]);2);&quot;)&quot;; CHAR(10);&quot;[b]Description: [/b]&quot;; [.I769]; CHAR(10); &quot;[small][b]Keywords: [/b]&quot;;[.J769];CHAR(10);&quot;[color=transparent]Tags: &quot;;[.K769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b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9353" calcext:value-type="float">
            <text:p>269353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7-07-06T01:18:24" calcext:value-type="date">
            <text:p>7/6/2017 1:18:24</text:p>
          </table:table-cell>
          <table:table-cell table:style-name="ce1" office:value-type="string" calcext:value-type="string">
            <text:p>WolfCat67</text:p>
          </table:table-cell>
          <table:table-cell table:style-name="ce1" office:value-type="string" calcext:value-type="string">
            <text:p>Making the Forums Simpler to Understand</text:p>
          </table:table-cell>
          <table:table-cell table:style-name="ce3" table:formula="of:=join(&quot;&quot;;&quot;https://scratch.mit.edu/discuss/topic/&quot;;[.A770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70]; &quot;]&quot;; [.E770]; &quot;[/url][/b] [i]by &quot;; [.D770]; &quot; (&quot;; INDIRECT(join(&quot;&quot;;&quot;H&quot;;(MONTH([.C770])))); &quot; '&quot;; RIGHT(YEAR([.C770]);2);&quot;)&quot;; CHAR(10);&quot;[b]Description: [/b]&quot;; [.I770]; CHAR(10); &quot;[small][b]Keywords: [/b]&quot;;[.J770];CHAR(10);&quot;[color=transparent]Tags: &quot;;[.K770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01743" calcext:value-type="float">
            <text:p>301743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8-05-19T09:49:41" calcext:value-type="date">
            <text:p>5/19/2018 9:49:41</text:p>
          </table:table-cell>
          <table:table-cell table:style-name="ce1" office:value-type="string" calcext:value-type="string">
            <text:p>100DiMENSIONS</text:p>
          </table:table-cell>
          <table:table-cell table:style-name="ce1" office:value-type="string" calcext:value-type="string">
            <text:p>Idea for a Logo Change [Scratch 3.0]</text:p>
          </table:table-cell>
          <table:table-cell table:style-name="ce3" table:formula="of:=join(&quot;&quot;;&quot;https://scratch.mit.edu/discuss/topic/&quot;;[.A771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71]; &quot;]&quot;; [.E771]; &quot;[/url][/b] [i]by &quot;; [.D771]; &quot; (&quot;; INDIRECT(join(&quot;&quot;;&quot;H&quot;;(MONTH([.C771])))); &quot; '&quot;; RIGHT(YEAR([.C771]);2);&quot;)&quot;; CHAR(10);&quot;[b]Description: [/b]&quot;; [.I771]; CHAR(10); &quot;[small][b]Keywords: [/b]&quot;;[.J771];CHAR(10);&quot;[color=transparent]Tags: &quot;;[.K771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pr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341542" calcext:value-type="float">
            <text:p>341542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19-02-21T18:12:43" calcext:value-type="date">
            <text:p>2/21/2019 18:12:43</text:p>
          </table:table-cell>
          <table:table-cell table:style-name="ce1" office:value-type="string" calcext:value-type="string">
            <text:p>BFDISuperFan</text:p>
          </table:table-cell>
          <table:table-cell table:style-name="ce1" office:value-type="string" calcext:value-type="string">
            <text:p>“Delete all orphan blocks and duplicate scripts” option in right-click interface</text:p>
          </table:table-cell>
          <table:table-cell table:style-name="ce3" table:formula="of:=join(&quot;&quot;;&quot;https://scratch.mit.edu/discuss/topic/&quot;;[.A772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72]; &quot;]&quot;; [.E772]; &quot;[/url][/b] [i]by &quot;; [.D772]; &quot; (&quot;; INDIRECT(join(&quot;&quot;;&quot;H&quot;;(MONTH([.C772])))); &quot; '&quot;; RIGHT(YEAR([.C772]);2);&quot;)&quot;; CHAR(10);&quot;[b]Description: [/b]&quot;; [.I772]; CHAR(10); &quot;[small][b]Keywords: [/b]&quot;;[.J772];CHAR(10);&quot;[color=transparent]Tags: &quot;;[.K772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y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36154" calcext:value-type="float">
            <text:p>436154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20-09-01T22:14:47" calcext:value-type="date">
            <text:p>9/1/2020 22:14:47</text:p>
          </table:table-cell>
          <table:table-cell table:style-name="ce1" office:value-type="string" calcext:value-type="string">
            <text:p>Illusion705</text:p>
          </table:table-cell>
          <table:table-cell table:style-name="ce1" office:value-type="string" calcext:value-type="string">
            <text:p>Restoring Curators and Projects</text:p>
          </table:table-cell>
          <table:table-cell table:style-name="ce3" table:formula="of:=join(&quot;&quot;;&quot;https://scratch.mit.edu/discuss/topic/&quot;;[.A773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73]; &quot;]&quot;; [.E773]; &quot;[/url][/b] [i]by &quot;; [.D773]; &quot; (&quot;; INDIRECT(join(&quot;&quot;;&quot;H&quot;;(MONTH([.C773])))); &quot; '&quot;; RIGHT(YEAR([.C773]);2);&quot;)&quot;; CHAR(10);&quot;[b]Description: [/b]&quot;; [.I773]; CHAR(10); &quot;[small][b]Keywords: [/b]&quot;;[.J773];CHAR(10);&quot;[color=transparent]Tags: &quot;;[.K773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41951" calcext:value-type="float">
            <text:p>441951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20-09-24T23:33:52" calcext:value-type="date">
            <text:p>9/24/2020 23:33:52</text:p>
          </table:table-cell>
          <table:table-cell table:style-name="ce1" office:value-type="string" calcext:value-type="string">
            <text:p>Ihatr</text:p>
          </table:table-cell>
          <table:table-cell table:style-name="ce1" office:value-type="string" calcext:value-type="string">
            <text:p>Removing this sticky.</text:p>
          </table:table-cell>
          <table:table-cell table:style-name="ce3" table:formula="of:=join(&quot;&quot;;&quot;https://scratch.mit.edu/discuss/topic/&quot;;[.A774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74]; &quot;]&quot;; [.E774]; &quot;[/url][/b] [i]by &quot;; [.D774]; &quot; (&quot;; INDIRECT(join(&quot;&quot;;&quot;H&quot;;(MONTH([.C774])))); &quot; '&quot;; RIGHT(YEAR([.C774]);2);&quot;)&quot;; CHAR(10);&quot;[b]Description: [/b]&quot;; [.I774]; CHAR(10); &quot;[small][b]Keywords: [/b]&quot;;[.J774];CHAR(10);&quot;[color=transparent]Tags: &quot;;[.K774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l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447702" calcext:value-type="float">
            <text:p>447702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date" office:date-value="2020-10-14T20:21:19" calcext:value-type="date">
            <text:p>10/14/2020 20:21:19</text:p>
          </table:table-cell>
          <table:table-cell table:style-name="ce1" office:value-type="string" calcext:value-type="string">
            <text:p>leahcimto</text:p>
          </table:table-cell>
          <table:table-cell table:style-name="ce1" office:value-type="string" calcext:value-type="string">
            <text:p>Reply to Contact Us in Messages</text:p>
          </table:table-cell>
          <table:table-cell table:style-name="ce3" table:formula="of:=join(&quot;&quot;;&quot;https://scratch.mit.edu/discuss/topic/&quot;;[.A775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75]; &quot;]&quot;; [.E775]; &quot;[/url][/b] [i]by &quot;; [.D775]; &quot; (&quot;; INDIRECT(join(&quot;&quot;;&quot;H&quot;;(MONTH([.C775])))); &quot; '&quot;; RIGHT(YEAR([.C775]);2);&quot;)&quot;; CHAR(10);&quot;[b]Description: [/b]&quot;; [.I775]; CHAR(10); &quot;[small][b]Keywords: [/b]&quot;;[.J775];CHAR(10);&quot;[color=transparent]Tags: &quot;;[.K775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6220" calcext:value-type="float">
            <text:p>26220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date" office:date-value="2014-01-16T17:27:47" calcext:value-type="date">
            <text:p>1/16/2014 17:27:47</text:p>
          </table:table-cell>
          <table:table-cell table:style-name="ce1" office:value-type="string" calcext:value-type="string">
            <text:p>SonicBlurCollab</text:p>
          </table:table-cell>
          <table:table-cell table:style-name="ce1" office:value-type="string" calcext:value-type="string">
            <text:p>Save as .jar, .app, .exe</text:p>
          </table:table-cell>
          <table:table-cell table:style-name="ce3" table:formula="of:=join(&quot;&quot;;&quot;https://scratch.mit.edu/discuss/topic/&quot;;[.A776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76]; &quot;]&quot;; [.E776]; &quot;[/url][/b] [i]by &quot;; [.D776]; &quot; (&quot;; INDIRECT(join(&quot;&quot;;&quot;H&quot;;(MONTH([.C776])))); &quot; '&quot;; RIGHT(YEAR([.C776]);2);&quot;)&quot;; CHAR(10);&quot;[b]Description: [/b]&quot;; [.I776]; CHAR(10); &quot;[small][b]Keywords: [/b]&quot;;[.J776];CHAR(10);&quot;[color=transparent]Tags: &quot;;[.K776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p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26276" calcext:value-type="float">
            <text:p>126276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date" office:date-value="2015-06-19T20:52:08" calcext:value-type="date">
            <text:p>6/19/2015 20:52:08</text:p>
          </table:table-cell>
          <table:table-cell table:style-name="ce1" office:value-type="string" calcext:value-type="string">
            <text:p>Coder24</text:p>
          </table:table-cell>
          <table:table-cell table:style-name="ce1" office:value-type="string" calcext:value-type="string">
            <text:p>Case Sensitive Equals Block</text:p>
          </table:table-cell>
          <table:table-cell table:style-name="ce3" table:formula="of:=join(&quot;&quot;;&quot;https://scratch.mit.edu/discuss/topic/&quot;;[.A777])" office:value-type="string" office:string-value="" calcext:value-type="error">
            <text:p>#NAME?</text:p>
          </table:table-cell>
          <table:table-cell table:style-name="ce1" table:formula="of:=join(&quot;&quot;; &quot;[quote][b][url=scratch.mit.edu/discuss/topic/&quot;; [.A777]; &quot;]&quot;; [.E777]; &quot;[/url][/b] [i]by &quot;; [.D777]; &quot; (&quot;; INDIRECT(join(&quot;&quot;;&quot;H&quot;;(MONTH([.C777])))); &quot; '&quot;; RIGHT(YEAR([.C777]);2);&quot;)&quot;; CHAR(10);&quot;[b]Description: [/b]&quot;; [.I777]; CHAR(10); &quot;[small][b]Keywords: [/b]&quot;;[.J777];CHAR(10);&quot;[color=transparent]Tags: &quot;;[.K777];&quot;[/color][/small][/quote]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.</text:p>
          </table:table-cell>
          <table:table-cell table:style-name="ce1"/>
          <table:table-cell table:number-columns-repeated="1015"/>
        </table:table-row>
        <table:table-row table:style-name="ro2" table:number-rows-repeated="22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topics.A1:topics.I77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pics" style:display-name="PageStyle_top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23" meta:object-count="0"/>
    <meta:generator>LibreOfficeDev/6.0.5.2$Linux_X86_64 LibreOffice_project/</meta:generator>
  </office:meta>
</office:document-meta>
</file>